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64cm"/>
    </style:style>
    <style:style style:name="co5" style:family="table-column">
      <style:table-column-properties fo:break-before="auto" style:column-width="1.5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1.653cm"/>
    </style:style>
    <style:style style:name="co8" style:family="table-column">
      <style:table-column-properties fo:break-before="auto" style:column-width="1.1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012cm 0.012cm 0.012cm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012cm 0.012cm 0.012cm" fo:border-top="none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order-bottom="0.06pt solid #2a6099" style:text-align-source="fix" style:repeat-content="false" fo:background-color="transparent" fo:border-left="0.06pt solid #000000" fo:border-right="0.06pt solid #000000" fo:border-top="0.06pt solid #2a6099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2a6099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1.05pt double #000000" style:border-line-width-right="0.012cm 0.012cm 0.012cm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none" fo:border-top="0.06pt solid #000000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55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8" style:family="table-cell" style:parent-style-name="Default">
      <style:table-cell-properties fo:border-bottom="0.06pt solid #2a6099" style:text-align-source="fix" style:repeat-content="false" fo:background-color="transparent" fo:border-left="0.06pt solid #000000" fo:border-right="0.06pt solid #000000" fo:border-top="0.06pt solid #2a6099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0.06pt solid #2a6099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012cm 0.012cm 0.012cm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non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012cm 0.012cm 0.012cm" fo:border-top="non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1.05pt double #000000" style:border-line-width-right="0.012cm 0.012cm 0.012cm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1.05pt double #000000" style:border-line-width-left="0.012cm 0.012cm 0.012cm" fo:border-right="none" fo:border-top="0.06pt solid #000000"/>
    </style:style>
    <style:style style:name="ce23" style:family="table-cell" style:parent-style-name="Default">
      <style:table-cell-properties fo:border-bottom="none" fo:border-left="1.05pt double #000000" style:border-line-width-left="0.012cm 0.012cm 0.012cm" fo:border-right="none" fo:border-top="none"/>
    </style:style>
    <style:style style:name="ce24" style:family="table-cell" style:parent-style-name="Default">
      <style:table-cell-properties fo:border-bottom="0.06pt solid #000000" fo:border-left="1.05pt double #000000" style:border-line-width-left="0.012cm 0.012cm 0.012cm" fo:border-right="none" fo:border-top="none"/>
    </style:style>
    <style:style style:name="ce25" style:family="table-cell" style:parent-style-name="Default">
      <style:table-cell-properties fo:border-bottom="0.06pt solid #000000" fo:border-left="1.05pt double #000000" style:border-line-width-left="0.012cm 0.012cm 0.012cm" fo:border-right="none" fo:border-top="0.06pt solid #000000"/>
    </style:style>
    <style:style style:name="ce2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-bottom="none" fo:border-left="none" fo:border-right="1.05pt double #000000" style:border-line-width-right="0.012cm 0.012cm 0.012cm" fo:border-top="0.06pt solid #000000"/>
    </style:style>
    <style:style style:name="ce31" style:family="table-cell" style:parent-style-name="Default">
      <style:table-cell-properties fo:border-bottom="none" fo:border-left="none" fo:border-right="1.05pt double #000000" style:border-line-width-right="0.012cm 0.012cm 0.012cm" fo:border-top="none"/>
    </style:style>
    <style:style style:name="ce32" style:family="table-cell" style:parent-style-name="Default">
      <style:table-cell-properties fo:border-bottom="0.06pt solid #000000" fo:border-left="none" fo:border-right="1.05pt double #000000" style:border-line-width-right="0.012cm 0.012cm 0.012cm" fo:border-top="none"/>
    </style:style>
    <style:style style:name="ce33" style:family="table-cell" style:parent-style-name="Default">
      <style:table-cell-properties fo:border-bottom="0.06pt solid #000000" fo:border-left="none" fo:border-right="1.05pt double #000000" style:border-line-width-right="0.012cm 0.012cm 0.012cm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 = 38,8" table:style-name="ta1">
        <table:table-column table:style-name="co1" table:default-cell-style-name="ce57"/>
        <table:table-column table:style-name="co2" table:number-columns-repeated="2" table:default-cell-style-name="ce57"/>
        <table:table-column table:style-name="co1" table:default-cell-style-name="ce57"/>
        <table:table-column table:style-name="co2" table:number-columns-repeated="2" table:default-cell-style-name="ce57"/>
        <table:table-column table:style-name="co1" table:default-cell-style-name="ce57"/>
        <table:table-column table:style-name="co2" table:number-columns-repeated="2" table:default-cell-style-name="ce57"/>
        <table:table-column table:style-name="co1" table:default-cell-style-name="ce57"/>
        <table:table-column table:style-name="co2" table:number-columns-repeated="2" table:default-cell-style-name="ce57"/>
        <table:table-column table:style-name="co3" table:number-columns-repeated="1012" table:default-cell-style-name="ce57"/>
        <table:table-row table:style-name="ro1">
          <table:table-cell table:style-name="ce53" office:value-type="string" calcext:value-type="string">
            <text:p>№</text:p>
          </table:table-cell>
          <table:table-cell table:style-name="ce58" office:value-type="string" calcext:value-type="string">
            <text:p>t (с)</text:p>
          </table:table-cell>
          <table:table-cell table:style-name="ce63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1" office:value-type="string" calcext:value-type="string">
            <text:p>t (с)</text:p>
          </table:table-cell>
          <table:table-cell table:style-name="ce63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1" office:value-type="string" calcext:value-type="string">
            <text:p>t (с)</text:p>
          </table:table-cell>
          <table:table-cell table:style-name="ce63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58" office:value-type="string" calcext:value-type="string">
            <text:p>t (с)</text:p>
          </table:table-cell>
          <table:table-cell table:style-name="ce63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4" office:value-type="float" office:value="16.0185" calcext:value-type="float">
            <text:p>16,0185</text:p>
          </table:table-cell>
          <table:table-cell table:style-name="ce54" office:value-type="float" office:value="49" calcext:value-type="float">
            <text:p>49</text:p>
          </table:table-cell>
          <table:table-cell table:style-name="ce59" office:value-type="float" office:value="48.042" calcext:value-type="float">
            <text:p>48,042</text:p>
          </table:table-cell>
          <table:table-cell table:style-name="ce64" office:value-type="float" office:value="13.9367" calcext:value-type="float">
            <text:p>13,9367</text:p>
          </table:table-cell>
          <table:table-cell table:style-name="ce54" table:formula="of:=[.D49]+1" office:value-type="float" office:value="97" calcext:value-type="float">
            <text:p>97</text:p>
          </table:table-cell>
          <table:table-cell table:style-name="ce59" office:value-type="float" office:value="96.042" calcext:value-type="float">
            <text:p>96,042</text:p>
          </table:table-cell>
          <table:table-cell table:style-name="ce64" office:value-type="float" office:value="12.2969" calcext:value-type="float">
            <text:p>12,2969</text:p>
          </table:table-cell>
          <table:table-cell table:style-name="ce54" table:formula="of:=[.G49]+1" office:value-type="float" office:value="145" calcext:value-type="float">
            <text:p>145</text:p>
          </table:table-cell>
          <table:table-cell table:style-name="ce59" office:value-type="float" office:value="144.042" calcext:value-type="float">
            <text:p>144,042</text:p>
          </table:table-cell>
          <table:table-cell table:style-name="ce64" office:value-type="float" office:value="10.7716" calcext:value-type="float">
            <text:p>10,7716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2]+1" office:value-type="float" office:value="2" calcext:value-type="float">
            <text:p>2</text:p>
          </table:table-cell>
          <table:table-cell table:style-name="ce59" office:value-type="float" office:value="1.042" calcext:value-type="float">
            <text:p>1,042</text:p>
          </table:table-cell>
          <table:table-cell table:style-name="ce64" office:value-type="float" office:value="15.9465" calcext:value-type="float">
            <text:p>15,9465</text:p>
          </table:table-cell>
          <table:table-cell table:style-name="ce54" table:formula="of:=[.D2]+1" office:value-type="float" office:value="50" calcext:value-type="float">
            <text:p>50</text:p>
          </table:table-cell>
          <table:table-cell table:style-name="ce59" office:value-type="float" office:value="49.042" calcext:value-type="float">
            <text:p>49,042</text:p>
          </table:table-cell>
          <table:table-cell table:style-name="ce64" office:value-type="float" office:value="13.884" calcext:value-type="float">
            <text:p>13,884</text:p>
          </table:table-cell>
          <table:table-cell table:style-name="ce54" table:formula="of:=[.G2]+1" office:value-type="float" office:value="98" calcext:value-type="float">
            <text:p>98</text:p>
          </table:table-cell>
          <table:table-cell table:style-name="ce59" office:value-type="float" office:value="97.042" calcext:value-type="float">
            <text:p>97,042</text:p>
          </table:table-cell>
          <table:table-cell table:style-name="ce64" office:value-type="float" office:value="12.2369" calcext:value-type="float">
            <text:p>12,2369</text:p>
          </table:table-cell>
          <table:table-cell table:style-name="ce54" table:formula="of:=[.J2]+1" office:value-type="float" office:value="146" calcext:value-type="float">
            <text:p>146</text:p>
          </table:table-cell>
          <table:table-cell table:style-name="ce59" office:value-type="float" office:value="145.042" calcext:value-type="float">
            <text:p>145,042</text:p>
          </table:table-cell>
          <table:table-cell table:style-name="ce64" office:value-type="float" office:value="10.6947" calcext:value-type="float">
            <text:p>10,6947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3]+1" office:value-type="float" office:value="3" calcext:value-type="float">
            <text:p>3</text:p>
          </table:table-cell>
          <table:table-cell table:style-name="ce59" office:value-type="float" office:value="2.042" calcext:value-type="float">
            <text:p>2,042</text:p>
          </table:table-cell>
          <table:table-cell table:style-name="ce64" office:value-type="float" office:value="15.9297" calcext:value-type="float">
            <text:p>15,9297</text:p>
          </table:table-cell>
          <table:table-cell table:style-name="ce54" table:formula="of:=[.D3]+1" office:value-type="float" office:value="51" calcext:value-type="float">
            <text:p>51</text:p>
          </table:table-cell>
          <table:table-cell table:style-name="ce59" office:value-type="float" office:value="50.042" calcext:value-type="float">
            <text:p>50,042</text:p>
          </table:table-cell>
          <table:table-cell table:style-name="ce64" office:value-type="float" office:value="13.839" calcext:value-type="float">
            <text:p>13,839</text:p>
          </table:table-cell>
          <table:table-cell table:style-name="ce54" table:formula="of:=[.G3]+1" office:value-type="float" office:value="99" calcext:value-type="float">
            <text:p>99</text:p>
          </table:table-cell>
          <table:table-cell table:style-name="ce59" office:value-type="float" office:value="98.042" calcext:value-type="float">
            <text:p>98,042</text:p>
          </table:table-cell>
          <table:table-cell table:style-name="ce64" office:value-type="float" office:value="12.1393" calcext:value-type="float">
            <text:p>12,1393</text:p>
          </table:table-cell>
          <table:table-cell table:style-name="ce54" table:formula="of:=[.J3]+1" office:value-type="float" office:value="147" calcext:value-type="float">
            <text:p>147</text:p>
          </table:table-cell>
          <table:table-cell table:style-name="ce59" office:value-type="float" office:value="146.043" calcext:value-type="float">
            <text:p>146,043</text:p>
          </table:table-cell>
          <table:table-cell table:style-name="ce64" office:value-type="float" office:value="10.6497" calcext:value-type="float">
            <text:p>10,6497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4]+1" office:value-type="float" office:value="4" calcext:value-type="float">
            <text:p>4</text:p>
          </table:table-cell>
          <table:table-cell table:style-name="ce59" office:value-type="float" office:value="3.042" calcext:value-type="float">
            <text:p>3,042</text:p>
          </table:table-cell>
          <table:table-cell table:style-name="ce64" office:value-type="float" office:value="15.8627" calcext:value-type="float">
            <text:p>15,8627</text:p>
          </table:table-cell>
          <table:table-cell table:style-name="ce54" table:formula="of:=[.D4]+1" office:value-type="float" office:value="52" calcext:value-type="float">
            <text:p>52</text:p>
          </table:table-cell>
          <table:table-cell table:style-name="ce59" office:value-type="float" office:value="51.043" calcext:value-type="float">
            <text:p>51,043</text:p>
          </table:table-cell>
          <table:table-cell table:style-name="ce64" office:value-type="float" office:value="13.7993" calcext:value-type="float">
            <text:p>13,7993</text:p>
          </table:table-cell>
          <table:table-cell table:style-name="ce54" table:formula="of:=[.G4]+1" office:value-type="float" office:value="100" calcext:value-type="float">
            <text:p>100</text:p>
          </table:table-cell>
          <table:table-cell table:style-name="ce59" office:value-type="float" office:value="99.042" calcext:value-type="float">
            <text:p>99,042</text:p>
          </table:table-cell>
          <table:table-cell table:style-name="ce64" office:value-type="float" office:value="12.1123" calcext:value-type="float">
            <text:p>12,1123</text:p>
          </table:table-cell>
          <table:table-cell table:style-name="ce54" table:formula="of:=[.J4]+1" office:value-type="float" office:value="148" calcext:value-type="float">
            <text:p>148</text:p>
          </table:table-cell>
          <table:table-cell table:style-name="ce59" office:value-type="float" office:value="147.042" calcext:value-type="float">
            <text:p>147,042</text:p>
          </table:table-cell>
          <table:table-cell table:style-name="ce64" office:value-type="float" office:value="10.6623" calcext:value-type="float">
            <text:p>10,6623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5]+1" office:value-type="float" office:value="5" calcext:value-type="float">
            <text:p>5</text:p>
          </table:table-cell>
          <table:table-cell table:style-name="ce59" office:value-type="float" office:value="4.042" calcext:value-type="float">
            <text:p>4,042</text:p>
          </table:table-cell>
          <table:table-cell table:style-name="ce64" office:value-type="float" office:value="15.785" calcext:value-type="float">
            <text:p>15,785</text:p>
          </table:table-cell>
          <table:table-cell table:style-name="ce54" table:formula="of:=[.D5]+1" office:value-type="float" office:value="53" calcext:value-type="float">
            <text:p>53</text:p>
          </table:table-cell>
          <table:table-cell table:style-name="ce59" office:value-type="float" office:value="52.042" calcext:value-type="float">
            <text:p>52,042</text:p>
          </table:table-cell>
          <table:table-cell table:style-name="ce64" office:value-type="float" office:value="13.776" calcext:value-type="float">
            <text:p>13,776</text:p>
          </table:table-cell>
          <table:table-cell table:style-name="ce54" table:formula="of:=[.G5]+1" office:value-type="float" office:value="101" calcext:value-type="float">
            <text:p>101</text:p>
          </table:table-cell>
          <table:table-cell table:style-name="ce59" office:value-type="float" office:value="100.042" calcext:value-type="float">
            <text:p>100,042</text:p>
          </table:table-cell>
          <table:table-cell table:style-name="ce64" office:value-type="float" office:value="12.0521" calcext:value-type="float">
            <text:p>12,0521</text:p>
          </table:table-cell>
          <table:table-cell table:style-name="ce54" table:formula="of:=[.J5]+1" office:value-type="float" office:value="149" calcext:value-type="float">
            <text:p>149</text:p>
          </table:table-cell>
          <table:table-cell table:style-name="ce59" office:value-type="float" office:value="148.043" calcext:value-type="float">
            <text:p>148,043</text:p>
          </table:table-cell>
          <table:table-cell table:style-name="ce64" office:value-type="float" office:value="10.6282" calcext:value-type="float">
            <text:p>10,6282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6]+1" office:value-type="float" office:value="6" calcext:value-type="float">
            <text:p>6</text:p>
          </table:table-cell>
          <table:table-cell table:style-name="ce59" office:value-type="float" office:value="5.042" calcext:value-type="float">
            <text:p>5,042</text:p>
          </table:table-cell>
          <table:table-cell table:style-name="ce64" office:value-type="float" office:value="15.7512" calcext:value-type="float">
            <text:p>15,7512</text:p>
          </table:table-cell>
          <table:table-cell table:style-name="ce54" table:formula="of:=[.D6]+1" office:value-type="float" office:value="54" calcext:value-type="float">
            <text:p>54</text:p>
          </table:table-cell>
          <table:table-cell table:style-name="ce59" office:value-type="float" office:value="53.043" calcext:value-type="float">
            <text:p>53,043</text:p>
          </table:table-cell>
          <table:table-cell table:style-name="ce64" office:value-type="float" office:value="13.7653" calcext:value-type="float">
            <text:p>13,7653</text:p>
          </table:table-cell>
          <table:table-cell table:style-name="ce54" table:formula="of:=[.G6]+1" office:value-type="float" office:value="102" calcext:value-type="float">
            <text:p>102</text:p>
          </table:table-cell>
          <table:table-cell table:style-name="ce59" office:value-type="float" office:value="101.043" calcext:value-type="float">
            <text:p>101,043</text:p>
          </table:table-cell>
          <table:table-cell table:style-name="ce64" office:value-type="float" office:value="12.025" calcext:value-type="float">
            <text:p>12,025</text:p>
          </table:table-cell>
          <table:table-cell table:style-name="ce54" table:formula="of:=[.J6]+1" office:value-type="float" office:value="150" calcext:value-type="float">
            <text:p>150</text:p>
          </table:table-cell>
          <table:table-cell table:style-name="ce59" office:value-type="float" office:value="149.041" calcext:value-type="float">
            <text:p>149,041</text:p>
          </table:table-cell>
          <table:table-cell table:style-name="ce64" office:value-type="float" office:value="10.5748" calcext:value-type="float">
            <text:p>10,5748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7]+1" office:value-type="float" office:value="7" calcext:value-type="float">
            <text:p>7</text:p>
          </table:table-cell>
          <table:table-cell table:style-name="ce59" office:value-type="float" office:value="6.042" calcext:value-type="float">
            <text:p>6,042</text:p>
          </table:table-cell>
          <table:table-cell table:style-name="ce64" office:value-type="float" office:value="15.7219" calcext:value-type="float">
            <text:p>15,7219</text:p>
          </table:table-cell>
          <table:table-cell table:style-name="ce54" table:formula="of:=[.D7]+1" office:value-type="float" office:value="55" calcext:value-type="float">
            <text:p>55</text:p>
          </table:table-cell>
          <table:table-cell table:style-name="ce59" office:value-type="float" office:value="54.042" calcext:value-type="float">
            <text:p>54,042</text:p>
          </table:table-cell>
          <table:table-cell table:style-name="ce64" office:value-type="float" office:value="13.7004" calcext:value-type="float">
            <text:p>13,7004</text:p>
          </table:table-cell>
          <table:table-cell table:style-name="ce54" table:formula="of:=[.G7]+1" office:value-type="float" office:value="103" calcext:value-type="float">
            <text:p>103</text:p>
          </table:table-cell>
          <table:table-cell table:style-name="ce59" office:value-type="float" office:value="102.042" calcext:value-type="float">
            <text:p>102,042</text:p>
          </table:table-cell>
          <table:table-cell table:style-name="ce64" office:value-type="float" office:value="12.0209" calcext:value-type="float">
            <text:p>12,0209</text:p>
          </table:table-cell>
          <table:table-cell table:style-name="ce54" table:formula="of:=[.J7]+1" office:value-type="float" office:value="151" calcext:value-type="float">
            <text:p>151</text:p>
          </table:table-cell>
          <table:table-cell table:style-name="ce59" office:value-type="float" office:value="150.041" calcext:value-type="float">
            <text:p>150,041</text:p>
          </table:table-cell>
          <table:table-cell table:style-name="ce64" office:value-type="float" office:value="10.5539" calcext:value-type="float">
            <text:p>10,5539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8]+1" office:value-type="float" office:value="8" calcext:value-type="float">
            <text:p>8</text:p>
          </table:table-cell>
          <table:table-cell table:style-name="ce59" office:value-type="float" office:value="7.042" calcext:value-type="float">
            <text:p>7,042</text:p>
          </table:table-cell>
          <table:table-cell table:style-name="ce64" office:value-type="float" office:value="15.7473" calcext:value-type="float">
            <text:p>15,7473</text:p>
          </table:table-cell>
          <table:table-cell table:style-name="ce54" table:formula="of:=[.D8]+1" office:value-type="float" office:value="56" calcext:value-type="float">
            <text:p>56</text:p>
          </table:table-cell>
          <table:table-cell table:style-name="ce59" office:value-type="float" office:value="55.043" calcext:value-type="float">
            <text:p>55,043</text:p>
          </table:table-cell>
          <table:table-cell table:style-name="ce64" office:value-type="float" office:value="13.6637" calcext:value-type="float">
            <text:p>13,6637</text:p>
          </table:table-cell>
          <table:table-cell table:style-name="ce54" table:formula="of:=[.G8]+1" office:value-type="float" office:value="104" calcext:value-type="float">
            <text:p>104</text:p>
          </table:table-cell>
          <table:table-cell table:style-name="ce59" office:value-type="float" office:value="103.042" calcext:value-type="float">
            <text:p>103,042</text:p>
          </table:table-cell>
          <table:table-cell table:style-name="ce64" office:value-type="float" office:value="11.9621" calcext:value-type="float">
            <text:p>11,9621</text:p>
          </table:table-cell>
          <table:table-cell table:style-name="ce54" table:formula="of:=[.J8]+1" office:value-type="float" office:value="152" calcext:value-type="float">
            <text:p>152</text:p>
          </table:table-cell>
          <table:table-cell table:style-name="ce59" office:value-type="float" office:value="151.041" calcext:value-type="float">
            <text:p>151,041</text:p>
          </table:table-cell>
          <table:table-cell table:style-name="ce64" office:value-type="float" office:value="10.6052" calcext:value-type="float">
            <text:p>10,6052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9]+1" office:value-type="float" office:value="9" calcext:value-type="float">
            <text:p>9</text:p>
          </table:table-cell>
          <table:table-cell table:style-name="ce59" office:value-type="float" office:value="8.042" calcext:value-type="float">
            <text:p>8,042</text:p>
          </table:table-cell>
          <table:table-cell table:style-name="ce64" office:value-type="float" office:value="15.7264" calcext:value-type="float">
            <text:p>15,7264</text:p>
          </table:table-cell>
          <table:table-cell table:style-name="ce54" table:formula="of:=[.D9]+1" office:value-type="float" office:value="57" calcext:value-type="float">
            <text:p>57</text:p>
          </table:table-cell>
          <table:table-cell table:style-name="ce59" office:value-type="float" office:value="56.042" calcext:value-type="float">
            <text:p>56,042</text:p>
          </table:table-cell>
          <table:table-cell table:style-name="ce64" office:value-type="float" office:value="13.6243" calcext:value-type="float">
            <text:p>13,6243</text:p>
          </table:table-cell>
          <table:table-cell table:style-name="ce54" table:formula="of:=[.G9]+1" office:value-type="float" office:value="105" calcext:value-type="float">
            <text:p>105</text:p>
          </table:table-cell>
          <table:table-cell table:style-name="ce59" office:value-type="float" office:value="104.042" calcext:value-type="float">
            <text:p>104,042</text:p>
          </table:table-cell>
          <table:table-cell table:style-name="ce64" office:value-type="float" office:value="11.9208" calcext:value-type="float">
            <text:p>11,9208</text:p>
          </table:table-cell>
          <table:table-cell table:style-name="ce54" table:formula="of:=[.J9]+1" office:value-type="float" office:value="153" calcext:value-type="float">
            <text:p>153</text:p>
          </table:table-cell>
          <table:table-cell table:style-name="ce59" office:value-type="float" office:value="152.041" calcext:value-type="float">
            <text:p>152,041</text:p>
          </table:table-cell>
          <table:table-cell table:style-name="ce64" office:value-type="float" office:value="10.5784" calcext:value-type="float">
            <text:p>10,5784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10]+1" office:value-type="float" office:value="10" calcext:value-type="float">
            <text:p>10</text:p>
          </table:table-cell>
          <table:table-cell table:style-name="ce59" office:value-type="float" office:value="9.042" calcext:value-type="float">
            <text:p>9,042</text:p>
          </table:table-cell>
          <table:table-cell table:style-name="ce64" office:value-type="float" office:value="15.6179" calcext:value-type="float">
            <text:p>15,6179</text:p>
          </table:table-cell>
          <table:table-cell table:style-name="ce54" table:formula="of:=[.D10]+1" office:value-type="float" office:value="58" calcext:value-type="float">
            <text:p>58</text:p>
          </table:table-cell>
          <table:table-cell table:style-name="ce59" office:value-type="float" office:value="57.042" calcext:value-type="float">
            <text:p>57,042</text:p>
          </table:table-cell>
          <table:table-cell table:style-name="ce64" office:value-type="float" office:value="13.5598" calcext:value-type="float">
            <text:p>13,5598</text:p>
          </table:table-cell>
          <table:table-cell table:style-name="ce54" table:formula="of:=[.G10]+1" office:value-type="float" office:value="106" calcext:value-type="float">
            <text:p>106</text:p>
          </table:table-cell>
          <table:table-cell table:style-name="ce59" office:value-type="float" office:value="105.042" calcext:value-type="float">
            <text:p>105,042</text:p>
          </table:table-cell>
          <table:table-cell table:style-name="ce64" office:value-type="float" office:value="11.8936" calcext:value-type="float">
            <text:p>11,8936</text:p>
          </table:table-cell>
          <table:table-cell table:style-name="ce54" table:formula="of:=[.J10]+1" office:value-type="float" office:value="154" calcext:value-type="float">
            <text:p>154</text:p>
          </table:table-cell>
          <table:table-cell table:style-name="ce59" office:value-type="float" office:value="153.041" calcext:value-type="float">
            <text:p>153,041</text:p>
          </table:table-cell>
          <table:table-cell table:style-name="ce64" office:value-type="float" office:value="10.5312" calcext:value-type="float">
            <text:p>10,5312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11]+1" office:value-type="float" office:value="11" calcext:value-type="float">
            <text:p>11</text:p>
          </table:table-cell>
          <table:table-cell table:style-name="ce59" office:value-type="float" office:value="10.042" calcext:value-type="float">
            <text:p>10,042</text:p>
          </table:table-cell>
          <table:table-cell table:style-name="ce64" office:value-type="float" office:value="15.559" calcext:value-type="float">
            <text:p>15,559</text:p>
          </table:table-cell>
          <table:table-cell table:style-name="ce54" table:formula="of:=[.D11]+1" office:value-type="float" office:value="59" calcext:value-type="float">
            <text:p>59</text:p>
          </table:table-cell>
          <table:table-cell table:style-name="ce59" office:value-type="float" office:value="58.042" calcext:value-type="float">
            <text:p>58,042</text:p>
          </table:table-cell>
          <table:table-cell table:style-name="ce64" office:value-type="float" office:value="13.496" calcext:value-type="float">
            <text:p>13,496</text:p>
          </table:table-cell>
          <table:table-cell table:style-name="ce54" table:formula="of:=[.G11]+1" office:value-type="float" office:value="107" calcext:value-type="float">
            <text:p>107</text:p>
          </table:table-cell>
          <table:table-cell table:style-name="ce59" office:value-type="float" office:value="106.042" calcext:value-type="float">
            <text:p>106,042</text:p>
          </table:table-cell>
          <table:table-cell table:style-name="ce64" office:value-type="float" office:value="11.8162" calcext:value-type="float">
            <text:p>11,8162</text:p>
          </table:table-cell>
          <table:table-cell table:style-name="ce54" table:formula="of:=[.J11]+1" office:value-type="float" office:value="155" calcext:value-type="float">
            <text:p>155</text:p>
          </table:table-cell>
          <table:table-cell table:style-name="ce59" office:value-type="float" office:value="154.041" calcext:value-type="float">
            <text:p>154,041</text:p>
          </table:table-cell>
          <table:table-cell table:style-name="ce64" office:value-type="float" office:value="10.5052" calcext:value-type="float">
            <text:p>10,5052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12]+1" office:value-type="float" office:value="12" calcext:value-type="float">
            <text:p>12</text:p>
          </table:table-cell>
          <table:table-cell table:style-name="ce59" office:value-type="float" office:value="11.042" calcext:value-type="float">
            <text:p>11,042</text:p>
          </table:table-cell>
          <table:table-cell table:style-name="ce64" office:value-type="float" office:value="15.4926" calcext:value-type="float">
            <text:p>15,4926</text:p>
          </table:table-cell>
          <table:table-cell table:style-name="ce54" table:formula="of:=[.D12]+1" office:value-type="float" office:value="60" calcext:value-type="float">
            <text:p>60</text:p>
          </table:table-cell>
          <table:table-cell table:style-name="ce59" office:value-type="float" office:value="59.042" calcext:value-type="float">
            <text:p>59,042</text:p>
          </table:table-cell>
          <table:table-cell table:style-name="ce64" office:value-type="float" office:value="13.4951" calcext:value-type="float">
            <text:p>13,4951</text:p>
          </table:table-cell>
          <table:table-cell table:style-name="ce54" table:formula="of:=[.G12]+1" office:value-type="float" office:value="108" calcext:value-type="float">
            <text:p>108</text:p>
          </table:table-cell>
          <table:table-cell table:style-name="ce59" office:value-type="float" office:value="107.042" calcext:value-type="float">
            <text:p>107,042</text:p>
          </table:table-cell>
          <table:table-cell table:style-name="ce64" office:value-type="float" office:value="11.7945" calcext:value-type="float">
            <text:p>11,7945</text:p>
          </table:table-cell>
          <table:table-cell table:style-name="ce54" table:formula="of:=[.J12]+1" office:value-type="float" office:value="156" calcext:value-type="float">
            <text:p>156</text:p>
          </table:table-cell>
          <table:table-cell table:style-name="ce59" office:value-type="float" office:value="155.041" calcext:value-type="float">
            <text:p>155,041</text:p>
          </table:table-cell>
          <table:table-cell table:style-name="ce64" office:value-type="float" office:value="10.3673" calcext:value-type="float">
            <text:p>10,3673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13]+1" office:value-type="float" office:value="13" calcext:value-type="float">
            <text:p>13</text:p>
          </table:table-cell>
          <table:table-cell table:style-name="ce59" office:value-type="float" office:value="12.042" calcext:value-type="float">
            <text:p>12,042</text:p>
          </table:table-cell>
          <table:table-cell table:style-name="ce64" office:value-type="float" office:value="15.4047" calcext:value-type="float">
            <text:p>15,4047</text:p>
          </table:table-cell>
          <table:table-cell table:style-name="ce54" table:formula="of:=[.D13]+1" office:value-type="float" office:value="61" calcext:value-type="float">
            <text:p>61</text:p>
          </table:table-cell>
          <table:table-cell table:style-name="ce59" office:value-type="float" office:value="60.042" calcext:value-type="float">
            <text:p>60,042</text:p>
          </table:table-cell>
          <table:table-cell table:style-name="ce64" office:value-type="float" office:value="13.4543" calcext:value-type="float">
            <text:p>13,4543</text:p>
          </table:table-cell>
          <table:table-cell table:style-name="ce54" table:formula="of:=[.G13]+1" office:value-type="float" office:value="109" calcext:value-type="float">
            <text:p>109</text:p>
          </table:table-cell>
          <table:table-cell table:style-name="ce59" office:value-type="float" office:value="108.042" calcext:value-type="float">
            <text:p>108,042</text:p>
          </table:table-cell>
          <table:table-cell table:style-name="ce64" office:value-type="float" office:value="11.7823" calcext:value-type="float">
            <text:p>11,7823</text:p>
          </table:table-cell>
          <table:table-cell table:style-name="ce54" table:formula="of:=[.J13]+1" office:value-type="float" office:value="157" calcext:value-type="float">
            <text:p>157</text:p>
          </table:table-cell>
          <table:table-cell table:style-name="ce59" office:value-type="float" office:value="156.041" calcext:value-type="float">
            <text:p>156,041</text:p>
          </table:table-cell>
          <table:table-cell table:style-name="ce64" office:value-type="float" office:value="10.3061" calcext:value-type="float">
            <text:p>10,3061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14]+1" office:value-type="float" office:value="14" calcext:value-type="float">
            <text:p>14</text:p>
          </table:table-cell>
          <table:table-cell table:style-name="ce59" office:value-type="float" office:value="13.042" calcext:value-type="float">
            <text:p>13,042</text:p>
          </table:table-cell>
          <table:table-cell table:style-name="ce64" office:value-type="float" office:value="15.377" calcext:value-type="float">
            <text:p>15,377</text:p>
          </table:table-cell>
          <table:table-cell table:style-name="ce54" table:formula="of:=[.D14]+1" office:value-type="float" office:value="62" calcext:value-type="float">
            <text:p>62</text:p>
          </table:table-cell>
          <table:table-cell table:style-name="ce59" office:value-type="float" office:value="61.042" calcext:value-type="float">
            <text:p>61,042</text:p>
          </table:table-cell>
          <table:table-cell table:style-name="ce64" office:value-type="float" office:value="13.5036" calcext:value-type="float">
            <text:p>13,5036</text:p>
          </table:table-cell>
          <table:table-cell table:style-name="ce54" table:formula="of:=[.G14]+1" office:value-type="float" office:value="110" calcext:value-type="float">
            <text:p>110</text:p>
          </table:table-cell>
          <table:table-cell table:style-name="ce59" office:value-type="float" office:value="109.042" calcext:value-type="float">
            <text:p>109,042</text:p>
          </table:table-cell>
          <table:table-cell table:style-name="ce64" office:value-type="float" office:value="11.7268" calcext:value-type="float">
            <text:p>11,7268</text:p>
          </table:table-cell>
          <table:table-cell table:style-name="ce54" table:formula="of:=[.J14]+1" office:value-type="float" office:value="158" calcext:value-type="float">
            <text:p>158</text:p>
          </table:table-cell>
          <table:table-cell table:style-name="ce59" office:value-type="float" office:value="157.041" calcext:value-type="float">
            <text:p>157,041</text:p>
          </table:table-cell>
          <table:table-cell table:style-name="ce64" office:value-type="float" office:value="10.2003" calcext:value-type="float">
            <text:p>10,2003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15]+1" office:value-type="float" office:value="15" calcext:value-type="float">
            <text:p>15</text:p>
          </table:table-cell>
          <table:table-cell table:style-name="ce59" office:value-type="float" office:value="14.042" calcext:value-type="float">
            <text:p>14,042</text:p>
          </table:table-cell>
          <table:table-cell table:style-name="ce64" office:value-type="float" office:value="15.3306" calcext:value-type="float">
            <text:p>15,3306</text:p>
          </table:table-cell>
          <table:table-cell table:style-name="ce54" table:formula="of:=[.D15]+1" office:value-type="float" office:value="63" calcext:value-type="float">
            <text:p>63</text:p>
          </table:table-cell>
          <table:table-cell table:style-name="ce59" office:value-type="float" office:value="62.042" calcext:value-type="float">
            <text:p>62,042</text:p>
          </table:table-cell>
          <table:table-cell table:style-name="ce64" office:value-type="float" office:value="13.4237" calcext:value-type="float">
            <text:p>13,4237</text:p>
          </table:table-cell>
          <table:table-cell table:style-name="ce54" table:formula="of:=[.G15]+1" office:value-type="float" office:value="111" calcext:value-type="float">
            <text:p>111</text:p>
          </table:table-cell>
          <table:table-cell table:style-name="ce59" office:value-type="float" office:value="110.042" calcext:value-type="float">
            <text:p>110,042</text:p>
          </table:table-cell>
          <table:table-cell table:style-name="ce64" office:value-type="float" office:value="11.6884" calcext:value-type="float">
            <text:p>11,6884</text:p>
          </table:table-cell>
          <table:table-cell table:style-name="ce54" table:formula="of:=[.J15]+1" office:value-type="float" office:value="159" calcext:value-type="float">
            <text:p>159</text:p>
          </table:table-cell>
          <table:table-cell table:style-name="ce59" office:value-type="float" office:value="158.041" calcext:value-type="float">
            <text:p>158,041</text:p>
          </table:table-cell>
          <table:table-cell table:style-name="ce64" office:value-type="float" office:value="10.1566" calcext:value-type="float">
            <text:p>10,1566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16]+1" office:value-type="float" office:value="16" calcext:value-type="float">
            <text:p>16</text:p>
          </table:table-cell>
          <table:table-cell table:style-name="ce59" office:value-type="float" office:value="15.042" calcext:value-type="float">
            <text:p>15,042</text:p>
          </table:table-cell>
          <table:table-cell table:style-name="ce64" office:value-type="float" office:value="15.2911" calcext:value-type="float">
            <text:p>15,2911</text:p>
          </table:table-cell>
          <table:table-cell table:style-name="ce54" table:formula="of:=[.D16]+1" office:value-type="float" office:value="64" calcext:value-type="float">
            <text:p>64</text:p>
          </table:table-cell>
          <table:table-cell table:style-name="ce59" office:value-type="float" office:value="63.042" calcext:value-type="float">
            <text:p>63,042</text:p>
          </table:table-cell>
          <table:table-cell table:style-name="ce64" office:value-type="float" office:value="13.3928" calcext:value-type="float">
            <text:p>13,3928</text:p>
          </table:table-cell>
          <table:table-cell table:style-name="ce54" table:formula="of:=[.G16]+1" office:value-type="float" office:value="112" calcext:value-type="float">
            <text:p>112</text:p>
          </table:table-cell>
          <table:table-cell table:style-name="ce59" office:value-type="float" office:value="111.042" calcext:value-type="float">
            <text:p>111,042</text:p>
          </table:table-cell>
          <table:table-cell table:style-name="ce64" office:value-type="float" office:value="11.6963" calcext:value-type="float">
            <text:p>11,6963</text:p>
          </table:table-cell>
          <table:table-cell table:style-name="ce54" table:formula="of:=[.J16]+1" office:value-type="float" office:value="160" calcext:value-type="float">
            <text:p>160</text:p>
          </table:table-cell>
          <table:table-cell table:style-name="ce59" office:value-type="float" office:value="159.041" calcext:value-type="float">
            <text:p>159,041</text:p>
          </table:table-cell>
          <table:table-cell table:style-name="ce64" office:value-type="float" office:value="10.1466" calcext:value-type="float">
            <text:p>10,1466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17]+1" office:value-type="float" office:value="17" calcext:value-type="float">
            <text:p>17</text:p>
          </table:table-cell>
          <table:table-cell table:style-name="ce59" office:value-type="float" office:value="16.042" calcext:value-type="float">
            <text:p>16,042</text:p>
          </table:table-cell>
          <table:table-cell table:style-name="ce64" office:value-type="float" office:value="15.2986" calcext:value-type="float">
            <text:p>15,2986</text:p>
          </table:table-cell>
          <table:table-cell table:style-name="ce54" table:formula="of:=[.D17]+1" office:value-type="float" office:value="65" calcext:value-type="float">
            <text:p>65</text:p>
          </table:table-cell>
          <table:table-cell table:style-name="ce59" office:value-type="float" office:value="64.042" calcext:value-type="float">
            <text:p>64,042</text:p>
          </table:table-cell>
          <table:table-cell table:style-name="ce64" office:value-type="float" office:value="13.327" calcext:value-type="float">
            <text:p>13,327</text:p>
          </table:table-cell>
          <table:table-cell table:style-name="ce54" table:formula="of:=[.G17]+1" office:value-type="float" office:value="113" calcext:value-type="float">
            <text:p>113</text:p>
          </table:table-cell>
          <table:table-cell table:style-name="ce59" office:value-type="float" office:value="112.042" calcext:value-type="float">
            <text:p>112,042</text:p>
          </table:table-cell>
          <table:table-cell table:style-name="ce64" office:value-type="float" office:value="11.6336" calcext:value-type="float">
            <text:p>11,6336</text:p>
          </table:table-cell>
          <table:table-cell table:style-name="ce54" table:formula="of:=[.J17]+1" office:value-type="float" office:value="161" calcext:value-type="float">
            <text:p>161</text:p>
          </table:table-cell>
          <table:table-cell table:style-name="ce59" office:value-type="float" office:value="160.041" calcext:value-type="float">
            <text:p>160,041</text:p>
          </table:table-cell>
          <table:table-cell table:style-name="ce64" office:value-type="float" office:value="10.1287" calcext:value-type="float">
            <text:p>10,1287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18]+1" office:value-type="float" office:value="18" calcext:value-type="float">
            <text:p>18</text:p>
          </table:table-cell>
          <table:table-cell table:style-name="ce59" office:value-type="float" office:value="17.042" calcext:value-type="float">
            <text:p>17,042</text:p>
          </table:table-cell>
          <table:table-cell table:style-name="ce64" office:value-type="float" office:value="15.2038" calcext:value-type="float">
            <text:p>15,2038</text:p>
          </table:table-cell>
          <table:table-cell table:style-name="ce54" table:formula="of:=[.D18]+1" office:value-type="float" office:value="66" calcext:value-type="float">
            <text:p>66</text:p>
          </table:table-cell>
          <table:table-cell table:style-name="ce59" office:value-type="float" office:value="65.042" calcext:value-type="float">
            <text:p>65,042</text:p>
          </table:table-cell>
          <table:table-cell table:style-name="ce64" office:value-type="float" office:value="13.2738" calcext:value-type="float">
            <text:p>13,2738</text:p>
          </table:table-cell>
          <table:table-cell table:style-name="ce54" table:formula="of:=[.G18]+1" office:value-type="float" office:value="114" calcext:value-type="float">
            <text:p>114</text:p>
          </table:table-cell>
          <table:table-cell table:style-name="ce59" office:value-type="float" office:value="113.042" calcext:value-type="float">
            <text:p>113,042</text:p>
          </table:table-cell>
          <table:table-cell table:style-name="ce64" office:value-type="float" office:value="11.5868" calcext:value-type="float">
            <text:p>11,5868</text:p>
          </table:table-cell>
          <table:table-cell table:style-name="ce54" table:formula="of:=[.J18]+1" office:value-type="float" office:value="162" calcext:value-type="float">
            <text:p>162</text:p>
          </table:table-cell>
          <table:table-cell table:style-name="ce59" office:value-type="float" office:value="161.041" calcext:value-type="float">
            <text:p>161,041</text:p>
          </table:table-cell>
          <table:table-cell table:style-name="ce64" office:value-type="float" office:value="10.115" calcext:value-type="float">
            <text:p>10,115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19]+1" office:value-type="float" office:value="19" calcext:value-type="float">
            <text:p>19</text:p>
          </table:table-cell>
          <table:table-cell table:style-name="ce59" office:value-type="float" office:value="18.042" calcext:value-type="float">
            <text:p>18,042</text:p>
          </table:table-cell>
          <table:table-cell table:style-name="ce64" office:value-type="float" office:value="15.0732" calcext:value-type="float">
            <text:p>15,0732</text:p>
          </table:table-cell>
          <table:table-cell table:style-name="ce54" table:formula="of:=[.D19]+1" office:value-type="float" office:value="67" calcext:value-type="float">
            <text:p>67</text:p>
          </table:table-cell>
          <table:table-cell table:style-name="ce59" office:value-type="float" office:value="66.042" calcext:value-type="float">
            <text:p>66,042</text:p>
          </table:table-cell>
          <table:table-cell table:style-name="ce64" office:value-type="float" office:value="13.2616" calcext:value-type="float">
            <text:p>13,2616</text:p>
          </table:table-cell>
          <table:table-cell table:style-name="ce54" table:formula="of:=[.G19]+1" office:value-type="float" office:value="115" calcext:value-type="float">
            <text:p>115</text:p>
          </table:table-cell>
          <table:table-cell table:style-name="ce59" office:value-type="float" office:value="114.042" calcext:value-type="float">
            <text:p>114,042</text:p>
          </table:table-cell>
          <table:table-cell table:style-name="ce64" office:value-type="float" office:value="11.5836" calcext:value-type="float">
            <text:p>11,5836</text:p>
          </table:table-cell>
          <table:table-cell table:style-name="ce54" table:formula="of:=[.J19]+1" office:value-type="float" office:value="163" calcext:value-type="float">
            <text:p>163</text:p>
          </table:table-cell>
          <table:table-cell table:style-name="ce59" office:value-type="float" office:value="162.041" calcext:value-type="float">
            <text:p>162,041</text:p>
          </table:table-cell>
          <table:table-cell table:style-name="ce64" office:value-type="float" office:value="10.0891" calcext:value-type="float">
            <text:p>10,0891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20]+1" office:value-type="float" office:value="20" calcext:value-type="float">
            <text:p>20</text:p>
          </table:table-cell>
          <table:table-cell table:style-name="ce59" office:value-type="float" office:value="19.042" calcext:value-type="float">
            <text:p>19,042</text:p>
          </table:table-cell>
          <table:table-cell table:style-name="ce64" office:value-type="float" office:value="14.9904" calcext:value-type="float">
            <text:p>14,9904</text:p>
          </table:table-cell>
          <table:table-cell table:style-name="ce54" table:formula="of:=[.D20]+1" office:value-type="float" office:value="68" calcext:value-type="float">
            <text:p>68</text:p>
          </table:table-cell>
          <table:table-cell table:style-name="ce59" office:value-type="float" office:value="67.042" calcext:value-type="float">
            <text:p>67,042</text:p>
          </table:table-cell>
          <table:table-cell table:style-name="ce64" office:value-type="float" office:value="13.2077" calcext:value-type="float">
            <text:p>13,2077</text:p>
          </table:table-cell>
          <table:table-cell table:style-name="ce54" table:formula="of:=[.G20]+1" office:value-type="float" office:value="116" calcext:value-type="float">
            <text:p>116</text:p>
          </table:table-cell>
          <table:table-cell table:style-name="ce59" office:value-type="float" office:value="115.042" calcext:value-type="float">
            <text:p>115,042</text:p>
          </table:table-cell>
          <table:table-cell table:style-name="ce64" office:value-type="float" office:value="11.5582" calcext:value-type="float">
            <text:p>11,5582</text:p>
          </table:table-cell>
          <table:table-cell table:style-name="ce54" table:formula="of:=[.J20]+1" office:value-type="float" office:value="164" calcext:value-type="float">
            <text:p>164</text:p>
          </table:table-cell>
          <table:table-cell table:style-name="ce59" office:value-type="float" office:value="163.041" calcext:value-type="float">
            <text:p>163,041</text:p>
          </table:table-cell>
          <table:table-cell table:style-name="ce64" office:value-type="float" office:value="10.0509" calcext:value-type="float">
            <text:p>10,0509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21]+1" office:value-type="float" office:value="21" calcext:value-type="float">
            <text:p>21</text:p>
          </table:table-cell>
          <table:table-cell table:style-name="ce59" office:value-type="float" office:value="20.042" calcext:value-type="float">
            <text:p>20,042</text:p>
          </table:table-cell>
          <table:table-cell table:style-name="ce64" office:value-type="float" office:value="15.0034" calcext:value-type="float">
            <text:p>15,0034</text:p>
          </table:table-cell>
          <table:table-cell table:style-name="ce54" table:formula="of:=[.D21]+1" office:value-type="float" office:value="69" calcext:value-type="float">
            <text:p>69</text:p>
          </table:table-cell>
          <table:table-cell table:style-name="ce59" office:value-type="float" office:value="68.042" calcext:value-type="float">
            <text:p>68,042</text:p>
          </table:table-cell>
          <table:table-cell table:style-name="ce64" office:value-type="float" office:value="13.1275" calcext:value-type="float">
            <text:p>13,1275</text:p>
          </table:table-cell>
          <table:table-cell table:style-name="ce54" table:formula="of:=[.G21]+1" office:value-type="float" office:value="117" calcext:value-type="float">
            <text:p>117</text:p>
          </table:table-cell>
          <table:table-cell table:style-name="ce59" office:value-type="float" office:value="116.042" calcext:value-type="float">
            <text:p>116,042</text:p>
          </table:table-cell>
          <table:table-cell table:style-name="ce64" office:value-type="float" office:value="11.5511" calcext:value-type="float">
            <text:p>11,5511</text:p>
          </table:table-cell>
          <table:table-cell table:style-name="ce54" table:formula="of:=[.J21]+1" office:value-type="float" office:value="165" calcext:value-type="float">
            <text:p>165</text:p>
          </table:table-cell>
          <table:table-cell table:style-name="ce59" office:value-type="float" office:value="164.041" calcext:value-type="float">
            <text:p>164,041</text:p>
          </table:table-cell>
          <table:table-cell table:style-name="ce64" office:value-type="float" office:value="10.0059" calcext:value-type="float">
            <text:p>10,0059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22]+1" office:value-type="float" office:value="22" calcext:value-type="float">
            <text:p>22</text:p>
          </table:table-cell>
          <table:table-cell table:style-name="ce59" office:value-type="float" office:value="21.043" calcext:value-type="float">
            <text:p>21,043</text:p>
          </table:table-cell>
          <table:table-cell table:style-name="ce64" office:value-type="float" office:value="14.9028" calcext:value-type="float">
            <text:p>14,9028</text:p>
          </table:table-cell>
          <table:table-cell table:style-name="ce54" table:formula="of:=[.D22]+1" office:value-type="float" office:value="70" calcext:value-type="float">
            <text:p>70</text:p>
          </table:table-cell>
          <table:table-cell table:style-name="ce59" office:value-type="float" office:value="69.042" calcext:value-type="float">
            <text:p>69,042</text:p>
          </table:table-cell>
          <table:table-cell table:style-name="ce64" office:value-type="float" office:value="13.1028" calcext:value-type="float">
            <text:p>13,1028</text:p>
          </table:table-cell>
          <table:table-cell table:style-name="ce54" table:formula="of:=[.G22]+1" office:value-type="float" office:value="118" calcext:value-type="float">
            <text:p>118</text:p>
          </table:table-cell>
          <table:table-cell table:style-name="ce59" office:value-type="float" office:value="117.042" calcext:value-type="float">
            <text:p>117,042</text:p>
          </table:table-cell>
          <table:table-cell table:style-name="ce64" office:value-type="float" office:value="11.5782" calcext:value-type="float">
            <text:p>11,5782</text:p>
          </table:table-cell>
          <table:table-cell table:style-name="ce54" table:formula="of:=[.J22]+1" office:value-type="float" office:value="166" calcext:value-type="float">
            <text:p>166</text:p>
          </table:table-cell>
          <table:table-cell table:style-name="ce59" office:value-type="float" office:value="165.042" calcext:value-type="float">
            <text:p>165,042</text:p>
          </table:table-cell>
          <table:table-cell table:style-name="ce64" office:value-type="float" office:value="9.9447" calcext:value-type="float">
            <text:p>9,9447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23]+1" office:value-type="float" office:value="23" calcext:value-type="float">
            <text:p>23</text:p>
          </table:table-cell>
          <table:table-cell table:style-name="ce59" office:value-type="float" office:value="22.042" calcext:value-type="float">
            <text:p>22,042</text:p>
          </table:table-cell>
          <table:table-cell table:style-name="ce64" office:value-type="float" office:value="14.8716" calcext:value-type="float">
            <text:p>14,8716</text:p>
          </table:table-cell>
          <table:table-cell table:style-name="ce54" table:formula="of:=[.D23]+1" office:value-type="float" office:value="71" calcext:value-type="float">
            <text:p>71</text:p>
          </table:table-cell>
          <table:table-cell table:style-name="ce59" office:value-type="float" office:value="70.042" calcext:value-type="float">
            <text:p>70,042</text:p>
          </table:table-cell>
          <table:table-cell table:style-name="ce64" office:value-type="float" office:value="13.0641" calcext:value-type="float">
            <text:p>13,0641</text:p>
          </table:table-cell>
          <table:table-cell table:style-name="ce54" table:formula="of:=[.G23]+1" office:value-type="float" office:value="119" calcext:value-type="float">
            <text:p>119</text:p>
          </table:table-cell>
          <table:table-cell table:style-name="ce59" office:value-type="float" office:value="118.042" calcext:value-type="float">
            <text:p>118,042</text:p>
          </table:table-cell>
          <table:table-cell table:style-name="ce64" office:value-type="float" office:value="11.5678" calcext:value-type="float">
            <text:p>11,5678</text:p>
          </table:table-cell>
          <table:table-cell table:style-name="ce54" table:formula="of:=[.J23]+1" office:value-type="float" office:value="167" calcext:value-type="float">
            <text:p>167</text:p>
          </table:table-cell>
          <table:table-cell table:style-name="ce59" office:value-type="float" office:value="166.042" calcext:value-type="float">
            <text:p>166,042</text:p>
          </table:table-cell>
          <table:table-cell table:style-name="ce64" office:value-type="float" office:value="9.9395" calcext:value-type="float">
            <text:p>9,9395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24]+1" office:value-type="float" office:value="24" calcext:value-type="float">
            <text:p>24</text:p>
          </table:table-cell>
          <table:table-cell table:style-name="ce59" office:value-type="float" office:value="23.042" calcext:value-type="float">
            <text:p>23,042</text:p>
          </table:table-cell>
          <table:table-cell table:style-name="ce64" office:value-type="float" office:value="14.8863" calcext:value-type="float">
            <text:p>14,8863</text:p>
          </table:table-cell>
          <table:table-cell table:style-name="ce54" table:formula="of:=[.D24]+1" office:value-type="float" office:value="72" calcext:value-type="float">
            <text:p>72</text:p>
          </table:table-cell>
          <table:table-cell table:style-name="ce59" office:value-type="float" office:value="71.042" calcext:value-type="float">
            <text:p>71,042</text:p>
          </table:table-cell>
          <table:table-cell table:style-name="ce64" office:value-type="float" office:value="13.0272" calcext:value-type="float">
            <text:p>13,0272</text:p>
          </table:table-cell>
          <table:table-cell table:style-name="ce54" table:formula="of:=[.G24]+1" office:value-type="float" office:value="120" calcext:value-type="float">
            <text:p>120</text:p>
          </table:table-cell>
          <table:table-cell table:style-name="ce59" office:value-type="float" office:value="119.042" calcext:value-type="float">
            <text:p>119,042</text:p>
          </table:table-cell>
          <table:table-cell table:style-name="ce64" office:value-type="float" office:value="11.5081" calcext:value-type="float">
            <text:p>11,5081</text:p>
          </table:table-cell>
          <table:table-cell table:style-name="ce54" table:formula="of:=[.J24]+1" office:value-type="float" office:value="168" calcext:value-type="float">
            <text:p>168</text:p>
          </table:table-cell>
          <table:table-cell table:style-name="ce59" office:value-type="float" office:value="167.042" calcext:value-type="float">
            <text:p>167,042</text:p>
          </table:table-cell>
          <table:table-cell table:style-name="ce64" office:value-type="float" office:value="9.9614" calcext:value-type="float">
            <text:p>9,9614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25]+1" office:value-type="float" office:value="25" calcext:value-type="float">
            <text:p>25</text:p>
          </table:table-cell>
          <table:table-cell table:style-name="ce59" office:value-type="float" office:value="24.042" calcext:value-type="float">
            <text:p>24,042</text:p>
          </table:table-cell>
          <table:table-cell table:style-name="ce64" office:value-type="float" office:value="14.8755" calcext:value-type="float">
            <text:p>14,8755</text:p>
          </table:table-cell>
          <table:table-cell table:style-name="ce54" table:formula="of:=[.D25]+1" office:value-type="float" office:value="73" calcext:value-type="float">
            <text:p>73</text:p>
          </table:table-cell>
          <table:table-cell table:style-name="ce59" office:value-type="float" office:value="72.043" calcext:value-type="float">
            <text:p>72,043</text:p>
          </table:table-cell>
          <table:table-cell table:style-name="ce64" office:value-type="float" office:value="13.0135" calcext:value-type="float">
            <text:p>13,0135</text:p>
          </table:table-cell>
          <table:table-cell table:style-name="ce54" table:formula="of:=[.G25]+1" office:value-type="float" office:value="121" calcext:value-type="float">
            <text:p>121</text:p>
          </table:table-cell>
          <table:table-cell table:style-name="ce59" office:value-type="float" office:value="120.042" calcext:value-type="float">
            <text:p>120,042</text:p>
          </table:table-cell>
          <table:table-cell table:style-name="ce64" office:value-type="float" office:value="11.4418" calcext:value-type="float">
            <text:p>11,4418</text:p>
          </table:table-cell>
          <table:table-cell table:style-name="ce54" table:formula="of:=[.J25]+1" office:value-type="float" office:value="169" calcext:value-type="float">
            <text:p>169</text:p>
          </table:table-cell>
          <table:table-cell table:style-name="ce59" office:value-type="float" office:value="168.042" calcext:value-type="float">
            <text:p>168,042</text:p>
          </table:table-cell>
          <table:table-cell table:style-name="ce64" office:value-type="float" office:value="9.9056" calcext:value-type="float">
            <text:p>9,9056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26]+1" office:value-type="float" office:value="26" calcext:value-type="float">
            <text:p>26</text:p>
          </table:table-cell>
          <table:table-cell table:style-name="ce59" office:value-type="float" office:value="25.042" calcext:value-type="float">
            <text:p>25,042</text:p>
          </table:table-cell>
          <table:table-cell table:style-name="ce64" office:value-type="float" office:value="14.8831" calcext:value-type="float">
            <text:p>14,8831</text:p>
          </table:table-cell>
          <table:table-cell table:style-name="ce54" table:formula="of:=[.D26]+1" office:value-type="float" office:value="74" calcext:value-type="float">
            <text:p>74</text:p>
          </table:table-cell>
          <table:table-cell table:style-name="ce59" office:value-type="float" office:value="73.042" calcext:value-type="float">
            <text:p>73,042</text:p>
          </table:table-cell>
          <table:table-cell table:style-name="ce64" office:value-type="float" office:value="13.0075" calcext:value-type="float">
            <text:p>13,0075</text:p>
          </table:table-cell>
          <table:table-cell table:style-name="ce54" table:formula="of:=[.G26]+1" office:value-type="float" office:value="122" calcext:value-type="float">
            <text:p>122</text:p>
          </table:table-cell>
          <table:table-cell table:style-name="ce59" office:value-type="float" office:value="121.042" calcext:value-type="float">
            <text:p>121,042</text:p>
          </table:table-cell>
          <table:table-cell table:style-name="ce64" office:value-type="float" office:value="11.419" calcext:value-type="float">
            <text:p>11,419</text:p>
          </table:table-cell>
          <table:table-cell table:style-name="ce54" table:formula="of:=[.J26]+1" office:value-type="float" office:value="170" calcext:value-type="float">
            <text:p>170</text:p>
          </table:table-cell>
          <table:table-cell table:style-name="ce59" office:value-type="float" office:value="169.042" calcext:value-type="float">
            <text:p>169,042</text:p>
          </table:table-cell>
          <table:table-cell table:style-name="ce64" office:value-type="float" office:value="9.8756" calcext:value-type="float">
            <text:p>9,8756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27]+1" office:value-type="float" office:value="27" calcext:value-type="float">
            <text:p>27</text:p>
          </table:table-cell>
          <table:table-cell table:style-name="ce59" office:value-type="float" office:value="26.042" calcext:value-type="float">
            <text:p>26,042</text:p>
          </table:table-cell>
          <table:table-cell table:style-name="ce64" office:value-type="float" office:value="14.8179" calcext:value-type="float">
            <text:p>14,8179</text:p>
          </table:table-cell>
          <table:table-cell table:style-name="ce54" table:formula="of:=[.D27]+1" office:value-type="float" office:value="75" calcext:value-type="float">
            <text:p>75</text:p>
          </table:table-cell>
          <table:table-cell table:style-name="ce59" office:value-type="float" office:value="74.042" calcext:value-type="float">
            <text:p>74,042</text:p>
          </table:table-cell>
          <table:table-cell table:style-name="ce64" office:value-type="float" office:value="12.9832" calcext:value-type="float">
            <text:p>12,9832</text:p>
          </table:table-cell>
          <table:table-cell table:style-name="ce54" table:formula="of:=[.G27]+1" office:value-type="float" office:value="123" calcext:value-type="float">
            <text:p>123</text:p>
          </table:table-cell>
          <table:table-cell table:style-name="ce59" office:value-type="float" office:value="122.042" calcext:value-type="float">
            <text:p>122,042</text:p>
          </table:table-cell>
          <table:table-cell table:style-name="ce64" office:value-type="float" office:value="11.3738" calcext:value-type="float">
            <text:p>11,3738</text:p>
          </table:table-cell>
          <table:table-cell table:style-name="ce54" table:formula="of:=[.J27]+1" office:value-type="float" office:value="171" calcext:value-type="float">
            <text:p>171</text:p>
          </table:table-cell>
          <table:table-cell table:style-name="ce59" office:value-type="float" office:value="170.042" calcext:value-type="float">
            <text:p>170,042</text:p>
          </table:table-cell>
          <table:table-cell table:style-name="ce64" office:value-type="float" office:value="9.8212" calcext:value-type="float">
            <text:p>9,8212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28]+1" office:value-type="float" office:value="28" calcext:value-type="float">
            <text:p>28</text:p>
          </table:table-cell>
          <table:table-cell table:style-name="ce59" office:value-type="float" office:value="27.042" calcext:value-type="float">
            <text:p>27,042</text:p>
          </table:table-cell>
          <table:table-cell table:style-name="ce64" office:value-type="float" office:value="14.7051" calcext:value-type="float">
            <text:p>14,7051</text:p>
          </table:table-cell>
          <table:table-cell table:style-name="ce54" table:formula="of:=[.D28]+1" office:value-type="float" office:value="76" calcext:value-type="float">
            <text:p>76</text:p>
          </table:table-cell>
          <table:table-cell table:style-name="ce59" office:value-type="float" office:value="75.042" calcext:value-type="float">
            <text:p>75,042</text:p>
          </table:table-cell>
          <table:table-cell table:style-name="ce64" office:value-type="float" office:value="12.9454" calcext:value-type="float">
            <text:p>12,9454</text:p>
          </table:table-cell>
          <table:table-cell table:style-name="ce54" table:formula="of:=[.G28]+1" office:value-type="float" office:value="124" calcext:value-type="float">
            <text:p>124</text:p>
          </table:table-cell>
          <table:table-cell table:style-name="ce59" office:value-type="float" office:value="123.042" calcext:value-type="float">
            <text:p>123,042</text:p>
          </table:table-cell>
          <table:table-cell table:style-name="ce64" office:value-type="float" office:value="11.3248" calcext:value-type="float">
            <text:p>11,3248</text:p>
          </table:table-cell>
          <table:table-cell table:style-name="ce54" table:formula="of:=[.J28]+1" office:value-type="float" office:value="172" calcext:value-type="float">
            <text:p>172</text:p>
          </table:table-cell>
          <table:table-cell table:style-name="ce59" office:value-type="float" office:value="171.042" calcext:value-type="float">
            <text:p>171,042</text:p>
          </table:table-cell>
          <table:table-cell table:style-name="ce64" office:value-type="float" office:value="9.7703" calcext:value-type="float">
            <text:p>9,7703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29]+1" office:value-type="float" office:value="29" calcext:value-type="float">
            <text:p>29</text:p>
          </table:table-cell>
          <table:table-cell table:style-name="ce59" office:value-type="float" office:value="28.042" calcext:value-type="float">
            <text:p>28,042</text:p>
          </table:table-cell>
          <table:table-cell table:style-name="ce64" office:value-type="float" office:value="14.6263" calcext:value-type="float">
            <text:p>14,6263</text:p>
          </table:table-cell>
          <table:table-cell table:style-name="ce54" table:formula="of:=[.D29]+1" office:value-type="float" office:value="77" calcext:value-type="float">
            <text:p>77</text:p>
          </table:table-cell>
          <table:table-cell table:style-name="ce59" office:value-type="float" office:value="76.042" calcext:value-type="float">
            <text:p>76,042</text:p>
          </table:table-cell>
          <table:table-cell table:style-name="ce64" office:value-type="float" office:value="12.9583" calcext:value-type="float">
            <text:p>12,9583</text:p>
          </table:table-cell>
          <table:table-cell table:style-name="ce54" table:formula="of:=[.G29]+1" office:value-type="float" office:value="125" calcext:value-type="float">
            <text:p>125</text:p>
          </table:table-cell>
          <table:table-cell table:style-name="ce59" office:value-type="float" office:value="124.043" calcext:value-type="float">
            <text:p>124,043</text:p>
          </table:table-cell>
          <table:table-cell table:style-name="ce64" office:value-type="float" office:value="11.3376" calcext:value-type="float">
            <text:p>11,3376</text:p>
          </table:table-cell>
          <table:table-cell table:style-name="ce54" table:formula="of:=[.J29]+1" office:value-type="float" office:value="173" calcext:value-type="float">
            <text:p>173</text:p>
          </table:table-cell>
          <table:table-cell table:style-name="ce59" office:value-type="float" office:value="172.043" calcext:value-type="float">
            <text:p>172,043</text:p>
          </table:table-cell>
          <table:table-cell table:style-name="ce64" office:value-type="float" office:value="9.754" calcext:value-type="float">
            <text:p>9,754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30]+1" office:value-type="float" office:value="30" calcext:value-type="float">
            <text:p>30</text:p>
          </table:table-cell>
          <table:table-cell table:style-name="ce59" office:value-type="float" office:value="29.043" calcext:value-type="float">
            <text:p>29,043</text:p>
          </table:table-cell>
          <table:table-cell table:style-name="ce64" office:value-type="float" office:value="14.551" calcext:value-type="float">
            <text:p>14,551</text:p>
          </table:table-cell>
          <table:table-cell table:style-name="ce54" table:formula="of:=[.D30]+1" office:value-type="float" office:value="78" calcext:value-type="float">
            <text:p>78</text:p>
          </table:table-cell>
          <table:table-cell table:style-name="ce59" office:value-type="float" office:value="77.043" calcext:value-type="float">
            <text:p>77,043</text:p>
          </table:table-cell>
          <table:table-cell table:style-name="ce64" office:value-type="float" office:value="12.9586" calcext:value-type="float">
            <text:p>12,9586</text:p>
          </table:table-cell>
          <table:table-cell table:style-name="ce54" table:formula="of:=[.G30]+1" office:value-type="float" office:value="126" calcext:value-type="float">
            <text:p>126</text:p>
          </table:table-cell>
          <table:table-cell table:style-name="ce59" office:value-type="float" office:value="125.042" calcext:value-type="float">
            <text:p>125,042</text:p>
          </table:table-cell>
          <table:table-cell table:style-name="ce64" office:value-type="float" office:value="11.2992" calcext:value-type="float">
            <text:p>11,2992</text:p>
          </table:table-cell>
          <table:table-cell table:style-name="ce54" table:formula="of:=[.J30]+1" office:value-type="float" office:value="174" calcext:value-type="float">
            <text:p>174</text:p>
          </table:table-cell>
          <table:table-cell table:style-name="ce59" office:value-type="float" office:value="173.042" calcext:value-type="float">
            <text:p>173,042</text:p>
          </table:table-cell>
          <table:table-cell table:style-name="ce64" office:value-type="float" office:value="9.6626" calcext:value-type="float">
            <text:p>9,6626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31]+1" office:value-type="float" office:value="31" calcext:value-type="float">
            <text:p>31</text:p>
          </table:table-cell>
          <table:table-cell table:style-name="ce59" office:value-type="float" office:value="30.042" calcext:value-type="float">
            <text:p>30,042</text:p>
          </table:table-cell>
          <table:table-cell table:style-name="ce64" office:value-type="float" office:value="14.5192" calcext:value-type="float">
            <text:p>14,5192</text:p>
          </table:table-cell>
          <table:table-cell table:style-name="ce54" table:formula="of:=[.D31]+1" office:value-type="float" office:value="79" calcext:value-type="float">
            <text:p>79</text:p>
          </table:table-cell>
          <table:table-cell table:style-name="ce59" office:value-type="float" office:value="78.042" calcext:value-type="float">
            <text:p>78,042</text:p>
          </table:table-cell>
          <table:table-cell table:style-name="ce64" office:value-type="float" office:value="12.8986" calcext:value-type="float">
            <text:p>12,8986</text:p>
          </table:table-cell>
          <table:table-cell table:style-name="ce54" table:formula="of:=[.G31]+1" office:value-type="float" office:value="127" calcext:value-type="float">
            <text:p>127</text:p>
          </table:table-cell>
          <table:table-cell table:style-name="ce59" office:value-type="float" office:value="126.042" calcext:value-type="float">
            <text:p>126,042</text:p>
          </table:table-cell>
          <table:table-cell table:style-name="ce64" office:value-type="float" office:value="11.2765" calcext:value-type="float">
            <text:p>11,2765</text:p>
          </table:table-cell>
          <table:table-cell table:style-name="ce54" table:formula="of:=[.J31]+1" office:value-type="float" office:value="175" calcext:value-type="float">
            <text:p>175</text:p>
          </table:table-cell>
          <table:table-cell table:style-name="ce59" office:value-type="float" office:value="174.042" calcext:value-type="float">
            <text:p>174,042</text:p>
          </table:table-cell>
          <table:table-cell table:style-name="ce64" office:value-type="float" office:value="9.6402" calcext:value-type="float">
            <text:p>9,6402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32]+1" office:value-type="float" office:value="32" calcext:value-type="float">
            <text:p>32</text:p>
          </table:table-cell>
          <table:table-cell table:style-name="ce59" office:value-type="float" office:value="31.042" calcext:value-type="float">
            <text:p>31,042</text:p>
          </table:table-cell>
          <table:table-cell table:style-name="ce64" office:value-type="float" office:value="14.5125" calcext:value-type="float">
            <text:p>14,5125</text:p>
          </table:table-cell>
          <table:table-cell table:style-name="ce54" table:formula="of:=[.D32]+1" office:value-type="float" office:value="80" calcext:value-type="float">
            <text:p>80</text:p>
          </table:table-cell>
          <table:table-cell table:style-name="ce59" office:value-type="float" office:value="79.042" calcext:value-type="float">
            <text:p>79,042</text:p>
          </table:table-cell>
          <table:table-cell table:style-name="ce64" office:value-type="float" office:value="12.8296" calcext:value-type="float">
            <text:p>12,8296</text:p>
          </table:table-cell>
          <table:table-cell table:style-name="ce54" table:formula="of:=[.G32]+1" office:value-type="float" office:value="128" calcext:value-type="float">
            <text:p>128</text:p>
          </table:table-cell>
          <table:table-cell table:style-name="ce59" office:value-type="float" office:value="127.043" calcext:value-type="float">
            <text:p>127,043</text:p>
          </table:table-cell>
          <table:table-cell table:style-name="ce64" office:value-type="float" office:value="11.286" calcext:value-type="float">
            <text:p>11,286</text:p>
          </table:table-cell>
          <table:table-cell table:style-name="ce54" table:formula="of:=[.J32]+1" office:value-type="float" office:value="176" calcext:value-type="float">
            <text:p>176</text:p>
          </table:table-cell>
          <table:table-cell table:style-name="ce59" office:value-type="float" office:value="175.042" calcext:value-type="float">
            <text:p>175,042</text:p>
          </table:table-cell>
          <table:table-cell table:style-name="ce64" office:value-type="float" office:value="9.6328" calcext:value-type="float">
            <text:p>9,6328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33]+1" office:value-type="float" office:value="33" calcext:value-type="float">
            <text:p>33</text:p>
          </table:table-cell>
          <table:table-cell table:style-name="ce59" office:value-type="float" office:value="32.042" calcext:value-type="float">
            <text:p>32,042</text:p>
          </table:table-cell>
          <table:table-cell table:style-name="ce64" office:value-type="float" office:value="14.4981" calcext:value-type="float">
            <text:p>14,4981</text:p>
          </table:table-cell>
          <table:table-cell table:style-name="ce54" table:formula="of:=[.D33]+1" office:value-type="float" office:value="81" calcext:value-type="float">
            <text:p>81</text:p>
          </table:table-cell>
          <table:table-cell table:style-name="ce59" office:value-type="float" office:value="80.042" calcext:value-type="float">
            <text:p>80,042</text:p>
          </table:table-cell>
          <table:table-cell table:style-name="ce64" office:value-type="float" office:value="12.7641" calcext:value-type="float">
            <text:p>12,7641</text:p>
          </table:table-cell>
          <table:table-cell table:style-name="ce54" table:formula="of:=[.G33]+1" office:value-type="float" office:value="129" calcext:value-type="float">
            <text:p>129</text:p>
          </table:table-cell>
          <table:table-cell table:style-name="ce59" office:value-type="float" office:value="128.042" calcext:value-type="float">
            <text:p>128,042</text:p>
          </table:table-cell>
          <table:table-cell table:style-name="ce64" office:value-type="float" office:value="11.2568" calcext:value-type="float">
            <text:p>11,2568</text:p>
          </table:table-cell>
          <table:table-cell table:style-name="ce54" table:formula="of:=[.J33]+1" office:value-type="float" office:value="177" calcext:value-type="float">
            <text:p>177</text:p>
          </table:table-cell>
          <table:table-cell table:style-name="ce59" office:value-type="float" office:value="176.042" calcext:value-type="float">
            <text:p>176,042</text:p>
          </table:table-cell>
          <table:table-cell table:style-name="ce64" office:value-type="float" office:value="9.6129" calcext:value-type="float">
            <text:p>9,6129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34]+1" office:value-type="float" office:value="34" calcext:value-type="float">
            <text:p>34</text:p>
          </table:table-cell>
          <table:table-cell table:style-name="ce59" office:value-type="float" office:value="33.042" calcext:value-type="float">
            <text:p>33,042</text:p>
          </table:table-cell>
          <table:table-cell table:style-name="ce64" office:value-type="float" office:value="14.4846" calcext:value-type="float">
            <text:p>14,4846</text:p>
          </table:table-cell>
          <table:table-cell table:style-name="ce54" table:formula="of:=[.D34]+1" office:value-type="float" office:value="82" calcext:value-type="float">
            <text:p>82</text:p>
          </table:table-cell>
          <table:table-cell table:style-name="ce59" office:value-type="float" office:value="81.042" calcext:value-type="float">
            <text:p>81,042</text:p>
          </table:table-cell>
          <table:table-cell table:style-name="ce64" office:value-type="float" office:value="12.6772" calcext:value-type="float">
            <text:p>12,6772</text:p>
          </table:table-cell>
          <table:table-cell table:style-name="ce54" table:formula="of:=[.G34]+1" office:value-type="float" office:value="130" calcext:value-type="float">
            <text:p>130</text:p>
          </table:table-cell>
          <table:table-cell table:style-name="ce59" office:value-type="float" office:value="129.042" calcext:value-type="float">
            <text:p>129,042</text:p>
          </table:table-cell>
          <table:table-cell table:style-name="ce64" office:value-type="float" office:value="11.1754" calcext:value-type="float">
            <text:p>11,1754</text:p>
          </table:table-cell>
          <table:table-cell table:style-name="ce54" table:formula="of:=[.J34]+1" office:value-type="float" office:value="178" calcext:value-type="float">
            <text:p>178</text:p>
          </table:table-cell>
          <table:table-cell table:style-name="ce59" office:value-type="float" office:value="177.042" calcext:value-type="float">
            <text:p>177,042</text:p>
          </table:table-cell>
          <table:table-cell table:style-name="ce64" office:value-type="float" office:value="9.5883" calcext:value-type="float">
            <text:p>9,5883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35]+1" office:value-type="float" office:value="35" calcext:value-type="float">
            <text:p>35</text:p>
          </table:table-cell>
          <table:table-cell table:style-name="ce59" office:value-type="float" office:value="34.042" calcext:value-type="float">
            <text:p>34,042</text:p>
          </table:table-cell>
          <table:table-cell table:style-name="ce64" office:value-type="float" office:value="14.4796" calcext:value-type="float">
            <text:p>14,4796</text:p>
          </table:table-cell>
          <table:table-cell table:style-name="ce54" table:formula="of:=[.D35]+1" office:value-type="float" office:value="83" calcext:value-type="float">
            <text:p>83</text:p>
          </table:table-cell>
          <table:table-cell table:style-name="ce59" office:value-type="float" office:value="82.042" calcext:value-type="float">
            <text:p>82,042</text:p>
          </table:table-cell>
          <table:table-cell table:style-name="ce64" office:value-type="float" office:value="12.7136" calcext:value-type="float">
            <text:p>12,7136</text:p>
          </table:table-cell>
          <table:table-cell table:style-name="ce54" table:formula="of:=[.G35]+1" office:value-type="float" office:value="131" calcext:value-type="float">
            <text:p>131</text:p>
          </table:table-cell>
          <table:table-cell table:style-name="ce59" office:value-type="float" office:value="130.042" calcext:value-type="float">
            <text:p>130,042</text:p>
          </table:table-cell>
          <table:table-cell table:style-name="ce64" office:value-type="float" office:value="11.1336" calcext:value-type="float">
            <text:p>11,1336</text:p>
          </table:table-cell>
          <table:table-cell table:style-name="ce54" table:formula="of:=[.J35]+1" office:value-type="float" office:value="179" calcext:value-type="float">
            <text:p>179</text:p>
          </table:table-cell>
          <table:table-cell table:style-name="ce59" office:value-type="float" office:value="178.042" calcext:value-type="float">
            <text:p>178,042</text:p>
          </table:table-cell>
          <table:table-cell table:style-name="ce64" office:value-type="float" office:value="9.5733" calcext:value-type="float">
            <text:p>9,5733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36]+1" office:value-type="float" office:value="36" calcext:value-type="float">
            <text:p>36</text:p>
          </table:table-cell>
          <table:table-cell table:style-name="ce59" office:value-type="float" office:value="35.042" calcext:value-type="float">
            <text:p>35,042</text:p>
          </table:table-cell>
          <table:table-cell table:style-name="ce64" office:value-type="float" office:value="14.4391" calcext:value-type="float">
            <text:p>14,4391</text:p>
          </table:table-cell>
          <table:table-cell table:style-name="ce54" table:formula="of:=[.D36]+1" office:value-type="float" office:value="84" calcext:value-type="float">
            <text:p>84</text:p>
          </table:table-cell>
          <table:table-cell table:style-name="ce59" office:value-type="float" office:value="83.042" calcext:value-type="float">
            <text:p>83,042</text:p>
          </table:table-cell>
          <table:table-cell table:style-name="ce64" office:value-type="float" office:value="12.7293" calcext:value-type="float">
            <text:p>12,7293</text:p>
          </table:table-cell>
          <table:table-cell table:style-name="ce54" table:formula="of:=[.G36]+1" office:value-type="float" office:value="132" calcext:value-type="float">
            <text:p>132</text:p>
          </table:table-cell>
          <table:table-cell table:style-name="ce59" office:value-type="float" office:value="131.042" calcext:value-type="float">
            <text:p>131,042</text:p>
          </table:table-cell>
          <table:table-cell table:style-name="ce64" office:value-type="float" office:value="11.1155" calcext:value-type="float">
            <text:p>11,1155</text:p>
          </table:table-cell>
          <table:table-cell table:style-name="ce54" table:formula="of:=[.J36]+1" office:value-type="float" office:value="180" calcext:value-type="float">
            <text:p>180</text:p>
          </table:table-cell>
          <table:table-cell table:style-name="ce59" office:value-type="float" office:value="179.043" calcext:value-type="float">
            <text:p>179,043</text:p>
          </table:table-cell>
          <table:table-cell table:style-name="ce64" office:value-type="float" office:value="9.5814" calcext:value-type="float">
            <text:p>9,5814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37]+1" office:value-type="float" office:value="37" calcext:value-type="float">
            <text:p>37</text:p>
          </table:table-cell>
          <table:table-cell table:style-name="ce59" office:value-type="float" office:value="36.042" calcext:value-type="float">
            <text:p>36,042</text:p>
          </table:table-cell>
          <table:table-cell table:style-name="ce64" office:value-type="float" office:value="14.4175" calcext:value-type="float">
            <text:p>14,4175</text:p>
          </table:table-cell>
          <table:table-cell table:style-name="ce54" table:formula="of:=[.D37]+1" office:value-type="float" office:value="85" calcext:value-type="float">
            <text:p>85</text:p>
          </table:table-cell>
          <table:table-cell table:style-name="ce59" office:value-type="float" office:value="84.042" calcext:value-type="float">
            <text:p>84,042</text:p>
          </table:table-cell>
          <table:table-cell table:style-name="ce64" office:value-type="float" office:value="12.7393" calcext:value-type="float">
            <text:p>12,7393</text:p>
          </table:table-cell>
          <table:table-cell table:style-name="ce54" table:formula="of:=[.G37]+1" office:value-type="float" office:value="133" calcext:value-type="float">
            <text:p>133</text:p>
          </table:table-cell>
          <table:table-cell table:style-name="ce59" office:value-type="float" office:value="132.042" calcext:value-type="float">
            <text:p>132,042</text:p>
          </table:table-cell>
          <table:table-cell table:style-name="ce64" office:value-type="float" office:value="11.1477" calcext:value-type="float">
            <text:p>11,1477</text:p>
          </table:table-cell>
          <table:table-cell table:style-name="ce54" table:formula="of:=[.J37]+1" office:value-type="float" office:value="181" calcext:value-type="float">
            <text:p>181</text:p>
          </table:table-cell>
          <table:table-cell table:style-name="ce59" office:value-type="float" office:value="180.042" calcext:value-type="float">
            <text:p>180,042</text:p>
          </table:table-cell>
          <table:table-cell table:style-name="ce64" office:value-type="float" office:value="9.5834" calcext:value-type="float">
            <text:p>9,5834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38]+1" office:value-type="float" office:value="38" calcext:value-type="float">
            <text:p>38</text:p>
          </table:table-cell>
          <table:table-cell table:style-name="ce59" office:value-type="float" office:value="37.042" calcext:value-type="float">
            <text:p>37,042</text:p>
          </table:table-cell>
          <table:table-cell table:style-name="ce64" office:value-type="float" office:value="14.3803" calcext:value-type="float">
            <text:p>14,3803</text:p>
          </table:table-cell>
          <table:table-cell table:style-name="ce54" table:formula="of:=[.D38]+1" office:value-type="float" office:value="86" calcext:value-type="float">
            <text:p>86</text:p>
          </table:table-cell>
          <table:table-cell table:style-name="ce59" office:value-type="float" office:value="85.042" calcext:value-type="float">
            <text:p>85,042</text:p>
          </table:table-cell>
          <table:table-cell table:style-name="ce64" office:value-type="float" office:value="12.7241" calcext:value-type="float">
            <text:p>12,7241</text:p>
          </table:table-cell>
          <table:table-cell table:style-name="ce54" table:formula="of:=[.G38]+1" office:value-type="float" office:value="134" calcext:value-type="float">
            <text:p>134</text:p>
          </table:table-cell>
          <table:table-cell table:style-name="ce59" office:value-type="float" office:value="133.042" calcext:value-type="float">
            <text:p>133,042</text:p>
          </table:table-cell>
          <table:table-cell table:style-name="ce64" office:value-type="float" office:value="11.1657" calcext:value-type="float">
            <text:p>11,1657</text:p>
          </table:table-cell>
          <table:table-cell table:style-name="ce54" table:formula="of:=[.J38]+1" office:value-type="float" office:value="182" calcext:value-type="float">
            <text:p>182</text:p>
          </table:table-cell>
          <table:table-cell table:style-name="ce59" office:value-type="float" office:value="181.042" calcext:value-type="float">
            <text:p>181,042</text:p>
          </table:table-cell>
          <table:table-cell table:style-name="ce64" office:value-type="float" office:value="9.5393" calcext:value-type="float">
            <text:p>9,5393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39]+1" office:value-type="float" office:value="39" calcext:value-type="float">
            <text:p>39</text:p>
          </table:table-cell>
          <table:table-cell table:style-name="ce59" office:value-type="float" office:value="38.042" calcext:value-type="float">
            <text:p>38,042</text:p>
          </table:table-cell>
          <table:table-cell table:style-name="ce64" office:value-type="float" office:value="14.3206" calcext:value-type="float">
            <text:p>14,3206</text:p>
          </table:table-cell>
          <table:table-cell table:style-name="ce54" table:formula="of:=[.D39]+1" office:value-type="float" office:value="87" calcext:value-type="float">
            <text:p>87</text:p>
          </table:table-cell>
          <table:table-cell table:style-name="ce59" office:value-type="float" office:value="86.042" calcext:value-type="float">
            <text:p>86,042</text:p>
          </table:table-cell>
          <table:table-cell table:style-name="ce64" office:value-type="float" office:value="12.7252" calcext:value-type="float">
            <text:p>12,7252</text:p>
          </table:table-cell>
          <table:table-cell table:style-name="ce54" table:formula="of:=[.G39]+1" office:value-type="float" office:value="135" calcext:value-type="float">
            <text:p>135</text:p>
          </table:table-cell>
          <table:table-cell table:style-name="ce59" office:value-type="float" office:value="134.042" calcext:value-type="float">
            <text:p>134,042</text:p>
          </table:table-cell>
          <table:table-cell table:style-name="ce64" office:value-type="float" office:value="11.083" calcext:value-type="float">
            <text:p>11,083</text:p>
          </table:table-cell>
          <table:table-cell table:style-name="ce54" table:formula="of:=[.J39]+1" office:value-type="float" office:value="183" calcext:value-type="float">
            <text:p>183</text:p>
          </table:table-cell>
          <table:table-cell table:style-name="ce59" office:value-type="float" office:value="182.042" calcext:value-type="float">
            <text:p>182,042</text:p>
          </table:table-cell>
          <table:table-cell table:style-name="ce64" office:value-type="float" office:value="9.5064" calcext:value-type="float">
            <text:p>9,5064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40]+1" office:value-type="float" office:value="40" calcext:value-type="float">
            <text:p>40</text:p>
          </table:table-cell>
          <table:table-cell table:style-name="ce59" office:value-type="float" office:value="39.042" calcext:value-type="float">
            <text:p>39,042</text:p>
          </table:table-cell>
          <table:table-cell table:style-name="ce64" office:value-type="float" office:value="14.2528" calcext:value-type="float">
            <text:p>14,2528</text:p>
          </table:table-cell>
          <table:table-cell table:style-name="ce54" table:formula="of:=[.D40]+1" office:value-type="float" office:value="88" calcext:value-type="float">
            <text:p>88</text:p>
          </table:table-cell>
          <table:table-cell table:style-name="ce59" office:value-type="float" office:value="87.042" calcext:value-type="float">
            <text:p>87,042</text:p>
          </table:table-cell>
          <table:table-cell table:style-name="ce64" office:value-type="float" office:value="12.6399" calcext:value-type="float">
            <text:p>12,6399</text:p>
          </table:table-cell>
          <table:table-cell table:style-name="ce54" table:formula="of:=[.G40]+1" office:value-type="float" office:value="136" calcext:value-type="float">
            <text:p>136</text:p>
          </table:table-cell>
          <table:table-cell table:style-name="ce59" office:value-type="float" office:value="135.043" calcext:value-type="float">
            <text:p>135,043</text:p>
          </table:table-cell>
          <table:table-cell table:style-name="ce64" office:value-type="float" office:value="10.9635" calcext:value-type="float">
            <text:p>10,9635</text:p>
          </table:table-cell>
          <table:table-cell table:style-name="ce54" table:formula="of:=[.J40]+1" office:value-type="float" office:value="184" calcext:value-type="float">
            <text:p>184</text:p>
          </table:table-cell>
          <table:table-cell table:style-name="ce59" office:value-type="float" office:value="183.042" calcext:value-type="float">
            <text:p>183,042</text:p>
          </table:table-cell>
          <table:table-cell table:style-name="ce64" office:value-type="float" office:value="9.5165" calcext:value-type="float">
            <text:p>9,5165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41]+1" office:value-type="float" office:value="41" calcext:value-type="float">
            <text:p>41</text:p>
          </table:table-cell>
          <table:table-cell table:style-name="ce59" office:value-type="float" office:value="40.042" calcext:value-type="float">
            <text:p>40,042</text:p>
          </table:table-cell>
          <table:table-cell table:style-name="ce64" office:value-type="float" office:value="14.1638" calcext:value-type="float">
            <text:p>14,1638</text:p>
          </table:table-cell>
          <table:table-cell table:style-name="ce54" table:formula="of:=[.D41]+1" office:value-type="float" office:value="89" calcext:value-type="float">
            <text:p>89</text:p>
          </table:table-cell>
          <table:table-cell table:style-name="ce59" office:value-type="float" office:value="88.043" calcext:value-type="float">
            <text:p>88,043</text:p>
          </table:table-cell>
          <table:table-cell table:style-name="ce64" office:value-type="float" office:value="12.5652" calcext:value-type="float">
            <text:p>12,5652</text:p>
          </table:table-cell>
          <table:table-cell table:style-name="ce54" table:formula="of:=[.G41]+1" office:value-type="float" office:value="137" calcext:value-type="float">
            <text:p>137</text:p>
          </table:table-cell>
          <table:table-cell table:style-name="ce59" office:value-type="float" office:value="136.043" calcext:value-type="float">
            <text:p>136,043</text:p>
          </table:table-cell>
          <table:table-cell table:style-name="ce64" office:value-type="float" office:value="10.9165" calcext:value-type="float">
            <text:p>10,9165</text:p>
          </table:table-cell>
          <table:table-cell table:style-name="ce54" table:formula="of:=[.J41]+1" office:value-type="float" office:value="185" calcext:value-type="float">
            <text:p>185</text:p>
          </table:table-cell>
          <table:table-cell table:style-name="ce59" office:value-type="float" office:value="184.043" calcext:value-type="float">
            <text:p>184,043</text:p>
          </table:table-cell>
          <table:table-cell table:style-name="ce64" office:value-type="float" office:value="9.4628" calcext:value-type="float">
            <text:p>9,4628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42]+1" office:value-type="float" office:value="42" calcext:value-type="float">
            <text:p>42</text:p>
          </table:table-cell>
          <table:table-cell table:style-name="ce59" office:value-type="float" office:value="41.042" calcext:value-type="float">
            <text:p>41,042</text:p>
          </table:table-cell>
          <table:table-cell table:style-name="ce64" office:value-type="float" office:value="14.14" calcext:value-type="float">
            <text:p>14,14</text:p>
          </table:table-cell>
          <table:table-cell table:style-name="ce54" table:formula="of:=[.D42]+1" office:value-type="float" office:value="90" calcext:value-type="float">
            <text:p>90</text:p>
          </table:table-cell>
          <table:table-cell table:style-name="ce59" office:value-type="float" office:value="89.042" calcext:value-type="float">
            <text:p>89,042</text:p>
          </table:table-cell>
          <table:table-cell table:style-name="ce64" office:value-type="float" office:value="12.5455" calcext:value-type="float">
            <text:p>12,5455</text:p>
          </table:table-cell>
          <table:table-cell table:style-name="ce54" table:formula="of:=[.G42]+1" office:value-type="float" office:value="138" calcext:value-type="float">
            <text:p>138</text:p>
          </table:table-cell>
          <table:table-cell table:style-name="ce59" office:value-type="float" office:value="137.042" calcext:value-type="float">
            <text:p>137,042</text:p>
          </table:table-cell>
          <table:table-cell table:style-name="ce64" office:value-type="float" office:value="10.8188" calcext:value-type="float">
            <text:p>10,8188</text:p>
          </table:table-cell>
          <table:table-cell table:style-name="ce54" table:formula="of:=[.J42]+1" office:value-type="float" office:value="186" calcext:value-type="float">
            <text:p>186</text:p>
          </table:table-cell>
          <table:table-cell table:style-name="ce59" office:value-type="float" office:value="185.042" calcext:value-type="float">
            <text:p>185,042</text:p>
          </table:table-cell>
          <table:table-cell table:style-name="ce64" office:value-type="float" office:value="9.4404" calcext:value-type="float">
            <text:p>9,4404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43]+1" office:value-type="float" office:value="43" calcext:value-type="float">
            <text:p>43</text:p>
          </table:table-cell>
          <table:table-cell table:style-name="ce59" office:value-type="float" office:value="42.042" calcext:value-type="float">
            <text:p>42,042</text:p>
          </table:table-cell>
          <table:table-cell table:style-name="ce64" office:value-type="float" office:value="14.1322" calcext:value-type="float">
            <text:p>14,1322</text:p>
          </table:table-cell>
          <table:table-cell table:style-name="ce54" table:formula="of:=[.D43]+1" office:value-type="float" office:value="91" calcext:value-type="float">
            <text:p>91</text:p>
          </table:table-cell>
          <table:table-cell table:style-name="ce59" office:value-type="float" office:value="90.042" calcext:value-type="float">
            <text:p>90,042</text:p>
          </table:table-cell>
          <table:table-cell table:style-name="ce64" office:value-type="float" office:value="12.5021" calcext:value-type="float">
            <text:p>12,5021</text:p>
          </table:table-cell>
          <table:table-cell table:style-name="ce54" table:formula="of:=[.G43]+1" office:value-type="float" office:value="139" calcext:value-type="float">
            <text:p>139</text:p>
          </table:table-cell>
          <table:table-cell table:style-name="ce59" office:value-type="float" office:value="138.042" calcext:value-type="float">
            <text:p>138,042</text:p>
          </table:table-cell>
          <table:table-cell table:style-name="ce64" office:value-type="float" office:value="10.8084" calcext:value-type="float">
            <text:p>10,8084</text:p>
          </table:table-cell>
          <table:table-cell table:style-name="ce54" table:formula="of:=[.J43]+1" office:value-type="float" office:value="187" calcext:value-type="float">
            <text:p>187</text:p>
          </table:table-cell>
          <table:table-cell table:style-name="ce59" office:value-type="float" office:value="186.042" calcext:value-type="float">
            <text:p>186,042</text:p>
          </table:table-cell>
          <table:table-cell table:style-name="ce64" office:value-type="float" office:value="9.4071" calcext:value-type="float">
            <text:p>9,4071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44]+1" office:value-type="float" office:value="44" calcext:value-type="float">
            <text:p>44</text:p>
          </table:table-cell>
          <table:table-cell table:style-name="ce59" office:value-type="float" office:value="43.042" calcext:value-type="float">
            <text:p>43,042</text:p>
          </table:table-cell>
          <table:table-cell table:style-name="ce64" office:value-type="float" office:value="14.0639" calcext:value-type="float">
            <text:p>14,0639</text:p>
          </table:table-cell>
          <table:table-cell table:style-name="ce54" table:formula="of:=[.D44]+1" office:value-type="float" office:value="92" calcext:value-type="float">
            <text:p>92</text:p>
          </table:table-cell>
          <table:table-cell table:style-name="ce59" office:value-type="float" office:value="91.042" calcext:value-type="float">
            <text:p>91,042</text:p>
          </table:table-cell>
          <table:table-cell table:style-name="ce64" office:value-type="float" office:value="12.4467" calcext:value-type="float">
            <text:p>12,4467</text:p>
          </table:table-cell>
          <table:table-cell table:style-name="ce54" table:formula="of:=[.G44]+1" office:value-type="float" office:value="140" calcext:value-type="float">
            <text:p>140</text:p>
          </table:table-cell>
          <table:table-cell table:style-name="ce59" office:value-type="float" office:value="139.043" calcext:value-type="float">
            <text:p>139,043</text:p>
          </table:table-cell>
          <table:table-cell table:style-name="ce64" office:value-type="float" office:value="10.7518" calcext:value-type="float">
            <text:p>10,7518</text:p>
          </table:table-cell>
          <table:table-cell table:style-name="ce54" table:formula="of:=[.J44]+1" office:value-type="float" office:value="188" calcext:value-type="float">
            <text:p>188</text:p>
          </table:table-cell>
          <table:table-cell table:style-name="ce59" office:value-type="float" office:value="187.042" calcext:value-type="float">
            <text:p>187,042</text:p>
          </table:table-cell>
          <table:table-cell table:style-name="ce64" office:value-type="float" office:value="9.3687" calcext:value-type="float">
            <text:p>9,3687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45]+1" office:value-type="float" office:value="45" calcext:value-type="float">
            <text:p>45</text:p>
          </table:table-cell>
          <table:table-cell table:style-name="ce59" office:value-type="float" office:value="44.042" calcext:value-type="float">
            <text:p>44,042</text:p>
          </table:table-cell>
          <table:table-cell table:style-name="ce64" office:value-type="float" office:value="14.0339" calcext:value-type="float">
            <text:p>14,0339</text:p>
          </table:table-cell>
          <table:table-cell table:style-name="ce54" table:formula="of:=[.D45]+1" office:value-type="float" office:value="93" calcext:value-type="float">
            <text:p>93</text:p>
          </table:table-cell>
          <table:table-cell table:style-name="ce59" office:value-type="float" office:value="92.042" calcext:value-type="float">
            <text:p>92,042</text:p>
          </table:table-cell>
          <table:table-cell table:style-name="ce64" office:value-type="float" office:value="12.4072" calcext:value-type="float">
            <text:p>12,4072</text:p>
          </table:table-cell>
          <table:table-cell table:style-name="ce54" table:formula="of:=[.G45]+1" office:value-type="float" office:value="141" calcext:value-type="float">
            <text:p>141</text:p>
          </table:table-cell>
          <table:table-cell table:style-name="ce59" office:value-type="float" office:value="140.042" calcext:value-type="float">
            <text:p>140,042</text:p>
          </table:table-cell>
          <table:table-cell table:style-name="ce64" office:value-type="float" office:value="10.7606" calcext:value-type="float">
            <text:p>10,7606</text:p>
          </table:table-cell>
          <table:table-cell table:style-name="ce54" table:formula="of:=[.J45]+1" office:value-type="float" office:value="189" calcext:value-type="float">
            <text:p>189</text:p>
          </table:table-cell>
          <table:table-cell table:style-name="ce59" office:value-type="float" office:value="188.042" calcext:value-type="float">
            <text:p>188,042</text:p>
          </table:table-cell>
          <table:table-cell table:style-name="ce64" office:value-type="float" office:value="9.3583" calcext:value-type="float">
            <text:p>9,3583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46]+1" office:value-type="float" office:value="46" calcext:value-type="float">
            <text:p>46</text:p>
          </table:table-cell>
          <table:table-cell table:style-name="ce59" office:value-type="float" office:value="45.042" calcext:value-type="float">
            <text:p>45,042</text:p>
          </table:table-cell>
          <table:table-cell table:style-name="ce64" office:value-type="float" office:value="13.9929" calcext:value-type="float">
            <text:p>13,9929</text:p>
          </table:table-cell>
          <table:table-cell table:style-name="ce54" table:formula="of:=[.D46]+1" office:value-type="float" office:value="94" calcext:value-type="float">
            <text:p>94</text:p>
          </table:table-cell>
          <table:table-cell table:style-name="ce59" office:value-type="float" office:value="93.042" calcext:value-type="float">
            <text:p>93,042</text:p>
          </table:table-cell>
          <table:table-cell table:style-name="ce64" office:value-type="float" office:value="12.4189" calcext:value-type="float">
            <text:p>12,4189</text:p>
          </table:table-cell>
          <table:table-cell table:style-name="ce54" table:formula="of:=[.G46]+1" office:value-type="float" office:value="142" calcext:value-type="float">
            <text:p>142</text:p>
          </table:table-cell>
          <table:table-cell table:style-name="ce59" office:value-type="float" office:value="141.042" calcext:value-type="float">
            <text:p>141,042</text:p>
          </table:table-cell>
          <table:table-cell table:style-name="ce64" office:value-type="float" office:value="10.7518" calcext:value-type="float">
            <text:p>10,7518</text:p>
          </table:table-cell>
          <table:table-cell table:style-name="ce54" table:formula="of:=[.J46]+1" office:value-type="float" office:value="190" calcext:value-type="float">
            <text:p>190</text:p>
          </table:table-cell>
          <table:table-cell table:style-name="ce59" office:value-type="float" office:value="189.042" calcext:value-type="float">
            <text:p>189,042</text:p>
          </table:table-cell>
          <table:table-cell table:style-name="ce64" office:value-type="float" office:value="9.4278" calcext:value-type="float">
            <text:p>9,4278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4" table:formula="of:=[.A47]+1" office:value-type="float" office:value="47" calcext:value-type="float">
            <text:p>47</text:p>
          </table:table-cell>
          <table:table-cell table:style-name="ce59" office:value-type="float" office:value="46.042" calcext:value-type="float">
            <text:p>46,042</text:p>
          </table:table-cell>
          <table:table-cell table:style-name="ce64" office:value-type="float" office:value="13.9436" calcext:value-type="float">
            <text:p>13,9436</text:p>
          </table:table-cell>
          <table:table-cell table:style-name="ce54" table:formula="of:=[.D47]+1" office:value-type="float" office:value="95" calcext:value-type="float">
            <text:p>95</text:p>
          </table:table-cell>
          <table:table-cell table:style-name="ce59" office:value-type="float" office:value="94.043" calcext:value-type="float">
            <text:p>94,043</text:p>
          </table:table-cell>
          <table:table-cell table:style-name="ce64" office:value-type="float" office:value="12.4611" calcext:value-type="float">
            <text:p>12,4611</text:p>
          </table:table-cell>
          <table:table-cell table:style-name="ce54" table:formula="of:=[.G47]+1" office:value-type="float" office:value="143" calcext:value-type="float">
            <text:p>143</text:p>
          </table:table-cell>
          <table:table-cell table:style-name="ce59" office:value-type="float" office:value="142.043" calcext:value-type="float">
            <text:p>142,043</text:p>
          </table:table-cell>
          <table:table-cell table:style-name="ce64" office:value-type="float" office:value="10.7684" calcext:value-type="float">
            <text:p>10,7684</text:p>
          </table:table-cell>
          <table:table-cell table:style-name="ce54" table:formula="of:=[.J47]+1" office:value-type="float" office:value="191" calcext:value-type="float">
            <text:p>191</text:p>
          </table:table-cell>
          <table:table-cell table:style-name="ce59" office:value-type="float" office:value="190.042" calcext:value-type="float">
            <text:p>190,042</text:p>
          </table:table-cell>
          <table:table-cell table:style-name="ce64" office:value-type="float" office:value="9.4086" calcext:value-type="float">
            <text:p>9,4086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5" table:formula="of:=[.A48]+1" office:value-type="float" office:value="48" calcext:value-type="float">
            <text:p>48</text:p>
          </table:table-cell>
          <table:table-cell table:style-name="ce60" office:value-type="float" office:value="47.042" calcext:value-type="float">
            <text:p>47,042</text:p>
          </table:table-cell>
          <table:table-cell table:style-name="ce65" office:value-type="float" office:value="13.9615" calcext:value-type="float">
            <text:p>13,9615</text:p>
          </table:table-cell>
          <table:table-cell table:style-name="ce55" table:formula="of:=[.D48]+1" office:value-type="float" office:value="96" calcext:value-type="float">
            <text:p>96</text:p>
          </table:table-cell>
          <table:table-cell table:style-name="ce62" office:value-type="float" office:value="95.042" calcext:value-type="float">
            <text:p>95,042</text:p>
          </table:table-cell>
          <table:table-cell table:style-name="ce65" office:value-type="float" office:value="12.3895" calcext:value-type="float">
            <text:p>12,3895</text:p>
          </table:table-cell>
          <table:table-cell table:style-name="ce55" table:formula="of:=[.G48]+1" office:value-type="float" office:value="144" calcext:value-type="float">
            <text:p>144</text:p>
          </table:table-cell>
          <table:table-cell table:style-name="ce62" office:value-type="float" office:value="143.042" calcext:value-type="float">
            <text:p>143,042</text:p>
          </table:table-cell>
          <table:table-cell table:style-name="ce65" office:value-type="float" office:value="10.8193" calcext:value-type="float">
            <text:p>10,8193</text:p>
          </table:table-cell>
          <table:table-cell table:style-name="ce55" table:formula="of:=[.J48]+1" office:value-type="float" office:value="192" calcext:value-type="float">
            <text:p>192</text:p>
          </table:table-cell>
          <table:table-cell table:style-name="ce60" office:value-type="float" office:value="191.043" calcext:value-type="float">
            <text:p>191,043</text:p>
          </table:table-cell>
          <table:table-cell table:style-name="ce65" office:value-type="float" office:value="9.3376" calcext:value-type="float">
            <text:p>9,3376</text:p>
          </table:table-cell>
          <table:table-cell table:style-name="ce56" table:number-columns-repeated="6"/>
          <table:table-cell table:number-columns-repeated="1006"/>
        </table:table-row>
        <table:table-row table:style-name="ro1">
          <table:table-cell table:style-name="ce53" office:value-type="string" calcext:value-type="string">
            <text:p>№</text:p>
          </table:table-cell>
          <table:table-cell table:style-name="ce61" office:value-type="string" calcext:value-type="string">
            <text:p>t (с)</text:p>
          </table:table-cell>
          <table:table-cell table:style-name="ce63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1" office:value-type="string" calcext:value-type="string">
            <text:p>t (с)</text:p>
          </table:table-cell>
          <table:table-cell table:style-name="ce63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1" office:value-type="string" calcext:value-type="string">
            <text:p>t (с)</text:p>
          </table:table-cell>
          <table:table-cell table:style-name="ce63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1" office:value-type="string" calcext:value-type="string">
            <text:p>t (с)</text:p>
          </table:table-cell>
          <table:table-cell table:style-name="ce63" office:value-type="string" calcext:value-type="string">
            <text:p>V (мВ)</text:p>
          </table:table-cell>
          <table:table-cell table:style-name="ce56" table:number-columns-repeated="3"/>
          <table:table-cell table:number-columns-repeated="1009"/>
        </table:table-row>
        <table:table-row table:style-name="ro1">
          <table:table-cell table:style-name="ce54" table:formula="of:=[.J49]+1" office:value-type="float" office:value="193" calcext:value-type="float">
            <text:p>193</text:p>
          </table:table-cell>
          <table:table-cell table:style-name="ce59" office:value-type="float" office:value="192.042" calcext:value-type="float">
            <text:p>192,042</text:p>
          </table:table-cell>
          <table:table-cell table:style-name="ce64" office:value-type="float" office:value="9.3331" calcext:value-type="float">
            <text:p>9,3331</text:p>
          </table:table-cell>
          <table:table-cell table:style-name="ce54" table:formula="of:=[.A64]+1" office:value-type="float" office:value="207" calcext:value-type="float">
            <text:p>207</text:p>
          </table:table-cell>
          <table:table-cell table:style-name="ce59" office:value-type="float" office:value="206.043" calcext:value-type="float">
            <text:p>206,043</text:p>
          </table:table-cell>
          <table:table-cell table:style-name="ce64" office:value-type="float" office:value="8.9494" calcext:value-type="float">
            <text:p>8,9494</text:p>
          </table:table-cell>
          <table:table-cell table:style-name="ce54" table:formula="of:=[.D64]+1" office:value-type="float" office:value="221" calcext:value-type="float">
            <text:p>221</text:p>
          </table:table-cell>
          <table:table-cell table:style-name="ce59" office:value-type="float" office:value="220.042" calcext:value-type="float">
            <text:p>220,042</text:p>
          </table:table-cell>
          <table:table-cell table:style-name="ce64" office:value-type="float" office:value="8.6613" calcext:value-type="float">
            <text:p>8,6613</text:p>
          </table:table-cell>
          <table:table-cell table:style-name="ce54" table:formula="of:=[.G64]+1" office:value-type="float" office:value="235" calcext:value-type="float">
            <text:p>235</text:p>
          </table:table-cell>
          <table:table-cell table:style-name="ce59" office:value-type="float" office:value="234.042" calcext:value-type="float">
            <text:p>234,042</text:p>
          </table:table-cell>
          <table:table-cell table:style-name="ce64" office:value-type="float" office:value="8.276" calcext:value-type="float">
            <text:p>8,276</text:p>
          </table:table-cell>
          <table:table-cell table:style-name="ce56" table:number-columns-repeated="3"/>
          <table:table-cell table:number-columns-repeated="1009"/>
        </table:table-row>
        <table:table-row table:style-name="ro1">
          <table:table-cell table:style-name="ce54" table:formula="of:=[.A51]+1" office:value-type="float" office:value="194" calcext:value-type="float">
            <text:p>194</text:p>
          </table:table-cell>
          <table:table-cell table:style-name="ce59" office:value-type="float" office:value="193.042" calcext:value-type="float">
            <text:p>193,042</text:p>
          </table:table-cell>
          <table:table-cell table:style-name="ce64" office:value-type="float" office:value="9.318" calcext:value-type="float">
            <text:p>9,318</text:p>
          </table:table-cell>
          <table:table-cell table:style-name="ce54" table:formula="of:=[.D51]+1" office:value-type="float" office:value="208" calcext:value-type="float">
            <text:p>208</text:p>
          </table:table-cell>
          <table:table-cell table:style-name="ce59" office:value-type="float" office:value="207.042" calcext:value-type="float">
            <text:p>207,042</text:p>
          </table:table-cell>
          <table:table-cell table:style-name="ce64" office:value-type="float" office:value="8.9536" calcext:value-type="float">
            <text:p>8,9536</text:p>
          </table:table-cell>
          <table:table-cell table:style-name="ce54" table:formula="of:=[.G51]+1" office:value-type="float" office:value="222" calcext:value-type="float">
            <text:p>222</text:p>
          </table:table-cell>
          <table:table-cell table:style-name="ce59" office:value-type="float" office:value="221.042" calcext:value-type="float">
            <text:p>221,042</text:p>
          </table:table-cell>
          <table:table-cell table:style-name="ce64" office:value-type="float" office:value="8.5612" calcext:value-type="float">
            <text:p>8,5612</text:p>
          </table:table-cell>
          <table:table-cell table:style-name="ce54" table:formula="of:=[.J51]+1" office:value-type="float" office:value="236" calcext:value-type="float">
            <text:p>236</text:p>
          </table:table-cell>
          <table:table-cell table:style-name="ce59" office:value-type="float" office:value="235.042" calcext:value-type="float">
            <text:p>235,042</text:p>
          </table:table-cell>
          <table:table-cell table:style-name="ce64" office:value-type="float" office:value="8.2062" calcext:value-type="float">
            <text:p>8,2062</text:p>
          </table:table-cell>
          <table:table-cell table:style-name="ce56" table:number-columns-repeated="3"/>
          <table:table-cell table:number-columns-repeated="1009"/>
        </table:table-row>
        <table:table-row table:style-name="ro1">
          <table:table-cell table:style-name="ce54" table:formula="of:=[.A52]+1" office:value-type="float" office:value="195" calcext:value-type="float">
            <text:p>195</text:p>
          </table:table-cell>
          <table:table-cell table:style-name="ce59" office:value-type="float" office:value="194.042" calcext:value-type="float">
            <text:p>194,042</text:p>
          </table:table-cell>
          <table:table-cell table:style-name="ce64" office:value-type="float" office:value="9.2919" calcext:value-type="float">
            <text:p>9,2919</text:p>
          </table:table-cell>
          <table:table-cell table:style-name="ce54" table:formula="of:=[.D52]+1" office:value-type="float" office:value="209" calcext:value-type="float">
            <text:p>209</text:p>
          </table:table-cell>
          <table:table-cell table:style-name="ce59" office:value-type="float" office:value="208.042" calcext:value-type="float">
            <text:p>208,042</text:p>
          </table:table-cell>
          <table:table-cell table:style-name="ce64" office:value-type="float" office:value="8.9082" calcext:value-type="float">
            <text:p>8,9082</text:p>
          </table:table-cell>
          <table:table-cell table:style-name="ce54" table:formula="of:=[.G52]+1" office:value-type="float" office:value="223" calcext:value-type="float">
            <text:p>223</text:p>
          </table:table-cell>
          <table:table-cell table:style-name="ce59" office:value-type="float" office:value="222.042" calcext:value-type="float">
            <text:p>222,042</text:p>
          </table:table-cell>
          <table:table-cell table:style-name="ce64" office:value-type="float" office:value="8.5094" calcext:value-type="float">
            <text:p>8,5094</text:p>
          </table:table-cell>
          <table:table-cell table:style-name="ce54" table:formula="of:=[.J52]+1" office:value-type="float" office:value="237" calcext:value-type="float">
            <text:p>237</text:p>
          </table:table-cell>
          <table:table-cell table:style-name="ce59" office:value-type="float" office:value="236.042" calcext:value-type="float">
            <text:p>236,042</text:p>
          </table:table-cell>
          <table:table-cell table:style-name="ce64" office:value-type="float" office:value="8.1701" calcext:value-type="float">
            <text:p>8,1701</text:p>
          </table:table-cell>
          <table:table-cell table:style-name="ce56" table:number-columns-repeated="3"/>
          <table:table-cell table:number-columns-repeated="1009"/>
        </table:table-row>
        <table:table-row table:style-name="ro1">
          <table:table-cell table:style-name="ce54" table:formula="of:=[.A53]+1" office:value-type="float" office:value="196" calcext:value-type="float">
            <text:p>196</text:p>
          </table:table-cell>
          <table:table-cell table:style-name="ce59" office:value-type="float" office:value="195.042" calcext:value-type="float">
            <text:p>195,042</text:p>
          </table:table-cell>
          <table:table-cell table:style-name="ce64" office:value-type="float" office:value="9.2624" calcext:value-type="float">
            <text:p>9,2624</text:p>
          </table:table-cell>
          <table:table-cell table:style-name="ce54" table:formula="of:=[.D53]+1" office:value-type="float" office:value="210" calcext:value-type="float">
            <text:p>210</text:p>
          </table:table-cell>
          <table:table-cell table:style-name="ce59" office:value-type="float" office:value="209.042" calcext:value-type="float">
            <text:p>209,042</text:p>
          </table:table-cell>
          <table:table-cell table:style-name="ce64" office:value-type="float" office:value="8.9092" calcext:value-type="float">
            <text:p>8,9092</text:p>
          </table:table-cell>
          <table:table-cell table:style-name="ce54" table:formula="of:=[.G53]+1" office:value-type="float" office:value="224" calcext:value-type="float">
            <text:p>224</text:p>
          </table:table-cell>
          <table:table-cell table:style-name="ce59" office:value-type="float" office:value="223.042" calcext:value-type="float">
            <text:p>223,042</text:p>
          </table:table-cell>
          <table:table-cell table:style-name="ce64" office:value-type="float" office:value="8.5393" calcext:value-type="float">
            <text:p>8,5393</text:p>
          </table:table-cell>
          <table:table-cell table:style-name="ce54" table:formula="of:=[.J53]+1" office:value-type="float" office:value="238" calcext:value-type="float">
            <text:p>238</text:p>
          </table:table-cell>
          <table:table-cell table:style-name="ce59" office:value-type="float" office:value="237.042" calcext:value-type="float">
            <text:p>237,042</text:p>
          </table:table-cell>
          <table:table-cell table:style-name="ce64" office:value-type="float" office:value="8.1946" calcext:value-type="float">
            <text:p>8,1946</text:p>
          </table:table-cell>
          <table:table-cell table:style-name="ce56" table:number-columns-repeated="3"/>
          <table:table-cell table:number-columns-repeated="1009"/>
        </table:table-row>
        <table:table-row table:style-name="ro1">
          <table:table-cell table:style-name="ce54" table:formula="of:=[.A54]+1" office:value-type="float" office:value="197" calcext:value-type="float">
            <text:p>197</text:p>
          </table:table-cell>
          <table:table-cell table:style-name="ce59" office:value-type="float" office:value="196.042" calcext:value-type="float">
            <text:p>196,042</text:p>
          </table:table-cell>
          <table:table-cell table:style-name="ce64" office:value-type="float" office:value="9.2035" calcext:value-type="float">
            <text:p>9,2035</text:p>
          </table:table-cell>
          <table:table-cell table:style-name="ce54" table:formula="of:=[.D54]+1" office:value-type="float" office:value="211" calcext:value-type="float">
            <text:p>211</text:p>
          </table:table-cell>
          <table:table-cell table:style-name="ce59" office:value-type="float" office:value="210.042" calcext:value-type="float">
            <text:p>210,042</text:p>
          </table:table-cell>
          <table:table-cell table:style-name="ce64" office:value-type="float" office:value="8.8196" calcext:value-type="float">
            <text:p>8,8196</text:p>
          </table:table-cell>
          <table:table-cell table:style-name="ce54" table:formula="of:=[.G54]+1" office:value-type="float" office:value="225" calcext:value-type="float">
            <text:p>225</text:p>
          </table:table-cell>
          <table:table-cell table:style-name="ce59" office:value-type="float" office:value="224.042" calcext:value-type="float">
            <text:p>224,042</text:p>
          </table:table-cell>
          <table:table-cell table:style-name="ce64" office:value-type="float" office:value="8.5206" calcext:value-type="float">
            <text:p>8,5206</text:p>
          </table:table-cell>
          <table:table-cell table:style-name="ce54" table:formula="of:=[.J54]+1" office:value-type="float" office:value="239" calcext:value-type="float">
            <text:p>239</text:p>
          </table:table-cell>
          <table:table-cell table:style-name="ce59" office:value-type="float" office:value="238.042" calcext:value-type="float">
            <text:p>238,042</text:p>
          </table:table-cell>
          <table:table-cell table:style-name="ce64" office:value-type="float" office:value="8.1491" calcext:value-type="float">
            <text:p>8,1491</text:p>
          </table:table-cell>
          <table:table-cell table:style-name="ce56" table:number-columns-repeated="3"/>
          <table:table-cell table:number-columns-repeated="1009"/>
        </table:table-row>
        <table:table-row table:style-name="ro1">
          <table:table-cell table:style-name="ce54" table:formula="of:=[.A55]+1" office:value-type="float" office:value="198" calcext:value-type="float">
            <text:p>198</text:p>
          </table:table-cell>
          <table:table-cell table:style-name="ce59" office:value-type="float" office:value="197.042" calcext:value-type="float">
            <text:p>197,042</text:p>
          </table:table-cell>
          <table:table-cell table:style-name="ce64" office:value-type="float" office:value="9.1592" calcext:value-type="float">
            <text:p>9,1592</text:p>
          </table:table-cell>
          <table:table-cell table:style-name="ce54" table:formula="of:=[.D55]+1" office:value-type="float" office:value="212" calcext:value-type="float">
            <text:p>212</text:p>
          </table:table-cell>
          <table:table-cell table:style-name="ce59" office:value-type="float" office:value="211.042" calcext:value-type="float">
            <text:p>211,042</text:p>
          </table:table-cell>
          <table:table-cell table:style-name="ce64" office:value-type="float" office:value="8.7172" calcext:value-type="float">
            <text:p>8,7172</text:p>
          </table:table-cell>
          <table:table-cell table:style-name="ce54" table:formula="of:=[.G55]+1" office:value-type="float" office:value="226" calcext:value-type="float">
            <text:p>226</text:p>
          </table:table-cell>
          <table:table-cell table:style-name="ce59" office:value-type="float" office:value="225.043" calcext:value-type="float">
            <text:p>225,043</text:p>
          </table:table-cell>
          <table:table-cell table:style-name="ce64" office:value-type="float" office:value="8.4563" calcext:value-type="float">
            <text:p>8,4563</text:p>
          </table:table-cell>
          <table:table-cell table:style-name="ce54" table:formula="of:=[.J55]+1" office:value-type="float" office:value="240" calcext:value-type="float">
            <text:p>240</text:p>
          </table:table-cell>
          <table:table-cell table:style-name="ce59" office:value-type="float" office:value="239.043" calcext:value-type="float">
            <text:p>239,043</text:p>
          </table:table-cell>
          <table:table-cell table:style-name="ce64" office:value-type="float" office:value="8.1468" calcext:value-type="float">
            <text:p>8,1468</text:p>
          </table:table-cell>
          <table:table-cell table:number-columns-repeated="1012"/>
        </table:table-row>
        <table:table-row table:style-name="ro1">
          <table:table-cell table:style-name="ce54" table:formula="of:=[.A56]+1" office:value-type="float" office:value="199" calcext:value-type="float">
            <text:p>199</text:p>
          </table:table-cell>
          <table:table-cell table:style-name="ce59" office:value-type="float" office:value="198.042" calcext:value-type="float">
            <text:p>198,042</text:p>
          </table:table-cell>
          <table:table-cell table:style-name="ce64" office:value-type="float" office:value="9.1462" calcext:value-type="float">
            <text:p>9,1462</text:p>
          </table:table-cell>
          <table:table-cell table:style-name="ce54" table:formula="of:=[.D56]+1" office:value-type="float" office:value="213" calcext:value-type="float">
            <text:p>213</text:p>
          </table:table-cell>
          <table:table-cell table:style-name="ce59" office:value-type="float" office:value="212.043" calcext:value-type="float">
            <text:p>212,043</text:p>
          </table:table-cell>
          <table:table-cell table:style-name="ce64" office:value-type="float" office:value="8.7112" calcext:value-type="float">
            <text:p>8,7112</text:p>
          </table:table-cell>
          <table:table-cell table:style-name="ce54" table:formula="of:=[.G56]+1" office:value-type="float" office:value="227" calcext:value-type="float">
            <text:p>227</text:p>
          </table:table-cell>
          <table:table-cell table:style-name="ce59" office:value-type="float" office:value="226.042" calcext:value-type="float">
            <text:p>226,042</text:p>
          </table:table-cell>
          <table:table-cell table:style-name="ce64" office:value-type="float" office:value="8.4854" calcext:value-type="float">
            <text:p>8,4854</text:p>
          </table:table-cell>
          <table:table-cell table:style-name="ce54" table:formula="of:=[.J56]+1" office:value-type="float" office:value="241" calcext:value-type="float">
            <text:p>241</text:p>
          </table:table-cell>
          <table:table-cell table:style-name="ce59" office:value-type="float" office:value="240.042" calcext:value-type="float">
            <text:p>240,042</text:p>
          </table:table-cell>
          <table:table-cell table:style-name="ce64" office:value-type="float" office:value="8.1112" calcext:value-type="float">
            <text:p>8,1112</text:p>
          </table:table-cell>
          <table:table-cell table:number-columns-repeated="1012"/>
        </table:table-row>
        <table:table-row table:style-name="ro1">
          <table:table-cell table:style-name="ce54" table:formula="of:=[.A57]+1" office:value-type="float" office:value="200" calcext:value-type="float">
            <text:p>200</text:p>
          </table:table-cell>
          <table:table-cell table:style-name="ce59" office:value-type="float" office:value="199.042" calcext:value-type="float">
            <text:p>199,042</text:p>
          </table:table-cell>
          <table:table-cell table:style-name="ce64" office:value-type="float" office:value="9.0698" calcext:value-type="float">
            <text:p>9,0698</text:p>
          </table:table-cell>
          <table:table-cell table:style-name="ce54" table:formula="of:=[.D57]+1" office:value-type="float" office:value="214" calcext:value-type="float">
            <text:p>214</text:p>
          </table:table-cell>
          <table:table-cell table:style-name="ce59" office:value-type="float" office:value="213.042" calcext:value-type="float">
            <text:p>213,042</text:p>
          </table:table-cell>
          <table:table-cell table:style-name="ce64" office:value-type="float" office:value="8.7146" calcext:value-type="float">
            <text:p>8,7146</text:p>
          </table:table-cell>
          <table:table-cell table:style-name="ce54" table:formula="of:=[.G57]+1" office:value-type="float" office:value="228" calcext:value-type="float">
            <text:p>228</text:p>
          </table:table-cell>
          <table:table-cell table:style-name="ce59" office:value-type="float" office:value="227.043" calcext:value-type="float">
            <text:p>227,043</text:p>
          </table:table-cell>
          <table:table-cell table:style-name="ce64" office:value-type="float" office:value="8.4463" calcext:value-type="float">
            <text:p>8,4463</text:p>
          </table:table-cell>
          <table:table-cell table:style-name="ce54" table:formula="of:=[.J57]+1" office:value-type="float" office:value="242" calcext:value-type="float">
            <text:p>242</text:p>
          </table:table-cell>
          <table:table-cell table:style-name="ce59" office:value-type="float" office:value="241.043" calcext:value-type="float">
            <text:p>241,043</text:p>
          </table:table-cell>
          <table:table-cell table:style-name="ce64" office:value-type="float" office:value="8.049" calcext:value-type="float">
            <text:p>8,049</text:p>
          </table:table-cell>
          <table:table-cell table:number-columns-repeated="1012"/>
        </table:table-row>
        <table:table-row table:style-name="ro1">
          <table:table-cell table:style-name="ce54" table:formula="of:=[.A58]+1" office:value-type="float" office:value="201" calcext:value-type="float">
            <text:p>201</text:p>
          </table:table-cell>
          <table:table-cell table:style-name="ce59" office:value-type="float" office:value="200.042" calcext:value-type="float">
            <text:p>200,042</text:p>
          </table:table-cell>
          <table:table-cell table:style-name="ce64" office:value-type="float" office:value="9.0282" calcext:value-type="float">
            <text:p>9,0282</text:p>
          </table:table-cell>
          <table:table-cell table:style-name="ce54" table:formula="of:=[.D58]+1" office:value-type="float" office:value="215" calcext:value-type="float">
            <text:p>215</text:p>
          </table:table-cell>
          <table:table-cell table:style-name="ce59" office:value-type="float" office:value="214.042" calcext:value-type="float">
            <text:p>214,042</text:p>
          </table:table-cell>
          <table:table-cell table:style-name="ce64" office:value-type="float" office:value="8.7042" calcext:value-type="float">
            <text:p>8,7042</text:p>
          </table:table-cell>
          <table:table-cell table:style-name="ce54" table:formula="of:=[.G58]+1" office:value-type="float" office:value="229" calcext:value-type="float">
            <text:p>229</text:p>
          </table:table-cell>
          <table:table-cell table:style-name="ce59" office:value-type="float" office:value="228.042" calcext:value-type="float">
            <text:p>228,042</text:p>
          </table:table-cell>
          <table:table-cell table:style-name="ce64" office:value-type="float" office:value="8.4291" calcext:value-type="float">
            <text:p>8,4291</text:p>
          </table:table-cell>
          <table:table-cell table:style-name="ce54" table:formula="of:=[.J58]+1" office:value-type="float" office:value="243" calcext:value-type="float">
            <text:p>243</text:p>
          </table:table-cell>
          <table:table-cell table:style-name="ce59" office:value-type="float" office:value="242.042" calcext:value-type="float">
            <text:p>242,042</text:p>
          </table:table-cell>
          <table:table-cell table:style-name="ce64" office:value-type="float" office:value="8.1661" calcext:value-type="float">
            <text:p>8,1661</text:p>
          </table:table-cell>
          <table:table-cell table:number-columns-repeated="1012"/>
        </table:table-row>
        <table:table-row table:style-name="ro1">
          <table:table-cell table:style-name="ce54" table:formula="of:=[.A59]+1" office:value-type="float" office:value="202" calcext:value-type="float">
            <text:p>202</text:p>
          </table:table-cell>
          <table:table-cell table:style-name="ce59" office:value-type="float" office:value="201.042" calcext:value-type="float">
            <text:p>201,042</text:p>
          </table:table-cell>
          <table:table-cell table:style-name="ce64" office:value-type="float" office:value="9.065" calcext:value-type="float">
            <text:p>9,065</text:p>
          </table:table-cell>
          <table:table-cell table:style-name="ce54" table:formula="of:=[.D59]+1" office:value-type="float" office:value="216" calcext:value-type="float">
            <text:p>216</text:p>
          </table:table-cell>
          <table:table-cell table:style-name="ce59" office:value-type="float" office:value="215.042" calcext:value-type="float">
            <text:p>215,042</text:p>
          </table:table-cell>
          <table:table-cell table:style-name="ce64" office:value-type="float" office:value="8.7458" calcext:value-type="float">
            <text:p>8,7458</text:p>
          </table:table-cell>
          <table:table-cell table:style-name="ce54" table:formula="of:=[.G59]+1" office:value-type="float" office:value="230" calcext:value-type="float">
            <text:p>230</text:p>
          </table:table-cell>
          <table:table-cell table:style-name="ce59" office:value-type="float" office:value="229.042" calcext:value-type="float">
            <text:p>229,042</text:p>
          </table:table-cell>
          <table:table-cell table:style-name="ce64" office:value-type="float" office:value="8.4009" calcext:value-type="float">
            <text:p>8,4009</text:p>
          </table:table-cell>
          <table:table-cell table:style-name="ce54" table:formula="of:=[.J59]+1" office:value-type="float" office:value="244" calcext:value-type="float">
            <text:p>244</text:p>
          </table:table-cell>
          <table:table-cell table:style-name="ce59" office:value-type="float" office:value="243.043" calcext:value-type="float">
            <text:p>243,043</text:p>
          </table:table-cell>
          <table:table-cell table:style-name="ce64" office:value-type="float" office:value="8.0757" calcext:value-type="float">
            <text:p>8,0757</text:p>
          </table:table-cell>
          <table:table-cell table:number-columns-repeated="1012"/>
        </table:table-row>
        <table:table-row table:style-name="ro1">
          <table:table-cell table:style-name="ce54" table:formula="of:=[.A60]+1" office:value-type="float" office:value="203" calcext:value-type="float">
            <text:p>203</text:p>
          </table:table-cell>
          <table:table-cell table:style-name="ce59" office:value-type="float" office:value="202.043" calcext:value-type="float">
            <text:p>202,043</text:p>
          </table:table-cell>
          <table:table-cell table:style-name="ce64" office:value-type="float" office:value="9.017" calcext:value-type="float">
            <text:p>9,017</text:p>
          </table:table-cell>
          <table:table-cell table:style-name="ce54" table:formula="of:=[.D60]+1" office:value-type="float" office:value="217" calcext:value-type="float">
            <text:p>217</text:p>
          </table:table-cell>
          <table:table-cell table:style-name="ce59" office:value-type="float" office:value="216.043" calcext:value-type="float">
            <text:p>216,043</text:p>
          </table:table-cell>
          <table:table-cell table:style-name="ce64" office:value-type="float" office:value="8.709" calcext:value-type="float">
            <text:p>8,709</text:p>
          </table:table-cell>
          <table:table-cell table:style-name="ce54" table:formula="of:=[.G60]+1" office:value-type="float" office:value="231" calcext:value-type="float">
            <text:p>231</text:p>
          </table:table-cell>
          <table:table-cell table:style-name="ce59" office:value-type="float" office:value="230.043" calcext:value-type="float">
            <text:p>230,043</text:p>
          </table:table-cell>
          <table:table-cell table:style-name="ce64" office:value-type="float" office:value="8.3127" calcext:value-type="float">
            <text:p>8,3127</text:p>
          </table:table-cell>
          <table:table-cell table:style-name="ce54" table:formula="of:=[.J60]+1" office:value-type="float" office:value="245" calcext:value-type="float">
            <text:p>245</text:p>
          </table:table-cell>
          <table:table-cell table:style-name="ce59" office:value-type="float" office:value="244.042" calcext:value-type="float">
            <text:p>244,042</text:p>
          </table:table-cell>
          <table:table-cell table:style-name="ce64" office:value-type="float" office:value="8.0218" calcext:value-type="float">
            <text:p>8,0218</text:p>
          </table:table-cell>
          <table:table-cell table:number-columns-repeated="1012"/>
        </table:table-row>
        <table:table-row table:style-name="ro1">
          <table:table-cell table:style-name="ce54" table:formula="of:=[.A61]+1" office:value-type="float" office:value="204" calcext:value-type="float">
            <text:p>204</text:p>
          </table:table-cell>
          <table:table-cell table:style-name="ce59" office:value-type="float" office:value="203.042" calcext:value-type="float">
            <text:p>203,042</text:p>
          </table:table-cell>
          <table:table-cell table:style-name="ce64" office:value-type="float" office:value="8.952" calcext:value-type="float">
            <text:p>8,952</text:p>
          </table:table-cell>
          <table:table-cell table:style-name="ce54" table:formula="of:=[.D61]+1" office:value-type="float" office:value="218" calcext:value-type="float">
            <text:p>218</text:p>
          </table:table-cell>
          <table:table-cell table:style-name="ce59" office:value-type="float" office:value="217.042" calcext:value-type="float">
            <text:p>217,042</text:p>
          </table:table-cell>
          <table:table-cell table:style-name="ce64" office:value-type="float" office:value="8.6854" calcext:value-type="float">
            <text:p>8,6854</text:p>
          </table:table-cell>
          <table:table-cell table:style-name="ce54" table:formula="of:=[.G61]+1" office:value-type="float" office:value="232" calcext:value-type="float">
            <text:p>232</text:p>
          </table:table-cell>
          <table:table-cell table:style-name="ce59" office:value-type="float" office:value="231.042" calcext:value-type="float">
            <text:p>231,042</text:p>
          </table:table-cell>
          <table:table-cell table:style-name="ce64" office:value-type="float" office:value="8.3279" calcext:value-type="float">
            <text:p>8,3279</text:p>
          </table:table-cell>
          <table:table-cell table:style-name="ce55" table:formula="of:=[.J61]+1" office:value-type="float" office:value="246" calcext:value-type="float">
            <text:p>246</text:p>
          </table:table-cell>
          <table:table-cell table:style-name="ce62" office:value-type="float" office:value="245.043" calcext:value-type="float">
            <text:p>245,043</text:p>
          </table:table-cell>
          <table:table-cell table:style-name="ce65" office:value-type="float" office:value="7.9213" calcext:value-type="float">
            <text:p>7,9213</text:p>
          </table:table-cell>
          <table:table-cell table:number-columns-repeated="1012"/>
        </table:table-row>
        <table:table-row table:style-name="ro1">
          <table:table-cell table:style-name="ce54" table:formula="of:=[.A62]+1" office:value-type="float" office:value="205" calcext:value-type="float">
            <text:p>205</text:p>
          </table:table-cell>
          <table:table-cell table:style-name="ce59" office:value-type="float" office:value="204.042" calcext:value-type="float">
            <text:p>204,042</text:p>
          </table:table-cell>
          <table:table-cell table:style-name="ce64" office:value-type="float" office:value="8.9677" calcext:value-type="float">
            <text:p>8,9677</text:p>
          </table:table-cell>
          <table:table-cell table:style-name="ce54" table:formula="of:=[.D62]+1" office:value-type="float" office:value="219" calcext:value-type="float">
            <text:p>219</text:p>
          </table:table-cell>
          <table:table-cell table:style-name="ce59" office:value-type="float" office:value="218.042" calcext:value-type="float">
            <text:p>218,042</text:p>
          </table:table-cell>
          <table:table-cell table:style-name="ce64" office:value-type="float" office:value="8.6637" calcext:value-type="float">
            <text:p>8,6637</text:p>
          </table:table-cell>
          <table:table-cell table:style-name="ce54" table:formula="of:=[.G62]+1" office:value-type="float" office:value="233" calcext:value-type="float">
            <text:p>233</text:p>
          </table:table-cell>
          <table:table-cell table:style-name="ce59" office:value-type="float" office:value="232.042" calcext:value-type="float">
            <text:p>232,042</text:p>
          </table:table-cell>
          <table:table-cell table:style-name="ce64" office:value-type="float" office:value="8.3427" calcext:value-type="float">
            <text:p>8,3427</text:p>
          </table:table-cell>
          <table:table-cell table:style-name="ce56" table:number-columns-repeated="3"/>
          <table:table-cell table:number-columns-repeated="1012"/>
        </table:table-row>
        <table:table-row table:style-name="ro1">
          <table:table-cell table:style-name="ce55" table:formula="of:=[.A63]+1" office:value-type="float" office:value="206" calcext:value-type="float">
            <text:p>206</text:p>
          </table:table-cell>
          <table:table-cell table:style-name="ce62" office:value-type="float" office:value="205.042" calcext:value-type="float">
            <text:p>205,042</text:p>
          </table:table-cell>
          <table:table-cell table:style-name="ce65" office:value-type="float" office:value="8.9536" calcext:value-type="float">
            <text:p>8,9536</text:p>
          </table:table-cell>
          <table:table-cell table:style-name="ce55" table:formula="of:=[.D63]+1" office:value-type="float" office:value="220" calcext:value-type="float">
            <text:p>220</text:p>
          </table:table-cell>
          <table:table-cell table:style-name="ce62" office:value-type="float" office:value="219.043" calcext:value-type="float">
            <text:p>219,043</text:p>
          </table:table-cell>
          <table:table-cell table:style-name="ce65" office:value-type="float" office:value="8.6619" calcext:value-type="float">
            <text:p>8,6619</text:p>
          </table:table-cell>
          <table:table-cell table:style-name="ce55" table:formula="of:=[.G63]+1" office:value-type="float" office:value="234" calcext:value-type="float">
            <text:p>234</text:p>
          </table:table-cell>
          <table:table-cell table:style-name="ce62" office:value-type="float" office:value="233.042" calcext:value-type="float">
            <text:p>233,042</text:p>
          </table:table-cell>
          <table:table-cell table:style-name="ce65" office:value-type="float" office:value="8.303" calcext:value-type="float">
            <text:p>8,303</text:p>
          </table:table-cell>
          <table:table-cell table:style-name="ce56" table:number-columns-repeated="3"/>
          <table:table-cell table:number-columns-repeated="1012"/>
        </table:table-row>
        <table:table-row table:style-name="ro1" table:number-rows-repeated="34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style-name="ce56" table:number-columns-repeated="3"/>
          <table:table-cell table:number-columns-repeated="1012"/>
        </table:table-row>
        <table:table-row table:style-name="ro1" table:number-rows-repeated="5">
          <table:table-cell table:style-name="Default" table:number-columns-repeated="3"/>
          <table:table-cell table:number-columns-repeated="3"/>
          <table:table-cell table:style-name="ce56" table:number-columns-repeated="6"/>
          <table:table-cell table:number-columns-repeated="1012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56" table:number-columns-repeated="3"/>
          <table:table-cell table:number-columns-repeated="1015"/>
        </table:table-row>
        <table:table-row table:style-name="ro1" table:number-rows-repeated="47">
          <table:table-cell table:style-name="ce56" table:number-columns-repeated="3"/>
          <table:table-cell table:number-columns-repeated="3"/>
          <table:table-cell table:style-name="ce56" table:number-columns-repeated="3"/>
          <table:table-cell table:number-columns-repeated="1015"/>
        </table:table-row>
        <table:table-row table:style-name="ro1" table:number-rows-repeated="96">
          <table:table-cell table:style-name="ce56" table:number-columns-repeated="3"/>
          <table:table-cell table:number-columns-repeated="1021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 = 83,5" table:style-name="ta1">
        <table:table-column table:style-name="co4" table:default-cell-style-name="ce56"/>
        <table:table-column table:style-name="co5" table:number-columns-repeated="2" table:default-cell-style-name="ce56"/>
        <table:table-column table:style-name="co4" table:default-cell-style-name="ce56"/>
        <table:table-column table:style-name="co5" table:number-columns-repeated="2" table:default-cell-style-name="ce56"/>
        <table:table-column table:style-name="co4" table:default-cell-style-name="ce56"/>
        <table:table-column table:style-name="co5" table:number-columns-repeated="2" table:default-cell-style-name="ce56"/>
        <table:table-column table:style-name="co4" table:default-cell-style-name="ce56"/>
        <table:table-column table:style-name="co5" table:number-columns-repeated="2" table:default-cell-style-name="ce56"/>
        <table:table-column table:style-name="co3" table:number-columns-repeated="1012" table:default-cell-style-name="ce56"/>
        <table:table-row table:style-name="ro1"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54" table:formula="of:=1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70" office:value-type="float" office:value="13.6568" calcext:value-type="float">
            <text:p>13,6568</text:p>
          </table:table-cell>
          <table:table-cell table:style-name="ce54" table:formula="of:=[.A49]+1" office:value-type="float" office:value="49" calcext:value-type="float">
            <text:p>49</text:p>
          </table:table-cell>
          <table:table-cell table:style-name="ce67" office:value-type="float" office:value="47.857" calcext:value-type="float">
            <text:p>47,857</text:p>
          </table:table-cell>
          <table:table-cell table:style-name="ce70" office:value-type="float" office:value="12.7952" calcext:value-type="float">
            <text:p>12,7952</text:p>
          </table:table-cell>
          <table:table-cell table:style-name="ce54" table:formula="of:=[.D49]+1" office:value-type="float" office:value="97" calcext:value-type="float">
            <text:p>97</text:p>
          </table:table-cell>
          <table:table-cell table:style-name="ce67" office:value-type="float" office:value="95.856" calcext:value-type="float">
            <text:p>95,856</text:p>
          </table:table-cell>
          <table:table-cell table:style-name="ce70" office:value-type="float" office:value="12.1907" calcext:value-type="float">
            <text:p>12,1907</text:p>
          </table:table-cell>
          <table:table-cell table:style-name="ce54" office:value-type="float" office:value="145" calcext:value-type="float">
            <text:p>145</text:p>
          </table:table-cell>
          <table:table-cell table:style-name="ce67" office:value-type="float" office:value="143.856" calcext:value-type="float">
            <text:p>143,856</text:p>
          </table:table-cell>
          <table:table-cell table:style-name="ce70" office:value-type="float" office:value="11.3866" calcext:value-type="float">
            <text:p>11,3866</text:p>
          </table:table-cell>
          <table:table-cell table:number-columns-repeated="1012"/>
        </table:table-row>
        <table:table-row table:style-name="ro1">
          <table:table-cell table:style-name="ce54" table:formula="of:=[.A2]+1" office:value-type="float" office:value="2" calcext:value-type="float">
            <text:p>2</text:p>
          </table:table-cell>
          <table:table-cell table:style-name="ce67" office:value-type="float" office:value="0.966" calcext:value-type="float">
            <text:p>0,966</text:p>
          </table:table-cell>
          <table:table-cell table:style-name="ce70" office:value-type="float" office:value="13.6543" calcext:value-type="float">
            <text:p>13,6543</text:p>
          </table:table-cell>
          <table:table-cell table:style-name="ce54" table:formula="of:=[.D2]+1" office:value-type="float" office:value="50" calcext:value-type="float">
            <text:p>50</text:p>
          </table:table-cell>
          <table:table-cell table:style-name="ce67" office:value-type="float" office:value="48.857" calcext:value-type="float">
            <text:p>48,857</text:p>
          </table:table-cell>
          <table:table-cell table:style-name="ce70" office:value-type="float" office:value="12.7499" calcext:value-type="float">
            <text:p>12,7499</text:p>
          </table:table-cell>
          <table:table-cell table:style-name="ce54" table:formula="of:=[.G2]+1" office:value-type="float" office:value="98" calcext:value-type="float">
            <text:p>98</text:p>
          </table:table-cell>
          <table:table-cell table:style-name="ce67" office:value-type="float" office:value="96.856" calcext:value-type="float">
            <text:p>96,856</text:p>
          </table:table-cell>
          <table:table-cell table:style-name="ce70" office:value-type="float" office:value="12.1796" calcext:value-type="float">
            <text:p>12,1796</text:p>
          </table:table-cell>
          <table:table-cell table:style-name="ce54" table:formula="of:=[.J2]+1" office:value-type="float" office:value="146" calcext:value-type="float">
            <text:p>146</text:p>
          </table:table-cell>
          <table:table-cell table:style-name="ce67" office:value-type="float" office:value="144.856" calcext:value-type="float">
            <text:p>144,856</text:p>
          </table:table-cell>
          <table:table-cell table:style-name="ce70" office:value-type="float" office:value="11.3777" calcext:value-type="float">
            <text:p>11,3777</text:p>
          </table:table-cell>
          <table:table-cell table:number-columns-repeated="1012"/>
        </table:table-row>
        <table:table-row table:style-name="ro1">
          <table:table-cell table:style-name="ce54" table:formula="of:=[.A3]+1" office:value-type="float" office:value="3" calcext:value-type="float">
            <text:p>3</text:p>
          </table:table-cell>
          <table:table-cell table:style-name="ce67" table:formula="of:=[.B3]+1" office:value-type="float" office:value="1.966" calcext:value-type="float">
            <text:p>1,966</text:p>
          </table:table-cell>
          <table:table-cell table:style-name="ce70" office:value-type="float" office:value="13.6173" calcext:value-type="float">
            <text:p>13,6173</text:p>
          </table:table-cell>
          <table:table-cell table:style-name="ce54" table:formula="of:=[.D3]+1" office:value-type="float" office:value="51" calcext:value-type="float">
            <text:p>51</text:p>
          </table:table-cell>
          <table:table-cell table:style-name="ce67" office:value-type="float" office:value="49.856" calcext:value-type="float">
            <text:p>49,856</text:p>
          </table:table-cell>
          <table:table-cell table:style-name="ce70" office:value-type="float" office:value="12.7678" calcext:value-type="float">
            <text:p>12,7678</text:p>
          </table:table-cell>
          <table:table-cell table:style-name="ce54" table:formula="of:=[.G3]+1" office:value-type="float" office:value="99" calcext:value-type="float">
            <text:p>99</text:p>
          </table:table-cell>
          <table:table-cell table:style-name="ce67" office:value-type="float" office:value="97.856" calcext:value-type="float">
            <text:p>97,856</text:p>
          </table:table-cell>
          <table:table-cell table:style-name="ce70" office:value-type="float" office:value="12.1561" calcext:value-type="float">
            <text:p>12,1561</text:p>
          </table:table-cell>
          <table:table-cell table:style-name="ce54" table:formula="of:=[.J3]+1" office:value-type="float" office:value="147" calcext:value-type="float">
            <text:p>147</text:p>
          </table:table-cell>
          <table:table-cell table:style-name="ce67" office:value-type="float" office:value="145.856" calcext:value-type="float">
            <text:p>145,856</text:p>
          </table:table-cell>
          <table:table-cell table:style-name="ce70" office:value-type="float" office:value="11.3479" calcext:value-type="float">
            <text:p>11,3479</text:p>
          </table:table-cell>
          <table:table-cell table:number-columns-repeated="1012"/>
        </table:table-row>
        <table:table-row table:style-name="ro1">
          <table:table-cell table:style-name="ce54" table:formula="of:=[.A4]+1" office:value-type="float" office:value="4" calcext:value-type="float">
            <text:p>4</text:p>
          </table:table-cell>
          <table:table-cell table:style-name="ce67" office:value-type="float" office:value="2.867" calcext:value-type="float">
            <text:p>2,867</text:p>
          </table:table-cell>
          <table:table-cell table:style-name="ce70" office:value-type="float" office:value="13.6301" calcext:value-type="float">
            <text:p>13,6301</text:p>
          </table:table-cell>
          <table:table-cell table:style-name="ce54" table:formula="of:=[.D4]+1" office:value-type="float" office:value="52" calcext:value-type="float">
            <text:p>52</text:p>
          </table:table-cell>
          <table:table-cell table:style-name="ce67" office:value-type="float" office:value="50.857" calcext:value-type="float">
            <text:p>50,857</text:p>
          </table:table-cell>
          <table:table-cell table:style-name="ce70" office:value-type="float" office:value="12.7671" calcext:value-type="float">
            <text:p>12,7671</text:p>
          </table:table-cell>
          <table:table-cell table:style-name="ce54" table:formula="of:=[.G4]+1" office:value-type="float" office:value="100" calcext:value-type="float">
            <text:p>100</text:p>
          </table:table-cell>
          <table:table-cell table:style-name="ce67" office:value-type="float" office:value="98.856" calcext:value-type="float">
            <text:p>98,856</text:p>
          </table:table-cell>
          <table:table-cell table:style-name="ce70" office:value-type="float" office:value="12.1321" calcext:value-type="float">
            <text:p>12,1321</text:p>
          </table:table-cell>
          <table:table-cell table:style-name="ce54" table:formula="of:=[.J4]+1" office:value-type="float" office:value="148" calcext:value-type="float">
            <text:p>148</text:p>
          </table:table-cell>
          <table:table-cell table:style-name="ce67" office:value-type="float" office:value="146.856" calcext:value-type="float">
            <text:p>146,856</text:p>
          </table:table-cell>
          <table:table-cell table:style-name="ce70" office:value-type="float" office:value="11.3184" calcext:value-type="float">
            <text:p>11,3184</text:p>
          </table:table-cell>
          <table:table-cell table:number-columns-repeated="1012"/>
        </table:table-row>
        <table:table-row table:style-name="ro1">
          <table:table-cell table:style-name="ce54" table:formula="of:=[.A5]+1" office:value-type="float" office:value="5" calcext:value-type="float">
            <text:p>5</text:p>
          </table:table-cell>
          <table:table-cell table:style-name="ce67" office:value-type="float" office:value="3.856" calcext:value-type="float">
            <text:p>3,856</text:p>
          </table:table-cell>
          <table:table-cell table:style-name="ce70" office:value-type="float" office:value="13.626" calcext:value-type="float">
            <text:p>13,626</text:p>
          </table:table-cell>
          <table:table-cell table:style-name="ce54" table:formula="of:=[.D5]+1" office:value-type="float" office:value="53" calcext:value-type="float">
            <text:p>53</text:p>
          </table:table-cell>
          <table:table-cell table:style-name="ce67" office:value-type="float" office:value="51.856" calcext:value-type="float">
            <text:p>51,856</text:p>
          </table:table-cell>
          <table:table-cell table:style-name="ce70" office:value-type="float" office:value="12.7768" calcext:value-type="float">
            <text:p>12,7768</text:p>
          </table:table-cell>
          <table:table-cell table:style-name="ce54" table:formula="of:=[.G5]+1" office:value-type="float" office:value="101" calcext:value-type="float">
            <text:p>101</text:p>
          </table:table-cell>
          <table:table-cell table:style-name="ce67" office:value-type="float" office:value="99.856" calcext:value-type="float">
            <text:p>99,856</text:p>
          </table:table-cell>
          <table:table-cell table:style-name="ce70" office:value-type="float" office:value="12.0607" calcext:value-type="float">
            <text:p>12,0607</text:p>
          </table:table-cell>
          <table:table-cell table:style-name="ce54" table:formula="of:=[.J5]+1" office:value-type="float" office:value="149" calcext:value-type="float">
            <text:p>149</text:p>
          </table:table-cell>
          <table:table-cell table:style-name="ce67" office:value-type="float" office:value="147.856" calcext:value-type="float">
            <text:p>147,856</text:p>
          </table:table-cell>
          <table:table-cell table:style-name="ce70" office:value-type="float" office:value="11.3161" calcext:value-type="float">
            <text:p>11,3161</text:p>
          </table:table-cell>
          <table:table-cell table:number-columns-repeated="1012"/>
        </table:table-row>
        <table:table-row table:style-name="ro1">
          <table:table-cell table:style-name="ce54" table:formula="of:=[.A6]+1" office:value-type="float" office:value="6" calcext:value-type="float">
            <text:p>6</text:p>
          </table:table-cell>
          <table:table-cell table:style-name="ce67" office:value-type="float" office:value="4.857" calcext:value-type="float">
            <text:p>4,857</text:p>
          </table:table-cell>
          <table:table-cell table:style-name="ce70" office:value-type="float" office:value="13.5849" calcext:value-type="float">
            <text:p>13,5849</text:p>
          </table:table-cell>
          <table:table-cell table:style-name="ce54" table:formula="of:=[.D6]+1" office:value-type="float" office:value="54" calcext:value-type="float">
            <text:p>54</text:p>
          </table:table-cell>
          <table:table-cell table:style-name="ce67" office:value-type="float" office:value="52.856" calcext:value-type="float">
            <text:p>52,856</text:p>
          </table:table-cell>
          <table:table-cell table:style-name="ce70" office:value-type="float" office:value="12.7973" calcext:value-type="float">
            <text:p>12,7973</text:p>
          </table:table-cell>
          <table:table-cell table:style-name="ce54" table:formula="of:=[.G6]+1" office:value-type="float" office:value="102" calcext:value-type="float">
            <text:p>102</text:p>
          </table:table-cell>
          <table:table-cell table:style-name="ce67" office:value-type="float" office:value="100.856" calcext:value-type="float">
            <text:p>100,856</text:p>
          </table:table-cell>
          <table:table-cell table:style-name="ce70" office:value-type="float" office:value="12.0404" calcext:value-type="float">
            <text:p>12,0404</text:p>
          </table:table-cell>
          <table:table-cell table:style-name="ce54" table:formula="of:=[.J6]+1" office:value-type="float" office:value="150" calcext:value-type="float">
            <text:p>150</text:p>
          </table:table-cell>
          <table:table-cell table:style-name="ce67" office:value-type="float" office:value="148.856" calcext:value-type="float">
            <text:p>148,856</text:p>
          </table:table-cell>
          <table:table-cell table:style-name="ce70" office:value-type="float" office:value="11.3277" calcext:value-type="float">
            <text:p>11,3277</text:p>
          </table:table-cell>
          <table:table-cell table:number-columns-repeated="1012"/>
        </table:table-row>
        <table:table-row table:style-name="ro1">
          <table:table-cell table:style-name="ce54" table:formula="of:=[.A7]+1" office:value-type="float" office:value="7" calcext:value-type="float">
            <text:p>7</text:p>
          </table:table-cell>
          <table:table-cell table:style-name="ce67" office:value-type="float" office:value="5.856" calcext:value-type="float">
            <text:p>5,856</text:p>
          </table:table-cell>
          <table:table-cell table:style-name="ce70" office:value-type="float" office:value="13.5563" calcext:value-type="float">
            <text:p>13,5563</text:p>
          </table:table-cell>
          <table:table-cell table:style-name="ce54" table:formula="of:=[.D7]+1" office:value-type="float" office:value="55" calcext:value-type="float">
            <text:p>55</text:p>
          </table:table-cell>
          <table:table-cell table:style-name="ce67" office:value-type="float" office:value="53.856" calcext:value-type="float">
            <text:p>53,856</text:p>
          </table:table-cell>
          <table:table-cell table:style-name="ce70" office:value-type="float" office:value="12.8117" calcext:value-type="float">
            <text:p>12,8117</text:p>
          </table:table-cell>
          <table:table-cell table:style-name="ce54" table:formula="of:=[.G7]+1" office:value-type="float" office:value="103" calcext:value-type="float">
            <text:p>103</text:p>
          </table:table-cell>
          <table:table-cell table:style-name="ce67" office:value-type="float" office:value="101.856" calcext:value-type="float">
            <text:p>101,856</text:p>
          </table:table-cell>
          <table:table-cell table:style-name="ce70" office:value-type="float" office:value="12.0863" calcext:value-type="float">
            <text:p>12,0863</text:p>
          </table:table-cell>
          <table:table-cell table:style-name="ce54" table:formula="of:=[.J7]+1" office:value-type="float" office:value="151" calcext:value-type="float">
            <text:p>151</text:p>
          </table:table-cell>
          <table:table-cell table:style-name="ce67" office:value-type="float" office:value="149.856" calcext:value-type="float">
            <text:p>149,856</text:p>
          </table:table-cell>
          <table:table-cell table:style-name="ce70" office:value-type="float" office:value="11.2742" calcext:value-type="float">
            <text:p>11,2742</text:p>
          </table:table-cell>
          <table:table-cell table:number-columns-repeated="1012"/>
        </table:table-row>
        <table:table-row table:style-name="ro1">
          <table:table-cell table:style-name="ce54" table:formula="of:=[.A8]+1" office:value-type="float" office:value="8" calcext:value-type="float">
            <text:p>8</text:p>
          </table:table-cell>
          <table:table-cell table:style-name="ce67" office:value-type="float" office:value="6.856" calcext:value-type="float">
            <text:p>6,856</text:p>
          </table:table-cell>
          <table:table-cell table:style-name="ce70" office:value-type="float" office:value="13.5161" calcext:value-type="float">
            <text:p>13,5161</text:p>
          </table:table-cell>
          <table:table-cell table:style-name="ce54" table:formula="of:=[.D8]+1" office:value-type="float" office:value="56" calcext:value-type="float">
            <text:p>56</text:p>
          </table:table-cell>
          <table:table-cell table:style-name="ce67" office:value-type="float" office:value="54.856" calcext:value-type="float">
            <text:p>54,856</text:p>
          </table:table-cell>
          <table:table-cell table:style-name="ce70" office:value-type="float" office:value="12.7524" calcext:value-type="float">
            <text:p>12,7524</text:p>
          </table:table-cell>
          <table:table-cell table:style-name="ce54" table:formula="of:=[.G8]+1" office:value-type="float" office:value="104" calcext:value-type="float">
            <text:p>104</text:p>
          </table:table-cell>
          <table:table-cell table:style-name="ce67" office:value-type="float" office:value="102.856" calcext:value-type="float">
            <text:p>102,856</text:p>
          </table:table-cell>
          <table:table-cell table:style-name="ce70" office:value-type="float" office:value="12.1107" calcext:value-type="float">
            <text:p>12,1107</text:p>
          </table:table-cell>
          <table:table-cell table:style-name="ce54" table:formula="of:=[.J8]+1" office:value-type="float" office:value="152" calcext:value-type="float">
            <text:p>152</text:p>
          </table:table-cell>
          <table:table-cell table:style-name="ce67" office:value-type="float" office:value="150.856" calcext:value-type="float">
            <text:p>150,856</text:p>
          </table:table-cell>
          <table:table-cell table:style-name="ce70" office:value-type="float" office:value="11.2758" calcext:value-type="float">
            <text:p>11,2758</text:p>
          </table:table-cell>
          <table:table-cell table:number-columns-repeated="1012"/>
        </table:table-row>
        <table:table-row table:style-name="ro1">
          <table:table-cell table:style-name="ce54" table:formula="of:=[.A9]+1" office:value-type="float" office:value="9" calcext:value-type="float">
            <text:p>9</text:p>
          </table:table-cell>
          <table:table-cell table:style-name="ce67" office:value-type="float" office:value="7.856" calcext:value-type="float">
            <text:p>7,856</text:p>
          </table:table-cell>
          <table:table-cell table:style-name="ce70" office:value-type="float" office:value="13.5326" calcext:value-type="float">
            <text:p>13,5326</text:p>
          </table:table-cell>
          <table:table-cell table:style-name="ce54" table:formula="of:=[.D9]+1" office:value-type="float" office:value="57" calcext:value-type="float">
            <text:p>57</text:p>
          </table:table-cell>
          <table:table-cell table:style-name="ce67" office:value-type="float" office:value="55.856" calcext:value-type="float">
            <text:p>55,856</text:p>
          </table:table-cell>
          <table:table-cell table:style-name="ce70" office:value-type="float" office:value="12.702" calcext:value-type="float">
            <text:p>12,702</text:p>
          </table:table-cell>
          <table:table-cell table:style-name="ce54" table:formula="of:=[.G9]+1" office:value-type="float" office:value="105" calcext:value-type="float">
            <text:p>105</text:p>
          </table:table-cell>
          <table:table-cell table:style-name="ce67" office:value-type="float" office:value="103.857" calcext:value-type="float">
            <text:p>103,857</text:p>
          </table:table-cell>
          <table:table-cell table:style-name="ce70" office:value-type="float" office:value="12.0644" calcext:value-type="float">
            <text:p>12,0644</text:p>
          </table:table-cell>
          <table:table-cell table:style-name="ce54" table:formula="of:=[.J9]+1" office:value-type="float" office:value="153" calcext:value-type="float">
            <text:p>153</text:p>
          </table:table-cell>
          <table:table-cell table:style-name="ce67" office:value-type="float" office:value="151.856" calcext:value-type="float">
            <text:p>151,856</text:p>
          </table:table-cell>
          <table:table-cell table:style-name="ce70" office:value-type="float" office:value="11.2412" calcext:value-type="float">
            <text:p>11,2412</text:p>
          </table:table-cell>
          <table:table-cell table:number-columns-repeated="1012"/>
        </table:table-row>
        <table:table-row table:style-name="ro1">
          <table:table-cell table:style-name="ce54" table:formula="of:=[.A10]+1" office:value-type="float" office:value="10" calcext:value-type="float">
            <text:p>10</text:p>
          </table:table-cell>
          <table:table-cell table:style-name="ce67" office:value-type="float" office:value="8.856" calcext:value-type="float">
            <text:p>8,856</text:p>
          </table:table-cell>
          <table:table-cell table:style-name="ce70" office:value-type="float" office:value="13.4949" calcext:value-type="float">
            <text:p>13,4949</text:p>
          </table:table-cell>
          <table:table-cell table:style-name="ce54" table:formula="of:=[.D10]+1" office:value-type="float" office:value="58" calcext:value-type="float">
            <text:p>58</text:p>
          </table:table-cell>
          <table:table-cell table:style-name="ce67" office:value-type="float" office:value="56.856" calcext:value-type="float">
            <text:p>56,856</text:p>
          </table:table-cell>
          <table:table-cell table:style-name="ce70" office:value-type="float" office:value="12.6871" calcext:value-type="float">
            <text:p>12,6871</text:p>
          </table:table-cell>
          <table:table-cell table:style-name="ce54" table:formula="of:=[.G10]+1" office:value-type="float" office:value="106" calcext:value-type="float">
            <text:p>106</text:p>
          </table:table-cell>
          <table:table-cell table:style-name="ce67" office:value-type="float" office:value="104.856" calcext:value-type="float">
            <text:p>104,856</text:p>
          </table:table-cell>
          <table:table-cell table:style-name="ce70" office:value-type="float" office:value="12.0722" calcext:value-type="float">
            <text:p>12,0722</text:p>
          </table:table-cell>
          <table:table-cell table:style-name="ce54" table:formula="of:=[.J10]+1" office:value-type="float" office:value="154" calcext:value-type="float">
            <text:p>154</text:p>
          </table:table-cell>
          <table:table-cell table:style-name="ce67" office:value-type="float" office:value="152.857" calcext:value-type="float">
            <text:p>152,857</text:p>
          </table:table-cell>
          <table:table-cell table:style-name="ce70" office:value-type="float" office:value="11.2243" calcext:value-type="float">
            <text:p>11,2243</text:p>
          </table:table-cell>
          <table:table-cell table:number-columns-repeated="1012"/>
        </table:table-row>
        <table:table-row table:style-name="ro1">
          <table:table-cell table:style-name="ce54" table:formula="of:=[.A11]+1" office:value-type="float" office:value="11" calcext:value-type="float">
            <text:p>11</text:p>
          </table:table-cell>
          <table:table-cell table:style-name="ce67" office:value-type="float" office:value="9.856" calcext:value-type="float">
            <text:p>9,856</text:p>
          </table:table-cell>
          <table:table-cell table:style-name="ce70" office:value-type="float" office:value="13.4994" calcext:value-type="float">
            <text:p>13,4994</text:p>
          </table:table-cell>
          <table:table-cell table:style-name="ce54" table:formula="of:=[.D11]+1" office:value-type="float" office:value="59" calcext:value-type="float">
            <text:p>59</text:p>
          </table:table-cell>
          <table:table-cell table:style-name="ce67" office:value-type="float" office:value="57.856" calcext:value-type="float">
            <text:p>57,856</text:p>
          </table:table-cell>
          <table:table-cell table:style-name="ce70" office:value-type="float" office:value="12.6881" calcext:value-type="float">
            <text:p>12,6881</text:p>
          </table:table-cell>
          <table:table-cell table:style-name="ce54" table:formula="of:=[.G11]+1" office:value-type="float" office:value="107" calcext:value-type="float">
            <text:p>107</text:p>
          </table:table-cell>
          <table:table-cell table:style-name="ce67" office:value-type="float" office:value="105.856" calcext:value-type="float">
            <text:p>105,856</text:p>
          </table:table-cell>
          <table:table-cell table:style-name="ce70" office:value-type="float" office:value="12.0021" calcext:value-type="float">
            <text:p>12,0021</text:p>
          </table:table-cell>
          <table:table-cell table:style-name="ce54" table:formula="of:=[.J11]+1" office:value-type="float" office:value="155" calcext:value-type="float">
            <text:p>155</text:p>
          </table:table-cell>
          <table:table-cell table:style-name="ce67" office:value-type="float" office:value="153.857" calcext:value-type="float">
            <text:p>153,857</text:p>
          </table:table-cell>
          <table:table-cell table:style-name="ce70" office:value-type="float" office:value="11.2267" calcext:value-type="float">
            <text:p>11,2267</text:p>
          </table:table-cell>
          <table:table-cell table:number-columns-repeated="1012"/>
        </table:table-row>
        <table:table-row table:style-name="ro1">
          <table:table-cell table:style-name="ce54" table:formula="of:=[.A12]+1" office:value-type="float" office:value="12" calcext:value-type="float">
            <text:p>12</text:p>
          </table:table-cell>
          <table:table-cell table:style-name="ce67" office:value-type="float" office:value="10.856" calcext:value-type="float">
            <text:p>10,856</text:p>
          </table:table-cell>
          <table:table-cell table:style-name="ce70" office:value-type="float" office:value="13.537" calcext:value-type="float">
            <text:p>13,537</text:p>
          </table:table-cell>
          <table:table-cell table:style-name="ce54" table:formula="of:=[.D12]+1" office:value-type="float" office:value="60" calcext:value-type="float">
            <text:p>60</text:p>
          </table:table-cell>
          <table:table-cell table:style-name="ce67" office:value-type="float" office:value="58.857" calcext:value-type="float">
            <text:p>58,857</text:p>
          </table:table-cell>
          <table:table-cell table:style-name="ce70" office:value-type="float" office:value="12.7076" calcext:value-type="float">
            <text:p>12,7076</text:p>
          </table:table-cell>
          <table:table-cell table:style-name="ce54" table:formula="of:=[.G12]+1" office:value-type="float" office:value="108" calcext:value-type="float">
            <text:p>108</text:p>
          </table:table-cell>
          <table:table-cell table:style-name="ce67" office:value-type="float" office:value="106.856" calcext:value-type="float">
            <text:p>106,856</text:p>
          </table:table-cell>
          <table:table-cell table:style-name="ce70" office:value-type="float" office:value="11.961" calcext:value-type="float">
            <text:p>11,961</text:p>
          </table:table-cell>
          <table:table-cell table:style-name="ce54" table:formula="of:=[.J12]+1" office:value-type="float" office:value="156" calcext:value-type="float">
            <text:p>156</text:p>
          </table:table-cell>
          <table:table-cell table:style-name="ce67" office:value-type="float" office:value="154.857" calcext:value-type="float">
            <text:p>154,857</text:p>
          </table:table-cell>
          <table:table-cell table:style-name="ce70" office:value-type="float" office:value="11.2005" calcext:value-type="float">
            <text:p>11,2005</text:p>
          </table:table-cell>
          <table:table-cell table:number-columns-repeated="1012"/>
        </table:table-row>
        <table:table-row table:style-name="ro1">
          <table:table-cell table:style-name="ce54" table:formula="of:=[.A13]+1" office:value-type="float" office:value="13" calcext:value-type="float">
            <text:p>13</text:p>
          </table:table-cell>
          <table:table-cell table:style-name="ce67" office:value-type="float" office:value="11.856" calcext:value-type="float">
            <text:p>11,856</text:p>
          </table:table-cell>
          <table:table-cell table:style-name="ce70" office:value-type="float" office:value="13.5527" calcext:value-type="float">
            <text:p>13,5527</text:p>
          </table:table-cell>
          <table:table-cell table:style-name="ce54" table:formula="of:=[.D13]+1" office:value-type="float" office:value="61" calcext:value-type="float">
            <text:p>61</text:p>
          </table:table-cell>
          <table:table-cell table:style-name="ce67" office:value-type="float" office:value="59.856" calcext:value-type="float">
            <text:p>59,856</text:p>
          </table:table-cell>
          <table:table-cell table:style-name="ce70" office:value-type="float" office:value="12.6912" calcext:value-type="float">
            <text:p>12,6912</text:p>
          </table:table-cell>
          <table:table-cell table:style-name="ce54" table:formula="of:=[.G13]+1" office:value-type="float" office:value="109" calcext:value-type="float">
            <text:p>109</text:p>
          </table:table-cell>
          <table:table-cell table:style-name="ce67" office:value-type="float" office:value="107.856" calcext:value-type="float">
            <text:p>107,856</text:p>
          </table:table-cell>
          <table:table-cell table:style-name="ce70" office:value-type="float" office:value="11.9545" calcext:value-type="float">
            <text:p>11,9545</text:p>
          </table:table-cell>
          <table:table-cell table:style-name="ce54" table:formula="of:=[.J13]+1" office:value-type="float" office:value="157" calcext:value-type="float">
            <text:p>157</text:p>
          </table:table-cell>
          <table:table-cell table:style-name="ce67" office:value-type="float" office:value="155.856" calcext:value-type="float">
            <text:p>155,856</text:p>
          </table:table-cell>
          <table:table-cell table:style-name="ce70" office:value-type="float" office:value="11.1654" calcext:value-type="float">
            <text:p>11,1654</text:p>
          </table:table-cell>
          <table:table-cell table:number-columns-repeated="1012"/>
        </table:table-row>
        <table:table-row table:style-name="ro1">
          <table:table-cell table:style-name="ce54" table:formula="of:=[.A14]+1" office:value-type="float" office:value="14" calcext:value-type="float">
            <text:p>14</text:p>
          </table:table-cell>
          <table:table-cell table:style-name="ce67" office:value-type="float" office:value="12.856" calcext:value-type="float">
            <text:p>12,856</text:p>
          </table:table-cell>
          <table:table-cell table:style-name="ce70" office:value-type="float" office:value="13.5444" calcext:value-type="float">
            <text:p>13,5444</text:p>
          </table:table-cell>
          <table:table-cell table:style-name="ce54" table:formula="of:=[.D14]+1" office:value-type="float" office:value="62" calcext:value-type="float">
            <text:p>62</text:p>
          </table:table-cell>
          <table:table-cell table:style-name="ce67" office:value-type="float" office:value="60.856" calcext:value-type="float">
            <text:p>60,856</text:p>
          </table:table-cell>
          <table:table-cell table:style-name="ce70" office:value-type="float" office:value="12.6624" calcext:value-type="float">
            <text:p>12,6624</text:p>
          </table:table-cell>
          <table:table-cell table:style-name="ce54" table:formula="of:=[.G14]+1" office:value-type="float" office:value="110" calcext:value-type="float">
            <text:p>110</text:p>
          </table:table-cell>
          <table:table-cell table:style-name="ce67" office:value-type="float" office:value="108.857" calcext:value-type="float">
            <text:p>108,857</text:p>
          </table:table-cell>
          <table:table-cell table:style-name="ce70" office:value-type="float" office:value="11.9166" calcext:value-type="float">
            <text:p>11,9166</text:p>
          </table:table-cell>
          <table:table-cell table:style-name="ce54" table:formula="of:=[.J14]+1" office:value-type="float" office:value="158" calcext:value-type="float">
            <text:p>158</text:p>
          </table:table-cell>
          <table:table-cell table:style-name="ce67" office:value-type="float" office:value="156.856" calcext:value-type="float">
            <text:p>156,856</text:p>
          </table:table-cell>
          <table:table-cell table:style-name="ce70" office:value-type="float" office:value="11.1703" calcext:value-type="float">
            <text:p>11,1703</text:p>
          </table:table-cell>
          <table:table-cell table:number-columns-repeated="1012"/>
        </table:table-row>
        <table:table-row table:style-name="ro1">
          <table:table-cell table:style-name="ce54" table:formula="of:=[.A15]+1" office:value-type="float" office:value="15" calcext:value-type="float">
            <text:p>15</text:p>
          </table:table-cell>
          <table:table-cell table:style-name="ce67" office:value-type="float" office:value="13.857" calcext:value-type="float">
            <text:p>13,857</text:p>
          </table:table-cell>
          <table:table-cell table:style-name="ce70" office:value-type="float" office:value="13.5102" calcext:value-type="float">
            <text:p>13,5102</text:p>
          </table:table-cell>
          <table:table-cell table:style-name="ce54" table:formula="of:=[.D15]+1" office:value-type="float" office:value="63" calcext:value-type="float">
            <text:p>63</text:p>
          </table:table-cell>
          <table:table-cell table:style-name="ce67" office:value-type="float" office:value="61.856" calcext:value-type="float">
            <text:p>61,856</text:p>
          </table:table-cell>
          <table:table-cell table:style-name="ce70" office:value-type="float" office:value="12.6416" calcext:value-type="float">
            <text:p>12,6416</text:p>
          </table:table-cell>
          <table:table-cell table:style-name="ce54" table:formula="of:=[.G15]+1" office:value-type="float" office:value="111" calcext:value-type="float">
            <text:p>111</text:p>
          </table:table-cell>
          <table:table-cell table:style-name="ce67" office:value-type="float" office:value="109.857" calcext:value-type="float">
            <text:p>109,857</text:p>
          </table:table-cell>
          <table:table-cell table:style-name="ce70" office:value-type="float" office:value="11.922" calcext:value-type="float">
            <text:p>11,922</text:p>
          </table:table-cell>
          <table:table-cell table:style-name="ce54" table:formula="of:=[.J15]+1" office:value-type="float" office:value="159" calcext:value-type="float">
            <text:p>159</text:p>
          </table:table-cell>
          <table:table-cell table:style-name="ce67" office:value-type="float" office:value="157.856" calcext:value-type="float">
            <text:p>157,856</text:p>
          </table:table-cell>
          <table:table-cell table:style-name="ce70" office:value-type="float" office:value="11.1198" calcext:value-type="float">
            <text:p>11,1198</text:p>
          </table:table-cell>
          <table:table-cell table:number-columns-repeated="1012"/>
        </table:table-row>
        <table:table-row table:style-name="ro1">
          <table:table-cell table:style-name="ce54" table:formula="of:=[.A16]+1" office:value-type="float" office:value="16" calcext:value-type="float">
            <text:p>16</text:p>
          </table:table-cell>
          <table:table-cell table:style-name="ce67" office:value-type="float" office:value="14.856" calcext:value-type="float">
            <text:p>14,856</text:p>
          </table:table-cell>
          <table:table-cell table:style-name="ce70" office:value-type="float" office:value="13.5159" calcext:value-type="float">
            <text:p>13,5159</text:p>
          </table:table-cell>
          <table:table-cell table:style-name="ce54" table:formula="of:=[.D16]+1" office:value-type="float" office:value="64" calcext:value-type="float">
            <text:p>64</text:p>
          </table:table-cell>
          <table:table-cell table:style-name="ce67" office:value-type="float" office:value="62.856" calcext:value-type="float">
            <text:p>62,856</text:p>
          </table:table-cell>
          <table:table-cell table:style-name="ce70" office:value-type="float" office:value="12.6287" calcext:value-type="float">
            <text:p>12,6287</text:p>
          </table:table-cell>
          <table:table-cell table:style-name="ce54" table:formula="of:=[.G16]+1" office:value-type="float" office:value="112" calcext:value-type="float">
            <text:p>112</text:p>
          </table:table-cell>
          <table:table-cell table:style-name="ce67" office:value-type="float" office:value="110.856" calcext:value-type="float">
            <text:p>110,856</text:p>
          </table:table-cell>
          <table:table-cell table:style-name="ce70" office:value-type="float" office:value="11.8929" calcext:value-type="float">
            <text:p>11,8929</text:p>
          </table:table-cell>
          <table:table-cell table:style-name="ce54" table:formula="of:=[.J16]+1" office:value-type="float" office:value="160" calcext:value-type="float">
            <text:p>160</text:p>
          </table:table-cell>
          <table:table-cell table:style-name="ce67" office:value-type="float" office:value="158.856" calcext:value-type="float">
            <text:p>158,856</text:p>
          </table:table-cell>
          <table:table-cell table:style-name="ce70" office:value-type="float" office:value="11.0283" calcext:value-type="float">
            <text:p>11,0283</text:p>
          </table:table-cell>
          <table:table-cell table:number-columns-repeated="1012"/>
        </table:table-row>
        <table:table-row table:style-name="ro1">
          <table:table-cell table:style-name="ce54" table:formula="of:=[.A17]+1" office:value-type="float" office:value="17" calcext:value-type="float">
            <text:p>17</text:p>
          </table:table-cell>
          <table:table-cell table:style-name="ce67" office:value-type="float" office:value="15.857" calcext:value-type="float">
            <text:p>15,857</text:p>
          </table:table-cell>
          <table:table-cell table:style-name="ce70" office:value-type="float" office:value="13.4944" calcext:value-type="float">
            <text:p>13,4944</text:p>
          </table:table-cell>
          <table:table-cell table:style-name="ce54" table:formula="of:=[.D17]+1" office:value-type="float" office:value="65" calcext:value-type="float">
            <text:p>65</text:p>
          </table:table-cell>
          <table:table-cell table:style-name="ce67" office:value-type="float" office:value="63.856" calcext:value-type="float">
            <text:p>63,856</text:p>
          </table:table-cell>
          <table:table-cell table:style-name="ce70" office:value-type="float" office:value="12.5964" calcext:value-type="float">
            <text:p>12,5964</text:p>
          </table:table-cell>
          <table:table-cell table:style-name="ce54" table:formula="of:=[.G17]+1" office:value-type="float" office:value="113" calcext:value-type="float">
            <text:p>113</text:p>
          </table:table-cell>
          <table:table-cell table:style-name="ce67" office:value-type="float" office:value="111.856" calcext:value-type="float">
            <text:p>111,856</text:p>
          </table:table-cell>
          <table:table-cell table:style-name="ce70" office:value-type="float" office:value="11.9131" calcext:value-type="float">
            <text:p>11,9131</text:p>
          </table:table-cell>
          <table:table-cell table:style-name="ce54" table:formula="of:=[.J17]+1" office:value-type="float" office:value="161" calcext:value-type="float">
            <text:p>161</text:p>
          </table:table-cell>
          <table:table-cell table:style-name="ce67" office:value-type="float" office:value="159.856" calcext:value-type="float">
            <text:p>159,856</text:p>
          </table:table-cell>
          <table:table-cell table:style-name="ce70" office:value-type="float" office:value="10.9949" calcext:value-type="float">
            <text:p>10,9949</text:p>
          </table:table-cell>
          <table:table-cell table:number-columns-repeated="1012"/>
        </table:table-row>
        <table:table-row table:style-name="ro1">
          <table:table-cell table:style-name="ce54" table:formula="of:=[.A18]+1" office:value-type="float" office:value="18" calcext:value-type="float">
            <text:p>18</text:p>
          </table:table-cell>
          <table:table-cell table:style-name="ce67" office:value-type="float" office:value="16.856" calcext:value-type="float">
            <text:p>16,856</text:p>
          </table:table-cell>
          <table:table-cell table:style-name="ce70" office:value-type="float" office:value="13.4411" calcext:value-type="float">
            <text:p>13,4411</text:p>
          </table:table-cell>
          <table:table-cell table:style-name="ce54" table:formula="of:=[.D18]+1" office:value-type="float" office:value="66" calcext:value-type="float">
            <text:p>66</text:p>
          </table:table-cell>
          <table:table-cell table:style-name="ce67" office:value-type="float" office:value="64.857" calcext:value-type="float">
            <text:p>64,857</text:p>
          </table:table-cell>
          <table:table-cell table:style-name="ce70" office:value-type="float" office:value="12.5522" calcext:value-type="float">
            <text:p>12,5522</text:p>
          </table:table-cell>
          <table:table-cell table:style-name="ce54" table:formula="of:=[.G18]+1" office:value-type="float" office:value="114" calcext:value-type="float">
            <text:p>114</text:p>
          </table:table-cell>
          <table:table-cell table:style-name="ce67" office:value-type="float" office:value="112.856" calcext:value-type="float">
            <text:p>112,856</text:p>
          </table:table-cell>
          <table:table-cell table:style-name="ce70" office:value-type="float" office:value="11.8414" calcext:value-type="float">
            <text:p>11,8414</text:p>
          </table:table-cell>
          <table:table-cell table:style-name="ce54" table:formula="of:=[.J18]+1" office:value-type="float" office:value="162" calcext:value-type="float">
            <text:p>162</text:p>
          </table:table-cell>
          <table:table-cell table:style-name="ce67" office:value-type="float" office:value="160.856" calcext:value-type="float">
            <text:p>160,856</text:p>
          </table:table-cell>
          <table:table-cell table:style-name="ce70" office:value-type="float" office:value="11.0677" calcext:value-type="float">
            <text:p>11,0677</text:p>
          </table:table-cell>
          <table:table-cell table:number-columns-repeated="1012"/>
        </table:table-row>
        <table:table-row table:style-name="ro1">
          <table:table-cell table:style-name="ce54" table:formula="of:=[.A19]+1" office:value-type="float" office:value="19" calcext:value-type="float">
            <text:p>19</text:p>
          </table:table-cell>
          <table:table-cell table:style-name="ce67" office:value-type="float" office:value="17.856" calcext:value-type="float">
            <text:p>17,856</text:p>
          </table:table-cell>
          <table:table-cell table:style-name="ce70" office:value-type="float" office:value="13.3617" calcext:value-type="float">
            <text:p>13,3617</text:p>
          </table:table-cell>
          <table:table-cell table:style-name="ce54" table:formula="of:=[.D19]+1" office:value-type="float" office:value="67" calcext:value-type="float">
            <text:p>67</text:p>
          </table:table-cell>
          <table:table-cell table:style-name="ce67" office:value-type="float" office:value="65.857" calcext:value-type="float">
            <text:p>65,857</text:p>
          </table:table-cell>
          <table:table-cell table:style-name="ce70" office:value-type="float" office:value="12.5121" calcext:value-type="float">
            <text:p>12,5121</text:p>
          </table:table-cell>
          <table:table-cell table:style-name="ce54" table:formula="of:=[.G19]+1" office:value-type="float" office:value="115" calcext:value-type="float">
            <text:p>115</text:p>
          </table:table-cell>
          <table:table-cell table:style-name="ce67" office:value-type="float" office:value="113.856" calcext:value-type="float">
            <text:p>113,856</text:p>
          </table:table-cell>
          <table:table-cell table:style-name="ce70" office:value-type="float" office:value="11.8076" calcext:value-type="float">
            <text:p>11,8076</text:p>
          </table:table-cell>
          <table:table-cell table:style-name="ce54" table:formula="of:=[.J19]+1" office:value-type="float" office:value="163" calcext:value-type="float">
            <text:p>163</text:p>
          </table:table-cell>
          <table:table-cell table:style-name="ce67" office:value-type="float" office:value="161.856" calcext:value-type="float">
            <text:p>161,856</text:p>
          </table:table-cell>
          <table:table-cell table:style-name="ce70" office:value-type="float" office:value="11.0674" calcext:value-type="float">
            <text:p>11,0674</text:p>
          </table:table-cell>
          <table:table-cell table:number-columns-repeated="1012"/>
        </table:table-row>
        <table:table-row table:style-name="ro1">
          <table:table-cell table:style-name="ce54" table:formula="of:=[.A20]+1" office:value-type="float" office:value="20" calcext:value-type="float">
            <text:p>20</text:p>
          </table:table-cell>
          <table:table-cell table:style-name="ce67" office:value-type="float" office:value="18.856" calcext:value-type="float">
            <text:p>18,856</text:p>
          </table:table-cell>
          <table:table-cell table:style-name="ce70" office:value-type="float" office:value="13.3855" calcext:value-type="float">
            <text:p>13,3855</text:p>
          </table:table-cell>
          <table:table-cell table:style-name="ce54" table:formula="of:=[.D20]+1" office:value-type="float" office:value="68" calcext:value-type="float">
            <text:p>68</text:p>
          </table:table-cell>
          <table:table-cell table:style-name="ce67" office:value-type="float" office:value="66.856" calcext:value-type="float">
            <text:p>66,856</text:p>
          </table:table-cell>
          <table:table-cell table:style-name="ce70" office:value-type="float" office:value="12.4737" calcext:value-type="float">
            <text:p>12,4737</text:p>
          </table:table-cell>
          <table:table-cell table:style-name="ce54" table:formula="of:=[.G20]+1" office:value-type="float" office:value="116" calcext:value-type="float">
            <text:p>116</text:p>
          </table:table-cell>
          <table:table-cell table:style-name="ce67" office:value-type="float" office:value="114.856" calcext:value-type="float">
            <text:p>114,856</text:p>
          </table:table-cell>
          <table:table-cell table:style-name="ce70" office:value-type="float" office:value="11.8542" calcext:value-type="float">
            <text:p>11,8542</text:p>
          </table:table-cell>
          <table:table-cell table:style-name="ce54" table:formula="of:=[.J20]+1" office:value-type="float" office:value="164" calcext:value-type="float">
            <text:p>164</text:p>
          </table:table-cell>
          <table:table-cell table:style-name="ce67" office:value-type="float" office:value="162.857" calcext:value-type="float">
            <text:p>162,857</text:p>
          </table:table-cell>
          <table:table-cell table:style-name="ce70" office:value-type="float" office:value="11.0279" calcext:value-type="float">
            <text:p>11,0279</text:p>
          </table:table-cell>
          <table:table-cell table:number-columns-repeated="1012"/>
        </table:table-row>
        <table:table-row table:style-name="ro1">
          <table:table-cell table:style-name="ce54" table:formula="of:=[.A21]+1" office:value-type="float" office:value="21" calcext:value-type="float">
            <text:p>21</text:p>
          </table:table-cell>
          <table:table-cell table:style-name="ce67" office:value-type="float" office:value="19.856" calcext:value-type="float">
            <text:p>19,856</text:p>
          </table:table-cell>
          <table:table-cell table:style-name="ce70" office:value-type="float" office:value="13.3653" calcext:value-type="float">
            <text:p>13,3653</text:p>
          </table:table-cell>
          <table:table-cell table:style-name="ce54" table:formula="of:=[.D21]+1" office:value-type="float" office:value="69" calcext:value-type="float">
            <text:p>69</text:p>
          </table:table-cell>
          <table:table-cell table:style-name="ce67" office:value-type="float" office:value="67.856" calcext:value-type="float">
            <text:p>67,856</text:p>
          </table:table-cell>
          <table:table-cell table:style-name="ce70" office:value-type="float" office:value="12.4614" calcext:value-type="float">
            <text:p>12,4614</text:p>
          </table:table-cell>
          <table:table-cell table:style-name="ce54" table:formula="of:=[.G21]+1" office:value-type="float" office:value="117" calcext:value-type="float">
            <text:p>117</text:p>
          </table:table-cell>
          <table:table-cell table:style-name="ce67" office:value-type="float" office:value="115.856" calcext:value-type="float">
            <text:p>115,856</text:p>
          </table:table-cell>
          <table:table-cell table:style-name="ce70" office:value-type="float" office:value="11.8233" calcext:value-type="float">
            <text:p>11,8233</text:p>
          </table:table-cell>
          <table:table-cell table:style-name="ce54" table:formula="of:=[.J21]+1" office:value-type="float" office:value="165" calcext:value-type="float">
            <text:p>165</text:p>
          </table:table-cell>
          <table:table-cell table:style-name="ce67" office:value-type="float" office:value="163.857" calcext:value-type="float">
            <text:p>163,857</text:p>
          </table:table-cell>
          <table:table-cell table:style-name="ce70" office:value-type="float" office:value="11.0214" calcext:value-type="float">
            <text:p>11,0214</text:p>
          </table:table-cell>
          <table:table-cell table:number-columns-repeated="1012"/>
        </table:table-row>
        <table:table-row table:style-name="ro1">
          <table:table-cell table:style-name="ce54" table:formula="of:=[.A22]+1" office:value-type="float" office:value="22" calcext:value-type="float">
            <text:p>22</text:p>
          </table:table-cell>
          <table:table-cell table:style-name="ce67" office:value-type="float" office:value="20.856" calcext:value-type="float">
            <text:p>20,856</text:p>
          </table:table-cell>
          <table:table-cell table:style-name="ce70" office:value-type="float" office:value="13.3126" calcext:value-type="float">
            <text:p>13,3126</text:p>
          </table:table-cell>
          <table:table-cell table:style-name="ce54" table:formula="of:=[.D22]+1" office:value-type="float" office:value="70" calcext:value-type="float">
            <text:p>70</text:p>
          </table:table-cell>
          <table:table-cell table:style-name="ce67" office:value-type="float" office:value="68.856" calcext:value-type="float">
            <text:p>68,856</text:p>
          </table:table-cell>
          <table:table-cell table:style-name="ce70" office:value-type="float" office:value="12.4843" calcext:value-type="float">
            <text:p>12,4843</text:p>
          </table:table-cell>
          <table:table-cell table:style-name="ce54" table:formula="of:=[.G22]+1" office:value-type="float" office:value="118" calcext:value-type="float">
            <text:p>118</text:p>
          </table:table-cell>
          <table:table-cell table:style-name="ce67" office:value-type="float" office:value="116.856" calcext:value-type="float">
            <text:p>116,856</text:p>
          </table:table-cell>
          <table:table-cell table:style-name="ce70" office:value-type="float" office:value="11.8203" calcext:value-type="float">
            <text:p>11,8203</text:p>
          </table:table-cell>
          <table:table-cell table:style-name="ce54" table:formula="of:=[.J22]+1" office:value-type="float" office:value="166" calcext:value-type="float">
            <text:p>166</text:p>
          </table:table-cell>
          <table:table-cell table:style-name="ce67" office:value-type="float" office:value="164.856" calcext:value-type="float">
            <text:p>164,856</text:p>
          </table:table-cell>
          <table:table-cell table:style-name="ce70" office:value-type="float" office:value="11.0453" calcext:value-type="float">
            <text:p>11,0453</text:p>
          </table:table-cell>
          <table:table-cell table:number-columns-repeated="1012"/>
        </table:table-row>
        <table:table-row table:style-name="ro1">
          <table:table-cell table:style-name="ce54" table:formula="of:=[.A23]+1" office:value-type="float" office:value="23" calcext:value-type="float">
            <text:p>23</text:p>
          </table:table-cell>
          <table:table-cell table:style-name="ce67" office:value-type="float" office:value="21.856" calcext:value-type="float">
            <text:p>21,856</text:p>
          </table:table-cell>
          <table:table-cell table:style-name="ce70" office:value-type="float" office:value="13.2752" calcext:value-type="float">
            <text:p>13,2752</text:p>
          </table:table-cell>
          <table:table-cell table:style-name="ce54" table:formula="of:=[.D23]+1" office:value-type="float" office:value="71" calcext:value-type="float">
            <text:p>71</text:p>
          </table:table-cell>
          <table:table-cell table:style-name="ce67" office:value-type="float" office:value="69.856" calcext:value-type="float">
            <text:p>69,856</text:p>
          </table:table-cell>
          <table:table-cell table:style-name="ce70" office:value-type="float" office:value="12.4681" calcext:value-type="float">
            <text:p>12,4681</text:p>
          </table:table-cell>
          <table:table-cell table:style-name="ce54" table:formula="of:=[.G23]+1" office:value-type="float" office:value="119" calcext:value-type="float">
            <text:p>119</text:p>
          </table:table-cell>
          <table:table-cell table:style-name="ce67" office:value-type="float" office:value="117.856" calcext:value-type="float">
            <text:p>117,856</text:p>
          </table:table-cell>
          <table:table-cell table:style-name="ce70" office:value-type="float" office:value="11.801" calcext:value-type="float">
            <text:p>11,801</text:p>
          </table:table-cell>
          <table:table-cell table:style-name="ce54" table:formula="of:=[.J23]+1" office:value-type="float" office:value="167" calcext:value-type="float">
            <text:p>167</text:p>
          </table:table-cell>
          <table:table-cell table:style-name="ce67" office:value-type="float" office:value="165.856" calcext:value-type="float">
            <text:p>165,856</text:p>
          </table:table-cell>
          <table:table-cell table:style-name="ce70" office:value-type="float" office:value="11.0523" calcext:value-type="float">
            <text:p>11,0523</text:p>
          </table:table-cell>
          <table:table-cell table:number-columns-repeated="1012"/>
        </table:table-row>
        <table:table-row table:style-name="ro1">
          <table:table-cell table:style-name="ce54" table:formula="of:=[.A24]+1" office:value-type="float" office:value="24" calcext:value-type="float">
            <text:p>24</text:p>
          </table:table-cell>
          <table:table-cell table:style-name="ce67" office:value-type="float" office:value="22.856" calcext:value-type="float">
            <text:p>22,856</text:p>
          </table:table-cell>
          <table:table-cell table:style-name="ce70" office:value-type="float" office:value="13.3091" calcext:value-type="float">
            <text:p>13,3091</text:p>
          </table:table-cell>
          <table:table-cell table:style-name="ce54" table:formula="of:=[.D24]+1" office:value-type="float" office:value="72" calcext:value-type="float">
            <text:p>72</text:p>
          </table:table-cell>
          <table:table-cell table:style-name="ce67" office:value-type="float" office:value="70.856" calcext:value-type="float">
            <text:p>70,856</text:p>
          </table:table-cell>
          <table:table-cell table:style-name="ce70" office:value-type="float" office:value="12.4797" calcext:value-type="float">
            <text:p>12,4797</text:p>
          </table:table-cell>
          <table:table-cell table:style-name="ce54" table:formula="of:=[.G24]+1" office:value-type="float" office:value="120" calcext:value-type="float">
            <text:p>120</text:p>
          </table:table-cell>
          <table:table-cell table:style-name="ce67" office:value-type="float" office:value="118.856" calcext:value-type="float">
            <text:p>118,856</text:p>
          </table:table-cell>
          <table:table-cell table:style-name="ce70" office:value-type="float" office:value="11.7707" calcext:value-type="float">
            <text:p>11,7707</text:p>
          </table:table-cell>
          <table:table-cell table:style-name="ce54" table:formula="of:=[.J24]+1" office:value-type="float" office:value="168" calcext:value-type="float">
            <text:p>168</text:p>
          </table:table-cell>
          <table:table-cell table:style-name="ce67" office:value-type="float" office:value="166.856" calcext:value-type="float">
            <text:p>166,856</text:p>
          </table:table-cell>
          <table:table-cell table:style-name="ce70" office:value-type="float" office:value="11.0725" calcext:value-type="float">
            <text:p>11,0725</text:p>
          </table:table-cell>
          <table:table-cell table:number-columns-repeated="1012"/>
        </table:table-row>
        <table:table-row table:style-name="ro1">
          <table:table-cell table:style-name="ce54" table:formula="of:=[.A25]+1" office:value-type="float" office:value="25" calcext:value-type="float">
            <text:p>25</text:p>
          </table:table-cell>
          <table:table-cell table:style-name="ce67" office:value-type="float" office:value="23.856" calcext:value-type="float">
            <text:p>23,856</text:p>
          </table:table-cell>
          <table:table-cell table:style-name="ce70" office:value-type="float" office:value="13.3308" calcext:value-type="float">
            <text:p>13,3308</text:p>
          </table:table-cell>
          <table:table-cell table:style-name="ce54" table:formula="of:=[.D25]+1" office:value-type="float" office:value="73" calcext:value-type="float">
            <text:p>73</text:p>
          </table:table-cell>
          <table:table-cell table:style-name="ce67" office:value-type="float" office:value="71.856" calcext:value-type="float">
            <text:p>71,856</text:p>
          </table:table-cell>
          <table:table-cell table:style-name="ce70" office:value-type="float" office:value="12.4637" calcext:value-type="float">
            <text:p>12,4637</text:p>
          </table:table-cell>
          <table:table-cell table:style-name="ce54" table:formula="of:=[.G25]+1" office:value-type="float" office:value="121" calcext:value-type="float">
            <text:p>121</text:p>
          </table:table-cell>
          <table:table-cell table:style-name="ce67" office:value-type="float" office:value="119.857" calcext:value-type="float">
            <text:p>119,857</text:p>
          </table:table-cell>
          <table:table-cell table:style-name="ce70" office:value-type="float" office:value="11.7477" calcext:value-type="float">
            <text:p>11,7477</text:p>
          </table:table-cell>
          <table:table-cell table:style-name="ce54" table:formula="of:=[.J25]+1" office:value-type="float" office:value="169" calcext:value-type="float">
            <text:p>169</text:p>
          </table:table-cell>
          <table:table-cell table:style-name="ce67" office:value-type="float" office:value="167.856" calcext:value-type="float">
            <text:p>167,856</text:p>
          </table:table-cell>
          <table:table-cell table:style-name="ce70" office:value-type="float" office:value="11.0246" calcext:value-type="float">
            <text:p>11,0246</text:p>
          </table:table-cell>
          <table:table-cell table:number-columns-repeated="1012"/>
        </table:table-row>
        <table:table-row table:style-name="ro1">
          <table:table-cell table:style-name="ce54" table:formula="of:=[.A26]+1" office:value-type="float" office:value="26" calcext:value-type="float">
            <text:p>26</text:p>
          </table:table-cell>
          <table:table-cell table:style-name="ce67" office:value-type="float" office:value="24.856" calcext:value-type="float">
            <text:p>24,856</text:p>
          </table:table-cell>
          <table:table-cell table:style-name="ce70" office:value-type="float" office:value="13.3492" calcext:value-type="float">
            <text:p>13,3492</text:p>
          </table:table-cell>
          <table:table-cell table:style-name="ce54" table:formula="of:=[.D26]+1" office:value-type="float" office:value="74" calcext:value-type="float">
            <text:p>74</text:p>
          </table:table-cell>
          <table:table-cell table:style-name="ce67" office:value-type="float" office:value="72.856" calcext:value-type="float">
            <text:p>72,856</text:p>
          </table:table-cell>
          <table:table-cell table:style-name="ce70" office:value-type="float" office:value="12.4639" calcext:value-type="float">
            <text:p>12,4639</text:p>
          </table:table-cell>
          <table:table-cell table:style-name="ce54" table:formula="of:=[.G26]+1" office:value-type="float" office:value="122" calcext:value-type="float">
            <text:p>122</text:p>
          </table:table-cell>
          <table:table-cell table:style-name="ce67" office:value-type="float" office:value="120.857" calcext:value-type="float">
            <text:p>120,857</text:p>
          </table:table-cell>
          <table:table-cell table:style-name="ce70" office:value-type="float" office:value="11.7667" calcext:value-type="float">
            <text:p>11,7667</text:p>
          </table:table-cell>
          <table:table-cell table:style-name="ce54" table:formula="of:=[.J26]+1" office:value-type="float" office:value="170" calcext:value-type="float">
            <text:p>170</text:p>
          </table:table-cell>
          <table:table-cell table:style-name="ce67" office:value-type="float" office:value="168.856" calcext:value-type="float">
            <text:p>168,856</text:p>
          </table:table-cell>
          <table:table-cell table:style-name="ce70" office:value-type="float" office:value="10.9995" calcext:value-type="float">
            <text:p>10,9995</text:p>
          </table:table-cell>
          <table:table-cell table:number-columns-repeated="1012"/>
        </table:table-row>
        <table:table-row table:style-name="ro1">
          <table:table-cell table:style-name="ce54" table:formula="of:=[.A27]+1" office:value-type="float" office:value="27" calcext:value-type="float">
            <text:p>27</text:p>
          </table:table-cell>
          <table:table-cell table:style-name="ce67" office:value-type="float" office:value="25.857" calcext:value-type="float">
            <text:p>25,857</text:p>
          </table:table-cell>
          <table:table-cell table:style-name="ce70" office:value-type="float" office:value="13.2808" calcext:value-type="float">
            <text:p>13,2808</text:p>
          </table:table-cell>
          <table:table-cell table:style-name="ce54" table:formula="of:=[.D27]+1" office:value-type="float" office:value="75" calcext:value-type="float">
            <text:p>75</text:p>
          </table:table-cell>
          <table:table-cell table:style-name="ce67" office:value-type="float" office:value="73.856" calcext:value-type="float">
            <text:p>73,856</text:p>
          </table:table-cell>
          <table:table-cell table:style-name="ce70" office:value-type="float" office:value="12.4447" calcext:value-type="float">
            <text:p>12,4447</text:p>
          </table:table-cell>
          <table:table-cell table:style-name="ce54" table:formula="of:=[.G27]+1" office:value-type="float" office:value="123" calcext:value-type="float">
            <text:p>123</text:p>
          </table:table-cell>
          <table:table-cell table:style-name="ce67" office:value-type="float" office:value="121.857" calcext:value-type="float">
            <text:p>121,857</text:p>
          </table:table-cell>
          <table:table-cell table:style-name="ce70" office:value-type="float" office:value="11.7583" calcext:value-type="float">
            <text:p>11,7583</text:p>
          </table:table-cell>
          <table:table-cell table:style-name="ce54" table:formula="of:=[.J27]+1" office:value-type="float" office:value="171" calcext:value-type="float">
            <text:p>171</text:p>
          </table:table-cell>
          <table:table-cell table:style-name="ce67" office:value-type="float" office:value="169.857" calcext:value-type="float">
            <text:p>169,857</text:p>
          </table:table-cell>
          <table:table-cell table:style-name="ce70" office:value-type="float" office:value="10.9029" calcext:value-type="float">
            <text:p>10,9029</text:p>
          </table:table-cell>
          <table:table-cell table:number-columns-repeated="1012"/>
        </table:table-row>
        <table:table-row table:style-name="ro1">
          <table:table-cell table:style-name="ce54" table:formula="of:=[.A28]+1" office:value-type="float" office:value="28" calcext:value-type="float">
            <text:p>28</text:p>
          </table:table-cell>
          <table:table-cell table:style-name="ce67" office:value-type="float" office:value="26.857" calcext:value-type="float">
            <text:p>26,857</text:p>
          </table:table-cell>
          <table:table-cell table:style-name="ce70" office:value-type="float" office:value="13.2711" calcext:value-type="float">
            <text:p>13,2711</text:p>
          </table:table-cell>
          <table:table-cell table:style-name="ce54" table:formula="of:=[.D28]+1" office:value-type="float" office:value="76" calcext:value-type="float">
            <text:p>76</text:p>
          </table:table-cell>
          <table:table-cell table:style-name="ce67" office:value-type="float" office:value="74.856" calcext:value-type="float">
            <text:p>74,856</text:p>
          </table:table-cell>
          <table:table-cell table:style-name="ce70" office:value-type="float" office:value="12.4086" calcext:value-type="float">
            <text:p>12,4086</text:p>
          </table:table-cell>
          <table:table-cell table:style-name="ce54" table:formula="of:=[.G28]+1" office:value-type="float" office:value="124" calcext:value-type="float">
            <text:p>124</text:p>
          </table:table-cell>
          <table:table-cell table:style-name="ce67" office:value-type="float" office:value="122.857" calcext:value-type="float">
            <text:p>122,857</text:p>
          </table:table-cell>
          <table:table-cell table:style-name="ce70" office:value-type="float" office:value="11.7764" calcext:value-type="float">
            <text:p>11,7764</text:p>
          </table:table-cell>
          <table:table-cell table:style-name="ce54" table:formula="of:=[.J28]+1" office:value-type="float" office:value="172" calcext:value-type="float">
            <text:p>172</text:p>
          </table:table-cell>
          <table:table-cell table:style-name="ce67" office:value-type="float" office:value="170.856" calcext:value-type="float">
            <text:p>170,856</text:p>
          </table:table-cell>
          <table:table-cell table:style-name="ce70" office:value-type="float" office:value="10.8047" calcext:value-type="float">
            <text:p>10,8047</text:p>
          </table:table-cell>
          <table:table-cell table:number-columns-repeated="1012"/>
        </table:table-row>
        <table:table-row table:style-name="ro1">
          <table:table-cell table:style-name="ce54" table:formula="of:=[.A29]+1" office:value-type="float" office:value="29" calcext:value-type="float">
            <text:p>29</text:p>
          </table:table-cell>
          <table:table-cell table:style-name="ce67" office:value-type="float" office:value="27.857" calcext:value-type="float">
            <text:p>27,857</text:p>
          </table:table-cell>
          <table:table-cell table:style-name="ce70" office:value-type="float" office:value="13.1899" calcext:value-type="float">
            <text:p>13,1899</text:p>
          </table:table-cell>
          <table:table-cell table:style-name="ce54" table:formula="of:=[.D29]+1" office:value-type="float" office:value="77" calcext:value-type="float">
            <text:p>77</text:p>
          </table:table-cell>
          <table:table-cell table:style-name="ce67" office:value-type="float" office:value="75.856" calcext:value-type="float">
            <text:p>75,856</text:p>
          </table:table-cell>
          <table:table-cell table:style-name="ce70" office:value-type="float" office:value="12.3672" calcext:value-type="float">
            <text:p>12,3672</text:p>
          </table:table-cell>
          <table:table-cell table:style-name="ce54" table:formula="of:=[.G29]+1" office:value-type="float" office:value="125" calcext:value-type="float">
            <text:p>125</text:p>
          </table:table-cell>
          <table:table-cell table:style-name="ce67" office:value-type="float" office:value="123.857" calcext:value-type="float">
            <text:p>123,857</text:p>
          </table:table-cell>
          <table:table-cell table:style-name="ce70" office:value-type="float" office:value="11.7392" calcext:value-type="float">
            <text:p>11,7392</text:p>
          </table:table-cell>
          <table:table-cell table:style-name="ce54" table:formula="of:=[.J29]+1" office:value-type="float" office:value="173" calcext:value-type="float">
            <text:p>173</text:p>
          </table:table-cell>
          <table:table-cell table:style-name="ce67" office:value-type="float" office:value="171.856" calcext:value-type="float">
            <text:p>171,856</text:p>
          </table:table-cell>
          <table:table-cell table:style-name="ce70" office:value-type="float" office:value="10.8337" calcext:value-type="float">
            <text:p>10,8337</text:p>
          </table:table-cell>
          <table:table-cell table:number-columns-repeated="1012"/>
        </table:table-row>
        <table:table-row table:style-name="ro1">
          <table:table-cell table:style-name="ce54" table:formula="of:=[.A30]+1" office:value-type="float" office:value="30" calcext:value-type="float">
            <text:p>30</text:p>
          </table:table-cell>
          <table:table-cell table:style-name="ce67" office:value-type="float" office:value="28.857" calcext:value-type="float">
            <text:p>28,857</text:p>
          </table:table-cell>
          <table:table-cell table:style-name="ce70" office:value-type="float" office:value="13.1532" calcext:value-type="float">
            <text:p>13,1532</text:p>
          </table:table-cell>
          <table:table-cell table:style-name="ce54" table:formula="of:=[.D30]+1" office:value-type="float" office:value="78" calcext:value-type="float">
            <text:p>78</text:p>
          </table:table-cell>
          <table:table-cell table:style-name="ce67" office:value-type="float" office:value="76.856" calcext:value-type="float">
            <text:p>76,856</text:p>
          </table:table-cell>
          <table:table-cell table:style-name="ce70" office:value-type="float" office:value="12.3878" calcext:value-type="float">
            <text:p>12,3878</text:p>
          </table:table-cell>
          <table:table-cell table:style-name="ce54" table:formula="of:=[.G30]+1" office:value-type="float" office:value="126" calcext:value-type="float">
            <text:p>126</text:p>
          </table:table-cell>
          <table:table-cell table:style-name="ce67" office:value-type="float" office:value="124.856" calcext:value-type="float">
            <text:p>124,856</text:p>
          </table:table-cell>
          <table:table-cell table:style-name="ce70" office:value-type="float" office:value="11.7404" calcext:value-type="float">
            <text:p>11,7404</text:p>
          </table:table-cell>
          <table:table-cell table:style-name="ce54" table:formula="of:=[.J30]+1" office:value-type="float" office:value="174" calcext:value-type="float">
            <text:p>174</text:p>
          </table:table-cell>
          <table:table-cell table:style-name="ce67" office:value-type="float" office:value="172.856" calcext:value-type="float">
            <text:p>172,856</text:p>
          </table:table-cell>
          <table:table-cell table:style-name="ce70" office:value-type="float" office:value="10.8035" calcext:value-type="float">
            <text:p>10,8035</text:p>
          </table:table-cell>
          <table:table-cell table:number-columns-repeated="1012"/>
        </table:table-row>
        <table:table-row table:style-name="ro1">
          <table:table-cell table:style-name="ce54" table:formula="of:=[.A31]+1" office:value-type="float" office:value="31" calcext:value-type="float">
            <text:p>31</text:p>
          </table:table-cell>
          <table:table-cell table:style-name="ce67" office:value-type="float" office:value="29.856" calcext:value-type="float">
            <text:p>29,856</text:p>
          </table:table-cell>
          <table:table-cell table:style-name="ce70" office:value-type="float" office:value="13.1457" calcext:value-type="float">
            <text:p>13,1457</text:p>
          </table:table-cell>
          <table:table-cell table:style-name="ce54" table:formula="of:=[.D31]+1" office:value-type="float" office:value="79" calcext:value-type="float">
            <text:p>79</text:p>
          </table:table-cell>
          <table:table-cell table:style-name="ce67" office:value-type="float" office:value="77.856" calcext:value-type="float">
            <text:p>77,856</text:p>
          </table:table-cell>
          <table:table-cell table:style-name="ce70" office:value-type="float" office:value="12.412" calcext:value-type="float">
            <text:p>12,412</text:p>
          </table:table-cell>
          <table:table-cell table:style-name="ce54" table:formula="of:=[.G31]+1" office:value-type="float" office:value="127" calcext:value-type="float">
            <text:p>127</text:p>
          </table:table-cell>
          <table:table-cell table:style-name="ce67" office:value-type="float" office:value="125.856" calcext:value-type="float">
            <text:p>125,856</text:p>
          </table:table-cell>
          <table:table-cell table:style-name="ce70" office:value-type="float" office:value="11.7128" calcext:value-type="float">
            <text:p>11,7128</text:p>
          </table:table-cell>
          <table:table-cell table:style-name="ce54" table:formula="of:=[.J31]+1" office:value-type="float" office:value="175" calcext:value-type="float">
            <text:p>175</text:p>
          </table:table-cell>
          <table:table-cell table:style-name="ce67" office:value-type="float" office:value="173.856" calcext:value-type="float">
            <text:p>173,856</text:p>
          </table:table-cell>
          <table:table-cell table:style-name="ce70" office:value-type="float" office:value="10.8312" calcext:value-type="float">
            <text:p>10,8312</text:p>
          </table:table-cell>
          <table:table-cell table:number-columns-repeated="1012"/>
        </table:table-row>
        <table:table-row table:style-name="ro1">
          <table:table-cell table:style-name="ce54" table:formula="of:=[.A32]+1" office:value-type="float" office:value="32" calcext:value-type="float">
            <text:p>32</text:p>
          </table:table-cell>
          <table:table-cell table:style-name="ce67" office:value-type="float" office:value="30.856" calcext:value-type="float">
            <text:p>30,856</text:p>
          </table:table-cell>
          <table:table-cell table:style-name="ce70" office:value-type="float" office:value="13.1362" calcext:value-type="float">
            <text:p>13,1362</text:p>
          </table:table-cell>
          <table:table-cell table:style-name="ce54" table:formula="of:=[.D32]+1" office:value-type="float" office:value="80" calcext:value-type="float">
            <text:p>80</text:p>
          </table:table-cell>
          <table:table-cell table:style-name="ce67" office:value-type="float" office:value="78.856" calcext:value-type="float">
            <text:p>78,856</text:p>
          </table:table-cell>
          <table:table-cell table:style-name="ce70" office:value-type="float" office:value="12.3683" calcext:value-type="float">
            <text:p>12,3683</text:p>
          </table:table-cell>
          <table:table-cell table:style-name="ce54" table:formula="of:=[.G32]+1" office:value-type="float" office:value="128" calcext:value-type="float">
            <text:p>128</text:p>
          </table:table-cell>
          <table:table-cell table:style-name="ce67" office:value-type="float" office:value="126.856" calcext:value-type="float">
            <text:p>126,856</text:p>
          </table:table-cell>
          <table:table-cell table:style-name="ce70" office:value-type="float" office:value="11.6972" calcext:value-type="float">
            <text:p>11,6972</text:p>
          </table:table-cell>
          <table:table-cell table:style-name="ce54" table:formula="of:=[.J32]+1" office:value-type="float" office:value="176" calcext:value-type="float">
            <text:p>176</text:p>
          </table:table-cell>
          <table:table-cell table:style-name="ce67" office:value-type="float" office:value="174.856" calcext:value-type="float">
            <text:p>174,856</text:p>
          </table:table-cell>
          <table:table-cell table:style-name="ce70" office:value-type="float" office:value="10.8536" calcext:value-type="float">
            <text:p>10,8536</text:p>
          </table:table-cell>
          <table:table-cell table:number-columns-repeated="1012"/>
        </table:table-row>
        <table:table-row table:style-name="ro1">
          <table:table-cell table:style-name="ce54" table:formula="of:=[.A33]+1" office:value-type="float" office:value="33" calcext:value-type="float">
            <text:p>33</text:p>
          </table:table-cell>
          <table:table-cell table:style-name="ce67" office:value-type="float" office:value="31.856" calcext:value-type="float">
            <text:p>31,856</text:p>
          </table:table-cell>
          <table:table-cell table:style-name="ce70" office:value-type="float" office:value="13.1546" calcext:value-type="float">
            <text:p>13,1546</text:p>
          </table:table-cell>
          <table:table-cell table:style-name="ce54" table:formula="of:=[.D33]+1" office:value-type="float" office:value="81" calcext:value-type="float">
            <text:p>81</text:p>
          </table:table-cell>
          <table:table-cell table:style-name="ce67" office:value-type="float" office:value="79.856" calcext:value-type="float">
            <text:p>79,856</text:p>
          </table:table-cell>
          <table:table-cell table:style-name="ce70" office:value-type="float" office:value="12.3646" calcext:value-type="float">
            <text:p>12,3646</text:p>
          </table:table-cell>
          <table:table-cell table:style-name="ce54" table:formula="of:=[.G33]+1" office:value-type="float" office:value="129" calcext:value-type="float">
            <text:p>129</text:p>
          </table:table-cell>
          <table:table-cell table:style-name="ce67" office:value-type="float" office:value="127.857" calcext:value-type="float">
            <text:p>127,857</text:p>
          </table:table-cell>
          <table:table-cell table:style-name="ce70" office:value-type="float" office:value="11.6764" calcext:value-type="float">
            <text:p>11,6764</text:p>
          </table:table-cell>
          <table:table-cell table:style-name="ce54" table:formula="of:=[.J33]+1" office:value-type="float" office:value="177" calcext:value-type="float">
            <text:p>177</text:p>
          </table:table-cell>
          <table:table-cell table:style-name="ce67" office:value-type="float" office:value="175.857" calcext:value-type="float">
            <text:p>175,857</text:p>
          </table:table-cell>
          <table:table-cell table:style-name="ce70" office:value-type="float" office:value="10.8189" calcext:value-type="float">
            <text:p>10,8189</text:p>
          </table:table-cell>
          <table:table-cell table:number-columns-repeated="1012"/>
        </table:table-row>
        <table:table-row table:style-name="ro1">
          <table:table-cell table:style-name="ce54" table:formula="of:=[.A34]+1" office:value-type="float" office:value="34" calcext:value-type="float">
            <text:p>34</text:p>
          </table:table-cell>
          <table:table-cell table:style-name="ce67" office:value-type="float" office:value="32.856" calcext:value-type="float">
            <text:p>32,856</text:p>
          </table:table-cell>
          <table:table-cell table:style-name="ce70" office:value-type="float" office:value="13.1271" calcext:value-type="float">
            <text:p>13,1271</text:p>
          </table:table-cell>
          <table:table-cell table:style-name="ce54" table:formula="of:=[.D34]+1" office:value-type="float" office:value="82" calcext:value-type="float">
            <text:p>82</text:p>
          </table:table-cell>
          <table:table-cell table:style-name="ce67" office:value-type="float" office:value="80.856" calcext:value-type="float">
            <text:p>80,856</text:p>
          </table:table-cell>
          <table:table-cell table:style-name="ce70" office:value-type="float" office:value="12.3915" calcext:value-type="float">
            <text:p>12,3915</text:p>
          </table:table-cell>
          <table:table-cell table:style-name="ce54" table:formula="of:=[.G34]+1" office:value-type="float" office:value="130" calcext:value-type="float">
            <text:p>130</text:p>
          </table:table-cell>
          <table:table-cell table:style-name="ce67" office:value-type="float" office:value="128.857" calcext:value-type="float">
            <text:p>128,857</text:p>
          </table:table-cell>
          <table:table-cell table:style-name="ce70" office:value-type="float" office:value="11.7147" calcext:value-type="float">
            <text:p>11,7147</text:p>
          </table:table-cell>
          <table:table-cell table:style-name="ce54" table:formula="of:=[.J34]+1" office:value-type="float" office:value="178" calcext:value-type="float">
            <text:p>178</text:p>
          </table:table-cell>
          <table:table-cell table:style-name="ce67" office:value-type="float" office:value="176.857" calcext:value-type="float">
            <text:p>176,857</text:p>
          </table:table-cell>
          <table:table-cell table:style-name="ce70" office:value-type="float" office:value="10.8357" calcext:value-type="float">
            <text:p>10,8357</text:p>
          </table:table-cell>
          <table:table-cell table:number-columns-repeated="1012"/>
        </table:table-row>
        <table:table-row table:style-name="ro1">
          <table:table-cell table:style-name="ce54" table:formula="of:=[.A35]+1" office:value-type="float" office:value="35" calcext:value-type="float">
            <text:p>35</text:p>
          </table:table-cell>
          <table:table-cell table:style-name="ce67" office:value-type="float" office:value="33.856" calcext:value-type="float">
            <text:p>33,856</text:p>
          </table:table-cell>
          <table:table-cell table:style-name="ce70" office:value-type="float" office:value="13.0421" calcext:value-type="float">
            <text:p>13,0421</text:p>
          </table:table-cell>
          <table:table-cell table:style-name="ce54" table:formula="of:=[.D35]+1" office:value-type="float" office:value="83" calcext:value-type="float">
            <text:p>83</text:p>
          </table:table-cell>
          <table:table-cell table:style-name="ce67" office:value-type="float" office:value="81.856" calcext:value-type="float">
            <text:p>81,856</text:p>
          </table:table-cell>
          <table:table-cell table:style-name="ce70" office:value-type="float" office:value="12.3442" calcext:value-type="float">
            <text:p>12,3442</text:p>
          </table:table-cell>
          <table:table-cell table:style-name="ce54" table:formula="of:=[.G35]+1" office:value-type="float" office:value="131" calcext:value-type="float">
            <text:p>131</text:p>
          </table:table-cell>
          <table:table-cell table:style-name="ce67" office:value-type="float" office:value="129.857" calcext:value-type="float">
            <text:p>129,857</text:p>
          </table:table-cell>
          <table:table-cell table:style-name="ce70" office:value-type="float" office:value="11.6815" calcext:value-type="float">
            <text:p>11,6815</text:p>
          </table:table-cell>
          <table:table-cell table:style-name="ce54" table:formula="of:=[.J35]+1" office:value-type="float" office:value="179" calcext:value-type="float">
            <text:p>179</text:p>
          </table:table-cell>
          <table:table-cell table:style-name="ce67" office:value-type="float" office:value="177.856" calcext:value-type="float">
            <text:p>177,856</text:p>
          </table:table-cell>
          <table:table-cell table:style-name="ce70" office:value-type="float" office:value="10.7908" calcext:value-type="float">
            <text:p>10,7908</text:p>
          </table:table-cell>
          <table:table-cell table:number-columns-repeated="1012"/>
        </table:table-row>
        <table:table-row table:style-name="ro1">
          <table:table-cell table:style-name="ce54" table:formula="of:=[.A36]+1" office:value-type="float" office:value="36" calcext:value-type="float">
            <text:p>36</text:p>
          </table:table-cell>
          <table:table-cell table:style-name="ce67" office:value-type="float" office:value="34.856" calcext:value-type="float">
            <text:p>34,856</text:p>
          </table:table-cell>
          <table:table-cell table:style-name="ce70" office:value-type="float" office:value="12.9986" calcext:value-type="float">
            <text:p>12,9986</text:p>
          </table:table-cell>
          <table:table-cell table:style-name="ce54" table:formula="of:=[.D36]+1" office:value-type="float" office:value="84" calcext:value-type="float">
            <text:p>84</text:p>
          </table:table-cell>
          <table:table-cell table:style-name="ce67" office:value-type="float" office:value="82.856" calcext:value-type="float">
            <text:p>82,856</text:p>
          </table:table-cell>
          <table:table-cell table:style-name="ce70" office:value-type="float" office:value="12.3598" calcext:value-type="float">
            <text:p>12,3598</text:p>
          </table:table-cell>
          <table:table-cell table:style-name="ce54" table:formula="of:=[.G36]+1" office:value-type="float" office:value="132" calcext:value-type="float">
            <text:p>132</text:p>
          </table:table-cell>
          <table:table-cell table:style-name="ce67" office:value-type="float" office:value="130.857" calcext:value-type="float">
            <text:p>130,857</text:p>
          </table:table-cell>
          <table:table-cell table:style-name="ce70" office:value-type="float" office:value="11.6355" calcext:value-type="float">
            <text:p>11,6355</text:p>
          </table:table-cell>
          <table:table-cell table:style-name="ce54" table:formula="of:=[.J36]+1" office:value-type="float" office:value="180" calcext:value-type="float">
            <text:p>180</text:p>
          </table:table-cell>
          <table:table-cell table:style-name="ce67" office:value-type="float" office:value="178.856" calcext:value-type="float">
            <text:p>178,856</text:p>
          </table:table-cell>
          <table:table-cell table:style-name="ce70" office:value-type="float" office:value="10.7527" calcext:value-type="float">
            <text:p>10,7527</text:p>
          </table:table-cell>
          <table:table-cell table:number-columns-repeated="1012"/>
        </table:table-row>
        <table:table-row table:style-name="ro1">
          <table:table-cell table:style-name="ce54" table:formula="of:=[.A37]+1" office:value-type="float" office:value="37" calcext:value-type="float">
            <text:p>37</text:p>
          </table:table-cell>
          <table:table-cell table:style-name="ce67" office:value-type="float" office:value="35.856" calcext:value-type="float">
            <text:p>35,856</text:p>
          </table:table-cell>
          <table:table-cell table:style-name="ce70" office:value-type="float" office:value="13.0011" calcext:value-type="float">
            <text:p>13,0011</text:p>
          </table:table-cell>
          <table:table-cell table:style-name="ce54" table:formula="of:=[.D37]+1" office:value-type="float" office:value="85" calcext:value-type="float">
            <text:p>85</text:p>
          </table:table-cell>
          <table:table-cell table:style-name="ce67" office:value-type="float" office:value="83.856" calcext:value-type="float">
            <text:p>83,856</text:p>
          </table:table-cell>
          <table:table-cell table:style-name="ce70" office:value-type="float" office:value="12.3502" calcext:value-type="float">
            <text:p>12,3502</text:p>
          </table:table-cell>
          <table:table-cell table:style-name="ce54" table:formula="of:=[.G37]+1" office:value-type="float" office:value="133" calcext:value-type="float">
            <text:p>133</text:p>
          </table:table-cell>
          <table:table-cell table:style-name="ce67" office:value-type="float" office:value="131.857" calcext:value-type="float">
            <text:p>131,857</text:p>
          </table:table-cell>
          <table:table-cell table:style-name="ce70" office:value-type="float" office:value="11.6079" calcext:value-type="float">
            <text:p>11,6079</text:p>
          </table:table-cell>
          <table:table-cell table:style-name="ce54" table:formula="of:=[.J37]+1" office:value-type="float" office:value="181" calcext:value-type="float">
            <text:p>181</text:p>
          </table:table-cell>
          <table:table-cell table:style-name="ce67" office:value-type="float" office:value="179.856" calcext:value-type="float">
            <text:p>179,856</text:p>
          </table:table-cell>
          <table:table-cell table:style-name="ce70" office:value-type="float" office:value="10.6703" calcext:value-type="float">
            <text:p>10,6703</text:p>
          </table:table-cell>
          <table:table-cell table:number-columns-repeated="1012"/>
        </table:table-row>
        <table:table-row table:style-name="ro1">
          <table:table-cell table:style-name="ce54" table:formula="of:=[.A38]+1" office:value-type="float" office:value="38" calcext:value-type="float">
            <text:p>38</text:p>
          </table:table-cell>
          <table:table-cell table:style-name="ce67" office:value-type="float" office:value="36.856" calcext:value-type="float">
            <text:p>36,856</text:p>
          </table:table-cell>
          <table:table-cell table:style-name="ce70" office:value-type="float" office:value="12.9715" calcext:value-type="float">
            <text:p>12,9715</text:p>
          </table:table-cell>
          <table:table-cell table:style-name="ce54" table:formula="of:=[.D38]+1" office:value-type="float" office:value="86" calcext:value-type="float">
            <text:p>86</text:p>
          </table:table-cell>
          <table:table-cell table:style-name="ce67" office:value-type="float" office:value="84.856" calcext:value-type="float">
            <text:p>84,856</text:p>
          </table:table-cell>
          <table:table-cell table:style-name="ce70" office:value-type="float" office:value="12.3417" calcext:value-type="float">
            <text:p>12,3417</text:p>
          </table:table-cell>
          <table:table-cell table:style-name="ce54" table:formula="of:=[.G38]+1" office:value-type="float" office:value="134" calcext:value-type="float">
            <text:p>134</text:p>
          </table:table-cell>
          <table:table-cell table:style-name="ce67" office:value-type="float" office:value="132.857" calcext:value-type="float">
            <text:p>132,857</text:p>
          </table:table-cell>
          <table:table-cell table:style-name="ce70" office:value-type="float" office:value="11.5963" calcext:value-type="float">
            <text:p>11,5963</text:p>
          </table:table-cell>
          <table:table-cell table:style-name="ce54" table:formula="of:=[.J38]+1" office:value-type="float" office:value="182" calcext:value-type="float">
            <text:p>182</text:p>
          </table:table-cell>
          <table:table-cell table:style-name="ce67" office:value-type="float" office:value="180.856" calcext:value-type="float">
            <text:p>180,856</text:p>
          </table:table-cell>
          <table:table-cell table:style-name="ce70" office:value-type="float" office:value="10.7035" calcext:value-type="float">
            <text:p>10,7035</text:p>
          </table:table-cell>
          <table:table-cell table:number-columns-repeated="1012"/>
        </table:table-row>
        <table:table-row table:style-name="ro1">
          <table:table-cell table:style-name="ce54" table:formula="of:=[.A39]+1" office:value-type="float" office:value="39" calcext:value-type="float">
            <text:p>39</text:p>
          </table:table-cell>
          <table:table-cell table:style-name="ce67" office:value-type="float" office:value="37.856" calcext:value-type="float">
            <text:p>37,856</text:p>
          </table:table-cell>
          <table:table-cell table:style-name="ce70" office:value-type="float" office:value="12.9648" calcext:value-type="float">
            <text:p>12,9648</text:p>
          </table:table-cell>
          <table:table-cell table:style-name="ce54" table:formula="of:=[.D39]+1" office:value-type="float" office:value="87" calcext:value-type="float">
            <text:p>87</text:p>
          </table:table-cell>
          <table:table-cell table:style-name="ce67" office:value-type="float" office:value="85.856" calcext:value-type="float">
            <text:p>85,856</text:p>
          </table:table-cell>
          <table:table-cell table:style-name="ce70" office:value-type="float" office:value="12.3212" calcext:value-type="float">
            <text:p>12,3212</text:p>
          </table:table-cell>
          <table:table-cell table:style-name="ce54" table:formula="of:=[.G39]+1" office:value-type="float" office:value="135" calcext:value-type="float">
            <text:p>135</text:p>
          </table:table-cell>
          <table:table-cell table:style-name="ce67" office:value-type="float" office:value="133.856" calcext:value-type="float">
            <text:p>133,856</text:p>
          </table:table-cell>
          <table:table-cell table:style-name="ce70" office:value-type="float" office:value="11.605" calcext:value-type="float">
            <text:p>11,605</text:p>
          </table:table-cell>
          <table:table-cell table:style-name="ce54" table:formula="of:=[.J39]+1" office:value-type="float" office:value="183" calcext:value-type="float">
            <text:p>183</text:p>
          </table:table-cell>
          <table:table-cell table:style-name="ce67" office:value-type="float" office:value="181.856" calcext:value-type="float">
            <text:p>181,856</text:p>
          </table:table-cell>
          <table:table-cell table:style-name="ce70" office:value-type="float" office:value="10.6723" calcext:value-type="float">
            <text:p>10,6723</text:p>
          </table:table-cell>
          <table:table-cell table:number-columns-repeated="1012"/>
        </table:table-row>
        <table:table-row table:style-name="ro1">
          <table:table-cell table:style-name="ce54" table:formula="of:=[.A40]+1" office:value-type="float" office:value="40" calcext:value-type="float">
            <text:p>40</text:p>
          </table:table-cell>
          <table:table-cell table:style-name="ce67" office:value-type="float" office:value="38.856" calcext:value-type="float">
            <text:p>38,856</text:p>
          </table:table-cell>
          <table:table-cell table:style-name="ce70" office:value-type="float" office:value="12.9594" calcext:value-type="float">
            <text:p>12,9594</text:p>
          </table:table-cell>
          <table:table-cell table:style-name="ce54" table:formula="of:=[.D40]+1" office:value-type="float" office:value="88" calcext:value-type="float">
            <text:p>88</text:p>
          </table:table-cell>
          <table:table-cell table:style-name="ce67" office:value-type="float" office:value="86.856" calcext:value-type="float">
            <text:p>86,856</text:p>
          </table:table-cell>
          <table:table-cell table:style-name="ce70" office:value-type="float" office:value="12.2808" calcext:value-type="float">
            <text:p>12,2808</text:p>
          </table:table-cell>
          <table:table-cell table:style-name="ce54" table:formula="of:=[.G40]+1" office:value-type="float" office:value="136" calcext:value-type="float">
            <text:p>136</text:p>
          </table:table-cell>
          <table:table-cell table:style-name="ce67" office:value-type="float" office:value="134.856" calcext:value-type="float">
            <text:p>134,856</text:p>
          </table:table-cell>
          <table:table-cell table:style-name="ce70" office:value-type="float" office:value="11.5879" calcext:value-type="float">
            <text:p>11,5879</text:p>
          </table:table-cell>
          <table:table-cell table:style-name="ce54" table:formula="of:=[.J40]+1" office:value-type="float" office:value="184" calcext:value-type="float">
            <text:p>184</text:p>
          </table:table-cell>
          <table:table-cell table:style-name="ce67" office:value-type="float" office:value="182.856" calcext:value-type="float">
            <text:p>182,856</text:p>
          </table:table-cell>
          <table:table-cell table:style-name="ce70" office:value-type="float" office:value="10.6883" calcext:value-type="float">
            <text:p>10,6883</text:p>
          </table:table-cell>
          <table:table-cell table:number-columns-repeated="1012"/>
        </table:table-row>
        <table:table-row table:style-name="ro1">
          <table:table-cell table:style-name="ce54" table:formula="of:=[.A41]+1" office:value-type="float" office:value="41" calcext:value-type="float">
            <text:p>41</text:p>
          </table:table-cell>
          <table:table-cell table:style-name="ce67" office:value-type="float" office:value="39.856" calcext:value-type="float">
            <text:p>39,856</text:p>
          </table:table-cell>
          <table:table-cell table:style-name="ce70" office:value-type="float" office:value="12.9523" calcext:value-type="float">
            <text:p>12,9523</text:p>
          </table:table-cell>
          <table:table-cell table:style-name="ce54" table:formula="of:=[.D41]+1" office:value-type="float" office:value="89" calcext:value-type="float">
            <text:p>89</text:p>
          </table:table-cell>
          <table:table-cell table:style-name="ce67" office:value-type="float" office:value="87.856" calcext:value-type="float">
            <text:p>87,856</text:p>
          </table:table-cell>
          <table:table-cell table:style-name="ce70" office:value-type="float" office:value="12.2849" calcext:value-type="float">
            <text:p>12,2849</text:p>
          </table:table-cell>
          <table:table-cell table:style-name="ce54" table:formula="of:=[.G41]+1" office:value-type="float" office:value="137" calcext:value-type="float">
            <text:p>137</text:p>
          </table:table-cell>
          <table:table-cell table:style-name="ce67" office:value-type="float" office:value="135.856" calcext:value-type="float">
            <text:p>135,856</text:p>
          </table:table-cell>
          <table:table-cell table:style-name="ce70" office:value-type="float" office:value="11.6003" calcext:value-type="float">
            <text:p>11,6003</text:p>
          </table:table-cell>
          <table:table-cell table:style-name="ce54" table:formula="of:=[.J41]+1" office:value-type="float" office:value="185" calcext:value-type="float">
            <text:p>185</text:p>
          </table:table-cell>
          <table:table-cell table:style-name="ce67" office:value-type="float" office:value="183.856" calcext:value-type="float">
            <text:p>183,856</text:p>
          </table:table-cell>
          <table:table-cell table:style-name="ce70" office:value-type="float" office:value="10.7068" calcext:value-type="float">
            <text:p>10,7068</text:p>
          </table:table-cell>
          <table:table-cell table:number-columns-repeated="1012"/>
        </table:table-row>
        <table:table-row table:style-name="ro1">
          <table:table-cell table:style-name="ce54" table:formula="of:=[.A42]+1" office:value-type="float" office:value="42" calcext:value-type="float">
            <text:p>42</text:p>
          </table:table-cell>
          <table:table-cell table:style-name="ce67" office:value-type="float" office:value="40.856" calcext:value-type="float">
            <text:p>40,856</text:p>
          </table:table-cell>
          <table:table-cell table:style-name="ce70" office:value-type="float" office:value="12.9575" calcext:value-type="float">
            <text:p>12,9575</text:p>
          </table:table-cell>
          <table:table-cell table:style-name="ce54" table:formula="of:=[.D42]+1" office:value-type="float" office:value="90" calcext:value-type="float">
            <text:p>90</text:p>
          </table:table-cell>
          <table:table-cell table:style-name="ce67" office:value-type="float" office:value="88.856" calcext:value-type="float">
            <text:p>88,856</text:p>
          </table:table-cell>
          <table:table-cell table:style-name="ce70" office:value-type="float" office:value="12.2504" calcext:value-type="float">
            <text:p>12,2504</text:p>
          </table:table-cell>
          <table:table-cell table:style-name="ce54" table:formula="of:=[.G42]+1" office:value-type="float" office:value="138" calcext:value-type="float">
            <text:p>138</text:p>
          </table:table-cell>
          <table:table-cell table:style-name="ce67" office:value-type="float" office:value="136.856" calcext:value-type="float">
            <text:p>136,856</text:p>
          </table:table-cell>
          <table:table-cell table:style-name="ce70" office:value-type="float" office:value="11.5857" calcext:value-type="float">
            <text:p>11,5857</text:p>
          </table:table-cell>
          <table:table-cell table:style-name="ce54" table:formula="of:=[.J42]+1" office:value-type="float" office:value="186" calcext:value-type="float">
            <text:p>186</text:p>
          </table:table-cell>
          <table:table-cell table:style-name="ce67" office:value-type="float" office:value="184.856" calcext:value-type="float">
            <text:p>184,856</text:p>
          </table:table-cell>
          <table:table-cell table:style-name="ce70" office:value-type="float" office:value="10.6648" calcext:value-type="float">
            <text:p>10,6648</text:p>
          </table:table-cell>
          <table:table-cell table:number-columns-repeated="1012"/>
        </table:table-row>
        <table:table-row table:style-name="ro1">
          <table:table-cell table:style-name="ce54" table:formula="of:=[.A43]+1" office:value-type="float" office:value="43" calcext:value-type="float">
            <text:p>43</text:p>
          </table:table-cell>
          <table:table-cell table:style-name="ce67" office:value-type="float" office:value="41.856" calcext:value-type="float">
            <text:p>41,856</text:p>
          </table:table-cell>
          <table:table-cell table:style-name="ce70" office:value-type="float" office:value="12.9295" calcext:value-type="float">
            <text:p>12,9295</text:p>
          </table:table-cell>
          <table:table-cell table:style-name="ce54" table:formula="of:=[.D43]+1" office:value-type="float" office:value="91" calcext:value-type="float">
            <text:p>91</text:p>
          </table:table-cell>
          <table:table-cell table:style-name="ce67" office:value-type="float" office:value="89.856" calcext:value-type="float">
            <text:p>89,856</text:p>
          </table:table-cell>
          <table:table-cell table:style-name="ce70" office:value-type="float" office:value="12.1549" calcext:value-type="float">
            <text:p>12,1549</text:p>
          </table:table-cell>
          <table:table-cell table:style-name="ce54" table:formula="of:=[.G43]+1" office:value-type="float" office:value="139" calcext:value-type="float">
            <text:p>139</text:p>
          </table:table-cell>
          <table:table-cell table:style-name="ce67" office:value-type="float" office:value="137.856" calcext:value-type="float">
            <text:p>137,856</text:p>
          </table:table-cell>
          <table:table-cell table:style-name="ce70" office:value-type="float" office:value="11.5349" calcext:value-type="float">
            <text:p>11,5349</text:p>
          </table:table-cell>
          <table:table-cell table:style-name="ce54" table:formula="of:=[.J43]+1" office:value-type="float" office:value="187" calcext:value-type="float">
            <text:p>187</text:p>
          </table:table-cell>
          <table:table-cell table:style-name="ce67" office:value-type="float" office:value="185.856" calcext:value-type="float">
            <text:p>185,856</text:p>
          </table:table-cell>
          <table:table-cell table:style-name="ce70" office:value-type="float" office:value="10.6497" calcext:value-type="float">
            <text:p>10,6497</text:p>
          </table:table-cell>
          <table:table-cell table:number-columns-repeated="1012"/>
        </table:table-row>
        <table:table-row table:style-name="ro1">
          <table:table-cell table:style-name="ce54" table:formula="of:=[.A44]+1" office:value-type="float" office:value="44" calcext:value-type="float">
            <text:p>44</text:p>
          </table:table-cell>
          <table:table-cell table:style-name="ce67" office:value-type="float" office:value="42.856" calcext:value-type="float">
            <text:p>42,856</text:p>
          </table:table-cell>
          <table:table-cell table:style-name="ce70" office:value-type="float" office:value="12.9691" calcext:value-type="float">
            <text:p>12,9691</text:p>
          </table:table-cell>
          <table:table-cell table:style-name="ce54" table:formula="of:=[.D44]+1" office:value-type="float" office:value="92" calcext:value-type="float">
            <text:p>92</text:p>
          </table:table-cell>
          <table:table-cell table:style-name="ce67" office:value-type="float" office:value="90.857" calcext:value-type="float">
            <text:p>90,857</text:p>
          </table:table-cell>
          <table:table-cell table:style-name="ce70" office:value-type="float" office:value="12.1624" calcext:value-type="float">
            <text:p>12,1624</text:p>
          </table:table-cell>
          <table:table-cell table:style-name="ce54" table:formula="of:=[.G44]+1" office:value-type="float" office:value="140" calcext:value-type="float">
            <text:p>140</text:p>
          </table:table-cell>
          <table:table-cell table:style-name="ce67" office:value-type="float" office:value="138.856" calcext:value-type="float">
            <text:p>138,856</text:p>
          </table:table-cell>
          <table:table-cell table:style-name="ce70" office:value-type="float" office:value="11.4838" calcext:value-type="float">
            <text:p>11,4838</text:p>
          </table:table-cell>
          <table:table-cell table:style-name="ce54" table:formula="of:=[.J44]+1" office:value-type="float" office:value="188" calcext:value-type="float">
            <text:p>188</text:p>
          </table:table-cell>
          <table:table-cell table:style-name="ce67" office:value-type="float" office:value="186.856" calcext:value-type="float">
            <text:p>186,856</text:p>
          </table:table-cell>
          <table:table-cell table:style-name="ce70" office:value-type="float" office:value="10.6431" calcext:value-type="float">
            <text:p>10,6431</text:p>
          </table:table-cell>
          <table:table-cell table:number-columns-repeated="1012"/>
        </table:table-row>
        <table:table-row table:style-name="ro1">
          <table:table-cell table:style-name="ce54" table:formula="of:=[.A45]+1" office:value-type="float" office:value="45" calcext:value-type="float">
            <text:p>45</text:p>
          </table:table-cell>
          <table:table-cell table:style-name="ce67" office:value-type="float" office:value="43.857" calcext:value-type="float">
            <text:p>43,857</text:p>
          </table:table-cell>
          <table:table-cell table:style-name="ce70" office:value-type="float" office:value="12.9295" calcext:value-type="float">
            <text:p>12,9295</text:p>
          </table:table-cell>
          <table:table-cell table:style-name="ce54" table:formula="of:=[.D45]+1" office:value-type="float" office:value="93" calcext:value-type="float">
            <text:p>93</text:p>
          </table:table-cell>
          <table:table-cell table:style-name="ce67" office:value-type="float" office:value="91.857" calcext:value-type="float">
            <text:p>91,857</text:p>
          </table:table-cell>
          <table:table-cell table:style-name="ce70" office:value-type="float" office:value="12.2194" calcext:value-type="float">
            <text:p>12,2194</text:p>
          </table:table-cell>
          <table:table-cell table:style-name="ce54" table:formula="of:=[.G45]+1" office:value-type="float" office:value="141" calcext:value-type="float">
            <text:p>141</text:p>
          </table:table-cell>
          <table:table-cell table:style-name="ce67" office:value-type="float" office:value="139.856" calcext:value-type="float">
            <text:p>139,856</text:p>
          </table:table-cell>
          <table:table-cell table:style-name="ce70" office:value-type="float" office:value="11.416" calcext:value-type="float">
            <text:p>11,416</text:p>
          </table:table-cell>
          <table:table-cell table:style-name="ce54" table:formula="of:=[.J45]+1" office:value-type="float" office:value="189" calcext:value-type="float">
            <text:p>189</text:p>
          </table:table-cell>
          <table:table-cell table:style-name="ce67" office:value-type="float" office:value="187.857" calcext:value-type="float">
            <text:p>187,857</text:p>
          </table:table-cell>
          <table:table-cell table:style-name="ce70" office:value-type="float" office:value="10.6593" calcext:value-type="float">
            <text:p>10,6593</text:p>
          </table:table-cell>
          <table:table-cell table:number-columns-repeated="1012"/>
        </table:table-row>
        <table:table-row table:style-name="ro1">
          <table:table-cell table:style-name="ce54" table:formula="of:=[.A46]+1" office:value-type="float" office:value="46" calcext:value-type="float">
            <text:p>46</text:p>
          </table:table-cell>
          <table:table-cell table:style-name="ce67" office:value-type="float" office:value="44.857" calcext:value-type="float">
            <text:p>44,857</text:p>
          </table:table-cell>
          <table:table-cell table:style-name="ce70" office:value-type="float" office:value="12.9372" calcext:value-type="float">
            <text:p>12,9372</text:p>
          </table:table-cell>
          <table:table-cell table:style-name="ce54" table:formula="of:=[.D46]+1" office:value-type="float" office:value="94" calcext:value-type="float">
            <text:p>94</text:p>
          </table:table-cell>
          <table:table-cell table:style-name="ce67" office:value-type="float" office:value="92.857" calcext:value-type="float">
            <text:p>92,857</text:p>
          </table:table-cell>
          <table:table-cell table:style-name="ce70" office:value-type="float" office:value="12.2379" calcext:value-type="float">
            <text:p>12,2379</text:p>
          </table:table-cell>
          <table:table-cell table:style-name="ce54" table:formula="of:=[.G46]+1" office:value-type="float" office:value="142" calcext:value-type="float">
            <text:p>142</text:p>
          </table:table-cell>
          <table:table-cell table:style-name="ce67" office:value-type="float" office:value="140.857" calcext:value-type="float">
            <text:p>140,857</text:p>
          </table:table-cell>
          <table:table-cell table:style-name="ce70" office:value-type="float" office:value="11.3619" calcext:value-type="float">
            <text:p>11,3619</text:p>
          </table:table-cell>
          <table:table-cell table:style-name="ce54" table:formula="of:=[.J46]+1" office:value-type="float" office:value="190" calcext:value-type="float">
            <text:p>190</text:p>
          </table:table-cell>
          <table:table-cell table:style-name="ce67" office:value-type="float" office:value="188.856" calcext:value-type="float">
            <text:p>188,856</text:p>
          </table:table-cell>
          <table:table-cell table:style-name="ce70" office:value-type="float" office:value="10.6817" calcext:value-type="float">
            <text:p>10,6817</text:p>
          </table:table-cell>
          <table:table-cell table:number-columns-repeated="1012"/>
        </table:table-row>
        <table:table-row table:style-name="ro1">
          <table:table-cell table:style-name="ce54" table:formula="of:=[.A47]+1" office:value-type="float" office:value="47" calcext:value-type="float">
            <text:p>47</text:p>
          </table:table-cell>
          <table:table-cell table:style-name="ce67" office:value-type="float" office:value="45.857" calcext:value-type="float">
            <text:p>45,857</text:p>
          </table:table-cell>
          <table:table-cell table:style-name="ce70" office:value-type="float" office:value="12.9181" calcext:value-type="float">
            <text:p>12,9181</text:p>
          </table:table-cell>
          <table:table-cell table:style-name="ce54" table:formula="of:=[.D47]+1" office:value-type="float" office:value="95" calcext:value-type="float">
            <text:p>95</text:p>
          </table:table-cell>
          <table:table-cell table:style-name="ce67" office:value-type="float" office:value="93.856" calcext:value-type="float">
            <text:p>93,856</text:p>
          </table:table-cell>
          <table:table-cell table:style-name="ce70" office:value-type="float" office:value="12.2038" calcext:value-type="float">
            <text:p>12,2038</text:p>
          </table:table-cell>
          <table:table-cell table:style-name="ce54" table:formula="of:=[.G47]+1" office:value-type="float" office:value="143" calcext:value-type="float">
            <text:p>143</text:p>
          </table:table-cell>
          <table:table-cell table:style-name="ce67" office:value-type="float" office:value="141.857" calcext:value-type="float">
            <text:p>141,857</text:p>
          </table:table-cell>
          <table:table-cell table:style-name="ce70" office:value-type="float" office:value="11.3355" calcext:value-type="float">
            <text:p>11,3355</text:p>
          </table:table-cell>
          <table:table-cell table:style-name="ce54" table:formula="of:=[.J47]+1" office:value-type="float" office:value="191" calcext:value-type="float">
            <text:p>191</text:p>
          </table:table-cell>
          <table:table-cell table:style-name="ce67" office:value-type="float" office:value="189.856" calcext:value-type="float">
            <text:p>189,856</text:p>
          </table:table-cell>
          <table:table-cell table:style-name="ce70" office:value-type="float" office:value="10.6289" calcext:value-type="float">
            <text:p>10,6289</text:p>
          </table:table-cell>
          <table:table-cell table:number-columns-repeated="1012"/>
        </table:table-row>
        <table:table-row table:style-name="ro1">
          <table:table-cell table:style-name="ce55" table:formula="of:=[.A48]+1" office:value-type="float" office:value="48" calcext:value-type="float">
            <text:p>48</text:p>
          </table:table-cell>
          <table:table-cell table:style-name="ce68" office:value-type="float" office:value="46.857" calcext:value-type="float">
            <text:p>46,857</text:p>
          </table:table-cell>
          <table:table-cell table:style-name="ce71" office:value-type="float" office:value="12.8541" calcext:value-type="float">
            <text:p>12,8541</text:p>
          </table:table-cell>
          <table:table-cell table:style-name="ce55" table:formula="of:=[.D48]+1" office:value-type="float" office:value="96" calcext:value-type="float">
            <text:p>96</text:p>
          </table:table-cell>
          <table:table-cell table:style-name="ce68" office:value-type="float" office:value="94.856" calcext:value-type="float">
            <text:p>94,856</text:p>
          </table:table-cell>
          <table:table-cell table:style-name="ce71" office:value-type="float" office:value="12.2008" calcext:value-type="float">
            <text:p>12,2008</text:p>
          </table:table-cell>
          <table:table-cell table:style-name="ce55" table:formula="of:=[.G48]+1" office:value-type="float" office:value="144" calcext:value-type="float">
            <text:p>144</text:p>
          </table:table-cell>
          <table:table-cell table:style-name="ce68" office:value-type="float" office:value="142.856" calcext:value-type="float">
            <text:p>142,856</text:p>
          </table:table-cell>
          <table:table-cell table:style-name="ce71" office:value-type="float" office:value="11.3684" calcext:value-type="float">
            <text:p>11,3684</text:p>
          </table:table-cell>
          <table:table-cell table:style-name="ce55" table:formula="of:=[.J48]+1" office:value-type="float" office:value="192" calcext:value-type="float">
            <text:p>192</text:p>
          </table:table-cell>
          <table:table-cell table:style-name="ce68" office:value-type="float" office:value="190.856" calcext:value-type="float">
            <text:p>190,856</text:p>
          </table:table-cell>
          <table:table-cell table:style-name="ce71" office:value-type="float" office:value="10.6218" calcext:value-type="float">
            <text:p>10,6218</text:p>
          </table:table-cell>
          <table:table-cell table:number-columns-repeated="1012"/>
        </table:table-row>
        <table:table-row table:style-name="ro1"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54" table:formula="of:=[.J49]+1" office:value-type="float" office:value="193" calcext:value-type="float">
            <text:p>193</text:p>
          </table:table-cell>
          <table:table-cell table:style-name="ce67" office:value-type="float" office:value="191.856" calcext:value-type="float">
            <text:p>191,856</text:p>
          </table:table-cell>
          <table:table-cell table:style-name="ce70" office:value-type="float" office:value="10.6358" calcext:value-type="float">
            <text:p>10,6358</text:p>
          </table:table-cell>
          <table:table-cell table:style-name="ce54" table:formula="of:=[.A98]+1" office:value-type="float" office:value="241" calcext:value-type="float">
            <text:p>241</text:p>
          </table:table-cell>
          <table:table-cell table:style-name="ce67" office:value-type="float" office:value="239.856" calcext:value-type="float">
            <text:p>239,856</text:p>
          </table:table-cell>
          <table:table-cell table:style-name="ce70" office:value-type="float" office:value="9.9304" calcext:value-type="float">
            <text:p>9,9304</text:p>
          </table:table-cell>
          <table:table-cell table:style-name="ce54" table:formula="of:=[.D98]+1" office:value-type="float" office:value="289" calcext:value-type="float">
            <text:p>289</text:p>
          </table:table-cell>
          <table:table-cell table:style-name="ce67" office:value-type="float" office:value="287.856" calcext:value-type="float">
            <text:p>287,856</text:p>
          </table:table-cell>
          <table:table-cell table:style-name="ce70" office:value-type="float" office:value="9.1833" calcext:value-type="float">
            <text:p>9,1833</text:p>
          </table:table-cell>
          <table:table-cell table:style-name="ce54" table:formula="of:=[.G98]+1" office:value-type="float" office:value="337" calcext:value-type="float">
            <text:p>337</text:p>
          </table:table-cell>
          <table:table-cell table:style-name="ce67" office:value-type="float" office:value="335.856" calcext:value-type="float">
            <text:p>335,856</text:p>
          </table:table-cell>
          <table:table-cell table:style-name="ce70" office:value-type="float" office:value="8.7301" calcext:value-type="float">
            <text:p>8,7301</text:p>
          </table:table-cell>
          <table:table-cell table:number-columns-repeated="1012"/>
        </table:table-row>
        <table:table-row table:style-name="ro1">
          <table:table-cell table:style-name="ce54" table:formula="of:=[.A51]+1" office:value-type="float" office:value="194" calcext:value-type="float">
            <text:p>194</text:p>
          </table:table-cell>
          <table:table-cell table:style-name="ce67" office:value-type="float" office:value="192.857" calcext:value-type="float">
            <text:p>192,857</text:p>
          </table:table-cell>
          <table:table-cell table:style-name="ce70" office:value-type="float" office:value="10.6631" calcext:value-type="float">
            <text:p>10,6631</text:p>
          </table:table-cell>
          <table:table-cell table:style-name="ce54" table:formula="of:=[.D51]+1" office:value-type="float" office:value="242" calcext:value-type="float">
            <text:p>242</text:p>
          </table:table-cell>
          <table:table-cell table:style-name="ce67" office:value-type="float" office:value="240.856" calcext:value-type="float">
            <text:p>240,856</text:p>
          </table:table-cell>
          <table:table-cell table:style-name="ce70" office:value-type="float" office:value="9.8624" calcext:value-type="float">
            <text:p>9,8624</text:p>
          </table:table-cell>
          <table:table-cell table:style-name="ce54" table:formula="of:=[.G51]+1" office:value-type="float" office:value="290" calcext:value-type="float">
            <text:p>290</text:p>
          </table:table-cell>
          <table:table-cell table:style-name="ce67" office:value-type="float" office:value="288.857" calcext:value-type="float">
            <text:p>288,857</text:p>
          </table:table-cell>
          <table:table-cell table:style-name="ce70" office:value-type="float" office:value="9.1604" calcext:value-type="float">
            <text:p>9,1604</text:p>
          </table:table-cell>
          <table:table-cell table:style-name="ce54" table:formula="of:=[.J51]+1" office:value-type="float" office:value="338" calcext:value-type="float">
            <text:p>338</text:p>
          </table:table-cell>
          <table:table-cell table:style-name="ce67" office:value-type="float" office:value="336.856" calcext:value-type="float">
            <text:p>336,856</text:p>
          </table:table-cell>
          <table:table-cell table:style-name="ce70" office:value-type="float" office:value="8.7367" calcext:value-type="float">
            <text:p>8,7367</text:p>
          </table:table-cell>
          <table:table-cell table:number-columns-repeated="1012"/>
        </table:table-row>
        <table:table-row table:style-name="ro1">
          <table:table-cell table:style-name="ce54" table:formula="of:=[.A52]+1" office:value-type="float" office:value="195" calcext:value-type="float">
            <text:p>195</text:p>
          </table:table-cell>
          <table:table-cell table:style-name="ce67" office:value-type="float" office:value="193.856" calcext:value-type="float">
            <text:p>193,856</text:p>
          </table:table-cell>
          <table:table-cell table:style-name="ce70" office:value-type="float" office:value="10.6503" calcext:value-type="float">
            <text:p>10,6503</text:p>
          </table:table-cell>
          <table:table-cell table:style-name="ce54" table:formula="of:=[.D52]+1" office:value-type="float" office:value="243" calcext:value-type="float">
            <text:p>243</text:p>
          </table:table-cell>
          <table:table-cell table:style-name="ce67" office:value-type="float" office:value="241.857" calcext:value-type="float">
            <text:p>241,857</text:p>
          </table:table-cell>
          <table:table-cell table:style-name="ce70" office:value-type="float" office:value="9.8436" calcext:value-type="float">
            <text:p>9,8436</text:p>
          </table:table-cell>
          <table:table-cell table:style-name="ce54" table:formula="of:=[.G52]+1" office:value-type="float" office:value="291" calcext:value-type="float">
            <text:p>291</text:p>
          </table:table-cell>
          <table:table-cell table:style-name="ce67" office:value-type="float" office:value="289.856" calcext:value-type="float">
            <text:p>289,856</text:p>
          </table:table-cell>
          <table:table-cell table:style-name="ce70" office:value-type="float" office:value="9.1597" calcext:value-type="float">
            <text:p>9,1597</text:p>
          </table:table-cell>
          <table:table-cell table:style-name="ce54" table:formula="of:=[.J52]+1" office:value-type="float" office:value="339" calcext:value-type="float">
            <text:p>339</text:p>
          </table:table-cell>
          <table:table-cell table:style-name="ce67" office:value-type="float" office:value="337.856" calcext:value-type="float">
            <text:p>337,856</text:p>
          </table:table-cell>
          <table:table-cell table:style-name="ce70" office:value-type="float" office:value="8.7195" calcext:value-type="float">
            <text:p>8,7195</text:p>
          </table:table-cell>
          <table:table-cell table:number-columns-repeated="1012"/>
        </table:table-row>
        <table:table-row table:style-name="ro1">
          <table:table-cell table:style-name="ce54" table:formula="of:=[.A53]+1" office:value-type="float" office:value="196" calcext:value-type="float">
            <text:p>196</text:p>
          </table:table-cell>
          <table:table-cell table:style-name="ce67" office:value-type="float" office:value="194.856" calcext:value-type="float">
            <text:p>194,856</text:p>
          </table:table-cell>
          <table:table-cell table:style-name="ce70" office:value-type="float" office:value="10.6614" calcext:value-type="float">
            <text:p>10,6614</text:p>
          </table:table-cell>
          <table:table-cell table:style-name="ce54" table:formula="of:=[.D53]+1" office:value-type="float" office:value="244" calcext:value-type="float">
            <text:p>244</text:p>
          </table:table-cell>
          <table:table-cell table:style-name="ce67" office:value-type="float" office:value="242.856" calcext:value-type="float">
            <text:p>242,856</text:p>
          </table:table-cell>
          <table:table-cell table:style-name="ce70" office:value-type="float" office:value="9.7618" calcext:value-type="float">
            <text:p>9,7618</text:p>
          </table:table-cell>
          <table:table-cell table:style-name="ce54" table:formula="of:=[.G53]+1" office:value-type="float" office:value="292" calcext:value-type="float">
            <text:p>292</text:p>
          </table:table-cell>
          <table:table-cell table:style-name="ce67" office:value-type="float" office:value="290.857" calcext:value-type="float">
            <text:p>290,857</text:p>
          </table:table-cell>
          <table:table-cell table:style-name="ce70" office:value-type="float" office:value="9.215" calcext:value-type="float">
            <text:p>9,215</text:p>
          </table:table-cell>
          <table:table-cell table:style-name="ce54" table:formula="of:=[.J53]+1" office:value-type="float" office:value="340" calcext:value-type="float">
            <text:p>340</text:p>
          </table:table-cell>
          <table:table-cell table:style-name="ce67" office:value-type="float" office:value="338.856" calcext:value-type="float">
            <text:p>338,856</text:p>
          </table:table-cell>
          <table:table-cell table:style-name="ce70" office:value-type="float" office:value="8.7355" calcext:value-type="float">
            <text:p>8,7355</text:p>
          </table:table-cell>
          <table:table-cell table:number-columns-repeated="1012"/>
        </table:table-row>
        <table:table-row table:style-name="ro1">
          <table:table-cell table:style-name="ce54" table:formula="of:=[.A54]+1" office:value-type="float" office:value="197" calcext:value-type="float">
            <text:p>197</text:p>
          </table:table-cell>
          <table:table-cell table:style-name="ce67" office:value-type="float" office:value="195.855" calcext:value-type="float">
            <text:p>195,855</text:p>
          </table:table-cell>
          <table:table-cell table:style-name="ce70" office:value-type="float" office:value="10.6027" calcext:value-type="float">
            <text:p>10,6027</text:p>
          </table:table-cell>
          <table:table-cell table:style-name="ce54" table:formula="of:=[.D54]+1" office:value-type="float" office:value="245" calcext:value-type="float">
            <text:p>245</text:p>
          </table:table-cell>
          <table:table-cell table:style-name="ce67" office:value-type="float" office:value="243.856" calcext:value-type="float">
            <text:p>243,856</text:p>
          </table:table-cell>
          <table:table-cell table:style-name="ce70" office:value-type="float" office:value="9.7754" calcext:value-type="float">
            <text:p>9,7754</text:p>
          </table:table-cell>
          <table:table-cell table:style-name="ce54" table:formula="of:=[.G54]+1" office:value-type="float" office:value="293" calcext:value-type="float">
            <text:p>293</text:p>
          </table:table-cell>
          <table:table-cell table:style-name="ce67" office:value-type="float" office:value="291.856" calcext:value-type="float">
            <text:p>291,856</text:p>
          </table:table-cell>
          <table:table-cell table:style-name="ce70" office:value-type="float" office:value="9.2262" calcext:value-type="float">
            <text:p>9,2262</text:p>
          </table:table-cell>
          <table:table-cell table:style-name="ce54" table:formula="of:=[.J54]+1" office:value-type="float" office:value="341" calcext:value-type="float">
            <text:p>341</text:p>
          </table:table-cell>
          <table:table-cell table:style-name="ce67" office:value-type="float" office:value="339.856" calcext:value-type="float">
            <text:p>339,856</text:p>
          </table:table-cell>
          <table:table-cell table:style-name="ce70" office:value-type="float" office:value="8.7117" calcext:value-type="float">
            <text:p>8,7117</text:p>
          </table:table-cell>
          <table:table-cell table:number-columns-repeated="1012"/>
        </table:table-row>
        <table:table-row table:style-name="ro1">
          <table:table-cell table:style-name="ce54" table:formula="of:=[.A55]+1" office:value-type="float" office:value="198" calcext:value-type="float">
            <text:p>198</text:p>
          </table:table-cell>
          <table:table-cell table:style-name="ce67" office:value-type="float" office:value="196.856" calcext:value-type="float">
            <text:p>196,856</text:p>
          </table:table-cell>
          <table:table-cell table:style-name="ce70" office:value-type="float" office:value="10.6166" calcext:value-type="float">
            <text:p>10,6166</text:p>
          </table:table-cell>
          <table:table-cell table:style-name="ce54" table:formula="of:=[.D55]+1" office:value-type="float" office:value="246" calcext:value-type="float">
            <text:p>246</text:p>
          </table:table-cell>
          <table:table-cell table:style-name="ce67" office:value-type="float" office:value="244.856" calcext:value-type="float">
            <text:p>244,856</text:p>
          </table:table-cell>
          <table:table-cell table:style-name="ce70" office:value-type="float" office:value="9.7923" calcext:value-type="float">
            <text:p>9,7923</text:p>
          </table:table-cell>
          <table:table-cell table:style-name="ce54" table:formula="of:=[.G55]+1" office:value-type="float" office:value="294" calcext:value-type="float">
            <text:p>294</text:p>
          </table:table-cell>
          <table:table-cell table:style-name="ce67" office:value-type="float" office:value="292.856" calcext:value-type="float">
            <text:p>292,856</text:p>
          </table:table-cell>
          <table:table-cell table:style-name="ce70" office:value-type="float" office:value="9.2761" calcext:value-type="float">
            <text:p>9,2761</text:p>
          </table:table-cell>
          <table:table-cell table:style-name="ce54" table:formula="of:=[.J55]+1" office:value-type="float" office:value="342" calcext:value-type="float">
            <text:p>342</text:p>
          </table:table-cell>
          <table:table-cell table:style-name="ce67" office:value-type="float" office:value="340.856" calcext:value-type="float">
            <text:p>340,856</text:p>
          </table:table-cell>
          <table:table-cell table:style-name="ce70" office:value-type="float" office:value="8.6905" calcext:value-type="float">
            <text:p>8,6905</text:p>
          </table:table-cell>
          <table:table-cell table:number-columns-repeated="1012"/>
        </table:table-row>
        <table:table-row table:style-name="ro1">
          <table:table-cell table:style-name="ce54" table:formula="of:=[.A56]+1" office:value-type="float" office:value="199" calcext:value-type="float">
            <text:p>199</text:p>
          </table:table-cell>
          <table:table-cell table:style-name="ce67" office:value-type="float" office:value="197.856" calcext:value-type="float">
            <text:p>197,856</text:p>
          </table:table-cell>
          <table:table-cell table:style-name="ce70" office:value-type="float" office:value="10.6541" calcext:value-type="float">
            <text:p>10,6541</text:p>
          </table:table-cell>
          <table:table-cell table:style-name="ce54" table:formula="of:=[.D56]+1" office:value-type="float" office:value="247" calcext:value-type="float">
            <text:p>247</text:p>
          </table:table-cell>
          <table:table-cell table:style-name="ce67" office:value-type="float" office:value="245.857" calcext:value-type="float">
            <text:p>245,857</text:p>
          </table:table-cell>
          <table:table-cell table:style-name="ce70" office:value-type="float" office:value="9.7853" calcext:value-type="float">
            <text:p>9,7853</text:p>
          </table:table-cell>
          <table:table-cell table:style-name="ce54" table:formula="of:=[.G56]+1" office:value-type="float" office:value="295" calcext:value-type="float">
            <text:p>295</text:p>
          </table:table-cell>
          <table:table-cell table:style-name="ce67" office:value-type="float" office:value="293.856" calcext:value-type="float">
            <text:p>293,856</text:p>
          </table:table-cell>
          <table:table-cell table:style-name="ce70" office:value-type="float" office:value="9.29" calcext:value-type="float">
            <text:p>9,29</text:p>
          </table:table-cell>
          <table:table-cell table:style-name="ce54" table:formula="of:=[.J56]+1" office:value-type="float" office:value="343" calcext:value-type="float">
            <text:p>343</text:p>
          </table:table-cell>
          <table:table-cell table:style-name="ce67" office:value-type="float" office:value="341.856" calcext:value-type="float">
            <text:p>341,856</text:p>
          </table:table-cell>
          <table:table-cell table:style-name="ce70" office:value-type="float" office:value="8.6778" calcext:value-type="float">
            <text:p>8,6778</text:p>
          </table:table-cell>
          <table:table-cell table:number-columns-repeated="1012"/>
        </table:table-row>
        <table:table-row table:style-name="ro1">
          <table:table-cell table:style-name="ce54" table:formula="of:=[.A57]+1" office:value-type="float" office:value="200" calcext:value-type="float">
            <text:p>200</text:p>
          </table:table-cell>
          <table:table-cell table:style-name="ce67" office:value-type="float" office:value="198.856" calcext:value-type="float">
            <text:p>198,856</text:p>
          </table:table-cell>
          <table:table-cell table:style-name="ce70" office:value-type="float" office:value="10.6078" calcext:value-type="float">
            <text:p>10,6078</text:p>
          </table:table-cell>
          <table:table-cell table:style-name="ce54" table:formula="of:=[.D57]+1" office:value-type="float" office:value="248" calcext:value-type="float">
            <text:p>248</text:p>
          </table:table-cell>
          <table:table-cell table:style-name="ce67" office:value-type="float" office:value="246.856" calcext:value-type="float">
            <text:p>246,856</text:p>
          </table:table-cell>
          <table:table-cell table:style-name="ce70" office:value-type="float" office:value="9.7192" calcext:value-type="float">
            <text:p>9,7192</text:p>
          </table:table-cell>
          <table:table-cell table:style-name="ce54" table:formula="of:=[.G57]+1" office:value-type="float" office:value="296" calcext:value-type="float">
            <text:p>296</text:p>
          </table:table-cell>
          <table:table-cell table:style-name="ce67" office:value-type="float" office:value="294.856" calcext:value-type="float">
            <text:p>294,856</text:p>
          </table:table-cell>
          <table:table-cell table:style-name="ce70" office:value-type="float" office:value="9.2664" calcext:value-type="float">
            <text:p>9,2664</text:p>
          </table:table-cell>
          <table:table-cell table:style-name="ce54" table:formula="of:=[.J57]+1" office:value-type="float" office:value="344" calcext:value-type="float">
            <text:p>344</text:p>
          </table:table-cell>
          <table:table-cell table:style-name="ce67" office:value-type="float" office:value="342.856" calcext:value-type="float">
            <text:p>342,856</text:p>
          </table:table-cell>
          <table:table-cell table:style-name="ce70" office:value-type="float" office:value="8.6977" calcext:value-type="float">
            <text:p>8,6977</text:p>
          </table:table-cell>
          <table:table-cell table:number-columns-repeated="1012"/>
        </table:table-row>
        <table:table-row table:style-name="ro1">
          <table:table-cell table:style-name="ce54" table:formula="of:=[.A58]+1" office:value-type="float" office:value="201" calcext:value-type="float">
            <text:p>201</text:p>
          </table:table-cell>
          <table:table-cell table:style-name="ce67" office:value-type="float" office:value="199.855" calcext:value-type="float">
            <text:p>199,855</text:p>
          </table:table-cell>
          <table:table-cell table:style-name="ce70" office:value-type="float" office:value="10.5353" calcext:value-type="float">
            <text:p>10,5353</text:p>
          </table:table-cell>
          <table:table-cell table:style-name="ce54" table:formula="of:=[.D58]+1" office:value-type="float" office:value="249" calcext:value-type="float">
            <text:p>249</text:p>
          </table:table-cell>
          <table:table-cell table:style-name="ce67" office:value-type="float" office:value="247.856" calcext:value-type="float">
            <text:p>247,856</text:p>
          </table:table-cell>
          <table:table-cell table:style-name="ce70" office:value-type="float" office:value="9.67" calcext:value-type="float">
            <text:p>9,67</text:p>
          </table:table-cell>
          <table:table-cell table:style-name="ce54" table:formula="of:=[.G58]+1" office:value-type="float" office:value="297" calcext:value-type="float">
            <text:p>297</text:p>
          </table:table-cell>
          <table:table-cell table:style-name="ce67" office:value-type="float" office:value="295.856" calcext:value-type="float">
            <text:p>295,856</text:p>
          </table:table-cell>
          <table:table-cell table:style-name="ce70" office:value-type="float" office:value="9.2342" calcext:value-type="float">
            <text:p>9,2342</text:p>
          </table:table-cell>
          <table:table-cell table:style-name="ce54" table:formula="of:=[.J58]+1" office:value-type="float" office:value="345" calcext:value-type="float">
            <text:p>345</text:p>
          </table:table-cell>
          <table:table-cell table:style-name="ce67" office:value-type="float" office:value="343.856" calcext:value-type="float">
            <text:p>343,856</text:p>
          </table:table-cell>
          <table:table-cell table:style-name="ce70" office:value-type="float" office:value="8.6521" calcext:value-type="float">
            <text:p>8,6521</text:p>
          </table:table-cell>
          <table:table-cell table:number-columns-repeated="1012"/>
        </table:table-row>
        <table:table-row table:style-name="ro1">
          <table:table-cell table:style-name="ce54" table:formula="of:=[.A59]+1" office:value-type="float" office:value="202" calcext:value-type="float">
            <text:p>202</text:p>
          </table:table-cell>
          <table:table-cell table:style-name="ce67" office:value-type="float" office:value="200.855" calcext:value-type="float">
            <text:p>200,855</text:p>
          </table:table-cell>
          <table:table-cell table:style-name="ce70" office:value-type="float" office:value="10.506" calcext:value-type="float">
            <text:p>10,506</text:p>
          </table:table-cell>
          <table:table-cell table:style-name="ce54" table:formula="of:=[.D59]+1" office:value-type="float" office:value="250" calcext:value-type="float">
            <text:p>250</text:p>
          </table:table-cell>
          <table:table-cell table:style-name="ce67" office:value-type="float" office:value="248.856" calcext:value-type="float">
            <text:p>248,856</text:p>
          </table:table-cell>
          <table:table-cell table:style-name="ce70" office:value-type="float" office:value="9.6494" calcext:value-type="float">
            <text:p>9,6494</text:p>
          </table:table-cell>
          <table:table-cell table:style-name="ce54" table:formula="of:=[.G59]+1" office:value-type="float" office:value="298" calcext:value-type="float">
            <text:p>298</text:p>
          </table:table-cell>
          <table:table-cell table:style-name="ce67" office:value-type="float" office:value="296.857" calcext:value-type="float">
            <text:p>296,857</text:p>
          </table:table-cell>
          <table:table-cell table:style-name="ce70" office:value-type="float" office:value="9.2412" calcext:value-type="float">
            <text:p>9,2412</text:p>
          </table:table-cell>
          <table:table-cell table:style-name="ce54" table:formula="of:=[.J59]+1" office:value-type="float" office:value="346" calcext:value-type="float">
            <text:p>346</text:p>
          </table:table-cell>
          <table:table-cell table:style-name="ce67" office:value-type="float" office:value="344.857" calcext:value-type="float">
            <text:p>344,857</text:p>
          </table:table-cell>
          <table:table-cell table:style-name="ce70" office:value-type="float" office:value="8.6287" calcext:value-type="float">
            <text:p>8,6287</text:p>
          </table:table-cell>
          <table:table-cell table:number-columns-repeated="1012"/>
        </table:table-row>
        <table:table-row table:style-name="ro1">
          <table:table-cell table:style-name="ce54" table:formula="of:=[.A60]+1" office:value-type="float" office:value="203" calcext:value-type="float">
            <text:p>203</text:p>
          </table:table-cell>
          <table:table-cell table:style-name="ce67" office:value-type="float" office:value="201.855" calcext:value-type="float">
            <text:p>201,855</text:p>
          </table:table-cell>
          <table:table-cell table:style-name="ce70" office:value-type="float" office:value="10.52" calcext:value-type="float">
            <text:p>10,52</text:p>
          </table:table-cell>
          <table:table-cell table:style-name="ce54" table:formula="of:=[.D60]+1" office:value-type="float" office:value="251" calcext:value-type="float">
            <text:p>251</text:p>
          </table:table-cell>
          <table:table-cell table:style-name="ce67" office:value-type="float" office:value="249.856" calcext:value-type="float">
            <text:p>249,856</text:p>
          </table:table-cell>
          <table:table-cell table:style-name="ce70" office:value-type="float" office:value="9.6645" calcext:value-type="float">
            <text:p>9,6645</text:p>
          </table:table-cell>
          <table:table-cell table:style-name="ce54" table:formula="of:=[.G60]+1" office:value-type="float" office:value="299" calcext:value-type="float">
            <text:p>299</text:p>
          </table:table-cell>
          <table:table-cell table:style-name="ce67" office:value-type="float" office:value="297.856" calcext:value-type="float">
            <text:p>297,856</text:p>
          </table:table-cell>
          <table:table-cell table:style-name="ce70" office:value-type="float" office:value="9.2767" calcext:value-type="float">
            <text:p>9,2767</text:p>
          </table:table-cell>
          <table:table-cell table:style-name="ce54" table:formula="of:=[.J60]+1" office:value-type="float" office:value="347" calcext:value-type="float">
            <text:p>347</text:p>
          </table:table-cell>
          <table:table-cell table:style-name="ce67" office:value-type="float" office:value="345.856" calcext:value-type="float">
            <text:p>345,856</text:p>
          </table:table-cell>
          <table:table-cell table:style-name="ce70" office:value-type="float" office:value="8.5927" calcext:value-type="float">
            <text:p>8,5927</text:p>
          </table:table-cell>
          <table:table-cell table:number-columns-repeated="1012"/>
        </table:table-row>
        <table:table-row table:style-name="ro1">
          <table:table-cell table:style-name="ce54" table:formula="of:=[.A61]+1" office:value-type="float" office:value="204" calcext:value-type="float">
            <text:p>204</text:p>
          </table:table-cell>
          <table:table-cell table:style-name="ce67" office:value-type="float" office:value="202.855" calcext:value-type="float">
            <text:p>202,855</text:p>
          </table:table-cell>
          <table:table-cell table:style-name="ce70" office:value-type="float" office:value="10.4768" calcext:value-type="float">
            <text:p>10,4768</text:p>
          </table:table-cell>
          <table:table-cell table:style-name="ce54" table:formula="of:=[.D61]+1" office:value-type="float" office:value="252" calcext:value-type="float">
            <text:p>252</text:p>
          </table:table-cell>
          <table:table-cell table:style-name="ce67" office:value-type="float" office:value="250.856" calcext:value-type="float">
            <text:p>250,856</text:p>
          </table:table-cell>
          <table:table-cell table:style-name="ce70" office:value-type="float" office:value="9.6539" calcext:value-type="float">
            <text:p>9,6539</text:p>
          </table:table-cell>
          <table:table-cell table:style-name="ce54" table:formula="of:=[.G61]+1" office:value-type="float" office:value="300" calcext:value-type="float">
            <text:p>300</text:p>
          </table:table-cell>
          <table:table-cell table:style-name="ce67" office:value-type="float" office:value="298.856" calcext:value-type="float">
            <text:p>298,856</text:p>
          </table:table-cell>
          <table:table-cell table:style-name="ce70" office:value-type="float" office:value="9.2436" calcext:value-type="float">
            <text:p>9,2436</text:p>
          </table:table-cell>
          <table:table-cell table:style-name="ce54" table:formula="of:=[.J61]+1" office:value-type="float" office:value="348" calcext:value-type="float">
            <text:p>348</text:p>
          </table:table-cell>
          <table:table-cell table:style-name="ce67" office:value-type="float" office:value="346.857" calcext:value-type="float">
            <text:p>346,857</text:p>
          </table:table-cell>
          <table:table-cell table:style-name="ce70" office:value-type="float" office:value="8.5766" calcext:value-type="float">
            <text:p>8,5766</text:p>
          </table:table-cell>
          <table:table-cell table:number-columns-repeated="1012"/>
        </table:table-row>
        <table:table-row table:style-name="ro1">
          <table:table-cell table:style-name="ce54" table:formula="of:=[.A62]+1" office:value-type="float" office:value="205" calcext:value-type="float">
            <text:p>205</text:p>
          </table:table-cell>
          <table:table-cell table:style-name="ce67" office:value-type="float" office:value="203.855" calcext:value-type="float">
            <text:p>203,855</text:p>
          </table:table-cell>
          <table:table-cell table:style-name="ce70" office:value-type="float" office:value="10.4381" calcext:value-type="float">
            <text:p>10,4381</text:p>
          </table:table-cell>
          <table:table-cell table:style-name="ce54" table:formula="of:=[.D62]+1" office:value-type="float" office:value="253" calcext:value-type="float">
            <text:p>253</text:p>
          </table:table-cell>
          <table:table-cell table:style-name="ce67" office:value-type="float" office:value="251.856" calcext:value-type="float">
            <text:p>251,856</text:p>
          </table:table-cell>
          <table:table-cell table:style-name="ce70" office:value-type="float" office:value="9.6432" calcext:value-type="float">
            <text:p>9,6432</text:p>
          </table:table-cell>
          <table:table-cell table:style-name="ce54" table:formula="of:=[.G62]+1" office:value-type="float" office:value="301" calcext:value-type="float">
            <text:p>301</text:p>
          </table:table-cell>
          <table:table-cell table:style-name="ce67" office:value-type="float" office:value="299.857" calcext:value-type="float">
            <text:p>299,857</text:p>
          </table:table-cell>
          <table:table-cell table:style-name="ce70" office:value-type="float" office:value="9.2471" calcext:value-type="float">
            <text:p>9,2471</text:p>
          </table:table-cell>
          <table:table-cell table:style-name="ce54" table:formula="of:=[.J62]+1" office:value-type="float" office:value="349" calcext:value-type="float">
            <text:p>349</text:p>
          </table:table-cell>
          <table:table-cell table:style-name="ce67" office:value-type="float" office:value="347.856" calcext:value-type="float">
            <text:p>347,856</text:p>
          </table:table-cell>
          <table:table-cell table:style-name="ce70" office:value-type="float" office:value="8.5529" calcext:value-type="float">
            <text:p>8,5529</text:p>
          </table:table-cell>
          <table:table-cell table:number-columns-repeated="1012"/>
        </table:table-row>
        <table:table-row table:style-name="ro1">
          <table:table-cell table:style-name="ce54" table:formula="of:=[.A63]+1" office:value-type="float" office:value="206" calcext:value-type="float">
            <text:p>206</text:p>
          </table:table-cell>
          <table:table-cell table:style-name="ce67" office:value-type="float" office:value="204.855" calcext:value-type="float">
            <text:p>204,855</text:p>
          </table:table-cell>
          <table:table-cell table:style-name="ce70" office:value-type="float" office:value="10.4392" calcext:value-type="float">
            <text:p>10,4392</text:p>
          </table:table-cell>
          <table:table-cell table:style-name="ce54" table:formula="of:=[.D63]+1" office:value-type="float" office:value="254" calcext:value-type="float">
            <text:p>254</text:p>
          </table:table-cell>
          <table:table-cell table:style-name="ce67" office:value-type="float" office:value="252.856" calcext:value-type="float">
            <text:p>252,856</text:p>
          </table:table-cell>
          <table:table-cell table:style-name="ce70" office:value-type="float" office:value="9.6396" calcext:value-type="float">
            <text:p>9,6396</text:p>
          </table:table-cell>
          <table:table-cell table:style-name="ce54" table:formula="of:=[.G63]+1" office:value-type="float" office:value="302" calcext:value-type="float">
            <text:p>302</text:p>
          </table:table-cell>
          <table:table-cell table:style-name="ce67" office:value-type="float" office:value="300.856" calcext:value-type="float">
            <text:p>300,856</text:p>
          </table:table-cell>
          <table:table-cell table:style-name="ce70" office:value-type="float" office:value="9.277" calcext:value-type="float">
            <text:p>9,277</text:p>
          </table:table-cell>
          <table:table-cell table:style-name="ce54" table:formula="of:=[.J63]+1" office:value-type="float" office:value="350" calcext:value-type="float">
            <text:p>350</text:p>
          </table:table-cell>
          <table:table-cell table:style-name="ce67" office:value-type="float" office:value="348.857" calcext:value-type="float">
            <text:p>348,857</text:p>
          </table:table-cell>
          <table:table-cell table:style-name="ce70" office:value-type="float" office:value="8.5492" calcext:value-type="float">
            <text:p>8,5492</text:p>
          </table:table-cell>
          <table:table-cell table:number-columns-repeated="1012"/>
        </table:table-row>
        <table:table-row table:style-name="ro1">
          <table:table-cell table:style-name="ce54" table:formula="of:=[.A64]+1" office:value-type="float" office:value="207" calcext:value-type="float">
            <text:p>207</text:p>
          </table:table-cell>
          <table:table-cell table:style-name="ce67" office:value-type="float" office:value="205.855" calcext:value-type="float">
            <text:p>205,855</text:p>
          </table:table-cell>
          <table:table-cell table:style-name="ce70" office:value-type="float" office:value="10.4412" calcext:value-type="float">
            <text:p>10,4412</text:p>
          </table:table-cell>
          <table:table-cell table:style-name="ce54" table:formula="of:=[.D64]+1" office:value-type="float" office:value="255" calcext:value-type="float">
            <text:p>255</text:p>
          </table:table-cell>
          <table:table-cell table:style-name="ce67" office:value-type="float" office:value="253.856" calcext:value-type="float">
            <text:p>253,856</text:p>
          </table:table-cell>
          <table:table-cell table:style-name="ce70" office:value-type="float" office:value="9.6046" calcext:value-type="float">
            <text:p>9,6046</text:p>
          </table:table-cell>
          <table:table-cell table:style-name="ce54" table:formula="of:=[.G64]+1" office:value-type="float" office:value="303" calcext:value-type="float">
            <text:p>303</text:p>
          </table:table-cell>
          <table:table-cell table:style-name="ce67" office:value-type="float" office:value="301.856" calcext:value-type="float">
            <text:p>301,856</text:p>
          </table:table-cell>
          <table:table-cell table:style-name="ce70" office:value-type="float" office:value="9.25" calcext:value-type="float">
            <text:p>9,25</text:p>
          </table:table-cell>
          <table:table-cell table:style-name="ce54" table:formula="of:=[.J64]+1" office:value-type="float" office:value="351" calcext:value-type="float">
            <text:p>351</text:p>
          </table:table-cell>
          <table:table-cell table:style-name="ce67" office:value-type="float" office:value="349.856" calcext:value-type="float">
            <text:p>349,856</text:p>
          </table:table-cell>
          <table:table-cell table:style-name="ce70" office:value-type="float" office:value="8.5229" calcext:value-type="float">
            <text:p>8,5229</text:p>
          </table:table-cell>
          <table:table-cell table:number-columns-repeated="1012"/>
        </table:table-row>
        <table:table-row table:style-name="ro1">
          <table:table-cell table:style-name="ce54" table:formula="of:=[.A65]+1" office:value-type="float" office:value="208" calcext:value-type="float">
            <text:p>208</text:p>
          </table:table-cell>
          <table:table-cell table:style-name="ce67" office:value-type="float" office:value="206.855" calcext:value-type="float">
            <text:p>206,855</text:p>
          </table:table-cell>
          <table:table-cell table:style-name="ce70" office:value-type="float" office:value="10.4428" calcext:value-type="float">
            <text:p>10,4428</text:p>
          </table:table-cell>
          <table:table-cell table:style-name="ce54" table:formula="of:=[.D65]+1" office:value-type="float" office:value="256" calcext:value-type="float">
            <text:p>256</text:p>
          </table:table-cell>
          <table:table-cell table:style-name="ce67" office:value-type="float" office:value="254.856" calcext:value-type="float">
            <text:p>254,856</text:p>
          </table:table-cell>
          <table:table-cell table:style-name="ce70" office:value-type="float" office:value="9.5791" calcext:value-type="float">
            <text:p>9,5791</text:p>
          </table:table-cell>
          <table:table-cell table:style-name="ce54" table:formula="of:=[.G65]+1" office:value-type="float" office:value="304" calcext:value-type="float">
            <text:p>304</text:p>
          </table:table-cell>
          <table:table-cell table:style-name="ce67" office:value-type="float" office:value="302.856" calcext:value-type="float">
            <text:p>302,856</text:p>
          </table:table-cell>
          <table:table-cell table:style-name="ce70" office:value-type="float" office:value="9.1921" calcext:value-type="float">
            <text:p>9,1921</text:p>
          </table:table-cell>
          <table:table-cell table:style-name="ce54" table:formula="of:=[.J65]+1" office:value-type="float" office:value="352" calcext:value-type="float">
            <text:p>352</text:p>
          </table:table-cell>
          <table:table-cell table:style-name="ce67" office:value-type="float" office:value="350.856" calcext:value-type="float">
            <text:p>350,856</text:p>
          </table:table-cell>
          <table:table-cell table:style-name="ce70" office:value-type="float" office:value="8.539" calcext:value-type="float">
            <text:p>8,539</text:p>
          </table:table-cell>
          <table:table-cell table:number-columns-repeated="1012"/>
        </table:table-row>
        <table:table-row table:style-name="ro1">
          <table:table-cell table:style-name="ce54" table:formula="of:=[.A66]+1" office:value-type="float" office:value="209" calcext:value-type="float">
            <text:p>209</text:p>
          </table:table-cell>
          <table:table-cell table:style-name="ce67" office:value-type="float" office:value="207.855" calcext:value-type="float">
            <text:p>207,855</text:p>
          </table:table-cell>
          <table:table-cell table:style-name="ce70" office:value-type="float" office:value="10.4493" calcext:value-type="float">
            <text:p>10,4493</text:p>
          </table:table-cell>
          <table:table-cell table:style-name="ce54" table:formula="of:=[.D66]+1" office:value-type="float" office:value="257" calcext:value-type="float">
            <text:p>257</text:p>
          </table:table-cell>
          <table:table-cell table:style-name="ce67" office:value-type="float" office:value="255.857" calcext:value-type="float">
            <text:p>255,857</text:p>
          </table:table-cell>
          <table:table-cell table:style-name="ce70" office:value-type="float" office:value="9.6014" calcext:value-type="float">
            <text:p>9,6014</text:p>
          </table:table-cell>
          <table:table-cell table:style-name="ce54" table:formula="of:=[.G66]+1" office:value-type="float" office:value="305" calcext:value-type="float">
            <text:p>305</text:p>
          </table:table-cell>
          <table:table-cell table:style-name="ce67" office:value-type="float" office:value="303.857" calcext:value-type="float">
            <text:p>303,857</text:p>
          </table:table-cell>
          <table:table-cell table:style-name="ce70" office:value-type="float" office:value="9.1126" calcext:value-type="float">
            <text:p>9,1126</text:p>
          </table:table-cell>
          <table:table-cell table:style-name="ce54" table:formula="of:=[.J66]+1" office:value-type="float" office:value="353" calcext:value-type="float">
            <text:p>353</text:p>
          </table:table-cell>
          <table:table-cell table:style-name="ce67" office:value-type="float" office:value="351.856" calcext:value-type="float">
            <text:p>351,856</text:p>
          </table:table-cell>
          <table:table-cell table:style-name="ce70" office:value-type="float" office:value="8.5613" calcext:value-type="float">
            <text:p>8,5613</text:p>
          </table:table-cell>
          <table:table-cell table:number-columns-repeated="1012"/>
        </table:table-row>
        <table:table-row table:style-name="ro1">
          <table:table-cell table:style-name="ce54" table:formula="of:=[.A67]+1" office:value-type="float" office:value="210" calcext:value-type="float">
            <text:p>210</text:p>
          </table:table-cell>
          <table:table-cell table:style-name="ce67" office:value-type="float" office:value="208.855" calcext:value-type="float">
            <text:p>208,855</text:p>
          </table:table-cell>
          <table:table-cell table:style-name="ce70" office:value-type="float" office:value="10.4244" calcext:value-type="float">
            <text:p>10,4244</text:p>
          </table:table-cell>
          <table:table-cell table:style-name="ce54" table:formula="of:=[.D67]+1" office:value-type="float" office:value="258" calcext:value-type="float">
            <text:p>258</text:p>
          </table:table-cell>
          <table:table-cell table:style-name="ce67" office:value-type="float" office:value="256.856" calcext:value-type="float">
            <text:p>256,856</text:p>
          </table:table-cell>
          <table:table-cell table:style-name="ce70" office:value-type="float" office:value="9.5894" calcext:value-type="float">
            <text:p>9,5894</text:p>
          </table:table-cell>
          <table:table-cell table:style-name="ce54" table:formula="of:=[.G67]+1" office:value-type="float" office:value="306" calcext:value-type="float">
            <text:p>306</text:p>
          </table:table-cell>
          <table:table-cell table:style-name="ce67" office:value-type="float" office:value="304.856" calcext:value-type="float">
            <text:p>304,856</text:p>
          </table:table-cell>
          <table:table-cell table:style-name="ce70" office:value-type="float" office:value="9.0304" calcext:value-type="float">
            <text:p>9,0304</text:p>
          </table:table-cell>
          <table:table-cell table:style-name="ce54" table:formula="of:=[.J67]+1" office:value-type="float" office:value="354" calcext:value-type="float">
            <text:p>354</text:p>
          </table:table-cell>
          <table:table-cell table:style-name="ce67" office:value-type="float" office:value="352.856" calcext:value-type="float">
            <text:p>352,856</text:p>
          </table:table-cell>
          <table:table-cell table:style-name="ce70" office:value-type="float" office:value="8.5536" calcext:value-type="float">
            <text:p>8,5536</text:p>
          </table:table-cell>
          <table:table-cell table:number-columns-repeated="1012"/>
        </table:table-row>
        <table:table-row table:style-name="ro1">
          <table:table-cell table:style-name="ce54" table:formula="of:=[.A68]+1" office:value-type="float" office:value="211" calcext:value-type="float">
            <text:p>211</text:p>
          </table:table-cell>
          <table:table-cell table:style-name="ce67" office:value-type="float" office:value="209.855" calcext:value-type="float">
            <text:p>209,855</text:p>
          </table:table-cell>
          <table:table-cell table:style-name="ce70" office:value-type="float" office:value="10.3765" calcext:value-type="float">
            <text:p>10,3765</text:p>
          </table:table-cell>
          <table:table-cell table:style-name="ce54" table:formula="of:=[.D68]+1" office:value-type="float" office:value="259" calcext:value-type="float">
            <text:p>259</text:p>
          </table:table-cell>
          <table:table-cell table:style-name="ce67" office:value-type="float" office:value="257.857" calcext:value-type="float">
            <text:p>257,857</text:p>
          </table:table-cell>
          <table:table-cell table:style-name="ce70" office:value-type="float" office:value="9.5929" calcext:value-type="float">
            <text:p>9,5929</text:p>
          </table:table-cell>
          <table:table-cell table:style-name="ce54" table:formula="of:=[.G68]+1" office:value-type="float" office:value="307" calcext:value-type="float">
            <text:p>307</text:p>
          </table:table-cell>
          <table:table-cell table:style-name="ce67" office:value-type="float" office:value="305.856" calcext:value-type="float">
            <text:p>305,856</text:p>
          </table:table-cell>
          <table:table-cell table:style-name="ce70" office:value-type="float" office:value="8.9299" calcext:value-type="float">
            <text:p>8,9299</text:p>
          </table:table-cell>
          <table:table-cell table:style-name="ce54" table:formula="of:=[.J68]+1" office:value-type="float" office:value="355" calcext:value-type="float">
            <text:p>355</text:p>
          </table:table-cell>
          <table:table-cell table:style-name="ce67" office:value-type="float" office:value="353.856" calcext:value-type="float">
            <text:p>353,856</text:p>
          </table:table-cell>
          <table:table-cell table:style-name="ce70" office:value-type="float" office:value="8.5248" calcext:value-type="float">
            <text:p>8,5248</text:p>
          </table:table-cell>
          <table:table-cell table:number-columns-repeated="1012"/>
        </table:table-row>
        <table:table-row table:style-name="ro1">
          <table:table-cell table:style-name="ce54" table:formula="of:=[.A69]+1" office:value-type="float" office:value="212" calcext:value-type="float">
            <text:p>212</text:p>
          </table:table-cell>
          <table:table-cell table:style-name="ce67" office:value-type="float" office:value="210.855" calcext:value-type="float">
            <text:p>210,855</text:p>
          </table:table-cell>
          <table:table-cell table:style-name="ce70" office:value-type="float" office:value="10.3877" calcext:value-type="float">
            <text:p>10,3877</text:p>
          </table:table-cell>
          <table:table-cell table:style-name="ce54" table:formula="of:=[.D69]+1" office:value-type="float" office:value="260" calcext:value-type="float">
            <text:p>260</text:p>
          </table:table-cell>
          <table:table-cell table:style-name="ce67" office:value-type="float" office:value="258.856" calcext:value-type="float">
            <text:p>258,856</text:p>
          </table:table-cell>
          <table:table-cell table:style-name="ce70" office:value-type="float" office:value="9.5912" calcext:value-type="float">
            <text:p>9,5912</text:p>
          </table:table-cell>
          <table:table-cell table:style-name="ce54" table:formula="of:=[.G69]+1" office:value-type="float" office:value="308" calcext:value-type="float">
            <text:p>308</text:p>
          </table:table-cell>
          <table:table-cell table:style-name="ce67" office:value-type="float" office:value="306.856" calcext:value-type="float">
            <text:p>306,856</text:p>
          </table:table-cell>
          <table:table-cell table:style-name="ce70" office:value-type="float" office:value="8.9613" calcext:value-type="float">
            <text:p>8,9613</text:p>
          </table:table-cell>
          <table:table-cell table:style-name="ce54" table:formula="of:=[.J69]+1" office:value-type="float" office:value="356" calcext:value-type="float">
            <text:p>356</text:p>
          </table:table-cell>
          <table:table-cell table:style-name="ce67" office:value-type="float" office:value="354.857" calcext:value-type="float">
            <text:p>354,857</text:p>
          </table:table-cell>
          <table:table-cell table:style-name="ce70" office:value-type="float" office:value="8.5127" calcext:value-type="float">
            <text:p>8,5127</text:p>
          </table:table-cell>
          <table:table-cell table:number-columns-repeated="1012"/>
        </table:table-row>
        <table:table-row table:style-name="ro1">
          <table:table-cell table:style-name="ce54" table:formula="of:=[.A70]+1" office:value-type="float" office:value="213" calcext:value-type="float">
            <text:p>213</text:p>
          </table:table-cell>
          <table:table-cell table:style-name="ce67" office:value-type="float" office:value="211.855" calcext:value-type="float">
            <text:p>211,855</text:p>
          </table:table-cell>
          <table:table-cell table:style-name="ce70" office:value-type="float" office:value="10.3682" calcext:value-type="float">
            <text:p>10,3682</text:p>
          </table:table-cell>
          <table:table-cell table:style-name="ce54" table:formula="of:=[.D70]+1" office:value-type="float" office:value="261" calcext:value-type="float">
            <text:p>261</text:p>
          </table:table-cell>
          <table:table-cell table:style-name="ce67" office:value-type="float" office:value="259.856" calcext:value-type="float">
            <text:p>259,856</text:p>
          </table:table-cell>
          <table:table-cell table:style-name="ce70" office:value-type="float" office:value="9.5843" calcext:value-type="float">
            <text:p>9,5843</text:p>
          </table:table-cell>
          <table:table-cell table:style-name="ce54" table:formula="of:=[.G70]+1" office:value-type="float" office:value="309" calcext:value-type="float">
            <text:p>309</text:p>
          </table:table-cell>
          <table:table-cell table:style-name="ce67" office:value-type="float" office:value="307.857" calcext:value-type="float">
            <text:p>307,857</text:p>
          </table:table-cell>
          <table:table-cell table:style-name="ce70" office:value-type="float" office:value="9.0275" calcext:value-type="float">
            <text:p>9,0275</text:p>
          </table:table-cell>
          <table:table-cell table:style-name="ce54" table:formula="of:=[.J70]+1" office:value-type="float" office:value="357" calcext:value-type="float">
            <text:p>357</text:p>
          </table:table-cell>
          <table:table-cell table:style-name="ce67" office:value-type="float" office:value="355.856" calcext:value-type="float">
            <text:p>355,856</text:p>
          </table:table-cell>
          <table:table-cell table:style-name="ce70" office:value-type="float" office:value="8.4803" calcext:value-type="float">
            <text:p>8,4803</text:p>
          </table:table-cell>
          <table:table-cell table:number-columns-repeated="1012"/>
        </table:table-row>
        <table:table-row table:style-name="ro1">
          <table:table-cell table:style-name="ce54" table:formula="of:=[.A71]+1" office:value-type="float" office:value="214" calcext:value-type="float">
            <text:p>214</text:p>
          </table:table-cell>
          <table:table-cell table:style-name="ce67" office:value-type="float" office:value="212.855" calcext:value-type="float">
            <text:p>212,855</text:p>
          </table:table-cell>
          <table:table-cell table:style-name="ce70" office:value-type="float" office:value="10.3485" calcext:value-type="float">
            <text:p>10,3485</text:p>
          </table:table-cell>
          <table:table-cell table:style-name="ce54" table:formula="of:=[.D71]+1" office:value-type="float" office:value="262" calcext:value-type="float">
            <text:p>262</text:p>
          </table:table-cell>
          <table:table-cell table:style-name="ce67" office:value-type="float" office:value="260.858" calcext:value-type="float">
            <text:p>260,858</text:p>
          </table:table-cell>
          <table:table-cell table:style-name="ce70" office:value-type="float" office:value="9.5155" calcext:value-type="float">
            <text:p>9,5155</text:p>
          </table:table-cell>
          <table:table-cell table:style-name="ce54" table:formula="of:=[.G71]+1" office:value-type="float" office:value="310" calcext:value-type="float">
            <text:p>310</text:p>
          </table:table-cell>
          <table:table-cell table:style-name="ce67" office:value-type="float" office:value="308.856" calcext:value-type="float">
            <text:p>308,856</text:p>
          </table:table-cell>
          <table:table-cell table:style-name="ce70" office:value-type="float" office:value="9.0614" calcext:value-type="float">
            <text:p>9,0614</text:p>
          </table:table-cell>
          <table:table-cell table:style-name="ce54" table:formula="of:=[.J71]+1" office:value-type="float" office:value="358" calcext:value-type="float">
            <text:p>358</text:p>
          </table:table-cell>
          <table:table-cell table:style-name="ce67" office:value-type="float" office:value="356.856" calcext:value-type="float">
            <text:p>356,856</text:p>
          </table:table-cell>
          <table:table-cell table:style-name="ce70" office:value-type="float" office:value="8.4468" calcext:value-type="float">
            <text:p>8,4468</text:p>
          </table:table-cell>
          <table:table-cell table:number-columns-repeated="1012"/>
        </table:table-row>
        <table:table-row table:style-name="ro1">
          <table:table-cell table:style-name="ce54" table:formula="of:=[.A72]+1" office:value-type="float" office:value="215" calcext:value-type="float">
            <text:p>215</text:p>
          </table:table-cell>
          <table:table-cell table:style-name="ce67" office:value-type="float" office:value="213.855" calcext:value-type="float">
            <text:p>213,855</text:p>
          </table:table-cell>
          <table:table-cell table:style-name="ce70" office:value-type="float" office:value="10.3484" calcext:value-type="float">
            <text:p>10,3484</text:p>
          </table:table-cell>
          <table:table-cell table:style-name="ce54" table:formula="of:=[.D72]+1" office:value-type="float" office:value="263" calcext:value-type="float">
            <text:p>263</text:p>
          </table:table-cell>
          <table:table-cell table:style-name="ce67" office:value-type="float" office:value="261.856" calcext:value-type="float">
            <text:p>261,856</text:p>
          </table:table-cell>
          <table:table-cell table:style-name="ce70" office:value-type="float" office:value="9.4912" calcext:value-type="float">
            <text:p>9,4912</text:p>
          </table:table-cell>
          <table:table-cell table:style-name="ce54" table:formula="of:=[.G72]+1" office:value-type="float" office:value="311" calcext:value-type="float">
            <text:p>311</text:p>
          </table:table-cell>
          <table:table-cell table:style-name="ce67" office:value-type="float" office:value="309.856" calcext:value-type="float">
            <text:p>309,856</text:p>
          </table:table-cell>
          <table:table-cell table:style-name="ce70" office:value-type="float" office:value="8.9576" calcext:value-type="float">
            <text:p>8,9576</text:p>
          </table:table-cell>
          <table:table-cell table:style-name="ce54" table:formula="of:=[.J72]+1" office:value-type="float" office:value="359" calcext:value-type="float">
            <text:p>359</text:p>
          </table:table-cell>
          <table:table-cell table:style-name="ce67" office:value-type="float" office:value="357.857" calcext:value-type="float">
            <text:p>357,857</text:p>
          </table:table-cell>
          <table:table-cell table:style-name="ce70" office:value-type="float" office:value="8.4757" calcext:value-type="float">
            <text:p>8,4757</text:p>
          </table:table-cell>
          <table:table-cell table:number-columns-repeated="1012"/>
        </table:table-row>
        <table:table-row table:style-name="ro1">
          <table:table-cell table:style-name="ce54" table:formula="of:=[.A73]+1" office:value-type="float" office:value="216" calcext:value-type="float">
            <text:p>216</text:p>
          </table:table-cell>
          <table:table-cell table:style-name="ce67" office:value-type="float" office:value="214.855" calcext:value-type="float">
            <text:p>214,855</text:p>
          </table:table-cell>
          <table:table-cell table:style-name="ce70" office:value-type="float" office:value="10.263" calcext:value-type="float">
            <text:p>10,263</text:p>
          </table:table-cell>
          <table:table-cell table:style-name="ce54" table:formula="of:=[.D73]+1" office:value-type="float" office:value="264" calcext:value-type="float">
            <text:p>264</text:p>
          </table:table-cell>
          <table:table-cell table:style-name="ce67" office:value-type="float" office:value="262.856" calcext:value-type="float">
            <text:p>262,856</text:p>
          </table:table-cell>
          <table:table-cell table:style-name="ce70" office:value-type="float" office:value="9.4617" calcext:value-type="float">
            <text:p>9,4617</text:p>
          </table:table-cell>
          <table:table-cell table:style-name="ce54" table:formula="of:=[.G73]+1" office:value-type="float" office:value="312" calcext:value-type="float">
            <text:p>312</text:p>
          </table:table-cell>
          <table:table-cell table:style-name="ce67" office:value-type="float" office:value="310.856" calcext:value-type="float">
            <text:p>310,856</text:p>
          </table:table-cell>
          <table:table-cell table:style-name="ce70" office:value-type="float" office:value="8.8958" calcext:value-type="float">
            <text:p>8,8958</text:p>
          </table:table-cell>
          <table:table-cell table:style-name="ce54" table:formula="of:=[.J73]+1" office:value-type="float" office:value="360" calcext:value-type="float">
            <text:p>360</text:p>
          </table:table-cell>
          <table:table-cell table:style-name="ce67" office:value-type="float" office:value="358.856" calcext:value-type="float">
            <text:p>358,856</text:p>
          </table:table-cell>
          <table:table-cell table:style-name="ce70" office:value-type="float" office:value="8.5148" calcext:value-type="float">
            <text:p>8,5148</text:p>
          </table:table-cell>
          <table:table-cell table:number-columns-repeated="1012"/>
        </table:table-row>
        <table:table-row table:style-name="ro1">
          <table:table-cell table:style-name="ce54" table:formula="of:=[.A74]+1" office:value-type="float" office:value="217" calcext:value-type="float">
            <text:p>217</text:p>
          </table:table-cell>
          <table:table-cell table:style-name="ce67" office:value-type="float" office:value="215.855" calcext:value-type="float">
            <text:p>215,855</text:p>
          </table:table-cell>
          <table:table-cell table:style-name="ce70" office:value-type="float" office:value="10.285" calcext:value-type="float">
            <text:p>10,285</text:p>
          </table:table-cell>
          <table:table-cell table:style-name="ce54" table:formula="of:=[.D74]+1" office:value-type="float" office:value="265" calcext:value-type="float">
            <text:p>265</text:p>
          </table:table-cell>
          <table:table-cell table:style-name="ce67" office:value-type="float" office:value="263.856" calcext:value-type="float">
            <text:p>263,856</text:p>
          </table:table-cell>
          <table:table-cell table:style-name="ce70" office:value-type="float" office:value="9.464" calcext:value-type="float">
            <text:p>9,464</text:p>
          </table:table-cell>
          <table:table-cell table:style-name="ce54" table:formula="of:=[.G74]+1" office:value-type="float" office:value="313" calcext:value-type="float">
            <text:p>313</text:p>
          </table:table-cell>
          <table:table-cell table:style-name="ce67" office:value-type="float" office:value="311.856" calcext:value-type="float">
            <text:p>311,856</text:p>
          </table:table-cell>
          <table:table-cell table:style-name="ce70" office:value-type="float" office:value="8.9417" calcext:value-type="float">
            <text:p>8,9417</text:p>
          </table:table-cell>
          <table:table-cell table:style-name="ce54" table:formula="of:=[.J74]+1" office:value-type="float" office:value="361" calcext:value-type="float">
            <text:p>361</text:p>
          </table:table-cell>
          <table:table-cell table:style-name="ce67" office:value-type="float" office:value="359.857" calcext:value-type="float">
            <text:p>359,857</text:p>
          </table:table-cell>
          <table:table-cell table:style-name="ce70" office:value-type="float" office:value="8.5349" calcext:value-type="float">
            <text:p>8,5349</text:p>
          </table:table-cell>
          <table:table-cell table:number-columns-repeated="1012"/>
        </table:table-row>
        <table:table-row table:style-name="ro1">
          <table:table-cell table:style-name="ce54" table:formula="of:=[.A75]+1" office:value-type="float" office:value="218" calcext:value-type="float">
            <text:p>218</text:p>
          </table:table-cell>
          <table:table-cell table:style-name="ce67" office:value-type="float" office:value="216.855" calcext:value-type="float">
            <text:p>216,855</text:p>
          </table:table-cell>
          <table:table-cell table:style-name="ce70" office:value-type="float" office:value="10.2851" calcext:value-type="float">
            <text:p>10,2851</text:p>
          </table:table-cell>
          <table:table-cell table:style-name="ce54" table:formula="of:=[.D75]+1" office:value-type="float" office:value="266" calcext:value-type="float">
            <text:p>266</text:p>
          </table:table-cell>
          <table:table-cell table:style-name="ce67" office:value-type="float" office:value="264.856" calcext:value-type="float">
            <text:p>264,856</text:p>
          </table:table-cell>
          <table:table-cell table:style-name="ce70" office:value-type="float" office:value="9.495" calcext:value-type="float">
            <text:p>9,495</text:p>
          </table:table-cell>
          <table:table-cell table:style-name="ce54" table:formula="of:=[.G75]+1" office:value-type="float" office:value="314" calcext:value-type="float">
            <text:p>314</text:p>
          </table:table-cell>
          <table:table-cell table:style-name="ce67" office:value-type="float" office:value="312.857" calcext:value-type="float">
            <text:p>312,857</text:p>
          </table:table-cell>
          <table:table-cell table:style-name="ce70" office:value-type="float" office:value="8.939" calcext:value-type="float">
            <text:p>8,939</text:p>
          </table:table-cell>
          <table:table-cell table:style-name="ce54" table:formula="of:=[.J75]+1" office:value-type="float" office:value="362" calcext:value-type="float">
            <text:p>362</text:p>
          </table:table-cell>
          <table:table-cell table:style-name="ce67" office:value-type="float" office:value="360.856" calcext:value-type="float">
            <text:p>360,856</text:p>
          </table:table-cell>
          <table:table-cell table:style-name="ce70" office:value-type="float" office:value="8.5585" calcext:value-type="float">
            <text:p>8,5585</text:p>
          </table:table-cell>
          <table:table-cell table:number-columns-repeated="1012"/>
        </table:table-row>
        <table:table-row table:style-name="ro1">
          <table:table-cell table:style-name="ce54" table:formula="of:=[.A76]+1" office:value-type="float" office:value="219" calcext:value-type="float">
            <text:p>219</text:p>
          </table:table-cell>
          <table:table-cell table:style-name="ce67" office:value-type="float" office:value="217.856" calcext:value-type="float">
            <text:p>217,856</text:p>
          </table:table-cell>
          <table:table-cell table:style-name="ce70" office:value-type="float" office:value="10.265" calcext:value-type="float">
            <text:p>10,265</text:p>
          </table:table-cell>
          <table:table-cell table:style-name="ce54" table:formula="of:=[.D76]+1" office:value-type="float" office:value="267" calcext:value-type="float">
            <text:p>267</text:p>
          </table:table-cell>
          <table:table-cell table:style-name="ce67" office:value-type="float" office:value="265.857" calcext:value-type="float">
            <text:p>265,857</text:p>
          </table:table-cell>
          <table:table-cell table:style-name="ce70" office:value-type="float" office:value="9.4768" calcext:value-type="float">
            <text:p>9,4768</text:p>
          </table:table-cell>
          <table:table-cell table:style-name="ce54" table:formula="of:=[.G76]+1" office:value-type="float" office:value="315" calcext:value-type="float">
            <text:p>315</text:p>
          </table:table-cell>
          <table:table-cell table:style-name="ce67" office:value-type="float" office:value="313.856" calcext:value-type="float">
            <text:p>313,856</text:p>
          </table:table-cell>
          <table:table-cell table:style-name="ce70" office:value-type="float" office:value="8.9593" calcext:value-type="float">
            <text:p>8,9593</text:p>
          </table:table-cell>
          <table:table-cell table:style-name="ce54" table:formula="of:=[.J76]+1" office:value-type="float" office:value="363" calcext:value-type="float">
            <text:p>363</text:p>
          </table:table-cell>
          <table:table-cell table:style-name="ce67" office:value-type="float" office:value="361.856" calcext:value-type="float">
            <text:p>361,856</text:p>
          </table:table-cell>
          <table:table-cell table:style-name="ce70" office:value-type="float" office:value="8.542" calcext:value-type="float">
            <text:p>8,542</text:p>
          </table:table-cell>
          <table:table-cell table:number-columns-repeated="1012"/>
        </table:table-row>
        <table:table-row table:style-name="ro1">
          <table:table-cell table:style-name="ce54" table:formula="of:=[.A77]+1" office:value-type="float" office:value="220" calcext:value-type="float">
            <text:p>220</text:p>
          </table:table-cell>
          <table:table-cell table:style-name="ce67" office:value-type="float" office:value="218.855" calcext:value-type="float">
            <text:p>218,855</text:p>
          </table:table-cell>
          <table:table-cell table:style-name="ce70" office:value-type="float" office:value="10.232" calcext:value-type="float">
            <text:p>10,232</text:p>
          </table:table-cell>
          <table:table-cell table:style-name="ce54" table:formula="of:=[.D77]+1" office:value-type="float" office:value="268" calcext:value-type="float">
            <text:p>268</text:p>
          </table:table-cell>
          <table:table-cell table:style-name="ce67" office:value-type="float" office:value="266.856" calcext:value-type="float">
            <text:p>266,856</text:p>
          </table:table-cell>
          <table:table-cell table:style-name="ce70" office:value-type="float" office:value="9.4686" calcext:value-type="float">
            <text:p>9,4686</text:p>
          </table:table-cell>
          <table:table-cell table:style-name="ce54" table:formula="of:=[.G77]+1" office:value-type="float" office:value="316" calcext:value-type="float">
            <text:p>316</text:p>
          </table:table-cell>
          <table:table-cell table:style-name="ce67" office:value-type="float" office:value="314.857" calcext:value-type="float">
            <text:p>314,857</text:p>
          </table:table-cell>
          <table:table-cell table:style-name="ce70" office:value-type="float" office:value="8.8886" calcext:value-type="float">
            <text:p>8,8886</text:p>
          </table:table-cell>
          <table:table-cell table:style-name="ce54" table:formula="of:=[.J77]+1" office:value-type="float" office:value="364" calcext:value-type="float">
            <text:p>364</text:p>
          </table:table-cell>
          <table:table-cell table:style-name="ce67" office:value-type="float" office:value="362.856" calcext:value-type="float">
            <text:p>362,856</text:p>
          </table:table-cell>
          <table:table-cell table:style-name="ce70" office:value-type="float" office:value="8.5832" calcext:value-type="float">
            <text:p>8,5832</text:p>
          </table:table-cell>
          <table:table-cell table:number-columns-repeated="1012"/>
        </table:table-row>
        <table:table-row table:style-name="ro1">
          <table:table-cell table:style-name="ce54" table:formula="of:=[.A78]+1" office:value-type="float" office:value="221" calcext:value-type="float">
            <text:p>221</text:p>
          </table:table-cell>
          <table:table-cell table:style-name="ce67" office:value-type="float" office:value="219.855" calcext:value-type="float">
            <text:p>219,855</text:p>
          </table:table-cell>
          <table:table-cell table:style-name="ce70" office:value-type="float" office:value="10.2225" calcext:value-type="float">
            <text:p>10,2225</text:p>
          </table:table-cell>
          <table:table-cell table:style-name="ce54" table:formula="of:=[.D78]+1" office:value-type="float" office:value="269" calcext:value-type="float">
            <text:p>269</text:p>
          </table:table-cell>
          <table:table-cell table:style-name="ce67" office:value-type="float" office:value="267.856" calcext:value-type="float">
            <text:p>267,856</text:p>
          </table:table-cell>
          <table:table-cell table:style-name="ce70" office:value-type="float" office:value="9.4902" calcext:value-type="float">
            <text:p>9,4902</text:p>
          </table:table-cell>
          <table:table-cell table:style-name="ce54" table:formula="of:=[.G78]+1" office:value-type="float" office:value="317" calcext:value-type="float">
            <text:p>317</text:p>
          </table:table-cell>
          <table:table-cell table:style-name="ce67" office:value-type="float" office:value="315.856" calcext:value-type="float">
            <text:p>315,856</text:p>
          </table:table-cell>
          <table:table-cell table:style-name="ce70" office:value-type="float" office:value="8.9028" calcext:value-type="float">
            <text:p>8,9028</text:p>
          </table:table-cell>
          <table:table-cell table:style-name="ce54" table:formula="of:=[.J78]+1" office:value-type="float" office:value="365" calcext:value-type="float">
            <text:p>365</text:p>
          </table:table-cell>
          <table:table-cell table:style-name="ce67" office:value-type="float" office:value="363.856" calcext:value-type="float">
            <text:p>363,856</text:p>
          </table:table-cell>
          <table:table-cell table:style-name="ce70" office:value-type="float" office:value="8.5081" calcext:value-type="float">
            <text:p>8,5081</text:p>
          </table:table-cell>
          <table:table-cell table:number-columns-repeated="1012"/>
        </table:table-row>
        <table:table-row table:style-name="ro1">
          <table:table-cell table:style-name="ce54" table:formula="of:=[.A79]+1" office:value-type="float" office:value="222" calcext:value-type="float">
            <text:p>222</text:p>
          </table:table-cell>
          <table:table-cell table:style-name="ce67" office:value-type="float" office:value="220.855" calcext:value-type="float">
            <text:p>220,855</text:p>
          </table:table-cell>
          <table:table-cell table:style-name="ce70" office:value-type="float" office:value="10.2064" calcext:value-type="float">
            <text:p>10,2064</text:p>
          </table:table-cell>
          <table:table-cell table:style-name="ce54" table:formula="of:=[.D79]+1" office:value-type="float" office:value="270" calcext:value-type="float">
            <text:p>270</text:p>
          </table:table-cell>
          <table:table-cell table:style-name="ce67" office:value-type="float" office:value="268.856" calcext:value-type="float">
            <text:p>268,856</text:p>
          </table:table-cell>
          <table:table-cell table:style-name="ce70" office:value-type="float" office:value="9.5066" calcext:value-type="float">
            <text:p>9,5066</text:p>
          </table:table-cell>
          <table:table-cell table:style-name="ce54" table:formula="of:=[.G79]+1" office:value-type="float" office:value="318" calcext:value-type="float">
            <text:p>318</text:p>
          </table:table-cell>
          <table:table-cell table:style-name="ce67" office:value-type="float" office:value="316.856" calcext:value-type="float">
            <text:p>316,856</text:p>
          </table:table-cell>
          <table:table-cell table:style-name="ce70" office:value-type="float" office:value="8.9516" calcext:value-type="float">
            <text:p>8,9516</text:p>
          </table:table-cell>
          <table:table-cell table:style-name="ce54" table:formula="of:=[.J79]+1" office:value-type="float" office:value="366" calcext:value-type="float">
            <text:p>366</text:p>
          </table:table-cell>
          <table:table-cell table:style-name="ce67" office:value-type="float" office:value="364.856" calcext:value-type="float">
            <text:p>364,856</text:p>
          </table:table-cell>
          <table:table-cell table:style-name="ce70" office:value-type="float" office:value="8.4597" calcext:value-type="float">
            <text:p>8,4597</text:p>
          </table:table-cell>
          <table:table-cell table:number-columns-repeated="1012"/>
        </table:table-row>
        <table:table-row table:style-name="ro1">
          <table:table-cell table:style-name="ce54" table:formula="of:=[.A80]+1" office:value-type="float" office:value="223" calcext:value-type="float">
            <text:p>223</text:p>
          </table:table-cell>
          <table:table-cell table:style-name="ce67" office:value-type="float" office:value="221.855" calcext:value-type="float">
            <text:p>221,855</text:p>
          </table:table-cell>
          <table:table-cell table:style-name="ce70" office:value-type="float" office:value="10.1855" calcext:value-type="float">
            <text:p>10,1855</text:p>
          </table:table-cell>
          <table:table-cell table:style-name="ce54" table:formula="of:=[.D80]+1" office:value-type="float" office:value="271" calcext:value-type="float">
            <text:p>271</text:p>
          </table:table-cell>
          <table:table-cell table:style-name="ce67" office:value-type="float" office:value="269.856" calcext:value-type="float">
            <text:p>269,856</text:p>
          </table:table-cell>
          <table:table-cell table:style-name="ce70" office:value-type="float" office:value="9.5054" calcext:value-type="float">
            <text:p>9,5054</text:p>
          </table:table-cell>
          <table:table-cell table:style-name="ce54" table:formula="of:=[.G80]+1" office:value-type="float" office:value="319" calcext:value-type="float">
            <text:p>319</text:p>
          </table:table-cell>
          <table:table-cell table:style-name="ce67" office:value-type="float" office:value="317.856" calcext:value-type="float">
            <text:p>317,856</text:p>
          </table:table-cell>
          <table:table-cell table:style-name="ce70" office:value-type="float" office:value="8.9574" calcext:value-type="float">
            <text:p>8,9574</text:p>
          </table:table-cell>
          <table:table-cell table:style-name="ce54" table:formula="of:=[.J80]+1" office:value-type="float" office:value="367" calcext:value-type="float">
            <text:p>367</text:p>
          </table:table-cell>
          <table:table-cell table:style-name="ce67" office:value-type="float" office:value="365.856" calcext:value-type="float">
            <text:p>365,856</text:p>
          </table:table-cell>
          <table:table-cell table:style-name="ce70" office:value-type="float" office:value="8.4177" calcext:value-type="float">
            <text:p>8,4177</text:p>
          </table:table-cell>
          <table:table-cell table:number-columns-repeated="1012"/>
        </table:table-row>
        <table:table-row table:style-name="ro1">
          <table:table-cell table:style-name="ce54" table:formula="of:=[.A81]+1" office:value-type="float" office:value="224" calcext:value-type="float">
            <text:p>224</text:p>
          </table:table-cell>
          <table:table-cell table:style-name="ce67" office:value-type="float" office:value="222.855" calcext:value-type="float">
            <text:p>222,855</text:p>
          </table:table-cell>
          <table:table-cell table:style-name="ce70" office:value-type="float" office:value="10.1498" calcext:value-type="float">
            <text:p>10,1498</text:p>
          </table:table-cell>
          <table:table-cell table:style-name="ce54" table:formula="of:=[.D81]+1" office:value-type="float" office:value="272" calcext:value-type="float">
            <text:p>272</text:p>
          </table:table-cell>
          <table:table-cell table:style-name="ce67" office:value-type="float" office:value="270.856" calcext:value-type="float">
            <text:p>270,856</text:p>
          </table:table-cell>
          <table:table-cell table:style-name="ce70" office:value-type="float" office:value="9.4297" calcext:value-type="float">
            <text:p>9,4297</text:p>
          </table:table-cell>
          <table:table-cell table:style-name="ce54" table:formula="of:=[.G81]+1" office:value-type="float" office:value="320" calcext:value-type="float">
            <text:p>320</text:p>
          </table:table-cell>
          <table:table-cell table:style-name="ce67" office:value-type="float" office:value="318.856" calcext:value-type="float">
            <text:p>318,856</text:p>
          </table:table-cell>
          <table:table-cell table:style-name="ce70" office:value-type="float" office:value="8.923" calcext:value-type="float">
            <text:p>8,923</text:p>
          </table:table-cell>
          <table:table-cell table:style-name="ce54" table:formula="of:=[.J81]+1" office:value-type="float" office:value="368" calcext:value-type="float">
            <text:p>368</text:p>
          </table:table-cell>
          <table:table-cell table:style-name="ce67" office:value-type="float" office:value="366.856" calcext:value-type="float">
            <text:p>366,856</text:p>
          </table:table-cell>
          <table:table-cell table:style-name="ce70" office:value-type="float" office:value="8.4489" calcext:value-type="float">
            <text:p>8,4489</text:p>
          </table:table-cell>
          <table:table-cell table:number-columns-repeated="1012"/>
        </table:table-row>
        <table:table-row table:style-name="ro1">
          <table:table-cell table:style-name="ce54" table:formula="of:=[.A82]+1" office:value-type="float" office:value="225" calcext:value-type="float">
            <text:p>225</text:p>
          </table:table-cell>
          <table:table-cell table:style-name="ce67" office:value-type="float" office:value="223.855" calcext:value-type="float">
            <text:p>223,855</text:p>
          </table:table-cell>
          <table:table-cell table:style-name="ce70" office:value-type="float" office:value="10.1714" calcext:value-type="float">
            <text:p>10,1714</text:p>
          </table:table-cell>
          <table:table-cell table:style-name="ce54" table:formula="of:=[.D82]+1" office:value-type="float" office:value="273" calcext:value-type="float">
            <text:p>273</text:p>
          </table:table-cell>
          <table:table-cell table:style-name="ce67" office:value-type="float" office:value="271.857" calcext:value-type="float">
            <text:p>271,857</text:p>
          </table:table-cell>
          <table:table-cell table:style-name="ce70" office:value-type="float" office:value="9.4344" calcext:value-type="float">
            <text:p>9,4344</text:p>
          </table:table-cell>
          <table:table-cell table:style-name="ce54" table:formula="of:=[.G82]+1" office:value-type="float" office:value="321" calcext:value-type="float">
            <text:p>321</text:p>
          </table:table-cell>
          <table:table-cell table:style-name="ce67" office:value-type="float" office:value="319.856" calcext:value-type="float">
            <text:p>319,856</text:p>
          </table:table-cell>
          <table:table-cell table:style-name="ce70" office:value-type="float" office:value="8.9127" calcext:value-type="float">
            <text:p>8,9127</text:p>
          </table:table-cell>
          <table:table-cell table:style-name="ce54" table:formula="of:=[.J82]+1" office:value-type="float" office:value="369" calcext:value-type="float">
            <text:p>369</text:p>
          </table:table-cell>
          <table:table-cell table:style-name="ce67" office:value-type="float" office:value="367.856" calcext:value-type="float">
            <text:p>367,856</text:p>
          </table:table-cell>
          <table:table-cell table:style-name="ce70" office:value-type="float" office:value="8.4741" calcext:value-type="float">
            <text:p>8,4741</text:p>
          </table:table-cell>
          <table:table-cell table:number-columns-repeated="1012"/>
        </table:table-row>
        <table:table-row table:style-name="ro1">
          <table:table-cell table:style-name="ce54" table:formula="of:=[.A83]+1" office:value-type="float" office:value="226" calcext:value-type="float">
            <text:p>226</text:p>
          </table:table-cell>
          <table:table-cell table:style-name="ce67" office:value-type="float" office:value="224.855" calcext:value-type="float">
            <text:p>224,855</text:p>
          </table:table-cell>
          <table:table-cell table:style-name="ce70" office:value-type="float" office:value="10.1837" calcext:value-type="float">
            <text:p>10,1837</text:p>
          </table:table-cell>
          <table:table-cell table:style-name="ce54" table:formula="of:=[.D83]+1" office:value-type="float" office:value="274" calcext:value-type="float">
            <text:p>274</text:p>
          </table:table-cell>
          <table:table-cell table:style-name="ce67" office:value-type="float" office:value="272.856" calcext:value-type="float">
            <text:p>272,856</text:p>
          </table:table-cell>
          <table:table-cell table:style-name="ce70" office:value-type="float" office:value="9.3914" calcext:value-type="float">
            <text:p>9,3914</text:p>
          </table:table-cell>
          <table:table-cell table:style-name="ce54" table:formula="of:=[.G83]+1" office:value-type="float" office:value="322" calcext:value-type="float">
            <text:p>322</text:p>
          </table:table-cell>
          <table:table-cell table:style-name="ce67" office:value-type="float" office:value="320.856" calcext:value-type="float">
            <text:p>320,856</text:p>
          </table:table-cell>
          <table:table-cell table:style-name="ce70" office:value-type="float" office:value="8.9028" calcext:value-type="float">
            <text:p>8,9028</text:p>
          </table:table-cell>
          <table:table-cell table:style-name="ce54" table:formula="of:=[.J83]+1" office:value-type="float" office:value="370" calcext:value-type="float">
            <text:p>370</text:p>
          </table:table-cell>
          <table:table-cell table:style-name="ce67" office:value-type="float" office:value="368.856" calcext:value-type="float">
            <text:p>368,856</text:p>
          </table:table-cell>
          <table:table-cell table:style-name="ce70" office:value-type="float" office:value="8.4018" calcext:value-type="float">
            <text:p>8,4018</text:p>
          </table:table-cell>
          <table:table-cell table:number-columns-repeated="1012"/>
        </table:table-row>
        <table:table-row table:style-name="ro1">
          <table:table-cell table:style-name="ce54" table:formula="of:=[.A84]+1" office:value-type="float" office:value="227" calcext:value-type="float">
            <text:p>227</text:p>
          </table:table-cell>
          <table:table-cell table:style-name="ce67" office:value-type="float" office:value="225.855" calcext:value-type="float">
            <text:p>225,855</text:p>
          </table:table-cell>
          <table:table-cell table:style-name="ce70" office:value-type="float" office:value="10.1443" calcext:value-type="float">
            <text:p>10,1443</text:p>
          </table:table-cell>
          <table:table-cell table:style-name="ce54" table:formula="of:=[.D84]+1" office:value-type="float" office:value="275" calcext:value-type="float">
            <text:p>275</text:p>
          </table:table-cell>
          <table:table-cell table:style-name="ce67" office:value-type="float" office:value="273.856" calcext:value-type="float">
            <text:p>273,856</text:p>
          </table:table-cell>
          <table:table-cell table:style-name="ce70" office:value-type="float" office:value="9.3221" calcext:value-type="float">
            <text:p>9,3221</text:p>
          </table:table-cell>
          <table:table-cell table:style-name="ce54" table:formula="of:=[.G84]+1" office:value-type="float" office:value="323" calcext:value-type="float">
            <text:p>323</text:p>
          </table:table-cell>
          <table:table-cell table:style-name="ce67" office:value-type="float" office:value="321.857" calcext:value-type="float">
            <text:p>321,857</text:p>
          </table:table-cell>
          <table:table-cell table:style-name="ce70" office:value-type="float" office:value="8.8804" calcext:value-type="float">
            <text:p>8,8804</text:p>
          </table:table-cell>
          <table:table-cell table:style-name="ce54" table:formula="of:=[.J84]+1" office:value-type="float" office:value="371" calcext:value-type="float">
            <text:p>371</text:p>
          </table:table-cell>
          <table:table-cell table:style-name="ce67" office:value-type="float" office:value="369.856" calcext:value-type="float">
            <text:p>369,856</text:p>
          </table:table-cell>
          <table:table-cell table:style-name="ce70" office:value-type="float" office:value="8.3555" calcext:value-type="float">
            <text:p>8,3555</text:p>
          </table:table-cell>
          <table:table-cell table:number-columns-repeated="1012"/>
        </table:table-row>
        <table:table-row table:style-name="ro1">
          <table:table-cell table:style-name="ce54" table:formula="of:=[.A85]+1" office:value-type="float" office:value="228" calcext:value-type="float">
            <text:p>228</text:p>
          </table:table-cell>
          <table:table-cell table:style-name="ce67" office:value-type="float" office:value="226.855" calcext:value-type="float">
            <text:p>226,855</text:p>
          </table:table-cell>
          <table:table-cell table:style-name="ce70" office:value-type="float" office:value="10.0831" calcext:value-type="float">
            <text:p>10,0831</text:p>
          </table:table-cell>
          <table:table-cell table:style-name="ce54" table:formula="of:=[.D85]+1" office:value-type="float" office:value="276" calcext:value-type="float">
            <text:p>276</text:p>
          </table:table-cell>
          <table:table-cell table:style-name="ce67" office:value-type="float" office:value="274.856" calcext:value-type="float">
            <text:p>274,856</text:p>
          </table:table-cell>
          <table:table-cell table:style-name="ce70" office:value-type="float" office:value="9.3624" calcext:value-type="float">
            <text:p>9,3624</text:p>
          </table:table-cell>
          <table:table-cell table:style-name="ce54" table:formula="of:=[.G85]+1" office:value-type="float" office:value="324" calcext:value-type="float">
            <text:p>324</text:p>
          </table:table-cell>
          <table:table-cell table:style-name="ce67" office:value-type="float" office:value="322.856" calcext:value-type="float">
            <text:p>322,856</text:p>
          </table:table-cell>
          <table:table-cell table:style-name="ce70" office:value-type="float" office:value="8.9323" calcext:value-type="float">
            <text:p>8,9323</text:p>
          </table:table-cell>
          <table:table-cell table:style-name="ce54" table:formula="of:=[.J85]+1" office:value-type="float" office:value="372" calcext:value-type="float">
            <text:p>372</text:p>
          </table:table-cell>
          <table:table-cell table:style-name="ce67" office:value-type="float" office:value="370.856" calcext:value-type="float">
            <text:p>370,856</text:p>
          </table:table-cell>
          <table:table-cell table:style-name="ce70" office:value-type="float" office:value="8.4017" calcext:value-type="float">
            <text:p>8,4017</text:p>
          </table:table-cell>
          <table:table-cell table:number-columns-repeated="1012"/>
        </table:table-row>
        <table:table-row table:style-name="ro1">
          <table:table-cell table:style-name="ce54" table:formula="of:=[.A86]+1" office:value-type="float" office:value="229" calcext:value-type="float">
            <text:p>229</text:p>
          </table:table-cell>
          <table:table-cell table:style-name="ce67" office:value-type="float" office:value="227.855" calcext:value-type="float">
            <text:p>227,855</text:p>
          </table:table-cell>
          <table:table-cell table:style-name="ce70" office:value-type="float" office:value="10.0445" calcext:value-type="float">
            <text:p>10,0445</text:p>
          </table:table-cell>
          <table:table-cell table:style-name="ce54" table:formula="of:=[.D86]+1" office:value-type="float" office:value="277" calcext:value-type="float">
            <text:p>277</text:p>
          </table:table-cell>
          <table:table-cell table:style-name="ce67" office:value-type="float" office:value="275.856" calcext:value-type="float">
            <text:p>275,856</text:p>
          </table:table-cell>
          <table:table-cell table:style-name="ce70" office:value-type="float" office:value="9.446" calcext:value-type="float">
            <text:p>9,446</text:p>
          </table:table-cell>
          <table:table-cell table:style-name="ce54" table:formula="of:=[.G86]+1" office:value-type="float" office:value="325" calcext:value-type="float">
            <text:p>325</text:p>
          </table:table-cell>
          <table:table-cell table:style-name="ce67" office:value-type="float" office:value="323.857" calcext:value-type="float">
            <text:p>323,857</text:p>
          </table:table-cell>
          <table:table-cell table:style-name="ce70" office:value-type="float" office:value="8.9548" calcext:value-type="float">
            <text:p>8,9548</text:p>
          </table:table-cell>
          <table:table-cell table:style-name="ce54" table:formula="of:=[.J86]+1" office:value-type="float" office:value="373" calcext:value-type="float">
            <text:p>373</text:p>
          </table:table-cell>
          <table:table-cell table:style-name="ce67" office:value-type="float" office:value="371.857" calcext:value-type="float">
            <text:p>371,857</text:p>
          </table:table-cell>
          <table:table-cell table:style-name="ce70" office:value-type="float" office:value="8.3896" calcext:value-type="float">
            <text:p>8,3896</text:p>
          </table:table-cell>
          <table:table-cell table:number-columns-repeated="1012"/>
        </table:table-row>
        <table:table-row table:style-name="ro1">
          <table:table-cell table:style-name="ce54" table:formula="of:=[.A87]+1" office:value-type="float" office:value="230" calcext:value-type="float">
            <text:p>230</text:p>
          </table:table-cell>
          <table:table-cell table:style-name="ce67" office:value-type="float" office:value="228.855" calcext:value-type="float">
            <text:p>228,855</text:p>
          </table:table-cell>
          <table:table-cell table:style-name="ce70" office:value-type="float" office:value="10.0387" calcext:value-type="float">
            <text:p>10,0387</text:p>
          </table:table-cell>
          <table:table-cell table:style-name="ce54" table:formula="of:=[.D87]+1" office:value-type="float" office:value="278" calcext:value-type="float">
            <text:p>278</text:p>
          </table:table-cell>
          <table:table-cell table:style-name="ce67" office:value-type="float" office:value="276.856" calcext:value-type="float">
            <text:p>276,856</text:p>
          </table:table-cell>
          <table:table-cell table:style-name="ce70" office:value-type="float" office:value="9.5147" calcext:value-type="float">
            <text:p>9,5147</text:p>
          </table:table-cell>
          <table:table-cell table:style-name="ce54" table:formula="of:=[.G87]+1" office:value-type="float" office:value="326" calcext:value-type="float">
            <text:p>326</text:p>
          </table:table-cell>
          <table:table-cell table:style-name="ce67" office:value-type="float" office:value="324.856" calcext:value-type="float">
            <text:p>324,856</text:p>
          </table:table-cell>
          <table:table-cell table:style-name="ce70" office:value-type="float" office:value="8.9463" calcext:value-type="float">
            <text:p>8,9463</text:p>
          </table:table-cell>
          <table:table-cell table:style-name="ce54" table:formula="of:=[.J87]+1" office:value-type="float" office:value="374" calcext:value-type="float">
            <text:p>374</text:p>
          </table:table-cell>
          <table:table-cell table:style-name="ce67" office:value-type="float" office:value="372.856" calcext:value-type="float">
            <text:p>372,856</text:p>
          </table:table-cell>
          <table:table-cell table:style-name="ce70" office:value-type="float" office:value="8.3243" calcext:value-type="float">
            <text:p>8,3243</text:p>
          </table:table-cell>
          <table:table-cell table:number-columns-repeated="1012"/>
        </table:table-row>
        <table:table-row table:style-name="ro1">
          <table:table-cell table:style-name="ce54" table:formula="of:=[.A88]+1" office:value-type="float" office:value="231" calcext:value-type="float">
            <text:p>231</text:p>
          </table:table-cell>
          <table:table-cell table:style-name="ce67" office:value-type="float" office:value="229.855" calcext:value-type="float">
            <text:p>229,855</text:p>
          </table:table-cell>
          <table:table-cell table:style-name="ce70" office:value-type="float" office:value="10.0567" calcext:value-type="float">
            <text:p>10,0567</text:p>
          </table:table-cell>
          <table:table-cell table:style-name="ce54" table:formula="of:=[.D88]+1" office:value-type="float" office:value="279" calcext:value-type="float">
            <text:p>279</text:p>
          </table:table-cell>
          <table:table-cell table:style-name="ce67" office:value-type="float" office:value="277.856" calcext:value-type="float">
            <text:p>277,856</text:p>
          </table:table-cell>
          <table:table-cell table:style-name="ce70" office:value-type="float" office:value="9.4984" calcext:value-type="float">
            <text:p>9,4984</text:p>
          </table:table-cell>
          <table:table-cell table:style-name="ce54" table:formula="of:=[.G88]+1" office:value-type="float" office:value="327" calcext:value-type="float">
            <text:p>327</text:p>
          </table:table-cell>
          <table:table-cell table:style-name="ce67" office:value-type="float" office:value="325.856" calcext:value-type="float">
            <text:p>325,856</text:p>
          </table:table-cell>
          <table:table-cell table:style-name="ce70" office:value-type="float" office:value="8.9172" calcext:value-type="float">
            <text:p>8,9172</text:p>
          </table:table-cell>
          <table:table-cell table:style-name="ce54" table:formula="of:=[.J88]+1" office:value-type="float" office:value="375" calcext:value-type="float">
            <text:p>375</text:p>
          </table:table-cell>
          <table:table-cell table:style-name="ce67" office:value-type="float" office:value="373.856" calcext:value-type="float">
            <text:p>373,856</text:p>
          </table:table-cell>
          <table:table-cell table:style-name="ce70" office:value-type="float" office:value="8.3482" calcext:value-type="float">
            <text:p>8,3482</text:p>
          </table:table-cell>
          <table:table-cell table:number-columns-repeated="1012"/>
        </table:table-row>
        <table:table-row table:style-name="ro1">
          <table:table-cell table:style-name="ce54" table:formula="of:=[.A89]+1" office:value-type="float" office:value="232" calcext:value-type="float">
            <text:p>232</text:p>
          </table:table-cell>
          <table:table-cell table:style-name="ce67" office:value-type="float" office:value="230.855" calcext:value-type="float">
            <text:p>230,855</text:p>
          </table:table-cell>
          <table:table-cell table:style-name="ce70" office:value-type="float" office:value="10.0502" calcext:value-type="float">
            <text:p>10,0502</text:p>
          </table:table-cell>
          <table:table-cell table:style-name="ce54" table:formula="of:=[.D89]+1" office:value-type="float" office:value="280" calcext:value-type="float">
            <text:p>280</text:p>
          </table:table-cell>
          <table:table-cell table:style-name="ce67" office:value-type="float" office:value="278.857" calcext:value-type="float">
            <text:p>278,857</text:p>
          </table:table-cell>
          <table:table-cell table:style-name="ce70" office:value-type="float" office:value="9.4752" calcext:value-type="float">
            <text:p>9,4752</text:p>
          </table:table-cell>
          <table:table-cell table:style-name="ce54" table:formula="of:=[.G89]+1" office:value-type="float" office:value="328" calcext:value-type="float">
            <text:p>328</text:p>
          </table:table-cell>
          <table:table-cell table:style-name="ce67" office:value-type="float" office:value="326.856" calcext:value-type="float">
            <text:p>326,856</text:p>
          </table:table-cell>
          <table:table-cell table:style-name="ce70" office:value-type="float" office:value="8.8997" calcext:value-type="float">
            <text:p>8,8997</text:p>
          </table:table-cell>
          <table:table-cell table:style-name="ce54" table:formula="of:=[.J89]+1" office:value-type="float" office:value="376" calcext:value-type="float">
            <text:p>376</text:p>
          </table:table-cell>
          <table:table-cell table:style-name="ce67" office:value-type="float" office:value="374.856" calcext:value-type="float">
            <text:p>374,856</text:p>
          </table:table-cell>
          <table:table-cell table:style-name="ce70" office:value-type="float" office:value="8.3573" calcext:value-type="float">
            <text:p>8,3573</text:p>
          </table:table-cell>
          <table:table-cell table:number-columns-repeated="1012"/>
        </table:table-row>
        <table:table-row table:style-name="ro1">
          <table:table-cell table:style-name="ce54" table:formula="of:=[.A90]+1" office:value-type="float" office:value="233" calcext:value-type="float">
            <text:p>233</text:p>
          </table:table-cell>
          <table:table-cell table:style-name="ce67" office:value-type="float" office:value="231.855" calcext:value-type="float">
            <text:p>231,855</text:p>
          </table:table-cell>
          <table:table-cell table:style-name="ce70" office:value-type="float" office:value="10.0228" calcext:value-type="float">
            <text:p>10,0228</text:p>
          </table:table-cell>
          <table:table-cell table:style-name="ce54" table:formula="of:=[.D90]+1" office:value-type="float" office:value="281" calcext:value-type="float">
            <text:p>281</text:p>
          </table:table-cell>
          <table:table-cell table:style-name="ce67" office:value-type="float" office:value="279.856" calcext:value-type="float">
            <text:p>279,856</text:p>
          </table:table-cell>
          <table:table-cell table:style-name="ce70" office:value-type="float" office:value="9.3866" calcext:value-type="float">
            <text:p>9,3866</text:p>
          </table:table-cell>
          <table:table-cell table:style-name="ce54" table:formula="of:=[.G90]+1" office:value-type="float" office:value="329" calcext:value-type="float">
            <text:p>329</text:p>
          </table:table-cell>
          <table:table-cell table:style-name="ce67" office:value-type="float" office:value="327.856" calcext:value-type="float">
            <text:p>327,856</text:p>
          </table:table-cell>
          <table:table-cell table:style-name="ce70" office:value-type="float" office:value="8.8116" calcext:value-type="float">
            <text:p>8,8116</text:p>
          </table:table-cell>
          <table:table-cell table:style-name="ce54" table:formula="of:=[.J90]+1" office:value-type="float" office:value="377" calcext:value-type="float">
            <text:p>377</text:p>
          </table:table-cell>
          <table:table-cell table:style-name="ce67" office:value-type="float" office:value="375.856" calcext:value-type="float">
            <text:p>375,856</text:p>
          </table:table-cell>
          <table:table-cell table:style-name="ce70" office:value-type="float" office:value="8.3709" calcext:value-type="float">
            <text:p>8,3709</text:p>
          </table:table-cell>
          <table:table-cell table:number-columns-repeated="1012"/>
        </table:table-row>
        <table:table-row table:style-name="ro1">
          <table:table-cell table:style-name="ce54" table:formula="of:=[.A91]+1" office:value-type="float" office:value="234" calcext:value-type="float">
            <text:p>234</text:p>
          </table:table-cell>
          <table:table-cell table:style-name="ce67" office:value-type="float" office:value="232.856" calcext:value-type="float">
            <text:p>232,856</text:p>
          </table:table-cell>
          <table:table-cell table:style-name="ce70" office:value-type="float" office:value="9.961" calcext:value-type="float">
            <text:p>9,961</text:p>
          </table:table-cell>
          <table:table-cell table:style-name="ce54" table:formula="of:=[.D91]+1" office:value-type="float" office:value="282" calcext:value-type="float">
            <text:p>282</text:p>
          </table:table-cell>
          <table:table-cell table:style-name="ce67" office:value-type="float" office:value="280.856" calcext:value-type="float">
            <text:p>280,856</text:p>
          </table:table-cell>
          <table:table-cell table:style-name="ce70" office:value-type="float" office:value="9.368" calcext:value-type="float">
            <text:p>9,368</text:p>
          </table:table-cell>
          <table:table-cell table:style-name="ce54" table:formula="of:=[.G91]+1" office:value-type="float" office:value="330" calcext:value-type="float">
            <text:p>330</text:p>
          </table:table-cell>
          <table:table-cell table:style-name="ce67" office:value-type="float" office:value="328.857" calcext:value-type="float">
            <text:p>328,857</text:p>
          </table:table-cell>
          <table:table-cell table:style-name="ce70" office:value-type="float" office:value="8.7657" calcext:value-type="float">
            <text:p>8,7657</text:p>
          </table:table-cell>
          <table:table-cell table:style-name="ce54" table:formula="of:=[.J91]+1" office:value-type="float" office:value="378" calcext:value-type="float">
            <text:p>378</text:p>
          </table:table-cell>
          <table:table-cell table:style-name="ce67" office:value-type="float" office:value="376.856" calcext:value-type="float">
            <text:p>376,856</text:p>
          </table:table-cell>
          <table:table-cell table:style-name="ce70" office:value-type="float" office:value="8.3793" calcext:value-type="float">
            <text:p>8,3793</text:p>
          </table:table-cell>
          <table:table-cell table:number-columns-repeated="1012"/>
        </table:table-row>
        <table:table-row table:style-name="ro1">
          <table:table-cell table:style-name="ce54" table:formula="of:=[.A92]+1" office:value-type="float" office:value="235" calcext:value-type="float">
            <text:p>235</text:p>
          </table:table-cell>
          <table:table-cell table:style-name="ce67" office:value-type="float" office:value="233.856" calcext:value-type="float">
            <text:p>233,856</text:p>
          </table:table-cell>
          <table:table-cell table:style-name="ce70" office:value-type="float" office:value="9.9545" calcext:value-type="float">
            <text:p>9,9545</text:p>
          </table:table-cell>
          <table:table-cell table:style-name="ce54" table:formula="of:=[.D92]+1" office:value-type="float" office:value="283" calcext:value-type="float">
            <text:p>283</text:p>
          </table:table-cell>
          <table:table-cell table:style-name="ce67" office:value-type="float" office:value="281.856" calcext:value-type="float">
            <text:p>281,856</text:p>
          </table:table-cell>
          <table:table-cell table:style-name="ce70" office:value-type="float" office:value="9.3549" calcext:value-type="float">
            <text:p>9,3549</text:p>
          </table:table-cell>
          <table:table-cell table:style-name="ce54" table:formula="of:=[.G92]+1" office:value-type="float" office:value="331" calcext:value-type="float">
            <text:p>331</text:p>
          </table:table-cell>
          <table:table-cell table:style-name="ce67" office:value-type="float" office:value="329.856" calcext:value-type="float">
            <text:p>329,856</text:p>
          </table:table-cell>
          <table:table-cell table:style-name="ce70" office:value-type="float" office:value="8.8195" calcext:value-type="float">
            <text:p>8,8195</text:p>
          </table:table-cell>
          <table:table-cell table:style-name="ce54" table:formula="of:=[.J92]+1" office:value-type="float" office:value="379" calcext:value-type="float">
            <text:p>379</text:p>
          </table:table-cell>
          <table:table-cell table:style-name="ce67" office:value-type="float" office:value="377.856" calcext:value-type="float">
            <text:p>377,856</text:p>
          </table:table-cell>
          <table:table-cell table:style-name="ce70" office:value-type="float" office:value="8.3394" calcext:value-type="float">
            <text:p>8,3394</text:p>
          </table:table-cell>
          <table:table-cell table:number-columns-repeated="1012"/>
        </table:table-row>
        <table:table-row table:style-name="ro1">
          <table:table-cell table:style-name="ce54" table:formula="of:=[.A93]+1" office:value-type="float" office:value="236" calcext:value-type="float">
            <text:p>236</text:p>
          </table:table-cell>
          <table:table-cell table:style-name="ce67" office:value-type="float" office:value="234.856" calcext:value-type="float">
            <text:p>234,856</text:p>
          </table:table-cell>
          <table:table-cell table:style-name="ce70" office:value-type="float" office:value="9.9592" calcext:value-type="float">
            <text:p>9,9592</text:p>
          </table:table-cell>
          <table:table-cell table:style-name="ce54" table:formula="of:=[.D93]+1" office:value-type="float" office:value="284" calcext:value-type="float">
            <text:p>284</text:p>
          </table:table-cell>
          <table:table-cell table:style-name="ce67" office:value-type="float" office:value="282.856" calcext:value-type="float">
            <text:p>282,856</text:p>
          </table:table-cell>
          <table:table-cell table:style-name="ce70" office:value-type="float" office:value="9.3268" calcext:value-type="float">
            <text:p>9,3268</text:p>
          </table:table-cell>
          <table:table-cell table:style-name="ce54" table:formula="of:=[.G93]+1" office:value-type="float" office:value="332" calcext:value-type="float">
            <text:p>332</text:p>
          </table:table-cell>
          <table:table-cell table:style-name="ce67" office:value-type="float" office:value="330.856" calcext:value-type="float">
            <text:p>330,856</text:p>
          </table:table-cell>
          <table:table-cell table:style-name="ce70" office:value-type="float" office:value="8.7491" calcext:value-type="float">
            <text:p>8,7491</text:p>
          </table:table-cell>
          <table:table-cell table:style-name="ce54" table:formula="of:=[.J93]+1" office:value-type="float" office:value="380" calcext:value-type="float">
            <text:p>380</text:p>
          </table:table-cell>
          <table:table-cell table:style-name="ce67" office:value-type="float" office:value="378.856" calcext:value-type="float">
            <text:p>378,856</text:p>
          </table:table-cell>
          <table:table-cell table:style-name="ce70" office:value-type="float" office:value="8.3771" calcext:value-type="float">
            <text:p>8,3771</text:p>
          </table:table-cell>
          <table:table-cell table:number-columns-repeated="1012"/>
        </table:table-row>
        <table:table-row table:style-name="ro1">
          <table:table-cell table:style-name="ce54" table:formula="of:=[.A94]+1" office:value-type="float" office:value="237" calcext:value-type="float">
            <text:p>237</text:p>
          </table:table-cell>
          <table:table-cell table:style-name="ce67" office:value-type="float" office:value="235.856" calcext:value-type="float">
            <text:p>235,856</text:p>
          </table:table-cell>
          <table:table-cell table:style-name="ce70" office:value-type="float" office:value="9.9305" calcext:value-type="float">
            <text:p>9,9305</text:p>
          </table:table-cell>
          <table:table-cell table:style-name="ce54" table:formula="of:=[.D94]+1" office:value-type="float" office:value="285" calcext:value-type="float">
            <text:p>285</text:p>
          </table:table-cell>
          <table:table-cell table:style-name="ce67" office:value-type="float" office:value="283.857" calcext:value-type="float">
            <text:p>283,857</text:p>
          </table:table-cell>
          <table:table-cell table:style-name="ce70" office:value-type="float" office:value="9.3006" calcext:value-type="float">
            <text:p>9,3006</text:p>
          </table:table-cell>
          <table:table-cell table:style-name="ce54" table:formula="of:=[.G94]+1" office:value-type="float" office:value="333" calcext:value-type="float">
            <text:p>333</text:p>
          </table:table-cell>
          <table:table-cell table:style-name="ce67" office:value-type="float" office:value="331.857" calcext:value-type="float">
            <text:p>331,857</text:p>
          </table:table-cell>
          <table:table-cell table:style-name="ce70" office:value-type="float" office:value="8.6592" calcext:value-type="float">
            <text:p>8,6592</text:p>
          </table:table-cell>
          <table:table-cell table:style-name="ce54" table:formula="of:=[.J94]+1" office:value-type="float" office:value="381" calcext:value-type="float">
            <text:p>381</text:p>
          </table:table-cell>
          <table:table-cell table:style-name="ce67" office:value-type="float" office:value="379.856" calcext:value-type="float">
            <text:p>379,856</text:p>
          </table:table-cell>
          <table:table-cell table:style-name="ce70" office:value-type="float" office:value="8.3616" calcext:value-type="float">
            <text:p>8,3616</text:p>
          </table:table-cell>
          <table:table-cell table:number-columns-repeated="1012"/>
        </table:table-row>
        <table:table-row table:style-name="ro1">
          <table:table-cell table:style-name="ce54" table:formula="of:=[.A95]+1" office:value-type="float" office:value="238" calcext:value-type="float">
            <text:p>238</text:p>
          </table:table-cell>
          <table:table-cell table:style-name="ce67" office:value-type="float" office:value="236.857" calcext:value-type="float">
            <text:p>236,857</text:p>
          </table:table-cell>
          <table:table-cell table:style-name="ce70" office:value-type="float" office:value="9.9584" calcext:value-type="float">
            <text:p>9,9584</text:p>
          </table:table-cell>
          <table:table-cell table:style-name="ce54" table:formula="of:=[.D95]+1" office:value-type="float" office:value="286" calcext:value-type="float">
            <text:p>286</text:p>
          </table:table-cell>
          <table:table-cell table:style-name="ce67" office:value-type="float" office:value="284.856" calcext:value-type="float">
            <text:p>284,856</text:p>
          </table:table-cell>
          <table:table-cell table:style-name="ce70" office:value-type="float" office:value="9.2527" calcext:value-type="float">
            <text:p>9,2527</text:p>
          </table:table-cell>
          <table:table-cell table:style-name="ce54" table:formula="of:=[.G95]+1" office:value-type="float" office:value="334" calcext:value-type="float">
            <text:p>334</text:p>
          </table:table-cell>
          <table:table-cell table:style-name="ce67" office:value-type="float" office:value="332.856" calcext:value-type="float">
            <text:p>332,856</text:p>
          </table:table-cell>
          <table:table-cell table:style-name="ce70" office:value-type="float" office:value="8.6807" calcext:value-type="float">
            <text:p>8,6807</text:p>
          </table:table-cell>
          <table:table-cell table:style-name="ce54" table:formula="of:=[.J95]+1" office:value-type="float" office:value="382" calcext:value-type="float">
            <text:p>382</text:p>
          </table:table-cell>
          <table:table-cell table:style-name="ce67" office:value-type="float" office:value="380.856" calcext:value-type="float">
            <text:p>380,856</text:p>
          </table:table-cell>
          <table:table-cell table:style-name="ce70" office:value-type="float" office:value="8.2795" calcext:value-type="float">
            <text:p>8,2795</text:p>
          </table:table-cell>
          <table:table-cell table:number-columns-repeated="1012"/>
        </table:table-row>
        <table:table-row table:style-name="ro1">
          <table:table-cell table:style-name="ce54" table:formula="of:=[.A96]+1" office:value-type="float" office:value="239" calcext:value-type="float">
            <text:p>239</text:p>
          </table:table-cell>
          <table:table-cell table:style-name="ce67" office:value-type="float" office:value="237.856" calcext:value-type="float">
            <text:p>237,856</text:p>
          </table:table-cell>
          <table:table-cell table:style-name="ce70" office:value-type="float" office:value="9.9792" calcext:value-type="float">
            <text:p>9,9792</text:p>
          </table:table-cell>
          <table:table-cell table:style-name="ce54" table:formula="of:=[.D96]+1" office:value-type="float" office:value="287" calcext:value-type="float">
            <text:p>287</text:p>
          </table:table-cell>
          <table:table-cell table:style-name="ce67" office:value-type="float" office:value="285.857" calcext:value-type="float">
            <text:p>285,857</text:p>
          </table:table-cell>
          <table:table-cell table:style-name="ce70" office:value-type="float" office:value="9.2499" calcext:value-type="float">
            <text:p>9,2499</text:p>
          </table:table-cell>
          <table:table-cell table:style-name="ce54" table:formula="of:=[.G96]+1" office:value-type="float" office:value="335" calcext:value-type="float">
            <text:p>335</text:p>
          </table:table-cell>
          <table:table-cell table:style-name="ce67" office:value-type="float" office:value="333.857" calcext:value-type="float">
            <text:p>333,857</text:p>
          </table:table-cell>
          <table:table-cell table:style-name="ce70" office:value-type="float" office:value="8.7234" calcext:value-type="float">
            <text:p>8,7234</text:p>
          </table:table-cell>
          <table:table-cell table:style-name="ce54" table:formula="of:=[.J96]+1" office:value-type="float" office:value="383" calcext:value-type="float">
            <text:p>383</text:p>
          </table:table-cell>
          <table:table-cell table:style-name="ce67" office:value-type="float" office:value="381.856" calcext:value-type="float">
            <text:p>381,856</text:p>
          </table:table-cell>
          <table:table-cell table:style-name="ce70" office:value-type="float" office:value="8.2564" calcext:value-type="float">
            <text:p>8,2564</text:p>
          </table:table-cell>
          <table:table-cell table:number-columns-repeated="1012"/>
        </table:table-row>
        <table:table-row table:style-name="ro1">
          <table:table-cell table:style-name="ce55" table:formula="of:=[.A97]+1" office:value-type="float" office:value="240" calcext:value-type="float">
            <text:p>240</text:p>
          </table:table-cell>
          <table:table-cell table:style-name="ce68" office:value-type="float" office:value="238.856" calcext:value-type="float">
            <text:p>238,856</text:p>
          </table:table-cell>
          <table:table-cell table:style-name="ce71" office:value-type="float" office:value="9.9415" calcext:value-type="float">
            <text:p>9,9415</text:p>
          </table:table-cell>
          <table:table-cell table:style-name="ce55" table:formula="of:=[.D97]+1" office:value-type="float" office:value="288" calcext:value-type="float">
            <text:p>288</text:p>
          </table:table-cell>
          <table:table-cell table:style-name="ce68" office:value-type="float" office:value="286.856" calcext:value-type="float">
            <text:p>286,856</text:p>
          </table:table-cell>
          <table:table-cell table:style-name="ce71" office:value-type="float" office:value="9.2393" calcext:value-type="float">
            <text:p>9,2393</text:p>
          </table:table-cell>
          <table:table-cell table:style-name="ce55" table:formula="of:=[.G97]+1" office:value-type="float" office:value="336" calcext:value-type="float">
            <text:p>336</text:p>
          </table:table-cell>
          <table:table-cell table:style-name="ce68" office:value-type="float" office:value="334.856" calcext:value-type="float">
            <text:p>334,856</text:p>
          </table:table-cell>
          <table:table-cell table:style-name="ce71" office:value-type="float" office:value="8.7418" calcext:value-type="float">
            <text:p>8,7418</text:p>
          </table:table-cell>
          <table:table-cell table:style-name="ce55" table:formula="of:=[.J97]+1" office:value-type="float" office:value="384" calcext:value-type="float">
            <text:p>384</text:p>
          </table:table-cell>
          <table:table-cell table:style-name="ce68" office:value-type="float" office:value="382.856" calcext:value-type="float">
            <text:p>382,856</text:p>
          </table:table-cell>
          <table:table-cell table:style-name="ce71" office:value-type="float" office:value="8.2617" calcext:value-type="float">
            <text:p>8,2617</text:p>
          </table:table-cell>
          <table:table-cell table:number-columns-repeated="1012"/>
        </table:table-row>
        <table:table-row table:style-name="ro1"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54" table:formula="of:=[.J98]+1" office:value-type="float" office:value="385" calcext:value-type="float">
            <text:p>385</text:p>
          </table:table-cell>
          <table:table-cell table:style-name="ce67" office:value-type="float" office:value="383.856" calcext:value-type="float">
            <text:p>383,856</text:p>
          </table:table-cell>
          <table:table-cell table:style-name="ce70" office:value-type="float" office:value="8.2823" calcext:value-type="float">
            <text:p>8,2823</text:p>
          </table:table-cell>
          <table:table-cell table:style-name="ce54" table:formula="of:=[.A147]+1" office:value-type="float" office:value="433" calcext:value-type="float">
            <text:p>433</text:p>
          </table:table-cell>
          <table:table-cell table:style-name="ce67" office:value-type="float" office:value="431.856" calcext:value-type="float">
            <text:p>431,856</text:p>
          </table:table-cell>
          <table:table-cell table:style-name="ce70" office:value-type="float" office:value="7.9256" calcext:value-type="float">
            <text:p>7,9256</text:p>
          </table:table-cell>
          <table:table-cell table:style-name="ce54" table:formula="of:=[.D147]+1" office:value-type="float" office:value="481" calcext:value-type="float">
            <text:p>481</text:p>
          </table:table-cell>
          <table:table-cell table:style-name="ce67" office:value-type="float" office:value="479.857" calcext:value-type="float">
            <text:p>479,857</text:p>
          </table:table-cell>
          <table:table-cell table:style-name="ce70" office:value-type="float" office:value="7.4177" calcext:value-type="float">
            <text:p>7,4177</text:p>
          </table:table-cell>
          <table:table-cell table:style-name="ce54" table:formula="of:=[.G147]+1" office:value-type="float" office:value="529" calcext:value-type="float">
            <text:p>529</text:p>
          </table:table-cell>
          <table:table-cell table:style-name="ce67" office:value-type="float" office:value="527.856" calcext:value-type="float">
            <text:p>527,856</text:p>
          </table:table-cell>
          <table:table-cell table:style-name="ce70" office:value-type="float" office:value="7.074" calcext:value-type="float">
            <text:p>7,074</text:p>
          </table:table-cell>
          <table:table-cell table:number-columns-repeated="1012"/>
        </table:table-row>
        <table:table-row table:style-name="ro1">
          <table:table-cell table:style-name="ce54" table:formula="of:=[.A100]+1" office:value-type="float" office:value="386" calcext:value-type="float">
            <text:p>386</text:p>
          </table:table-cell>
          <table:table-cell table:style-name="ce67" office:value-type="float" office:value="384.856" calcext:value-type="float">
            <text:p>384,856</text:p>
          </table:table-cell>
          <table:table-cell table:style-name="ce70" office:value-type="float" office:value="8.2884" calcext:value-type="float">
            <text:p>8,2884</text:p>
          </table:table-cell>
          <table:table-cell table:style-name="ce54" table:formula="of:=[.D100]+1" office:value-type="float" office:value="434" calcext:value-type="float">
            <text:p>434</text:p>
          </table:table-cell>
          <table:table-cell table:style-name="ce67" office:value-type="float" office:value="432.856" calcext:value-type="float">
            <text:p>432,856</text:p>
          </table:table-cell>
          <table:table-cell table:style-name="ce70" office:value-type="float" office:value="7.8976" calcext:value-type="float">
            <text:p>7,8976</text:p>
          </table:table-cell>
          <table:table-cell table:style-name="ce54" table:formula="of:=[.G100]+1" office:value-type="float" office:value="482" calcext:value-type="float">
            <text:p>482</text:p>
          </table:table-cell>
          <table:table-cell table:style-name="ce67" office:value-type="float" office:value="480.856" calcext:value-type="float">
            <text:p>480,856</text:p>
          </table:table-cell>
          <table:table-cell table:style-name="ce70" office:value-type="float" office:value="7.3891" calcext:value-type="float">
            <text:p>7,3891</text:p>
          </table:table-cell>
          <table:table-cell table:style-name="ce54" table:formula="of:=[.J100]+1" office:value-type="float" office:value="530" calcext:value-type="float">
            <text:p>530</text:p>
          </table:table-cell>
          <table:table-cell table:style-name="ce67" office:value-type="float" office:value="528.856" calcext:value-type="float">
            <text:p>528,856</text:p>
          </table:table-cell>
          <table:table-cell table:style-name="ce70" office:value-type="float" office:value="7.0702" calcext:value-type="float">
            <text:p>7,0702</text:p>
          </table:table-cell>
          <table:table-cell table:number-columns-repeated="1012"/>
        </table:table-row>
        <table:table-row table:style-name="ro1">
          <table:table-cell table:style-name="ce54" table:formula="of:=[.A101]+1" office:value-type="float" office:value="387" calcext:value-type="float">
            <text:p>387</text:p>
          </table:table-cell>
          <table:table-cell table:style-name="ce67" office:value-type="float" office:value="385.857" calcext:value-type="float">
            <text:p>385,857</text:p>
          </table:table-cell>
          <table:table-cell table:style-name="ce70" office:value-type="float" office:value="8.2697" calcext:value-type="float">
            <text:p>8,2697</text:p>
          </table:table-cell>
          <table:table-cell table:style-name="ce54" table:formula="of:=[.D101]+1" office:value-type="float" office:value="435" calcext:value-type="float">
            <text:p>435</text:p>
          </table:table-cell>
          <table:table-cell table:style-name="ce67" office:value-type="float" office:value="433.856" calcext:value-type="float">
            <text:p>433,856</text:p>
          </table:table-cell>
          <table:table-cell table:style-name="ce70" office:value-type="float" office:value="7.8245" calcext:value-type="float">
            <text:p>7,8245</text:p>
          </table:table-cell>
          <table:table-cell table:style-name="ce54" table:formula="of:=[.G101]+1" office:value-type="float" office:value="483" calcext:value-type="float">
            <text:p>483</text:p>
          </table:table-cell>
          <table:table-cell table:style-name="ce67" office:value-type="float" office:value="481.857" calcext:value-type="float">
            <text:p>481,857</text:p>
          </table:table-cell>
          <table:table-cell table:style-name="ce70" office:value-type="float" office:value="7.3556" calcext:value-type="float">
            <text:p>7,3556</text:p>
          </table:table-cell>
          <table:table-cell table:style-name="ce54" table:formula="of:=[.J101]+1" office:value-type="float" office:value="531" calcext:value-type="float">
            <text:p>531</text:p>
          </table:table-cell>
          <table:table-cell table:style-name="ce67" office:value-type="float" office:value="529.857" calcext:value-type="float">
            <text:p>529,857</text:p>
          </table:table-cell>
          <table:table-cell table:style-name="ce70" office:value-type="float" office:value="7.0551" calcext:value-type="float">
            <text:p>7,0551</text:p>
          </table:table-cell>
          <table:table-cell table:number-columns-repeated="1012"/>
        </table:table-row>
        <table:table-row table:style-name="ro1">
          <table:table-cell table:style-name="ce54" table:formula="of:=[.A102]+1" office:value-type="float" office:value="388" calcext:value-type="float">
            <text:p>388</text:p>
          </table:table-cell>
          <table:table-cell table:style-name="ce67" office:value-type="float" office:value="386.856" calcext:value-type="float">
            <text:p>386,856</text:p>
          </table:table-cell>
          <table:table-cell table:style-name="ce70" office:value-type="float" office:value="8.2687" calcext:value-type="float">
            <text:p>8,2687</text:p>
          </table:table-cell>
          <table:table-cell table:style-name="ce54" table:formula="of:=[.D102]+1" office:value-type="float" office:value="436" calcext:value-type="float">
            <text:p>436</text:p>
          </table:table-cell>
          <table:table-cell table:style-name="ce67" office:value-type="float" office:value="434.856" calcext:value-type="float">
            <text:p>434,856</text:p>
          </table:table-cell>
          <table:table-cell table:style-name="ce70" office:value-type="float" office:value="7.7953" calcext:value-type="float">
            <text:p>7,7953</text:p>
          </table:table-cell>
          <table:table-cell table:style-name="ce54" table:formula="of:=[.G102]+1" office:value-type="float" office:value="484" calcext:value-type="float">
            <text:p>484</text:p>
          </table:table-cell>
          <table:table-cell table:style-name="ce67" office:value-type="float" office:value="482.856" calcext:value-type="float">
            <text:p>482,856</text:p>
          </table:table-cell>
          <table:table-cell table:style-name="ce70" office:value-type="float" office:value="7.2682" calcext:value-type="float">
            <text:p>7,2682</text:p>
          </table:table-cell>
          <table:table-cell table:style-name="ce54" table:formula="of:=[.J102]+1" office:value-type="float" office:value="532" calcext:value-type="float">
            <text:p>532</text:p>
          </table:table-cell>
          <table:table-cell table:style-name="ce67" office:value-type="float" office:value="530.856" calcext:value-type="float">
            <text:p>530,856</text:p>
          </table:table-cell>
          <table:table-cell table:style-name="ce70" office:value-type="float" office:value="7.0501" calcext:value-type="float">
            <text:p>7,0501</text:p>
          </table:table-cell>
          <table:table-cell table:number-columns-repeated="1012"/>
        </table:table-row>
        <table:table-row table:style-name="ro1">
          <table:table-cell table:style-name="ce54" table:formula="of:=[.A103]+1" office:value-type="float" office:value="389" calcext:value-type="float">
            <text:p>389</text:p>
          </table:table-cell>
          <table:table-cell table:style-name="ce67" office:value-type="float" office:value="387.856" calcext:value-type="float">
            <text:p>387,856</text:p>
          </table:table-cell>
          <table:table-cell table:style-name="ce70" office:value-type="float" office:value="8.2825" calcext:value-type="float">
            <text:p>8,2825</text:p>
          </table:table-cell>
          <table:table-cell table:style-name="ce54" table:formula="of:=[.D103]+1" office:value-type="float" office:value="437" calcext:value-type="float">
            <text:p>437</text:p>
          </table:table-cell>
          <table:table-cell table:style-name="ce67" office:value-type="float" office:value="435.857" calcext:value-type="float">
            <text:p>435,857</text:p>
          </table:table-cell>
          <table:table-cell table:style-name="ce70" office:value-type="float" office:value="7.7892" calcext:value-type="float">
            <text:p>7,7892</text:p>
          </table:table-cell>
          <table:table-cell table:style-name="ce54" table:formula="of:=[.G103]+1" office:value-type="float" office:value="485" calcext:value-type="float">
            <text:p>485</text:p>
          </table:table-cell>
          <table:table-cell table:style-name="ce67" office:value-type="float" office:value="483.856" calcext:value-type="float">
            <text:p>483,856</text:p>
          </table:table-cell>
          <table:table-cell table:style-name="ce70" office:value-type="float" office:value="7.2616" calcext:value-type="float">
            <text:p>7,2616</text:p>
          </table:table-cell>
          <table:table-cell table:style-name="ce54" table:formula="of:=[.J103]+1" office:value-type="float" office:value="533" calcext:value-type="float">
            <text:p>533</text:p>
          </table:table-cell>
          <table:table-cell table:style-name="ce67" office:value-type="float" office:value="531.857" calcext:value-type="float">
            <text:p>531,857</text:p>
          </table:table-cell>
          <table:table-cell table:style-name="ce70" office:value-type="float" office:value="7.0134" calcext:value-type="float">
            <text:p>7,0134</text:p>
          </table:table-cell>
          <table:table-cell table:number-columns-repeated="1012"/>
        </table:table-row>
        <table:table-row table:style-name="ro1">
          <table:table-cell table:style-name="ce54" table:formula="of:=[.A104]+1" office:value-type="float" office:value="390" calcext:value-type="float">
            <text:p>390</text:p>
          </table:table-cell>
          <table:table-cell table:style-name="ce67" office:value-type="float" office:value="388.856" calcext:value-type="float">
            <text:p>388,856</text:p>
          </table:table-cell>
          <table:table-cell table:style-name="ce70" office:value-type="float" office:value="8.2732" calcext:value-type="float">
            <text:p>8,2732</text:p>
          </table:table-cell>
          <table:table-cell table:style-name="ce54" table:formula="of:=[.D104]+1" office:value-type="float" office:value="438" calcext:value-type="float">
            <text:p>438</text:p>
          </table:table-cell>
          <table:table-cell table:style-name="ce67" office:value-type="float" office:value="436.856" calcext:value-type="float">
            <text:p>436,856</text:p>
          </table:table-cell>
          <table:table-cell table:style-name="ce70" office:value-type="float" office:value="7.7779" calcext:value-type="float">
            <text:p>7,7779</text:p>
          </table:table-cell>
          <table:table-cell table:style-name="ce54" table:formula="of:=[.G104]+1" office:value-type="float" office:value="486" calcext:value-type="float">
            <text:p>486</text:p>
          </table:table-cell>
          <table:table-cell table:style-name="ce67" office:value-type="float" office:value="484.856" calcext:value-type="float">
            <text:p>484,856</text:p>
          </table:table-cell>
          <table:table-cell table:style-name="ce70" office:value-type="float" office:value="7.2093" calcext:value-type="float">
            <text:p>7,2093</text:p>
          </table:table-cell>
          <table:table-cell table:style-name="ce54" table:formula="of:=[.J104]+1" office:value-type="float" office:value="534" calcext:value-type="float">
            <text:p>534</text:p>
          </table:table-cell>
          <table:table-cell table:style-name="ce67" office:value-type="float" office:value="532.856" calcext:value-type="float">
            <text:p>532,856</text:p>
          </table:table-cell>
          <table:table-cell table:style-name="ce70" office:value-type="float" office:value="7.008" calcext:value-type="float">
            <text:p>7,008</text:p>
          </table:table-cell>
          <table:table-cell table:number-columns-repeated="1012"/>
        </table:table-row>
        <table:table-row table:style-name="ro1">
          <table:table-cell table:style-name="ce54" table:formula="of:=[.A105]+1" office:value-type="float" office:value="391" calcext:value-type="float">
            <text:p>391</text:p>
          </table:table-cell>
          <table:table-cell table:style-name="ce67" office:value-type="float" office:value="389.857" calcext:value-type="float">
            <text:p>389,857</text:p>
          </table:table-cell>
          <table:table-cell table:style-name="ce70" office:value-type="float" office:value="8.1493" calcext:value-type="float">
            <text:p>8,1493</text:p>
          </table:table-cell>
          <table:table-cell table:style-name="ce54" table:formula="of:=[.D105]+1" office:value-type="float" office:value="439" calcext:value-type="float">
            <text:p>439</text:p>
          </table:table-cell>
          <table:table-cell table:style-name="ce67" office:value-type="float" office:value="437.856" calcext:value-type="float">
            <text:p>437,856</text:p>
          </table:table-cell>
          <table:table-cell table:style-name="ce70" office:value-type="float" office:value="7.8292" calcext:value-type="float">
            <text:p>7,8292</text:p>
          </table:table-cell>
          <table:table-cell table:style-name="ce54" table:formula="of:=[.G105]+1" office:value-type="float" office:value="487" calcext:value-type="float">
            <text:p>487</text:p>
          </table:table-cell>
          <table:table-cell table:style-name="ce67" office:value-type="float" office:value="485.856" calcext:value-type="float">
            <text:p>485,856</text:p>
          </table:table-cell>
          <table:table-cell table:style-name="ce70" office:value-type="float" office:value="7.1981" calcext:value-type="float">
            <text:p>7,1981</text:p>
          </table:table-cell>
          <table:table-cell table:style-name="ce54" table:formula="of:=[.J105]+1" office:value-type="float" office:value="535" calcext:value-type="float">
            <text:p>535</text:p>
          </table:table-cell>
          <table:table-cell table:style-name="ce67" office:value-type="float" office:value="533.856" calcext:value-type="float">
            <text:p>533,856</text:p>
          </table:table-cell>
          <table:table-cell table:style-name="ce70" office:value-type="float" office:value="6.9545" calcext:value-type="float">
            <text:p>6,9545</text:p>
          </table:table-cell>
          <table:table-cell table:number-columns-repeated="1012"/>
        </table:table-row>
        <table:table-row table:style-name="ro1">
          <table:table-cell table:style-name="ce54" table:formula="of:=[.A106]+1" office:value-type="float" office:value="392" calcext:value-type="float">
            <text:p>392</text:p>
          </table:table-cell>
          <table:table-cell table:style-name="ce67" office:value-type="float" office:value="390.856" calcext:value-type="float">
            <text:p>390,856</text:p>
          </table:table-cell>
          <table:table-cell table:style-name="ce70" office:value-type="float" office:value="8.0923" calcext:value-type="float">
            <text:p>8,0923</text:p>
          </table:table-cell>
          <table:table-cell table:style-name="ce54" table:formula="of:=[.D106]+1" office:value-type="float" office:value="440" calcext:value-type="float">
            <text:p>440</text:p>
          </table:table-cell>
          <table:table-cell table:style-name="ce67" office:value-type="float" office:value="438.856" calcext:value-type="float">
            <text:p>438,856</text:p>
          </table:table-cell>
          <table:table-cell table:style-name="ce70" office:value-type="float" office:value="7.8302" calcext:value-type="float">
            <text:p>7,8302</text:p>
          </table:table-cell>
          <table:table-cell table:style-name="ce54" table:formula="of:=[.G106]+1" office:value-type="float" office:value="488" calcext:value-type="float">
            <text:p>488</text:p>
          </table:table-cell>
          <table:table-cell table:style-name="ce67" office:value-type="float" office:value="486.856" calcext:value-type="float">
            <text:p>486,856</text:p>
          </table:table-cell>
          <table:table-cell table:style-name="ce70" office:value-type="float" office:value="7.1787" calcext:value-type="float">
            <text:p>7,1787</text:p>
          </table:table-cell>
          <table:table-cell table:style-name="ce54" table:formula="of:=[.J106]+1" office:value-type="float" office:value="536" calcext:value-type="float">
            <text:p>536</text:p>
          </table:table-cell>
          <table:table-cell table:style-name="ce67" office:value-type="float" office:value="534.856" calcext:value-type="float">
            <text:p>534,856</text:p>
          </table:table-cell>
          <table:table-cell table:style-name="ce70" office:value-type="float" office:value="6.9411" calcext:value-type="float">
            <text:p>6,9411</text:p>
          </table:table-cell>
          <table:table-cell table:number-columns-repeated="1012"/>
        </table:table-row>
        <table:table-row table:style-name="ro1">
          <table:table-cell table:style-name="ce54" table:formula="of:=[.A107]+1" office:value-type="float" office:value="393" calcext:value-type="float">
            <text:p>393</text:p>
          </table:table-cell>
          <table:table-cell table:style-name="ce67" office:value-type="float" office:value="391.856" calcext:value-type="float">
            <text:p>391,856</text:p>
          </table:table-cell>
          <table:table-cell table:style-name="ce70" office:value-type="float" office:value="8.0856" calcext:value-type="float">
            <text:p>8,0856</text:p>
          </table:table-cell>
          <table:table-cell table:style-name="ce54" table:formula="of:=[.D107]+1" office:value-type="float" office:value="441" calcext:value-type="float">
            <text:p>441</text:p>
          </table:table-cell>
          <table:table-cell table:style-name="ce67" office:value-type="float" office:value="439.857" calcext:value-type="float">
            <text:p>439,857</text:p>
          </table:table-cell>
          <table:table-cell table:style-name="ce70" office:value-type="float" office:value="7.8146" calcext:value-type="float">
            <text:p>7,8146</text:p>
          </table:table-cell>
          <table:table-cell table:style-name="ce54" table:formula="of:=[.G107]+1" office:value-type="float" office:value="489" calcext:value-type="float">
            <text:p>489</text:p>
          </table:table-cell>
          <table:table-cell table:style-name="ce67" office:value-type="float" office:value="487.856" calcext:value-type="float">
            <text:p>487,856</text:p>
          </table:table-cell>
          <table:table-cell table:style-name="ce70" office:value-type="float" office:value="7.2999" calcext:value-type="float">
            <text:p>7,2999</text:p>
          </table:table-cell>
          <table:table-cell table:style-name="ce54" table:formula="of:=[.J107]+1" office:value-type="float" office:value="537" calcext:value-type="float">
            <text:p>537</text:p>
          </table:table-cell>
          <table:table-cell table:style-name="ce67" office:value-type="float" office:value="535.856" calcext:value-type="float">
            <text:p>535,856</text:p>
          </table:table-cell>
          <table:table-cell table:style-name="ce70" office:value-type="float" office:value="6.9347" calcext:value-type="float">
            <text:p>6,9347</text:p>
          </table:table-cell>
          <table:table-cell table:number-columns-repeated="1012"/>
        </table:table-row>
        <table:table-row table:style-name="ro1">
          <table:table-cell table:style-name="ce54" table:formula="of:=[.A108]+1" office:value-type="float" office:value="394" calcext:value-type="float">
            <text:p>394</text:p>
          </table:table-cell>
          <table:table-cell table:style-name="ce67" office:value-type="float" office:value="392.857" calcext:value-type="float">
            <text:p>392,857</text:p>
          </table:table-cell>
          <table:table-cell table:style-name="ce70" office:value-type="float" office:value="8.121" calcext:value-type="float">
            <text:p>8,121</text:p>
          </table:table-cell>
          <table:table-cell table:style-name="ce54" table:formula="of:=[.D108]+1" office:value-type="float" office:value="442" calcext:value-type="float">
            <text:p>442</text:p>
          </table:table-cell>
          <table:table-cell table:style-name="ce67" office:value-type="float" office:value="440.856" calcext:value-type="float">
            <text:p>440,856</text:p>
          </table:table-cell>
          <table:table-cell table:style-name="ce70" office:value-type="float" office:value="7.7736" calcext:value-type="float">
            <text:p>7,7736</text:p>
          </table:table-cell>
          <table:table-cell table:style-name="ce54" table:formula="of:=[.G108]+1" office:value-type="float" office:value="490" calcext:value-type="float">
            <text:p>490</text:p>
          </table:table-cell>
          <table:table-cell table:style-name="ce67" office:value-type="float" office:value="488.856" calcext:value-type="float">
            <text:p>488,856</text:p>
          </table:table-cell>
          <table:table-cell table:style-name="ce70" office:value-type="float" office:value="7.3459" calcext:value-type="float">
            <text:p>7,3459</text:p>
          </table:table-cell>
          <table:table-cell table:style-name="ce54" table:formula="of:=[.J108]+1" office:value-type="float" office:value="538" calcext:value-type="float">
            <text:p>538</text:p>
          </table:table-cell>
          <table:table-cell table:style-name="ce67" office:value-type="float" office:value="536.856" calcext:value-type="float">
            <text:p>536,856</text:p>
          </table:table-cell>
          <table:table-cell table:style-name="ce70" office:value-type="float" office:value="7.024" calcext:value-type="float">
            <text:p>7,024</text:p>
          </table:table-cell>
          <table:table-cell table:number-columns-repeated="1012"/>
        </table:table-row>
        <table:table-row table:style-name="ro1">
          <table:table-cell table:style-name="ce54" table:formula="of:=[.A109]+1" office:value-type="float" office:value="395" calcext:value-type="float">
            <text:p>395</text:p>
          </table:table-cell>
          <table:table-cell table:style-name="ce67" office:value-type="float" office:value="393.856" calcext:value-type="float">
            <text:p>393,856</text:p>
          </table:table-cell>
          <table:table-cell table:style-name="ce70" office:value-type="float" office:value="8.1619" calcext:value-type="float">
            <text:p>8,1619</text:p>
          </table:table-cell>
          <table:table-cell table:style-name="ce54" table:formula="of:=[.D109]+1" office:value-type="float" office:value="443" calcext:value-type="float">
            <text:p>443</text:p>
          </table:table-cell>
          <table:table-cell table:style-name="ce67" office:value-type="float" office:value="441.856" calcext:value-type="float">
            <text:p>441,856</text:p>
          </table:table-cell>
          <table:table-cell table:style-name="ce70" office:value-type="float" office:value="7.7651" calcext:value-type="float">
            <text:p>7,7651</text:p>
          </table:table-cell>
          <table:table-cell table:style-name="ce54" table:formula="of:=[.G109]+1" office:value-type="float" office:value="491" calcext:value-type="float">
            <text:p>491</text:p>
          </table:table-cell>
          <table:table-cell table:style-name="ce67" office:value-type="float" office:value="489.856" calcext:value-type="float">
            <text:p>489,856</text:p>
          </table:table-cell>
          <table:table-cell table:style-name="ce70" office:value-type="float" office:value="7.3734" calcext:value-type="float">
            <text:p>7,3734</text:p>
          </table:table-cell>
          <table:table-cell table:style-name="ce54" table:formula="of:=[.J109]+1" office:value-type="float" office:value="539" calcext:value-type="float">
            <text:p>539</text:p>
          </table:table-cell>
          <table:table-cell table:style-name="ce67" office:value-type="float" office:value="537.856" calcext:value-type="float">
            <text:p>537,856</text:p>
          </table:table-cell>
          <table:table-cell table:style-name="ce70" office:value-type="float" office:value="7.023" calcext:value-type="float">
            <text:p>7,023</text:p>
          </table:table-cell>
          <table:table-cell table:number-columns-repeated="1012"/>
        </table:table-row>
        <table:table-row table:style-name="ro1">
          <table:table-cell table:style-name="ce54" table:formula="of:=[.A110]+1" office:value-type="float" office:value="396" calcext:value-type="float">
            <text:p>396</text:p>
          </table:table-cell>
          <table:table-cell table:style-name="ce67" office:value-type="float" office:value="394.856" calcext:value-type="float">
            <text:p>394,856</text:p>
          </table:table-cell>
          <table:table-cell table:style-name="ce70" office:value-type="float" office:value="8.2158" calcext:value-type="float">
            <text:p>8,2158</text:p>
          </table:table-cell>
          <table:table-cell table:style-name="ce54" table:formula="of:=[.D110]+1" office:value-type="float" office:value="444" calcext:value-type="float">
            <text:p>444</text:p>
          </table:table-cell>
          <table:table-cell table:style-name="ce67" office:value-type="float" office:value="442.856" calcext:value-type="float">
            <text:p>442,856</text:p>
          </table:table-cell>
          <table:table-cell table:style-name="ce70" office:value-type="float" office:value="7.7892" calcext:value-type="float">
            <text:p>7,7892</text:p>
          </table:table-cell>
          <table:table-cell table:style-name="ce54" table:formula="of:=[.G110]+1" office:value-type="float" office:value="492" calcext:value-type="float">
            <text:p>492</text:p>
          </table:table-cell>
          <table:table-cell table:style-name="ce67" office:value-type="float" office:value="490.856" calcext:value-type="float">
            <text:p>490,856</text:p>
          </table:table-cell>
          <table:table-cell table:style-name="ce70" office:value-type="float" office:value="7.3655" calcext:value-type="float">
            <text:p>7,3655</text:p>
          </table:table-cell>
          <table:table-cell table:style-name="ce54" table:formula="of:=[.J110]+1" office:value-type="float" office:value="540" calcext:value-type="float">
            <text:p>540</text:p>
          </table:table-cell>
          <table:table-cell table:style-name="ce67" office:value-type="float" office:value="538.856" calcext:value-type="float">
            <text:p>538,856</text:p>
          </table:table-cell>
          <table:table-cell table:style-name="ce70" office:value-type="float" office:value="7.0265" calcext:value-type="float">
            <text:p>7,0265</text:p>
          </table:table-cell>
          <table:table-cell table:number-columns-repeated="1012"/>
        </table:table-row>
        <table:table-row table:style-name="ro1">
          <table:table-cell table:style-name="ce54" table:formula="of:=[.A111]+1" office:value-type="float" office:value="397" calcext:value-type="float">
            <text:p>397</text:p>
          </table:table-cell>
          <table:table-cell table:style-name="ce67" office:value-type="float" office:value="395.856" calcext:value-type="float">
            <text:p>395,856</text:p>
          </table:table-cell>
          <table:table-cell table:style-name="ce70" office:value-type="float" office:value="8.1606" calcext:value-type="float">
            <text:p>8,1606</text:p>
          </table:table-cell>
          <table:table-cell table:style-name="ce54" table:formula="of:=[.D111]+1" office:value-type="float" office:value="445" calcext:value-type="float">
            <text:p>445</text:p>
          </table:table-cell>
          <table:table-cell table:style-name="ce67" office:value-type="float" office:value="443.858" calcext:value-type="float">
            <text:p>443,858</text:p>
          </table:table-cell>
          <table:table-cell table:style-name="ce70" office:value-type="float" office:value="7.8242" calcext:value-type="float">
            <text:p>7,8242</text:p>
          </table:table-cell>
          <table:table-cell table:style-name="ce54" table:formula="of:=[.G111]+1" office:value-type="float" office:value="493" calcext:value-type="float">
            <text:p>493</text:p>
          </table:table-cell>
          <table:table-cell table:style-name="ce67" office:value-type="float" office:value="491.857" calcext:value-type="float">
            <text:p>491,857</text:p>
          </table:table-cell>
          <table:table-cell table:style-name="ce70" office:value-type="float" office:value="7.3392" calcext:value-type="float">
            <text:p>7,3392</text:p>
          </table:table-cell>
          <table:table-cell table:style-name="ce54" table:formula="of:=[.J111]+1" office:value-type="float" office:value="541" calcext:value-type="float">
            <text:p>541</text:p>
          </table:table-cell>
          <table:table-cell table:style-name="ce67" office:value-type="float" office:value="539.856" calcext:value-type="float">
            <text:p>539,856</text:p>
          </table:table-cell>
          <table:table-cell table:style-name="ce70" office:value-type="float" office:value="6.997" calcext:value-type="float">
            <text:p>6,997</text:p>
          </table:table-cell>
          <table:table-cell table:number-columns-repeated="1012"/>
        </table:table-row>
        <table:table-row table:style-name="ro1">
          <table:table-cell table:style-name="ce54" table:formula="of:=[.A112]+1" office:value-type="float" office:value="398" calcext:value-type="float">
            <text:p>398</text:p>
          </table:table-cell>
          <table:table-cell table:style-name="ce67" office:value-type="float" office:value="396.857" calcext:value-type="float">
            <text:p>396,857</text:p>
          </table:table-cell>
          <table:table-cell table:style-name="ce70" office:value-type="float" office:value="8.1371" calcext:value-type="float">
            <text:p>8,1371</text:p>
          </table:table-cell>
          <table:table-cell table:style-name="ce54" table:formula="of:=[.D112]+1" office:value-type="float" office:value="446" calcext:value-type="float">
            <text:p>446</text:p>
          </table:table-cell>
          <table:table-cell table:style-name="ce67" office:value-type="float" office:value="444.856" calcext:value-type="float">
            <text:p>444,856</text:p>
          </table:table-cell>
          <table:table-cell table:style-name="ce70" office:value-type="float" office:value="7.8374" calcext:value-type="float">
            <text:p>7,8374</text:p>
          </table:table-cell>
          <table:table-cell table:style-name="ce54" table:formula="of:=[.G112]+1" office:value-type="float" office:value="494" calcext:value-type="float">
            <text:p>494</text:p>
          </table:table-cell>
          <table:table-cell table:style-name="ce67" office:value-type="float" office:value="492.856" calcext:value-type="float">
            <text:p>492,856</text:p>
          </table:table-cell>
          <table:table-cell table:style-name="ce70" office:value-type="float" office:value="7.3321" calcext:value-type="float">
            <text:p>7,3321</text:p>
          </table:table-cell>
          <table:table-cell table:style-name="ce54" table:formula="of:=[.J112]+1" office:value-type="float" office:value="542" calcext:value-type="float">
            <text:p>542</text:p>
          </table:table-cell>
          <table:table-cell table:style-name="ce67" office:value-type="float" office:value="540.856" calcext:value-type="float">
            <text:p>540,856</text:p>
          </table:table-cell>
          <table:table-cell table:style-name="ce70" office:value-type="float" office:value="6.9864" calcext:value-type="float">
            <text:p>6,9864</text:p>
          </table:table-cell>
          <table:table-cell table:number-columns-repeated="1012"/>
        </table:table-row>
        <table:table-row table:style-name="ro1">
          <table:table-cell table:style-name="ce54" table:formula="of:=[.A113]+1" office:value-type="float" office:value="399" calcext:value-type="float">
            <text:p>399</text:p>
          </table:table-cell>
          <table:table-cell table:style-name="ce67" office:value-type="float" office:value="397.856" calcext:value-type="float">
            <text:p>397,856</text:p>
          </table:table-cell>
          <table:table-cell table:style-name="ce70" office:value-type="float" office:value="8.0778" calcext:value-type="float">
            <text:p>8,0778</text:p>
          </table:table-cell>
          <table:table-cell table:style-name="ce54" table:formula="of:=[.D113]+1" office:value-type="float" office:value="447" calcext:value-type="float">
            <text:p>447</text:p>
          </table:table-cell>
          <table:table-cell table:style-name="ce67" office:value-type="float" office:value="445.856" calcext:value-type="float">
            <text:p>445,856</text:p>
          </table:table-cell>
          <table:table-cell table:style-name="ce70" office:value-type="float" office:value="7.8178" calcext:value-type="float">
            <text:p>7,8178</text:p>
          </table:table-cell>
          <table:table-cell table:style-name="ce54" table:formula="of:=[.G113]+1" office:value-type="float" office:value="495" calcext:value-type="float">
            <text:p>495</text:p>
          </table:table-cell>
          <table:table-cell table:style-name="ce67" office:value-type="float" office:value="493.856" calcext:value-type="float">
            <text:p>493,856</text:p>
          </table:table-cell>
          <table:table-cell table:style-name="ce70" office:value-type="float" office:value="7.3113" calcext:value-type="float">
            <text:p>7,3113</text:p>
          </table:table-cell>
          <table:table-cell table:style-name="ce54" table:formula="of:=[.J113]+1" office:value-type="float" office:value="543" calcext:value-type="float">
            <text:p>543</text:p>
          </table:table-cell>
          <table:table-cell table:style-name="ce67" office:value-type="float" office:value="541.856" calcext:value-type="float">
            <text:p>541,856</text:p>
          </table:table-cell>
          <table:table-cell table:style-name="ce70" office:value-type="float" office:value="6.9393" calcext:value-type="float">
            <text:p>6,9393</text:p>
          </table:table-cell>
          <table:table-cell table:number-columns-repeated="1012"/>
        </table:table-row>
        <table:table-row table:style-name="ro1">
          <table:table-cell table:style-name="ce54" table:formula="of:=[.A114]+1" office:value-type="float" office:value="400" calcext:value-type="float">
            <text:p>400</text:p>
          </table:table-cell>
          <table:table-cell table:style-name="ce67" office:value-type="float" office:value="398.856" calcext:value-type="float">
            <text:p>398,856</text:p>
          </table:table-cell>
          <table:table-cell table:style-name="ce70" office:value-type="float" office:value="8.0465" calcext:value-type="float">
            <text:p>8,0465</text:p>
          </table:table-cell>
          <table:table-cell table:style-name="ce54" table:formula="of:=[.D114]+1" office:value-type="float" office:value="448" calcext:value-type="float">
            <text:p>448</text:p>
          </table:table-cell>
          <table:table-cell table:style-name="ce67" office:value-type="float" office:value="446.856" calcext:value-type="float">
            <text:p>446,856</text:p>
          </table:table-cell>
          <table:table-cell table:style-name="ce70" office:value-type="float" office:value="7.8248" calcext:value-type="float">
            <text:p>7,8248</text:p>
          </table:table-cell>
          <table:table-cell table:style-name="ce54" table:formula="of:=[.G114]+1" office:value-type="float" office:value="496" calcext:value-type="float">
            <text:p>496</text:p>
          </table:table-cell>
          <table:table-cell table:style-name="ce67" office:value-type="float" office:value="494.856" calcext:value-type="float">
            <text:p>494,856</text:p>
          </table:table-cell>
          <table:table-cell table:style-name="ce70" office:value-type="float" office:value="7.3246" calcext:value-type="float">
            <text:p>7,3246</text:p>
          </table:table-cell>
          <table:table-cell table:style-name="ce54" table:formula="of:=[.J114]+1" office:value-type="float" office:value="544" calcext:value-type="float">
            <text:p>544</text:p>
          </table:table-cell>
          <table:table-cell table:style-name="ce67" office:value-type="float" office:value="542.856" calcext:value-type="float">
            <text:p>542,856</text:p>
          </table:table-cell>
          <table:table-cell table:style-name="ce70" office:value-type="float" office:value="6.8778" calcext:value-type="float">
            <text:p>6,8778</text:p>
          </table:table-cell>
          <table:table-cell table:number-columns-repeated="1012"/>
        </table:table-row>
        <table:table-row table:style-name="ro1">
          <table:table-cell table:style-name="ce54" table:formula="of:=[.A115]+1" office:value-type="float" office:value="401" calcext:value-type="float">
            <text:p>401</text:p>
          </table:table-cell>
          <table:table-cell table:style-name="ce67" office:value-type="float" office:value="399.856" calcext:value-type="float">
            <text:p>399,856</text:p>
          </table:table-cell>
          <table:table-cell table:style-name="ce70" office:value-type="float" office:value="8.0615" calcext:value-type="float">
            <text:p>8,0615</text:p>
          </table:table-cell>
          <table:table-cell table:style-name="ce54" table:formula="of:=[.D115]+1" office:value-type="float" office:value="449" calcext:value-type="float">
            <text:p>449</text:p>
          </table:table-cell>
          <table:table-cell table:style-name="ce67" office:value-type="float" office:value="447.856" calcext:value-type="float">
            <text:p>447,856</text:p>
          </table:table-cell>
          <table:table-cell table:style-name="ce70" office:value-type="float" office:value="7.8293" calcext:value-type="float">
            <text:p>7,8293</text:p>
          </table:table-cell>
          <table:table-cell table:style-name="ce54" table:formula="of:=[.G115]+1" office:value-type="float" office:value="497" calcext:value-type="float">
            <text:p>497</text:p>
          </table:table-cell>
          <table:table-cell table:style-name="ce67" office:value-type="float" office:value="495.856" calcext:value-type="float">
            <text:p>495,856</text:p>
          </table:table-cell>
          <table:table-cell table:style-name="ce70" office:value-type="float" office:value="7.2691" calcext:value-type="float">
            <text:p>7,2691</text:p>
          </table:table-cell>
          <table:table-cell table:style-name="ce55" table:formula="of:=[.J115]+1" office:value-type="float" office:value="545" calcext:value-type="float">
            <text:p>545</text:p>
          </table:table-cell>
          <table:table-cell table:style-name="ce68" office:value-type="float" office:value="543.856" calcext:value-type="float">
            <text:p>543,856</text:p>
          </table:table-cell>
          <table:table-cell table:style-name="ce71" office:value-type="float" office:value="6.8446" calcext:value-type="float">
            <text:p>6,8446</text:p>
          </table:table-cell>
          <table:table-cell table:number-columns-repeated="1012"/>
        </table:table-row>
        <table:table-row table:style-name="ro1">
          <table:table-cell table:style-name="ce54" table:formula="of:=[.A116]+1" office:value-type="float" office:value="402" calcext:value-type="float">
            <text:p>402</text:p>
          </table:table-cell>
          <table:table-cell table:style-name="ce67" office:value-type="float" office:value="400.857" calcext:value-type="float">
            <text:p>400,857</text:p>
          </table:table-cell>
          <table:table-cell table:style-name="ce70" office:value-type="float" office:value="8.0755" calcext:value-type="float">
            <text:p>8,0755</text:p>
          </table:table-cell>
          <table:table-cell table:style-name="ce54" table:formula="of:=[.D116]+1" office:value-type="float" office:value="450" calcext:value-type="float">
            <text:p>450</text:p>
          </table:table-cell>
          <table:table-cell table:style-name="ce67" office:value-type="float" office:value="448.856" calcext:value-type="float">
            <text:p>448,856</text:p>
          </table:table-cell>
          <table:table-cell table:style-name="ce70" office:value-type="float" office:value="7.8186" calcext:value-type="float">
            <text:p>7,8186</text:p>
          </table:table-cell>
          <table:table-cell table:style-name="ce54" table:formula="of:=[.G116]+1" office:value-type="float" office:value="498" calcext:value-type="float">
            <text:p>498</text:p>
          </table:table-cell>
          <table:table-cell table:style-name="ce67" office:value-type="float" office:value="496.856" calcext:value-type="float">
            <text:p>496,856</text:p>
          </table:table-cell>
          <table:table-cell table:style-name="ce70" office:value-type="float" office:value="7.2929" calcext:value-type="float">
            <text:p>7,292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17]+1" office:value-type="float" office:value="403" calcext:value-type="float">
            <text:p>403</text:p>
          </table:table-cell>
          <table:table-cell table:style-name="ce67" office:value-type="float" office:value="401.856" calcext:value-type="float">
            <text:p>401,856</text:p>
          </table:table-cell>
          <table:table-cell table:style-name="ce70" office:value-type="float" office:value="8.0702" calcext:value-type="float">
            <text:p>8,0702</text:p>
          </table:table-cell>
          <table:table-cell table:style-name="ce54" table:formula="of:=[.D117]+1" office:value-type="float" office:value="451" calcext:value-type="float">
            <text:p>451</text:p>
          </table:table-cell>
          <table:table-cell table:style-name="ce67" office:value-type="float" office:value="449.856" calcext:value-type="float">
            <text:p>449,856</text:p>
          </table:table-cell>
          <table:table-cell table:style-name="ce70" office:value-type="float" office:value="7.7945" calcext:value-type="float">
            <text:p>7,7945</text:p>
          </table:table-cell>
          <table:table-cell table:style-name="ce54" table:formula="of:=[.G117]+1" office:value-type="float" office:value="499" calcext:value-type="float">
            <text:p>499</text:p>
          </table:table-cell>
          <table:table-cell table:style-name="ce67" office:value-type="float" office:value="497.856" calcext:value-type="float">
            <text:p>497,856</text:p>
          </table:table-cell>
          <table:table-cell table:style-name="ce70" office:value-type="float" office:value="7.242" calcext:value-type="float">
            <text:p>7,2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18]+1" office:value-type="float" office:value="404" calcext:value-type="float">
            <text:p>404</text:p>
          </table:table-cell>
          <table:table-cell table:style-name="ce67" office:value-type="float" office:value="402.857" calcext:value-type="float">
            <text:p>402,857</text:p>
          </table:table-cell>
          <table:table-cell table:style-name="ce70" office:value-type="float" office:value="8.109" calcext:value-type="float">
            <text:p>8,109</text:p>
          </table:table-cell>
          <table:table-cell table:style-name="ce54" table:formula="of:=[.D118]+1" office:value-type="float" office:value="452" calcext:value-type="float">
            <text:p>452</text:p>
          </table:table-cell>
          <table:table-cell table:style-name="ce67" office:value-type="float" office:value="450.857" calcext:value-type="float">
            <text:p>450,857</text:p>
          </table:table-cell>
          <table:table-cell table:style-name="ce70" office:value-type="float" office:value="7.7629" calcext:value-type="float">
            <text:p>7,7629</text:p>
          </table:table-cell>
          <table:table-cell table:style-name="ce54" table:formula="of:=[.G118]+1" office:value-type="float" office:value="500" calcext:value-type="float">
            <text:p>500</text:p>
          </table:table-cell>
          <table:table-cell table:style-name="ce67" office:value-type="float" office:value="498.856" calcext:value-type="float">
            <text:p>498,856</text:p>
          </table:table-cell>
          <table:table-cell table:style-name="ce70" office:value-type="float" office:value="7.2329" calcext:value-type="float">
            <text:p>7,232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19]+1" office:value-type="float" office:value="405" calcext:value-type="float">
            <text:p>405</text:p>
          </table:table-cell>
          <table:table-cell table:style-name="ce67" office:value-type="float" office:value="403.856" calcext:value-type="float">
            <text:p>403,856</text:p>
          </table:table-cell>
          <table:table-cell table:style-name="ce70" office:value-type="float" office:value="8.1033" calcext:value-type="float">
            <text:p>8,1033</text:p>
          </table:table-cell>
          <table:table-cell table:style-name="ce54" table:formula="of:=[.D119]+1" office:value-type="float" office:value="453" calcext:value-type="float">
            <text:p>453</text:p>
          </table:table-cell>
          <table:table-cell table:style-name="ce67" office:value-type="float" office:value="451.856" calcext:value-type="float">
            <text:p>451,856</text:p>
          </table:table-cell>
          <table:table-cell table:style-name="ce70" office:value-type="float" office:value="7.7316" calcext:value-type="float">
            <text:p>7,7316</text:p>
          </table:table-cell>
          <table:table-cell table:style-name="ce54" table:formula="of:=[.G119]+1" office:value-type="float" office:value="501" calcext:value-type="float">
            <text:p>501</text:p>
          </table:table-cell>
          <table:table-cell table:style-name="ce67" office:value-type="float" office:value="499.856" calcext:value-type="float">
            <text:p>499,856</text:p>
          </table:table-cell>
          <table:table-cell table:style-name="ce70" office:value-type="float" office:value="7.2334" calcext:value-type="float">
            <text:p>7,23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20]+1" office:value-type="float" office:value="406" calcext:value-type="float">
            <text:p>406</text:p>
          </table:table-cell>
          <table:table-cell table:style-name="ce67" office:value-type="float" office:value="404.856" calcext:value-type="float">
            <text:p>404,856</text:p>
          </table:table-cell>
          <table:table-cell table:style-name="ce70" office:value-type="float" office:value="8.1369" calcext:value-type="float">
            <text:p>8,1369</text:p>
          </table:table-cell>
          <table:table-cell table:style-name="ce54" table:formula="of:=[.D120]+1" office:value-type="float" office:value="454" calcext:value-type="float">
            <text:p>454</text:p>
          </table:table-cell>
          <table:table-cell table:style-name="ce67" office:value-type="float" office:value="452.856" calcext:value-type="float">
            <text:p>452,856</text:p>
          </table:table-cell>
          <table:table-cell table:style-name="ce70" office:value-type="float" office:value="7.7216" calcext:value-type="float">
            <text:p>7,7216</text:p>
          </table:table-cell>
          <table:table-cell table:style-name="ce54" table:formula="of:=[.G120]+1" office:value-type="float" office:value="502" calcext:value-type="float">
            <text:p>502</text:p>
          </table:table-cell>
          <table:table-cell table:style-name="ce67" office:value-type="float" office:value="500.856" calcext:value-type="float">
            <text:p>500,856</text:p>
          </table:table-cell>
          <table:table-cell table:style-name="ce70" office:value-type="float" office:value="7.2763" calcext:value-type="float">
            <text:p>7,276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21]+1" office:value-type="float" office:value="407" calcext:value-type="float">
            <text:p>407</text:p>
          </table:table-cell>
          <table:table-cell table:style-name="ce67" office:value-type="float" office:value="405.856" calcext:value-type="float">
            <text:p>405,856</text:p>
          </table:table-cell>
          <table:table-cell table:style-name="ce70" office:value-type="float" office:value="8.1664" calcext:value-type="float">
            <text:p>8,1664</text:p>
          </table:table-cell>
          <table:table-cell table:style-name="ce54" table:formula="of:=[.D121]+1" office:value-type="float" office:value="455" calcext:value-type="float">
            <text:p>455</text:p>
          </table:table-cell>
          <table:table-cell table:style-name="ce67" office:value-type="float" office:value="453.857" calcext:value-type="float">
            <text:p>453,857</text:p>
          </table:table-cell>
          <table:table-cell table:style-name="ce70" office:value-type="float" office:value="7.724" calcext:value-type="float">
            <text:p>7,724</text:p>
          </table:table-cell>
          <table:table-cell table:style-name="ce54" table:formula="of:=[.G121]+1" office:value-type="float" office:value="503" calcext:value-type="float">
            <text:p>503</text:p>
          </table:table-cell>
          <table:table-cell table:style-name="ce67" office:value-type="float" office:value="501.856" calcext:value-type="float">
            <text:p>501,856</text:p>
          </table:table-cell>
          <table:table-cell table:style-name="ce70" office:value-type="float" office:value="7.2661" calcext:value-type="float">
            <text:p>7,26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22]+1" office:value-type="float" office:value="408" calcext:value-type="float">
            <text:p>408</text:p>
          </table:table-cell>
          <table:table-cell table:style-name="ce67" office:value-type="float" office:value="406.856" calcext:value-type="float">
            <text:p>406,856</text:p>
          </table:table-cell>
          <table:table-cell table:style-name="ce70" office:value-type="float" office:value="8.1432" calcext:value-type="float">
            <text:p>8,1432</text:p>
          </table:table-cell>
          <table:table-cell table:style-name="ce54" table:formula="of:=[.D122]+1" office:value-type="float" office:value="456" calcext:value-type="float">
            <text:p>456</text:p>
          </table:table-cell>
          <table:table-cell table:style-name="ce67" office:value-type="float" office:value="454.856" calcext:value-type="float">
            <text:p>454,856</text:p>
          </table:table-cell>
          <table:table-cell table:style-name="ce70" office:value-type="float" office:value="7.6658" calcext:value-type="float">
            <text:p>7,6658</text:p>
          </table:table-cell>
          <table:table-cell table:style-name="ce54" table:formula="of:=[.G122]+1" office:value-type="float" office:value="504" calcext:value-type="float">
            <text:p>504</text:p>
          </table:table-cell>
          <table:table-cell table:style-name="ce67" office:value-type="float" office:value="502.856" calcext:value-type="float">
            <text:p>502,856</text:p>
          </table:table-cell>
          <table:table-cell table:style-name="ce70" office:value-type="float" office:value="7.2483" calcext:value-type="float">
            <text:p>7,248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23]+1" office:value-type="float" office:value="409" calcext:value-type="float">
            <text:p>409</text:p>
          </table:table-cell>
          <table:table-cell table:style-name="ce67" office:value-type="float" office:value="407.857" calcext:value-type="float">
            <text:p>407,857</text:p>
          </table:table-cell>
          <table:table-cell table:style-name="ce70" office:value-type="float" office:value="8.1626" calcext:value-type="float">
            <text:p>8,1626</text:p>
          </table:table-cell>
          <table:table-cell table:style-name="ce54" table:formula="of:=[.D123]+1" office:value-type="float" office:value="457" calcext:value-type="float">
            <text:p>457</text:p>
          </table:table-cell>
          <table:table-cell table:style-name="ce67" office:value-type="float" office:value="455.856" calcext:value-type="float">
            <text:p>455,856</text:p>
          </table:table-cell>
          <table:table-cell table:style-name="ce70" office:value-type="float" office:value="7.6964" calcext:value-type="float">
            <text:p>7,6964</text:p>
          </table:table-cell>
          <table:table-cell table:style-name="ce54" table:formula="of:=[.G123]+1" office:value-type="float" office:value="505" calcext:value-type="float">
            <text:p>505</text:p>
          </table:table-cell>
          <table:table-cell table:style-name="ce67" office:value-type="float" office:value="503.857" calcext:value-type="float">
            <text:p>503,857</text:p>
          </table:table-cell>
          <table:table-cell table:style-name="ce70" office:value-type="float" office:value="7.2067" calcext:value-type="float">
            <text:p>7,20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24]+1" office:value-type="float" office:value="410" calcext:value-type="float">
            <text:p>410</text:p>
          </table:table-cell>
          <table:table-cell table:style-name="ce67" office:value-type="float" office:value="408.856" calcext:value-type="float">
            <text:p>408,856</text:p>
          </table:table-cell>
          <table:table-cell table:style-name="ce70" office:value-type="float" office:value="8.1788" calcext:value-type="float">
            <text:p>8,1788</text:p>
          </table:table-cell>
          <table:table-cell table:style-name="ce54" table:formula="of:=[.D124]+1" office:value-type="float" office:value="458" calcext:value-type="float">
            <text:p>458</text:p>
          </table:table-cell>
          <table:table-cell table:style-name="ce67" office:value-type="float" office:value="456.857" calcext:value-type="float">
            <text:p>456,857</text:p>
          </table:table-cell>
          <table:table-cell table:style-name="ce70" office:value-type="float" office:value="7.6968" calcext:value-type="float">
            <text:p>7,6968</text:p>
          </table:table-cell>
          <table:table-cell table:style-name="ce54" table:formula="of:=[.G124]+1" office:value-type="float" office:value="506" calcext:value-type="float">
            <text:p>506</text:p>
          </table:table-cell>
          <table:table-cell table:style-name="ce67" office:value-type="float" office:value="504.856" calcext:value-type="float">
            <text:p>504,856</text:p>
          </table:table-cell>
          <table:table-cell table:style-name="ce70" office:value-type="float" office:value="7.2317" calcext:value-type="float">
            <text:p>7,23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25]+1" office:value-type="float" office:value="411" calcext:value-type="float">
            <text:p>411</text:p>
          </table:table-cell>
          <table:table-cell table:style-name="ce67" office:value-type="float" office:value="409.856" calcext:value-type="float">
            <text:p>409,856</text:p>
          </table:table-cell>
          <table:table-cell table:style-name="ce70" office:value-type="float" office:value="8.1409" calcext:value-type="float">
            <text:p>8,1409</text:p>
          </table:table-cell>
          <table:table-cell table:style-name="ce54" table:formula="of:=[.D125]+1" office:value-type="float" office:value="459" calcext:value-type="float">
            <text:p>459</text:p>
          </table:table-cell>
          <table:table-cell table:style-name="ce67" office:value-type="float" office:value="457.856" calcext:value-type="float">
            <text:p>457,856</text:p>
          </table:table-cell>
          <table:table-cell table:style-name="ce70" office:value-type="float" office:value="7.6385" calcext:value-type="float">
            <text:p>7,6385</text:p>
          </table:table-cell>
          <table:table-cell table:style-name="ce54" table:formula="of:=[.G125]+1" office:value-type="float" office:value="507" calcext:value-type="float">
            <text:p>507</text:p>
          </table:table-cell>
          <table:table-cell table:style-name="ce67" office:value-type="float" office:value="505.856" calcext:value-type="float">
            <text:p>505,856</text:p>
          </table:table-cell>
          <table:table-cell table:style-name="ce70" office:value-type="float" office:value="7.3145" calcext:value-type="float">
            <text:p>7,31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26]+1" office:value-type="float" office:value="412" calcext:value-type="float">
            <text:p>412</text:p>
          </table:table-cell>
          <table:table-cell table:style-name="ce67" office:value-type="float" office:value="410.856" calcext:value-type="float">
            <text:p>410,856</text:p>
          </table:table-cell>
          <table:table-cell table:style-name="ce70" office:value-type="float" office:value="8.0805" calcext:value-type="float">
            <text:p>8,0805</text:p>
          </table:table-cell>
          <table:table-cell table:style-name="ce54" table:formula="of:=[.D126]+1" office:value-type="float" office:value="460" calcext:value-type="float">
            <text:p>460</text:p>
          </table:table-cell>
          <table:table-cell table:style-name="ce67" office:value-type="float" office:value="458.856" calcext:value-type="float">
            <text:p>458,856</text:p>
          </table:table-cell>
          <table:table-cell table:style-name="ce70" office:value-type="float" office:value="7.5809" calcext:value-type="float">
            <text:p>7,5809</text:p>
          </table:table-cell>
          <table:table-cell table:style-name="ce54" table:formula="of:=[.G126]+1" office:value-type="float" office:value="508" calcext:value-type="float">
            <text:p>508</text:p>
          </table:table-cell>
          <table:table-cell table:style-name="ce67" office:value-type="float" office:value="506.856" calcext:value-type="float">
            <text:p>506,856</text:p>
          </table:table-cell>
          <table:table-cell table:style-name="ce70" office:value-type="float" office:value="7.3445" calcext:value-type="float">
            <text:p>7,34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27]+1" office:value-type="float" office:value="413" calcext:value-type="float">
            <text:p>413</text:p>
          </table:table-cell>
          <table:table-cell table:style-name="ce67" office:value-type="float" office:value="411.856" calcext:value-type="float">
            <text:p>411,856</text:p>
          </table:table-cell>
          <table:table-cell table:style-name="ce70" office:value-type="float" office:value="8.0456" calcext:value-type="float">
            <text:p>8,0456</text:p>
          </table:table-cell>
          <table:table-cell table:style-name="ce54" table:formula="of:=[.D127]+1" office:value-type="float" office:value="461" calcext:value-type="float">
            <text:p>461</text:p>
          </table:table-cell>
          <table:table-cell table:style-name="ce67" office:value-type="float" office:value="459.857" calcext:value-type="float">
            <text:p>459,857</text:p>
          </table:table-cell>
          <table:table-cell table:style-name="ce70" office:value-type="float" office:value="7.5774" calcext:value-type="float">
            <text:p>7,5774</text:p>
          </table:table-cell>
          <table:table-cell table:style-name="ce54" table:formula="of:=[.G127]+1" office:value-type="float" office:value="509" calcext:value-type="float">
            <text:p>509</text:p>
          </table:table-cell>
          <table:table-cell table:style-name="ce67" office:value-type="float" office:value="507.856" calcext:value-type="float">
            <text:p>507,856</text:p>
          </table:table-cell>
          <table:table-cell table:style-name="ce70" office:value-type="float" office:value="7.3425" calcext:value-type="float">
            <text:p>7,342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28]+1" office:value-type="float" office:value="414" calcext:value-type="float">
            <text:p>414</text:p>
          </table:table-cell>
          <table:table-cell table:style-name="ce67" office:value-type="float" office:value="412.857" calcext:value-type="float">
            <text:p>412,857</text:p>
          </table:table-cell>
          <table:table-cell table:style-name="ce70" office:value-type="float" office:value="8.0413" calcext:value-type="float">
            <text:p>8,0413</text:p>
          </table:table-cell>
          <table:table-cell table:style-name="ce54" table:formula="of:=[.D128]+1" office:value-type="float" office:value="462" calcext:value-type="float">
            <text:p>462</text:p>
          </table:table-cell>
          <table:table-cell table:style-name="ce67" office:value-type="float" office:value="460.856" calcext:value-type="float">
            <text:p>460,856</text:p>
          </table:table-cell>
          <table:table-cell table:style-name="ce70" office:value-type="float" office:value="7.5212" calcext:value-type="float">
            <text:p>7,5212</text:p>
          </table:table-cell>
          <table:table-cell table:style-name="ce54" table:formula="of:=[.G128]+1" office:value-type="float" office:value="510" calcext:value-type="float">
            <text:p>510</text:p>
          </table:table-cell>
          <table:table-cell table:style-name="ce67" office:value-type="float" office:value="508.856" calcext:value-type="float">
            <text:p>508,856</text:p>
          </table:table-cell>
          <table:table-cell table:style-name="ce70" office:value-type="float" office:value="7.3257" calcext:value-type="float">
            <text:p>7,32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29]+1" office:value-type="float" office:value="415" calcext:value-type="float">
            <text:p>415</text:p>
          </table:table-cell>
          <table:table-cell table:style-name="ce67" office:value-type="float" office:value="413.856" calcext:value-type="float">
            <text:p>413,856</text:p>
          </table:table-cell>
          <table:table-cell table:style-name="ce70" office:value-type="float" office:value="8.0033" calcext:value-type="float">
            <text:p>8,0033</text:p>
          </table:table-cell>
          <table:table-cell table:style-name="ce54" table:formula="of:=[.D129]+1" office:value-type="float" office:value="463" calcext:value-type="float">
            <text:p>463</text:p>
          </table:table-cell>
          <table:table-cell table:style-name="ce67" office:value-type="float" office:value="461.856" calcext:value-type="float">
            <text:p>461,856</text:p>
          </table:table-cell>
          <table:table-cell table:style-name="ce70" office:value-type="float" office:value="7.5344" calcext:value-type="float">
            <text:p>7,5344</text:p>
          </table:table-cell>
          <table:table-cell table:style-name="ce54" table:formula="of:=[.G129]+1" office:value-type="float" office:value="511" calcext:value-type="float">
            <text:p>511</text:p>
          </table:table-cell>
          <table:table-cell table:style-name="ce67" office:value-type="float" office:value="509.856" calcext:value-type="float">
            <text:p>509,856</text:p>
          </table:table-cell>
          <table:table-cell table:style-name="ce70" office:value-type="float" office:value="7.2053" calcext:value-type="float">
            <text:p>7,205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30]+1" office:value-type="float" office:value="416" calcext:value-type="float">
            <text:p>416</text:p>
          </table:table-cell>
          <table:table-cell table:style-name="ce67" office:value-type="float" office:value="414.857" calcext:value-type="float">
            <text:p>414,857</text:p>
          </table:table-cell>
          <table:table-cell table:style-name="ce70" office:value-type="float" office:value="7.9991" calcext:value-type="float">
            <text:p>7,9991</text:p>
          </table:table-cell>
          <table:table-cell table:style-name="ce54" table:formula="of:=[.D130]+1" office:value-type="float" office:value="464" calcext:value-type="float">
            <text:p>464</text:p>
          </table:table-cell>
          <table:table-cell table:style-name="ce67" office:value-type="float" office:value="462.856" calcext:value-type="float">
            <text:p>462,856</text:p>
          </table:table-cell>
          <table:table-cell table:style-name="ce70" office:value-type="float" office:value="7.5458" calcext:value-type="float">
            <text:p>7,5458</text:p>
          </table:table-cell>
          <table:table-cell table:style-name="ce54" table:formula="of:=[.G130]+1" office:value-type="float" office:value="512" calcext:value-type="float">
            <text:p>512</text:p>
          </table:table-cell>
          <table:table-cell table:style-name="ce67" office:value-type="float" office:value="510.857" calcext:value-type="float">
            <text:p>510,857</text:p>
          </table:table-cell>
          <table:table-cell table:style-name="ce70" office:value-type="float" office:value="7.1587" calcext:value-type="float">
            <text:p>7,158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31]+1" office:value-type="float" office:value="417" calcext:value-type="float">
            <text:p>417</text:p>
          </table:table-cell>
          <table:table-cell table:style-name="ce67" office:value-type="float" office:value="415.856" calcext:value-type="float">
            <text:p>415,856</text:p>
          </table:table-cell>
          <table:table-cell table:style-name="ce70" office:value-type="float" office:value="8.006" calcext:value-type="float">
            <text:p>8,006</text:p>
          </table:table-cell>
          <table:table-cell table:style-name="ce54" table:formula="of:=[.D131]+1" office:value-type="float" office:value="465" calcext:value-type="float">
            <text:p>465</text:p>
          </table:table-cell>
          <table:table-cell table:style-name="ce67" office:value-type="float" office:value="463.857" calcext:value-type="float">
            <text:p>463,857</text:p>
          </table:table-cell>
          <table:table-cell table:style-name="ce70" office:value-type="float" office:value="7.5305" calcext:value-type="float">
            <text:p>7,5305</text:p>
          </table:table-cell>
          <table:table-cell table:style-name="ce54" table:formula="of:=[.G131]+1" office:value-type="float" office:value="513" calcext:value-type="float">
            <text:p>513</text:p>
          </table:table-cell>
          <table:table-cell table:style-name="ce67" office:value-type="float" office:value="511.856" calcext:value-type="float">
            <text:p>511,856</text:p>
          </table:table-cell>
          <table:table-cell table:style-name="ce70" office:value-type="float" office:value="7.1071" calcext:value-type="float">
            <text:p>7,107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32]+1" office:value-type="float" office:value="418" calcext:value-type="float">
            <text:p>418</text:p>
          </table:table-cell>
          <table:table-cell table:style-name="ce67" office:value-type="float" office:value="416.857" calcext:value-type="float">
            <text:p>416,857</text:p>
          </table:table-cell>
          <table:table-cell table:style-name="ce70" office:value-type="float" office:value="8.0197" calcext:value-type="float">
            <text:p>8,0197</text:p>
          </table:table-cell>
          <table:table-cell table:style-name="ce54" table:formula="of:=[.D132]+1" office:value-type="float" office:value="466" calcext:value-type="float">
            <text:p>466</text:p>
          </table:table-cell>
          <table:table-cell table:style-name="ce67" office:value-type="float" office:value="464.856" calcext:value-type="float">
            <text:p>464,856</text:p>
          </table:table-cell>
          <table:table-cell table:style-name="ce70" office:value-type="float" office:value="7.4849" calcext:value-type="float">
            <text:p>7,4849</text:p>
          </table:table-cell>
          <table:table-cell table:style-name="ce54" table:formula="of:=[.G132]+1" office:value-type="float" office:value="514" calcext:value-type="float">
            <text:p>514</text:p>
          </table:table-cell>
          <table:table-cell table:style-name="ce67" office:value-type="float" office:value="512.857" calcext:value-type="float">
            <text:p>512,857</text:p>
          </table:table-cell>
          <table:table-cell table:style-name="ce70" office:value-type="float" office:value="7.0694" calcext:value-type="float">
            <text:p>7,069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33]+1" office:value-type="float" office:value="419" calcext:value-type="float">
            <text:p>419</text:p>
          </table:table-cell>
          <table:table-cell table:style-name="ce67" office:value-type="float" office:value="417.856" calcext:value-type="float">
            <text:p>417,856</text:p>
          </table:table-cell>
          <table:table-cell table:style-name="ce70" office:value-type="float" office:value="8.0076" calcext:value-type="float">
            <text:p>8,0076</text:p>
          </table:table-cell>
          <table:table-cell table:style-name="ce54" table:formula="of:=[.D133]+1" office:value-type="float" office:value="467" calcext:value-type="float">
            <text:p>467</text:p>
          </table:table-cell>
          <table:table-cell table:style-name="ce67" office:value-type="float" office:value="465.857" calcext:value-type="float">
            <text:p>465,857</text:p>
          </table:table-cell>
          <table:table-cell table:style-name="ce70" office:value-type="float" office:value="7.5227" calcext:value-type="float">
            <text:p>7,5227</text:p>
          </table:table-cell>
          <table:table-cell table:style-name="ce54" table:formula="of:=[.G133]+1" office:value-type="float" office:value="515" calcext:value-type="float">
            <text:p>515</text:p>
          </table:table-cell>
          <table:table-cell table:style-name="ce67" office:value-type="float" office:value="513.856" calcext:value-type="float">
            <text:p>513,856</text:p>
          </table:table-cell>
          <table:table-cell table:style-name="ce70" office:value-type="float" office:value="7.0417" calcext:value-type="float">
            <text:p>7,04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34]+1" office:value-type="float" office:value="420" calcext:value-type="float">
            <text:p>420</text:p>
          </table:table-cell>
          <table:table-cell table:style-name="ce67" office:value-type="float" office:value="418.856" calcext:value-type="float">
            <text:p>418,856</text:p>
          </table:table-cell>
          <table:table-cell table:style-name="ce70" office:value-type="float" office:value="8.0084" calcext:value-type="float">
            <text:p>8,0084</text:p>
          </table:table-cell>
          <table:table-cell table:style-name="ce54" table:formula="of:=[.D134]+1" office:value-type="float" office:value="468" calcext:value-type="float">
            <text:p>468</text:p>
          </table:table-cell>
          <table:table-cell table:style-name="ce67" office:value-type="float" office:value="466.856" calcext:value-type="float">
            <text:p>466,856</text:p>
          </table:table-cell>
          <table:table-cell table:style-name="ce70" office:value-type="float" office:value="7.5196" calcext:value-type="float">
            <text:p>7,5196</text:p>
          </table:table-cell>
          <table:table-cell table:style-name="ce54" table:formula="of:=[.G134]+1" office:value-type="float" office:value="516" calcext:value-type="float">
            <text:p>516</text:p>
          </table:table-cell>
          <table:table-cell table:style-name="ce67" office:value-type="float" office:value="514.856" calcext:value-type="float">
            <text:p>514,856</text:p>
          </table:table-cell>
          <table:table-cell table:style-name="ce70" office:value-type="float" office:value="7.0454" calcext:value-type="float">
            <text:p>7,04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35]+1" office:value-type="float" office:value="421" calcext:value-type="float">
            <text:p>421</text:p>
          </table:table-cell>
          <table:table-cell table:style-name="ce67" office:value-type="float" office:value="419.856" calcext:value-type="float">
            <text:p>419,856</text:p>
          </table:table-cell>
          <table:table-cell table:style-name="ce70" office:value-type="float" office:value="7.976" calcext:value-type="float">
            <text:p>7,976</text:p>
          </table:table-cell>
          <table:table-cell table:style-name="ce54" table:formula="of:=[.D135]+1" office:value-type="float" office:value="469" calcext:value-type="float">
            <text:p>469</text:p>
          </table:table-cell>
          <table:table-cell table:style-name="ce67" office:value-type="float" office:value="467.856" calcext:value-type="float">
            <text:p>467,856</text:p>
          </table:table-cell>
          <table:table-cell table:style-name="ce70" office:value-type="float" office:value="7.4984" calcext:value-type="float">
            <text:p>7,4984</text:p>
          </table:table-cell>
          <table:table-cell table:style-name="ce54" table:formula="of:=[.G135]+1" office:value-type="float" office:value="517" calcext:value-type="float">
            <text:p>517</text:p>
          </table:table-cell>
          <table:table-cell table:style-name="ce67" office:value-type="float" office:value="515.856" calcext:value-type="float">
            <text:p>515,856</text:p>
          </table:table-cell>
          <table:table-cell table:style-name="ce70" office:value-type="float" office:value="7.0719" calcext:value-type="float">
            <text:p>7,071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36]+1" office:value-type="float" office:value="422" calcext:value-type="float">
            <text:p>422</text:p>
          </table:table-cell>
          <table:table-cell table:style-name="ce67" office:value-type="float" office:value="420.856" calcext:value-type="float">
            <text:p>420,856</text:p>
          </table:table-cell>
          <table:table-cell table:style-name="ce70" office:value-type="float" office:value="7.9851" calcext:value-type="float">
            <text:p>7,9851</text:p>
          </table:table-cell>
          <table:table-cell table:style-name="ce54" table:formula="of:=[.D136]+1" office:value-type="float" office:value="470" calcext:value-type="float">
            <text:p>470</text:p>
          </table:table-cell>
          <table:table-cell table:style-name="ce67" office:value-type="float" office:value="468.856" calcext:value-type="float">
            <text:p>468,856</text:p>
          </table:table-cell>
          <table:table-cell table:style-name="ce70" office:value-type="float" office:value="7.4966" calcext:value-type="float">
            <text:p>7,4966</text:p>
          </table:table-cell>
          <table:table-cell table:style-name="ce54" table:formula="of:=[.G136]+1" office:value-type="float" office:value="518" calcext:value-type="float">
            <text:p>518</text:p>
          </table:table-cell>
          <table:table-cell table:style-name="ce67" office:value-type="float" office:value="516.857" calcext:value-type="float">
            <text:p>516,857</text:p>
          </table:table-cell>
          <table:table-cell table:style-name="ce70" office:value-type="float" office:value="7.0824" calcext:value-type="float">
            <text:p>7,08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37]+1" office:value-type="float" office:value="423" calcext:value-type="float">
            <text:p>423</text:p>
          </table:table-cell>
          <table:table-cell table:style-name="ce67" office:value-type="float" office:value="421.856" calcext:value-type="float">
            <text:p>421,856</text:p>
          </table:table-cell>
          <table:table-cell table:style-name="ce70" office:value-type="float" office:value="7.9471" calcext:value-type="float">
            <text:p>7,9471</text:p>
          </table:table-cell>
          <table:table-cell table:style-name="ce54" table:formula="of:=[.D137]+1" office:value-type="float" office:value="471" calcext:value-type="float">
            <text:p>471</text:p>
          </table:table-cell>
          <table:table-cell table:style-name="ce67" office:value-type="float" office:value="469.857" calcext:value-type="float">
            <text:p>469,857</text:p>
          </table:table-cell>
          <table:table-cell table:style-name="ce70" office:value-type="float" office:value="7.4899" calcext:value-type="float">
            <text:p>7,4899</text:p>
          </table:table-cell>
          <table:table-cell table:style-name="ce54" table:formula="of:=[.G137]+1" office:value-type="float" office:value="519" calcext:value-type="float">
            <text:p>519</text:p>
          </table:table-cell>
          <table:table-cell table:style-name="ce67" office:value-type="float" office:value="517.856" calcext:value-type="float">
            <text:p>517,856</text:p>
          </table:table-cell>
          <table:table-cell table:style-name="ce70" office:value-type="float" office:value="7.0627" calcext:value-type="float">
            <text:p>7,06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38]+1" office:value-type="float" office:value="424" calcext:value-type="float">
            <text:p>424</text:p>
          </table:table-cell>
          <table:table-cell table:style-name="ce67" office:value-type="float" office:value="422.857" calcext:value-type="float">
            <text:p>422,857</text:p>
          </table:table-cell>
          <table:table-cell table:style-name="ce70" office:value-type="float" office:value="7.9117" calcext:value-type="float">
            <text:p>7,9117</text:p>
          </table:table-cell>
          <table:table-cell table:style-name="ce54" table:formula="of:=[.D138]+1" office:value-type="float" office:value="472" calcext:value-type="float">
            <text:p>472</text:p>
          </table:table-cell>
          <table:table-cell table:style-name="ce67" office:value-type="float" office:value="470.856" calcext:value-type="float">
            <text:p>470,856</text:p>
          </table:table-cell>
          <table:table-cell table:style-name="ce70" office:value-type="float" office:value="7.5012" calcext:value-type="float">
            <text:p>7,5012</text:p>
          </table:table-cell>
          <table:table-cell table:style-name="ce54" table:formula="of:=[.G138]+1" office:value-type="float" office:value="520" calcext:value-type="float">
            <text:p>520</text:p>
          </table:table-cell>
          <table:table-cell table:style-name="ce67" office:value-type="float" office:value="518.856" calcext:value-type="float">
            <text:p>518,856</text:p>
          </table:table-cell>
          <table:table-cell table:style-name="ce70" office:value-type="float" office:value="7.0511" calcext:value-type="float">
            <text:p>7,051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39]+1" office:value-type="float" office:value="425" calcext:value-type="float">
            <text:p>425</text:p>
          </table:table-cell>
          <table:table-cell table:style-name="ce67" office:value-type="float" office:value="423.856" calcext:value-type="float">
            <text:p>423,856</text:p>
          </table:table-cell>
          <table:table-cell table:style-name="ce70" office:value-type="float" office:value="7.8999" calcext:value-type="float">
            <text:p>7,8999</text:p>
          </table:table-cell>
          <table:table-cell table:style-name="ce54" table:formula="of:=[.D139]+1" office:value-type="float" office:value="473" calcext:value-type="float">
            <text:p>473</text:p>
          </table:table-cell>
          <table:table-cell table:style-name="ce67" office:value-type="float" office:value="471.857" calcext:value-type="float">
            <text:p>471,857</text:p>
          </table:table-cell>
          <table:table-cell table:style-name="ce70" office:value-type="float" office:value="7.4615" calcext:value-type="float">
            <text:p>7,4615</text:p>
          </table:table-cell>
          <table:table-cell table:style-name="ce54" table:formula="of:=[.G139]+1" office:value-type="float" office:value="521" calcext:value-type="float">
            <text:p>521</text:p>
          </table:table-cell>
          <table:table-cell table:style-name="ce67" office:value-type="float" office:value="519.856" calcext:value-type="float">
            <text:p>519,856</text:p>
          </table:table-cell>
          <table:table-cell table:style-name="ce70" office:value-type="float" office:value="7.1002" calcext:value-type="float">
            <text:p>7,100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40]+1" office:value-type="float" office:value="426" calcext:value-type="float">
            <text:p>426</text:p>
          </table:table-cell>
          <table:table-cell table:style-name="ce67" office:value-type="float" office:value="424.856" calcext:value-type="float">
            <text:p>424,856</text:p>
          </table:table-cell>
          <table:table-cell table:style-name="ce70" office:value-type="float" office:value="7.872" calcext:value-type="float">
            <text:p>7,872</text:p>
          </table:table-cell>
          <table:table-cell table:style-name="ce54" table:formula="of:=[.D140]+1" office:value-type="float" office:value="474" calcext:value-type="float">
            <text:p>474</text:p>
          </table:table-cell>
          <table:table-cell table:style-name="ce67" office:value-type="float" office:value="472.856" calcext:value-type="float">
            <text:p>472,856</text:p>
          </table:table-cell>
          <table:table-cell table:style-name="ce70" office:value-type="float" office:value="7.4379" calcext:value-type="float">
            <text:p>7,4379</text:p>
          </table:table-cell>
          <table:table-cell table:style-name="ce54" table:formula="of:=[.G140]+1" office:value-type="float" office:value="522" calcext:value-type="float">
            <text:p>522</text:p>
          </table:table-cell>
          <table:table-cell table:style-name="ce67" office:value-type="float" office:value="520.857" calcext:value-type="float">
            <text:p>520,857</text:p>
          </table:table-cell>
          <table:table-cell table:style-name="ce70" office:value-type="float" office:value="7.1089" calcext:value-type="float">
            <text:p>7,10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41]+1" office:value-type="float" office:value="427" calcext:value-type="float">
            <text:p>427</text:p>
          </table:table-cell>
          <table:table-cell table:style-name="ce67" office:value-type="float" office:value="425.856" calcext:value-type="float">
            <text:p>425,856</text:p>
          </table:table-cell>
          <table:table-cell table:style-name="ce70" office:value-type="float" office:value="7.8974" calcext:value-type="float">
            <text:p>7,8974</text:p>
          </table:table-cell>
          <table:table-cell table:style-name="ce54" table:formula="of:=[.D141]+1" office:value-type="float" office:value="475" calcext:value-type="float">
            <text:p>475</text:p>
          </table:table-cell>
          <table:table-cell table:style-name="ce67" office:value-type="float" office:value="473.856" calcext:value-type="float">
            <text:p>473,856</text:p>
          </table:table-cell>
          <table:table-cell table:style-name="ce70" office:value-type="float" office:value="7.5205" calcext:value-type="float">
            <text:p>7,5205</text:p>
          </table:table-cell>
          <table:table-cell table:style-name="ce54" table:formula="of:=[.G141]+1" office:value-type="float" office:value="523" calcext:value-type="float">
            <text:p>523</text:p>
          </table:table-cell>
          <table:table-cell table:style-name="ce67" office:value-type="float" office:value="521.856" calcext:value-type="float">
            <text:p>521,856</text:p>
          </table:table-cell>
          <table:table-cell table:style-name="ce70" office:value-type="float" office:value="7.0946" calcext:value-type="float">
            <text:p>7,09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42]+1" office:value-type="float" office:value="428" calcext:value-type="float">
            <text:p>428</text:p>
          </table:table-cell>
          <table:table-cell table:style-name="ce67" office:value-type="float" office:value="426.857" calcext:value-type="float">
            <text:p>426,857</text:p>
          </table:table-cell>
          <table:table-cell table:style-name="ce70" office:value-type="float" office:value="7.8958" calcext:value-type="float">
            <text:p>7,8958</text:p>
          </table:table-cell>
          <table:table-cell table:style-name="ce54" table:formula="of:=[.D142]+1" office:value-type="float" office:value="476" calcext:value-type="float">
            <text:p>476</text:p>
          </table:table-cell>
          <table:table-cell table:style-name="ce67" office:value-type="float" office:value="474.856" calcext:value-type="float">
            <text:p>474,856</text:p>
          </table:table-cell>
          <table:table-cell table:style-name="ce70" office:value-type="float" office:value="7.5094" calcext:value-type="float">
            <text:p>7,5094</text:p>
          </table:table-cell>
          <table:table-cell table:style-name="ce54" table:formula="of:=[.G142]+1" office:value-type="float" office:value="524" calcext:value-type="float">
            <text:p>524</text:p>
          </table:table-cell>
          <table:table-cell table:style-name="ce67" office:value-type="float" office:value="522.857" calcext:value-type="float">
            <text:p>522,857</text:p>
          </table:table-cell>
          <table:table-cell table:style-name="ce70" office:value-type="float" office:value="7.0801" calcext:value-type="float">
            <text:p>7,080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43]+1" office:value-type="float" office:value="429" calcext:value-type="float">
            <text:p>429</text:p>
          </table:table-cell>
          <table:table-cell table:style-name="ce67" office:value-type="float" office:value="427.856" calcext:value-type="float">
            <text:p>427,856</text:p>
          </table:table-cell>
          <table:table-cell table:style-name="ce70" office:value-type="float" office:value="7.8558" calcext:value-type="float">
            <text:p>7,8558</text:p>
          </table:table-cell>
          <table:table-cell table:style-name="ce54" table:formula="of:=[.D143]+1" office:value-type="float" office:value="477" calcext:value-type="float">
            <text:p>477</text:p>
          </table:table-cell>
          <table:table-cell table:style-name="ce67" office:value-type="float" office:value="475.856" calcext:value-type="float">
            <text:p>475,856</text:p>
          </table:table-cell>
          <table:table-cell table:style-name="ce70" office:value-type="float" office:value="7.4774" calcext:value-type="float">
            <text:p>7,4774</text:p>
          </table:table-cell>
          <table:table-cell table:style-name="ce54" table:formula="of:=[.G143]+1" office:value-type="float" office:value="525" calcext:value-type="float">
            <text:p>525</text:p>
          </table:table-cell>
          <table:table-cell table:style-name="ce67" office:value-type="float" office:value="523.856" calcext:value-type="float">
            <text:p>523,856</text:p>
          </table:table-cell>
          <table:table-cell table:style-name="ce70" office:value-type="float" office:value="7.0925" calcext:value-type="float">
            <text:p>7,092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44]+1" office:value-type="float" office:value="430" calcext:value-type="float">
            <text:p>430</text:p>
          </table:table-cell>
          <table:table-cell table:style-name="ce67" office:value-type="float" office:value="428.856" calcext:value-type="float">
            <text:p>428,856</text:p>
          </table:table-cell>
          <table:table-cell table:style-name="ce70" office:value-type="float" office:value="7.8449" calcext:value-type="float">
            <text:p>7,8449</text:p>
          </table:table-cell>
          <table:table-cell table:style-name="ce54" table:formula="of:=[.D144]+1" office:value-type="float" office:value="478" calcext:value-type="float">
            <text:p>478</text:p>
          </table:table-cell>
          <table:table-cell table:style-name="ce67" office:value-type="float" office:value="476.857" calcext:value-type="float">
            <text:p>476,857</text:p>
          </table:table-cell>
          <table:table-cell table:style-name="ce70" office:value-type="float" office:value="7.49" calcext:value-type="float">
            <text:p>7,49</text:p>
          </table:table-cell>
          <table:table-cell table:style-name="ce54" table:formula="of:=[.G144]+1" office:value-type="float" office:value="526" calcext:value-type="float">
            <text:p>526</text:p>
          </table:table-cell>
          <table:table-cell table:style-name="ce67" office:value-type="float" office:value="524.856" calcext:value-type="float">
            <text:p>524,856</text:p>
          </table:table-cell>
          <table:table-cell table:style-name="ce70" office:value-type="float" office:value="7.1054" calcext:value-type="float">
            <text:p>7,10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4" table:formula="of:=[.A145]+1" office:value-type="float" office:value="431" calcext:value-type="float">
            <text:p>431</text:p>
          </table:table-cell>
          <table:table-cell table:style-name="ce67" office:value-type="float" office:value="429.857" calcext:value-type="float">
            <text:p>429,857</text:p>
          </table:table-cell>
          <table:table-cell table:style-name="ce70" office:value-type="float" office:value="7.8793" calcext:value-type="float">
            <text:p>7,8793</text:p>
          </table:table-cell>
          <table:table-cell table:style-name="ce54" table:formula="of:=[.D145]+1" office:value-type="float" office:value="479" calcext:value-type="float">
            <text:p>479</text:p>
          </table:table-cell>
          <table:table-cell table:style-name="ce67" office:value-type="float" office:value="477.856" calcext:value-type="float">
            <text:p>477,856</text:p>
          </table:table-cell>
          <table:table-cell table:style-name="ce70" office:value-type="float" office:value="7.4605" calcext:value-type="float">
            <text:p>7,4605</text:p>
          </table:table-cell>
          <table:table-cell table:style-name="ce54" table:formula="of:=[.G145]+1" office:value-type="float" office:value="527" calcext:value-type="float">
            <text:p>527</text:p>
          </table:table-cell>
          <table:table-cell table:style-name="ce67" office:value-type="float" office:value="525.856" calcext:value-type="float">
            <text:p>525,856</text:p>
          </table:table-cell>
          <table:table-cell table:style-name="ce70" office:value-type="float" office:value="7.0771" calcext:value-type="float">
            <text:p>7,077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5" table:formula="of:=[.A146]+1" office:value-type="float" office:value="432" calcext:value-type="float">
            <text:p>432</text:p>
          </table:table-cell>
          <table:table-cell table:style-name="ce68" office:value-type="float" office:value="430.856" calcext:value-type="float">
            <text:p>430,856</text:p>
          </table:table-cell>
          <table:table-cell table:style-name="ce71" office:value-type="float" office:value="7.9324" calcext:value-type="float">
            <text:p>7,9324</text:p>
          </table:table-cell>
          <table:table-cell table:style-name="ce55" table:formula="of:=[.D146]+1" office:value-type="float" office:value="480" calcext:value-type="float">
            <text:p>480</text:p>
          </table:table-cell>
          <table:table-cell table:style-name="ce68" office:value-type="float" office:value="478.856" calcext:value-type="float">
            <text:p>478,856</text:p>
          </table:table-cell>
          <table:table-cell table:style-name="ce71" office:value-type="float" office:value="7.455" calcext:value-type="float">
            <text:p>7,455</text:p>
          </table:table-cell>
          <table:table-cell table:style-name="ce55" table:formula="of:=[.G146]+1" office:value-type="float" office:value="528" calcext:value-type="float">
            <text:p>528</text:p>
          </table:table-cell>
          <table:table-cell table:style-name="ce68" office:value-type="float" office:value="526.856" calcext:value-type="float">
            <text:p>526,856</text:p>
          </table:table-cell>
          <table:table-cell table:style-name="ce71" office:value-type="float" office:value="7.0866" calcext:value-type="float">
            <text:p>7,0866</text:p>
          </table:table-cell>
          <table:table-cell table:style-name="Default" table:number-columns-repeated="3"/>
          <table:table-cell table:number-columns-repeated="1012"/>
        </table:table-row>
        <table:table-row table:style-name="ro1" table:number-rows-repeated="303">
          <table:table-cell table:style-name="Default" table:number-columns-repeated="9"/>
          <table:table-cell table:number-columns-repeated="1015"/>
        </table:table-row>
        <table:table-row table:style-name="ro1" table:number-rows-repeated="48">
          <table:table-cell table:style-name="Default" table:number-columns-repeated="6"/>
          <table:table-cell table:number-columns-repeated="1018"/>
        </table:table-row>
        <table:table-row table:style-name="ro1" table:number-rows-repeated="48">
          <table:table-cell table:style-name="Default" table:number-columns-repeated="3"/>
          <table:table-cell table:number-columns-repeated="1021"/>
        </table:table-row>
        <table:table-row table:style-name="ro1" table:number-rows-repeated="10480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 = 121,3" table:style-name="ta1">
        <table:table-column table:style-name="co4" table:default-cell-style-name="ce56"/>
        <table:table-column table:style-name="co5" table:number-columns-repeated="2" table:default-cell-style-name="ce56"/>
        <table:table-column table:style-name="co4" table:default-cell-style-name="ce56"/>
        <table:table-column table:style-name="co5" table:number-columns-repeated="2" table:default-cell-style-name="ce56"/>
        <table:table-column table:style-name="co4" table:default-cell-style-name="ce56"/>
        <table:table-column table:style-name="co5" table:number-columns-repeated="2" table:default-cell-style-name="ce56"/>
        <table:table-column table:style-name="co4" table:default-cell-style-name="ce56"/>
        <table:table-column table:style-name="co5" table:number-columns-repeated="2" table:default-cell-style-name="ce56"/>
        <table:table-column table:style-name="co3" table:number-columns-repeated="1012" table:default-cell-style-name="ce56"/>
        <table:table-row table:style-name="ro1"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70" office:value-type="float" office:value="13.3854" calcext:value-type="float">
            <text:p>13,3854</text:p>
          </table:table-cell>
          <table:table-cell table:style-name="ce54" table:formula="of:=[.A49]+1" office:value-type="float" office:value="49" calcext:value-type="float">
            <text:p>49</text:p>
          </table:table-cell>
          <table:table-cell table:style-name="ce67" office:value-type="float" office:value="47.913" calcext:value-type="float">
            <text:p>47,913</text:p>
          </table:table-cell>
          <table:table-cell table:style-name="ce70" office:value-type="float" office:value="12.8857" calcext:value-type="float">
            <text:p>12,8857</text:p>
          </table:table-cell>
          <table:table-cell table:style-name="ce54" table:formula="of:=[.D49]+1" office:value-type="float" office:value="97" calcext:value-type="float">
            <text:p>97</text:p>
          </table:table-cell>
          <table:table-cell table:style-name="ce67" office:value-type="float" office:value="95.913" calcext:value-type="float">
            <text:p>95,913</text:p>
          </table:table-cell>
          <table:table-cell table:style-name="ce70" office:value-type="float" office:value="12.337" calcext:value-type="float">
            <text:p>12,337</text:p>
          </table:table-cell>
          <table:table-cell table:style-name="ce54" table:formula="of:=[.G49]+1" office:value-type="float" office:value="145" calcext:value-type="float">
            <text:p>145</text:p>
          </table:table-cell>
          <table:table-cell table:style-name="ce67" office:value-type="float" office:value="143.913" calcext:value-type="float">
            <text:p>143,913</text:p>
          </table:table-cell>
          <table:table-cell table:style-name="ce70" office:value-type="float" office:value="11.7958" calcext:value-type="float">
            <text:p>11,7958</text:p>
          </table:table-cell>
          <table:table-cell table:number-columns-repeated="1012"/>
        </table:table-row>
        <table:table-row table:style-name="ro1">
          <table:table-cell table:style-name="ce54" table:formula="of:=[.A2]+1" office:value-type="float" office:value="2" calcext:value-type="float">
            <text:p>2</text:p>
          </table:table-cell>
          <table:table-cell table:style-name="ce67" office:value-type="float" office:value="0.965" calcext:value-type="float">
            <text:p>0,965</text:p>
          </table:table-cell>
          <table:table-cell table:style-name="ce70" office:value-type="float" office:value="13.3358" calcext:value-type="float">
            <text:p>13,3358</text:p>
          </table:table-cell>
          <table:table-cell table:style-name="ce54" table:formula="of:=[.D2]+1" office:value-type="float" office:value="50" calcext:value-type="float">
            <text:p>50</text:p>
          </table:table-cell>
          <table:table-cell table:style-name="ce67" office:value-type="float" office:value="48.913" calcext:value-type="float">
            <text:p>48,913</text:p>
          </table:table-cell>
          <table:table-cell table:style-name="ce70" office:value-type="float" office:value="12.801" calcext:value-type="float">
            <text:p>12,801</text:p>
          </table:table-cell>
          <table:table-cell table:style-name="ce54" table:formula="of:=[.G2]+1" office:value-type="float" office:value="98" calcext:value-type="float">
            <text:p>98</text:p>
          </table:table-cell>
          <table:table-cell table:style-name="ce67" office:value-type="float" office:value="96.913" calcext:value-type="float">
            <text:p>96,913</text:p>
          </table:table-cell>
          <table:table-cell table:style-name="ce70" office:value-type="float" office:value="12.3714" calcext:value-type="float">
            <text:p>12,3714</text:p>
          </table:table-cell>
          <table:table-cell table:style-name="ce54" table:formula="of:=[.J2]+1" office:value-type="float" office:value="146" calcext:value-type="float">
            <text:p>146</text:p>
          </table:table-cell>
          <table:table-cell table:style-name="ce67" office:value-type="float" office:value="144.913" calcext:value-type="float">
            <text:p>144,913</text:p>
          </table:table-cell>
          <table:table-cell table:style-name="ce70" office:value-type="float" office:value="11.8038" calcext:value-type="float">
            <text:p>11,8038</text:p>
          </table:table-cell>
          <table:table-cell table:number-columns-repeated="1012"/>
        </table:table-row>
        <table:table-row table:style-name="ro1">
          <table:table-cell table:style-name="ce54" table:formula="of:=[.A3]+1" office:value-type="float" office:value="3" calcext:value-type="float">
            <text:p>3</text:p>
          </table:table-cell>
          <table:table-cell table:style-name="ce67" office:value-type="float" office:value="1.931" calcext:value-type="float">
            <text:p>1,931</text:p>
          </table:table-cell>
          <table:table-cell table:style-name="ce70" office:value-type="float" office:value="13.2911" calcext:value-type="float">
            <text:p>13,2911</text:p>
          </table:table-cell>
          <table:table-cell table:style-name="ce54" table:formula="of:=[.D3]+1" office:value-type="float" office:value="51" calcext:value-type="float">
            <text:p>51</text:p>
          </table:table-cell>
          <table:table-cell table:style-name="ce67" office:value-type="float" office:value="49.914" calcext:value-type="float">
            <text:p>49,914</text:p>
          </table:table-cell>
          <table:table-cell table:style-name="ce70" office:value-type="float" office:value="12.7805" calcext:value-type="float">
            <text:p>12,7805</text:p>
          </table:table-cell>
          <table:table-cell table:style-name="ce54" table:formula="of:=[.G3]+1" office:value-type="float" office:value="99" calcext:value-type="float">
            <text:p>99</text:p>
          </table:table-cell>
          <table:table-cell table:style-name="ce67" office:value-type="float" office:value="97.914" calcext:value-type="float">
            <text:p>97,914</text:p>
          </table:table-cell>
          <table:table-cell table:style-name="ce70" office:value-type="float" office:value="12.34" calcext:value-type="float">
            <text:p>12,34</text:p>
          </table:table-cell>
          <table:table-cell table:style-name="ce54" table:formula="of:=[.J3]+1" office:value-type="float" office:value="147" calcext:value-type="float">
            <text:p>147</text:p>
          </table:table-cell>
          <table:table-cell table:style-name="ce67" office:value-type="float" office:value="145.914" calcext:value-type="float">
            <text:p>145,914</text:p>
          </table:table-cell>
          <table:table-cell table:style-name="ce70" office:value-type="float" office:value="11.7729" calcext:value-type="float">
            <text:p>11,7729</text:p>
          </table:table-cell>
          <table:table-cell table:number-columns-repeated="1012"/>
        </table:table-row>
        <table:table-row table:style-name="ro1">
          <table:table-cell table:style-name="ce54" table:formula="of:=[.A4]+1" office:value-type="float" office:value="4" calcext:value-type="float">
            <text:p>4</text:p>
          </table:table-cell>
          <table:table-cell table:style-name="ce67" office:value-type="float" office:value="2.913" calcext:value-type="float">
            <text:p>2,913</text:p>
          </table:table-cell>
          <table:table-cell table:style-name="ce70" office:value-type="float" office:value="13.2108" calcext:value-type="float">
            <text:p>13,2108</text:p>
          </table:table-cell>
          <table:table-cell table:style-name="ce54" table:formula="of:=[.D4]+1" office:value-type="float" office:value="52" calcext:value-type="float">
            <text:p>52</text:p>
          </table:table-cell>
          <table:table-cell table:style-name="ce67" office:value-type="float" office:value="50.913" calcext:value-type="float">
            <text:p>50,913</text:p>
          </table:table-cell>
          <table:table-cell table:style-name="ce70" office:value-type="float" office:value="12.7654" calcext:value-type="float">
            <text:p>12,7654</text:p>
          </table:table-cell>
          <table:table-cell table:style-name="ce54" table:formula="of:=[.G4]+1" office:value-type="float" office:value="100" calcext:value-type="float">
            <text:p>100</text:p>
          </table:table-cell>
          <table:table-cell table:style-name="ce67" office:value-type="float" office:value="98.913" calcext:value-type="float">
            <text:p>98,913</text:p>
          </table:table-cell>
          <table:table-cell table:style-name="ce70" office:value-type="float" office:value="12.2727" calcext:value-type="float">
            <text:p>12,2727</text:p>
          </table:table-cell>
          <table:table-cell table:style-name="ce54" table:formula="of:=[.J4]+1" office:value-type="float" office:value="148" calcext:value-type="float">
            <text:p>148</text:p>
          </table:table-cell>
          <table:table-cell table:style-name="ce67" office:value-type="float" office:value="146.913" calcext:value-type="float">
            <text:p>146,913</text:p>
          </table:table-cell>
          <table:table-cell table:style-name="ce70" office:value-type="float" office:value="11.74" calcext:value-type="float">
            <text:p>11,74</text:p>
          </table:table-cell>
          <table:table-cell table:number-columns-repeated="1012"/>
        </table:table-row>
        <table:table-row table:style-name="ro1">
          <table:table-cell table:style-name="ce54" table:formula="of:=[.A5]+1" office:value-type="float" office:value="5" calcext:value-type="float">
            <text:p>5</text:p>
          </table:table-cell>
          <table:table-cell table:style-name="ce67" office:value-type="float" office:value="3.913" calcext:value-type="float">
            <text:p>3,913</text:p>
          </table:table-cell>
          <table:table-cell table:style-name="ce70" office:value-type="float" office:value="13.2405" calcext:value-type="float">
            <text:p>13,2405</text:p>
          </table:table-cell>
          <table:table-cell table:style-name="ce54" table:formula="of:=[.D5]+1" office:value-type="float" office:value="53" calcext:value-type="float">
            <text:p>53</text:p>
          </table:table-cell>
          <table:table-cell table:style-name="ce67" office:value-type="float" office:value="51.917" calcext:value-type="float">
            <text:p>51,917</text:p>
          </table:table-cell>
          <table:table-cell table:style-name="ce70" office:value-type="float" office:value="12.7331" calcext:value-type="float">
            <text:p>12,7331</text:p>
          </table:table-cell>
          <table:table-cell table:style-name="ce54" table:formula="of:=[.G5]+1" office:value-type="float" office:value="101" calcext:value-type="float">
            <text:p>101</text:p>
          </table:table-cell>
          <table:table-cell table:style-name="ce67" office:value-type="float" office:value="99.913" calcext:value-type="float">
            <text:p>99,913</text:p>
          </table:table-cell>
          <table:table-cell table:style-name="ce70" office:value-type="float" office:value="12.2174" calcext:value-type="float">
            <text:p>12,2174</text:p>
          </table:table-cell>
          <table:table-cell table:style-name="ce54" table:formula="of:=[.J5]+1" office:value-type="float" office:value="149" calcext:value-type="float">
            <text:p>149</text:p>
          </table:table-cell>
          <table:table-cell table:style-name="ce67" office:value-type="float" office:value="147.913" calcext:value-type="float">
            <text:p>147,913</text:p>
          </table:table-cell>
          <table:table-cell table:style-name="ce70" office:value-type="float" office:value="11.7443" calcext:value-type="float">
            <text:p>11,7443</text:p>
          </table:table-cell>
          <table:table-cell table:number-columns-repeated="1012"/>
        </table:table-row>
        <table:table-row table:style-name="ro1">
          <table:table-cell table:style-name="ce54" table:formula="of:=[.A6]+1" office:value-type="float" office:value="6" calcext:value-type="float">
            <text:p>6</text:p>
          </table:table-cell>
          <table:table-cell table:style-name="ce67" office:value-type="float" office:value="4.913" calcext:value-type="float">
            <text:p>4,913</text:p>
          </table:table-cell>
          <table:table-cell table:style-name="ce70" office:value-type="float" office:value="13.2116" calcext:value-type="float">
            <text:p>13,2116</text:p>
          </table:table-cell>
          <table:table-cell table:style-name="ce54" table:formula="of:=[.D6]+1" office:value-type="float" office:value="54" calcext:value-type="float">
            <text:p>54</text:p>
          </table:table-cell>
          <table:table-cell table:style-name="ce67" office:value-type="float" office:value="52.913" calcext:value-type="float">
            <text:p>52,913</text:p>
          </table:table-cell>
          <table:table-cell table:style-name="ce70" office:value-type="float" office:value="12.7121" calcext:value-type="float">
            <text:p>12,7121</text:p>
          </table:table-cell>
          <table:table-cell table:style-name="ce54" table:formula="of:=[.G6]+1" office:value-type="float" office:value="102" calcext:value-type="float">
            <text:p>102</text:p>
          </table:table-cell>
          <table:table-cell table:style-name="ce67" office:value-type="float" office:value="100.913" calcext:value-type="float">
            <text:p>100,913</text:p>
          </table:table-cell>
          <table:table-cell table:style-name="ce70" office:value-type="float" office:value="12.2135" calcext:value-type="float">
            <text:p>12,2135</text:p>
          </table:table-cell>
          <table:table-cell table:style-name="ce54" table:formula="of:=[.J6]+1" office:value-type="float" office:value="150" calcext:value-type="float">
            <text:p>150</text:p>
          </table:table-cell>
          <table:table-cell table:style-name="ce67" office:value-type="float" office:value="148.913" calcext:value-type="float">
            <text:p>148,913</text:p>
          </table:table-cell>
          <table:table-cell table:style-name="ce70" office:value-type="float" office:value="11.7726" calcext:value-type="float">
            <text:p>11,7726</text:p>
          </table:table-cell>
          <table:table-cell table:number-columns-repeated="1012"/>
        </table:table-row>
        <table:table-row table:style-name="ro1">
          <table:table-cell table:style-name="ce54" table:formula="of:=[.A7]+1" office:value-type="float" office:value="7" calcext:value-type="float">
            <text:p>7</text:p>
          </table:table-cell>
          <table:table-cell table:style-name="ce67" office:value-type="float" office:value="5.913" calcext:value-type="float">
            <text:p>5,913</text:p>
          </table:table-cell>
          <table:table-cell table:style-name="ce70" office:value-type="float" office:value="13.2065" calcext:value-type="float">
            <text:p>13,2065</text:p>
          </table:table-cell>
          <table:table-cell table:style-name="ce54" table:formula="of:=[.D7]+1" office:value-type="float" office:value="55" calcext:value-type="float">
            <text:p>55</text:p>
          </table:table-cell>
          <table:table-cell table:style-name="ce67" office:value-type="float" office:value="53.913" calcext:value-type="float">
            <text:p>53,913</text:p>
          </table:table-cell>
          <table:table-cell table:style-name="ce70" office:value-type="float" office:value="12.6626" calcext:value-type="float">
            <text:p>12,6626</text:p>
          </table:table-cell>
          <table:table-cell table:style-name="ce54" table:formula="of:=[.G7]+1" office:value-type="float" office:value="103" calcext:value-type="float">
            <text:p>103</text:p>
          </table:table-cell>
          <table:table-cell table:style-name="ce67" office:value-type="float" office:value="101.913" calcext:value-type="float">
            <text:p>101,913</text:p>
          </table:table-cell>
          <table:table-cell table:style-name="ce70" office:value-type="float" office:value="12.1806" calcext:value-type="float">
            <text:p>12,1806</text:p>
          </table:table-cell>
          <table:table-cell table:style-name="ce54" table:formula="of:=[.J7]+1" office:value-type="float" office:value="151" calcext:value-type="float">
            <text:p>151</text:p>
          </table:table-cell>
          <table:table-cell table:style-name="ce67" office:value-type="float" office:value="149.913" calcext:value-type="float">
            <text:p>149,913</text:p>
          </table:table-cell>
          <table:table-cell table:style-name="ce70" office:value-type="float" office:value="11.8335" calcext:value-type="float">
            <text:p>11,8335</text:p>
          </table:table-cell>
          <table:table-cell table:number-columns-repeated="1012"/>
        </table:table-row>
        <table:table-row table:style-name="ro1">
          <table:table-cell table:style-name="ce54" table:formula="of:=[.A8]+1" office:value-type="float" office:value="8" calcext:value-type="float">
            <text:p>8</text:p>
          </table:table-cell>
          <table:table-cell table:style-name="ce67" office:value-type="float" office:value="6.913" calcext:value-type="float">
            <text:p>6,913</text:p>
          </table:table-cell>
          <table:table-cell table:style-name="ce70" office:value-type="float" office:value="13.1826" calcext:value-type="float">
            <text:p>13,1826</text:p>
          </table:table-cell>
          <table:table-cell table:style-name="ce54" table:formula="of:=[.D8]+1" office:value-type="float" office:value="56" calcext:value-type="float">
            <text:p>56</text:p>
          </table:table-cell>
          <table:table-cell table:style-name="ce67" office:value-type="float" office:value="54.913" calcext:value-type="float">
            <text:p>54,913</text:p>
          </table:table-cell>
          <table:table-cell table:style-name="ce70" office:value-type="float" office:value="12.7089" calcext:value-type="float">
            <text:p>12,7089</text:p>
          </table:table-cell>
          <table:table-cell table:style-name="ce54" table:formula="of:=[.G8]+1" office:value-type="float" office:value="104" calcext:value-type="float">
            <text:p>104</text:p>
          </table:table-cell>
          <table:table-cell table:style-name="ce67" office:value-type="float" office:value="102.913" calcext:value-type="float">
            <text:p>102,913</text:p>
          </table:table-cell>
          <table:table-cell table:style-name="ce70" office:value-type="float" office:value="12.1867" calcext:value-type="float">
            <text:p>12,1867</text:p>
          </table:table-cell>
          <table:table-cell table:style-name="ce54" table:formula="of:=[.J8]+1" office:value-type="float" office:value="152" calcext:value-type="float">
            <text:p>152</text:p>
          </table:table-cell>
          <table:table-cell table:style-name="ce67" office:value-type="float" office:value="150.913" calcext:value-type="float">
            <text:p>150,913</text:p>
          </table:table-cell>
          <table:table-cell table:style-name="ce70" office:value-type="float" office:value="11.8469" calcext:value-type="float">
            <text:p>11,8469</text:p>
          </table:table-cell>
          <table:table-cell table:number-columns-repeated="1012"/>
        </table:table-row>
        <table:table-row table:style-name="ro1">
          <table:table-cell table:style-name="ce54" table:formula="of:=[.A9]+1" office:value-type="float" office:value="9" calcext:value-type="float">
            <text:p>9</text:p>
          </table:table-cell>
          <table:table-cell table:style-name="ce67" office:value-type="float" office:value="7.913" calcext:value-type="float">
            <text:p>7,913</text:p>
          </table:table-cell>
          <table:table-cell table:style-name="ce70" office:value-type="float" office:value="13.1448" calcext:value-type="float">
            <text:p>13,1448</text:p>
          </table:table-cell>
          <table:table-cell table:style-name="ce54" table:formula="of:=[.D9]+1" office:value-type="float" office:value="57" calcext:value-type="float">
            <text:p>57</text:p>
          </table:table-cell>
          <table:table-cell table:style-name="ce67" office:value-type="float" office:value="55.913" calcext:value-type="float">
            <text:p>55,913</text:p>
          </table:table-cell>
          <table:table-cell table:style-name="ce70" office:value-type="float" office:value="12.7621" calcext:value-type="float">
            <text:p>12,7621</text:p>
          </table:table-cell>
          <table:table-cell table:style-name="ce54" table:formula="of:=[.G9]+1" office:value-type="float" office:value="105" calcext:value-type="float">
            <text:p>105</text:p>
          </table:table-cell>
          <table:table-cell table:style-name="ce67" office:value-type="float" office:value="103.913" calcext:value-type="float">
            <text:p>103,913</text:p>
          </table:table-cell>
          <table:table-cell table:style-name="ce70" office:value-type="float" office:value="12.1904" calcext:value-type="float">
            <text:p>12,1904</text:p>
          </table:table-cell>
          <table:table-cell table:style-name="ce54" table:formula="of:=[.J9]+1" office:value-type="float" office:value="153" calcext:value-type="float">
            <text:p>153</text:p>
          </table:table-cell>
          <table:table-cell table:style-name="ce67" office:value-type="float" office:value="151.913" calcext:value-type="float">
            <text:p>151,913</text:p>
          </table:table-cell>
          <table:table-cell table:style-name="ce70" office:value-type="float" office:value="11.8678" calcext:value-type="float">
            <text:p>11,8678</text:p>
          </table:table-cell>
          <table:table-cell table:number-columns-repeated="1012"/>
        </table:table-row>
        <table:table-row table:style-name="ro1">
          <table:table-cell table:style-name="ce54" table:formula="of:=[.A10]+1" office:value-type="float" office:value="10" calcext:value-type="float">
            <text:p>10</text:p>
          </table:table-cell>
          <table:table-cell table:style-name="ce67" office:value-type="float" office:value="8.913" calcext:value-type="float">
            <text:p>8,913</text:p>
          </table:table-cell>
          <table:table-cell table:style-name="ce70" office:value-type="float" office:value="13.1775" calcext:value-type="float">
            <text:p>13,1775</text:p>
          </table:table-cell>
          <table:table-cell table:style-name="ce54" table:formula="of:=[.D10]+1" office:value-type="float" office:value="58" calcext:value-type="float">
            <text:p>58</text:p>
          </table:table-cell>
          <table:table-cell table:style-name="ce67" office:value-type="float" office:value="56.913" calcext:value-type="float">
            <text:p>56,913</text:p>
          </table:table-cell>
          <table:table-cell table:style-name="ce70" office:value-type="float" office:value="12.7251" calcext:value-type="float">
            <text:p>12,7251</text:p>
          </table:table-cell>
          <table:table-cell table:style-name="ce54" table:formula="of:=[.G10]+1" office:value-type="float" office:value="106" calcext:value-type="float">
            <text:p>106</text:p>
          </table:table-cell>
          <table:table-cell table:style-name="ce67" office:value-type="float" office:value="104.913" calcext:value-type="float">
            <text:p>104,913</text:p>
          </table:table-cell>
          <table:table-cell table:style-name="ce70" office:value-type="float" office:value="12.1739" calcext:value-type="float">
            <text:p>12,1739</text:p>
          </table:table-cell>
          <table:table-cell table:style-name="ce54" table:formula="of:=[.J10]+1" office:value-type="float" office:value="154" calcext:value-type="float">
            <text:p>154</text:p>
          </table:table-cell>
          <table:table-cell table:style-name="ce67" office:value-type="float" office:value="152.913" calcext:value-type="float">
            <text:p>152,913</text:p>
          </table:table-cell>
          <table:table-cell table:style-name="ce70" office:value-type="float" office:value="11.7909" calcext:value-type="float">
            <text:p>11,7909</text:p>
          </table:table-cell>
          <table:table-cell table:number-columns-repeated="1012"/>
        </table:table-row>
        <table:table-row table:style-name="ro1">
          <table:table-cell table:style-name="ce54" table:formula="of:=[.A11]+1" office:value-type="float" office:value="11" calcext:value-type="float">
            <text:p>11</text:p>
          </table:table-cell>
          <table:table-cell table:style-name="ce67" office:value-type="float" office:value="9.913" calcext:value-type="float">
            <text:p>9,913</text:p>
          </table:table-cell>
          <table:table-cell table:style-name="ce70" office:value-type="float" office:value="13.1191" calcext:value-type="float">
            <text:p>13,1191</text:p>
          </table:table-cell>
          <table:table-cell table:style-name="ce54" table:formula="of:=[.D11]+1" office:value-type="float" office:value="59" calcext:value-type="float">
            <text:p>59</text:p>
          </table:table-cell>
          <table:table-cell table:style-name="ce67" office:value-type="float" office:value="57.913" calcext:value-type="float">
            <text:p>57,913</text:p>
          </table:table-cell>
          <table:table-cell table:style-name="ce70" office:value-type="float" office:value="12.6843" calcext:value-type="float">
            <text:p>12,6843</text:p>
          </table:table-cell>
          <table:table-cell table:style-name="ce54" table:formula="of:=[.G11]+1" office:value-type="float" office:value="107" calcext:value-type="float">
            <text:p>107</text:p>
          </table:table-cell>
          <table:table-cell table:style-name="ce67" office:value-type="float" office:value="105.913" calcext:value-type="float">
            <text:p>105,913</text:p>
          </table:table-cell>
          <table:table-cell table:style-name="ce70" office:value-type="float" office:value="12.2475" calcext:value-type="float">
            <text:p>12,2475</text:p>
          </table:table-cell>
          <table:table-cell table:style-name="ce54" table:formula="of:=[.J11]+1" office:value-type="float" office:value="155" calcext:value-type="float">
            <text:p>155</text:p>
          </table:table-cell>
          <table:table-cell table:style-name="ce67" office:value-type="float" office:value="153.913" calcext:value-type="float">
            <text:p>153,913</text:p>
          </table:table-cell>
          <table:table-cell table:style-name="ce70" office:value-type="float" office:value="11.7876" calcext:value-type="float">
            <text:p>11,7876</text:p>
          </table:table-cell>
          <table:table-cell table:number-columns-repeated="1012"/>
        </table:table-row>
        <table:table-row table:style-name="ro1">
          <table:table-cell table:style-name="ce54" table:formula="of:=[.A12]+1" office:value-type="float" office:value="12" calcext:value-type="float">
            <text:p>12</text:p>
          </table:table-cell>
          <table:table-cell table:style-name="ce67" office:value-type="float" office:value="10.913" calcext:value-type="float">
            <text:p>10,913</text:p>
          </table:table-cell>
          <table:table-cell table:style-name="ce70" office:value-type="float" office:value="13.1122" calcext:value-type="float">
            <text:p>13,1122</text:p>
          </table:table-cell>
          <table:table-cell table:style-name="ce54" table:formula="of:=[.D12]+1" office:value-type="float" office:value="60" calcext:value-type="float">
            <text:p>60</text:p>
          </table:table-cell>
          <table:table-cell table:style-name="ce67" office:value-type="float" office:value="58.914" calcext:value-type="float">
            <text:p>58,914</text:p>
          </table:table-cell>
          <table:table-cell table:style-name="ce70" office:value-type="float" office:value="12.6598" calcext:value-type="float">
            <text:p>12,6598</text:p>
          </table:table-cell>
          <table:table-cell table:style-name="ce54" table:formula="of:=[.G12]+1" office:value-type="float" office:value="108" calcext:value-type="float">
            <text:p>108</text:p>
          </table:table-cell>
          <table:table-cell table:style-name="ce67" office:value-type="float" office:value="106.913" calcext:value-type="float">
            <text:p>106,913</text:p>
          </table:table-cell>
          <table:table-cell table:style-name="ce70" office:value-type="float" office:value="12.1781" calcext:value-type="float">
            <text:p>12,1781</text:p>
          </table:table-cell>
          <table:table-cell table:style-name="ce54" table:formula="of:=[.J12]+1" office:value-type="float" office:value="156" calcext:value-type="float">
            <text:p>156</text:p>
          </table:table-cell>
          <table:table-cell table:style-name="ce67" office:value-type="float" office:value="154.913" calcext:value-type="float">
            <text:p>154,913</text:p>
          </table:table-cell>
          <table:table-cell table:style-name="ce70" office:value-type="float" office:value="11.7724" calcext:value-type="float">
            <text:p>11,7724</text:p>
          </table:table-cell>
          <table:table-cell table:number-columns-repeated="1012"/>
        </table:table-row>
        <table:table-row table:style-name="ro1">
          <table:table-cell table:style-name="ce54" table:formula="of:=[.A13]+1" office:value-type="float" office:value="13" calcext:value-type="float">
            <text:p>13</text:p>
          </table:table-cell>
          <table:table-cell table:style-name="ce67" office:value-type="float" office:value="11.914" calcext:value-type="float">
            <text:p>11,914</text:p>
          </table:table-cell>
          <table:table-cell table:style-name="ce70" office:value-type="float" office:value="13.1628" calcext:value-type="float">
            <text:p>13,1628</text:p>
          </table:table-cell>
          <table:table-cell table:style-name="ce54" table:formula="of:=[.D13]+1" office:value-type="float" office:value="61" calcext:value-type="float">
            <text:p>61</text:p>
          </table:table-cell>
          <table:table-cell table:style-name="ce67" office:value-type="float" office:value="59.913" calcext:value-type="float">
            <text:p>59,913</text:p>
          </table:table-cell>
          <table:table-cell table:style-name="ce70" office:value-type="float" office:value="12.6643" calcext:value-type="float">
            <text:p>12,6643</text:p>
          </table:table-cell>
          <table:table-cell table:style-name="ce54" table:formula="of:=[.G13]+1" office:value-type="float" office:value="109" calcext:value-type="float">
            <text:p>109</text:p>
          </table:table-cell>
          <table:table-cell table:style-name="ce67" office:value-type="float" office:value="107.914" calcext:value-type="float">
            <text:p>107,914</text:p>
          </table:table-cell>
          <table:table-cell table:style-name="ce70" office:value-type="float" office:value="12.1164" calcext:value-type="float">
            <text:p>12,1164</text:p>
          </table:table-cell>
          <table:table-cell table:style-name="ce54" table:formula="of:=[.J13]+1" office:value-type="float" office:value="157" calcext:value-type="float">
            <text:p>157</text:p>
          </table:table-cell>
          <table:table-cell table:style-name="ce67" office:value-type="float" office:value="155.913" calcext:value-type="float">
            <text:p>155,913</text:p>
          </table:table-cell>
          <table:table-cell table:style-name="ce70" office:value-type="float" office:value="11.7344" calcext:value-type="float">
            <text:p>11,7344</text:p>
          </table:table-cell>
          <table:table-cell table:number-columns-repeated="1012"/>
        </table:table-row>
        <table:table-row table:style-name="ro1">
          <table:table-cell table:style-name="ce54" table:formula="of:=[.A14]+1" office:value-type="float" office:value="14" calcext:value-type="float">
            <text:p>14</text:p>
          </table:table-cell>
          <table:table-cell table:style-name="ce67" office:value-type="float" office:value="12.913" calcext:value-type="float">
            <text:p>12,913</text:p>
          </table:table-cell>
          <table:table-cell table:style-name="ce70" office:value-type="float" office:value="13.1917" calcext:value-type="float">
            <text:p>13,1917</text:p>
          </table:table-cell>
          <table:table-cell table:style-name="ce54" table:formula="of:=[.D14]+1" office:value-type="float" office:value="62" calcext:value-type="float">
            <text:p>62</text:p>
          </table:table-cell>
          <table:table-cell table:style-name="ce67" office:value-type="float" office:value="60.913" calcext:value-type="float">
            <text:p>60,913</text:p>
          </table:table-cell>
          <table:table-cell table:style-name="ce70" office:value-type="float" office:value="12.6872" calcext:value-type="float">
            <text:p>12,6872</text:p>
          </table:table-cell>
          <table:table-cell table:style-name="ce54" table:formula="of:=[.G14]+1" office:value-type="float" office:value="110" calcext:value-type="float">
            <text:p>110</text:p>
          </table:table-cell>
          <table:table-cell table:style-name="ce67" office:value-type="float" office:value="108.913" calcext:value-type="float">
            <text:p>108,913</text:p>
          </table:table-cell>
          <table:table-cell table:style-name="ce70" office:value-type="float" office:value="12.0797" calcext:value-type="float">
            <text:p>12,0797</text:p>
          </table:table-cell>
          <table:table-cell table:style-name="ce54" table:formula="of:=[.J14]+1" office:value-type="float" office:value="158" calcext:value-type="float">
            <text:p>158</text:p>
          </table:table-cell>
          <table:table-cell table:style-name="ce67" office:value-type="float" office:value="156.914" calcext:value-type="float">
            <text:p>156,914</text:p>
          </table:table-cell>
          <table:table-cell table:style-name="ce70" office:value-type="float" office:value="11.6929" calcext:value-type="float">
            <text:p>11,6929</text:p>
          </table:table-cell>
          <table:table-cell table:number-columns-repeated="1012"/>
        </table:table-row>
        <table:table-row table:style-name="ro1">
          <table:table-cell table:style-name="ce54" table:formula="of:=[.A15]+1" office:value-type="float" office:value="15" calcext:value-type="float">
            <text:p>15</text:p>
          </table:table-cell>
          <table:table-cell table:style-name="ce67" office:value-type="float" office:value="13.913" calcext:value-type="float">
            <text:p>13,913</text:p>
          </table:table-cell>
          <table:table-cell table:style-name="ce70" office:value-type="float" office:value="13.1825" calcext:value-type="float">
            <text:p>13,1825</text:p>
          </table:table-cell>
          <table:table-cell table:style-name="ce54" table:formula="of:=[.D15]+1" office:value-type="float" office:value="63" calcext:value-type="float">
            <text:p>63</text:p>
          </table:table-cell>
          <table:table-cell table:style-name="ce67" office:value-type="float" office:value="61.913" calcext:value-type="float">
            <text:p>61,913</text:p>
          </table:table-cell>
          <table:table-cell table:style-name="ce70" office:value-type="float" office:value="12.6701" calcext:value-type="float">
            <text:p>12,6701</text:p>
          </table:table-cell>
          <table:table-cell table:style-name="ce54" table:formula="of:=[.G15]+1" office:value-type="float" office:value="111" calcext:value-type="float">
            <text:p>111</text:p>
          </table:table-cell>
          <table:table-cell table:style-name="ce67" office:value-type="float" office:value="109.913" calcext:value-type="float">
            <text:p>109,913</text:p>
          </table:table-cell>
          <table:table-cell table:style-name="ce70" office:value-type="float" office:value="12.0847" calcext:value-type="float">
            <text:p>12,0847</text:p>
          </table:table-cell>
          <table:table-cell table:style-name="ce54" table:formula="of:=[.J15]+1" office:value-type="float" office:value="159" calcext:value-type="float">
            <text:p>159</text:p>
          </table:table-cell>
          <table:table-cell table:style-name="ce67" office:value-type="float" office:value="157.913" calcext:value-type="float">
            <text:p>157,913</text:p>
          </table:table-cell>
          <table:table-cell table:style-name="ce70" office:value-type="float" office:value="11.6737" calcext:value-type="float">
            <text:p>11,6737</text:p>
          </table:table-cell>
          <table:table-cell table:number-columns-repeated="1012"/>
        </table:table-row>
        <table:table-row table:style-name="ro1">
          <table:table-cell table:style-name="ce54" table:formula="of:=[.A16]+1" office:value-type="float" office:value="16" calcext:value-type="float">
            <text:p>16</text:p>
          </table:table-cell>
          <table:table-cell table:style-name="ce67" office:value-type="float" office:value="14.913" calcext:value-type="float">
            <text:p>14,913</text:p>
          </table:table-cell>
          <table:table-cell table:style-name="ce70" office:value-type="float" office:value="13.1079" calcext:value-type="float">
            <text:p>13,1079</text:p>
          </table:table-cell>
          <table:table-cell table:style-name="ce54" table:formula="of:=[.D16]+1" office:value-type="float" office:value="64" calcext:value-type="float">
            <text:p>64</text:p>
          </table:table-cell>
          <table:table-cell table:style-name="ce67" office:value-type="float" office:value="62.913" calcext:value-type="float">
            <text:p>62,913</text:p>
          </table:table-cell>
          <table:table-cell table:style-name="ce70" office:value-type="float" office:value="12.6645" calcext:value-type="float">
            <text:p>12,6645</text:p>
          </table:table-cell>
          <table:table-cell table:style-name="ce54" table:formula="of:=[.G16]+1" office:value-type="float" office:value="112" calcext:value-type="float">
            <text:p>112</text:p>
          </table:table-cell>
          <table:table-cell table:style-name="ce67" office:value-type="float" office:value="110.913" calcext:value-type="float">
            <text:p>110,913</text:p>
          </table:table-cell>
          <table:table-cell table:style-name="ce70" office:value-type="float" office:value="12.1428" calcext:value-type="float">
            <text:p>12,1428</text:p>
          </table:table-cell>
          <table:table-cell table:style-name="ce54" table:formula="of:=[.J16]+1" office:value-type="float" office:value="160" calcext:value-type="float">
            <text:p>160</text:p>
          </table:table-cell>
          <table:table-cell table:style-name="ce67" office:value-type="float" office:value="158.913" calcext:value-type="float">
            <text:p>158,913</text:p>
          </table:table-cell>
          <table:table-cell table:style-name="ce70" office:value-type="float" office:value="11.71" calcext:value-type="float">
            <text:p>11,71</text:p>
          </table:table-cell>
          <table:table-cell table:number-columns-repeated="1012"/>
        </table:table-row>
        <table:table-row table:style-name="ro1">
          <table:table-cell table:style-name="ce54" table:formula="of:=[.A17]+1" office:value-type="float" office:value="17" calcext:value-type="float">
            <text:p>17</text:p>
          </table:table-cell>
          <table:table-cell table:style-name="ce67" office:value-type="float" office:value="15.913" calcext:value-type="float">
            <text:p>15,913</text:p>
          </table:table-cell>
          <table:table-cell table:style-name="ce70" office:value-type="float" office:value="13.0846" calcext:value-type="float">
            <text:p>13,0846</text:p>
          </table:table-cell>
          <table:table-cell table:style-name="ce54" table:formula="of:=[.D17]+1" office:value-type="float" office:value="65" calcext:value-type="float">
            <text:p>65</text:p>
          </table:table-cell>
          <table:table-cell table:style-name="ce67" office:value-type="float" office:value="63.913" calcext:value-type="float">
            <text:p>63,913</text:p>
          </table:table-cell>
          <table:table-cell table:style-name="ce70" office:value-type="float" office:value="12.6325" calcext:value-type="float">
            <text:p>12,6325</text:p>
          </table:table-cell>
          <table:table-cell table:style-name="ce54" table:formula="of:=[.G17]+1" office:value-type="float" office:value="113" calcext:value-type="float">
            <text:p>113</text:p>
          </table:table-cell>
          <table:table-cell table:style-name="ce67" office:value-type="float" office:value="111.913" calcext:value-type="float">
            <text:p>111,913</text:p>
          </table:table-cell>
          <table:table-cell table:style-name="ce70" office:value-type="float" office:value="12.1582" calcext:value-type="float">
            <text:p>12,1582</text:p>
          </table:table-cell>
          <table:table-cell table:style-name="ce54" table:formula="of:=[.J17]+1" office:value-type="float" office:value="161" calcext:value-type="float">
            <text:p>161</text:p>
          </table:table-cell>
          <table:table-cell table:style-name="ce67" office:value-type="float" office:value="159.913" calcext:value-type="float">
            <text:p>159,913</text:p>
          </table:table-cell>
          <table:table-cell table:style-name="ce70" office:value-type="float" office:value="11.6684" calcext:value-type="float">
            <text:p>11,6684</text:p>
          </table:table-cell>
          <table:table-cell table:number-columns-repeated="1012"/>
        </table:table-row>
        <table:table-row table:style-name="ro1">
          <table:table-cell table:style-name="ce54" table:formula="of:=[.A18]+1" office:value-type="float" office:value="18" calcext:value-type="float">
            <text:p>18</text:p>
          </table:table-cell>
          <table:table-cell table:style-name="ce67" office:value-type="float" office:value="16.913" calcext:value-type="float">
            <text:p>16,913</text:p>
          </table:table-cell>
          <table:table-cell table:style-name="ce70" office:value-type="float" office:value="13.0827" calcext:value-type="float">
            <text:p>13,0827</text:p>
          </table:table-cell>
          <table:table-cell table:style-name="ce54" table:formula="of:=[.D18]+1" office:value-type="float" office:value="66" calcext:value-type="float">
            <text:p>66</text:p>
          </table:table-cell>
          <table:table-cell table:style-name="ce67" office:value-type="float" office:value="64.914" calcext:value-type="float">
            <text:p>64,914</text:p>
          </table:table-cell>
          <table:table-cell table:style-name="ce70" office:value-type="float" office:value="12.6045" calcext:value-type="float">
            <text:p>12,6045</text:p>
          </table:table-cell>
          <table:table-cell table:style-name="ce54" table:formula="of:=[.G18]+1" office:value-type="float" office:value="114" calcext:value-type="float">
            <text:p>114</text:p>
          </table:table-cell>
          <table:table-cell table:style-name="ce67" office:value-type="float" office:value="112.914" calcext:value-type="float">
            <text:p>112,914</text:p>
          </table:table-cell>
          <table:table-cell table:style-name="ce70" office:value-type="float" office:value="12.1244" calcext:value-type="float">
            <text:p>12,1244</text:p>
          </table:table-cell>
          <table:table-cell table:style-name="ce54" table:formula="of:=[.J18]+1" office:value-type="float" office:value="162" calcext:value-type="float">
            <text:p>162</text:p>
          </table:table-cell>
          <table:table-cell table:style-name="ce67" office:value-type="float" office:value="160.913" calcext:value-type="float">
            <text:p>160,913</text:p>
          </table:table-cell>
          <table:table-cell table:style-name="ce70" office:value-type="float" office:value="11.6919" calcext:value-type="float">
            <text:p>11,6919</text:p>
          </table:table-cell>
          <table:table-cell table:number-columns-repeated="1012"/>
        </table:table-row>
        <table:table-row table:style-name="ro1">
          <table:table-cell table:style-name="ce54" table:formula="of:=[.A19]+1" office:value-type="float" office:value="19" calcext:value-type="float">
            <text:p>19</text:p>
          </table:table-cell>
          <table:table-cell table:style-name="ce67" office:value-type="float" office:value="17.913" calcext:value-type="float">
            <text:p>17,913</text:p>
          </table:table-cell>
          <table:table-cell table:style-name="ce70" office:value-type="float" office:value="13.1425" calcext:value-type="float">
            <text:p>13,1425</text:p>
          </table:table-cell>
          <table:table-cell table:style-name="ce54" table:formula="of:=[.D19]+1" office:value-type="float" office:value="67" calcext:value-type="float">
            <text:p>67</text:p>
          </table:table-cell>
          <table:table-cell table:style-name="ce67" office:value-type="float" office:value="65.913" calcext:value-type="float">
            <text:p>65,913</text:p>
          </table:table-cell>
          <table:table-cell table:style-name="ce70" office:value-type="float" office:value="12.6097" calcext:value-type="float">
            <text:p>12,6097</text:p>
          </table:table-cell>
          <table:table-cell table:style-name="ce54" table:formula="of:=[.G19]+1" office:value-type="float" office:value="115" calcext:value-type="float">
            <text:p>115</text:p>
          </table:table-cell>
          <table:table-cell table:style-name="ce67" office:value-type="float" office:value="113.913" calcext:value-type="float">
            <text:p>113,913</text:p>
          </table:table-cell>
          <table:table-cell table:style-name="ce70" office:value-type="float" office:value="12.0902" calcext:value-type="float">
            <text:p>12,0902</text:p>
          </table:table-cell>
          <table:table-cell table:style-name="ce54" table:formula="of:=[.J19]+1" office:value-type="float" office:value="163" calcext:value-type="float">
            <text:p>163</text:p>
          </table:table-cell>
          <table:table-cell table:style-name="ce67" office:value-type="float" office:value="161.913" calcext:value-type="float">
            <text:p>161,913</text:p>
          </table:table-cell>
          <table:table-cell table:style-name="ce70" office:value-type="float" office:value="11.7125" calcext:value-type="float">
            <text:p>11,7125</text:p>
          </table:table-cell>
          <table:table-cell table:number-columns-repeated="1012"/>
        </table:table-row>
        <table:table-row table:style-name="ro1">
          <table:table-cell table:style-name="ce54" table:formula="of:=[.A20]+1" office:value-type="float" office:value="20" calcext:value-type="float">
            <text:p>20</text:p>
          </table:table-cell>
          <table:table-cell table:style-name="ce67" office:value-type="float" office:value="18.913" calcext:value-type="float">
            <text:p>18,913</text:p>
          </table:table-cell>
          <table:table-cell table:style-name="ce70" office:value-type="float" office:value="13.1275" calcext:value-type="float">
            <text:p>13,1275</text:p>
          </table:table-cell>
          <table:table-cell table:style-name="ce54" table:formula="of:=[.D20]+1" office:value-type="float" office:value="68" calcext:value-type="float">
            <text:p>68</text:p>
          </table:table-cell>
          <table:table-cell table:style-name="ce67" office:value-type="float" office:value="66.913" calcext:value-type="float">
            <text:p>66,913</text:p>
          </table:table-cell>
          <table:table-cell table:style-name="ce70" office:value-type="float" office:value="12.6328" calcext:value-type="float">
            <text:p>12,6328</text:p>
          </table:table-cell>
          <table:table-cell table:style-name="ce54" table:formula="of:=[.G20]+1" office:value-type="float" office:value="116" calcext:value-type="float">
            <text:p>116</text:p>
          </table:table-cell>
          <table:table-cell table:style-name="ce67" office:value-type="float" office:value="114.913" calcext:value-type="float">
            <text:p>114,913</text:p>
          </table:table-cell>
          <table:table-cell table:style-name="ce70" office:value-type="float" office:value="12.0306" calcext:value-type="float">
            <text:p>12,0306</text:p>
          </table:table-cell>
          <table:table-cell table:style-name="ce54" table:formula="of:=[.J20]+1" office:value-type="float" office:value="164" calcext:value-type="float">
            <text:p>164</text:p>
          </table:table-cell>
          <table:table-cell table:style-name="ce67" office:value-type="float" office:value="162.913" calcext:value-type="float">
            <text:p>162,913</text:p>
          </table:table-cell>
          <table:table-cell table:style-name="ce70" office:value-type="float" office:value="11.6753" calcext:value-type="float">
            <text:p>11,6753</text:p>
          </table:table-cell>
          <table:table-cell table:number-columns-repeated="1012"/>
        </table:table-row>
        <table:table-row table:style-name="ro1">
          <table:table-cell table:style-name="ce54" table:formula="of:=[.A21]+1" office:value-type="float" office:value="21" calcext:value-type="float">
            <text:p>21</text:p>
          </table:table-cell>
          <table:table-cell table:style-name="ce67" office:value-type="float" office:value="19.913" calcext:value-type="float">
            <text:p>19,913</text:p>
          </table:table-cell>
          <table:table-cell table:style-name="ce70" office:value-type="float" office:value="13.1108" calcext:value-type="float">
            <text:p>13,1108</text:p>
          </table:table-cell>
          <table:table-cell table:style-name="ce54" table:formula="of:=[.D21]+1" office:value-type="float" office:value="69" calcext:value-type="float">
            <text:p>69</text:p>
          </table:table-cell>
          <table:table-cell table:style-name="ce67" office:value-type="float" office:value="67.913" calcext:value-type="float">
            <text:p>67,913</text:p>
          </table:table-cell>
          <table:table-cell table:style-name="ce70" office:value-type="float" office:value="12.6169" calcext:value-type="float">
            <text:p>12,6169</text:p>
          </table:table-cell>
          <table:table-cell table:style-name="ce54" table:formula="of:=[.G21]+1" office:value-type="float" office:value="117" calcext:value-type="float">
            <text:p>117</text:p>
          </table:table-cell>
          <table:table-cell table:style-name="ce67" office:value-type="float" office:value="115.913" calcext:value-type="float">
            <text:p>115,913</text:p>
          </table:table-cell>
          <table:table-cell table:style-name="ce70" office:value-type="float" office:value="11.999" calcext:value-type="float">
            <text:p>11,999</text:p>
          </table:table-cell>
          <table:table-cell table:style-name="ce54" table:formula="of:=[.J21]+1" office:value-type="float" office:value="165" calcext:value-type="float">
            <text:p>165</text:p>
          </table:table-cell>
          <table:table-cell table:style-name="ce67" office:value-type="float" office:value="163.914" calcext:value-type="float">
            <text:p>163,914</text:p>
          </table:table-cell>
          <table:table-cell table:style-name="ce70" office:value-type="float" office:value="11.5947" calcext:value-type="float">
            <text:p>11,5947</text:p>
          </table:table-cell>
          <table:table-cell table:number-columns-repeated="1012"/>
        </table:table-row>
        <table:table-row table:style-name="ro1">
          <table:table-cell table:style-name="ce54" table:formula="of:=[.A22]+1" office:value-type="float" office:value="22" calcext:value-type="float">
            <text:p>22</text:p>
          </table:table-cell>
          <table:table-cell table:style-name="ce67" office:value-type="float" office:value="20.913" calcext:value-type="float">
            <text:p>20,913</text:p>
          </table:table-cell>
          <table:table-cell table:style-name="ce70" office:value-type="float" office:value="13.0448" calcext:value-type="float">
            <text:p>13,0448</text:p>
          </table:table-cell>
          <table:table-cell table:style-name="ce54" table:formula="of:=[.D22]+1" office:value-type="float" office:value="70" calcext:value-type="float">
            <text:p>70</text:p>
          </table:table-cell>
          <table:table-cell table:style-name="ce67" office:value-type="float" office:value="68.913" calcext:value-type="float">
            <text:p>68,913</text:p>
          </table:table-cell>
          <table:table-cell table:style-name="ce70" office:value-type="float" office:value="12.6218" calcext:value-type="float">
            <text:p>12,6218</text:p>
          </table:table-cell>
          <table:table-cell table:style-name="ce54" table:formula="of:=[.G22]+1" office:value-type="float" office:value="118" calcext:value-type="float">
            <text:p>118</text:p>
          </table:table-cell>
          <table:table-cell table:style-name="ce67" office:value-type="float" office:value="116.913" calcext:value-type="float">
            <text:p>116,913</text:p>
          </table:table-cell>
          <table:table-cell table:style-name="ce70" office:value-type="float" office:value="12.018" calcext:value-type="float">
            <text:p>12,018</text:p>
          </table:table-cell>
          <table:table-cell table:style-name="ce54" table:formula="of:=[.J22]+1" office:value-type="float" office:value="166" calcext:value-type="float">
            <text:p>166</text:p>
          </table:table-cell>
          <table:table-cell table:style-name="ce67" office:value-type="float" office:value="164.913" calcext:value-type="float">
            <text:p>164,913</text:p>
          </table:table-cell>
          <table:table-cell table:style-name="ce70" office:value-type="float" office:value="11.5449" calcext:value-type="float">
            <text:p>11,5449</text:p>
          </table:table-cell>
          <table:table-cell table:number-columns-repeated="1012"/>
        </table:table-row>
        <table:table-row table:style-name="ro1">
          <table:table-cell table:style-name="ce54" table:formula="of:=[.A23]+1" office:value-type="float" office:value="23" calcext:value-type="float">
            <text:p>23</text:p>
          </table:table-cell>
          <table:table-cell table:style-name="ce67" office:value-type="float" office:value="21.913" calcext:value-type="float">
            <text:p>21,913</text:p>
          </table:table-cell>
          <table:table-cell table:style-name="ce70" office:value-type="float" office:value="13.0468" calcext:value-type="float">
            <text:p>13,0468</text:p>
          </table:table-cell>
          <table:table-cell table:style-name="ce54" table:formula="of:=[.D23]+1" office:value-type="float" office:value="71" calcext:value-type="float">
            <text:p>71</text:p>
          </table:table-cell>
          <table:table-cell table:style-name="ce67" office:value-type="float" office:value="69.913" calcext:value-type="float">
            <text:p>69,913</text:p>
          </table:table-cell>
          <table:table-cell table:style-name="ce70" office:value-type="float" office:value="12.5831" calcext:value-type="float">
            <text:p>12,5831</text:p>
          </table:table-cell>
          <table:table-cell table:style-name="ce54" table:formula="of:=[.G23]+1" office:value-type="float" office:value="119" calcext:value-type="float">
            <text:p>119</text:p>
          </table:table-cell>
          <table:table-cell table:style-name="ce67" office:value-type="float" office:value="117.913" calcext:value-type="float">
            <text:p>117,913</text:p>
          </table:table-cell>
          <table:table-cell table:style-name="ce70" office:value-type="float" office:value="12.0436" calcext:value-type="float">
            <text:p>12,0436</text:p>
          </table:table-cell>
          <table:table-cell table:style-name="ce54" table:formula="of:=[.J23]+1" office:value-type="float" office:value="167" calcext:value-type="float">
            <text:p>167</text:p>
          </table:table-cell>
          <table:table-cell table:style-name="ce67" office:value-type="float" office:value="165.913" calcext:value-type="float">
            <text:p>165,913</text:p>
          </table:table-cell>
          <table:table-cell table:style-name="ce70" office:value-type="float" office:value="11.5226" calcext:value-type="float">
            <text:p>11,5226</text:p>
          </table:table-cell>
          <table:table-cell table:number-columns-repeated="1012"/>
        </table:table-row>
        <table:table-row table:style-name="ro1">
          <table:table-cell table:style-name="ce54" table:formula="of:=[.A24]+1" office:value-type="float" office:value="24" calcext:value-type="float">
            <text:p>24</text:p>
          </table:table-cell>
          <table:table-cell table:style-name="ce67" office:value-type="float" office:value="22.914" calcext:value-type="float">
            <text:p>22,914</text:p>
          </table:table-cell>
          <table:table-cell table:style-name="ce70" office:value-type="float" office:value="13.0465" calcext:value-type="float">
            <text:p>13,0465</text:p>
          </table:table-cell>
          <table:table-cell table:style-name="ce54" table:formula="of:=[.D24]+1" office:value-type="float" office:value="72" calcext:value-type="float">
            <text:p>72</text:p>
          </table:table-cell>
          <table:table-cell table:style-name="ce67" office:value-type="float" office:value="70.914" calcext:value-type="float">
            <text:p>70,914</text:p>
          </table:table-cell>
          <table:table-cell table:style-name="ce70" office:value-type="float" office:value="12.5686" calcext:value-type="float">
            <text:p>12,5686</text:p>
          </table:table-cell>
          <table:table-cell table:style-name="ce54" table:formula="of:=[.G24]+1" office:value-type="float" office:value="120" calcext:value-type="float">
            <text:p>120</text:p>
          </table:table-cell>
          <table:table-cell table:style-name="ce67" office:value-type="float" office:value="118.914" calcext:value-type="float">
            <text:p>118,914</text:p>
          </table:table-cell>
          <table:table-cell table:style-name="ce70" office:value-type="float" office:value="12.0472" calcext:value-type="float">
            <text:p>12,0472</text:p>
          </table:table-cell>
          <table:table-cell table:style-name="ce54" table:formula="of:=[.J24]+1" office:value-type="float" office:value="168" calcext:value-type="float">
            <text:p>168</text:p>
          </table:table-cell>
          <table:table-cell table:style-name="ce67" office:value-type="float" office:value="166.913" calcext:value-type="float">
            <text:p>166,913</text:p>
          </table:table-cell>
          <table:table-cell table:style-name="ce70" office:value-type="float" office:value="11.4801" calcext:value-type="float">
            <text:p>11,4801</text:p>
          </table:table-cell>
          <table:table-cell table:number-columns-repeated="1012"/>
        </table:table-row>
        <table:table-row table:style-name="ro1">
          <table:table-cell table:style-name="ce54" table:formula="of:=[.A25]+1" office:value-type="float" office:value="25" calcext:value-type="float">
            <text:p>25</text:p>
          </table:table-cell>
          <table:table-cell table:style-name="ce67" office:value-type="float" office:value="23.913" calcext:value-type="float">
            <text:p>23,913</text:p>
          </table:table-cell>
          <table:table-cell table:style-name="ce70" office:value-type="float" office:value="13.0846" calcext:value-type="float">
            <text:p>13,0846</text:p>
          </table:table-cell>
          <table:table-cell table:style-name="ce54" table:formula="of:=[.D25]+1" office:value-type="float" office:value="73" calcext:value-type="float">
            <text:p>73</text:p>
          </table:table-cell>
          <table:table-cell table:style-name="ce67" office:value-type="float" office:value="71.914" calcext:value-type="float">
            <text:p>71,914</text:p>
          </table:table-cell>
          <table:table-cell table:style-name="ce70" office:value-type="float" office:value="12.5558" calcext:value-type="float">
            <text:p>12,5558</text:p>
          </table:table-cell>
          <table:table-cell table:style-name="ce54" table:formula="of:=[.G25]+1" office:value-type="float" office:value="121" calcext:value-type="float">
            <text:p>121</text:p>
          </table:table-cell>
          <table:table-cell table:style-name="ce67" office:value-type="float" office:value="119.913" calcext:value-type="float">
            <text:p>119,913</text:p>
          </table:table-cell>
          <table:table-cell table:style-name="ce70" office:value-type="float" office:value="12.0034" calcext:value-type="float">
            <text:p>12,0034</text:p>
          </table:table-cell>
          <table:table-cell table:style-name="ce54" table:formula="of:=[.J25]+1" office:value-type="float" office:value="169" calcext:value-type="float">
            <text:p>169</text:p>
          </table:table-cell>
          <table:table-cell table:style-name="ce67" office:value-type="float" office:value="167.913" calcext:value-type="float">
            <text:p>167,913</text:p>
          </table:table-cell>
          <table:table-cell table:style-name="ce70" office:value-type="float" office:value="11.429" calcext:value-type="float">
            <text:p>11,429</text:p>
          </table:table-cell>
          <table:table-cell table:number-columns-repeated="1012"/>
        </table:table-row>
        <table:table-row table:style-name="ro1">
          <table:table-cell table:style-name="ce54" table:formula="of:=[.A26]+1" office:value-type="float" office:value="26" calcext:value-type="float">
            <text:p>26</text:p>
          </table:table-cell>
          <table:table-cell table:style-name="ce67" office:value-type="float" office:value="24.914" calcext:value-type="float">
            <text:p>24,914</text:p>
          </table:table-cell>
          <table:table-cell table:style-name="ce70" office:value-type="float" office:value="13.0804" calcext:value-type="float">
            <text:p>13,0804</text:p>
          </table:table-cell>
          <table:table-cell table:style-name="ce54" table:formula="of:=[.D26]+1" office:value-type="float" office:value="74" calcext:value-type="float">
            <text:p>74</text:p>
          </table:table-cell>
          <table:table-cell table:style-name="ce67" office:value-type="float" office:value="72.913" calcext:value-type="float">
            <text:p>72,913</text:p>
          </table:table-cell>
          <table:table-cell table:style-name="ce70" office:value-type="float" office:value="12.5591" calcext:value-type="float">
            <text:p>12,5591</text:p>
          </table:table-cell>
          <table:table-cell table:style-name="ce54" table:formula="of:=[.G26]+1" office:value-type="float" office:value="122" calcext:value-type="float">
            <text:p>122</text:p>
          </table:table-cell>
          <table:table-cell table:style-name="ce67" office:value-type="float" office:value="120.913" calcext:value-type="float">
            <text:p>120,913</text:p>
          </table:table-cell>
          <table:table-cell table:style-name="ce70" office:value-type="float" office:value="12.0252" calcext:value-type="float">
            <text:p>12,0252</text:p>
          </table:table-cell>
          <table:table-cell table:style-name="ce54" table:formula="of:=[.J26]+1" office:value-type="float" office:value="170" calcext:value-type="float">
            <text:p>170</text:p>
          </table:table-cell>
          <table:table-cell table:style-name="ce67" office:value-type="float" office:value="168.914" calcext:value-type="float">
            <text:p>168,914</text:p>
          </table:table-cell>
          <table:table-cell table:style-name="ce70" office:value-type="float" office:value="11.4143" calcext:value-type="float">
            <text:p>11,4143</text:p>
          </table:table-cell>
          <table:table-cell table:number-columns-repeated="1012"/>
        </table:table-row>
        <table:table-row table:style-name="ro1">
          <table:table-cell table:style-name="ce54" table:formula="of:=[.A27]+1" office:value-type="float" office:value="27" calcext:value-type="float">
            <text:p>27</text:p>
          </table:table-cell>
          <table:table-cell table:style-name="ce67" office:value-type="float" office:value="25.913" calcext:value-type="float">
            <text:p>25,913</text:p>
          </table:table-cell>
          <table:table-cell table:style-name="ce70" office:value-type="float" office:value="13.055" calcext:value-type="float">
            <text:p>13,055</text:p>
          </table:table-cell>
          <table:table-cell table:style-name="ce54" table:formula="of:=[.D27]+1" office:value-type="float" office:value="75" calcext:value-type="float">
            <text:p>75</text:p>
          </table:table-cell>
          <table:table-cell table:style-name="ce67" office:value-type="float" office:value="73.913" calcext:value-type="float">
            <text:p>73,913</text:p>
          </table:table-cell>
          <table:table-cell table:style-name="ce70" office:value-type="float" office:value="12.5691" calcext:value-type="float">
            <text:p>12,5691</text:p>
          </table:table-cell>
          <table:table-cell table:style-name="ce54" table:formula="of:=[.G27]+1" office:value-type="float" office:value="123" calcext:value-type="float">
            <text:p>123</text:p>
          </table:table-cell>
          <table:table-cell table:style-name="ce67" office:value-type="float" office:value="121.913" calcext:value-type="float">
            <text:p>121,913</text:p>
          </table:table-cell>
          <table:table-cell table:style-name="ce70" office:value-type="float" office:value="12.0298" calcext:value-type="float">
            <text:p>12,0298</text:p>
          </table:table-cell>
          <table:table-cell table:style-name="ce54" table:formula="of:=[.J27]+1" office:value-type="float" office:value="171" calcext:value-type="float">
            <text:p>171</text:p>
          </table:table-cell>
          <table:table-cell table:style-name="ce67" office:value-type="float" office:value="169.913" calcext:value-type="float">
            <text:p>169,913</text:p>
          </table:table-cell>
          <table:table-cell table:style-name="ce70" office:value-type="float" office:value="11.3839" calcext:value-type="float">
            <text:p>11,3839</text:p>
          </table:table-cell>
          <table:table-cell table:number-columns-repeated="1012"/>
        </table:table-row>
        <table:table-row table:style-name="ro1">
          <table:table-cell table:style-name="ce54" table:formula="of:=[.A28]+1" office:value-type="float" office:value="28" calcext:value-type="float">
            <text:p>28</text:p>
          </table:table-cell>
          <table:table-cell table:style-name="ce67" office:value-type="float" office:value="26.913" calcext:value-type="float">
            <text:p>26,913</text:p>
          </table:table-cell>
          <table:table-cell table:style-name="ce70" office:value-type="float" office:value="13.1248" calcext:value-type="float">
            <text:p>13,1248</text:p>
          </table:table-cell>
          <table:table-cell table:style-name="ce54" table:formula="of:=[.D28]+1" office:value-type="float" office:value="76" calcext:value-type="float">
            <text:p>76</text:p>
          </table:table-cell>
          <table:table-cell table:style-name="ce67" office:value-type="float" office:value="74.913" calcext:value-type="float">
            <text:p>74,913</text:p>
          </table:table-cell>
          <table:table-cell table:style-name="ce70" office:value-type="float" office:value="12.5825" calcext:value-type="float">
            <text:p>12,5825</text:p>
          </table:table-cell>
          <table:table-cell table:style-name="ce54" table:formula="of:=[.G28]+1" office:value-type="float" office:value="124" calcext:value-type="float">
            <text:p>124</text:p>
          </table:table-cell>
          <table:table-cell table:style-name="ce67" office:value-type="float" office:value="122.913" calcext:value-type="float">
            <text:p>122,913</text:p>
          </table:table-cell>
          <table:table-cell table:style-name="ce70" office:value-type="float" office:value="11.994" calcext:value-type="float">
            <text:p>11,994</text:p>
          </table:table-cell>
          <table:table-cell table:style-name="ce54" table:formula="of:=[.J28]+1" office:value-type="float" office:value="172" calcext:value-type="float">
            <text:p>172</text:p>
          </table:table-cell>
          <table:table-cell table:style-name="ce67" office:value-type="float" office:value="170.913" calcext:value-type="float">
            <text:p>170,913</text:p>
          </table:table-cell>
          <table:table-cell table:style-name="ce70" office:value-type="float" office:value="11.3815" calcext:value-type="float">
            <text:p>11,3815</text:p>
          </table:table-cell>
          <table:table-cell table:number-columns-repeated="1012"/>
        </table:table-row>
        <table:table-row table:style-name="ro1">
          <table:table-cell table:style-name="ce54" table:formula="of:=[.A29]+1" office:value-type="float" office:value="29" calcext:value-type="float">
            <text:p>29</text:p>
          </table:table-cell>
          <table:table-cell table:style-name="ce67" office:value-type="float" office:value="27.913" calcext:value-type="float">
            <text:p>27,913</text:p>
          </table:table-cell>
          <table:table-cell table:style-name="ce70" office:value-type="float" office:value="13.1054" calcext:value-type="float">
            <text:p>13,1054</text:p>
          </table:table-cell>
          <table:table-cell table:style-name="ce54" table:formula="of:=[.D29]+1" office:value-type="float" office:value="77" calcext:value-type="float">
            <text:p>77</text:p>
          </table:table-cell>
          <table:table-cell table:style-name="ce67" office:value-type="float" office:value="75.914" calcext:value-type="float">
            <text:p>75,914</text:p>
          </table:table-cell>
          <table:table-cell table:style-name="ce70" office:value-type="float" office:value="12.5381" calcext:value-type="float">
            <text:p>12,5381</text:p>
          </table:table-cell>
          <table:table-cell table:style-name="ce54" table:formula="of:=[.G29]+1" office:value-type="float" office:value="125" calcext:value-type="float">
            <text:p>125</text:p>
          </table:table-cell>
          <table:table-cell table:style-name="ce67" office:value-type="float" office:value="123.913" calcext:value-type="float">
            <text:p>123,913</text:p>
          </table:table-cell>
          <table:table-cell table:style-name="ce70" office:value-type="float" office:value="11.9957" calcext:value-type="float">
            <text:p>11,9957</text:p>
          </table:table-cell>
          <table:table-cell table:style-name="ce54" table:formula="of:=[.J29]+1" office:value-type="float" office:value="173" calcext:value-type="float">
            <text:p>173</text:p>
          </table:table-cell>
          <table:table-cell table:style-name="ce67" office:value-type="float" office:value="171.913" calcext:value-type="float">
            <text:p>171,913</text:p>
          </table:table-cell>
          <table:table-cell table:style-name="ce70" office:value-type="float" office:value="11.3867" calcext:value-type="float">
            <text:p>11,3867</text:p>
          </table:table-cell>
          <table:table-cell table:number-columns-repeated="1012"/>
        </table:table-row>
        <table:table-row table:style-name="ro1">
          <table:table-cell table:style-name="ce54" table:formula="of:=[.A30]+1" office:value-type="float" office:value="30" calcext:value-type="float">
            <text:p>30</text:p>
          </table:table-cell>
          <table:table-cell table:style-name="ce67" office:value-type="float" office:value="28.913" calcext:value-type="float">
            <text:p>28,913</text:p>
          </table:table-cell>
          <table:table-cell table:style-name="ce70" office:value-type="float" office:value="13.0202" calcext:value-type="float">
            <text:p>13,0202</text:p>
          </table:table-cell>
          <table:table-cell table:style-name="ce54" table:formula="of:=[.D30]+1" office:value-type="float" office:value="78" calcext:value-type="float">
            <text:p>78</text:p>
          </table:table-cell>
          <table:table-cell table:style-name="ce67" office:value-type="float" office:value="76.913" calcext:value-type="float">
            <text:p>76,913</text:p>
          </table:table-cell>
          <table:table-cell table:style-name="ce70" office:value-type="float" office:value="12.5062" calcext:value-type="float">
            <text:p>12,5062</text:p>
          </table:table-cell>
          <table:table-cell table:style-name="ce54" table:formula="of:=[.G30]+1" office:value-type="float" office:value="126" calcext:value-type="float">
            <text:p>126</text:p>
          </table:table-cell>
          <table:table-cell table:style-name="ce67" office:value-type="float" office:value="124.914" calcext:value-type="float">
            <text:p>124,914</text:p>
          </table:table-cell>
          <table:table-cell table:style-name="ce70" office:value-type="float" office:value="12.0031" calcext:value-type="float">
            <text:p>12,0031</text:p>
          </table:table-cell>
          <table:table-cell table:style-name="ce54" table:formula="of:=[.J30]+1" office:value-type="float" office:value="174" calcext:value-type="float">
            <text:p>174</text:p>
          </table:table-cell>
          <table:table-cell table:style-name="ce67" office:value-type="float" office:value="172.914" calcext:value-type="float">
            <text:p>172,914</text:p>
          </table:table-cell>
          <table:table-cell table:style-name="ce70" office:value-type="float" office:value="11.4261" calcext:value-type="float">
            <text:p>11,4261</text:p>
          </table:table-cell>
          <table:table-cell table:number-columns-repeated="1012"/>
        </table:table-row>
        <table:table-row table:style-name="ro1">
          <table:table-cell table:style-name="ce54" table:formula="of:=[.A31]+1" office:value-type="float" office:value="31" calcext:value-type="float">
            <text:p>31</text:p>
          </table:table-cell>
          <table:table-cell table:style-name="ce67" office:value-type="float" office:value="29.914" calcext:value-type="float">
            <text:p>29,914</text:p>
          </table:table-cell>
          <table:table-cell table:style-name="ce70" office:value-type="float" office:value="13.0379" calcext:value-type="float">
            <text:p>13,0379</text:p>
          </table:table-cell>
          <table:table-cell table:style-name="ce54" table:formula="of:=[.D31]+1" office:value-type="float" office:value="79" calcext:value-type="float">
            <text:p>79</text:p>
          </table:table-cell>
          <table:table-cell table:style-name="ce67" office:value-type="float" office:value="77.913" calcext:value-type="float">
            <text:p>77,913</text:p>
          </table:table-cell>
          <table:table-cell table:style-name="ce70" office:value-type="float" office:value="12.4939" calcext:value-type="float">
            <text:p>12,4939</text:p>
          </table:table-cell>
          <table:table-cell table:style-name="ce54" table:formula="of:=[.G31]+1" office:value-type="float" office:value="127" calcext:value-type="float">
            <text:p>127</text:p>
          </table:table-cell>
          <table:table-cell table:style-name="ce67" office:value-type="float" office:value="125.913" calcext:value-type="float">
            <text:p>125,913</text:p>
          </table:table-cell>
          <table:table-cell table:style-name="ce70" office:value-type="float" office:value="12.0062" calcext:value-type="float">
            <text:p>12,0062</text:p>
          </table:table-cell>
          <table:table-cell table:style-name="ce54" table:formula="of:=[.J31]+1" office:value-type="float" office:value="175" calcext:value-type="float">
            <text:p>175</text:p>
          </table:table-cell>
          <table:table-cell table:style-name="ce67" office:value-type="float" office:value="173.913" calcext:value-type="float">
            <text:p>173,913</text:p>
          </table:table-cell>
          <table:table-cell table:style-name="ce70" office:value-type="float" office:value="11.3888" calcext:value-type="float">
            <text:p>11,3888</text:p>
          </table:table-cell>
          <table:table-cell table:number-columns-repeated="1012"/>
        </table:table-row>
        <table:table-row table:style-name="ro1">
          <table:table-cell table:style-name="ce54" table:formula="of:=[.A32]+1" office:value-type="float" office:value="32" calcext:value-type="float">
            <text:p>32</text:p>
          </table:table-cell>
          <table:table-cell table:style-name="ce67" office:value-type="float" office:value="30.913" calcext:value-type="float">
            <text:p>30,913</text:p>
          </table:table-cell>
          <table:table-cell table:style-name="ce70" office:value-type="float" office:value="12.9841" calcext:value-type="float">
            <text:p>12,9841</text:p>
          </table:table-cell>
          <table:table-cell table:style-name="ce54" table:formula="of:=[.D32]+1" office:value-type="float" office:value="80" calcext:value-type="float">
            <text:p>80</text:p>
          </table:table-cell>
          <table:table-cell table:style-name="ce67" office:value-type="float" office:value="78.913" calcext:value-type="float">
            <text:p>78,913</text:p>
          </table:table-cell>
          <table:table-cell table:style-name="ce70" office:value-type="float" office:value="12.4814" calcext:value-type="float">
            <text:p>12,4814</text:p>
          </table:table-cell>
          <table:table-cell table:style-name="ce54" table:formula="of:=[.G32]+1" office:value-type="float" office:value="128" calcext:value-type="float">
            <text:p>128</text:p>
          </table:table-cell>
          <table:table-cell table:style-name="ce67" office:value-type="float" office:value="126.913" calcext:value-type="float">
            <text:p>126,913</text:p>
          </table:table-cell>
          <table:table-cell table:style-name="ce70" office:value-type="float" office:value="11.9899" calcext:value-type="float">
            <text:p>11,9899</text:p>
          </table:table-cell>
          <table:table-cell table:style-name="ce54" table:formula="of:=[.J32]+1" office:value-type="float" office:value="176" calcext:value-type="float">
            <text:p>176</text:p>
          </table:table-cell>
          <table:table-cell table:style-name="ce67" office:value-type="float" office:value="174.913" calcext:value-type="float">
            <text:p>174,913</text:p>
          </table:table-cell>
          <table:table-cell table:style-name="ce70" office:value-type="float" office:value="11.3218" calcext:value-type="float">
            <text:p>11,3218</text:p>
          </table:table-cell>
          <table:table-cell table:number-columns-repeated="1012"/>
        </table:table-row>
        <table:table-row table:style-name="ro1">
          <table:table-cell table:style-name="ce54" table:formula="of:=[.A33]+1" office:value-type="float" office:value="33" calcext:value-type="float">
            <text:p>33</text:p>
          </table:table-cell>
          <table:table-cell table:style-name="ce67" office:value-type="float" office:value="31.913" calcext:value-type="float">
            <text:p>31,913</text:p>
          </table:table-cell>
          <table:table-cell table:style-name="ce70" office:value-type="float" office:value="12.9699" calcext:value-type="float">
            <text:p>12,9699</text:p>
          </table:table-cell>
          <table:table-cell table:style-name="ce54" table:formula="of:=[.D33]+1" office:value-type="float" office:value="81" calcext:value-type="float">
            <text:p>81</text:p>
          </table:table-cell>
          <table:table-cell table:style-name="ce67" office:value-type="float" office:value="79.913" calcext:value-type="float">
            <text:p>79,913</text:p>
          </table:table-cell>
          <table:table-cell table:style-name="ce70" office:value-type="float" office:value="12.4826" calcext:value-type="float">
            <text:p>12,4826</text:p>
          </table:table-cell>
          <table:table-cell table:style-name="ce54" table:formula="of:=[.G33]+1" office:value-type="float" office:value="129" calcext:value-type="float">
            <text:p>129</text:p>
          </table:table-cell>
          <table:table-cell table:style-name="ce67" office:value-type="float" office:value="127.913" calcext:value-type="float">
            <text:p>127,913</text:p>
          </table:table-cell>
          <table:table-cell table:style-name="ce70" office:value-type="float" office:value="11.9961" calcext:value-type="float">
            <text:p>11,9961</text:p>
          </table:table-cell>
          <table:table-cell table:style-name="ce54" table:formula="of:=[.J33]+1" office:value-type="float" office:value="177" calcext:value-type="float">
            <text:p>177</text:p>
          </table:table-cell>
          <table:table-cell table:style-name="ce67" office:value-type="float" office:value="175.913" calcext:value-type="float">
            <text:p>175,913</text:p>
          </table:table-cell>
          <table:table-cell table:style-name="ce70" office:value-type="float" office:value="11.3495" calcext:value-type="float">
            <text:p>11,3495</text:p>
          </table:table-cell>
          <table:table-cell table:number-columns-repeated="1012"/>
        </table:table-row>
        <table:table-row table:style-name="ro1">
          <table:table-cell table:style-name="ce54" table:formula="of:=[.A34]+1" office:value-type="float" office:value="34" calcext:value-type="float">
            <text:p>34</text:p>
          </table:table-cell>
          <table:table-cell table:style-name="ce67" office:value-type="float" office:value="32.913" calcext:value-type="float">
            <text:p>32,913</text:p>
          </table:table-cell>
          <table:table-cell table:style-name="ce70" office:value-type="float" office:value="13.0065" calcext:value-type="float">
            <text:p>13,0065</text:p>
          </table:table-cell>
          <table:table-cell table:style-name="ce54" table:formula="of:=[.D34]+1" office:value-type="float" office:value="82" calcext:value-type="float">
            <text:p>82</text:p>
          </table:table-cell>
          <table:table-cell table:style-name="ce67" office:value-type="float" office:value="80.914" calcext:value-type="float">
            <text:p>80,914</text:p>
          </table:table-cell>
          <table:table-cell table:style-name="ce70" office:value-type="float" office:value="12.4674" calcext:value-type="float">
            <text:p>12,4674</text:p>
          </table:table-cell>
          <table:table-cell table:style-name="ce54" table:formula="of:=[.G34]+1" office:value-type="float" office:value="130" calcext:value-type="float">
            <text:p>130</text:p>
          </table:table-cell>
          <table:table-cell table:style-name="ce67" office:value-type="float" office:value="128.913" calcext:value-type="float">
            <text:p>128,913</text:p>
          </table:table-cell>
          <table:table-cell table:style-name="ce70" office:value-type="float" office:value="12.0101" calcext:value-type="float">
            <text:p>12,0101</text:p>
          </table:table-cell>
          <table:table-cell table:style-name="ce54" table:formula="of:=[.J34]+1" office:value-type="float" office:value="178" calcext:value-type="float">
            <text:p>178</text:p>
          </table:table-cell>
          <table:table-cell table:style-name="ce67" office:value-type="float" office:value="176.914" calcext:value-type="float">
            <text:p>176,914</text:p>
          </table:table-cell>
          <table:table-cell table:style-name="ce70" office:value-type="float" office:value="11.3122" calcext:value-type="float">
            <text:p>11,3122</text:p>
          </table:table-cell>
          <table:table-cell table:number-columns-repeated="1012"/>
        </table:table-row>
        <table:table-row table:style-name="ro1">
          <table:table-cell table:style-name="ce54" table:formula="of:=[.A35]+1" office:value-type="float" office:value="35" calcext:value-type="float">
            <text:p>35</text:p>
          </table:table-cell>
          <table:table-cell table:style-name="ce67" office:value-type="float" office:value="33.913" calcext:value-type="float">
            <text:p>33,913</text:p>
          </table:table-cell>
          <table:table-cell table:style-name="ce70" office:value-type="float" office:value="13.0425" calcext:value-type="float">
            <text:p>13,0425</text:p>
          </table:table-cell>
          <table:table-cell table:style-name="ce54" table:formula="of:=[.D35]+1" office:value-type="float" office:value="83" calcext:value-type="float">
            <text:p>83</text:p>
          </table:table-cell>
          <table:table-cell table:style-name="ce67" office:value-type="float" office:value="81.913" calcext:value-type="float">
            <text:p>81,913</text:p>
          </table:table-cell>
          <table:table-cell table:style-name="ce70" office:value-type="float" office:value="12.4618" calcext:value-type="float">
            <text:p>12,4618</text:p>
          </table:table-cell>
          <table:table-cell table:style-name="ce54" table:formula="of:=[.G35]+1" office:value-type="float" office:value="131" calcext:value-type="float">
            <text:p>131</text:p>
          </table:table-cell>
          <table:table-cell table:style-name="ce67" office:value-type="float" office:value="129.913" calcext:value-type="float">
            <text:p>129,913</text:p>
          </table:table-cell>
          <table:table-cell table:style-name="ce70" office:value-type="float" office:value="12.0027" calcext:value-type="float">
            <text:p>12,0027</text:p>
          </table:table-cell>
          <table:table-cell table:style-name="ce54" table:formula="of:=[.J35]+1" office:value-type="float" office:value="179" calcext:value-type="float">
            <text:p>179</text:p>
          </table:table-cell>
          <table:table-cell table:style-name="ce67" office:value-type="float" office:value="177.913" calcext:value-type="float">
            <text:p>177,913</text:p>
          </table:table-cell>
          <table:table-cell table:style-name="ce70" office:value-type="float" office:value="11.267" calcext:value-type="float">
            <text:p>11,267</text:p>
          </table:table-cell>
          <table:table-cell table:number-columns-repeated="1012"/>
        </table:table-row>
        <table:table-row table:style-name="ro1">
          <table:table-cell table:style-name="ce54" table:formula="of:=[.A36]+1" office:value-type="float" office:value="36" calcext:value-type="float">
            <text:p>36</text:p>
          </table:table-cell>
          <table:table-cell table:style-name="ce67" office:value-type="float" office:value="34.914" calcext:value-type="float">
            <text:p>34,914</text:p>
          </table:table-cell>
          <table:table-cell table:style-name="ce70" office:value-type="float" office:value="13.0538" calcext:value-type="float">
            <text:p>13,0538</text:p>
          </table:table-cell>
          <table:table-cell table:style-name="ce54" table:formula="of:=[.D36]+1" office:value-type="float" office:value="84" calcext:value-type="float">
            <text:p>84</text:p>
          </table:table-cell>
          <table:table-cell table:style-name="ce67" office:value-type="float" office:value="82.913" calcext:value-type="float">
            <text:p>82,913</text:p>
          </table:table-cell>
          <table:table-cell table:style-name="ce70" office:value-type="float" office:value="12.464" calcext:value-type="float">
            <text:p>12,464</text:p>
          </table:table-cell>
          <table:table-cell table:style-name="ce54" table:formula="of:=[.G36]+1" office:value-type="float" office:value="132" calcext:value-type="float">
            <text:p>132</text:p>
          </table:table-cell>
          <table:table-cell table:style-name="ce67" office:value-type="float" office:value="130.914" calcext:value-type="float">
            <text:p>130,914</text:p>
          </table:table-cell>
          <table:table-cell table:style-name="ce70" office:value-type="float" office:value="11.9973" calcext:value-type="float">
            <text:p>11,9973</text:p>
          </table:table-cell>
          <table:table-cell table:style-name="ce54" table:formula="of:=[.J36]+1" office:value-type="float" office:value="180" calcext:value-type="float">
            <text:p>180</text:p>
          </table:table-cell>
          <table:table-cell table:style-name="ce67" office:value-type="float" office:value="178.913" calcext:value-type="float">
            <text:p>178,913</text:p>
          </table:table-cell>
          <table:table-cell table:style-name="ce70" office:value-type="float" office:value="11.2299" calcext:value-type="float">
            <text:p>11,2299</text:p>
          </table:table-cell>
          <table:table-cell table:number-columns-repeated="1012"/>
        </table:table-row>
        <table:table-row table:style-name="ro1">
          <table:table-cell table:style-name="ce54" table:formula="of:=[.A37]+1" office:value-type="float" office:value="37" calcext:value-type="float">
            <text:p>37</text:p>
          </table:table-cell>
          <table:table-cell table:style-name="ce67" office:value-type="float" office:value="35.913" calcext:value-type="float">
            <text:p>35,913</text:p>
          </table:table-cell>
          <table:table-cell table:style-name="ce70" office:value-type="float" office:value="13.0685" calcext:value-type="float">
            <text:p>13,0685</text:p>
          </table:table-cell>
          <table:table-cell table:style-name="ce54" table:formula="of:=[.D37]+1" office:value-type="float" office:value="85" calcext:value-type="float">
            <text:p>85</text:p>
          </table:table-cell>
          <table:table-cell table:style-name="ce67" office:value-type="float" office:value="83.913" calcext:value-type="float">
            <text:p>83,913</text:p>
          </table:table-cell>
          <table:table-cell table:style-name="ce70" office:value-type="float" office:value="12.4654" calcext:value-type="float">
            <text:p>12,4654</text:p>
          </table:table-cell>
          <table:table-cell table:style-name="ce54" table:formula="of:=[.G37]+1" office:value-type="float" office:value="133" calcext:value-type="float">
            <text:p>133</text:p>
          </table:table-cell>
          <table:table-cell table:style-name="ce67" office:value-type="float" office:value="131.913" calcext:value-type="float">
            <text:p>131,913</text:p>
          </table:table-cell>
          <table:table-cell table:style-name="ce70" office:value-type="float" office:value="11.9431" calcext:value-type="float">
            <text:p>11,9431</text:p>
          </table:table-cell>
          <table:table-cell table:style-name="ce54" table:formula="of:=[.J37]+1" office:value-type="float" office:value="181" calcext:value-type="float">
            <text:p>181</text:p>
          </table:table-cell>
          <table:table-cell table:style-name="ce67" office:value-type="float" office:value="179.913" calcext:value-type="float">
            <text:p>179,913</text:p>
          </table:table-cell>
          <table:table-cell table:style-name="ce70" office:value-type="float" office:value="11.261" calcext:value-type="float">
            <text:p>11,261</text:p>
          </table:table-cell>
          <table:table-cell table:number-columns-repeated="1012"/>
        </table:table-row>
        <table:table-row table:style-name="ro1">
          <table:table-cell table:style-name="ce54" table:formula="of:=[.A38]+1" office:value-type="float" office:value="38" calcext:value-type="float">
            <text:p>38</text:p>
          </table:table-cell>
          <table:table-cell table:style-name="ce67" office:value-type="float" office:value="36.913" calcext:value-type="float">
            <text:p>36,913</text:p>
          </table:table-cell>
          <table:table-cell table:style-name="ce70" office:value-type="float" office:value="13.0261" calcext:value-type="float">
            <text:p>13,0261</text:p>
          </table:table-cell>
          <table:table-cell table:style-name="ce54" table:formula="of:=[.D38]+1" office:value-type="float" office:value="86" calcext:value-type="float">
            <text:p>86</text:p>
          </table:table-cell>
          <table:table-cell table:style-name="ce67" office:value-type="float" office:value="84.913" calcext:value-type="float">
            <text:p>84,913</text:p>
          </table:table-cell>
          <table:table-cell table:style-name="ce70" office:value-type="float" office:value="12.4603" calcext:value-type="float">
            <text:p>12,4603</text:p>
          </table:table-cell>
          <table:table-cell table:style-name="ce54" table:formula="of:=[.G38]+1" office:value-type="float" office:value="134" calcext:value-type="float">
            <text:p>134</text:p>
          </table:table-cell>
          <table:table-cell table:style-name="ce67" office:value-type="float" office:value="132.913" calcext:value-type="float">
            <text:p>132,913</text:p>
          </table:table-cell>
          <table:table-cell table:style-name="ce70" office:value-type="float" office:value="11.9298" calcext:value-type="float">
            <text:p>11,9298</text:p>
          </table:table-cell>
          <table:table-cell table:style-name="ce54" table:formula="of:=[.J38]+1" office:value-type="float" office:value="182" calcext:value-type="float">
            <text:p>182</text:p>
          </table:table-cell>
          <table:table-cell table:style-name="ce67" office:value-type="float" office:value="180.913" calcext:value-type="float">
            <text:p>180,913</text:p>
          </table:table-cell>
          <table:table-cell table:style-name="ce70" office:value-type="float" office:value="11.2842" calcext:value-type="float">
            <text:p>11,2842</text:p>
          </table:table-cell>
          <table:table-cell table:number-columns-repeated="1012"/>
        </table:table-row>
        <table:table-row table:style-name="ro1">
          <table:table-cell table:style-name="ce54" table:formula="of:=[.A39]+1" office:value-type="float" office:value="39" calcext:value-type="float">
            <text:p>39</text:p>
          </table:table-cell>
          <table:table-cell table:style-name="ce67" office:value-type="float" office:value="37.913" calcext:value-type="float">
            <text:p>37,913</text:p>
          </table:table-cell>
          <table:table-cell table:style-name="ce70" office:value-type="float" office:value="13.0078" calcext:value-type="float">
            <text:p>13,0078</text:p>
          </table:table-cell>
          <table:table-cell table:style-name="ce54" table:formula="of:=[.D39]+1" office:value-type="float" office:value="87" calcext:value-type="float">
            <text:p>87</text:p>
          </table:table-cell>
          <table:table-cell table:style-name="ce67" office:value-type="float" office:value="85.914" calcext:value-type="float">
            <text:p>85,914</text:p>
          </table:table-cell>
          <table:table-cell table:style-name="ce70" office:value-type="float" office:value="12.4585" calcext:value-type="float">
            <text:p>12,4585</text:p>
          </table:table-cell>
          <table:table-cell table:style-name="ce54" table:formula="of:=[.G39]+1" office:value-type="float" office:value="135" calcext:value-type="float">
            <text:p>135</text:p>
          </table:table-cell>
          <table:table-cell table:style-name="ce67" office:value-type="float" office:value="133.913" calcext:value-type="float">
            <text:p>133,913</text:p>
          </table:table-cell>
          <table:table-cell table:style-name="ce70" office:value-type="float" office:value="11.9366" calcext:value-type="float">
            <text:p>11,9366</text:p>
          </table:table-cell>
          <table:table-cell table:style-name="ce54" table:formula="of:=[.J39]+1" office:value-type="float" office:value="183" calcext:value-type="float">
            <text:p>183</text:p>
          </table:table-cell>
          <table:table-cell table:style-name="ce67" office:value-type="float" office:value="181.913" calcext:value-type="float">
            <text:p>181,913</text:p>
          </table:table-cell>
          <table:table-cell table:style-name="ce70" office:value-type="float" office:value="11.363" calcext:value-type="float">
            <text:p>11,363</text:p>
          </table:table-cell>
          <table:table-cell table:number-columns-repeated="1012"/>
        </table:table-row>
        <table:table-row table:style-name="ro1">
          <table:table-cell table:style-name="ce54" table:formula="of:=[.A40]+1" office:value-type="float" office:value="40" calcext:value-type="float">
            <text:p>40</text:p>
          </table:table-cell>
          <table:table-cell table:style-name="ce67" office:value-type="float" office:value="38.913" calcext:value-type="float">
            <text:p>38,913</text:p>
          </table:table-cell>
          <table:table-cell table:style-name="ce70" office:value-type="float" office:value="13.0133" calcext:value-type="float">
            <text:p>13,0133</text:p>
          </table:table-cell>
          <table:table-cell table:style-name="ce54" table:formula="of:=[.D40]+1" office:value-type="float" office:value="88" calcext:value-type="float">
            <text:p>88</text:p>
          </table:table-cell>
          <table:table-cell table:style-name="ce67" office:value-type="float" office:value="86.913" calcext:value-type="float">
            <text:p>86,913</text:p>
          </table:table-cell>
          <table:table-cell table:style-name="ce70" office:value-type="float" office:value="12.4141" calcext:value-type="float">
            <text:p>12,4141</text:p>
          </table:table-cell>
          <table:table-cell table:style-name="ce54" table:formula="of:=[.G40]+1" office:value-type="float" office:value="136" calcext:value-type="float">
            <text:p>136</text:p>
          </table:table-cell>
          <table:table-cell table:style-name="ce67" office:value-type="float" office:value="134.913" calcext:value-type="float">
            <text:p>134,913</text:p>
          </table:table-cell>
          <table:table-cell table:style-name="ce70" office:value-type="float" office:value="11.9611" calcext:value-type="float">
            <text:p>11,9611</text:p>
          </table:table-cell>
          <table:table-cell table:style-name="ce54" table:formula="of:=[.J40]+1" office:value-type="float" office:value="184" calcext:value-type="float">
            <text:p>184</text:p>
          </table:table-cell>
          <table:table-cell table:style-name="ce67" office:value-type="float" office:value="182.913" calcext:value-type="float">
            <text:p>182,913</text:p>
          </table:table-cell>
          <table:table-cell table:style-name="ce70" office:value-type="float" office:value="11.2905" calcext:value-type="float">
            <text:p>11,2905</text:p>
          </table:table-cell>
          <table:table-cell table:number-columns-repeated="1012"/>
        </table:table-row>
        <table:table-row table:style-name="ro1">
          <table:table-cell table:style-name="ce54" table:formula="of:=[.A41]+1" office:value-type="float" office:value="41" calcext:value-type="float">
            <text:p>41</text:p>
          </table:table-cell>
          <table:table-cell table:style-name="ce67" office:value-type="float" office:value="39.913" calcext:value-type="float">
            <text:p>39,913</text:p>
          </table:table-cell>
          <table:table-cell table:style-name="ce70" office:value-type="float" office:value="13.0565" calcext:value-type="float">
            <text:p>13,0565</text:p>
          </table:table-cell>
          <table:table-cell table:style-name="ce54" table:formula="of:=[.D41]+1" office:value-type="float" office:value="89" calcext:value-type="float">
            <text:p>89</text:p>
          </table:table-cell>
          <table:table-cell table:style-name="ce67" office:value-type="float" office:value="87.913" calcext:value-type="float">
            <text:p>87,913</text:p>
          </table:table-cell>
          <table:table-cell table:style-name="ce70" office:value-type="float" office:value="12.4191" calcext:value-type="float">
            <text:p>12,4191</text:p>
          </table:table-cell>
          <table:table-cell table:style-name="ce54" table:formula="of:=[.G41]+1" office:value-type="float" office:value="137" calcext:value-type="float">
            <text:p>137</text:p>
          </table:table-cell>
          <table:table-cell table:style-name="ce67" office:value-type="float" office:value="135.913" calcext:value-type="float">
            <text:p>135,913</text:p>
          </table:table-cell>
          <table:table-cell table:style-name="ce70" office:value-type="float" office:value="11.9302" calcext:value-type="float">
            <text:p>11,9302</text:p>
          </table:table-cell>
          <table:table-cell table:style-name="ce54" table:formula="of:=[.J41]+1" office:value-type="float" office:value="185" calcext:value-type="float">
            <text:p>185</text:p>
          </table:table-cell>
          <table:table-cell table:style-name="ce67" office:value-type="float" office:value="183.913" calcext:value-type="float">
            <text:p>183,913</text:p>
          </table:table-cell>
          <table:table-cell table:style-name="ce70" office:value-type="float" office:value="11.2638" calcext:value-type="float">
            <text:p>11,2638</text:p>
          </table:table-cell>
          <table:table-cell table:number-columns-repeated="1012"/>
        </table:table-row>
        <table:table-row table:style-name="ro1">
          <table:table-cell table:style-name="ce54" table:formula="of:=[.A42]+1" office:value-type="float" office:value="42" calcext:value-type="float">
            <text:p>42</text:p>
          </table:table-cell>
          <table:table-cell table:style-name="ce67" office:value-type="float" office:value="40.913" calcext:value-type="float">
            <text:p>40,913</text:p>
          </table:table-cell>
          <table:table-cell table:style-name="ce70" office:value-type="float" office:value="13.0679" calcext:value-type="float">
            <text:p>13,0679</text:p>
          </table:table-cell>
          <table:table-cell table:style-name="ce54" table:formula="of:=[.D42]+1" office:value-type="float" office:value="90" calcext:value-type="float">
            <text:p>90</text:p>
          </table:table-cell>
          <table:table-cell table:style-name="ce67" office:value-type="float" office:value="88.913" calcext:value-type="float">
            <text:p>88,913</text:p>
          </table:table-cell>
          <table:table-cell table:style-name="ce70" office:value-type="float" office:value="12.4104" calcext:value-type="float">
            <text:p>12,4104</text:p>
          </table:table-cell>
          <table:table-cell table:style-name="ce54" table:formula="of:=[.G42]+1" office:value-type="float" office:value="138" calcext:value-type="float">
            <text:p>138</text:p>
          </table:table-cell>
          <table:table-cell table:style-name="ce67" office:value-type="float" office:value="136.914" calcext:value-type="float">
            <text:p>136,914</text:p>
          </table:table-cell>
          <table:table-cell table:style-name="ce70" office:value-type="float" office:value="11.9937" calcext:value-type="float">
            <text:p>11,9937</text:p>
          </table:table-cell>
          <table:table-cell table:style-name="ce54" table:formula="of:=[.J42]+1" office:value-type="float" office:value="186" calcext:value-type="float">
            <text:p>186</text:p>
          </table:table-cell>
          <table:table-cell table:style-name="ce67" office:value-type="float" office:value="184.913" calcext:value-type="float">
            <text:p>184,913</text:p>
          </table:table-cell>
          <table:table-cell table:style-name="ce70" office:value-type="float" office:value="11.2756" calcext:value-type="float">
            <text:p>11,2756</text:p>
          </table:table-cell>
          <table:table-cell table:number-columns-repeated="1012"/>
        </table:table-row>
        <table:table-row table:style-name="ro1">
          <table:table-cell table:style-name="ce54" table:formula="of:=[.A43]+1" office:value-type="float" office:value="43" calcext:value-type="float">
            <text:p>43</text:p>
          </table:table-cell>
          <table:table-cell table:style-name="ce67" office:value-type="float" office:value="41.913" calcext:value-type="float">
            <text:p>41,913</text:p>
          </table:table-cell>
          <table:table-cell table:style-name="ce70" office:value-type="float" office:value="13.0489" calcext:value-type="float">
            <text:p>13,0489</text:p>
          </table:table-cell>
          <table:table-cell table:style-name="ce54" table:formula="of:=[.D43]+1" office:value-type="float" office:value="91" calcext:value-type="float">
            <text:p>91</text:p>
          </table:table-cell>
          <table:table-cell table:style-name="ce67" office:value-type="float" office:value="89.913" calcext:value-type="float">
            <text:p>89,913</text:p>
          </table:table-cell>
          <table:table-cell table:style-name="ce70" office:value-type="float" office:value="12.3959" calcext:value-type="float">
            <text:p>12,3959</text:p>
          </table:table-cell>
          <table:table-cell table:style-name="ce54" table:formula="of:=[.G43]+1" office:value-type="float" office:value="139" calcext:value-type="float">
            <text:p>139</text:p>
          </table:table-cell>
          <table:table-cell table:style-name="ce67" office:value-type="float" office:value="137.913" calcext:value-type="float">
            <text:p>137,913</text:p>
          </table:table-cell>
          <table:table-cell table:style-name="ce70" office:value-type="float" office:value="11.9504" calcext:value-type="float">
            <text:p>11,9504</text:p>
          </table:table-cell>
          <table:table-cell table:style-name="ce54" table:formula="of:=[.J43]+1" office:value-type="float" office:value="187" calcext:value-type="float">
            <text:p>187</text:p>
          </table:table-cell>
          <table:table-cell table:style-name="ce67" office:value-type="float" office:value="185.913" calcext:value-type="float">
            <text:p>185,913</text:p>
          </table:table-cell>
          <table:table-cell table:style-name="ce70" office:value-type="float" office:value="11.2652" calcext:value-type="float">
            <text:p>11,2652</text:p>
          </table:table-cell>
          <table:table-cell table:number-columns-repeated="1012"/>
        </table:table-row>
        <table:table-row table:style-name="ro1">
          <table:table-cell table:style-name="ce54" table:formula="of:=[.A44]+1" office:value-type="float" office:value="44" calcext:value-type="float">
            <text:p>44</text:p>
          </table:table-cell>
          <table:table-cell table:style-name="ce67" office:value-type="float" office:value="42.913" calcext:value-type="float">
            <text:p>42,913</text:p>
          </table:table-cell>
          <table:table-cell table:style-name="ce70" office:value-type="float" office:value="12.8918" calcext:value-type="float">
            <text:p>12,8918</text:p>
          </table:table-cell>
          <table:table-cell table:style-name="ce54" table:formula="of:=[.D44]+1" office:value-type="float" office:value="92" calcext:value-type="float">
            <text:p>92</text:p>
          </table:table-cell>
          <table:table-cell table:style-name="ce67" office:value-type="float" office:value="90.914" calcext:value-type="float">
            <text:p>90,914</text:p>
          </table:table-cell>
          <table:table-cell table:style-name="ce70" office:value-type="float" office:value="12.3625" calcext:value-type="float">
            <text:p>12,3625</text:p>
          </table:table-cell>
          <table:table-cell table:style-name="ce54" table:formula="of:=[.G44]+1" office:value-type="float" office:value="140" calcext:value-type="float">
            <text:p>140</text:p>
          </table:table-cell>
          <table:table-cell table:style-name="ce67" office:value-type="float" office:value="138.913" calcext:value-type="float">
            <text:p>138,913</text:p>
          </table:table-cell>
          <table:table-cell table:style-name="ce70" office:value-type="float" office:value="11.9441" calcext:value-type="float">
            <text:p>11,9441</text:p>
          </table:table-cell>
          <table:table-cell table:style-name="ce54" table:formula="of:=[.J44]+1" office:value-type="float" office:value="188" calcext:value-type="float">
            <text:p>188</text:p>
          </table:table-cell>
          <table:table-cell table:style-name="ce67" office:value-type="float" office:value="186.913" calcext:value-type="float">
            <text:p>186,913</text:p>
          </table:table-cell>
          <table:table-cell table:style-name="ce70" office:value-type="float" office:value="11.2246" calcext:value-type="float">
            <text:p>11,2246</text:p>
          </table:table-cell>
          <table:table-cell table:number-columns-repeated="1012"/>
        </table:table-row>
        <table:table-row table:style-name="ro1">
          <table:table-cell table:style-name="ce54" table:formula="of:=[.A45]+1" office:value-type="float" office:value="45" calcext:value-type="float">
            <text:p>45</text:p>
          </table:table-cell>
          <table:table-cell table:style-name="ce67" office:value-type="float" office:value="43.913" calcext:value-type="float">
            <text:p>43,913</text:p>
          </table:table-cell>
          <table:table-cell table:style-name="ce70" office:value-type="float" office:value="12.8536" calcext:value-type="float">
            <text:p>12,8536</text:p>
          </table:table-cell>
          <table:table-cell table:style-name="ce54" table:formula="of:=[.D45]+1" office:value-type="float" office:value="93" calcext:value-type="float">
            <text:p>93</text:p>
          </table:table-cell>
          <table:table-cell table:style-name="ce67" office:value-type="float" office:value="91.913" calcext:value-type="float">
            <text:p>91,913</text:p>
          </table:table-cell>
          <table:table-cell table:style-name="ce70" office:value-type="float" office:value="12.3562" calcext:value-type="float">
            <text:p>12,3562</text:p>
          </table:table-cell>
          <table:table-cell table:style-name="ce54" table:formula="of:=[.G45]+1" office:value-type="float" office:value="141" calcext:value-type="float">
            <text:p>141</text:p>
          </table:table-cell>
          <table:table-cell table:style-name="ce67" office:value-type="float" office:value="139.914" calcext:value-type="float">
            <text:p>139,914</text:p>
          </table:table-cell>
          <table:table-cell table:style-name="ce70" office:value-type="float" office:value="11.9226" calcext:value-type="float">
            <text:p>11,9226</text:p>
          </table:table-cell>
          <table:table-cell table:style-name="ce54" table:formula="of:=[.J45]+1" office:value-type="float" office:value="189" calcext:value-type="float">
            <text:p>189</text:p>
          </table:table-cell>
          <table:table-cell table:style-name="ce67" office:value-type="float" office:value="187.913" calcext:value-type="float">
            <text:p>187,913</text:p>
          </table:table-cell>
          <table:table-cell table:style-name="ce70" office:value-type="float" office:value="11.2474" calcext:value-type="float">
            <text:p>11,2474</text:p>
          </table:table-cell>
          <table:table-cell table:number-columns-repeated="1012"/>
        </table:table-row>
        <table:table-row table:style-name="ro1">
          <table:table-cell table:style-name="ce54" table:formula="of:=[.A46]+1" office:value-type="float" office:value="46" calcext:value-type="float">
            <text:p>46</text:p>
          </table:table-cell>
          <table:table-cell table:style-name="ce67" office:value-type="float" office:value="44.913" calcext:value-type="float">
            <text:p>44,913</text:p>
          </table:table-cell>
          <table:table-cell table:style-name="ce70" office:value-type="float" office:value="12.8376" calcext:value-type="float">
            <text:p>12,8376</text:p>
          </table:table-cell>
          <table:table-cell table:style-name="ce54" table:formula="of:=[.D46]+1" office:value-type="float" office:value="94" calcext:value-type="float">
            <text:p>94</text:p>
          </table:table-cell>
          <table:table-cell table:style-name="ce67" office:value-type="float" office:value="92.913" calcext:value-type="float">
            <text:p>92,913</text:p>
          </table:table-cell>
          <table:table-cell table:style-name="ce70" office:value-type="float" office:value="12.2993" calcext:value-type="float">
            <text:p>12,2993</text:p>
          </table:table-cell>
          <table:table-cell table:style-name="ce54" table:formula="of:=[.G46]+1" office:value-type="float" office:value="142" calcext:value-type="float">
            <text:p>142</text:p>
          </table:table-cell>
          <table:table-cell table:style-name="ce67" office:value-type="float" office:value="140.913" calcext:value-type="float">
            <text:p>140,913</text:p>
          </table:table-cell>
          <table:table-cell table:style-name="ce70" office:value-type="float" office:value="11.8817" calcext:value-type="float">
            <text:p>11,8817</text:p>
          </table:table-cell>
          <table:table-cell table:style-name="ce54" table:formula="of:=[.J46]+1" office:value-type="float" office:value="190" calcext:value-type="float">
            <text:p>190</text:p>
          </table:table-cell>
          <table:table-cell table:style-name="ce67" office:value-type="float" office:value="188.913" calcext:value-type="float">
            <text:p>188,913</text:p>
          </table:table-cell>
          <table:table-cell table:style-name="ce70" office:value-type="float" office:value="11.2148" calcext:value-type="float">
            <text:p>11,2148</text:p>
          </table:table-cell>
          <table:table-cell table:number-columns-repeated="1012"/>
        </table:table-row>
        <table:table-row table:style-name="ro1">
          <table:table-cell table:style-name="ce54" table:formula="of:=[.A47]+1" office:value-type="float" office:value="47" calcext:value-type="float">
            <text:p>47</text:p>
          </table:table-cell>
          <table:table-cell table:style-name="ce67" office:value-type="float" office:value="45.913" calcext:value-type="float">
            <text:p>45,913</text:p>
          </table:table-cell>
          <table:table-cell table:style-name="ce70" office:value-type="float" office:value="12.8433" calcext:value-type="float">
            <text:p>12,8433</text:p>
          </table:table-cell>
          <table:table-cell table:style-name="ce54" table:formula="of:=[.D47]+1" office:value-type="float" office:value="95" calcext:value-type="float">
            <text:p>95</text:p>
          </table:table-cell>
          <table:table-cell table:style-name="ce67" office:value-type="float" office:value="93.913" calcext:value-type="float">
            <text:p>93,913</text:p>
          </table:table-cell>
          <table:table-cell table:style-name="ce70" office:value-type="float" office:value="12.3232" calcext:value-type="float">
            <text:p>12,3232</text:p>
          </table:table-cell>
          <table:table-cell table:style-name="ce54" table:formula="of:=[.G47]+1" office:value-type="float" office:value="143" calcext:value-type="float">
            <text:p>143</text:p>
          </table:table-cell>
          <table:table-cell table:style-name="ce67" office:value-type="float" office:value="141.913" calcext:value-type="float">
            <text:p>141,913</text:p>
          </table:table-cell>
          <table:table-cell table:style-name="ce70" office:value-type="float" office:value="11.8023" calcext:value-type="float">
            <text:p>11,8023</text:p>
          </table:table-cell>
          <table:table-cell table:style-name="ce54" table:formula="of:=[.J47]+1" office:value-type="float" office:value="191" calcext:value-type="float">
            <text:p>191</text:p>
          </table:table-cell>
          <table:table-cell table:style-name="ce67" office:value-type="float" office:value="189.913" calcext:value-type="float">
            <text:p>189,913</text:p>
          </table:table-cell>
          <table:table-cell table:style-name="ce70" office:value-type="float" office:value="11.2152" calcext:value-type="float">
            <text:p>11,2152</text:p>
          </table:table-cell>
          <table:table-cell table:number-columns-repeated="1012"/>
        </table:table-row>
        <table:table-row table:style-name="ro1">
          <table:table-cell table:style-name="ce55" table:formula="of:=[.A48]+1" office:value-type="float" office:value="48" calcext:value-type="float">
            <text:p>48</text:p>
          </table:table-cell>
          <table:table-cell table:style-name="ce68" office:value-type="float" office:value="46.913" calcext:value-type="float">
            <text:p>46,913</text:p>
          </table:table-cell>
          <table:table-cell table:style-name="ce71" office:value-type="float" office:value="12.8894" calcext:value-type="float">
            <text:p>12,8894</text:p>
          </table:table-cell>
          <table:table-cell table:style-name="ce55" table:formula="of:=[.D48]+1" office:value-type="float" office:value="96" calcext:value-type="float">
            <text:p>96</text:p>
          </table:table-cell>
          <table:table-cell table:style-name="ce68" office:value-type="float" office:value="94.913" calcext:value-type="float">
            <text:p>94,913</text:p>
          </table:table-cell>
          <table:table-cell table:style-name="ce71" office:value-type="float" office:value="12.3323" calcext:value-type="float">
            <text:p>12,3323</text:p>
          </table:table-cell>
          <table:table-cell table:style-name="ce55" table:formula="of:=[.G48]+1" office:value-type="float" office:value="144" calcext:value-type="float">
            <text:p>144</text:p>
          </table:table-cell>
          <table:table-cell table:style-name="ce68" office:value-type="float" office:value="142.913" calcext:value-type="float">
            <text:p>142,913</text:p>
          </table:table-cell>
          <table:table-cell table:style-name="ce71" office:value-type="float" office:value="11.7783" calcext:value-type="float">
            <text:p>11,7783</text:p>
          </table:table-cell>
          <table:table-cell table:style-name="ce55" table:formula="of:=[.J48]+1" office:value-type="float" office:value="192" calcext:value-type="float">
            <text:p>192</text:p>
          </table:table-cell>
          <table:table-cell table:style-name="ce68" office:value-type="float" office:value="190.913" calcext:value-type="float">
            <text:p>190,913</text:p>
          </table:table-cell>
          <table:table-cell table:style-name="ce71" office:value-type="float" office:value="11.2768" calcext:value-type="float">
            <text:p>11,2768</text:p>
          </table:table-cell>
          <table:table-cell table:number-columns-repeated="1012"/>
        </table:table-row>
        <table:table-row table:style-name="ro1"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54" table:formula="of:=[.J49]+1" office:value-type="float" office:value="193" calcext:value-type="float">
            <text:p>193</text:p>
          </table:table-cell>
          <table:table-cell table:style-name="ce67" office:value-type="float" office:value="191.913" calcext:value-type="float">
            <text:p>191,913</text:p>
          </table:table-cell>
          <table:table-cell table:style-name="ce70" office:value-type="float" office:value="11.2073" calcext:value-type="float">
            <text:p>11,2073</text:p>
          </table:table-cell>
          <table:table-cell table:style-name="ce54" table:formula="of:=[.A98]+1" office:value-type="float" office:value="241" calcext:value-type="float">
            <text:p>241</text:p>
          </table:table-cell>
          <table:table-cell table:style-name="ce67" office:value-type="float" office:value="239.913" calcext:value-type="float">
            <text:p>239,913</text:p>
          </table:table-cell>
          <table:table-cell table:style-name="ce70" office:value-type="float" office:value="10.7743" calcext:value-type="float">
            <text:p>10,7743</text:p>
          </table:table-cell>
          <table:table-cell table:style-name="ce54" table:formula="of:=[.D98]+1" office:value-type="float" office:value="289" calcext:value-type="float">
            <text:p>289</text:p>
          </table:table-cell>
          <table:table-cell table:style-name="ce67" office:value-type="float" office:value="287.912" calcext:value-type="float">
            <text:p>287,912</text:p>
          </table:table-cell>
          <table:table-cell table:style-name="ce70" office:value-type="float" office:value="10.3786" calcext:value-type="float">
            <text:p>10,3786</text:p>
          </table:table-cell>
          <table:table-cell table:style-name="ce54" table:formula="of:=[.G98]+1" office:value-type="float" office:value="337" calcext:value-type="float">
            <text:p>337</text:p>
          </table:table-cell>
          <table:table-cell table:style-name="ce67" office:value-type="float" office:value="335.914" calcext:value-type="float">
            <text:p>335,914</text:p>
          </table:table-cell>
          <table:table-cell table:style-name="ce70" office:value-type="float" office:value="9.9275" calcext:value-type="float">
            <text:p>9,9275</text:p>
          </table:table-cell>
          <table:table-cell table:number-columns-repeated="1012"/>
        </table:table-row>
        <table:table-row table:style-name="ro1">
          <table:table-cell table:style-name="ce54" table:formula="of:=[.A51]+1" office:value-type="float" office:value="194" calcext:value-type="float">
            <text:p>194</text:p>
          </table:table-cell>
          <table:table-cell table:style-name="ce67" office:value-type="float" office:value="192.913" calcext:value-type="float">
            <text:p>192,913</text:p>
          </table:table-cell>
          <table:table-cell table:style-name="ce70" office:value-type="float" office:value="11.1225" calcext:value-type="float">
            <text:p>11,1225</text:p>
          </table:table-cell>
          <table:table-cell table:style-name="ce54" table:formula="of:=[.D51]+1" office:value-type="float" office:value="242" calcext:value-type="float">
            <text:p>242</text:p>
          </table:table-cell>
          <table:table-cell table:style-name="ce67" office:value-type="float" office:value="240.914" calcext:value-type="float">
            <text:p>240,914</text:p>
          </table:table-cell>
          <table:table-cell table:style-name="ce70" office:value-type="float" office:value="10.7673" calcext:value-type="float">
            <text:p>10,7673</text:p>
          </table:table-cell>
          <table:table-cell table:style-name="ce54" table:formula="of:=[.G51]+1" office:value-type="float" office:value="290" calcext:value-type="float">
            <text:p>290</text:p>
          </table:table-cell>
          <table:table-cell table:style-name="ce67" office:value-type="float" office:value="288.912" calcext:value-type="float">
            <text:p>288,912</text:p>
          </table:table-cell>
          <table:table-cell table:style-name="ce70" office:value-type="float" office:value="10.36" calcext:value-type="float">
            <text:p>10,36</text:p>
          </table:table-cell>
          <table:table-cell table:style-name="ce54" table:formula="of:=[.J51]+1" office:value-type="float" office:value="338" calcext:value-type="float">
            <text:p>338</text:p>
          </table:table-cell>
          <table:table-cell table:style-name="ce67" office:value-type="float" office:value="336.913" calcext:value-type="float">
            <text:p>336,913</text:p>
          </table:table-cell>
          <table:table-cell table:style-name="ce70" office:value-type="float" office:value="9.9999" calcext:value-type="float">
            <text:p>9,9999</text:p>
          </table:table-cell>
          <table:table-cell table:number-columns-repeated="1012"/>
        </table:table-row>
        <table:table-row table:style-name="ro1">
          <table:table-cell table:style-name="ce54" table:formula="of:=[.A52]+1" office:value-type="float" office:value="195" calcext:value-type="float">
            <text:p>195</text:p>
          </table:table-cell>
          <table:table-cell table:style-name="ce67" office:value-type="float" office:value="193.913" calcext:value-type="float">
            <text:p>193,913</text:p>
          </table:table-cell>
          <table:table-cell table:style-name="ce70" office:value-type="float" office:value="11.0968" calcext:value-type="float">
            <text:p>11,0968</text:p>
          </table:table-cell>
          <table:table-cell table:style-name="ce54" table:formula="of:=[.D52]+1" office:value-type="float" office:value="243" calcext:value-type="float">
            <text:p>243</text:p>
          </table:table-cell>
          <table:table-cell table:style-name="ce67" office:value-type="float" office:value="241.913" calcext:value-type="float">
            <text:p>241,913</text:p>
          </table:table-cell>
          <table:table-cell table:style-name="ce70" office:value-type="float" office:value="10.7321" calcext:value-type="float">
            <text:p>10,7321</text:p>
          </table:table-cell>
          <table:table-cell table:style-name="ce54" table:formula="of:=[.G52]+1" office:value-type="float" office:value="291" calcext:value-type="float">
            <text:p>291</text:p>
          </table:table-cell>
          <table:table-cell table:style-name="ce67" office:value-type="float" office:value="289.912" calcext:value-type="float">
            <text:p>289,912</text:p>
          </table:table-cell>
          <table:table-cell table:style-name="ce70" office:value-type="float" office:value="10.314" calcext:value-type="float">
            <text:p>10,314</text:p>
          </table:table-cell>
          <table:table-cell table:style-name="ce54" table:formula="of:=[.J52]+1" office:value-type="float" office:value="339" calcext:value-type="float">
            <text:p>339</text:p>
          </table:table-cell>
          <table:table-cell table:style-name="ce67" office:value-type="float" office:value="337.913" calcext:value-type="float">
            <text:p>337,913</text:p>
          </table:table-cell>
          <table:table-cell table:style-name="ce70" office:value-type="float" office:value="9.9794" calcext:value-type="float">
            <text:p>9,9794</text:p>
          </table:table-cell>
          <table:table-cell table:number-columns-repeated="1012"/>
        </table:table-row>
        <table:table-row table:style-name="ro1">
          <table:table-cell table:style-name="ce54" table:formula="of:=[.A53]+1" office:value-type="float" office:value="196" calcext:value-type="float">
            <text:p>196</text:p>
          </table:table-cell>
          <table:table-cell table:style-name="ce67" office:value-type="float" office:value="194.913" calcext:value-type="float">
            <text:p>194,913</text:p>
          </table:table-cell>
          <table:table-cell table:style-name="ce70" office:value-type="float" office:value="11.0958" calcext:value-type="float">
            <text:p>11,0958</text:p>
          </table:table-cell>
          <table:table-cell table:style-name="ce54" table:formula="of:=[.D53]+1" office:value-type="float" office:value="244" calcext:value-type="float">
            <text:p>244</text:p>
          </table:table-cell>
          <table:table-cell table:style-name="ce67" office:value-type="float" office:value="242.913" calcext:value-type="float">
            <text:p>242,913</text:p>
          </table:table-cell>
          <table:table-cell table:style-name="ce70" office:value-type="float" office:value="10.7188" calcext:value-type="float">
            <text:p>10,7188</text:p>
          </table:table-cell>
          <table:table-cell table:style-name="ce54" table:formula="of:=[.G53]+1" office:value-type="float" office:value="292" calcext:value-type="float">
            <text:p>292</text:p>
          </table:table-cell>
          <table:table-cell table:style-name="ce67" office:value-type="float" office:value="290.912" calcext:value-type="float">
            <text:p>290,912</text:p>
          </table:table-cell>
          <table:table-cell table:style-name="ce70" office:value-type="float" office:value="10.3154" calcext:value-type="float">
            <text:p>10,3154</text:p>
          </table:table-cell>
          <table:table-cell table:style-name="ce54" table:formula="of:=[.J53]+1" office:value-type="float" office:value="340" calcext:value-type="float">
            <text:p>340</text:p>
          </table:table-cell>
          <table:table-cell table:style-name="ce67" office:value-type="float" office:value="338.913" calcext:value-type="float">
            <text:p>338,913</text:p>
          </table:table-cell>
          <table:table-cell table:style-name="ce70" office:value-type="float" office:value="9.915" calcext:value-type="float">
            <text:p>9,915</text:p>
          </table:table-cell>
          <table:table-cell table:number-columns-repeated="1012"/>
        </table:table-row>
        <table:table-row table:style-name="ro1">
          <table:table-cell table:style-name="ce54" table:formula="of:=[.A54]+1" office:value-type="float" office:value="197" calcext:value-type="float">
            <text:p>197</text:p>
          </table:table-cell>
          <table:table-cell table:style-name="ce67" office:value-type="float" office:value="195.913" calcext:value-type="float">
            <text:p>195,913</text:p>
          </table:table-cell>
          <table:table-cell table:style-name="ce70" office:value-type="float" office:value="11.095" calcext:value-type="float">
            <text:p>11,095</text:p>
          </table:table-cell>
          <table:table-cell table:style-name="ce54" table:formula="of:=[.D54]+1" office:value-type="float" office:value="245" calcext:value-type="float">
            <text:p>245</text:p>
          </table:table-cell>
          <table:table-cell table:style-name="ce67" office:value-type="float" office:value="243.913" calcext:value-type="float">
            <text:p>243,913</text:p>
          </table:table-cell>
          <table:table-cell table:style-name="ce70" office:value-type="float" office:value="10.7559" calcext:value-type="float">
            <text:p>10,7559</text:p>
          </table:table-cell>
          <table:table-cell table:style-name="ce54" table:formula="of:=[.G54]+1" office:value-type="float" office:value="293" calcext:value-type="float">
            <text:p>293</text:p>
          </table:table-cell>
          <table:table-cell table:style-name="ce67" office:value-type="float" office:value="291.912" calcext:value-type="float">
            <text:p>291,912</text:p>
          </table:table-cell>
          <table:table-cell table:style-name="ce70" office:value-type="float" office:value="10.31" calcext:value-type="float">
            <text:p>10,31</text:p>
          </table:table-cell>
          <table:table-cell table:style-name="ce54" table:formula="of:=[.J54]+1" office:value-type="float" office:value="341" calcext:value-type="float">
            <text:p>341</text:p>
          </table:table-cell>
          <table:table-cell table:style-name="ce67" office:value-type="float" office:value="339.913" calcext:value-type="float">
            <text:p>339,913</text:p>
          </table:table-cell>
          <table:table-cell table:style-name="ce70" office:value-type="float" office:value="9.8964" calcext:value-type="float">
            <text:p>9,8964</text:p>
          </table:table-cell>
          <table:table-cell table:number-columns-repeated="1012"/>
        </table:table-row>
        <table:table-row table:style-name="ro1">
          <table:table-cell table:style-name="ce54" table:formula="of:=[.A55]+1" office:value-type="float" office:value="198" calcext:value-type="float">
            <text:p>198</text:p>
          </table:table-cell>
          <table:table-cell table:style-name="ce67" office:value-type="float" office:value="196.913" calcext:value-type="float">
            <text:p>196,913</text:p>
          </table:table-cell>
          <table:table-cell table:style-name="ce70" office:value-type="float" office:value="11.1009" calcext:value-type="float">
            <text:p>11,1009</text:p>
          </table:table-cell>
          <table:table-cell table:style-name="ce54" table:formula="of:=[.D55]+1" office:value-type="float" office:value="246" calcext:value-type="float">
            <text:p>246</text:p>
          </table:table-cell>
          <table:table-cell table:style-name="ce67" office:value-type="float" office:value="244.913" calcext:value-type="float">
            <text:p>244,913</text:p>
          </table:table-cell>
          <table:table-cell table:style-name="ce70" office:value-type="float" office:value="10.7168" calcext:value-type="float">
            <text:p>10,7168</text:p>
          </table:table-cell>
          <table:table-cell table:style-name="ce54" table:formula="of:=[.G55]+1" office:value-type="float" office:value="294" calcext:value-type="float">
            <text:p>294</text:p>
          </table:table-cell>
          <table:table-cell table:style-name="ce67" office:value-type="float" office:value="292.912" calcext:value-type="float">
            <text:p>292,912</text:p>
          </table:table-cell>
          <table:table-cell table:style-name="ce70" office:value-type="float" office:value="10.3189" calcext:value-type="float">
            <text:p>10,3189</text:p>
          </table:table-cell>
          <table:table-cell table:style-name="ce54" table:formula="of:=[.J55]+1" office:value-type="float" office:value="342" calcext:value-type="float">
            <text:p>342</text:p>
          </table:table-cell>
          <table:table-cell table:style-name="ce67" office:value-type="float" office:value="340.913" calcext:value-type="float">
            <text:p>340,913</text:p>
          </table:table-cell>
          <table:table-cell table:style-name="ce70" office:value-type="float" office:value="9.9257" calcext:value-type="float">
            <text:p>9,9257</text:p>
          </table:table-cell>
          <table:table-cell table:number-columns-repeated="1012"/>
        </table:table-row>
        <table:table-row table:style-name="ro1">
          <table:table-cell table:style-name="ce54" table:formula="of:=[.A56]+1" office:value-type="float" office:value="199" calcext:value-type="float">
            <text:p>199</text:p>
          </table:table-cell>
          <table:table-cell table:style-name="ce67" office:value-type="float" office:value="197.914" calcext:value-type="float">
            <text:p>197,914</text:p>
          </table:table-cell>
          <table:table-cell table:style-name="ce70" office:value-type="float" office:value="11.0988" calcext:value-type="float">
            <text:p>11,0988</text:p>
          </table:table-cell>
          <table:table-cell table:style-name="ce54" table:formula="of:=[.D56]+1" office:value-type="float" office:value="247" calcext:value-type="float">
            <text:p>247</text:p>
          </table:table-cell>
          <table:table-cell table:style-name="ce67" office:value-type="float" office:value="245.913" calcext:value-type="float">
            <text:p>245,913</text:p>
          </table:table-cell>
          <table:table-cell table:style-name="ce70" office:value-type="float" office:value="10.7042" calcext:value-type="float">
            <text:p>10,7042</text:p>
          </table:table-cell>
          <table:table-cell table:style-name="ce54" table:formula="of:=[.G56]+1" office:value-type="float" office:value="295" calcext:value-type="float">
            <text:p>295</text:p>
          </table:table-cell>
          <table:table-cell table:style-name="ce67" office:value-type="float" office:value="293.912" calcext:value-type="float">
            <text:p>293,912</text:p>
          </table:table-cell>
          <table:table-cell table:style-name="ce70" office:value-type="float" office:value="10.2703" calcext:value-type="float">
            <text:p>10,2703</text:p>
          </table:table-cell>
          <table:table-cell table:style-name="ce54" table:formula="of:=[.J56]+1" office:value-type="float" office:value="343" calcext:value-type="float">
            <text:p>343</text:p>
          </table:table-cell>
          <table:table-cell table:style-name="ce67" office:value-type="float" office:value="341.914" calcext:value-type="float">
            <text:p>341,914</text:p>
          </table:table-cell>
          <table:table-cell table:style-name="ce70" office:value-type="float" office:value="9.9668" calcext:value-type="float">
            <text:p>9,9668</text:p>
          </table:table-cell>
          <table:table-cell table:number-columns-repeated="1012"/>
        </table:table-row>
        <table:table-row table:style-name="ro1">
          <table:table-cell table:style-name="ce54" table:formula="of:=[.A57]+1" office:value-type="float" office:value="200" calcext:value-type="float">
            <text:p>200</text:p>
          </table:table-cell>
          <table:table-cell table:style-name="ce67" office:value-type="float" office:value="198.914" calcext:value-type="float">
            <text:p>198,914</text:p>
          </table:table-cell>
          <table:table-cell table:style-name="ce70" office:value-type="float" office:value="11.103" calcext:value-type="float">
            <text:p>11,103</text:p>
          </table:table-cell>
          <table:table-cell table:style-name="ce54" table:formula="of:=[.D57]+1" office:value-type="float" office:value="248" calcext:value-type="float">
            <text:p>248</text:p>
          </table:table-cell>
          <table:table-cell table:style-name="ce67" office:value-type="float" office:value="246.913" calcext:value-type="float">
            <text:p>246,913</text:p>
          </table:table-cell>
          <table:table-cell table:style-name="ce70" office:value-type="float" office:value="10.6533" calcext:value-type="float">
            <text:p>10,6533</text:p>
          </table:table-cell>
          <table:table-cell table:style-name="ce54" table:formula="of:=[.G57]+1" office:value-type="float" office:value="296" calcext:value-type="float">
            <text:p>296</text:p>
          </table:table-cell>
          <table:table-cell table:style-name="ce67" office:value-type="float" office:value="294.912" calcext:value-type="float">
            <text:p>294,912</text:p>
          </table:table-cell>
          <table:table-cell table:style-name="ce70" office:value-type="float" office:value="10.2349" calcext:value-type="float">
            <text:p>10,2349</text:p>
          </table:table-cell>
          <table:table-cell table:style-name="ce54" table:formula="of:=[.J57]+1" office:value-type="float" office:value="344" calcext:value-type="float">
            <text:p>344</text:p>
          </table:table-cell>
          <table:table-cell table:style-name="ce67" office:value-type="float" office:value="342.914" calcext:value-type="float">
            <text:p>342,914</text:p>
          </table:table-cell>
          <table:table-cell table:style-name="ce70" office:value-type="float" office:value="9.9807" calcext:value-type="float">
            <text:p>9,9807</text:p>
          </table:table-cell>
          <table:table-cell table:number-columns-repeated="1012"/>
        </table:table-row>
        <table:table-row table:style-name="ro1">
          <table:table-cell table:style-name="ce54" table:formula="of:=[.A58]+1" office:value-type="float" office:value="201" calcext:value-type="float">
            <text:p>201</text:p>
          </table:table-cell>
          <table:table-cell table:style-name="ce67" office:value-type="float" office:value="199.913" calcext:value-type="float">
            <text:p>199,913</text:p>
          </table:table-cell>
          <table:table-cell table:style-name="ce70" office:value-type="float" office:value="11.0692" calcext:value-type="float">
            <text:p>11,0692</text:p>
          </table:table-cell>
          <table:table-cell table:style-name="ce54" table:formula="of:=[.D58]+1" office:value-type="float" office:value="249" calcext:value-type="float">
            <text:p>249</text:p>
          </table:table-cell>
          <table:table-cell table:style-name="ce67" office:value-type="float" office:value="247.913" calcext:value-type="float">
            <text:p>247,913</text:p>
          </table:table-cell>
          <table:table-cell table:style-name="ce70" office:value-type="float" office:value="10.6508" calcext:value-type="float">
            <text:p>10,6508</text:p>
          </table:table-cell>
          <table:table-cell table:style-name="ce54" table:formula="of:=[.G58]+1" office:value-type="float" office:value="297" calcext:value-type="float">
            <text:p>297</text:p>
          </table:table-cell>
          <table:table-cell table:style-name="ce67" office:value-type="float" office:value="295.912" calcext:value-type="float">
            <text:p>295,912</text:p>
          </table:table-cell>
          <table:table-cell table:style-name="ce70" office:value-type="float" office:value="10.2439" calcext:value-type="float">
            <text:p>10,2439</text:p>
          </table:table-cell>
          <table:table-cell table:style-name="ce54" table:formula="of:=[.J58]+1" office:value-type="float" office:value="345" calcext:value-type="float">
            <text:p>345</text:p>
          </table:table-cell>
          <table:table-cell table:style-name="ce67" office:value-type="float" office:value="343.913" calcext:value-type="float">
            <text:p>343,913</text:p>
          </table:table-cell>
          <table:table-cell table:style-name="ce70" office:value-type="float" office:value="9.9262" calcext:value-type="float">
            <text:p>9,9262</text:p>
          </table:table-cell>
          <table:table-cell table:number-columns-repeated="1012"/>
        </table:table-row>
        <table:table-row table:style-name="ro1">
          <table:table-cell table:style-name="ce54" table:formula="of:=[.A59]+1" office:value-type="float" office:value="202" calcext:value-type="float">
            <text:p>202</text:p>
          </table:table-cell>
          <table:table-cell table:style-name="ce67" office:value-type="float" office:value="200.913" calcext:value-type="float">
            <text:p>200,913</text:p>
          </table:table-cell>
          <table:table-cell table:style-name="ce70" office:value-type="float" office:value="11.0565" calcext:value-type="float">
            <text:p>11,0565</text:p>
          </table:table-cell>
          <table:table-cell table:style-name="ce54" table:formula="of:=[.D59]+1" office:value-type="float" office:value="250" calcext:value-type="float">
            <text:p>250</text:p>
          </table:table-cell>
          <table:table-cell table:style-name="ce67" office:value-type="float" office:value="248.913" calcext:value-type="float">
            <text:p>248,913</text:p>
          </table:table-cell>
          <table:table-cell table:style-name="ce70" office:value-type="float" office:value="10.6809" calcext:value-type="float">
            <text:p>10,6809</text:p>
          </table:table-cell>
          <table:table-cell table:style-name="ce54" table:formula="of:=[.G59]+1" office:value-type="float" office:value="298" calcext:value-type="float">
            <text:p>298</text:p>
          </table:table-cell>
          <table:table-cell table:style-name="ce67" office:value-type="float" office:value="296.912" calcext:value-type="float">
            <text:p>296,912</text:p>
          </table:table-cell>
          <table:table-cell table:style-name="ce70" office:value-type="float" office:value="10.2621" calcext:value-type="float">
            <text:p>10,2621</text:p>
          </table:table-cell>
          <table:table-cell table:style-name="ce54" table:formula="of:=[.J59]+1" office:value-type="float" office:value="346" calcext:value-type="float">
            <text:p>346</text:p>
          </table:table-cell>
          <table:table-cell table:style-name="ce67" office:value-type="float" office:value="344.913" calcext:value-type="float">
            <text:p>344,913</text:p>
          </table:table-cell>
          <table:table-cell table:style-name="ce70" office:value-type="float" office:value="9.9201" calcext:value-type="float">
            <text:p>9,9201</text:p>
          </table:table-cell>
          <table:table-cell table:number-columns-repeated="1012"/>
        </table:table-row>
        <table:table-row table:style-name="ro1">
          <table:table-cell table:style-name="ce54" table:formula="of:=[.A60]+1" office:value-type="float" office:value="203" calcext:value-type="float">
            <text:p>203</text:p>
          </table:table-cell>
          <table:table-cell table:style-name="ce67" office:value-type="float" office:value="201.913" calcext:value-type="float">
            <text:p>201,913</text:p>
          </table:table-cell>
          <table:table-cell table:style-name="ce70" office:value-type="float" office:value="11.01" calcext:value-type="float">
            <text:p>11,01</text:p>
          </table:table-cell>
          <table:table-cell table:style-name="ce54" table:formula="of:=[.D60]+1" office:value-type="float" office:value="251" calcext:value-type="float">
            <text:p>251</text:p>
          </table:table-cell>
          <table:table-cell table:style-name="ce67" office:value-type="float" office:value="249.913" calcext:value-type="float">
            <text:p>249,913</text:p>
          </table:table-cell>
          <table:table-cell table:style-name="ce70" office:value-type="float" office:value="10.6847" calcext:value-type="float">
            <text:p>10,6847</text:p>
          </table:table-cell>
          <table:table-cell table:style-name="ce54" table:formula="of:=[.G60]+1" office:value-type="float" office:value="299" calcext:value-type="float">
            <text:p>299</text:p>
          </table:table-cell>
          <table:table-cell table:style-name="ce67" office:value-type="float" office:value="297.912" calcext:value-type="float">
            <text:p>297,912</text:p>
          </table:table-cell>
          <table:table-cell table:style-name="ce70" office:value-type="float" office:value="10.2971" calcext:value-type="float">
            <text:p>10,2971</text:p>
          </table:table-cell>
          <table:table-cell table:style-name="ce54" table:formula="of:=[.J60]+1" office:value-type="float" office:value="347" calcext:value-type="float">
            <text:p>347</text:p>
          </table:table-cell>
          <table:table-cell table:style-name="ce67" office:value-type="float" office:value="345.914" calcext:value-type="float">
            <text:p>345,914</text:p>
          </table:table-cell>
          <table:table-cell table:style-name="ce70" office:value-type="float" office:value="9.9409" calcext:value-type="float">
            <text:p>9,9409</text:p>
          </table:table-cell>
          <table:table-cell table:number-columns-repeated="1012"/>
        </table:table-row>
        <table:table-row table:style-name="ro1">
          <table:table-cell table:style-name="ce54" table:formula="of:=[.A61]+1" office:value-type="float" office:value="204" calcext:value-type="float">
            <text:p>204</text:p>
          </table:table-cell>
          <table:table-cell table:style-name="ce67" office:value-type="float" office:value="202.913" calcext:value-type="float">
            <text:p>202,913</text:p>
          </table:table-cell>
          <table:table-cell table:style-name="ce70" office:value-type="float" office:value="11.0037" calcext:value-type="float">
            <text:p>11,0037</text:p>
          </table:table-cell>
          <table:table-cell table:style-name="ce54" table:formula="of:=[.D61]+1" office:value-type="float" office:value="252" calcext:value-type="float">
            <text:p>252</text:p>
          </table:table-cell>
          <table:table-cell table:style-name="ce67" office:value-type="float" office:value="250.913" calcext:value-type="float">
            <text:p>250,913</text:p>
          </table:table-cell>
          <table:table-cell table:style-name="ce70" office:value-type="float" office:value="10.6836" calcext:value-type="float">
            <text:p>10,6836</text:p>
          </table:table-cell>
          <table:table-cell table:style-name="ce54" table:formula="of:=[.G61]+1" office:value-type="float" office:value="300" calcext:value-type="float">
            <text:p>300</text:p>
          </table:table-cell>
          <table:table-cell table:style-name="ce67" office:value-type="float" office:value="298.912" calcext:value-type="float">
            <text:p>298,912</text:p>
          </table:table-cell>
          <table:table-cell table:style-name="ce70" office:value-type="float" office:value="10.2936" calcext:value-type="float">
            <text:p>10,2936</text:p>
          </table:table-cell>
          <table:table-cell table:style-name="ce54" table:formula="of:=[.J61]+1" office:value-type="float" office:value="348" calcext:value-type="float">
            <text:p>348</text:p>
          </table:table-cell>
          <table:table-cell table:style-name="ce67" office:value-type="float" office:value="346.914" calcext:value-type="float">
            <text:p>346,914</text:p>
          </table:table-cell>
          <table:table-cell table:style-name="ce70" office:value-type="float" office:value="9.9201" calcext:value-type="float">
            <text:p>9,9201</text:p>
          </table:table-cell>
          <table:table-cell table:number-columns-repeated="1012"/>
        </table:table-row>
        <table:table-row table:style-name="ro1">
          <table:table-cell table:style-name="ce54" table:formula="of:=[.A62]+1" office:value-type="float" office:value="205" calcext:value-type="float">
            <text:p>205</text:p>
          </table:table-cell>
          <table:table-cell table:style-name="ce67" office:value-type="float" office:value="203.913" calcext:value-type="float">
            <text:p>203,913</text:p>
          </table:table-cell>
          <table:table-cell table:style-name="ce70" office:value-type="float" office:value="11.0294" calcext:value-type="float">
            <text:p>11,0294</text:p>
          </table:table-cell>
          <table:table-cell table:style-name="ce54" table:formula="of:=[.D62]+1" office:value-type="float" office:value="253" calcext:value-type="float">
            <text:p>253</text:p>
          </table:table-cell>
          <table:table-cell table:style-name="ce67" office:value-type="float" office:value="251.913" calcext:value-type="float">
            <text:p>251,913</text:p>
          </table:table-cell>
          <table:table-cell table:style-name="ce70" office:value-type="float" office:value="10.6827" calcext:value-type="float">
            <text:p>10,6827</text:p>
          </table:table-cell>
          <table:table-cell table:style-name="ce54" table:formula="of:=[.G62]+1" office:value-type="float" office:value="301" calcext:value-type="float">
            <text:p>301</text:p>
          </table:table-cell>
          <table:table-cell table:style-name="ce67" office:value-type="float" office:value="299.912" calcext:value-type="float">
            <text:p>299,912</text:p>
          </table:table-cell>
          <table:table-cell table:style-name="ce70" office:value-type="float" office:value="10.3309" calcext:value-type="float">
            <text:p>10,3309</text:p>
          </table:table-cell>
          <table:table-cell table:style-name="ce54" table:formula="of:=[.J62]+1" office:value-type="float" office:value="349" calcext:value-type="float">
            <text:p>349</text:p>
          </table:table-cell>
          <table:table-cell table:style-name="ce67" office:value-type="float" office:value="347.914" calcext:value-type="float">
            <text:p>347,914</text:p>
          </table:table-cell>
          <table:table-cell table:style-name="ce70" office:value-type="float" office:value="9.9315" calcext:value-type="float">
            <text:p>9,9315</text:p>
          </table:table-cell>
          <table:table-cell table:number-columns-repeated="1012"/>
        </table:table-row>
        <table:table-row table:style-name="ro1">
          <table:table-cell table:style-name="ce54" table:formula="of:=[.A63]+1" office:value-type="float" office:value="206" calcext:value-type="float">
            <text:p>206</text:p>
          </table:table-cell>
          <table:table-cell table:style-name="ce67" office:value-type="float" office:value="204.913" calcext:value-type="float">
            <text:p>204,913</text:p>
          </table:table-cell>
          <table:table-cell table:style-name="ce70" office:value-type="float" office:value="11.105" calcext:value-type="float">
            <text:p>11,105</text:p>
          </table:table-cell>
          <table:table-cell table:style-name="ce54" table:formula="of:=[.D63]+1" office:value-type="float" office:value="254" calcext:value-type="float">
            <text:p>254</text:p>
          </table:table-cell>
          <table:table-cell table:style-name="ce67" office:value-type="float" office:value="252.914" calcext:value-type="float">
            <text:p>252,914</text:p>
          </table:table-cell>
          <table:table-cell table:style-name="ce70" office:value-type="float" office:value="10.6908" calcext:value-type="float">
            <text:p>10,6908</text:p>
          </table:table-cell>
          <table:table-cell table:style-name="ce54" table:formula="of:=[.G63]+1" office:value-type="float" office:value="302" calcext:value-type="float">
            <text:p>302</text:p>
          </table:table-cell>
          <table:table-cell table:style-name="ce67" office:value-type="float" office:value="300.912" calcext:value-type="float">
            <text:p>300,912</text:p>
          </table:table-cell>
          <table:table-cell table:style-name="ce70" office:value-type="float" office:value="10.2011" calcext:value-type="float">
            <text:p>10,2011</text:p>
          </table:table-cell>
          <table:table-cell table:style-name="ce54" table:formula="of:=[.J63]+1" office:value-type="float" office:value="350" calcext:value-type="float">
            <text:p>350</text:p>
          </table:table-cell>
          <table:table-cell table:style-name="ce67" office:value-type="float" office:value="348.913" calcext:value-type="float">
            <text:p>348,913</text:p>
          </table:table-cell>
          <table:table-cell table:style-name="ce70" office:value-type="float" office:value="9.8836" calcext:value-type="float">
            <text:p>9,8836</text:p>
          </table:table-cell>
          <table:table-cell table:number-columns-repeated="1012"/>
        </table:table-row>
        <table:table-row table:style-name="ro1">
          <table:table-cell table:style-name="ce54" table:formula="of:=[.A64]+1" office:value-type="float" office:value="207" calcext:value-type="float">
            <text:p>207</text:p>
          </table:table-cell>
          <table:table-cell table:style-name="ce67" office:value-type="float" office:value="205.913" calcext:value-type="float">
            <text:p>205,913</text:p>
          </table:table-cell>
          <table:table-cell table:style-name="ce70" office:value-type="float" office:value="11.1328" calcext:value-type="float">
            <text:p>11,1328</text:p>
          </table:table-cell>
          <table:table-cell table:style-name="ce54" table:formula="of:=[.D64]+1" office:value-type="float" office:value="255" calcext:value-type="float">
            <text:p>255</text:p>
          </table:table-cell>
          <table:table-cell table:style-name="ce67" office:value-type="float" office:value="253.914" calcext:value-type="float">
            <text:p>253,914</text:p>
          </table:table-cell>
          <table:table-cell table:style-name="ce70" office:value-type="float" office:value="10.6536" calcext:value-type="float">
            <text:p>10,6536</text:p>
          </table:table-cell>
          <table:table-cell table:style-name="ce54" table:formula="of:=[.G64]+1" office:value-type="float" office:value="303" calcext:value-type="float">
            <text:p>303</text:p>
          </table:table-cell>
          <table:table-cell table:style-name="ce67" office:value-type="float" office:value="301.912" calcext:value-type="float">
            <text:p>301,912</text:p>
          </table:table-cell>
          <table:table-cell table:style-name="ce70" office:value-type="float" office:value="10.1635" calcext:value-type="float">
            <text:p>10,1635</text:p>
          </table:table-cell>
          <table:table-cell table:style-name="ce54" table:formula="of:=[.J64]+1" office:value-type="float" office:value="351" calcext:value-type="float">
            <text:p>351</text:p>
          </table:table-cell>
          <table:table-cell table:style-name="ce67" office:value-type="float" office:value="349.913" calcext:value-type="float">
            <text:p>349,913</text:p>
          </table:table-cell>
          <table:table-cell table:style-name="ce70" office:value-type="float" office:value="9.862" calcext:value-type="float">
            <text:p>9,862</text:p>
          </table:table-cell>
          <table:table-cell table:number-columns-repeated="1012"/>
        </table:table-row>
        <table:table-row table:style-name="ro1">
          <table:table-cell table:style-name="ce54" table:formula="of:=[.A65]+1" office:value-type="float" office:value="208" calcext:value-type="float">
            <text:p>208</text:p>
          </table:table-cell>
          <table:table-cell table:style-name="ce67" office:value-type="float" office:value="206.914" calcext:value-type="float">
            <text:p>206,914</text:p>
          </table:table-cell>
          <table:table-cell table:style-name="ce70" office:value-type="float" office:value="11.1292" calcext:value-type="float">
            <text:p>11,1292</text:p>
          </table:table-cell>
          <table:table-cell table:style-name="ce54" table:formula="of:=[.D65]+1" office:value-type="float" office:value="256" calcext:value-type="float">
            <text:p>256</text:p>
          </table:table-cell>
          <table:table-cell table:style-name="ce67" office:value-type="float" office:value="254.913" calcext:value-type="float">
            <text:p>254,913</text:p>
          </table:table-cell>
          <table:table-cell table:style-name="ce70" office:value-type="float" office:value="10.6114" calcext:value-type="float">
            <text:p>10,6114</text:p>
          </table:table-cell>
          <table:table-cell table:style-name="ce54" table:formula="of:=[.G65]+1" office:value-type="float" office:value="304" calcext:value-type="float">
            <text:p>304</text:p>
          </table:table-cell>
          <table:table-cell table:style-name="ce67" office:value-type="float" office:value="302.912" calcext:value-type="float">
            <text:p>302,912</text:p>
          </table:table-cell>
          <table:table-cell table:style-name="ce70" office:value-type="float" office:value="10.1711" calcext:value-type="float">
            <text:p>10,1711</text:p>
          </table:table-cell>
          <table:table-cell table:style-name="ce54" table:formula="of:=[.J65]+1" office:value-type="float" office:value="352" calcext:value-type="float">
            <text:p>352</text:p>
          </table:table-cell>
          <table:table-cell table:style-name="ce67" office:value-type="float" office:value="350.913" calcext:value-type="float">
            <text:p>350,913</text:p>
          </table:table-cell>
          <table:table-cell table:style-name="ce70" office:value-type="float" office:value="9.8567" calcext:value-type="float">
            <text:p>9,8567</text:p>
          </table:table-cell>
          <table:table-cell table:number-columns-repeated="1012"/>
        </table:table-row>
        <table:table-row table:style-name="ro1">
          <table:table-cell table:style-name="ce54" table:formula="of:=[.A66]+1" office:value-type="float" office:value="209" calcext:value-type="float">
            <text:p>209</text:p>
          </table:table-cell>
          <table:table-cell table:style-name="ce67" office:value-type="float" office:value="207.914" calcext:value-type="float">
            <text:p>207,914</text:p>
          </table:table-cell>
          <table:table-cell table:style-name="ce70" office:value-type="float" office:value="11.0717" calcext:value-type="float">
            <text:p>11,0717</text:p>
          </table:table-cell>
          <table:table-cell table:style-name="ce54" table:formula="of:=[.D66]+1" office:value-type="float" office:value="257" calcext:value-type="float">
            <text:p>257</text:p>
          </table:table-cell>
          <table:table-cell table:style-name="ce67" office:value-type="float" office:value="255.912" calcext:value-type="float">
            <text:p>255,912</text:p>
          </table:table-cell>
          <table:table-cell table:style-name="ce70" office:value-type="float" office:value="10.5872" calcext:value-type="float">
            <text:p>10,5872</text:p>
          </table:table-cell>
          <table:table-cell table:style-name="ce54" table:formula="of:=[.G66]+1" office:value-type="float" office:value="305" calcext:value-type="float">
            <text:p>305</text:p>
          </table:table-cell>
          <table:table-cell table:style-name="ce67" office:value-type="float" office:value="303.912" calcext:value-type="float">
            <text:p>303,912</text:p>
          </table:table-cell>
          <table:table-cell table:style-name="ce70" office:value-type="float" office:value="10.1168" calcext:value-type="float">
            <text:p>10,1168</text:p>
          </table:table-cell>
          <table:table-cell table:style-name="ce54" table:formula="of:=[.J66]+1" office:value-type="float" office:value="353" calcext:value-type="float">
            <text:p>353</text:p>
          </table:table-cell>
          <table:table-cell table:style-name="ce67" office:value-type="float" office:value="351.913" calcext:value-type="float">
            <text:p>351,913</text:p>
          </table:table-cell>
          <table:table-cell table:style-name="ce70" office:value-type="float" office:value="9.794" calcext:value-type="float">
            <text:p>9,794</text:p>
          </table:table-cell>
          <table:table-cell table:number-columns-repeated="1012"/>
        </table:table-row>
        <table:table-row table:style-name="ro1">
          <table:table-cell table:style-name="ce54" table:formula="of:=[.A67]+1" office:value-type="float" office:value="210" calcext:value-type="float">
            <text:p>210</text:p>
          </table:table-cell>
          <table:table-cell table:style-name="ce67" office:value-type="float" office:value="208.914" calcext:value-type="float">
            <text:p>208,914</text:p>
          </table:table-cell>
          <table:table-cell table:style-name="ce70" office:value-type="float" office:value="11.0373" calcext:value-type="float">
            <text:p>11,0373</text:p>
          </table:table-cell>
          <table:table-cell table:style-name="ce54" table:formula="of:=[.D67]+1" office:value-type="float" office:value="258" calcext:value-type="float">
            <text:p>258</text:p>
          </table:table-cell>
          <table:table-cell table:style-name="ce67" office:value-type="float" office:value="256.912" calcext:value-type="float">
            <text:p>256,912</text:p>
          </table:table-cell>
          <table:table-cell table:style-name="ce70" office:value-type="float" office:value="10.5477" calcext:value-type="float">
            <text:p>10,5477</text:p>
          </table:table-cell>
          <table:table-cell table:style-name="ce54" table:formula="of:=[.G67]+1" office:value-type="float" office:value="306" calcext:value-type="float">
            <text:p>306</text:p>
          </table:table-cell>
          <table:table-cell table:style-name="ce67" office:value-type="float" office:value="304.912" calcext:value-type="float">
            <text:p>304,912</text:p>
          </table:table-cell>
          <table:table-cell table:style-name="ce70" office:value-type="float" office:value="10.1258" calcext:value-type="float">
            <text:p>10,1258</text:p>
          </table:table-cell>
          <table:table-cell table:style-name="ce54" table:formula="of:=[.J67]+1" office:value-type="float" office:value="354" calcext:value-type="float">
            <text:p>354</text:p>
          </table:table-cell>
          <table:table-cell table:style-name="ce67" office:value-type="float" office:value="352.913" calcext:value-type="float">
            <text:p>352,913</text:p>
          </table:table-cell>
          <table:table-cell table:style-name="ce70" office:value-type="float" office:value="9.8162" calcext:value-type="float">
            <text:p>9,8162</text:p>
          </table:table-cell>
          <table:table-cell table:number-columns-repeated="1012"/>
        </table:table-row>
        <table:table-row table:style-name="ro1">
          <table:table-cell table:style-name="ce54" table:formula="of:=[.A68]+1" office:value-type="float" office:value="211" calcext:value-type="float">
            <text:p>211</text:p>
          </table:table-cell>
          <table:table-cell table:style-name="ce67" office:value-type="float" office:value="209.913" calcext:value-type="float">
            <text:p>209,913</text:p>
          </table:table-cell>
          <table:table-cell table:style-name="ce70" office:value-type="float" office:value="11.0417" calcext:value-type="float">
            <text:p>11,0417</text:p>
          </table:table-cell>
          <table:table-cell table:style-name="ce54" table:formula="of:=[.D68]+1" office:value-type="float" office:value="259" calcext:value-type="float">
            <text:p>259</text:p>
          </table:table-cell>
          <table:table-cell table:style-name="ce67" office:value-type="float" office:value="257.912" calcext:value-type="float">
            <text:p>257,912</text:p>
          </table:table-cell>
          <table:table-cell table:style-name="ce70" office:value-type="float" office:value="10.5138" calcext:value-type="float">
            <text:p>10,5138</text:p>
          </table:table-cell>
          <table:table-cell table:style-name="ce54" table:formula="of:=[.G68]+1" office:value-type="float" office:value="307" calcext:value-type="float">
            <text:p>307</text:p>
          </table:table-cell>
          <table:table-cell table:style-name="ce67" office:value-type="float" office:value="305.912" calcext:value-type="float">
            <text:p>305,912</text:p>
          </table:table-cell>
          <table:table-cell table:style-name="ce70" office:value-type="float" office:value="10.1136" calcext:value-type="float">
            <text:p>10,1136</text:p>
          </table:table-cell>
          <table:table-cell table:style-name="ce54" table:formula="of:=[.J68]+1" office:value-type="float" office:value="355" calcext:value-type="float">
            <text:p>355</text:p>
          </table:table-cell>
          <table:table-cell table:style-name="ce67" office:value-type="float" office:value="353.913" calcext:value-type="float">
            <text:p>353,913</text:p>
          </table:table-cell>
          <table:table-cell table:style-name="ce70" office:value-type="float" office:value="9.8186" calcext:value-type="float">
            <text:p>9,8186</text:p>
          </table:table-cell>
          <table:table-cell table:number-columns-repeated="1012"/>
        </table:table-row>
        <table:table-row table:style-name="ro1">
          <table:table-cell table:style-name="ce54" table:formula="of:=[.A69]+1" office:value-type="float" office:value="212" calcext:value-type="float">
            <text:p>212</text:p>
          </table:table-cell>
          <table:table-cell table:style-name="ce67" office:value-type="float" office:value="210.913" calcext:value-type="float">
            <text:p>210,913</text:p>
          </table:table-cell>
          <table:table-cell table:style-name="ce70" office:value-type="float" office:value="11.0554" calcext:value-type="float">
            <text:p>11,0554</text:p>
          </table:table-cell>
          <table:table-cell table:style-name="ce54" table:formula="of:=[.D69]+1" office:value-type="float" office:value="260" calcext:value-type="float">
            <text:p>260</text:p>
          </table:table-cell>
          <table:table-cell table:style-name="ce67" office:value-type="float" office:value="258.912" calcext:value-type="float">
            <text:p>258,912</text:p>
          </table:table-cell>
          <table:table-cell table:style-name="ce70" office:value-type="float" office:value="10.5163" calcext:value-type="float">
            <text:p>10,5163</text:p>
          </table:table-cell>
          <table:table-cell table:style-name="ce54" table:formula="of:=[.G69]+1" office:value-type="float" office:value="308" calcext:value-type="float">
            <text:p>308</text:p>
          </table:table-cell>
          <table:table-cell table:style-name="ce67" office:value-type="float" office:value="306.912" calcext:value-type="float">
            <text:p>306,912</text:p>
          </table:table-cell>
          <table:table-cell table:style-name="ce70" office:value-type="float" office:value="10.0617" calcext:value-type="float">
            <text:p>10,0617</text:p>
          </table:table-cell>
          <table:table-cell table:style-name="ce54" table:formula="of:=[.J69]+1" office:value-type="float" office:value="356" calcext:value-type="float">
            <text:p>356</text:p>
          </table:table-cell>
          <table:table-cell table:style-name="ce67" office:value-type="float" office:value="354.913" calcext:value-type="float">
            <text:p>354,913</text:p>
          </table:table-cell>
          <table:table-cell table:style-name="ce70" office:value-type="float" office:value="9.8029" calcext:value-type="float">
            <text:p>9,8029</text:p>
          </table:table-cell>
          <table:table-cell table:number-columns-repeated="1012"/>
        </table:table-row>
        <table:table-row table:style-name="ro1">
          <table:table-cell table:style-name="ce54" table:formula="of:=[.A70]+1" office:value-type="float" office:value="213" calcext:value-type="float">
            <text:p>213</text:p>
          </table:table-cell>
          <table:table-cell table:style-name="ce67" office:value-type="float" office:value="211.913" calcext:value-type="float">
            <text:p>211,913</text:p>
          </table:table-cell>
          <table:table-cell table:style-name="ce70" office:value-type="float" office:value="11.033" calcext:value-type="float">
            <text:p>11,033</text:p>
          </table:table-cell>
          <table:table-cell table:style-name="ce54" table:formula="of:=[.D70]+1" office:value-type="float" office:value="261" calcext:value-type="float">
            <text:p>261</text:p>
          </table:table-cell>
          <table:table-cell table:style-name="ce67" office:value-type="float" office:value="259.912" calcext:value-type="float">
            <text:p>259,912</text:p>
          </table:table-cell>
          <table:table-cell table:style-name="ce70" office:value-type="float" office:value="10.566" calcext:value-type="float">
            <text:p>10,566</text:p>
          </table:table-cell>
          <table:table-cell table:style-name="ce54" table:formula="of:=[.G70]+1" office:value-type="float" office:value="309" calcext:value-type="float">
            <text:p>309</text:p>
          </table:table-cell>
          <table:table-cell table:style-name="ce67" office:value-type="float" office:value="307.912" calcext:value-type="float">
            <text:p>307,912</text:p>
          </table:table-cell>
          <table:table-cell table:style-name="ce70" office:value-type="float" office:value="10.0832" calcext:value-type="float">
            <text:p>10,0832</text:p>
          </table:table-cell>
          <table:table-cell table:style-name="ce54" table:formula="of:=[.J70]+1" office:value-type="float" office:value="357" calcext:value-type="float">
            <text:p>357</text:p>
          </table:table-cell>
          <table:table-cell table:style-name="ce67" office:value-type="float" office:value="355.913" calcext:value-type="float">
            <text:p>355,913</text:p>
          </table:table-cell>
          <table:table-cell table:style-name="ce70" office:value-type="float" office:value="9.8431" calcext:value-type="float">
            <text:p>9,8431</text:p>
          </table:table-cell>
          <table:table-cell table:number-columns-repeated="1012"/>
        </table:table-row>
        <table:table-row table:style-name="ro1">
          <table:table-cell table:style-name="ce54" table:formula="of:=[.A71]+1" office:value-type="float" office:value="214" calcext:value-type="float">
            <text:p>214</text:p>
          </table:table-cell>
          <table:table-cell table:style-name="ce67" office:value-type="float" office:value="212.913" calcext:value-type="float">
            <text:p>212,913</text:p>
          </table:table-cell>
          <table:table-cell table:style-name="ce70" office:value-type="float" office:value="10.9918" calcext:value-type="float">
            <text:p>10,9918</text:p>
          </table:table-cell>
          <table:table-cell table:style-name="ce54" table:formula="of:=[.D71]+1" office:value-type="float" office:value="262" calcext:value-type="float">
            <text:p>262</text:p>
          </table:table-cell>
          <table:table-cell table:style-name="ce67" office:value-type="float" office:value="260.912" calcext:value-type="float">
            <text:p>260,912</text:p>
          </table:table-cell>
          <table:table-cell table:style-name="ce70" office:value-type="float" office:value="10.5332" calcext:value-type="float">
            <text:p>10,5332</text:p>
          </table:table-cell>
          <table:table-cell table:style-name="ce54" table:formula="of:=[.G71]+1" office:value-type="float" office:value="310" calcext:value-type="float">
            <text:p>310</text:p>
          </table:table-cell>
          <table:table-cell table:style-name="ce67" office:value-type="float" office:value="308.913" calcext:value-type="float">
            <text:p>308,913</text:p>
          </table:table-cell>
          <table:table-cell table:style-name="ce70" office:value-type="float" office:value="10.0702" calcext:value-type="float">
            <text:p>10,0702</text:p>
          </table:table-cell>
          <table:table-cell table:style-name="ce54" table:formula="of:=[.J71]+1" office:value-type="float" office:value="358" calcext:value-type="float">
            <text:p>358</text:p>
          </table:table-cell>
          <table:table-cell table:style-name="ce67" office:value-type="float" office:value="356.913" calcext:value-type="float">
            <text:p>356,913</text:p>
          </table:table-cell>
          <table:table-cell table:style-name="ce70" office:value-type="float" office:value="9.7657" calcext:value-type="float">
            <text:p>9,7657</text:p>
          </table:table-cell>
          <table:table-cell table:number-columns-repeated="1012"/>
        </table:table-row>
        <table:table-row table:style-name="ro1">
          <table:table-cell table:style-name="ce54" table:formula="of:=[.A72]+1" office:value-type="float" office:value="215" calcext:value-type="float">
            <text:p>215</text:p>
          </table:table-cell>
          <table:table-cell table:style-name="ce67" office:value-type="float" office:value="213.913" calcext:value-type="float">
            <text:p>213,913</text:p>
          </table:table-cell>
          <table:table-cell table:style-name="ce70" office:value-type="float" office:value="10.9871" calcext:value-type="float">
            <text:p>10,9871</text:p>
          </table:table-cell>
          <table:table-cell table:style-name="ce54" table:formula="of:=[.D72]+1" office:value-type="float" office:value="263" calcext:value-type="float">
            <text:p>263</text:p>
          </table:table-cell>
          <table:table-cell table:style-name="ce67" office:value-type="float" office:value="261.912" calcext:value-type="float">
            <text:p>261,912</text:p>
          </table:table-cell>
          <table:table-cell table:style-name="ce70" office:value-type="float" office:value="10.5749" calcext:value-type="float">
            <text:p>10,5749</text:p>
          </table:table-cell>
          <table:table-cell table:style-name="ce54" table:formula="of:=[.G72]+1" office:value-type="float" office:value="311" calcext:value-type="float">
            <text:p>311</text:p>
          </table:table-cell>
          <table:table-cell table:style-name="ce67" office:value-type="float" office:value="309.913" calcext:value-type="float">
            <text:p>309,913</text:p>
          </table:table-cell>
          <table:table-cell table:style-name="ce70" office:value-type="float" office:value="10.0468" calcext:value-type="float">
            <text:p>10,0468</text:p>
          </table:table-cell>
          <table:table-cell table:style-name="ce54" table:formula="of:=[.J72]+1" office:value-type="float" office:value="359" calcext:value-type="float">
            <text:p>359</text:p>
          </table:table-cell>
          <table:table-cell table:style-name="ce67" office:value-type="float" office:value="357.913" calcext:value-type="float">
            <text:p>357,913</text:p>
          </table:table-cell>
          <table:table-cell table:style-name="ce70" office:value-type="float" office:value="9.7908" calcext:value-type="float">
            <text:p>9,7908</text:p>
          </table:table-cell>
          <table:table-cell table:number-columns-repeated="1012"/>
        </table:table-row>
        <table:table-row table:style-name="ro1">
          <table:table-cell table:style-name="ce54" table:formula="of:=[.A73]+1" office:value-type="float" office:value="216" calcext:value-type="float">
            <text:p>216</text:p>
          </table:table-cell>
          <table:table-cell table:style-name="ce67" office:value-type="float" office:value="214.913" calcext:value-type="float">
            <text:p>214,913</text:p>
          </table:table-cell>
          <table:table-cell table:style-name="ce70" office:value-type="float" office:value="11.0008" calcext:value-type="float">
            <text:p>11,0008</text:p>
          </table:table-cell>
          <table:table-cell table:style-name="ce54" table:formula="of:=[.D73]+1" office:value-type="float" office:value="264" calcext:value-type="float">
            <text:p>264</text:p>
          </table:table-cell>
          <table:table-cell table:style-name="ce67" office:value-type="float" office:value="262.912" calcext:value-type="float">
            <text:p>262,912</text:p>
          </table:table-cell>
          <table:table-cell table:style-name="ce70" office:value-type="float" office:value="10.5483" calcext:value-type="float">
            <text:p>10,5483</text:p>
          </table:table-cell>
          <table:table-cell table:style-name="ce54" table:formula="of:=[.G73]+1" office:value-type="float" office:value="312" calcext:value-type="float">
            <text:p>312</text:p>
          </table:table-cell>
          <table:table-cell table:style-name="ce67" office:value-type="float" office:value="310.913" calcext:value-type="float">
            <text:p>310,913</text:p>
          </table:table-cell>
          <table:table-cell table:style-name="ce70" office:value-type="float" office:value="10.0628" calcext:value-type="float">
            <text:p>10,0628</text:p>
          </table:table-cell>
          <table:table-cell table:style-name="ce54" table:formula="of:=[.J73]+1" office:value-type="float" office:value="360" calcext:value-type="float">
            <text:p>360</text:p>
          </table:table-cell>
          <table:table-cell table:style-name="ce67" office:value-type="float" office:value="358.913" calcext:value-type="float">
            <text:p>358,913</text:p>
          </table:table-cell>
          <table:table-cell table:style-name="ce70" office:value-type="float" office:value="9.7516" calcext:value-type="float">
            <text:p>9,7516</text:p>
          </table:table-cell>
          <table:table-cell table:number-columns-repeated="1012"/>
        </table:table-row>
        <table:table-row table:style-name="ro1">
          <table:table-cell table:style-name="ce54" table:formula="of:=[.A74]+1" office:value-type="float" office:value="217" calcext:value-type="float">
            <text:p>217</text:p>
          </table:table-cell>
          <table:table-cell table:style-name="ce67" office:value-type="float" office:value="215.913" calcext:value-type="float">
            <text:p>215,913</text:p>
          </table:table-cell>
          <table:table-cell table:style-name="ce70" office:value-type="float" office:value="11.029" calcext:value-type="float">
            <text:p>11,029</text:p>
          </table:table-cell>
          <table:table-cell table:style-name="ce54" table:formula="of:=[.D74]+1" office:value-type="float" office:value="265" calcext:value-type="float">
            <text:p>265</text:p>
          </table:table-cell>
          <table:table-cell table:style-name="ce67" office:value-type="float" office:value="263.912" calcext:value-type="float">
            <text:p>263,912</text:p>
          </table:table-cell>
          <table:table-cell table:style-name="ce70" office:value-type="float" office:value="10.4986" calcext:value-type="float">
            <text:p>10,4986</text:p>
          </table:table-cell>
          <table:table-cell table:style-name="ce54" table:formula="of:=[.G74]+1" office:value-type="float" office:value="313" calcext:value-type="float">
            <text:p>313</text:p>
          </table:table-cell>
          <table:table-cell table:style-name="ce67" office:value-type="float" office:value="311.912" calcext:value-type="float">
            <text:p>311,912</text:p>
          </table:table-cell>
          <table:table-cell table:style-name="ce70" office:value-type="float" office:value="10.0726" calcext:value-type="float">
            <text:p>10,0726</text:p>
          </table:table-cell>
          <table:table-cell table:style-name="ce54" table:formula="of:=[.J74]+1" office:value-type="float" office:value="361" calcext:value-type="float">
            <text:p>361</text:p>
          </table:table-cell>
          <table:table-cell table:style-name="ce67" office:value-type="float" office:value="359.913" calcext:value-type="float">
            <text:p>359,913</text:p>
          </table:table-cell>
          <table:table-cell table:style-name="ce70" office:value-type="float" office:value="9.7054" calcext:value-type="float">
            <text:p>9,7054</text:p>
          </table:table-cell>
          <table:table-cell table:number-columns-repeated="1012"/>
        </table:table-row>
        <table:table-row table:style-name="ro1">
          <table:table-cell table:style-name="ce54" table:formula="of:=[.A75]+1" office:value-type="float" office:value="218" calcext:value-type="float">
            <text:p>218</text:p>
          </table:table-cell>
          <table:table-cell table:style-name="ce67" office:value-type="float" office:value="216.913" calcext:value-type="float">
            <text:p>216,913</text:p>
          </table:table-cell>
          <table:table-cell table:style-name="ce70" office:value-type="float" office:value="11.0117" calcext:value-type="float">
            <text:p>11,0117</text:p>
          </table:table-cell>
          <table:table-cell table:style-name="ce54" table:formula="of:=[.D75]+1" office:value-type="float" office:value="266" calcext:value-type="float">
            <text:p>266</text:p>
          </table:table-cell>
          <table:table-cell table:style-name="ce67" office:value-type="float" office:value="264.912" calcext:value-type="float">
            <text:p>264,912</text:p>
          </table:table-cell>
          <table:table-cell table:style-name="ce70" office:value-type="float" office:value="10.5045" calcext:value-type="float">
            <text:p>10,5045</text:p>
          </table:table-cell>
          <table:table-cell table:style-name="ce54" table:formula="of:=[.G75]+1" office:value-type="float" office:value="314" calcext:value-type="float">
            <text:p>314</text:p>
          </table:table-cell>
          <table:table-cell table:style-name="ce67" office:value-type="float" office:value="312.912" calcext:value-type="float">
            <text:p>312,912</text:p>
          </table:table-cell>
          <table:table-cell table:style-name="ce70" office:value-type="float" office:value="10.0178" calcext:value-type="float">
            <text:p>10,0178</text:p>
          </table:table-cell>
          <table:table-cell table:style-name="ce54" table:formula="of:=[.J75]+1" office:value-type="float" office:value="362" calcext:value-type="float">
            <text:p>362</text:p>
          </table:table-cell>
          <table:table-cell table:style-name="ce67" office:value-type="float" office:value="360.913" calcext:value-type="float">
            <text:p>360,913</text:p>
          </table:table-cell>
          <table:table-cell table:style-name="ce70" office:value-type="float" office:value="9.6813" calcext:value-type="float">
            <text:p>9,6813</text:p>
          </table:table-cell>
          <table:table-cell table:number-columns-repeated="1012"/>
        </table:table-row>
        <table:table-row table:style-name="ro1">
          <table:table-cell table:style-name="ce54" table:formula="of:=[.A76]+1" office:value-type="float" office:value="219" calcext:value-type="float">
            <text:p>219</text:p>
          </table:table-cell>
          <table:table-cell table:style-name="ce67" office:value-type="float" office:value="217.913" calcext:value-type="float">
            <text:p>217,913</text:p>
          </table:table-cell>
          <table:table-cell table:style-name="ce70" office:value-type="float" office:value="11.0254" calcext:value-type="float">
            <text:p>11,0254</text:p>
          </table:table-cell>
          <table:table-cell table:style-name="ce54" table:formula="of:=[.D76]+1" office:value-type="float" office:value="267" calcext:value-type="float">
            <text:p>267</text:p>
          </table:table-cell>
          <table:table-cell table:style-name="ce67" office:value-type="float" office:value="265.912" calcext:value-type="float">
            <text:p>265,912</text:p>
          </table:table-cell>
          <table:table-cell table:style-name="ce70" office:value-type="float" office:value="10.511" calcext:value-type="float">
            <text:p>10,511</text:p>
          </table:table-cell>
          <table:table-cell table:style-name="ce54" table:formula="of:=[.G76]+1" office:value-type="float" office:value="315" calcext:value-type="float">
            <text:p>315</text:p>
          </table:table-cell>
          <table:table-cell table:style-name="ce67" office:value-type="float" office:value="313.912" calcext:value-type="float">
            <text:p>313,912</text:p>
          </table:table-cell>
          <table:table-cell table:style-name="ce70" office:value-type="float" office:value="10.0359" calcext:value-type="float">
            <text:p>10,0359</text:p>
          </table:table-cell>
          <table:table-cell table:style-name="ce54" table:formula="of:=[.J76]+1" office:value-type="float" office:value="363" calcext:value-type="float">
            <text:p>363</text:p>
          </table:table-cell>
          <table:table-cell table:style-name="ce67" office:value-type="float" office:value="361.913" calcext:value-type="float">
            <text:p>361,913</text:p>
          </table:table-cell>
          <table:table-cell table:style-name="ce70" office:value-type="float" office:value="9.7382" calcext:value-type="float">
            <text:p>9,7382</text:p>
          </table:table-cell>
          <table:table-cell table:number-columns-repeated="1012"/>
        </table:table-row>
        <table:table-row table:style-name="ro1">
          <table:table-cell table:style-name="ce54" table:formula="of:=[.A77]+1" office:value-type="float" office:value="220" calcext:value-type="float">
            <text:p>220</text:p>
          </table:table-cell>
          <table:table-cell table:style-name="ce67" office:value-type="float" office:value="218.914" calcext:value-type="float">
            <text:p>218,914</text:p>
          </table:table-cell>
          <table:table-cell table:style-name="ce70" office:value-type="float" office:value="10.9747" calcext:value-type="float">
            <text:p>10,9747</text:p>
          </table:table-cell>
          <table:table-cell table:style-name="ce54" table:formula="of:=[.D77]+1" office:value-type="float" office:value="268" calcext:value-type="float">
            <text:p>268</text:p>
          </table:table-cell>
          <table:table-cell table:style-name="ce67" office:value-type="float" office:value="266.912" calcext:value-type="float">
            <text:p>266,912</text:p>
          </table:table-cell>
          <table:table-cell table:style-name="ce70" office:value-type="float" office:value="10.5219" calcext:value-type="float">
            <text:p>10,5219</text:p>
          </table:table-cell>
          <table:table-cell table:style-name="ce54" table:formula="of:=[.G77]+1" office:value-type="float" office:value="316" calcext:value-type="float">
            <text:p>316</text:p>
          </table:table-cell>
          <table:table-cell table:style-name="ce67" office:value-type="float" office:value="314.912" calcext:value-type="float">
            <text:p>314,912</text:p>
          </table:table-cell>
          <table:table-cell table:style-name="ce70" office:value-type="float" office:value="10.0655" calcext:value-type="float">
            <text:p>10,0655</text:p>
          </table:table-cell>
          <table:table-cell table:style-name="ce54" table:formula="of:=[.J77]+1" office:value-type="float" office:value="364" calcext:value-type="float">
            <text:p>364</text:p>
          </table:table-cell>
          <table:table-cell table:style-name="ce67" office:value-type="float" office:value="362.913" calcext:value-type="float">
            <text:p>362,913</text:p>
          </table:table-cell>
          <table:table-cell table:style-name="ce70" office:value-type="float" office:value="9.7563" calcext:value-type="float">
            <text:p>9,7563</text:p>
          </table:table-cell>
          <table:table-cell table:number-columns-repeated="1012"/>
        </table:table-row>
        <table:table-row table:style-name="ro1">
          <table:table-cell table:style-name="ce54" table:formula="of:=[.A78]+1" office:value-type="float" office:value="221" calcext:value-type="float">
            <text:p>221</text:p>
          </table:table-cell>
          <table:table-cell table:style-name="ce67" office:value-type="float" office:value="219.913" calcext:value-type="float">
            <text:p>219,913</text:p>
          </table:table-cell>
          <table:table-cell table:style-name="ce70" office:value-type="float" office:value="10.9689" calcext:value-type="float">
            <text:p>10,9689</text:p>
          </table:table-cell>
          <table:table-cell table:style-name="ce54" table:formula="of:=[.D78]+1" office:value-type="float" office:value="269" calcext:value-type="float">
            <text:p>269</text:p>
          </table:table-cell>
          <table:table-cell table:style-name="ce67" office:value-type="float" office:value="267.912" calcext:value-type="float">
            <text:p>267,912</text:p>
          </table:table-cell>
          <table:table-cell table:style-name="ce70" office:value-type="float" office:value="10.5702" calcext:value-type="float">
            <text:p>10,5702</text:p>
          </table:table-cell>
          <table:table-cell table:style-name="ce54" table:formula="of:=[.G78]+1" office:value-type="float" office:value="317" calcext:value-type="float">
            <text:p>317</text:p>
          </table:table-cell>
          <table:table-cell table:style-name="ce67" office:value-type="float" office:value="315.912" calcext:value-type="float">
            <text:p>315,912</text:p>
          </table:table-cell>
          <table:table-cell table:style-name="ce70" office:value-type="float" office:value="10.0648" calcext:value-type="float">
            <text:p>10,0648</text:p>
          </table:table-cell>
          <table:table-cell table:style-name="ce54" table:formula="of:=[.J78]+1" office:value-type="float" office:value="365" calcext:value-type="float">
            <text:p>365</text:p>
          </table:table-cell>
          <table:table-cell table:style-name="ce67" office:value-type="float" office:value="363.913" calcext:value-type="float">
            <text:p>363,913</text:p>
          </table:table-cell>
          <table:table-cell table:style-name="ce70" office:value-type="float" office:value="9.7476" calcext:value-type="float">
            <text:p>9,7476</text:p>
          </table:table-cell>
          <table:table-cell table:number-columns-repeated="1012"/>
        </table:table-row>
        <table:table-row table:style-name="ro1">
          <table:table-cell table:style-name="ce54" table:formula="of:=[.A79]+1" office:value-type="float" office:value="222" calcext:value-type="float">
            <text:p>222</text:p>
          </table:table-cell>
          <table:table-cell table:style-name="ce67" office:value-type="float" office:value="220.913" calcext:value-type="float">
            <text:p>220,913</text:p>
          </table:table-cell>
          <table:table-cell table:style-name="ce70" office:value-type="float" office:value="10.951" calcext:value-type="float">
            <text:p>10,951</text:p>
          </table:table-cell>
          <table:table-cell table:style-name="ce54" table:formula="of:=[.D79]+1" office:value-type="float" office:value="270" calcext:value-type="float">
            <text:p>270</text:p>
          </table:table-cell>
          <table:table-cell table:style-name="ce67" office:value-type="float" office:value="268.912" calcext:value-type="float">
            <text:p>268,912</text:p>
          </table:table-cell>
          <table:table-cell table:style-name="ce70" office:value-type="float" office:value="10.586" calcext:value-type="float">
            <text:p>10,586</text:p>
          </table:table-cell>
          <table:table-cell table:style-name="ce54" table:formula="of:=[.G79]+1" office:value-type="float" office:value="318" calcext:value-type="float">
            <text:p>318</text:p>
          </table:table-cell>
          <table:table-cell table:style-name="ce67" office:value-type="float" office:value="316.912" calcext:value-type="float">
            <text:p>316,912</text:p>
          </table:table-cell>
          <table:table-cell table:style-name="ce70" office:value-type="float" office:value="10.0244" calcext:value-type="float">
            <text:p>10,0244</text:p>
          </table:table-cell>
          <table:table-cell table:style-name="ce54" table:formula="of:=[.J79]+1" office:value-type="float" office:value="366" calcext:value-type="float">
            <text:p>366</text:p>
          </table:table-cell>
          <table:table-cell table:style-name="ce67" office:value-type="float" office:value="364.914" calcext:value-type="float">
            <text:p>364,914</text:p>
          </table:table-cell>
          <table:table-cell table:style-name="ce70" office:value-type="float" office:value="9.6934" calcext:value-type="float">
            <text:p>9,6934</text:p>
          </table:table-cell>
          <table:table-cell table:number-columns-repeated="1012"/>
        </table:table-row>
        <table:table-row table:style-name="ro1">
          <table:table-cell table:style-name="ce54" table:formula="of:=[.A80]+1" office:value-type="float" office:value="223" calcext:value-type="float">
            <text:p>223</text:p>
          </table:table-cell>
          <table:table-cell table:style-name="ce67" office:value-type="float" office:value="221.913" calcext:value-type="float">
            <text:p>221,913</text:p>
          </table:table-cell>
          <table:table-cell table:style-name="ce70" office:value-type="float" office:value="10.9534" calcext:value-type="float">
            <text:p>10,9534</text:p>
          </table:table-cell>
          <table:table-cell table:style-name="ce54" table:formula="of:=[.D80]+1" office:value-type="float" office:value="271" calcext:value-type="float">
            <text:p>271</text:p>
          </table:table-cell>
          <table:table-cell table:style-name="ce67" office:value-type="float" office:value="269.913" calcext:value-type="float">
            <text:p>269,913</text:p>
          </table:table-cell>
          <table:table-cell table:style-name="ce70" office:value-type="float" office:value="10.647" calcext:value-type="float">
            <text:p>10,647</text:p>
          </table:table-cell>
          <table:table-cell table:style-name="ce54" table:formula="of:=[.G80]+1" office:value-type="float" office:value="319" calcext:value-type="float">
            <text:p>319</text:p>
          </table:table-cell>
          <table:table-cell table:style-name="ce67" office:value-type="float" office:value="317.913" calcext:value-type="float">
            <text:p>317,913</text:p>
          </table:table-cell>
          <table:table-cell table:style-name="ce70" office:value-type="float" office:value="9.9802" calcext:value-type="float">
            <text:p>9,9802</text:p>
          </table:table-cell>
          <table:table-cell table:style-name="ce54" table:formula="of:=[.J80]+1" office:value-type="float" office:value="367" calcext:value-type="float">
            <text:p>367</text:p>
          </table:table-cell>
          <table:table-cell table:style-name="ce67" office:value-type="float" office:value="365.914" calcext:value-type="float">
            <text:p>365,914</text:p>
          </table:table-cell>
          <table:table-cell table:style-name="ce70" office:value-type="float" office:value="9.6975" calcext:value-type="float">
            <text:p>9,6975</text:p>
          </table:table-cell>
          <table:table-cell table:number-columns-repeated="1012"/>
        </table:table-row>
        <table:table-row table:style-name="ro1">
          <table:table-cell table:style-name="ce54" table:formula="of:=[.A81]+1" office:value-type="float" office:value="224" calcext:value-type="float">
            <text:p>224</text:p>
          </table:table-cell>
          <table:table-cell table:style-name="ce67" office:value-type="float" office:value="222.913" calcext:value-type="float">
            <text:p>222,913</text:p>
          </table:table-cell>
          <table:table-cell table:style-name="ce70" office:value-type="float" office:value="10.9254" calcext:value-type="float">
            <text:p>10,9254</text:p>
          </table:table-cell>
          <table:table-cell table:style-name="ce54" table:formula="of:=[.D81]+1" office:value-type="float" office:value="272" calcext:value-type="float">
            <text:p>272</text:p>
          </table:table-cell>
          <table:table-cell table:style-name="ce67" office:value-type="float" office:value="270.913" calcext:value-type="float">
            <text:p>270,913</text:p>
          </table:table-cell>
          <table:table-cell table:style-name="ce70" office:value-type="float" office:value="10.6147" calcext:value-type="float">
            <text:p>10,6147</text:p>
          </table:table-cell>
          <table:table-cell table:style-name="ce54" table:formula="of:=[.G81]+1" office:value-type="float" office:value="320" calcext:value-type="float">
            <text:p>320</text:p>
          </table:table-cell>
          <table:table-cell table:style-name="ce67" office:value-type="float" office:value="318.912" calcext:value-type="float">
            <text:p>318,912</text:p>
          </table:table-cell>
          <table:table-cell table:style-name="ce70" office:value-type="float" office:value="10.0291" calcext:value-type="float">
            <text:p>10,0291</text:p>
          </table:table-cell>
          <table:table-cell table:style-name="ce54" table:formula="of:=[.J81]+1" office:value-type="float" office:value="368" calcext:value-type="float">
            <text:p>368</text:p>
          </table:table-cell>
          <table:table-cell table:style-name="ce67" office:value-type="float" office:value="366.914" calcext:value-type="float">
            <text:p>366,914</text:p>
          </table:table-cell>
          <table:table-cell table:style-name="ce70" office:value-type="float" office:value="9.6834" calcext:value-type="float">
            <text:p>9,6834</text:p>
          </table:table-cell>
          <table:table-cell table:number-columns-repeated="1012"/>
        </table:table-row>
        <table:table-row table:style-name="ro1">
          <table:table-cell table:style-name="ce54" table:formula="of:=[.A82]+1" office:value-type="float" office:value="225" calcext:value-type="float">
            <text:p>225</text:p>
          </table:table-cell>
          <table:table-cell table:style-name="ce67" office:value-type="float" office:value="223.914" calcext:value-type="float">
            <text:p>223,914</text:p>
          </table:table-cell>
          <table:table-cell table:style-name="ce70" office:value-type="float" office:value="10.8897" calcext:value-type="float">
            <text:p>10,8897</text:p>
          </table:table-cell>
          <table:table-cell table:style-name="ce54" table:formula="of:=[.D82]+1" office:value-type="float" office:value="273" calcext:value-type="float">
            <text:p>273</text:p>
          </table:table-cell>
          <table:table-cell table:style-name="ce67" office:value-type="float" office:value="271.912" calcext:value-type="float">
            <text:p>271,912</text:p>
          </table:table-cell>
          <table:table-cell table:style-name="ce70" office:value-type="float" office:value="10.5818" calcext:value-type="float">
            <text:p>10,5818</text:p>
          </table:table-cell>
          <table:table-cell table:style-name="ce54" table:formula="of:=[.G82]+1" office:value-type="float" office:value="321" calcext:value-type="float">
            <text:p>321</text:p>
          </table:table-cell>
          <table:table-cell table:style-name="ce67" office:value-type="float" office:value="319.912" calcext:value-type="float">
            <text:p>319,912</text:p>
          </table:table-cell>
          <table:table-cell table:style-name="ce70" office:value-type="float" office:value="10.0725" calcext:value-type="float">
            <text:p>10,0725</text:p>
          </table:table-cell>
          <table:table-cell table:style-name="ce54" table:formula="of:=[.J82]+1" office:value-type="float" office:value="369" calcext:value-type="float">
            <text:p>369</text:p>
          </table:table-cell>
          <table:table-cell table:style-name="ce67" office:value-type="float" office:value="367.914" calcext:value-type="float">
            <text:p>367,914</text:p>
          </table:table-cell>
          <table:table-cell table:style-name="ce70" office:value-type="float" office:value="9.6676" calcext:value-type="float">
            <text:p>9,6676</text:p>
          </table:table-cell>
          <table:table-cell table:number-columns-repeated="1012"/>
        </table:table-row>
        <table:table-row table:style-name="ro1">
          <table:table-cell table:style-name="ce54" table:formula="of:=[.A83]+1" office:value-type="float" office:value="226" calcext:value-type="float">
            <text:p>226</text:p>
          </table:table-cell>
          <table:table-cell table:style-name="ce67" office:value-type="float" office:value="224.914" calcext:value-type="float">
            <text:p>224,914</text:p>
          </table:table-cell>
          <table:table-cell table:style-name="ce70" office:value-type="float" office:value="10.8694" calcext:value-type="float">
            <text:p>10,8694</text:p>
          </table:table-cell>
          <table:table-cell table:style-name="ce54" table:formula="of:=[.D83]+1" office:value-type="float" office:value="274" calcext:value-type="float">
            <text:p>274</text:p>
          </table:table-cell>
          <table:table-cell table:style-name="ce67" office:value-type="float" office:value="272.912" calcext:value-type="float">
            <text:p>272,912</text:p>
          </table:table-cell>
          <table:table-cell table:style-name="ce70" office:value-type="float" office:value="10.5255" calcext:value-type="float">
            <text:p>10,5255</text:p>
          </table:table-cell>
          <table:table-cell table:style-name="ce54" table:formula="of:=[.G83]+1" office:value-type="float" office:value="322" calcext:value-type="float">
            <text:p>322</text:p>
          </table:table-cell>
          <table:table-cell table:style-name="ce67" office:value-type="float" office:value="320.912" calcext:value-type="float">
            <text:p>320,912</text:p>
          </table:table-cell>
          <table:table-cell table:style-name="ce70" office:value-type="float" office:value="10.0451" calcext:value-type="float">
            <text:p>10,0451</text:p>
          </table:table-cell>
          <table:table-cell table:style-name="ce54" table:formula="of:=[.J83]+1" office:value-type="float" office:value="370" calcext:value-type="float">
            <text:p>370</text:p>
          </table:table-cell>
          <table:table-cell table:style-name="ce67" office:value-type="float" office:value="368.914" calcext:value-type="float">
            <text:p>368,914</text:p>
          </table:table-cell>
          <table:table-cell table:style-name="ce70" office:value-type="float" office:value="9.6919" calcext:value-type="float">
            <text:p>9,6919</text:p>
          </table:table-cell>
          <table:table-cell table:number-columns-repeated="1012"/>
        </table:table-row>
        <table:table-row table:style-name="ro1">
          <table:table-cell table:style-name="ce54" table:formula="of:=[.A84]+1" office:value-type="float" office:value="227" calcext:value-type="float">
            <text:p>227</text:p>
          </table:table-cell>
          <table:table-cell table:style-name="ce67" office:value-type="float" office:value="225.914" calcext:value-type="float">
            <text:p>225,914</text:p>
          </table:table-cell>
          <table:table-cell table:style-name="ce70" office:value-type="float" office:value="10.9016" calcext:value-type="float">
            <text:p>10,9016</text:p>
          </table:table-cell>
          <table:table-cell table:style-name="ce54" table:formula="of:=[.D84]+1" office:value-type="float" office:value="275" calcext:value-type="float">
            <text:p>275</text:p>
          </table:table-cell>
          <table:table-cell table:style-name="ce67" office:value-type="float" office:value="273.912" calcext:value-type="float">
            <text:p>273,912</text:p>
          </table:table-cell>
          <table:table-cell table:style-name="ce70" office:value-type="float" office:value="10.4897" calcext:value-type="float">
            <text:p>10,4897</text:p>
          </table:table-cell>
          <table:table-cell table:style-name="ce54" table:formula="of:=[.G84]+1" office:value-type="float" office:value="323" calcext:value-type="float">
            <text:p>323</text:p>
          </table:table-cell>
          <table:table-cell table:style-name="ce67" office:value-type="float" office:value="321.912" calcext:value-type="float">
            <text:p>321,912</text:p>
          </table:table-cell>
          <table:table-cell table:style-name="ce70" office:value-type="float" office:value="10.067" calcext:value-type="float">
            <text:p>10,067</text:p>
          </table:table-cell>
          <table:table-cell table:style-name="ce54" table:formula="of:=[.J84]+1" office:value-type="float" office:value="371" calcext:value-type="float">
            <text:p>371</text:p>
          </table:table-cell>
          <table:table-cell table:style-name="ce67" office:value-type="float" office:value="369.914" calcext:value-type="float">
            <text:p>369,914</text:p>
          </table:table-cell>
          <table:table-cell table:style-name="ce70" office:value-type="float" office:value="9.724" calcext:value-type="float">
            <text:p>9,724</text:p>
          </table:table-cell>
          <table:table-cell table:number-columns-repeated="1012"/>
        </table:table-row>
        <table:table-row table:style-name="ro1">
          <table:table-cell table:style-name="ce54" table:formula="of:=[.A85]+1" office:value-type="float" office:value="228" calcext:value-type="float">
            <text:p>228</text:p>
          </table:table-cell>
          <table:table-cell table:style-name="ce67" office:value-type="float" office:value="226.914" calcext:value-type="float">
            <text:p>226,914</text:p>
          </table:table-cell>
          <table:table-cell table:style-name="ce70" office:value-type="float" office:value="10.8973" calcext:value-type="float">
            <text:p>10,8973</text:p>
          </table:table-cell>
          <table:table-cell table:style-name="ce54" table:formula="of:=[.D85]+1" office:value-type="float" office:value="276" calcext:value-type="float">
            <text:p>276</text:p>
          </table:table-cell>
          <table:table-cell table:style-name="ce67" office:value-type="float" office:value="274.912" calcext:value-type="float">
            <text:p>274,912</text:p>
          </table:table-cell>
          <table:table-cell table:style-name="ce70" office:value-type="float" office:value="10.4315" calcext:value-type="float">
            <text:p>10,4315</text:p>
          </table:table-cell>
          <table:table-cell table:style-name="ce54" table:formula="of:=[.G85]+1" office:value-type="float" office:value="324" calcext:value-type="float">
            <text:p>324</text:p>
          </table:table-cell>
          <table:table-cell table:style-name="ce67" office:value-type="float" office:value="322.912" calcext:value-type="float">
            <text:p>322,912</text:p>
          </table:table-cell>
          <table:table-cell table:style-name="ce70" office:value-type="float" office:value="10.0528" calcext:value-type="float">
            <text:p>10,0528</text:p>
          </table:table-cell>
          <table:table-cell table:style-name="ce54" table:formula="of:=[.J85]+1" office:value-type="float" office:value="372" calcext:value-type="float">
            <text:p>372</text:p>
          </table:table-cell>
          <table:table-cell table:style-name="ce67" office:value-type="float" office:value="370.914" calcext:value-type="float">
            <text:p>370,914</text:p>
          </table:table-cell>
          <table:table-cell table:style-name="ce70" office:value-type="float" office:value="9.6499" calcext:value-type="float">
            <text:p>9,6499</text:p>
          </table:table-cell>
          <table:table-cell table:number-columns-repeated="1012"/>
        </table:table-row>
        <table:table-row table:style-name="ro1">
          <table:table-cell table:style-name="ce54" table:formula="of:=[.A86]+1" office:value-type="float" office:value="229" calcext:value-type="float">
            <text:p>229</text:p>
          </table:table-cell>
          <table:table-cell table:style-name="ce67" office:value-type="float" office:value="227.913" calcext:value-type="float">
            <text:p>227,913</text:p>
          </table:table-cell>
          <table:table-cell table:style-name="ce70" office:value-type="float" office:value="10.8799" calcext:value-type="float">
            <text:p>10,8799</text:p>
          </table:table-cell>
          <table:table-cell table:style-name="ce54" table:formula="of:=[.D86]+1" office:value-type="float" office:value="277" calcext:value-type="float">
            <text:p>277</text:p>
          </table:table-cell>
          <table:table-cell table:style-name="ce67" office:value-type="float" office:value="275.912" calcext:value-type="float">
            <text:p>275,912</text:p>
          </table:table-cell>
          <table:table-cell table:style-name="ce70" office:value-type="float" office:value="10.4763" calcext:value-type="float">
            <text:p>10,4763</text:p>
          </table:table-cell>
          <table:table-cell table:style-name="ce54" table:formula="of:=[.G86]+1" office:value-type="float" office:value="325" calcext:value-type="float">
            <text:p>325</text:p>
          </table:table-cell>
          <table:table-cell table:style-name="ce67" office:value-type="float" office:value="323.912" calcext:value-type="float">
            <text:p>323,912</text:p>
          </table:table-cell>
          <table:table-cell table:style-name="ce70" office:value-type="float" office:value="10.0308" calcext:value-type="float">
            <text:p>10,0308</text:p>
          </table:table-cell>
          <table:table-cell table:style-name="ce54" table:formula="of:=[.J86]+1" office:value-type="float" office:value="373" calcext:value-type="float">
            <text:p>373</text:p>
          </table:table-cell>
          <table:table-cell table:style-name="ce67" office:value-type="float" office:value="371.914" calcext:value-type="float">
            <text:p>371,914</text:p>
          </table:table-cell>
          <table:table-cell table:style-name="ce70" office:value-type="float" office:value="9.5994" calcext:value-type="float">
            <text:p>9,5994</text:p>
          </table:table-cell>
          <table:table-cell table:number-columns-repeated="1012"/>
        </table:table-row>
        <table:table-row table:style-name="ro1">
          <table:table-cell table:style-name="ce54" table:formula="of:=[.A87]+1" office:value-type="float" office:value="230" calcext:value-type="float">
            <text:p>230</text:p>
          </table:table-cell>
          <table:table-cell table:style-name="ce67" office:value-type="float" office:value="228.913" calcext:value-type="float">
            <text:p>228,913</text:p>
          </table:table-cell>
          <table:table-cell table:style-name="ce70" office:value-type="float" office:value="10.8843" calcext:value-type="float">
            <text:p>10,8843</text:p>
          </table:table-cell>
          <table:table-cell table:style-name="ce54" table:formula="of:=[.D87]+1" office:value-type="float" office:value="278" calcext:value-type="float">
            <text:p>278</text:p>
          </table:table-cell>
          <table:table-cell table:style-name="ce67" office:value-type="float" office:value="276.912" calcext:value-type="float">
            <text:p>276,912</text:p>
          </table:table-cell>
          <table:table-cell table:style-name="ce70" office:value-type="float" office:value="10.4662" calcext:value-type="float">
            <text:p>10,4662</text:p>
          </table:table-cell>
          <table:table-cell table:style-name="ce54" table:formula="of:=[.G87]+1" office:value-type="float" office:value="326" calcext:value-type="float">
            <text:p>326</text:p>
          </table:table-cell>
          <table:table-cell table:style-name="ce67" office:value-type="float" office:value="324.912" calcext:value-type="float">
            <text:p>324,912</text:p>
          </table:table-cell>
          <table:table-cell table:style-name="ce70" office:value-type="float" office:value="10.0933" calcext:value-type="float">
            <text:p>10,0933</text:p>
          </table:table-cell>
          <table:table-cell table:style-name="ce54" table:formula="of:=[.J87]+1" office:value-type="float" office:value="374" calcext:value-type="float">
            <text:p>374</text:p>
          </table:table-cell>
          <table:table-cell table:style-name="ce67" office:value-type="float" office:value="372.913" calcext:value-type="float">
            <text:p>372,913</text:p>
          </table:table-cell>
          <table:table-cell table:style-name="ce70" office:value-type="float" office:value="9.6355" calcext:value-type="float">
            <text:p>9,6355</text:p>
          </table:table-cell>
          <table:table-cell table:number-columns-repeated="1012"/>
        </table:table-row>
        <table:table-row table:style-name="ro1">
          <table:table-cell table:style-name="ce54" table:formula="of:=[.A88]+1" office:value-type="float" office:value="231" calcext:value-type="float">
            <text:p>231</text:p>
          </table:table-cell>
          <table:table-cell table:style-name="ce67" office:value-type="float" office:value="229.913" calcext:value-type="float">
            <text:p>229,913</text:p>
          </table:table-cell>
          <table:table-cell table:style-name="ce70" office:value-type="float" office:value="10.8688" calcext:value-type="float">
            <text:p>10,8688</text:p>
          </table:table-cell>
          <table:table-cell table:style-name="ce54" table:formula="of:=[.D88]+1" office:value-type="float" office:value="279" calcext:value-type="float">
            <text:p>279</text:p>
          </table:table-cell>
          <table:table-cell table:style-name="ce67" office:value-type="float" office:value="277.912" calcext:value-type="float">
            <text:p>277,912</text:p>
          </table:table-cell>
          <table:table-cell table:style-name="ce70" office:value-type="float" office:value="10.392" calcext:value-type="float">
            <text:p>10,392</text:p>
          </table:table-cell>
          <table:table-cell table:style-name="ce54" table:formula="of:=[.G88]+1" office:value-type="float" office:value="327" calcext:value-type="float">
            <text:p>327</text:p>
          </table:table-cell>
          <table:table-cell table:style-name="ce67" office:value-type="float" office:value="325.912" calcext:value-type="float">
            <text:p>325,912</text:p>
          </table:table-cell>
          <table:table-cell table:style-name="ce70" office:value-type="float" office:value="10.1475" calcext:value-type="float">
            <text:p>10,1475</text:p>
          </table:table-cell>
          <table:table-cell table:style-name="ce54" table:formula="of:=[.J88]+1" office:value-type="float" office:value="375" calcext:value-type="float">
            <text:p>375</text:p>
          </table:table-cell>
          <table:table-cell table:style-name="ce67" office:value-type="float" office:value="373.913" calcext:value-type="float">
            <text:p>373,913</text:p>
          </table:table-cell>
          <table:table-cell table:style-name="ce70" office:value-type="float" office:value="9.6285" calcext:value-type="float">
            <text:p>9,6285</text:p>
          </table:table-cell>
          <table:table-cell table:number-columns-repeated="1012"/>
        </table:table-row>
        <table:table-row table:style-name="ro1">
          <table:table-cell table:style-name="ce54" table:formula="of:=[.A89]+1" office:value-type="float" office:value="232" calcext:value-type="float">
            <text:p>232</text:p>
          </table:table-cell>
          <table:table-cell table:style-name="ce67" office:value-type="float" office:value="230.913" calcext:value-type="float">
            <text:p>230,913</text:p>
          </table:table-cell>
          <table:table-cell table:style-name="ce70" office:value-type="float" office:value="10.852" calcext:value-type="float">
            <text:p>10,852</text:p>
          </table:table-cell>
          <table:table-cell table:style-name="ce54" table:formula="of:=[.D89]+1" office:value-type="float" office:value="280" calcext:value-type="float">
            <text:p>280</text:p>
          </table:table-cell>
          <table:table-cell table:style-name="ce67" office:value-type="float" office:value="278.912" calcext:value-type="float">
            <text:p>278,912</text:p>
          </table:table-cell>
          <table:table-cell table:style-name="ce70" office:value-type="float" office:value="10.3674" calcext:value-type="float">
            <text:p>10,3674</text:p>
          </table:table-cell>
          <table:table-cell table:style-name="ce54" table:formula="of:=[.G89]+1" office:value-type="float" office:value="328" calcext:value-type="float">
            <text:p>328</text:p>
          </table:table-cell>
          <table:table-cell table:style-name="ce67" office:value-type="float" office:value="326.912" calcext:value-type="float">
            <text:p>326,912</text:p>
          </table:table-cell>
          <table:table-cell table:style-name="ce70" office:value-type="float" office:value="10.1254" calcext:value-type="float">
            <text:p>10,1254</text:p>
          </table:table-cell>
          <table:table-cell table:style-name="ce54" table:formula="of:=[.J89]+1" office:value-type="float" office:value="376" calcext:value-type="float">
            <text:p>376</text:p>
          </table:table-cell>
          <table:table-cell table:style-name="ce67" office:value-type="float" office:value="374.913" calcext:value-type="float">
            <text:p>374,913</text:p>
          </table:table-cell>
          <table:table-cell table:style-name="ce70" office:value-type="float" office:value="9.6373" calcext:value-type="float">
            <text:p>9,6373</text:p>
          </table:table-cell>
          <table:table-cell table:number-columns-repeated="1012"/>
        </table:table-row>
        <table:table-row table:style-name="ro1">
          <table:table-cell table:style-name="ce54" table:formula="of:=[.A90]+1" office:value-type="float" office:value="233" calcext:value-type="float">
            <text:p>233</text:p>
          </table:table-cell>
          <table:table-cell table:style-name="ce67" office:value-type="float" office:value="231.913" calcext:value-type="float">
            <text:p>231,913</text:p>
          </table:table-cell>
          <table:table-cell table:style-name="ce70" office:value-type="float" office:value="10.8669" calcext:value-type="float">
            <text:p>10,8669</text:p>
          </table:table-cell>
          <table:table-cell table:style-name="ce54" table:formula="of:=[.D90]+1" office:value-type="float" office:value="281" calcext:value-type="float">
            <text:p>281</text:p>
          </table:table-cell>
          <table:table-cell table:style-name="ce67" office:value-type="float" office:value="279.912" calcext:value-type="float">
            <text:p>279,912</text:p>
          </table:table-cell>
          <table:table-cell table:style-name="ce70" office:value-type="float" office:value="10.3552" calcext:value-type="float">
            <text:p>10,3552</text:p>
          </table:table-cell>
          <table:table-cell table:style-name="ce54" table:formula="of:=[.G90]+1" office:value-type="float" office:value="329" calcext:value-type="float">
            <text:p>329</text:p>
          </table:table-cell>
          <table:table-cell table:style-name="ce67" office:value-type="float" office:value="327.912" calcext:value-type="float">
            <text:p>327,912</text:p>
          </table:table-cell>
          <table:table-cell table:style-name="ce70" office:value-type="float" office:value="10.0973" calcext:value-type="float">
            <text:p>10,0973</text:p>
          </table:table-cell>
          <table:table-cell table:style-name="ce54" table:formula="of:=[.J90]+1" office:value-type="float" office:value="377" calcext:value-type="float">
            <text:p>377</text:p>
          </table:table-cell>
          <table:table-cell table:style-name="ce67" office:value-type="float" office:value="375.914" calcext:value-type="float">
            <text:p>375,914</text:p>
          </table:table-cell>
          <table:table-cell table:style-name="ce70" office:value-type="float" office:value="9.6224" calcext:value-type="float">
            <text:p>9,6224</text:p>
          </table:table-cell>
          <table:table-cell table:number-columns-repeated="1012"/>
        </table:table-row>
        <table:table-row table:style-name="ro1">
          <table:table-cell table:style-name="ce54" table:formula="of:=[.A91]+1" office:value-type="float" office:value="234" calcext:value-type="float">
            <text:p>234</text:p>
          </table:table-cell>
          <table:table-cell table:style-name="ce67" office:value-type="float" office:value="232.913" calcext:value-type="float">
            <text:p>232,913</text:p>
          </table:table-cell>
          <table:table-cell table:style-name="ce70" office:value-type="float" office:value="10.8466" calcext:value-type="float">
            <text:p>10,8466</text:p>
          </table:table-cell>
          <table:table-cell table:style-name="ce54" table:formula="of:=[.D91]+1" office:value-type="float" office:value="282" calcext:value-type="float">
            <text:p>282</text:p>
          </table:table-cell>
          <table:table-cell table:style-name="ce67" office:value-type="float" office:value="280.912" calcext:value-type="float">
            <text:p>280,912</text:p>
          </table:table-cell>
          <table:table-cell table:style-name="ce70" office:value-type="float" office:value="10.3398" calcext:value-type="float">
            <text:p>10,3398</text:p>
          </table:table-cell>
          <table:table-cell table:style-name="ce54" table:formula="of:=[.G91]+1" office:value-type="float" office:value="330" calcext:value-type="float">
            <text:p>330</text:p>
          </table:table-cell>
          <table:table-cell table:style-name="ce67" office:value-type="float" office:value="328.913" calcext:value-type="float">
            <text:p>328,913</text:p>
          </table:table-cell>
          <table:table-cell table:style-name="ce70" office:value-type="float" office:value="10.0643" calcext:value-type="float">
            <text:p>10,0643</text:p>
          </table:table-cell>
          <table:table-cell table:style-name="ce54" table:formula="of:=[.J91]+1" office:value-type="float" office:value="378" calcext:value-type="float">
            <text:p>378</text:p>
          </table:table-cell>
          <table:table-cell table:style-name="ce67" office:value-type="float" office:value="376.913" calcext:value-type="float">
            <text:p>376,913</text:p>
          </table:table-cell>
          <table:table-cell table:style-name="ce70" office:value-type="float" office:value="9.5842" calcext:value-type="float">
            <text:p>9,5842</text:p>
          </table:table-cell>
          <table:table-cell table:number-columns-repeated="1012"/>
        </table:table-row>
        <table:table-row table:style-name="ro1">
          <table:table-cell table:style-name="ce54" table:formula="of:=[.A92]+1" office:value-type="float" office:value="235" calcext:value-type="float">
            <text:p>235</text:p>
          </table:table-cell>
          <table:table-cell table:style-name="ce67" office:value-type="float" office:value="233.913" calcext:value-type="float">
            <text:p>233,913</text:p>
          </table:table-cell>
          <table:table-cell table:style-name="ce70" office:value-type="float" office:value="10.816" calcext:value-type="float">
            <text:p>10,816</text:p>
          </table:table-cell>
          <table:table-cell table:style-name="ce54" table:formula="of:=[.D92]+1" office:value-type="float" office:value="283" calcext:value-type="float">
            <text:p>283</text:p>
          </table:table-cell>
          <table:table-cell table:style-name="ce67" office:value-type="float" office:value="281.912" calcext:value-type="float">
            <text:p>281,912</text:p>
          </table:table-cell>
          <table:table-cell table:style-name="ce70" office:value-type="float" office:value="10.3048" calcext:value-type="float">
            <text:p>10,3048</text:p>
          </table:table-cell>
          <table:table-cell table:style-name="ce54" table:formula="of:=[.G92]+1" office:value-type="float" office:value="331" calcext:value-type="float">
            <text:p>331</text:p>
          </table:table-cell>
          <table:table-cell table:style-name="ce67" office:value-type="float" office:value="329.912" calcext:value-type="float">
            <text:p>329,912</text:p>
          </table:table-cell>
          <table:table-cell table:style-name="ce70" office:value-type="float" office:value="10.0644" calcext:value-type="float">
            <text:p>10,0644</text:p>
          </table:table-cell>
          <table:table-cell table:style-name="ce54" table:formula="of:=[.J92]+1" office:value-type="float" office:value="379" calcext:value-type="float">
            <text:p>379</text:p>
          </table:table-cell>
          <table:table-cell table:style-name="ce67" office:value-type="float" office:value="377.913" calcext:value-type="float">
            <text:p>377,913</text:p>
          </table:table-cell>
          <table:table-cell table:style-name="ce70" office:value-type="float" office:value="9.5634" calcext:value-type="float">
            <text:p>9,5634</text:p>
          </table:table-cell>
          <table:table-cell table:number-columns-repeated="1012"/>
        </table:table-row>
        <table:table-row table:style-name="ro1">
          <table:table-cell table:style-name="ce54" table:formula="of:=[.A93]+1" office:value-type="float" office:value="236" calcext:value-type="float">
            <text:p>236</text:p>
          </table:table-cell>
          <table:table-cell table:style-name="ce67" office:value-type="float" office:value="234.913" calcext:value-type="float">
            <text:p>234,913</text:p>
          </table:table-cell>
          <table:table-cell table:style-name="ce70" office:value-type="float" office:value="10.7737" calcext:value-type="float">
            <text:p>10,7737</text:p>
          </table:table-cell>
          <table:table-cell table:style-name="ce54" table:formula="of:=[.D93]+1" office:value-type="float" office:value="284" calcext:value-type="float">
            <text:p>284</text:p>
          </table:table-cell>
          <table:table-cell table:style-name="ce67" office:value-type="float" office:value="282.912" calcext:value-type="float">
            <text:p>282,912</text:p>
          </table:table-cell>
          <table:table-cell table:style-name="ce70" office:value-type="float" office:value="10.2814" calcext:value-type="float">
            <text:p>10,2814</text:p>
          </table:table-cell>
          <table:table-cell table:style-name="ce54" table:formula="of:=[.G93]+1" office:value-type="float" office:value="332" calcext:value-type="float">
            <text:p>332</text:p>
          </table:table-cell>
          <table:table-cell table:style-name="ce67" office:value-type="float" office:value="330.912" calcext:value-type="float">
            <text:p>330,912</text:p>
          </table:table-cell>
          <table:table-cell table:style-name="ce70" office:value-type="float" office:value="10.0639" calcext:value-type="float">
            <text:p>10,0639</text:p>
          </table:table-cell>
          <table:table-cell table:style-name="ce54" table:formula="of:=[.J93]+1" office:value-type="float" office:value="380" calcext:value-type="float">
            <text:p>380</text:p>
          </table:table-cell>
          <table:table-cell table:style-name="ce67" office:value-type="float" office:value="378.913" calcext:value-type="float">
            <text:p>378,913</text:p>
          </table:table-cell>
          <table:table-cell table:style-name="ce70" office:value-type="float" office:value="9.5149" calcext:value-type="float">
            <text:p>9,5149</text:p>
          </table:table-cell>
          <table:table-cell table:number-columns-repeated="1012"/>
        </table:table-row>
        <table:table-row table:style-name="ro1">
          <table:table-cell table:style-name="ce54" table:formula="of:=[.A94]+1" office:value-type="float" office:value="237" calcext:value-type="float">
            <text:p>237</text:p>
          </table:table-cell>
          <table:table-cell table:style-name="ce67" office:value-type="float" office:value="235.913" calcext:value-type="float">
            <text:p>235,913</text:p>
          </table:table-cell>
          <table:table-cell table:style-name="ce70" office:value-type="float" office:value="10.7376" calcext:value-type="float">
            <text:p>10,7376</text:p>
          </table:table-cell>
          <table:table-cell table:style-name="ce54" table:formula="of:=[.D94]+1" office:value-type="float" office:value="285" calcext:value-type="float">
            <text:p>285</text:p>
          </table:table-cell>
          <table:table-cell table:style-name="ce67" office:value-type="float" office:value="283.912" calcext:value-type="float">
            <text:p>283,912</text:p>
          </table:table-cell>
          <table:table-cell table:style-name="ce70" office:value-type="float" office:value="10.2516" calcext:value-type="float">
            <text:p>10,2516</text:p>
          </table:table-cell>
          <table:table-cell table:style-name="ce54" table:formula="of:=[.G94]+1" office:value-type="float" office:value="333" calcext:value-type="float">
            <text:p>333</text:p>
          </table:table-cell>
          <table:table-cell table:style-name="ce67" office:value-type="float" office:value="331.912" calcext:value-type="float">
            <text:p>331,912</text:p>
          </table:table-cell>
          <table:table-cell table:style-name="ce70" office:value-type="float" office:value="10.0938" calcext:value-type="float">
            <text:p>10,0938</text:p>
          </table:table-cell>
          <table:table-cell table:style-name="ce54" table:formula="of:=[.J94]+1" office:value-type="float" office:value="381" calcext:value-type="float">
            <text:p>381</text:p>
          </table:table-cell>
          <table:table-cell table:style-name="ce67" office:value-type="float" office:value="379.913" calcext:value-type="float">
            <text:p>379,913</text:p>
          </table:table-cell>
          <table:table-cell table:style-name="ce70" office:value-type="float" office:value="9.5084" calcext:value-type="float">
            <text:p>9,5084</text:p>
          </table:table-cell>
          <table:table-cell table:number-columns-repeated="1012"/>
        </table:table-row>
        <table:table-row table:style-name="ro1">
          <table:table-cell table:style-name="ce54" table:formula="of:=[.A95]+1" office:value-type="float" office:value="238" calcext:value-type="float">
            <text:p>238</text:p>
          </table:table-cell>
          <table:table-cell table:style-name="ce67" office:value-type="float" office:value="236.913" calcext:value-type="float">
            <text:p>236,913</text:p>
          </table:table-cell>
          <table:table-cell table:style-name="ce70" office:value-type="float" office:value="10.6768" calcext:value-type="float">
            <text:p>10,6768</text:p>
          </table:table-cell>
          <table:table-cell table:style-name="ce54" table:formula="of:=[.D95]+1" office:value-type="float" office:value="286" calcext:value-type="float">
            <text:p>286</text:p>
          </table:table-cell>
          <table:table-cell table:style-name="ce67" office:value-type="float" office:value="284.912" calcext:value-type="float">
            <text:p>284,912</text:p>
          </table:table-cell>
          <table:table-cell table:style-name="ce70" office:value-type="float" office:value="10.2982" calcext:value-type="float">
            <text:p>10,2982</text:p>
          </table:table-cell>
          <table:table-cell table:style-name="ce54" table:formula="of:=[.G95]+1" office:value-type="float" office:value="334" calcext:value-type="float">
            <text:p>334</text:p>
          </table:table-cell>
          <table:table-cell table:style-name="ce67" office:value-type="float" office:value="332.912" calcext:value-type="float">
            <text:p>332,912</text:p>
          </table:table-cell>
          <table:table-cell table:style-name="ce70" office:value-type="float" office:value="10.03" calcext:value-type="float">
            <text:p>10,03</text:p>
          </table:table-cell>
          <table:table-cell table:style-name="ce54" table:formula="of:=[.J95]+1" office:value-type="float" office:value="382" calcext:value-type="float">
            <text:p>382</text:p>
          </table:table-cell>
          <table:table-cell table:style-name="ce67" office:value-type="float" office:value="380.913" calcext:value-type="float">
            <text:p>380,913</text:p>
          </table:table-cell>
          <table:table-cell table:style-name="ce70" office:value-type="float" office:value="9.5261" calcext:value-type="float">
            <text:p>9,5261</text:p>
          </table:table-cell>
          <table:table-cell table:number-columns-repeated="1012"/>
        </table:table-row>
        <table:table-row table:style-name="ro1">
          <table:table-cell table:style-name="ce54" table:formula="of:=[.A96]+1" office:value-type="float" office:value="239" calcext:value-type="float">
            <text:p>239</text:p>
          </table:table-cell>
          <table:table-cell table:style-name="ce67" office:value-type="float" office:value="237.913" calcext:value-type="float">
            <text:p>237,913</text:p>
          </table:table-cell>
          <table:table-cell table:style-name="ce70" office:value-type="float" office:value="10.7102" calcext:value-type="float">
            <text:p>10,7102</text:p>
          </table:table-cell>
          <table:table-cell table:style-name="ce54" table:formula="of:=[.D96]+1" office:value-type="float" office:value="287" calcext:value-type="float">
            <text:p>287</text:p>
          </table:table-cell>
          <table:table-cell table:style-name="ce67" office:value-type="float" office:value="285.912" calcext:value-type="float">
            <text:p>285,912</text:p>
          </table:table-cell>
          <table:table-cell table:style-name="ce70" office:value-type="float" office:value="10.3373" calcext:value-type="float">
            <text:p>10,3373</text:p>
          </table:table-cell>
          <table:table-cell table:style-name="ce54" table:formula="of:=[.G96]+1" office:value-type="float" office:value="335" calcext:value-type="float">
            <text:p>335</text:p>
          </table:table-cell>
          <table:table-cell table:style-name="ce67" office:value-type="float" office:value="333.913" calcext:value-type="float">
            <text:p>333,913</text:p>
          </table:table-cell>
          <table:table-cell table:style-name="ce70" office:value-type="float" office:value="9.9949" calcext:value-type="float">
            <text:p>9,9949</text:p>
          </table:table-cell>
          <table:table-cell table:style-name="ce54" table:formula="of:=[.J96]+1" office:value-type="float" office:value="383" calcext:value-type="float">
            <text:p>383</text:p>
          </table:table-cell>
          <table:table-cell table:style-name="ce67" office:value-type="float" office:value="381.913" calcext:value-type="float">
            <text:p>381,913</text:p>
          </table:table-cell>
          <table:table-cell table:style-name="ce70" office:value-type="float" office:value="9.5734" calcext:value-type="float">
            <text:p>9,5734</text:p>
          </table:table-cell>
          <table:table-cell table:number-columns-repeated="1012"/>
        </table:table-row>
        <table:table-row table:style-name="ro1">
          <table:table-cell table:style-name="ce55" table:formula="of:=[.A97]+1" office:value-type="float" office:value="240" calcext:value-type="float">
            <text:p>240</text:p>
          </table:table-cell>
          <table:table-cell table:style-name="ce68" office:value-type="float" office:value="238.913" calcext:value-type="float">
            <text:p>238,913</text:p>
          </table:table-cell>
          <table:table-cell table:style-name="ce71" office:value-type="float" office:value="10.7323" calcext:value-type="float">
            <text:p>10,7323</text:p>
          </table:table-cell>
          <table:table-cell table:style-name="ce55" table:formula="of:=[.D97]+1" office:value-type="float" office:value="288" calcext:value-type="float">
            <text:p>288</text:p>
          </table:table-cell>
          <table:table-cell table:style-name="ce68" office:value-type="float" office:value="286.912" calcext:value-type="float">
            <text:p>286,912</text:p>
          </table:table-cell>
          <table:table-cell table:style-name="ce71" office:value-type="float" office:value="10.3825" calcext:value-type="float">
            <text:p>10,3825</text:p>
          </table:table-cell>
          <table:table-cell table:style-name="ce55" table:formula="of:=[.G97]+1" office:value-type="float" office:value="336" calcext:value-type="float">
            <text:p>336</text:p>
          </table:table-cell>
          <table:table-cell table:style-name="ce68" office:value-type="float" office:value="334.914" calcext:value-type="float">
            <text:p>334,914</text:p>
          </table:table-cell>
          <table:table-cell table:style-name="ce71" office:value-type="float" office:value="9.9615" calcext:value-type="float">
            <text:p>9,9615</text:p>
          </table:table-cell>
          <table:table-cell table:style-name="ce55" table:formula="of:=[.J97]+1" office:value-type="float" office:value="384" calcext:value-type="float">
            <text:p>384</text:p>
          </table:table-cell>
          <table:table-cell table:style-name="ce68" office:value-type="float" office:value="382.913" calcext:value-type="float">
            <text:p>382,913</text:p>
          </table:table-cell>
          <table:table-cell table:style-name="ce71" office:value-type="float" office:value="9.566" calcext:value-type="float">
            <text:p>9,566</text:p>
          </table:table-cell>
          <table:table-cell table:number-columns-repeated="1012"/>
        </table:table-row>
        <table:table-row table:style-name="ro1"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54" table:formula="of:=[.J98]+1" office:value-type="float" office:value="385" calcext:value-type="float">
            <text:p>385</text:p>
          </table:table-cell>
          <table:table-cell table:style-name="ce67" office:value-type="float" office:value="383.914" calcext:value-type="float">
            <text:p>383,914</text:p>
          </table:table-cell>
          <table:table-cell table:style-name="ce70" office:value-type="float" office:value="9.5986" calcext:value-type="float">
            <text:p>9,5986</text:p>
          </table:table-cell>
          <table:table-cell table:style-name="ce54" table:formula="of:=[.A147]+1" office:value-type="float" office:value="433" calcext:value-type="float">
            <text:p>433</text:p>
          </table:table-cell>
          <table:table-cell table:style-name="ce67" office:value-type="float" office:value="431.913" calcext:value-type="float">
            <text:p>431,913</text:p>
          </table:table-cell>
          <table:table-cell table:style-name="ce70" office:value-type="float" office:value="9.0573" calcext:value-type="float">
            <text:p>9,0573</text:p>
          </table:table-cell>
          <table:table-cell table:style-name="ce54" table:formula="of:=[.D147]+1" office:value-type="float" office:value="481" calcext:value-type="float">
            <text:p>481</text:p>
          </table:table-cell>
          <table:table-cell table:style-name="ce67" office:value-type="float" office:value="479.913" calcext:value-type="float">
            <text:p>479,913</text:p>
          </table:table-cell>
          <table:table-cell table:style-name="ce70" office:value-type="float" office:value="8.6418" calcext:value-type="float">
            <text:p>8,6418</text:p>
          </table:table-cell>
          <table:table-cell table:style-name="ce54" table:formula="of:=[.G147]+1" office:value-type="float" office:value="529" calcext:value-type="float">
            <text:p>529</text:p>
          </table:table-cell>
          <table:table-cell table:style-name="ce67" office:value-type="float" office:value="527.913" calcext:value-type="float">
            <text:p>527,913</text:p>
          </table:table-cell>
          <table:table-cell table:style-name="ce70" office:value-type="float" office:value="8.3494" calcext:value-type="float">
            <text:p>8,3494</text:p>
          </table:table-cell>
          <table:table-cell table:number-columns-repeated="1012"/>
        </table:table-row>
        <table:table-row table:style-name="ro1">
          <table:table-cell table:style-name="ce54" table:formula="of:=[.A100]+1" office:value-type="float" office:value="386" calcext:value-type="float">
            <text:p>386</text:p>
          </table:table-cell>
          <table:table-cell table:style-name="ce67" office:value-type="float" office:value="384.914" calcext:value-type="float">
            <text:p>384,914</text:p>
          </table:table-cell>
          <table:table-cell table:style-name="ce70" office:value-type="float" office:value="9.5659" calcext:value-type="float">
            <text:p>9,5659</text:p>
          </table:table-cell>
          <table:table-cell table:style-name="ce54" table:formula="of:=[.D100]+1" office:value-type="float" office:value="434" calcext:value-type="float">
            <text:p>434</text:p>
          </table:table-cell>
          <table:table-cell table:style-name="ce67" office:value-type="float" office:value="432.914" calcext:value-type="float">
            <text:p>432,914</text:p>
          </table:table-cell>
          <table:table-cell table:style-name="ce70" office:value-type="float" office:value="8.9944" calcext:value-type="float">
            <text:p>8,9944</text:p>
          </table:table-cell>
          <table:table-cell table:style-name="ce54" table:formula="of:=[.G100]+1" office:value-type="float" office:value="482" calcext:value-type="float">
            <text:p>482</text:p>
          </table:table-cell>
          <table:table-cell table:style-name="ce67" office:value-type="float" office:value="480.914" calcext:value-type="float">
            <text:p>480,914</text:p>
          </table:table-cell>
          <table:table-cell table:style-name="ce70" office:value-type="float" office:value="8.6044" calcext:value-type="float">
            <text:p>8,6044</text:p>
          </table:table-cell>
          <table:table-cell table:style-name="ce54" table:formula="of:=[.J100]+1" office:value-type="float" office:value="530" calcext:value-type="float">
            <text:p>530</text:p>
          </table:table-cell>
          <table:table-cell table:style-name="ce67" office:value-type="float" office:value="528.913" calcext:value-type="float">
            <text:p>528,913</text:p>
          </table:table-cell>
          <table:table-cell table:style-name="ce70" office:value-type="float" office:value="8.2984" calcext:value-type="float">
            <text:p>8,2984</text:p>
          </table:table-cell>
          <table:table-cell table:number-columns-repeated="1012"/>
        </table:table-row>
        <table:table-row table:style-name="ro1">
          <table:table-cell table:style-name="ce54" table:formula="of:=[.A101]+1" office:value-type="float" office:value="387" calcext:value-type="float">
            <text:p>387</text:p>
          </table:table-cell>
          <table:table-cell table:style-name="ce67" office:value-type="float" office:value="385.914" calcext:value-type="float">
            <text:p>385,914</text:p>
          </table:table-cell>
          <table:table-cell table:style-name="ce70" office:value-type="float" office:value="9.5576" calcext:value-type="float">
            <text:p>9,5576</text:p>
          </table:table-cell>
          <table:table-cell table:style-name="ce54" table:formula="of:=[.D101]+1" office:value-type="float" office:value="435" calcext:value-type="float">
            <text:p>435</text:p>
          </table:table-cell>
          <table:table-cell table:style-name="ce67" office:value-type="float" office:value="433.913" calcext:value-type="float">
            <text:p>433,913</text:p>
          </table:table-cell>
          <table:table-cell table:style-name="ce70" office:value-type="float" office:value="9.0032" calcext:value-type="float">
            <text:p>9,0032</text:p>
          </table:table-cell>
          <table:table-cell table:style-name="ce54" table:formula="of:=[.G101]+1" office:value-type="float" office:value="483" calcext:value-type="float">
            <text:p>483</text:p>
          </table:table-cell>
          <table:table-cell table:style-name="ce67" office:value-type="float" office:value="481.913" calcext:value-type="float">
            <text:p>481,913</text:p>
          </table:table-cell>
          <table:table-cell table:style-name="ce70" office:value-type="float" office:value="8.6736" calcext:value-type="float">
            <text:p>8,6736</text:p>
          </table:table-cell>
          <table:table-cell table:style-name="ce54" table:formula="of:=[.J101]+1" office:value-type="float" office:value="531" calcext:value-type="float">
            <text:p>531</text:p>
          </table:table-cell>
          <table:table-cell table:style-name="ce67" office:value-type="float" office:value="529.913" calcext:value-type="float">
            <text:p>529,913</text:p>
          </table:table-cell>
          <table:table-cell table:style-name="ce70" office:value-type="float" office:value="8.3332" calcext:value-type="float">
            <text:p>8,3332</text:p>
          </table:table-cell>
          <table:table-cell table:number-columns-repeated="1012"/>
        </table:table-row>
        <table:table-row table:style-name="ro1">
          <table:table-cell table:style-name="ce54" table:formula="of:=[.A102]+1" office:value-type="float" office:value="388" calcext:value-type="float">
            <text:p>388</text:p>
          </table:table-cell>
          <table:table-cell table:style-name="ce67" office:value-type="float" office:value="386.913" calcext:value-type="float">
            <text:p>386,913</text:p>
          </table:table-cell>
          <table:table-cell table:style-name="ce70" office:value-type="float" office:value="9.4807" calcext:value-type="float">
            <text:p>9,4807</text:p>
          </table:table-cell>
          <table:table-cell table:style-name="ce54" table:formula="of:=[.D102]+1" office:value-type="float" office:value="436" calcext:value-type="float">
            <text:p>436</text:p>
          </table:table-cell>
          <table:table-cell table:style-name="ce67" office:value-type="float" office:value="434.913" calcext:value-type="float">
            <text:p>434,913</text:p>
          </table:table-cell>
          <table:table-cell table:style-name="ce70" office:value-type="float" office:value="9.0226" calcext:value-type="float">
            <text:p>9,0226</text:p>
          </table:table-cell>
          <table:table-cell table:style-name="ce54" table:formula="of:=[.G102]+1" office:value-type="float" office:value="484" calcext:value-type="float">
            <text:p>484</text:p>
          </table:table-cell>
          <table:table-cell table:style-name="ce67" office:value-type="float" office:value="482.913" calcext:value-type="float">
            <text:p>482,913</text:p>
          </table:table-cell>
          <table:table-cell table:style-name="ce70" office:value-type="float" office:value="8.7258" calcext:value-type="float">
            <text:p>8,7258</text:p>
          </table:table-cell>
          <table:table-cell table:style-name="ce54" table:formula="of:=[.J102]+1" office:value-type="float" office:value="532" calcext:value-type="float">
            <text:p>532</text:p>
          </table:table-cell>
          <table:table-cell table:style-name="ce67" office:value-type="float" office:value="530.913" calcext:value-type="float">
            <text:p>530,913</text:p>
          </table:table-cell>
          <table:table-cell table:style-name="ce70" office:value-type="float" office:value="8.2743" calcext:value-type="float">
            <text:p>8,2743</text:p>
          </table:table-cell>
          <table:table-cell table:number-columns-repeated="1012"/>
        </table:table-row>
        <table:table-row table:style-name="ro1">
          <table:table-cell table:style-name="ce54" table:formula="of:=[.A103]+1" office:value-type="float" office:value="389" calcext:value-type="float">
            <text:p>389</text:p>
          </table:table-cell>
          <table:table-cell table:style-name="ce67" office:value-type="float" office:value="387.914" calcext:value-type="float">
            <text:p>387,914</text:p>
          </table:table-cell>
          <table:table-cell table:style-name="ce70" office:value-type="float" office:value="9.4796" calcext:value-type="float">
            <text:p>9,4796</text:p>
          </table:table-cell>
          <table:table-cell table:style-name="ce54" table:formula="of:=[.D103]+1" office:value-type="float" office:value="437" calcext:value-type="float">
            <text:p>437</text:p>
          </table:table-cell>
          <table:table-cell table:style-name="ce67" office:value-type="float" office:value="435.913" calcext:value-type="float">
            <text:p>435,913</text:p>
          </table:table-cell>
          <table:table-cell table:style-name="ce70" office:value-type="float" office:value="9.0139" calcext:value-type="float">
            <text:p>9,0139</text:p>
          </table:table-cell>
          <table:table-cell table:style-name="ce54" table:formula="of:=[.G103]+1" office:value-type="float" office:value="485" calcext:value-type="float">
            <text:p>485</text:p>
          </table:table-cell>
          <table:table-cell table:style-name="ce67" office:value-type="float" office:value="483.913" calcext:value-type="float">
            <text:p>483,913</text:p>
          </table:table-cell>
          <table:table-cell table:style-name="ce70" office:value-type="float" office:value="8.7155" calcext:value-type="float">
            <text:p>8,7155</text:p>
          </table:table-cell>
          <table:table-cell table:style-name="ce54" table:formula="of:=[.J103]+1" office:value-type="float" office:value="533" calcext:value-type="float">
            <text:p>533</text:p>
          </table:table-cell>
          <table:table-cell table:style-name="ce67" office:value-type="float" office:value="531.913" calcext:value-type="float">
            <text:p>531,913</text:p>
          </table:table-cell>
          <table:table-cell table:style-name="ce70" office:value-type="float" office:value="8.3393" calcext:value-type="float">
            <text:p>8,3393</text:p>
          </table:table-cell>
          <table:table-cell table:number-columns-repeated="1012"/>
        </table:table-row>
        <table:table-row table:style-name="ro1">
          <table:table-cell table:style-name="ce54" table:formula="of:=[.A104]+1" office:value-type="float" office:value="390" calcext:value-type="float">
            <text:p>390</text:p>
          </table:table-cell>
          <table:table-cell table:style-name="ce67" office:value-type="float" office:value="388.914" calcext:value-type="float">
            <text:p>388,914</text:p>
          </table:table-cell>
          <table:table-cell table:style-name="ce70" office:value-type="float" office:value="9.4881" calcext:value-type="float">
            <text:p>9,4881</text:p>
          </table:table-cell>
          <table:table-cell table:style-name="ce54" table:formula="of:=[.D104]+1" office:value-type="float" office:value="438" calcext:value-type="float">
            <text:p>438</text:p>
          </table:table-cell>
          <table:table-cell table:style-name="ce67" office:value-type="float" office:value="436.913" calcext:value-type="float">
            <text:p>436,913</text:p>
          </table:table-cell>
          <table:table-cell table:style-name="ce70" office:value-type="float" office:value="9.073" calcext:value-type="float">
            <text:p>9,073</text:p>
          </table:table-cell>
          <table:table-cell table:style-name="ce54" table:formula="of:=[.G104]+1" office:value-type="float" office:value="486" calcext:value-type="float">
            <text:p>486</text:p>
          </table:table-cell>
          <table:table-cell table:style-name="ce67" office:value-type="float" office:value="484.913" calcext:value-type="float">
            <text:p>484,913</text:p>
          </table:table-cell>
          <table:table-cell table:style-name="ce70" office:value-type="float" office:value="8.6688" calcext:value-type="float">
            <text:p>8,6688</text:p>
          </table:table-cell>
          <table:table-cell table:style-name="ce54" table:formula="of:=[.J104]+1" office:value-type="float" office:value="534" calcext:value-type="float">
            <text:p>534</text:p>
          </table:table-cell>
          <table:table-cell table:style-name="ce67" office:value-type="float" office:value="532.914" calcext:value-type="float">
            <text:p>532,914</text:p>
          </table:table-cell>
          <table:table-cell table:style-name="ce70" office:value-type="float" office:value="8.3445" calcext:value-type="float">
            <text:p>8,3445</text:p>
          </table:table-cell>
          <table:table-cell table:number-columns-repeated="1012"/>
        </table:table-row>
        <table:table-row table:style-name="ro1">
          <table:table-cell table:style-name="ce54" table:formula="of:=[.A105]+1" office:value-type="float" office:value="391" calcext:value-type="float">
            <text:p>391</text:p>
          </table:table-cell>
          <table:table-cell table:style-name="ce67" office:value-type="float" office:value="389.914" calcext:value-type="float">
            <text:p>389,914</text:p>
          </table:table-cell>
          <table:table-cell table:style-name="ce70" office:value-type="float" office:value="9.485" calcext:value-type="float">
            <text:p>9,485</text:p>
          </table:table-cell>
          <table:table-cell table:style-name="ce54" table:formula="of:=[.D105]+1" office:value-type="float" office:value="439" calcext:value-type="float">
            <text:p>439</text:p>
          </table:table-cell>
          <table:table-cell table:style-name="ce67" office:value-type="float" office:value="437.913" calcext:value-type="float">
            <text:p>437,913</text:p>
          </table:table-cell>
          <table:table-cell table:style-name="ce70" office:value-type="float" office:value="9.0585" calcext:value-type="float">
            <text:p>9,0585</text:p>
          </table:table-cell>
          <table:table-cell table:style-name="ce54" table:formula="of:=[.G105]+1" office:value-type="float" office:value="487" calcext:value-type="float">
            <text:p>487</text:p>
          </table:table-cell>
          <table:table-cell table:style-name="ce67" office:value-type="float" office:value="485.914" calcext:value-type="float">
            <text:p>485,914</text:p>
          </table:table-cell>
          <table:table-cell table:style-name="ce70" office:value-type="float" office:value="8.6228" calcext:value-type="float">
            <text:p>8,6228</text:p>
          </table:table-cell>
          <table:table-cell table:style-name="ce54" table:formula="of:=[.J105]+1" office:value-type="float" office:value="535" calcext:value-type="float">
            <text:p>535</text:p>
          </table:table-cell>
          <table:table-cell table:style-name="ce67" office:value-type="float" office:value="533.913" calcext:value-type="float">
            <text:p>533,913</text:p>
          </table:table-cell>
          <table:table-cell table:style-name="ce70" office:value-type="float" office:value="8.3071" calcext:value-type="float">
            <text:p>8,3071</text:p>
          </table:table-cell>
          <table:table-cell table:number-columns-repeated="1012"/>
        </table:table-row>
        <table:table-row table:style-name="ro1">
          <table:table-cell table:style-name="ce54" table:formula="of:=[.A106]+1" office:value-type="float" office:value="392" calcext:value-type="float">
            <text:p>392</text:p>
          </table:table-cell>
          <table:table-cell table:style-name="ce67" office:value-type="float" office:value="390.914" calcext:value-type="float">
            <text:p>390,914</text:p>
          </table:table-cell>
          <table:table-cell table:style-name="ce70" office:value-type="float" office:value="9.4746" calcext:value-type="float">
            <text:p>9,4746</text:p>
          </table:table-cell>
          <table:table-cell table:style-name="ce54" table:formula="of:=[.D106]+1" office:value-type="float" office:value="440" calcext:value-type="float">
            <text:p>440</text:p>
          </table:table-cell>
          <table:table-cell table:style-name="ce67" office:value-type="float" office:value="438.914" calcext:value-type="float">
            <text:p>438,914</text:p>
          </table:table-cell>
          <table:table-cell table:style-name="ce70" office:value-type="float" office:value="9.0566" calcext:value-type="float">
            <text:p>9,0566</text:p>
          </table:table-cell>
          <table:table-cell table:style-name="ce54" table:formula="of:=[.G106]+1" office:value-type="float" office:value="488" calcext:value-type="float">
            <text:p>488</text:p>
          </table:table-cell>
          <table:table-cell table:style-name="ce67" office:value-type="float" office:value="486.913" calcext:value-type="float">
            <text:p>486,913</text:p>
          </table:table-cell>
          <table:table-cell table:style-name="ce70" office:value-type="float" office:value="8.6146" calcext:value-type="float">
            <text:p>8,6146</text:p>
          </table:table-cell>
          <table:table-cell table:style-name="ce54" table:formula="of:=[.J106]+1" office:value-type="float" office:value="536" calcext:value-type="float">
            <text:p>536</text:p>
          </table:table-cell>
          <table:table-cell table:style-name="ce67" office:value-type="float" office:value="534.913" calcext:value-type="float">
            <text:p>534,913</text:p>
          </table:table-cell>
          <table:table-cell table:style-name="ce70" office:value-type="float" office:value="8.3343" calcext:value-type="float">
            <text:p>8,3343</text:p>
          </table:table-cell>
          <table:table-cell table:number-columns-repeated="1012"/>
        </table:table-row>
        <table:table-row table:style-name="ro1">
          <table:table-cell table:style-name="ce54" table:formula="of:=[.A107]+1" office:value-type="float" office:value="393" calcext:value-type="float">
            <text:p>393</text:p>
          </table:table-cell>
          <table:table-cell table:style-name="ce67" office:value-type="float" office:value="391.914" calcext:value-type="float">
            <text:p>391,914</text:p>
          </table:table-cell>
          <table:table-cell table:style-name="ce70" office:value-type="float" office:value="9.4464" calcext:value-type="float">
            <text:p>9,4464</text:p>
          </table:table-cell>
          <table:table-cell table:style-name="ce54" table:formula="of:=[.D107]+1" office:value-type="float" office:value="441" calcext:value-type="float">
            <text:p>441</text:p>
          </table:table-cell>
          <table:table-cell table:style-name="ce67" office:value-type="float" office:value="439.913" calcext:value-type="float">
            <text:p>439,913</text:p>
          </table:table-cell>
          <table:table-cell table:style-name="ce70" office:value-type="float" office:value="9.069" calcext:value-type="float">
            <text:p>9,069</text:p>
          </table:table-cell>
          <table:table-cell table:style-name="ce54" table:formula="of:=[.G107]+1" office:value-type="float" office:value="489" calcext:value-type="float">
            <text:p>489</text:p>
          </table:table-cell>
          <table:table-cell table:style-name="ce67" office:value-type="float" office:value="487.913" calcext:value-type="float">
            <text:p>487,913</text:p>
          </table:table-cell>
          <table:table-cell table:style-name="ce70" office:value-type="float" office:value="8.636" calcext:value-type="float">
            <text:p>8,636</text:p>
          </table:table-cell>
          <table:table-cell table:style-name="ce54" table:formula="of:=[.J107]+1" office:value-type="float" office:value="537" calcext:value-type="float">
            <text:p>537</text:p>
          </table:table-cell>
          <table:table-cell table:style-name="ce67" office:value-type="float" office:value="535.913" calcext:value-type="float">
            <text:p>535,913</text:p>
          </table:table-cell>
          <table:table-cell table:style-name="ce70" office:value-type="float" office:value="8.3238" calcext:value-type="float">
            <text:p>8,3238</text:p>
          </table:table-cell>
          <table:table-cell table:number-columns-repeated="1012"/>
        </table:table-row>
        <table:table-row table:style-name="ro1">
          <table:table-cell table:style-name="ce54" table:formula="of:=[.A108]+1" office:value-type="float" office:value="394" calcext:value-type="float">
            <text:p>394</text:p>
          </table:table-cell>
          <table:table-cell table:style-name="ce67" office:value-type="float" office:value="392.914" calcext:value-type="float">
            <text:p>392,914</text:p>
          </table:table-cell>
          <table:table-cell table:style-name="ce70" office:value-type="float" office:value="9.436" calcext:value-type="float">
            <text:p>9,436</text:p>
          </table:table-cell>
          <table:table-cell table:style-name="ce54" table:formula="of:=[.D108]+1" office:value-type="float" office:value="442" calcext:value-type="float">
            <text:p>442</text:p>
          </table:table-cell>
          <table:table-cell table:style-name="ce67" office:value-type="float" office:value="440.913" calcext:value-type="float">
            <text:p>440,913</text:p>
          </table:table-cell>
          <table:table-cell table:style-name="ce70" office:value-type="float" office:value="9.0556" calcext:value-type="float">
            <text:p>9,0556</text:p>
          </table:table-cell>
          <table:table-cell table:style-name="ce54" table:formula="of:=[.G108]+1" office:value-type="float" office:value="490" calcext:value-type="float">
            <text:p>490</text:p>
          </table:table-cell>
          <table:table-cell table:style-name="ce67" office:value-type="float" office:value="488.913" calcext:value-type="float">
            <text:p>488,913</text:p>
          </table:table-cell>
          <table:table-cell table:style-name="ce70" office:value-type="float" office:value="8.6322" calcext:value-type="float">
            <text:p>8,6322</text:p>
          </table:table-cell>
          <table:table-cell table:style-name="ce54" table:formula="of:=[.J108]+1" office:value-type="float" office:value="538" calcext:value-type="float">
            <text:p>538</text:p>
          </table:table-cell>
          <table:table-cell table:style-name="ce67" office:value-type="float" office:value="536.913" calcext:value-type="float">
            <text:p>536,913</text:p>
          </table:table-cell>
          <table:table-cell table:style-name="ce70" office:value-type="float" office:value="8.3503" calcext:value-type="float">
            <text:p>8,3503</text:p>
          </table:table-cell>
          <table:table-cell table:number-columns-repeated="1012"/>
        </table:table-row>
        <table:table-row table:style-name="ro1">
          <table:table-cell table:style-name="ce54" table:formula="of:=[.A109]+1" office:value-type="float" office:value="395" calcext:value-type="float">
            <text:p>395</text:p>
          </table:table-cell>
          <table:table-cell table:style-name="ce67" office:value-type="float" office:value="393.914" calcext:value-type="float">
            <text:p>393,914</text:p>
          </table:table-cell>
          <table:table-cell table:style-name="ce70" office:value-type="float" office:value="9.3818" calcext:value-type="float">
            <text:p>9,3818</text:p>
          </table:table-cell>
          <table:table-cell table:style-name="ce54" table:formula="of:=[.D109]+1" office:value-type="float" office:value="443" calcext:value-type="float">
            <text:p>443</text:p>
          </table:table-cell>
          <table:table-cell table:style-name="ce67" office:value-type="float" office:value="441.914" calcext:value-type="float">
            <text:p>441,914</text:p>
          </table:table-cell>
          <table:table-cell table:style-name="ce70" office:value-type="float" office:value="9.0134" calcext:value-type="float">
            <text:p>9,0134</text:p>
          </table:table-cell>
          <table:table-cell table:style-name="ce54" table:formula="of:=[.G109]+1" office:value-type="float" office:value="491" calcext:value-type="float">
            <text:p>491</text:p>
          </table:table-cell>
          <table:table-cell table:style-name="ce67" office:value-type="float" office:value="489.914" calcext:value-type="float">
            <text:p>489,914</text:p>
          </table:table-cell>
          <table:table-cell table:style-name="ce70" office:value-type="float" office:value="8.6353" calcext:value-type="float">
            <text:p>8,6353</text:p>
          </table:table-cell>
          <table:table-cell table:style-name="ce54" table:formula="of:=[.J109]+1" office:value-type="float" office:value="539" calcext:value-type="float">
            <text:p>539</text:p>
          </table:table-cell>
          <table:table-cell table:style-name="ce67" office:value-type="float" office:value="537.913" calcext:value-type="float">
            <text:p>537,913</text:p>
          </table:table-cell>
          <table:table-cell table:style-name="ce70" office:value-type="float" office:value="8.3274" calcext:value-type="float">
            <text:p>8,3274</text:p>
          </table:table-cell>
          <table:table-cell table:number-columns-repeated="1012"/>
        </table:table-row>
        <table:table-row table:style-name="ro1">
          <table:table-cell table:style-name="ce54" table:formula="of:=[.A110]+1" office:value-type="float" office:value="396" calcext:value-type="float">
            <text:p>396</text:p>
          </table:table-cell>
          <table:table-cell table:style-name="ce67" office:value-type="float" office:value="394.913" calcext:value-type="float">
            <text:p>394,913</text:p>
          </table:table-cell>
          <table:table-cell table:style-name="ce70" office:value-type="float" office:value="9.4153" calcext:value-type="float">
            <text:p>9,4153</text:p>
          </table:table-cell>
          <table:table-cell table:style-name="ce54" table:formula="of:=[.D110]+1" office:value-type="float" office:value="444" calcext:value-type="float">
            <text:p>444</text:p>
          </table:table-cell>
          <table:table-cell table:style-name="ce67" office:value-type="float" office:value="442.913" calcext:value-type="float">
            <text:p>442,913</text:p>
          </table:table-cell>
          <table:table-cell table:style-name="ce70" office:value-type="float" office:value="8.9674" calcext:value-type="float">
            <text:p>8,9674</text:p>
          </table:table-cell>
          <table:table-cell table:style-name="ce54" table:formula="of:=[.G110]+1" office:value-type="float" office:value="492" calcext:value-type="float">
            <text:p>492</text:p>
          </table:table-cell>
          <table:table-cell table:style-name="ce67" office:value-type="float" office:value="490.914" calcext:value-type="float">
            <text:p>490,914</text:p>
          </table:table-cell>
          <table:table-cell table:style-name="ce70" office:value-type="float" office:value="8.593" calcext:value-type="float">
            <text:p>8,593</text:p>
          </table:table-cell>
          <table:table-cell table:style-name="ce54" table:formula="of:=[.J110]+1" office:value-type="float" office:value="540" calcext:value-type="float">
            <text:p>540</text:p>
          </table:table-cell>
          <table:table-cell table:style-name="ce67" office:value-type="float" office:value="538.914" calcext:value-type="float">
            <text:p>538,914</text:p>
          </table:table-cell>
          <table:table-cell table:style-name="ce70" office:value-type="float" office:value="8.3183" calcext:value-type="float">
            <text:p>8,3183</text:p>
          </table:table-cell>
          <table:table-cell table:number-columns-repeated="1012"/>
        </table:table-row>
        <table:table-row table:style-name="ro1">
          <table:table-cell table:style-name="ce54" table:formula="of:=[.A111]+1" office:value-type="float" office:value="397" calcext:value-type="float">
            <text:p>397</text:p>
          </table:table-cell>
          <table:table-cell table:style-name="ce67" office:value-type="float" office:value="395.914" calcext:value-type="float">
            <text:p>395,914</text:p>
          </table:table-cell>
          <table:table-cell table:style-name="ce70" office:value-type="float" office:value="9.3873" calcext:value-type="float">
            <text:p>9,3873</text:p>
          </table:table-cell>
          <table:table-cell table:style-name="ce54" table:formula="of:=[.D111]+1" office:value-type="float" office:value="445" calcext:value-type="float">
            <text:p>445</text:p>
          </table:table-cell>
          <table:table-cell table:style-name="ce67" office:value-type="float" office:value="443.913" calcext:value-type="float">
            <text:p>443,913</text:p>
          </table:table-cell>
          <table:table-cell table:style-name="ce70" office:value-type="float" office:value="8.9493" calcext:value-type="float">
            <text:p>8,9493</text:p>
          </table:table-cell>
          <table:table-cell table:style-name="ce54" table:formula="of:=[.G111]+1" office:value-type="float" office:value="493" calcext:value-type="float">
            <text:p>493</text:p>
          </table:table-cell>
          <table:table-cell table:style-name="ce67" office:value-type="float" office:value="491.913" calcext:value-type="float">
            <text:p>491,913</text:p>
          </table:table-cell>
          <table:table-cell table:style-name="ce70" office:value-type="float" office:value="8.5664" calcext:value-type="float">
            <text:p>8,5664</text:p>
          </table:table-cell>
          <table:table-cell table:style-name="ce54" table:formula="of:=[.J111]+1" office:value-type="float" office:value="541" calcext:value-type="float">
            <text:p>541</text:p>
          </table:table-cell>
          <table:table-cell table:style-name="ce67" office:value-type="float" office:value="539.914" calcext:value-type="float">
            <text:p>539,914</text:p>
          </table:table-cell>
          <table:table-cell table:style-name="ce70" office:value-type="float" office:value="8.2884" calcext:value-type="float">
            <text:p>8,2884</text:p>
          </table:table-cell>
          <table:table-cell table:number-columns-repeated="1012"/>
        </table:table-row>
        <table:table-row table:style-name="ro1">
          <table:table-cell table:style-name="ce54" table:formula="of:=[.A112]+1" office:value-type="float" office:value="398" calcext:value-type="float">
            <text:p>398</text:p>
          </table:table-cell>
          <table:table-cell table:style-name="ce67" office:value-type="float" office:value="396.914" calcext:value-type="float">
            <text:p>396,914</text:p>
          </table:table-cell>
          <table:table-cell table:style-name="ce70" office:value-type="float" office:value="9.3574" calcext:value-type="float">
            <text:p>9,3574</text:p>
          </table:table-cell>
          <table:table-cell table:style-name="ce54" table:formula="of:=[.D112]+1" office:value-type="float" office:value="446" calcext:value-type="float">
            <text:p>446</text:p>
          </table:table-cell>
          <table:table-cell table:style-name="ce67" office:value-type="float" office:value="444.913" calcext:value-type="float">
            <text:p>444,913</text:p>
          </table:table-cell>
          <table:table-cell table:style-name="ce70" office:value-type="float" office:value="8.936" calcext:value-type="float">
            <text:p>8,936</text:p>
          </table:table-cell>
          <table:table-cell table:style-name="ce54" table:formula="of:=[.G112]+1" office:value-type="float" office:value="494" calcext:value-type="float">
            <text:p>494</text:p>
          </table:table-cell>
          <table:table-cell table:style-name="ce67" office:value-type="float" office:value="492.913" calcext:value-type="float">
            <text:p>492,913</text:p>
          </table:table-cell>
          <table:table-cell table:style-name="ce70" office:value-type="float" office:value="8.6333" calcext:value-type="float">
            <text:p>8,6333</text:p>
          </table:table-cell>
          <table:table-cell table:style-name="ce54" table:formula="of:=[.J112]+1" office:value-type="float" office:value="542" calcext:value-type="float">
            <text:p>542</text:p>
          </table:table-cell>
          <table:table-cell table:style-name="ce67" office:value-type="float" office:value="540.913" calcext:value-type="float">
            <text:p>540,913</text:p>
          </table:table-cell>
          <table:table-cell table:style-name="ce70" office:value-type="float" office:value="8.2693" calcext:value-type="float">
            <text:p>8,2693</text:p>
          </table:table-cell>
          <table:table-cell table:number-columns-repeated="1012"/>
        </table:table-row>
        <table:table-row table:style-name="ro1">
          <table:table-cell table:style-name="ce54" table:formula="of:=[.A113]+1" office:value-type="float" office:value="399" calcext:value-type="float">
            <text:p>399</text:p>
          </table:table-cell>
          <table:table-cell table:style-name="ce67" office:value-type="float" office:value="397.914" calcext:value-type="float">
            <text:p>397,914</text:p>
          </table:table-cell>
          <table:table-cell table:style-name="ce70" office:value-type="float" office:value="9.2941" calcext:value-type="float">
            <text:p>9,2941</text:p>
          </table:table-cell>
          <table:table-cell table:style-name="ce54" table:formula="of:=[.D113]+1" office:value-type="float" office:value="447" calcext:value-type="float">
            <text:p>447</text:p>
          </table:table-cell>
          <table:table-cell table:style-name="ce67" office:value-type="float" office:value="445.914" calcext:value-type="float">
            <text:p>445,914</text:p>
          </table:table-cell>
          <table:table-cell table:style-name="ce70" office:value-type="float" office:value="8.8837" calcext:value-type="float">
            <text:p>8,8837</text:p>
          </table:table-cell>
          <table:table-cell table:style-name="ce54" table:formula="of:=[.G113]+1" office:value-type="float" office:value="495" calcext:value-type="float">
            <text:p>495</text:p>
          </table:table-cell>
          <table:table-cell table:style-name="ce67" office:value-type="float" office:value="493.913" calcext:value-type="float">
            <text:p>493,913</text:p>
          </table:table-cell>
          <table:table-cell table:style-name="ce70" office:value-type="float" office:value="8.6223" calcext:value-type="float">
            <text:p>8,6223</text:p>
          </table:table-cell>
          <table:table-cell table:style-name="ce54" table:formula="of:=[.J113]+1" office:value-type="float" office:value="543" calcext:value-type="float">
            <text:p>543</text:p>
          </table:table-cell>
          <table:table-cell table:style-name="ce67" office:value-type="float" office:value="541.913" calcext:value-type="float">
            <text:p>541,913</text:p>
          </table:table-cell>
          <table:table-cell table:style-name="ce70" office:value-type="float" office:value="8.2864" calcext:value-type="float">
            <text:p>8,2864</text:p>
          </table:table-cell>
          <table:table-cell table:number-columns-repeated="1012"/>
        </table:table-row>
        <table:table-row table:style-name="ro1">
          <table:table-cell table:style-name="ce54" table:formula="of:=[.A114]+1" office:value-type="float" office:value="400" calcext:value-type="float">
            <text:p>400</text:p>
          </table:table-cell>
          <table:table-cell table:style-name="ce67" office:value-type="float" office:value="398.913" calcext:value-type="float">
            <text:p>398,913</text:p>
          </table:table-cell>
          <table:table-cell table:style-name="ce70" office:value-type="float" office:value="9.3318" calcext:value-type="float">
            <text:p>9,3318</text:p>
          </table:table-cell>
          <table:table-cell table:style-name="ce54" table:formula="of:=[.D114]+1" office:value-type="float" office:value="448" calcext:value-type="float">
            <text:p>448</text:p>
          </table:table-cell>
          <table:table-cell table:style-name="ce67" office:value-type="float" office:value="446.913" calcext:value-type="float">
            <text:p>446,913</text:p>
          </table:table-cell>
          <table:table-cell table:style-name="ce70" office:value-type="float" office:value="8.8311" calcext:value-type="float">
            <text:p>8,8311</text:p>
          </table:table-cell>
          <table:table-cell table:style-name="ce54" table:formula="of:=[.G114]+1" office:value-type="float" office:value="496" calcext:value-type="float">
            <text:p>496</text:p>
          </table:table-cell>
          <table:table-cell table:style-name="ce67" office:value-type="float" office:value="494.913" calcext:value-type="float">
            <text:p>494,913</text:p>
          </table:table-cell>
          <table:table-cell table:style-name="ce70" office:value-type="float" office:value="8.5785" calcext:value-type="float">
            <text:p>8,5785</text:p>
          </table:table-cell>
          <table:table-cell table:style-name="ce54" table:formula="of:=[.J114]+1" office:value-type="float" office:value="544" calcext:value-type="float">
            <text:p>544</text:p>
          </table:table-cell>
          <table:table-cell table:style-name="ce67" office:value-type="float" office:value="542.913" calcext:value-type="float">
            <text:p>542,913</text:p>
          </table:table-cell>
          <table:table-cell table:style-name="ce70" office:value-type="float" office:value="8.2846" calcext:value-type="float">
            <text:p>8,2846</text:p>
          </table:table-cell>
          <table:table-cell table:number-columns-repeated="1012"/>
        </table:table-row>
        <table:table-row table:style-name="ro1">
          <table:table-cell table:style-name="ce54" table:formula="of:=[.A115]+1" office:value-type="float" office:value="401" calcext:value-type="float">
            <text:p>401</text:p>
          </table:table-cell>
          <table:table-cell table:style-name="ce67" office:value-type="float" office:value="399.913" calcext:value-type="float">
            <text:p>399,913</text:p>
          </table:table-cell>
          <table:table-cell table:style-name="ce70" office:value-type="float" office:value="9.2683" calcext:value-type="float">
            <text:p>9,2683</text:p>
          </table:table-cell>
          <table:table-cell table:style-name="ce54" table:formula="of:=[.D115]+1" office:value-type="float" office:value="449" calcext:value-type="float">
            <text:p>449</text:p>
          </table:table-cell>
          <table:table-cell table:style-name="ce67" office:value-type="float" office:value="447.913" calcext:value-type="float">
            <text:p>447,913</text:p>
          </table:table-cell>
          <table:table-cell table:style-name="ce70" office:value-type="float" office:value="8.784" calcext:value-type="float">
            <text:p>8,784</text:p>
          </table:table-cell>
          <table:table-cell table:style-name="ce54" table:formula="of:=[.G115]+1" office:value-type="float" office:value="497" calcext:value-type="float">
            <text:p>497</text:p>
          </table:table-cell>
          <table:table-cell table:style-name="ce67" office:value-type="float" office:value="495.914" calcext:value-type="float">
            <text:p>495,914</text:p>
          </table:table-cell>
          <table:table-cell table:style-name="ce70" office:value-type="float" office:value="8.4932" calcext:value-type="float">
            <text:p>8,4932</text:p>
          </table:table-cell>
          <table:table-cell table:style-name="ce54" table:formula="of:=[.J115]+1" office:value-type="float" office:value="545" calcext:value-type="float">
            <text:p>545</text:p>
          </table:table-cell>
          <table:table-cell table:style-name="ce67" office:value-type="float" office:value="543.913" calcext:value-type="float">
            <text:p>543,913</text:p>
          </table:table-cell>
          <table:table-cell table:style-name="ce70" office:value-type="float" office:value="8.2948" calcext:value-type="float">
            <text:p>8,2948</text:p>
          </table:table-cell>
          <table:table-cell table:number-columns-repeated="1012"/>
        </table:table-row>
        <table:table-row table:style-name="ro1">
          <table:table-cell table:style-name="ce54" table:formula="of:=[.A116]+1" office:value-type="float" office:value="402" calcext:value-type="float">
            <text:p>402</text:p>
          </table:table-cell>
          <table:table-cell table:style-name="ce67" office:value-type="float" office:value="400.913" calcext:value-type="float">
            <text:p>400,913</text:p>
          </table:table-cell>
          <table:table-cell table:style-name="ce70" office:value-type="float" office:value="9.3214" calcext:value-type="float">
            <text:p>9,3214</text:p>
          </table:table-cell>
          <table:table-cell table:style-name="ce54" table:formula="of:=[.D116]+1" office:value-type="float" office:value="450" calcext:value-type="float">
            <text:p>450</text:p>
          </table:table-cell>
          <table:table-cell table:style-name="ce67" office:value-type="float" office:value="448.913" calcext:value-type="float">
            <text:p>448,913</text:p>
          </table:table-cell>
          <table:table-cell table:style-name="ce70" office:value-type="float" office:value="8.8186" calcext:value-type="float">
            <text:p>8,8186</text:p>
          </table:table-cell>
          <table:table-cell table:style-name="ce54" table:formula="of:=[.G116]+1" office:value-type="float" office:value="498" calcext:value-type="float">
            <text:p>498</text:p>
          </table:table-cell>
          <table:table-cell table:style-name="ce67" office:value-type="float" office:value="496.913" calcext:value-type="float">
            <text:p>496,913</text:p>
          </table:table-cell>
          <table:table-cell table:style-name="ce70" office:value-type="float" office:value="8.5251" calcext:value-type="float">
            <text:p>8,5251</text:p>
          </table:table-cell>
          <table:table-cell table:style-name="ce54" table:formula="of:=[.J116]+1" office:value-type="float" office:value="546" calcext:value-type="float">
            <text:p>546</text:p>
          </table:table-cell>
          <table:table-cell table:style-name="ce67" office:value-type="float" office:value="544.913" calcext:value-type="float">
            <text:p>544,913</text:p>
          </table:table-cell>
          <table:table-cell table:style-name="ce70" office:value-type="float" office:value="8.2988" calcext:value-type="float">
            <text:p>8,2988</text:p>
          </table:table-cell>
          <table:table-cell table:number-columns-repeated="1012"/>
        </table:table-row>
        <table:table-row table:style-name="ro1">
          <table:table-cell table:style-name="ce54" table:formula="of:=[.A117]+1" office:value-type="float" office:value="403" calcext:value-type="float">
            <text:p>403</text:p>
          </table:table-cell>
          <table:table-cell table:style-name="ce67" office:value-type="float" office:value="401.913" calcext:value-type="float">
            <text:p>401,913</text:p>
          </table:table-cell>
          <table:table-cell table:style-name="ce70" office:value-type="float" office:value="9.3153" calcext:value-type="float">
            <text:p>9,3153</text:p>
          </table:table-cell>
          <table:table-cell table:style-name="ce54" table:formula="of:=[.D117]+1" office:value-type="float" office:value="451" calcext:value-type="float">
            <text:p>451</text:p>
          </table:table-cell>
          <table:table-cell table:style-name="ce67" office:value-type="float" office:value="449.913" calcext:value-type="float">
            <text:p>449,913</text:p>
          </table:table-cell>
          <table:table-cell table:style-name="ce70" office:value-type="float" office:value="8.8711" calcext:value-type="float">
            <text:p>8,8711</text:p>
          </table:table-cell>
          <table:table-cell table:style-name="ce54" table:formula="of:=[.G117]+1" office:value-type="float" office:value="499" calcext:value-type="float">
            <text:p>499</text:p>
          </table:table-cell>
          <table:table-cell table:style-name="ce67" office:value-type="float" office:value="497.913" calcext:value-type="float">
            <text:p>497,913</text:p>
          </table:table-cell>
          <table:table-cell table:style-name="ce70" office:value-type="float" office:value="8.5561" calcext:value-type="float">
            <text:p>8,5561</text:p>
          </table:table-cell>
          <table:table-cell table:style-name="ce54" table:formula="of:=[.J117]+1" office:value-type="float" office:value="547" calcext:value-type="float">
            <text:p>547</text:p>
          </table:table-cell>
          <table:table-cell table:style-name="ce67" office:value-type="float" office:value="545.913" calcext:value-type="float">
            <text:p>545,913</text:p>
          </table:table-cell>
          <table:table-cell table:style-name="ce70" office:value-type="float" office:value="8.3262" calcext:value-type="float">
            <text:p>8,3262</text:p>
          </table:table-cell>
          <table:table-cell table:number-columns-repeated="1012"/>
        </table:table-row>
        <table:table-row table:style-name="ro1">
          <table:table-cell table:style-name="ce54" table:formula="of:=[.A118]+1" office:value-type="float" office:value="404" calcext:value-type="float">
            <text:p>404</text:p>
          </table:table-cell>
          <table:table-cell table:style-name="ce67" office:value-type="float" office:value="402.913" calcext:value-type="float">
            <text:p>402,913</text:p>
          </table:table-cell>
          <table:table-cell table:style-name="ce70" office:value-type="float" office:value="9.2791" calcext:value-type="float">
            <text:p>9,2791</text:p>
          </table:table-cell>
          <table:table-cell table:style-name="ce54" table:formula="of:=[.D118]+1" office:value-type="float" office:value="452" calcext:value-type="float">
            <text:p>452</text:p>
          </table:table-cell>
          <table:table-cell table:style-name="ce67" office:value-type="float" office:value="450.913" calcext:value-type="float">
            <text:p>450,913</text:p>
          </table:table-cell>
          <table:table-cell table:style-name="ce70" office:value-type="float" office:value="8.8622" calcext:value-type="float">
            <text:p>8,8622</text:p>
          </table:table-cell>
          <table:table-cell table:style-name="ce54" table:formula="of:=[.G118]+1" office:value-type="float" office:value="500" calcext:value-type="float">
            <text:p>500</text:p>
          </table:table-cell>
          <table:table-cell table:style-name="ce67" office:value-type="float" office:value="498.913" calcext:value-type="float">
            <text:p>498,913</text:p>
          </table:table-cell>
          <table:table-cell table:style-name="ce70" office:value-type="float" office:value="8.5763" calcext:value-type="float">
            <text:p>8,5763</text:p>
          </table:table-cell>
          <table:table-cell table:style-name="ce54" table:formula="of:=[.J118]+1" office:value-type="float" office:value="548" calcext:value-type="float">
            <text:p>548</text:p>
          </table:table-cell>
          <table:table-cell table:style-name="ce67" office:value-type="float" office:value="546.914" calcext:value-type="float">
            <text:p>546,914</text:p>
          </table:table-cell>
          <table:table-cell table:style-name="ce70" office:value-type="float" office:value="8.3335" calcext:value-type="float">
            <text:p>8,3335</text:p>
          </table:table-cell>
          <table:table-cell table:number-columns-repeated="1012"/>
        </table:table-row>
        <table:table-row table:style-name="ro1">
          <table:table-cell table:style-name="ce54" table:formula="of:=[.A119]+1" office:value-type="float" office:value="405" calcext:value-type="float">
            <text:p>405</text:p>
          </table:table-cell>
          <table:table-cell table:style-name="ce67" office:value-type="float" office:value="403.914" calcext:value-type="float">
            <text:p>403,914</text:p>
          </table:table-cell>
          <table:table-cell table:style-name="ce70" office:value-type="float" office:value="9.3285" calcext:value-type="float">
            <text:p>9,3285</text:p>
          </table:table-cell>
          <table:table-cell table:style-name="ce54" table:formula="of:=[.D119]+1" office:value-type="float" office:value="453" calcext:value-type="float">
            <text:p>453</text:p>
          </table:table-cell>
          <table:table-cell table:style-name="ce67" office:value-type="float" office:value="451.914" calcext:value-type="float">
            <text:p>451,914</text:p>
          </table:table-cell>
          <table:table-cell table:style-name="ce70" office:value-type="float" office:value="8.8025" calcext:value-type="float">
            <text:p>8,8025</text:p>
          </table:table-cell>
          <table:table-cell table:style-name="ce54" table:formula="of:=[.G119]+1" office:value-type="float" office:value="501" calcext:value-type="float">
            <text:p>501</text:p>
          </table:table-cell>
          <table:table-cell table:style-name="ce67" office:value-type="float" office:value="499.914" calcext:value-type="float">
            <text:p>499,914</text:p>
          </table:table-cell>
          <table:table-cell table:style-name="ce70" office:value-type="float" office:value="8.5119" calcext:value-type="float">
            <text:p>8,5119</text:p>
          </table:table-cell>
          <table:table-cell table:style-name="ce54" table:formula="of:=[.J119]+1" office:value-type="float" office:value="549" calcext:value-type="float">
            <text:p>549</text:p>
          </table:table-cell>
          <table:table-cell table:style-name="ce67" office:value-type="float" office:value="547.914" calcext:value-type="float">
            <text:p>547,914</text:p>
          </table:table-cell>
          <table:table-cell table:style-name="ce70" office:value-type="float" office:value="8.3708" calcext:value-type="float">
            <text:p>8,3708</text:p>
          </table:table-cell>
          <table:table-cell table:number-columns-repeated="1012"/>
        </table:table-row>
        <table:table-row table:style-name="ro1">
          <table:table-cell table:style-name="ce54" table:formula="of:=[.A120]+1" office:value-type="float" office:value="406" calcext:value-type="float">
            <text:p>406</text:p>
          </table:table-cell>
          <table:table-cell table:style-name="ce67" office:value-type="float" office:value="404.914" calcext:value-type="float">
            <text:p>404,914</text:p>
          </table:table-cell>
          <table:table-cell table:style-name="ce70" office:value-type="float" office:value="9.3266" calcext:value-type="float">
            <text:p>9,3266</text:p>
          </table:table-cell>
          <table:table-cell table:style-name="ce54" table:formula="of:=[.D120]+1" office:value-type="float" office:value="454" calcext:value-type="float">
            <text:p>454</text:p>
          </table:table-cell>
          <table:table-cell table:style-name="ce67" office:value-type="float" office:value="452.913" calcext:value-type="float">
            <text:p>452,913</text:p>
          </table:table-cell>
          <table:table-cell table:style-name="ce70" office:value-type="float" office:value="8.7644" calcext:value-type="float">
            <text:p>8,7644</text:p>
          </table:table-cell>
          <table:table-cell table:style-name="ce54" table:formula="of:=[.G120]+1" office:value-type="float" office:value="502" calcext:value-type="float">
            <text:p>502</text:p>
          </table:table-cell>
          <table:table-cell table:style-name="ce67" office:value-type="float" office:value="500.913" calcext:value-type="float">
            <text:p>500,913</text:p>
          </table:table-cell>
          <table:table-cell table:style-name="ce70" office:value-type="float" office:value="8.5418" calcext:value-type="float">
            <text:p>8,5418</text:p>
          </table:table-cell>
          <table:table-cell table:style-name="ce54" table:formula="of:=[.J120]+1" office:value-type="float" office:value="550" calcext:value-type="float">
            <text:p>550</text:p>
          </table:table-cell>
          <table:table-cell table:style-name="ce67" office:value-type="float" office:value="548.913" calcext:value-type="float">
            <text:p>548,913</text:p>
          </table:table-cell>
          <table:table-cell table:style-name="ce70" office:value-type="float" office:value="8.3159" calcext:value-type="float">
            <text:p>8,3159</text:p>
          </table:table-cell>
          <table:table-cell table:number-columns-repeated="1012"/>
        </table:table-row>
        <table:table-row table:style-name="ro1">
          <table:table-cell table:style-name="ce54" table:formula="of:=[.A121]+1" office:value-type="float" office:value="407" calcext:value-type="float">
            <text:p>407</text:p>
          </table:table-cell>
          <table:table-cell table:style-name="ce67" office:value-type="float" office:value="405.913" calcext:value-type="float">
            <text:p>405,913</text:p>
          </table:table-cell>
          <table:table-cell table:style-name="ce70" office:value-type="float" office:value="9.2832" calcext:value-type="float">
            <text:p>9,2832</text:p>
          </table:table-cell>
          <table:table-cell table:style-name="ce54" table:formula="of:=[.D121]+1" office:value-type="float" office:value="455" calcext:value-type="float">
            <text:p>455</text:p>
          </table:table-cell>
          <table:table-cell table:style-name="ce67" office:value-type="float" office:value="453.913" calcext:value-type="float">
            <text:p>453,913</text:p>
          </table:table-cell>
          <table:table-cell table:style-name="ce70" office:value-type="float" office:value="8.8232" calcext:value-type="float">
            <text:p>8,8232</text:p>
          </table:table-cell>
          <table:table-cell table:style-name="ce54" table:formula="of:=[.G121]+1" office:value-type="float" office:value="503" calcext:value-type="float">
            <text:p>503</text:p>
          </table:table-cell>
          <table:table-cell table:style-name="ce67" office:value-type="float" office:value="501.913" calcext:value-type="float">
            <text:p>501,913</text:p>
          </table:table-cell>
          <table:table-cell table:style-name="ce70" office:value-type="float" office:value="8.5633" calcext:value-type="float">
            <text:p>8,5633</text:p>
          </table:table-cell>
          <table:table-cell table:style-name="ce54" table:formula="of:=[.J121]+1" office:value-type="float" office:value="551" calcext:value-type="float">
            <text:p>551</text:p>
          </table:table-cell>
          <table:table-cell table:style-name="ce67" office:value-type="float" office:value="549.914" calcext:value-type="float">
            <text:p>549,914</text:p>
          </table:table-cell>
          <table:table-cell table:style-name="ce70" office:value-type="float" office:value="8.2851" calcext:value-type="float">
            <text:p>8,2851</text:p>
          </table:table-cell>
          <table:table-cell table:number-columns-repeated="1012"/>
        </table:table-row>
        <table:table-row table:style-name="ro1">
          <table:table-cell table:style-name="ce54" table:formula="of:=[.A122]+1" office:value-type="float" office:value="408" calcext:value-type="float">
            <text:p>408</text:p>
          </table:table-cell>
          <table:table-cell table:style-name="ce67" office:value-type="float" office:value="406.913" calcext:value-type="float">
            <text:p>406,913</text:p>
          </table:table-cell>
          <table:table-cell table:style-name="ce70" office:value-type="float" office:value="9.2453" calcext:value-type="float">
            <text:p>9,2453</text:p>
          </table:table-cell>
          <table:table-cell table:style-name="ce54" table:formula="of:=[.D122]+1" office:value-type="float" office:value="456" calcext:value-type="float">
            <text:p>456</text:p>
          </table:table-cell>
          <table:table-cell table:style-name="ce67" office:value-type="float" office:value="454.913" calcext:value-type="float">
            <text:p>454,913</text:p>
          </table:table-cell>
          <table:table-cell table:style-name="ce70" office:value-type="float" office:value="8.8025" calcext:value-type="float">
            <text:p>8,8025</text:p>
          </table:table-cell>
          <table:table-cell table:style-name="ce54" table:formula="of:=[.G122]+1" office:value-type="float" office:value="504" calcext:value-type="float">
            <text:p>504</text:p>
          </table:table-cell>
          <table:table-cell table:style-name="ce67" office:value-type="float" office:value="502.913" calcext:value-type="float">
            <text:p>502,913</text:p>
          </table:table-cell>
          <table:table-cell table:style-name="ce70" office:value-type="float" office:value="8.5815" calcext:value-type="float">
            <text:p>8,5815</text:p>
          </table:table-cell>
          <table:table-cell table:style-name="ce54" table:formula="of:=[.J122]+1" office:value-type="float" office:value="552" calcext:value-type="float">
            <text:p>552</text:p>
          </table:table-cell>
          <table:table-cell table:style-name="ce67" office:value-type="float" office:value="550.913" calcext:value-type="float">
            <text:p>550,913</text:p>
          </table:table-cell>
          <table:table-cell table:style-name="ce70" office:value-type="float" office:value="8.2724" calcext:value-type="float">
            <text:p>8,2724</text:p>
          </table:table-cell>
          <table:table-cell table:number-columns-repeated="1012"/>
        </table:table-row>
        <table:table-row table:style-name="ro1">
          <table:table-cell table:style-name="ce54" table:formula="of:=[.A123]+1" office:value-type="float" office:value="409" calcext:value-type="float">
            <text:p>409</text:p>
          </table:table-cell>
          <table:table-cell table:style-name="ce67" office:value-type="float" office:value="407.913" calcext:value-type="float">
            <text:p>407,913</text:p>
          </table:table-cell>
          <table:table-cell table:style-name="ce70" office:value-type="float" office:value="9.2536" calcext:value-type="float">
            <text:p>9,2536</text:p>
          </table:table-cell>
          <table:table-cell table:style-name="ce54" table:formula="of:=[.D123]+1" office:value-type="float" office:value="457" calcext:value-type="float">
            <text:p>457</text:p>
          </table:table-cell>
          <table:table-cell table:style-name="ce67" office:value-type="float" office:value="455.914" calcext:value-type="float">
            <text:p>455,914</text:p>
          </table:table-cell>
          <table:table-cell table:style-name="ce70" office:value-type="float" office:value="8.8399" calcext:value-type="float">
            <text:p>8,8399</text:p>
          </table:table-cell>
          <table:table-cell table:style-name="ce54" table:formula="of:=[.G123]+1" office:value-type="float" office:value="505" calcext:value-type="float">
            <text:p>505</text:p>
          </table:table-cell>
          <table:table-cell table:style-name="ce67" office:value-type="float" office:value="503.913" calcext:value-type="float">
            <text:p>503,913</text:p>
          </table:table-cell>
          <table:table-cell table:style-name="ce70" office:value-type="float" office:value="8.5249" calcext:value-type="float">
            <text:p>8,5249</text:p>
          </table:table-cell>
          <table:table-cell table:style-name="ce54" table:formula="of:=[.J123]+1" office:value-type="float" office:value="553" calcext:value-type="float">
            <text:p>553</text:p>
          </table:table-cell>
          <table:table-cell table:style-name="ce67" office:value-type="float" office:value="551.913" calcext:value-type="float">
            <text:p>551,913</text:p>
          </table:table-cell>
          <table:table-cell table:style-name="ce70" office:value-type="float" office:value="8.2355" calcext:value-type="float">
            <text:p>8,2355</text:p>
          </table:table-cell>
          <table:table-cell table:number-columns-repeated="1012"/>
        </table:table-row>
        <table:table-row table:style-name="ro1">
          <table:table-cell table:style-name="ce54" table:formula="of:=[.A124]+1" office:value-type="float" office:value="410" calcext:value-type="float">
            <text:p>410</text:p>
          </table:table-cell>
          <table:table-cell table:style-name="ce67" office:value-type="float" office:value="408.913" calcext:value-type="float">
            <text:p>408,913</text:p>
          </table:table-cell>
          <table:table-cell table:style-name="ce70" office:value-type="float" office:value="9.2767" calcext:value-type="float">
            <text:p>9,2767</text:p>
          </table:table-cell>
          <table:table-cell table:style-name="ce54" table:formula="of:=[.D124]+1" office:value-type="float" office:value="458" calcext:value-type="float">
            <text:p>458</text:p>
          </table:table-cell>
          <table:table-cell table:style-name="ce67" office:value-type="float" office:value="456.913" calcext:value-type="float">
            <text:p>456,913</text:p>
          </table:table-cell>
          <table:table-cell table:style-name="ce70" office:value-type="float" office:value="8.8473" calcext:value-type="float">
            <text:p>8,8473</text:p>
          </table:table-cell>
          <table:table-cell table:style-name="ce54" table:formula="of:=[.G124]+1" office:value-type="float" office:value="506" calcext:value-type="float">
            <text:p>506</text:p>
          </table:table-cell>
          <table:table-cell table:style-name="ce67" office:value-type="float" office:value="504.914" calcext:value-type="float">
            <text:p>504,914</text:p>
          </table:table-cell>
          <table:table-cell table:style-name="ce70" office:value-type="float" office:value="8.5829" calcext:value-type="float">
            <text:p>8,5829</text:p>
          </table:table-cell>
          <table:table-cell table:style-name="ce54" table:formula="of:=[.J124]+1" office:value-type="float" office:value="554" calcext:value-type="float">
            <text:p>554</text:p>
          </table:table-cell>
          <table:table-cell table:style-name="ce67" office:value-type="float" office:value="552.914" calcext:value-type="float">
            <text:p>552,914</text:p>
          </table:table-cell>
          <table:table-cell table:style-name="ce70" office:value-type="float" office:value="8.3182" calcext:value-type="float">
            <text:p>8,3182</text:p>
          </table:table-cell>
          <table:table-cell table:number-columns-repeated="1012"/>
        </table:table-row>
        <table:table-row table:style-name="ro1">
          <table:table-cell table:style-name="ce54" table:formula="of:=[.A125]+1" office:value-type="float" office:value="411" calcext:value-type="float">
            <text:p>411</text:p>
          </table:table-cell>
          <table:table-cell table:style-name="ce67" office:value-type="float" office:value="409.913" calcext:value-type="float">
            <text:p>409,913</text:p>
          </table:table-cell>
          <table:table-cell table:style-name="ce70" office:value-type="float" office:value="9.2667" calcext:value-type="float">
            <text:p>9,2667</text:p>
          </table:table-cell>
          <table:table-cell table:style-name="ce54" table:formula="of:=[.D125]+1" office:value-type="float" office:value="459" calcext:value-type="float">
            <text:p>459</text:p>
          </table:table-cell>
          <table:table-cell table:style-name="ce67" office:value-type="float" office:value="457.913" calcext:value-type="float">
            <text:p>457,913</text:p>
          </table:table-cell>
          <table:table-cell table:style-name="ce70" office:value-type="float" office:value="8.8293" calcext:value-type="float">
            <text:p>8,8293</text:p>
          </table:table-cell>
          <table:table-cell table:style-name="ce54" table:formula="of:=[.G125]+1" office:value-type="float" office:value="507" calcext:value-type="float">
            <text:p>507</text:p>
          </table:table-cell>
          <table:table-cell table:style-name="ce67" office:value-type="float" office:value="505.913" calcext:value-type="float">
            <text:p>505,913</text:p>
          </table:table-cell>
          <table:table-cell table:style-name="ce70" office:value-type="float" office:value="8.6699" calcext:value-type="float">
            <text:p>8,6699</text:p>
          </table:table-cell>
          <table:table-cell table:style-name="ce54" table:formula="of:=[.J125]+1" office:value-type="float" office:value="555" calcext:value-type="float">
            <text:p>555</text:p>
          </table:table-cell>
          <table:table-cell table:style-name="ce67" office:value-type="float" office:value="553.913" calcext:value-type="float">
            <text:p>553,913</text:p>
          </table:table-cell>
          <table:table-cell table:style-name="ce70" office:value-type="float" office:value="8.3164" calcext:value-type="float">
            <text:p>8,3164</text:p>
          </table:table-cell>
          <table:table-cell table:number-columns-repeated="1012"/>
        </table:table-row>
        <table:table-row table:style-name="ro1">
          <table:table-cell table:style-name="ce54" table:formula="of:=[.A126]+1" office:value-type="float" office:value="412" calcext:value-type="float">
            <text:p>412</text:p>
          </table:table-cell>
          <table:table-cell table:style-name="ce67" office:value-type="float" office:value="410.913" calcext:value-type="float">
            <text:p>410,913</text:p>
          </table:table-cell>
          <table:table-cell table:style-name="ce70" office:value-type="float" office:value="9.2472" calcext:value-type="float">
            <text:p>9,2472</text:p>
          </table:table-cell>
          <table:table-cell table:style-name="ce54" table:formula="of:=[.D126]+1" office:value-type="float" office:value="460" calcext:value-type="float">
            <text:p>460</text:p>
          </table:table-cell>
          <table:table-cell table:style-name="ce67" office:value-type="float" office:value="458.913" calcext:value-type="float">
            <text:p>458,913</text:p>
          </table:table-cell>
          <table:table-cell table:style-name="ce70" office:value-type="float" office:value="8.8107" calcext:value-type="float">
            <text:p>8,8107</text:p>
          </table:table-cell>
          <table:table-cell table:style-name="ce54" table:formula="of:=[.G126]+1" office:value-type="float" office:value="508" calcext:value-type="float">
            <text:p>508</text:p>
          </table:table-cell>
          <table:table-cell table:style-name="ce67" office:value-type="float" office:value="506.913" calcext:value-type="float">
            <text:p>506,913</text:p>
          </table:table-cell>
          <table:table-cell table:style-name="ce70" office:value-type="float" office:value="8.6735" calcext:value-type="float">
            <text:p>8,6735</text:p>
          </table:table-cell>
          <table:table-cell table:style-name="ce54" table:formula="of:=[.J126]+1" office:value-type="float" office:value="556" calcext:value-type="float">
            <text:p>556</text:p>
          </table:table-cell>
          <table:table-cell table:style-name="ce67" office:value-type="float" office:value="554.913" calcext:value-type="float">
            <text:p>554,913</text:p>
          </table:table-cell>
          <table:table-cell table:style-name="ce70" office:value-type="float" office:value="8.3352" calcext:value-type="float">
            <text:p>8,3352</text:p>
          </table:table-cell>
          <table:table-cell table:number-columns-repeated="1012"/>
        </table:table-row>
        <table:table-row table:style-name="ro1">
          <table:table-cell table:style-name="ce54" table:formula="of:=[.A127]+1" office:value-type="float" office:value="413" calcext:value-type="float">
            <text:p>413</text:p>
          </table:table-cell>
          <table:table-cell table:style-name="ce67" office:value-type="float" office:value="411.913" calcext:value-type="float">
            <text:p>411,913</text:p>
          </table:table-cell>
          <table:table-cell table:style-name="ce70" office:value-type="float" office:value="9.2555" calcext:value-type="float">
            <text:p>9,2555</text:p>
          </table:table-cell>
          <table:table-cell table:style-name="ce54" table:formula="of:=[.D127]+1" office:value-type="float" office:value="461" calcext:value-type="float">
            <text:p>461</text:p>
          </table:table-cell>
          <table:table-cell table:style-name="ce67" office:value-type="float" office:value="459.913" calcext:value-type="float">
            <text:p>459,913</text:p>
          </table:table-cell>
          <table:table-cell table:style-name="ce70" office:value-type="float" office:value="8.7799" calcext:value-type="float">
            <text:p>8,7799</text:p>
          </table:table-cell>
          <table:table-cell table:style-name="ce54" table:formula="of:=[.G127]+1" office:value-type="float" office:value="509" calcext:value-type="float">
            <text:p>509</text:p>
          </table:table-cell>
          <table:table-cell table:style-name="ce67" office:value-type="float" office:value="507.913" calcext:value-type="float">
            <text:p>507,913</text:p>
          </table:table-cell>
          <table:table-cell table:style-name="ce70" office:value-type="float" office:value="8.6556" calcext:value-type="float">
            <text:p>8,6556</text:p>
          </table:table-cell>
          <table:table-cell table:style-name="ce54" table:formula="of:=[.J127]+1" office:value-type="float" office:value="557" calcext:value-type="float">
            <text:p>557</text:p>
          </table:table-cell>
          <table:table-cell table:style-name="ce67" office:value-type="float" office:value="555.914" calcext:value-type="float">
            <text:p>555,914</text:p>
          </table:table-cell>
          <table:table-cell table:style-name="ce70" office:value-type="float" office:value="8.3091" calcext:value-type="float">
            <text:p>8,3091</text:p>
          </table:table-cell>
          <table:table-cell table:number-columns-repeated="1012"/>
        </table:table-row>
        <table:table-row table:style-name="ro1">
          <table:table-cell table:style-name="ce54" table:formula="of:=[.A128]+1" office:value-type="float" office:value="414" calcext:value-type="float">
            <text:p>414</text:p>
          </table:table-cell>
          <table:table-cell table:style-name="ce67" office:value-type="float" office:value="412.913" calcext:value-type="float">
            <text:p>412,913</text:p>
          </table:table-cell>
          <table:table-cell table:style-name="ce70" office:value-type="float" office:value="9.2947" calcext:value-type="float">
            <text:p>9,2947</text:p>
          </table:table-cell>
          <table:table-cell table:style-name="ce54" table:formula="of:=[.D128]+1" office:value-type="float" office:value="462" calcext:value-type="float">
            <text:p>462</text:p>
          </table:table-cell>
          <table:table-cell table:style-name="ce67" office:value-type="float" office:value="460.913" calcext:value-type="float">
            <text:p>460,913</text:p>
          </table:table-cell>
          <table:table-cell table:style-name="ce70" office:value-type="float" office:value="8.7865" calcext:value-type="float">
            <text:p>8,7865</text:p>
          </table:table-cell>
          <table:table-cell table:style-name="ce54" table:formula="of:=[.G128]+1" office:value-type="float" office:value="510" calcext:value-type="float">
            <text:p>510</text:p>
          </table:table-cell>
          <table:table-cell table:style-name="ce67" office:value-type="float" office:value="508.913" calcext:value-type="float">
            <text:p>508,913</text:p>
          </table:table-cell>
          <table:table-cell table:style-name="ce70" office:value-type="float" office:value="8.6469" calcext:value-type="float">
            <text:p>8,6469</text:p>
          </table:table-cell>
          <table:table-cell table:style-name="ce54" table:formula="of:=[.J128]+1" office:value-type="float" office:value="558" calcext:value-type="float">
            <text:p>558</text:p>
          </table:table-cell>
          <table:table-cell table:style-name="ce67" office:value-type="float" office:value="556.913" calcext:value-type="float">
            <text:p>556,913</text:p>
          </table:table-cell>
          <table:table-cell table:style-name="ce70" office:value-type="float" office:value="8.2892" calcext:value-type="float">
            <text:p>8,2892</text:p>
          </table:table-cell>
          <table:table-cell table:number-columns-repeated="1012"/>
        </table:table-row>
        <table:table-row table:style-name="ro1">
          <table:table-cell table:style-name="ce54" table:formula="of:=[.A129]+1" office:value-type="float" office:value="415" calcext:value-type="float">
            <text:p>415</text:p>
          </table:table-cell>
          <table:table-cell table:style-name="ce67" office:value-type="float" office:value="413.913" calcext:value-type="float">
            <text:p>413,913</text:p>
          </table:table-cell>
          <table:table-cell table:style-name="ce70" office:value-type="float" office:value="9.2682" calcext:value-type="float">
            <text:p>9,2682</text:p>
          </table:table-cell>
          <table:table-cell table:style-name="ce54" table:formula="of:=[.D129]+1" office:value-type="float" office:value="463" calcext:value-type="float">
            <text:p>463</text:p>
          </table:table-cell>
          <table:table-cell table:style-name="ce67" office:value-type="float" office:value="461.913" calcext:value-type="float">
            <text:p>461,913</text:p>
          </table:table-cell>
          <table:table-cell table:style-name="ce70" office:value-type="float" office:value="8.769" calcext:value-type="float">
            <text:p>8,769</text:p>
          </table:table-cell>
          <table:table-cell table:style-name="ce54" table:formula="of:=[.G129]+1" office:value-type="float" office:value="511" calcext:value-type="float">
            <text:p>511</text:p>
          </table:table-cell>
          <table:table-cell table:style-name="ce67" office:value-type="float" office:value="509.914" calcext:value-type="float">
            <text:p>509,914</text:p>
          </table:table-cell>
          <table:table-cell table:style-name="ce70" office:value-type="float" office:value="8.6168" calcext:value-type="float">
            <text:p>8,6168</text:p>
          </table:table-cell>
          <table:table-cell table:style-name="ce54" table:formula="of:=[.J129]+1" office:value-type="float" office:value="559" calcext:value-type="float">
            <text:p>559</text:p>
          </table:table-cell>
          <table:table-cell table:style-name="ce67" office:value-type="float" office:value="557.913" calcext:value-type="float">
            <text:p>557,913</text:p>
          </table:table-cell>
          <table:table-cell table:style-name="ce70" office:value-type="float" office:value="8.2516" calcext:value-type="float">
            <text:p>8,2516</text:p>
          </table:table-cell>
          <table:table-cell table:number-columns-repeated="1012"/>
        </table:table-row>
        <table:table-row table:style-name="ro1">
          <table:table-cell table:style-name="ce54" table:formula="of:=[.A130]+1" office:value-type="float" office:value="416" calcext:value-type="float">
            <text:p>416</text:p>
          </table:table-cell>
          <table:table-cell table:style-name="ce67" office:value-type="float" office:value="414.914" calcext:value-type="float">
            <text:p>414,914</text:p>
          </table:table-cell>
          <table:table-cell table:style-name="ce70" office:value-type="float" office:value="9.2472" calcext:value-type="float">
            <text:p>9,2472</text:p>
          </table:table-cell>
          <table:table-cell table:style-name="ce54" table:formula="of:=[.D130]+1" office:value-type="float" office:value="464" calcext:value-type="float">
            <text:p>464</text:p>
          </table:table-cell>
          <table:table-cell table:style-name="ce67" office:value-type="float" office:value="462.913" calcext:value-type="float">
            <text:p>462,913</text:p>
          </table:table-cell>
          <table:table-cell table:style-name="ce70" office:value-type="float" office:value="8.7929" calcext:value-type="float">
            <text:p>8,7929</text:p>
          </table:table-cell>
          <table:table-cell table:style-name="ce54" table:formula="of:=[.G130]+1" office:value-type="float" office:value="512" calcext:value-type="float">
            <text:p>512</text:p>
          </table:table-cell>
          <table:table-cell table:style-name="ce67" office:value-type="float" office:value="510.913" calcext:value-type="float">
            <text:p>510,913</text:p>
          </table:table-cell>
          <table:table-cell table:style-name="ce70" office:value-type="float" office:value="8.5344" calcext:value-type="float">
            <text:p>8,5344</text:p>
          </table:table-cell>
          <table:table-cell table:style-name="ce54" table:formula="of:=[.J130]+1" office:value-type="float" office:value="560" calcext:value-type="float">
            <text:p>560</text:p>
          </table:table-cell>
          <table:table-cell table:style-name="ce67" office:value-type="float" office:value="558.913" calcext:value-type="float">
            <text:p>558,913</text:p>
          </table:table-cell>
          <table:table-cell table:style-name="ce70" office:value-type="float" office:value="8.2658" calcext:value-type="float">
            <text:p>8,2658</text:p>
          </table:table-cell>
          <table:table-cell table:number-columns-repeated="1012"/>
        </table:table-row>
        <table:table-row table:style-name="ro1">
          <table:table-cell table:style-name="ce54" table:formula="of:=[.A131]+1" office:value-type="float" office:value="417" calcext:value-type="float">
            <text:p>417</text:p>
          </table:table-cell>
          <table:table-cell table:style-name="ce67" office:value-type="float" office:value="415.913" calcext:value-type="float">
            <text:p>415,913</text:p>
          </table:table-cell>
          <table:table-cell table:style-name="ce70" office:value-type="float" office:value="9.2453" calcext:value-type="float">
            <text:p>9,2453</text:p>
          </table:table-cell>
          <table:table-cell table:style-name="ce54" table:formula="of:=[.D131]+1" office:value-type="float" office:value="465" calcext:value-type="float">
            <text:p>465</text:p>
          </table:table-cell>
          <table:table-cell table:style-name="ce67" office:value-type="float" office:value="463.913" calcext:value-type="float">
            <text:p>463,913</text:p>
          </table:table-cell>
          <table:table-cell table:style-name="ce70" office:value-type="float" office:value="8.7352" calcext:value-type="float">
            <text:p>8,7352</text:p>
          </table:table-cell>
          <table:table-cell table:style-name="ce54" table:formula="of:=[.G131]+1" office:value-type="float" office:value="513" calcext:value-type="float">
            <text:p>513</text:p>
          </table:table-cell>
          <table:table-cell table:style-name="ce67" office:value-type="float" office:value="511.913" calcext:value-type="float">
            <text:p>511,913</text:p>
          </table:table-cell>
          <table:table-cell table:style-name="ce70" office:value-type="float" office:value="8.5261" calcext:value-type="float">
            <text:p>8,5261</text:p>
          </table:table-cell>
          <table:table-cell table:style-name="ce54" table:formula="of:=[.J131]+1" office:value-type="float" office:value="561" calcext:value-type="float">
            <text:p>561</text:p>
          </table:table-cell>
          <table:table-cell table:style-name="ce67" office:value-type="float" office:value="559.913" calcext:value-type="float">
            <text:p>559,913</text:p>
          </table:table-cell>
          <table:table-cell table:style-name="ce70" office:value-type="float" office:value="8.2274" calcext:value-type="float">
            <text:p>8,2274</text:p>
          </table:table-cell>
          <table:table-cell table:number-columns-repeated="1012"/>
        </table:table-row>
        <table:table-row table:style-name="ro1">
          <table:table-cell table:style-name="ce54" table:formula="of:=[.A132]+1" office:value-type="float" office:value="418" calcext:value-type="float">
            <text:p>418</text:p>
          </table:table-cell>
          <table:table-cell table:style-name="ce67" office:value-type="float" office:value="416.913" calcext:value-type="float">
            <text:p>416,913</text:p>
          </table:table-cell>
          <table:table-cell table:style-name="ce70" office:value-type="float" office:value="9.2283" calcext:value-type="float">
            <text:p>9,2283</text:p>
          </table:table-cell>
          <table:table-cell table:style-name="ce54" table:formula="of:=[.D132]+1" office:value-type="float" office:value="466" calcext:value-type="float">
            <text:p>466</text:p>
          </table:table-cell>
          <table:table-cell table:style-name="ce67" office:value-type="float" office:value="464.913" calcext:value-type="float">
            <text:p>464,913</text:p>
          </table:table-cell>
          <table:table-cell table:style-name="ce70" office:value-type="float" office:value="8.7941" calcext:value-type="float">
            <text:p>8,7941</text:p>
          </table:table-cell>
          <table:table-cell table:style-name="ce54" table:formula="of:=[.G132]+1" office:value-type="float" office:value="514" calcext:value-type="float">
            <text:p>514</text:p>
          </table:table-cell>
          <table:table-cell table:style-name="ce67" office:value-type="float" office:value="512.913" calcext:value-type="float">
            <text:p>512,913</text:p>
          </table:table-cell>
          <table:table-cell table:style-name="ce70" office:value-type="float" office:value="8.5143" calcext:value-type="float">
            <text:p>8,5143</text:p>
          </table:table-cell>
          <table:table-cell table:style-name="ce54" table:formula="of:=[.J132]+1" office:value-type="float" office:value="562" calcext:value-type="float">
            <text:p>562</text:p>
          </table:table-cell>
          <table:table-cell table:style-name="ce67" office:value-type="float" office:value="560.914" calcext:value-type="float">
            <text:p>560,914</text:p>
          </table:table-cell>
          <table:table-cell table:style-name="ce70" office:value-type="float" office:value="8.1892" calcext:value-type="float">
            <text:p>8,1892</text:p>
          </table:table-cell>
          <table:table-cell table:number-columns-repeated="1012"/>
        </table:table-row>
        <table:table-row table:style-name="ro1">
          <table:table-cell table:style-name="ce54" table:formula="of:=[.A133]+1" office:value-type="float" office:value="419" calcext:value-type="float">
            <text:p>419</text:p>
          </table:table-cell>
          <table:table-cell table:style-name="ce67" office:value-type="float" office:value="417.913" calcext:value-type="float">
            <text:p>417,913</text:p>
          </table:table-cell>
          <table:table-cell table:style-name="ce70" office:value-type="float" office:value="9.1723" calcext:value-type="float">
            <text:p>9,1723</text:p>
          </table:table-cell>
          <table:table-cell table:style-name="ce54" table:formula="of:=[.D133]+1" office:value-type="float" office:value="467" calcext:value-type="float">
            <text:p>467</text:p>
          </table:table-cell>
          <table:table-cell table:style-name="ce67" office:value-type="float" office:value="465.914" calcext:value-type="float">
            <text:p>465,914</text:p>
          </table:table-cell>
          <table:table-cell table:style-name="ce70" office:value-type="float" office:value="8.8664" calcext:value-type="float">
            <text:p>8,8664</text:p>
          </table:table-cell>
          <table:table-cell table:style-name="ce54" table:formula="of:=[.G133]+1" office:value-type="float" office:value="515" calcext:value-type="float">
            <text:p>515</text:p>
          </table:table-cell>
          <table:table-cell table:style-name="ce67" office:value-type="float" office:value="513.914" calcext:value-type="float">
            <text:p>513,914</text:p>
          </table:table-cell>
          <table:table-cell table:style-name="ce70" office:value-type="float" office:value="8.5555" calcext:value-type="float">
            <text:p>8,5555</text:p>
          </table:table-cell>
          <table:table-cell table:style-name="ce54" table:formula="of:=[.J133]+1" office:value-type="float" office:value="563" calcext:value-type="float">
            <text:p>563</text:p>
          </table:table-cell>
          <table:table-cell table:style-name="ce67" office:value-type="float" office:value="561.913" calcext:value-type="float">
            <text:p>561,913</text:p>
          </table:table-cell>
          <table:table-cell table:style-name="ce70" office:value-type="float" office:value="8.1863" calcext:value-type="float">
            <text:p>8,1863</text:p>
          </table:table-cell>
          <table:table-cell table:number-columns-repeated="1012"/>
        </table:table-row>
        <table:table-row table:style-name="ro1">
          <table:table-cell table:style-name="ce54" table:formula="of:=[.A134]+1" office:value-type="float" office:value="420" calcext:value-type="float">
            <text:p>420</text:p>
          </table:table-cell>
          <table:table-cell table:style-name="ce67" office:value-type="float" office:value="418.913" calcext:value-type="float">
            <text:p>418,913</text:p>
          </table:table-cell>
          <table:table-cell table:style-name="ce70" office:value-type="float" office:value="9.174" calcext:value-type="float">
            <text:p>9,174</text:p>
          </table:table-cell>
          <table:table-cell table:style-name="ce54" table:formula="of:=[.D134]+1" office:value-type="float" office:value="468" calcext:value-type="float">
            <text:p>468</text:p>
          </table:table-cell>
          <table:table-cell table:style-name="ce67" office:value-type="float" office:value="466.914" calcext:value-type="float">
            <text:p>466,914</text:p>
          </table:table-cell>
          <table:table-cell table:style-name="ce70" office:value-type="float" office:value="8.8545" calcext:value-type="float">
            <text:p>8,8545</text:p>
          </table:table-cell>
          <table:table-cell table:style-name="ce54" table:formula="of:=[.G134]+1" office:value-type="float" office:value="516" calcext:value-type="float">
            <text:p>516</text:p>
          </table:table-cell>
          <table:table-cell table:style-name="ce67" office:value-type="float" office:value="514.913" calcext:value-type="float">
            <text:p>514,913</text:p>
          </table:table-cell>
          <table:table-cell table:style-name="ce70" office:value-type="float" office:value="8.5185" calcext:value-type="float">
            <text:p>8,5185</text:p>
          </table:table-cell>
          <table:table-cell table:style-name="ce54" table:formula="of:=[.J134]+1" office:value-type="float" office:value="564" calcext:value-type="float">
            <text:p>564</text:p>
          </table:table-cell>
          <table:table-cell table:style-name="ce67" office:value-type="float" office:value="562.913" calcext:value-type="float">
            <text:p>562,913</text:p>
          </table:table-cell>
          <table:table-cell table:style-name="ce70" office:value-type="float" office:value="8.1823" calcext:value-type="float">
            <text:p>8,1823</text:p>
          </table:table-cell>
          <table:table-cell table:number-columns-repeated="1012"/>
        </table:table-row>
        <table:table-row table:style-name="ro1">
          <table:table-cell table:style-name="ce54" table:formula="of:=[.A135]+1" office:value-type="float" office:value="421" calcext:value-type="float">
            <text:p>421</text:p>
          </table:table-cell>
          <table:table-cell table:style-name="ce67" office:value-type="float" office:value="419.913" calcext:value-type="float">
            <text:p>419,913</text:p>
          </table:table-cell>
          <table:table-cell table:style-name="ce70" office:value-type="float" office:value="9.1774" calcext:value-type="float">
            <text:p>9,1774</text:p>
          </table:table-cell>
          <table:table-cell table:style-name="ce54" table:formula="of:=[.D135]+1" office:value-type="float" office:value="469" calcext:value-type="float">
            <text:p>469</text:p>
          </table:table-cell>
          <table:table-cell table:style-name="ce67" office:value-type="float" office:value="467.914" calcext:value-type="float">
            <text:p>467,914</text:p>
          </table:table-cell>
          <table:table-cell table:style-name="ce70" office:value-type="float" office:value="8.8438" calcext:value-type="float">
            <text:p>8,8438</text:p>
          </table:table-cell>
          <table:table-cell table:style-name="ce54" table:formula="of:=[.G135]+1" office:value-type="float" office:value="517" calcext:value-type="float">
            <text:p>517</text:p>
          </table:table-cell>
          <table:table-cell table:style-name="ce67" office:value-type="float" office:value="515.913" calcext:value-type="float">
            <text:p>515,913</text:p>
          </table:table-cell>
          <table:table-cell table:style-name="ce70" office:value-type="float" office:value="8.4847" calcext:value-type="float">
            <text:p>8,4847</text:p>
          </table:table-cell>
          <table:table-cell table:style-name="ce54" table:formula="of:=[.J135]+1" office:value-type="float" office:value="565" calcext:value-type="float">
            <text:p>565</text:p>
          </table:table-cell>
          <table:table-cell table:style-name="ce67" office:value-type="float" office:value="563.913" calcext:value-type="float">
            <text:p>563,913</text:p>
          </table:table-cell>
          <table:table-cell table:style-name="ce70" office:value-type="float" office:value="8.2199" calcext:value-type="float">
            <text:p>8,2199</text:p>
          </table:table-cell>
          <table:table-cell table:number-columns-repeated="1012"/>
        </table:table-row>
        <table:table-row table:style-name="ro1">
          <table:table-cell table:style-name="ce54" table:formula="of:=[.A136]+1" office:value-type="float" office:value="422" calcext:value-type="float">
            <text:p>422</text:p>
          </table:table-cell>
          <table:table-cell table:style-name="ce67" office:value-type="float" office:value="420.913" calcext:value-type="float">
            <text:p>420,913</text:p>
          </table:table-cell>
          <table:table-cell table:style-name="ce70" office:value-type="float" office:value="9.2116" calcext:value-type="float">
            <text:p>9,2116</text:p>
          </table:table-cell>
          <table:table-cell table:style-name="ce54" table:formula="of:=[.D136]+1" office:value-type="float" office:value="470" calcext:value-type="float">
            <text:p>470</text:p>
          </table:table-cell>
          <table:table-cell table:style-name="ce67" office:value-type="float" office:value="468.914" calcext:value-type="float">
            <text:p>468,914</text:p>
          </table:table-cell>
          <table:table-cell table:style-name="ce70" office:value-type="float" office:value="8.8351" calcext:value-type="float">
            <text:p>8,8351</text:p>
          </table:table-cell>
          <table:table-cell table:style-name="ce54" table:formula="of:=[.G136]+1" office:value-type="float" office:value="518" calcext:value-type="float">
            <text:p>518</text:p>
          </table:table-cell>
          <table:table-cell table:style-name="ce67" office:value-type="float" office:value="516.914" calcext:value-type="float">
            <text:p>516,914</text:p>
          </table:table-cell>
          <table:table-cell table:style-name="ce70" office:value-type="float" office:value="8.5322" calcext:value-type="float">
            <text:p>8,5322</text:p>
          </table:table-cell>
          <table:table-cell table:style-name="ce54" table:formula="of:=[.J136]+1" office:value-type="float" office:value="566" calcext:value-type="float">
            <text:p>566</text:p>
          </table:table-cell>
          <table:table-cell table:style-name="ce67" office:value-type="float" office:value="564.914" calcext:value-type="float">
            <text:p>564,914</text:p>
          </table:table-cell>
          <table:table-cell table:style-name="ce70" office:value-type="float" office:value="8.2149" calcext:value-type="float">
            <text:p>8,2149</text:p>
          </table:table-cell>
          <table:table-cell table:number-columns-repeated="1012"/>
        </table:table-row>
        <table:table-row table:style-name="ro1">
          <table:table-cell table:style-name="ce54" table:formula="of:=[.A137]+1" office:value-type="float" office:value="423" calcext:value-type="float">
            <text:p>423</text:p>
          </table:table-cell>
          <table:table-cell table:style-name="ce67" office:value-type="float" office:value="421.914" calcext:value-type="float">
            <text:p>421,914</text:p>
          </table:table-cell>
          <table:table-cell table:style-name="ce70" office:value-type="float" office:value="9.2154" calcext:value-type="float">
            <text:p>9,2154</text:p>
          </table:table-cell>
          <table:table-cell table:style-name="ce54" table:formula="of:=[.D137]+1" office:value-type="float" office:value="471" calcext:value-type="float">
            <text:p>471</text:p>
          </table:table-cell>
          <table:table-cell table:style-name="ce67" office:value-type="float" office:value="469.914" calcext:value-type="float">
            <text:p>469,914</text:p>
          </table:table-cell>
          <table:table-cell table:style-name="ce70" office:value-type="float" office:value="8.8121" calcext:value-type="float">
            <text:p>8,8121</text:p>
          </table:table-cell>
          <table:table-cell table:style-name="ce54" table:formula="of:=[.G137]+1" office:value-type="float" office:value="519" calcext:value-type="float">
            <text:p>519</text:p>
          </table:table-cell>
          <table:table-cell table:style-name="ce67" office:value-type="float" office:value="517.913" calcext:value-type="float">
            <text:p>517,913</text:p>
          </table:table-cell>
          <table:table-cell table:style-name="ce70" office:value-type="float" office:value="8.5698" calcext:value-type="float">
            <text:p>8,5698</text:p>
          </table:table-cell>
          <table:table-cell table:style-name="ce54" table:formula="of:=[.J137]+1" office:value-type="float" office:value="567" calcext:value-type="float">
            <text:p>567</text:p>
          </table:table-cell>
          <table:table-cell table:style-name="ce67" office:value-type="float" office:value="565.913" calcext:value-type="float">
            <text:p>565,913</text:p>
          </table:table-cell>
          <table:table-cell table:style-name="ce70" office:value-type="float" office:value="8.1954" calcext:value-type="float">
            <text:p>8,1954</text:p>
          </table:table-cell>
          <table:table-cell table:number-columns-repeated="1012"/>
        </table:table-row>
        <table:table-row table:style-name="ro1">
          <table:table-cell table:style-name="ce54" table:formula="of:=[.A138]+1" office:value-type="float" office:value="424" calcext:value-type="float">
            <text:p>424</text:p>
          </table:table-cell>
          <table:table-cell table:style-name="ce67" office:value-type="float" office:value="422.914" calcext:value-type="float">
            <text:p>422,914</text:p>
          </table:table-cell>
          <table:table-cell table:style-name="ce70" office:value-type="float" office:value="9.1819" calcext:value-type="float">
            <text:p>9,1819</text:p>
          </table:table-cell>
          <table:table-cell table:style-name="ce54" table:formula="of:=[.D138]+1" office:value-type="float" office:value="472" calcext:value-type="float">
            <text:p>472</text:p>
          </table:table-cell>
          <table:table-cell table:style-name="ce67" office:value-type="float" office:value="470.914" calcext:value-type="float">
            <text:p>470,914</text:p>
          </table:table-cell>
          <table:table-cell table:style-name="ce70" office:value-type="float" office:value="8.8091" calcext:value-type="float">
            <text:p>8,8091</text:p>
          </table:table-cell>
          <table:table-cell table:style-name="ce54" table:formula="of:=[.G138]+1" office:value-type="float" office:value="520" calcext:value-type="float">
            <text:p>520</text:p>
          </table:table-cell>
          <table:table-cell table:style-name="ce67" office:value-type="float" office:value="518.913" calcext:value-type="float">
            <text:p>518,913</text:p>
          </table:table-cell>
          <table:table-cell table:style-name="ce70" office:value-type="float" office:value="8.515" calcext:value-type="float">
            <text:p>8,515</text:p>
          </table:table-cell>
          <table:table-cell table:style-name="ce54" table:formula="of:=[.J138]+1" office:value-type="float" office:value="568" calcext:value-type="float">
            <text:p>568</text:p>
          </table:table-cell>
          <table:table-cell table:style-name="ce67" office:value-type="float" office:value="566.913" calcext:value-type="float">
            <text:p>566,913</text:p>
          </table:table-cell>
          <table:table-cell table:style-name="ce70" office:value-type="float" office:value="8.1871" calcext:value-type="float">
            <text:p>8,1871</text:p>
          </table:table-cell>
          <table:table-cell table:number-columns-repeated="1012"/>
        </table:table-row>
        <table:table-row table:style-name="ro1">
          <table:table-cell table:style-name="ce54" table:formula="of:=[.A139]+1" office:value-type="float" office:value="425" calcext:value-type="float">
            <text:p>425</text:p>
          </table:table-cell>
          <table:table-cell table:style-name="ce67" office:value-type="float" office:value="423.913" calcext:value-type="float">
            <text:p>423,913</text:p>
          </table:table-cell>
          <table:table-cell table:style-name="ce70" office:value-type="float" office:value="9.1758" calcext:value-type="float">
            <text:p>9,1758</text:p>
          </table:table-cell>
          <table:table-cell table:style-name="ce54" table:formula="of:=[.D139]+1" office:value-type="float" office:value="473" calcext:value-type="float">
            <text:p>473</text:p>
          </table:table-cell>
          <table:table-cell table:style-name="ce67" office:value-type="float" office:value="471.914" calcext:value-type="float">
            <text:p>471,914</text:p>
          </table:table-cell>
          <table:table-cell table:style-name="ce70" office:value-type="float" office:value="8.7947" calcext:value-type="float">
            <text:p>8,7947</text:p>
          </table:table-cell>
          <table:table-cell table:style-name="ce54" table:formula="of:=[.G139]+1" office:value-type="float" office:value="521" calcext:value-type="float">
            <text:p>521</text:p>
          </table:table-cell>
          <table:table-cell table:style-name="ce67" office:value-type="float" office:value="519.913" calcext:value-type="float">
            <text:p>519,913</text:p>
          </table:table-cell>
          <table:table-cell table:style-name="ce70" office:value-type="float" office:value="8.4859" calcext:value-type="float">
            <text:p>8,4859</text:p>
          </table:table-cell>
          <table:table-cell table:style-name="ce54" table:formula="of:=[.J139]+1" office:value-type="float" office:value="569" calcext:value-type="float">
            <text:p>569</text:p>
          </table:table-cell>
          <table:table-cell table:style-name="ce67" office:value-type="float" office:value="567.913" calcext:value-type="float">
            <text:p>567,913</text:p>
          </table:table-cell>
          <table:table-cell table:style-name="ce70" office:value-type="float" office:value="8.1812" calcext:value-type="float">
            <text:p>8,1812</text:p>
          </table:table-cell>
          <table:table-cell table:number-columns-repeated="1012"/>
        </table:table-row>
        <table:table-row table:style-name="ro1">
          <table:table-cell table:style-name="ce54" table:formula="of:=[.A140]+1" office:value-type="float" office:value="426" calcext:value-type="float">
            <text:p>426</text:p>
          </table:table-cell>
          <table:table-cell table:style-name="ce67" office:value-type="float" office:value="424.913" calcext:value-type="float">
            <text:p>424,913</text:p>
          </table:table-cell>
          <table:table-cell table:style-name="ce70" office:value-type="float" office:value="9.156" calcext:value-type="float">
            <text:p>9,156</text:p>
          </table:table-cell>
          <table:table-cell table:style-name="ce54" table:formula="of:=[.D140]+1" office:value-type="float" office:value="474" calcext:value-type="float">
            <text:p>474</text:p>
          </table:table-cell>
          <table:table-cell table:style-name="ce67" office:value-type="float" office:value="472.913" calcext:value-type="float">
            <text:p>472,913</text:p>
          </table:table-cell>
          <table:table-cell table:style-name="ce70" office:value-type="float" office:value="8.8086" calcext:value-type="float">
            <text:p>8,8086</text:p>
          </table:table-cell>
          <table:table-cell table:style-name="ce54" table:formula="of:=[.G140]+1" office:value-type="float" office:value="522" calcext:value-type="float">
            <text:p>522</text:p>
          </table:table-cell>
          <table:table-cell table:style-name="ce67" office:value-type="float" office:value="520.913" calcext:value-type="float">
            <text:p>520,913</text:p>
          </table:table-cell>
          <table:table-cell table:style-name="ce70" office:value-type="float" office:value="8.5184" calcext:value-type="float">
            <text:p>8,5184</text:p>
          </table:table-cell>
          <table:table-cell table:style-name="ce54" table:formula="of:=[.J140]+1" office:value-type="float" office:value="570" calcext:value-type="float">
            <text:p>570</text:p>
          </table:table-cell>
          <table:table-cell table:style-name="ce67" office:value-type="float" office:value="568.913" calcext:value-type="float">
            <text:p>568,913</text:p>
          </table:table-cell>
          <table:table-cell table:style-name="ce70" office:value-type="float" office:value="8.1261" calcext:value-type="float">
            <text:p>8,1261</text:p>
          </table:table-cell>
          <table:table-cell table:number-columns-repeated="1012"/>
        </table:table-row>
        <table:table-row table:style-name="ro1">
          <table:table-cell table:style-name="ce54" table:formula="of:=[.A141]+1" office:value-type="float" office:value="427" calcext:value-type="float">
            <text:p>427</text:p>
          </table:table-cell>
          <table:table-cell table:style-name="ce67" office:value-type="float" office:value="425.913" calcext:value-type="float">
            <text:p>425,913</text:p>
          </table:table-cell>
          <table:table-cell table:style-name="ce70" office:value-type="float" office:value="9.1672" calcext:value-type="float">
            <text:p>9,1672</text:p>
          </table:table-cell>
          <table:table-cell table:style-name="ce54" table:formula="of:=[.D141]+1" office:value-type="float" office:value="475" calcext:value-type="float">
            <text:p>475</text:p>
          </table:table-cell>
          <table:table-cell table:style-name="ce67" office:value-type="float" office:value="473.913" calcext:value-type="float">
            <text:p>473,913</text:p>
          </table:table-cell>
          <table:table-cell table:style-name="ce70" office:value-type="float" office:value="8.8351" calcext:value-type="float">
            <text:p>8,8351</text:p>
          </table:table-cell>
          <table:table-cell table:style-name="ce54" table:formula="of:=[.G141]+1" office:value-type="float" office:value="523" calcext:value-type="float">
            <text:p>523</text:p>
          </table:table-cell>
          <table:table-cell table:style-name="ce67" office:value-type="float" office:value="521.913" calcext:value-type="float">
            <text:p>521,913</text:p>
          </table:table-cell>
          <table:table-cell table:style-name="ce70" office:value-type="float" office:value="8.4771" calcext:value-type="float">
            <text:p>8,4771</text:p>
          </table:table-cell>
          <table:table-cell table:style-name="ce54" table:formula="of:=[.J141]+1" office:value-type="float" office:value="571" calcext:value-type="float">
            <text:p>571</text:p>
          </table:table-cell>
          <table:table-cell table:style-name="ce67" office:value-type="float" office:value="569.914" calcext:value-type="float">
            <text:p>569,914</text:p>
          </table:table-cell>
          <table:table-cell table:style-name="ce70" office:value-type="float" office:value="8.1195" calcext:value-type="float">
            <text:p>8,1195</text:p>
          </table:table-cell>
          <table:table-cell table:number-columns-repeated="1012"/>
        </table:table-row>
        <table:table-row table:style-name="ro1">
          <table:table-cell table:style-name="ce54" table:formula="of:=[.A142]+1" office:value-type="float" office:value="428" calcext:value-type="float">
            <text:p>428</text:p>
          </table:table-cell>
          <table:table-cell table:style-name="ce67" office:value-type="float" office:value="426.913" calcext:value-type="float">
            <text:p>426,913</text:p>
          </table:table-cell>
          <table:table-cell table:style-name="ce70" office:value-type="float" office:value="9.1689" calcext:value-type="float">
            <text:p>9,1689</text:p>
          </table:table-cell>
          <table:table-cell table:style-name="ce54" table:formula="of:=[.D142]+1" office:value-type="float" office:value="476" calcext:value-type="float">
            <text:p>476</text:p>
          </table:table-cell>
          <table:table-cell table:style-name="ce67" office:value-type="float" office:value="474.913" calcext:value-type="float">
            <text:p>474,913</text:p>
          </table:table-cell>
          <table:table-cell table:style-name="ce70" office:value-type="float" office:value="8.8035" calcext:value-type="float">
            <text:p>8,8035</text:p>
          </table:table-cell>
          <table:table-cell table:style-name="ce54" table:formula="of:=[.G142]+1" office:value-type="float" office:value="524" calcext:value-type="float">
            <text:p>524</text:p>
          </table:table-cell>
          <table:table-cell table:style-name="ce67" office:value-type="float" office:value="522.914" calcext:value-type="float">
            <text:p>522,914</text:p>
          </table:table-cell>
          <table:table-cell table:style-name="ce70" office:value-type="float" office:value="8.5341" calcext:value-type="float">
            <text:p>8,5341</text:p>
          </table:table-cell>
          <table:table-cell table:style-name="ce54" table:formula="of:=[.J142]+1" office:value-type="float" office:value="572" calcext:value-type="float">
            <text:p>572</text:p>
          </table:table-cell>
          <table:table-cell table:style-name="ce67" office:value-type="float" office:value="570.913" calcext:value-type="float">
            <text:p>570,913</text:p>
          </table:table-cell>
          <table:table-cell table:style-name="ce70" office:value-type="float" office:value="8.1094" calcext:value-type="float">
            <text:p>8,1094</text:p>
          </table:table-cell>
          <table:table-cell table:number-columns-repeated="1012"/>
        </table:table-row>
        <table:table-row table:style-name="ro1">
          <table:table-cell table:style-name="ce54" table:formula="of:=[.A143]+1" office:value-type="float" office:value="429" calcext:value-type="float">
            <text:p>429</text:p>
          </table:table-cell>
          <table:table-cell table:style-name="ce67" office:value-type="float" office:value="427.913" calcext:value-type="float">
            <text:p>427,913</text:p>
          </table:table-cell>
          <table:table-cell table:style-name="ce70" office:value-type="float" office:value="9.1961" calcext:value-type="float">
            <text:p>9,1961</text:p>
          </table:table-cell>
          <table:table-cell table:style-name="ce54" table:formula="of:=[.D143]+1" office:value-type="float" office:value="477" calcext:value-type="float">
            <text:p>477</text:p>
          </table:table-cell>
          <table:table-cell table:style-name="ce67" office:value-type="float" office:value="475.913" calcext:value-type="float">
            <text:p>475,913</text:p>
          </table:table-cell>
          <table:table-cell table:style-name="ce70" office:value-type="float" office:value="8.7742" calcext:value-type="float">
            <text:p>8,7742</text:p>
          </table:table-cell>
          <table:table-cell table:style-name="ce54" table:formula="of:=[.G143]+1" office:value-type="float" office:value="525" calcext:value-type="float">
            <text:p>525</text:p>
          </table:table-cell>
          <table:table-cell table:style-name="ce67" office:value-type="float" office:value="523.913" calcext:value-type="float">
            <text:p>523,913</text:p>
          </table:table-cell>
          <table:table-cell table:style-name="ce70" office:value-type="float" office:value="8.5058" calcext:value-type="float">
            <text:p>8,5058</text:p>
          </table:table-cell>
          <table:table-cell table:style-name="ce54" table:formula="of:=[.J143]+1" office:value-type="float" office:value="573" calcext:value-type="float">
            <text:p>573</text:p>
          </table:table-cell>
          <table:table-cell table:style-name="ce67" office:value-type="float" office:value="571.913" calcext:value-type="float">
            <text:p>571,913</text:p>
          </table:table-cell>
          <table:table-cell table:style-name="ce70" office:value-type="float" office:value="8.0295" calcext:value-type="float">
            <text:p>8,0295</text:p>
          </table:table-cell>
          <table:table-cell table:number-columns-repeated="1012"/>
        </table:table-row>
        <table:table-row table:style-name="ro1">
          <table:table-cell table:style-name="ce54" table:formula="of:=[.A144]+1" office:value-type="float" office:value="430" calcext:value-type="float">
            <text:p>430</text:p>
          </table:table-cell>
          <table:table-cell table:style-name="ce67" office:value-type="float" office:value="428.913" calcext:value-type="float">
            <text:p>428,913</text:p>
          </table:table-cell>
          <table:table-cell table:style-name="ce70" office:value-type="float" office:value="9.1785" calcext:value-type="float">
            <text:p>9,1785</text:p>
          </table:table-cell>
          <table:table-cell table:style-name="ce54" table:formula="of:=[.D144]+1" office:value-type="float" office:value="478" calcext:value-type="float">
            <text:p>478</text:p>
          </table:table-cell>
          <table:table-cell table:style-name="ce67" office:value-type="float" office:value="476.914" calcext:value-type="float">
            <text:p>476,914</text:p>
          </table:table-cell>
          <table:table-cell table:style-name="ce70" office:value-type="float" office:value="8.7152" calcext:value-type="float">
            <text:p>8,7152</text:p>
          </table:table-cell>
          <table:table-cell table:style-name="ce54" table:formula="of:=[.G144]+1" office:value-type="float" office:value="526" calcext:value-type="float">
            <text:p>526</text:p>
          </table:table-cell>
          <table:table-cell table:style-name="ce67" office:value-type="float" office:value="524.913" calcext:value-type="float">
            <text:p>524,913</text:p>
          </table:table-cell>
          <table:table-cell table:style-name="ce70" office:value-type="float" office:value="8.4619" calcext:value-type="float">
            <text:p>8,4619</text:p>
          </table:table-cell>
          <table:table-cell table:style-name="ce54" table:formula="of:=[.J144]+1" office:value-type="float" office:value="574" calcext:value-type="float">
            <text:p>574</text:p>
          </table:table-cell>
          <table:table-cell table:style-name="ce67" office:value-type="float" office:value="572.913" calcext:value-type="float">
            <text:p>572,913</text:p>
          </table:table-cell>
          <table:table-cell table:style-name="ce70" office:value-type="float" office:value="8.0597" calcext:value-type="float">
            <text:p>8,0597</text:p>
          </table:table-cell>
          <table:table-cell table:number-columns-repeated="1012"/>
        </table:table-row>
        <table:table-row table:style-name="ro1">
          <table:table-cell table:style-name="ce54" table:formula="of:=[.A145]+1" office:value-type="float" office:value="431" calcext:value-type="float">
            <text:p>431</text:p>
          </table:table-cell>
          <table:table-cell table:style-name="ce67" office:value-type="float" office:value="429.913" calcext:value-type="float">
            <text:p>429,913</text:p>
          </table:table-cell>
          <table:table-cell table:style-name="ce70" office:value-type="float" office:value="9.1661" calcext:value-type="float">
            <text:p>9,1661</text:p>
          </table:table-cell>
          <table:table-cell table:style-name="ce54" table:formula="of:=[.D145]+1" office:value-type="float" office:value="479" calcext:value-type="float">
            <text:p>479</text:p>
          </table:table-cell>
          <table:table-cell table:style-name="ce67" office:value-type="float" office:value="477.913" calcext:value-type="float">
            <text:p>477,913</text:p>
          </table:table-cell>
          <table:table-cell table:style-name="ce70" office:value-type="float" office:value="8.6694" calcext:value-type="float">
            <text:p>8,6694</text:p>
          </table:table-cell>
          <table:table-cell table:style-name="ce54" table:formula="of:=[.G145]+1" office:value-type="float" office:value="527" calcext:value-type="float">
            <text:p>527</text:p>
          </table:table-cell>
          <table:table-cell table:style-name="ce67" office:value-type="float" office:value="525.913" calcext:value-type="float">
            <text:p>525,913</text:p>
          </table:table-cell>
          <table:table-cell table:style-name="ce70" office:value-type="float" office:value="8.4384" calcext:value-type="float">
            <text:p>8,4384</text:p>
          </table:table-cell>
          <table:table-cell table:style-name="ce54" table:formula="of:=[.J145]+1" office:value-type="float" office:value="575" calcext:value-type="float">
            <text:p>575</text:p>
          </table:table-cell>
          <table:table-cell table:style-name="ce67" office:value-type="float" office:value="573.913" calcext:value-type="float">
            <text:p>573,913</text:p>
          </table:table-cell>
          <table:table-cell table:style-name="ce70" office:value-type="float" office:value="8.1013" calcext:value-type="float">
            <text:p>8,1013</text:p>
          </table:table-cell>
          <table:table-cell table:number-columns-repeated="1012"/>
        </table:table-row>
        <table:table-row table:style-name="ro1">
          <table:table-cell table:style-name="ce55" table:formula="of:=[.A146]+1" office:value-type="float" office:value="432" calcext:value-type="float">
            <text:p>432</text:p>
          </table:table-cell>
          <table:table-cell table:style-name="ce68" office:value-type="float" office:value="430.913" calcext:value-type="float">
            <text:p>430,913</text:p>
          </table:table-cell>
          <table:table-cell table:style-name="ce71" office:value-type="float" office:value="9.103" calcext:value-type="float">
            <text:p>9,103</text:p>
          </table:table-cell>
          <table:table-cell table:style-name="ce55" table:formula="of:=[.D146]+1" office:value-type="float" office:value="480" calcext:value-type="float">
            <text:p>480</text:p>
          </table:table-cell>
          <table:table-cell table:style-name="ce68" office:value-type="float" office:value="478.913" calcext:value-type="float">
            <text:p>478,913</text:p>
          </table:table-cell>
          <table:table-cell table:style-name="ce71" office:value-type="float" office:value="8.7015" calcext:value-type="float">
            <text:p>8,7015</text:p>
          </table:table-cell>
          <table:table-cell table:style-name="ce55" table:formula="of:=[.G146]+1" office:value-type="float" office:value="528" calcext:value-type="float">
            <text:p>528</text:p>
          </table:table-cell>
          <table:table-cell table:style-name="ce68" office:value-type="float" office:value="526.914" calcext:value-type="float">
            <text:p>526,914</text:p>
          </table:table-cell>
          <table:table-cell table:style-name="ce71" office:value-type="float" office:value="8.4036" calcext:value-type="float">
            <text:p>8,4036</text:p>
          </table:table-cell>
          <table:table-cell table:style-name="ce55" table:formula="of:=[.J146]+1" office:value-type="float" office:value="576" calcext:value-type="float">
            <text:p>576</text:p>
          </table:table-cell>
          <table:table-cell table:style-name="ce68" office:value-type="float" office:value="574.914" calcext:value-type="float">
            <text:p>574,914</text:p>
          </table:table-cell>
          <table:table-cell table:style-name="ce71" office:value-type="float" office:value="8.1289" calcext:value-type="float">
            <text:p>8,1289</text:p>
          </table:table-cell>
          <table:table-cell table:number-columns-repeated="1012"/>
        </table:table-row>
        <table:table-row table:style-name="ro1"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54" table:formula="of:=[.J147]+1" office:value-type="float" office:value="577" calcext:value-type="float">
            <text:p>577</text:p>
          </table:table-cell>
          <table:table-cell table:style-name="ce67" office:value-type="float" office:value="575.913" calcext:value-type="float">
            <text:p>575,913</text:p>
          </table:table-cell>
          <table:table-cell table:style-name="ce70" office:value-type="float" office:value="8.0904" calcext:value-type="float">
            <text:p>8,0904</text:p>
          </table:table-cell>
          <table:table-cell table:style-name="ce54" table:formula="of:=[.A196]+1" office:value-type="float" office:value="625" calcext:value-type="float">
            <text:p>625</text:p>
          </table:table-cell>
          <table:table-cell table:style-name="ce67" office:value-type="float" office:value="623.914" calcext:value-type="float">
            <text:p>623,914</text:p>
          </table:table-cell>
          <table:table-cell table:style-name="ce70" office:value-type="float" office:value="7.6802" calcext:value-type="float">
            <text:p>7,6802</text:p>
          </table:table-cell>
          <table:table-cell table:style-name="ce54" table:formula="of:=[.D196]+1" office:value-type="float" office:value="673" calcext:value-type="float">
            <text:p>673</text:p>
          </table:table-cell>
          <table:table-cell table:style-name="ce67" office:value-type="float" office:value="671.913" calcext:value-type="float">
            <text:p>671,913</text:p>
          </table:table-cell>
          <table:table-cell table:style-name="ce70" office:value-type="float" office:value="7.3063" calcext:value-type="float">
            <text:p>7,3063</text:p>
          </table:table-cell>
          <table:table-cell table:style-name="ce54" table:formula="of:=[.G196]+1" office:value-type="float" office:value="721" calcext:value-type="float">
            <text:p>721</text:p>
          </table:table-cell>
          <table:table-cell table:style-name="ce67" office:value-type="float" office:value="719.913" calcext:value-type="float">
            <text:p>719,913</text:p>
          </table:table-cell>
          <table:table-cell table:style-name="ce70" office:value-type="float" office:value="7.0693" calcext:value-type="float">
            <text:p>7,0693</text:p>
          </table:table-cell>
          <table:table-cell table:number-columns-repeated="1012"/>
        </table:table-row>
        <table:table-row table:style-name="ro1">
          <table:table-cell table:style-name="ce54" table:formula="of:=[.A149]+1" office:value-type="float" office:value="578" calcext:value-type="float">
            <text:p>578</text:p>
          </table:table-cell>
          <table:table-cell table:style-name="ce67" office:value-type="float" office:value="576.913" calcext:value-type="float">
            <text:p>576,913</text:p>
          </table:table-cell>
          <table:table-cell table:style-name="ce70" office:value-type="float" office:value="8.0901" calcext:value-type="float">
            <text:p>8,0901</text:p>
          </table:table-cell>
          <table:table-cell table:style-name="ce54" table:formula="of:=[.D149]+1" office:value-type="float" office:value="626" calcext:value-type="float">
            <text:p>626</text:p>
          </table:table-cell>
          <table:table-cell table:style-name="ce67" office:value-type="float" office:value="624.913" calcext:value-type="float">
            <text:p>624,913</text:p>
          </table:table-cell>
          <table:table-cell table:style-name="ce70" office:value-type="float" office:value="7.6403" calcext:value-type="float">
            <text:p>7,6403</text:p>
          </table:table-cell>
          <table:table-cell table:style-name="ce54" table:formula="of:=[.G149]+1" office:value-type="float" office:value="674" calcext:value-type="float">
            <text:p>674</text:p>
          </table:table-cell>
          <table:table-cell table:style-name="ce67" office:value-type="float" office:value="672.913" calcext:value-type="float">
            <text:p>672,913</text:p>
          </table:table-cell>
          <table:table-cell table:style-name="ce70" office:value-type="float" office:value="7.2779" calcext:value-type="float">
            <text:p>7,2779</text:p>
          </table:table-cell>
          <table:table-cell table:style-name="ce54" table:formula="of:=[.J149]+1" office:value-type="float" office:value="722" calcext:value-type="float">
            <text:p>722</text:p>
          </table:table-cell>
          <table:table-cell table:style-name="ce67" office:value-type="float" office:value="720.913" calcext:value-type="float">
            <text:p>720,913</text:p>
          </table:table-cell>
          <table:table-cell table:style-name="ce70" office:value-type="float" office:value="7.0971" calcext:value-type="float">
            <text:p>7,0971</text:p>
          </table:table-cell>
          <table:table-cell table:number-columns-repeated="1012"/>
        </table:table-row>
        <table:table-row table:style-name="ro1">
          <table:table-cell table:style-name="ce54" table:formula="of:=[.A150]+1" office:value-type="float" office:value="579" calcext:value-type="float">
            <text:p>579</text:p>
          </table:table-cell>
          <table:table-cell table:style-name="ce67" office:value-type="float" office:value="577.913" calcext:value-type="float">
            <text:p>577,913</text:p>
          </table:table-cell>
          <table:table-cell table:style-name="ce70" office:value-type="float" office:value="8.1263" calcext:value-type="float">
            <text:p>8,1263</text:p>
          </table:table-cell>
          <table:table-cell table:style-name="ce54" table:formula="of:=[.D150]+1" office:value-type="float" office:value="627" calcext:value-type="float">
            <text:p>627</text:p>
          </table:table-cell>
          <table:table-cell table:style-name="ce67" office:value-type="float" office:value="625.913" calcext:value-type="float">
            <text:p>625,913</text:p>
          </table:table-cell>
          <table:table-cell table:style-name="ce70" office:value-type="float" office:value="7.6407" calcext:value-type="float">
            <text:p>7,6407</text:p>
          </table:table-cell>
          <table:table-cell table:style-name="ce54" table:formula="of:=[.G150]+1" office:value-type="float" office:value="675" calcext:value-type="float">
            <text:p>675</text:p>
          </table:table-cell>
          <table:table-cell table:style-name="ce67" office:value-type="float" office:value="673.913" calcext:value-type="float">
            <text:p>673,913</text:p>
          </table:table-cell>
          <table:table-cell table:style-name="ce70" office:value-type="float" office:value="7.2615" calcext:value-type="float">
            <text:p>7,2615</text:p>
          </table:table-cell>
          <table:table-cell table:style-name="ce54" table:formula="of:=[.J150]+1" office:value-type="float" office:value="723" calcext:value-type="float">
            <text:p>723</text:p>
          </table:table-cell>
          <table:table-cell table:style-name="ce67" office:value-type="float" office:value="721.913" calcext:value-type="float">
            <text:p>721,913</text:p>
          </table:table-cell>
          <table:table-cell table:style-name="ce70" office:value-type="float" office:value="7.1547" calcext:value-type="float">
            <text:p>7,1547</text:p>
          </table:table-cell>
          <table:table-cell table:number-columns-repeated="1012"/>
        </table:table-row>
        <table:table-row table:style-name="ro1">
          <table:table-cell table:style-name="ce54" table:formula="of:=[.A151]+1" office:value-type="float" office:value="580" calcext:value-type="float">
            <text:p>580</text:p>
          </table:table-cell>
          <table:table-cell table:style-name="ce67" office:value-type="float" office:value="578.913" calcext:value-type="float">
            <text:p>578,913</text:p>
          </table:table-cell>
          <table:table-cell table:style-name="ce70" office:value-type="float" office:value="8.1883" calcext:value-type="float">
            <text:p>8,1883</text:p>
          </table:table-cell>
          <table:table-cell table:style-name="ce54" table:formula="of:=[.D151]+1" office:value-type="float" office:value="628" calcext:value-type="float">
            <text:p>628</text:p>
          </table:table-cell>
          <table:table-cell table:style-name="ce67" office:value-type="float" office:value="626.914" calcext:value-type="float">
            <text:p>626,914</text:p>
          </table:table-cell>
          <table:table-cell table:style-name="ce70" office:value-type="float" office:value="7.5754" calcext:value-type="float">
            <text:p>7,5754</text:p>
          </table:table-cell>
          <table:table-cell table:style-name="ce54" table:formula="of:=[.G151]+1" office:value-type="float" office:value="676" calcext:value-type="float">
            <text:p>676</text:p>
          </table:table-cell>
          <table:table-cell table:style-name="ce67" office:value-type="float" office:value="674.914" calcext:value-type="float">
            <text:p>674,914</text:p>
          </table:table-cell>
          <table:table-cell table:style-name="ce70" office:value-type="float" office:value="7.249" calcext:value-type="float">
            <text:p>7,249</text:p>
          </table:table-cell>
          <table:table-cell table:style-name="ce54" table:formula="of:=[.J151]+1" office:value-type="float" office:value="724" calcext:value-type="float">
            <text:p>724</text:p>
          </table:table-cell>
          <table:table-cell table:style-name="ce67" office:value-type="float" office:value="722.913" calcext:value-type="float">
            <text:p>722,913</text:p>
          </table:table-cell>
          <table:table-cell table:style-name="ce70" office:value-type="float" office:value="7.2098" calcext:value-type="float">
            <text:p>7,2098</text:p>
          </table:table-cell>
          <table:table-cell table:number-columns-repeated="1012"/>
        </table:table-row>
        <table:table-row table:style-name="ro1">
          <table:table-cell table:style-name="ce54" table:formula="of:=[.A152]+1" office:value-type="float" office:value="581" calcext:value-type="float">
            <text:p>581</text:p>
          </table:table-cell>
          <table:table-cell table:style-name="ce67" office:value-type="float" office:value="579.913" calcext:value-type="float">
            <text:p>579,913</text:p>
          </table:table-cell>
          <table:table-cell table:style-name="ce70" office:value-type="float" office:value="8.1422" calcext:value-type="float">
            <text:p>8,1422</text:p>
          </table:table-cell>
          <table:table-cell table:style-name="ce54" table:formula="of:=[.D152]+1" office:value-type="float" office:value="629" calcext:value-type="float">
            <text:p>629</text:p>
          </table:table-cell>
          <table:table-cell table:style-name="ce67" office:value-type="float" office:value="627.913" calcext:value-type="float">
            <text:p>627,913</text:p>
          </table:table-cell>
          <table:table-cell table:style-name="ce70" office:value-type="float" office:value="7.6024" calcext:value-type="float">
            <text:p>7,6024</text:p>
          </table:table-cell>
          <table:table-cell table:style-name="ce54" table:formula="of:=[.G152]+1" office:value-type="float" office:value="677" calcext:value-type="float">
            <text:p>677</text:p>
          </table:table-cell>
          <table:table-cell table:style-name="ce67" office:value-type="float" office:value="675.913" calcext:value-type="float">
            <text:p>675,913</text:p>
          </table:table-cell>
          <table:table-cell table:style-name="ce70" office:value-type="float" office:value="7.3219" calcext:value-type="float">
            <text:p>7,3219</text:p>
          </table:table-cell>
          <table:table-cell table:style-name="ce54" table:formula="of:=[.J152]+1" office:value-type="float" office:value="725" calcext:value-type="float">
            <text:p>725</text:p>
          </table:table-cell>
          <table:table-cell table:style-name="ce67" office:value-type="float" office:value="723.913" calcext:value-type="float">
            <text:p>723,913</text:p>
          </table:table-cell>
          <table:table-cell table:style-name="ce70" office:value-type="float" office:value="7.2074" calcext:value-type="float">
            <text:p>7,2074</text:p>
          </table:table-cell>
          <table:table-cell table:number-columns-repeated="1012"/>
        </table:table-row>
        <table:table-row table:style-name="ro1">
          <table:table-cell table:style-name="ce54" table:formula="of:=[.A153]+1" office:value-type="float" office:value="582" calcext:value-type="float">
            <text:p>582</text:p>
          </table:table-cell>
          <table:table-cell table:style-name="ce67" office:value-type="float" office:value="580.913" calcext:value-type="float">
            <text:p>580,913</text:p>
          </table:table-cell>
          <table:table-cell table:style-name="ce70" office:value-type="float" office:value="8.1208" calcext:value-type="float">
            <text:p>8,1208</text:p>
          </table:table-cell>
          <table:table-cell table:style-name="ce54" table:formula="of:=[.D153]+1" office:value-type="float" office:value="630" calcext:value-type="float">
            <text:p>630</text:p>
          </table:table-cell>
          <table:table-cell table:style-name="ce67" office:value-type="float" office:value="628.913" calcext:value-type="float">
            <text:p>628,913</text:p>
          </table:table-cell>
          <table:table-cell table:style-name="ce70" office:value-type="float" office:value="7.5464" calcext:value-type="float">
            <text:p>7,5464</text:p>
          </table:table-cell>
          <table:table-cell table:style-name="ce54" table:formula="of:=[.G153]+1" office:value-type="float" office:value="678" calcext:value-type="float">
            <text:p>678</text:p>
          </table:table-cell>
          <table:table-cell table:style-name="ce67" office:value-type="float" office:value="676.913" calcext:value-type="float">
            <text:p>676,913</text:p>
          </table:table-cell>
          <table:table-cell table:style-name="ce70" office:value-type="float" office:value="7.348" calcext:value-type="float">
            <text:p>7,348</text:p>
          </table:table-cell>
          <table:table-cell table:style-name="ce54" table:formula="of:=[.J153]+1" office:value-type="float" office:value="726" calcext:value-type="float">
            <text:p>726</text:p>
          </table:table-cell>
          <table:table-cell table:style-name="ce67" office:value-type="float" office:value="724.913" calcext:value-type="float">
            <text:p>724,913</text:p>
          </table:table-cell>
          <table:table-cell table:style-name="ce70" office:value-type="float" office:value="7.1689" calcext:value-type="float">
            <text:p>7,1689</text:p>
          </table:table-cell>
          <table:table-cell table:number-columns-repeated="1012"/>
        </table:table-row>
        <table:table-row table:style-name="ro1">
          <table:table-cell table:style-name="ce54" table:formula="of:=[.A154]+1" office:value-type="float" office:value="583" calcext:value-type="float">
            <text:p>583</text:p>
          </table:table-cell>
          <table:table-cell table:style-name="ce67" office:value-type="float" office:value="581.914" calcext:value-type="float">
            <text:p>581,914</text:p>
          </table:table-cell>
          <table:table-cell table:style-name="ce70" office:value-type="float" office:value="8.0582" calcext:value-type="float">
            <text:p>8,0582</text:p>
          </table:table-cell>
          <table:table-cell table:style-name="ce54" table:formula="of:=[.D154]+1" office:value-type="float" office:value="631" calcext:value-type="float">
            <text:p>631</text:p>
          </table:table-cell>
          <table:table-cell table:style-name="ce67" office:value-type="float" office:value="629.914" calcext:value-type="float">
            <text:p>629,914</text:p>
          </table:table-cell>
          <table:table-cell table:style-name="ce70" office:value-type="float" office:value="7.4933" calcext:value-type="float">
            <text:p>7,4933</text:p>
          </table:table-cell>
          <table:table-cell table:style-name="ce54" table:formula="of:=[.G154]+1" office:value-type="float" office:value="679" calcext:value-type="float">
            <text:p>679</text:p>
          </table:table-cell>
          <table:table-cell table:style-name="ce67" office:value-type="float" office:value="677.914" calcext:value-type="float">
            <text:p>677,914</text:p>
          </table:table-cell>
          <table:table-cell table:style-name="ce70" office:value-type="float" office:value="7.3534" calcext:value-type="float">
            <text:p>7,3534</text:p>
          </table:table-cell>
          <table:table-cell table:style-name="ce54" table:formula="of:=[.J154]+1" office:value-type="float" office:value="727" calcext:value-type="float">
            <text:p>727</text:p>
          </table:table-cell>
          <table:table-cell table:style-name="ce67" office:value-type="float" office:value="725.913" calcext:value-type="float">
            <text:p>725,913</text:p>
          </table:table-cell>
          <table:table-cell table:style-name="ce70" office:value-type="float" office:value="7.1081" calcext:value-type="float">
            <text:p>7,1081</text:p>
          </table:table-cell>
          <table:table-cell table:number-columns-repeated="1012"/>
        </table:table-row>
        <table:table-row table:style-name="ro1">
          <table:table-cell table:style-name="ce54" table:formula="of:=[.A155]+1" office:value-type="float" office:value="584" calcext:value-type="float">
            <text:p>584</text:p>
          </table:table-cell>
          <table:table-cell table:style-name="ce67" office:value-type="float" office:value="582.913" calcext:value-type="float">
            <text:p>582,913</text:p>
          </table:table-cell>
          <table:table-cell table:style-name="ce70" office:value-type="float" office:value="8.0389" calcext:value-type="float">
            <text:p>8,0389</text:p>
          </table:table-cell>
          <table:table-cell table:style-name="ce54" table:formula="of:=[.D155]+1" office:value-type="float" office:value="632" calcext:value-type="float">
            <text:p>632</text:p>
          </table:table-cell>
          <table:table-cell table:style-name="ce67" office:value-type="float" office:value="630.913" calcext:value-type="float">
            <text:p>630,913</text:p>
          </table:table-cell>
          <table:table-cell table:style-name="ce70" office:value-type="float" office:value="7.4641" calcext:value-type="float">
            <text:p>7,4641</text:p>
          </table:table-cell>
          <table:table-cell table:style-name="ce54" table:formula="of:=[.G155]+1" office:value-type="float" office:value="680" calcext:value-type="float">
            <text:p>680</text:p>
          </table:table-cell>
          <table:table-cell table:style-name="ce67" office:value-type="float" office:value="678.913" calcext:value-type="float">
            <text:p>678,913</text:p>
          </table:table-cell>
          <table:table-cell table:style-name="ce70" office:value-type="float" office:value="7.3247" calcext:value-type="float">
            <text:p>7,3247</text:p>
          </table:table-cell>
          <table:table-cell table:style-name="ce54" table:formula="of:=[.J155]+1" office:value-type="float" office:value="728" calcext:value-type="float">
            <text:p>728</text:p>
          </table:table-cell>
          <table:table-cell table:style-name="ce67" office:value-type="float" office:value="726.913" calcext:value-type="float">
            <text:p>726,913</text:p>
          </table:table-cell>
          <table:table-cell table:style-name="ce70" office:value-type="float" office:value="7.1303" calcext:value-type="float">
            <text:p>7,1303</text:p>
          </table:table-cell>
          <table:table-cell table:number-columns-repeated="1012"/>
        </table:table-row>
        <table:table-row table:style-name="ro1">
          <table:table-cell table:style-name="ce54" table:formula="of:=[.A156]+1" office:value-type="float" office:value="585" calcext:value-type="float">
            <text:p>585</text:p>
          </table:table-cell>
          <table:table-cell table:style-name="ce67" office:value-type="float" office:value="583.913" calcext:value-type="float">
            <text:p>583,913</text:p>
          </table:table-cell>
          <table:table-cell table:style-name="ce70" office:value-type="float" office:value="8.0013" calcext:value-type="float">
            <text:p>8,0013</text:p>
          </table:table-cell>
          <table:table-cell table:style-name="ce54" table:formula="of:=[.D156]+1" office:value-type="float" office:value="633" calcext:value-type="float">
            <text:p>633</text:p>
          </table:table-cell>
          <table:table-cell table:style-name="ce67" office:value-type="float" office:value="631.914" calcext:value-type="float">
            <text:p>631,914</text:p>
          </table:table-cell>
          <table:table-cell table:style-name="ce70" office:value-type="float" office:value="7.5209" calcext:value-type="float">
            <text:p>7,5209</text:p>
          </table:table-cell>
          <table:table-cell table:style-name="ce54" table:formula="of:=[.G156]+1" office:value-type="float" office:value="681" calcext:value-type="float">
            <text:p>681</text:p>
          </table:table-cell>
          <table:table-cell table:style-name="ce67" office:value-type="float" office:value="679.913" calcext:value-type="float">
            <text:p>679,913</text:p>
          </table:table-cell>
          <table:table-cell table:style-name="ce70" office:value-type="float" office:value="7.3178" calcext:value-type="float">
            <text:p>7,3178</text:p>
          </table:table-cell>
          <table:table-cell table:style-name="ce54" table:formula="of:=[.J156]+1" office:value-type="float" office:value="729" calcext:value-type="float">
            <text:p>729</text:p>
          </table:table-cell>
          <table:table-cell table:style-name="ce67" office:value-type="float" office:value="727.913" calcext:value-type="float">
            <text:p>727,913</text:p>
          </table:table-cell>
          <table:table-cell table:style-name="ce70" office:value-type="float" office:value="7.1005" calcext:value-type="float">
            <text:p>7,1005</text:p>
          </table:table-cell>
          <table:table-cell table:number-columns-repeated="1012"/>
        </table:table-row>
        <table:table-row table:style-name="ro1">
          <table:table-cell table:style-name="ce54" table:formula="of:=[.A157]+1" office:value-type="float" office:value="586" calcext:value-type="float">
            <text:p>586</text:p>
          </table:table-cell>
          <table:table-cell table:style-name="ce67" office:value-type="float" office:value="584.913" calcext:value-type="float">
            <text:p>584,913</text:p>
          </table:table-cell>
          <table:table-cell table:style-name="ce70" office:value-type="float" office:value="7.9814" calcext:value-type="float">
            <text:p>7,9814</text:p>
          </table:table-cell>
          <table:table-cell table:style-name="ce54" table:formula="of:=[.D157]+1" office:value-type="float" office:value="634" calcext:value-type="float">
            <text:p>634</text:p>
          </table:table-cell>
          <table:table-cell table:style-name="ce67" office:value-type="float" office:value="632.913" calcext:value-type="float">
            <text:p>632,913</text:p>
          </table:table-cell>
          <table:table-cell table:style-name="ce70" office:value-type="float" office:value="7.5316" calcext:value-type="float">
            <text:p>7,5316</text:p>
          </table:table-cell>
          <table:table-cell table:style-name="ce54" table:formula="of:=[.G157]+1" office:value-type="float" office:value="682" calcext:value-type="float">
            <text:p>682</text:p>
          </table:table-cell>
          <table:table-cell table:style-name="ce67" office:value-type="float" office:value="680.914" calcext:value-type="float">
            <text:p>680,914</text:p>
          </table:table-cell>
          <table:table-cell table:style-name="ce70" office:value-type="float" office:value="7.2607" calcext:value-type="float">
            <text:p>7,2607</text:p>
          </table:table-cell>
          <table:table-cell table:style-name="ce54" table:formula="of:=[.J157]+1" office:value-type="float" office:value="730" calcext:value-type="float">
            <text:p>730</text:p>
          </table:table-cell>
          <table:table-cell table:style-name="ce67" office:value-type="float" office:value="728.913" calcext:value-type="float">
            <text:p>728,913</text:p>
          </table:table-cell>
          <table:table-cell table:style-name="ce70" office:value-type="float" office:value="6.9984" calcext:value-type="float">
            <text:p>6,9984</text:p>
          </table:table-cell>
          <table:table-cell table:number-columns-repeated="1012"/>
        </table:table-row>
        <table:table-row table:style-name="ro1">
          <table:table-cell table:style-name="ce54" table:formula="of:=[.A158]+1" office:value-type="float" office:value="587" calcext:value-type="float">
            <text:p>587</text:p>
          </table:table-cell>
          <table:table-cell table:style-name="ce67" office:value-type="float" office:value="585.914" calcext:value-type="float">
            <text:p>585,914</text:p>
          </table:table-cell>
          <table:table-cell table:style-name="ce70" office:value-type="float" office:value="7.9827" calcext:value-type="float">
            <text:p>7,9827</text:p>
          </table:table-cell>
          <table:table-cell table:style-name="ce54" table:formula="of:=[.D158]+1" office:value-type="float" office:value="635" calcext:value-type="float">
            <text:p>635</text:p>
          </table:table-cell>
          <table:table-cell table:style-name="ce67" office:value-type="float" office:value="633.913" calcext:value-type="float">
            <text:p>633,913</text:p>
          </table:table-cell>
          <table:table-cell table:style-name="ce70" office:value-type="float" office:value="7.5636" calcext:value-type="float">
            <text:p>7,5636</text:p>
          </table:table-cell>
          <table:table-cell table:style-name="ce54" table:formula="of:=[.G158]+1" office:value-type="float" office:value="683" calcext:value-type="float">
            <text:p>683</text:p>
          </table:table-cell>
          <table:table-cell table:style-name="ce67" office:value-type="float" office:value="681.913" calcext:value-type="float">
            <text:p>681,913</text:p>
          </table:table-cell>
          <table:table-cell table:style-name="ce70" office:value-type="float" office:value="7.2793" calcext:value-type="float">
            <text:p>7,2793</text:p>
          </table:table-cell>
          <table:table-cell table:style-name="ce54" table:formula="of:=[.J158]+1" office:value-type="float" office:value="731" calcext:value-type="float">
            <text:p>731</text:p>
          </table:table-cell>
          <table:table-cell table:style-name="ce67" office:value-type="float" office:value="729.913" calcext:value-type="float">
            <text:p>729,913</text:p>
          </table:table-cell>
          <table:table-cell table:style-name="ce70" office:value-type="float" office:value="6.94" calcext:value-type="float">
            <text:p>6,94</text:p>
          </table:table-cell>
          <table:table-cell table:number-columns-repeated="1012"/>
        </table:table-row>
        <table:table-row table:style-name="ro1">
          <table:table-cell table:style-name="ce54" table:formula="of:=[.A159]+1" office:value-type="float" office:value="588" calcext:value-type="float">
            <text:p>588</text:p>
          </table:table-cell>
          <table:table-cell table:style-name="ce67" office:value-type="float" office:value="586.913" calcext:value-type="float">
            <text:p>586,913</text:p>
          </table:table-cell>
          <table:table-cell table:style-name="ce70" office:value-type="float" office:value="7.9824" calcext:value-type="float">
            <text:p>7,9824</text:p>
          </table:table-cell>
          <table:table-cell table:style-name="ce54" table:formula="of:=[.D159]+1" office:value-type="float" office:value="636" calcext:value-type="float">
            <text:p>636</text:p>
          </table:table-cell>
          <table:table-cell table:style-name="ce67" office:value-type="float" office:value="634.913" calcext:value-type="float">
            <text:p>634,913</text:p>
          </table:table-cell>
          <table:table-cell table:style-name="ce70" office:value-type="float" office:value="7.5967" calcext:value-type="float">
            <text:p>7,5967</text:p>
          </table:table-cell>
          <table:table-cell table:style-name="ce54" table:formula="of:=[.G159]+1" office:value-type="float" office:value="684" calcext:value-type="float">
            <text:p>684</text:p>
          </table:table-cell>
          <table:table-cell table:style-name="ce67" office:value-type="float" office:value="682.913" calcext:value-type="float">
            <text:p>682,913</text:p>
          </table:table-cell>
          <table:table-cell table:style-name="ce70" office:value-type="float" office:value="7.3022" calcext:value-type="float">
            <text:p>7,3022</text:p>
          </table:table-cell>
          <table:table-cell table:style-name="ce54" table:formula="of:=[.J159]+1" office:value-type="float" office:value="732" calcext:value-type="float">
            <text:p>732</text:p>
          </table:table-cell>
          <table:table-cell table:style-name="ce67" office:value-type="float" office:value="730.913" calcext:value-type="float">
            <text:p>730,913</text:p>
          </table:table-cell>
          <table:table-cell table:style-name="ce70" office:value-type="float" office:value="6.9386" calcext:value-type="float">
            <text:p>6,9386</text:p>
          </table:table-cell>
          <table:table-cell table:number-columns-repeated="1012"/>
        </table:table-row>
        <table:table-row table:style-name="ro1">
          <table:table-cell table:style-name="ce54" table:formula="of:=[.A160]+1" office:value-type="float" office:value="589" calcext:value-type="float">
            <text:p>589</text:p>
          </table:table-cell>
          <table:table-cell table:style-name="ce67" office:value-type="float" office:value="587.913" calcext:value-type="float">
            <text:p>587,913</text:p>
          </table:table-cell>
          <table:table-cell table:style-name="ce70" office:value-type="float" office:value="7.9074" calcext:value-type="float">
            <text:p>7,9074</text:p>
          </table:table-cell>
          <table:table-cell table:style-name="ce54" table:formula="of:=[.D160]+1" office:value-type="float" office:value="637" calcext:value-type="float">
            <text:p>637</text:p>
          </table:table-cell>
          <table:table-cell table:style-name="ce67" office:value-type="float" office:value="635.913" calcext:value-type="float">
            <text:p>635,913</text:p>
          </table:table-cell>
          <table:table-cell table:style-name="ce70" office:value-type="float" office:value="7.5183" calcext:value-type="float">
            <text:p>7,5183</text:p>
          </table:table-cell>
          <table:table-cell table:style-name="ce54" table:formula="of:=[.G160]+1" office:value-type="float" office:value="685" calcext:value-type="float">
            <text:p>685</text:p>
          </table:table-cell>
          <table:table-cell table:style-name="ce67" office:value-type="float" office:value="683.914" calcext:value-type="float">
            <text:p>683,914</text:p>
          </table:table-cell>
          <table:table-cell table:style-name="ce70" office:value-type="float" office:value="7.2913" calcext:value-type="float">
            <text:p>7,2913</text:p>
          </table:table-cell>
          <table:table-cell table:style-name="ce54" table:formula="of:=[.J160]+1" office:value-type="float" office:value="733" calcext:value-type="float">
            <text:p>733</text:p>
          </table:table-cell>
          <table:table-cell table:style-name="ce67" office:value-type="float" office:value="731.913" calcext:value-type="float">
            <text:p>731,913</text:p>
          </table:table-cell>
          <table:table-cell table:style-name="ce70" office:value-type="float" office:value="7.0484" calcext:value-type="float">
            <text:p>7,0484</text:p>
          </table:table-cell>
          <table:table-cell table:number-columns-repeated="1012"/>
        </table:table-row>
        <table:table-row table:style-name="ro1">
          <table:table-cell table:style-name="ce54" table:formula="of:=[.A161]+1" office:value-type="float" office:value="590" calcext:value-type="float">
            <text:p>590</text:p>
          </table:table-cell>
          <table:table-cell table:style-name="ce67" office:value-type="float" office:value="588.913" calcext:value-type="float">
            <text:p>588,913</text:p>
          </table:table-cell>
          <table:table-cell table:style-name="ce70" office:value-type="float" office:value="7.8571" calcext:value-type="float">
            <text:p>7,8571</text:p>
          </table:table-cell>
          <table:table-cell table:style-name="ce54" table:formula="of:=[.D161]+1" office:value-type="float" office:value="638" calcext:value-type="float">
            <text:p>638</text:p>
          </table:table-cell>
          <table:table-cell table:style-name="ce67" office:value-type="float" office:value="636.914" calcext:value-type="float">
            <text:p>636,914</text:p>
          </table:table-cell>
          <table:table-cell table:style-name="ce70" office:value-type="float" office:value="7.5457" calcext:value-type="float">
            <text:p>7,5457</text:p>
          </table:table-cell>
          <table:table-cell table:style-name="ce54" table:formula="of:=[.G161]+1" office:value-type="float" office:value="686" calcext:value-type="float">
            <text:p>686</text:p>
          </table:table-cell>
          <table:table-cell table:style-name="ce67" office:value-type="float" office:value="684.913" calcext:value-type="float">
            <text:p>684,913</text:p>
          </table:table-cell>
          <table:table-cell table:style-name="ce70" office:value-type="float" office:value="7.2368" calcext:value-type="float">
            <text:p>7,2368</text:p>
          </table:table-cell>
          <table:table-cell table:style-name="ce54" table:formula="of:=[.J161]+1" office:value-type="float" office:value="734" calcext:value-type="float">
            <text:p>734</text:p>
          </table:table-cell>
          <table:table-cell table:style-name="ce67" office:value-type="float" office:value="732.913" calcext:value-type="float">
            <text:p>732,913</text:p>
          </table:table-cell>
          <table:table-cell table:style-name="ce70" office:value-type="float" office:value="7.0522" calcext:value-type="float">
            <text:p>7,0522</text:p>
          </table:table-cell>
          <table:table-cell table:number-columns-repeated="1012"/>
        </table:table-row>
        <table:table-row table:style-name="ro1">
          <table:table-cell table:style-name="ce54" table:formula="of:=[.A162]+1" office:value-type="float" office:value="591" calcext:value-type="float">
            <text:p>591</text:p>
          </table:table-cell>
          <table:table-cell table:style-name="ce67" office:value-type="float" office:value="589.914" calcext:value-type="float">
            <text:p>589,914</text:p>
          </table:table-cell>
          <table:table-cell table:style-name="ce70" office:value-type="float" office:value="7.8432" calcext:value-type="float">
            <text:p>7,8432</text:p>
          </table:table-cell>
          <table:table-cell table:style-name="ce54" table:formula="of:=[.D162]+1" office:value-type="float" office:value="639" calcext:value-type="float">
            <text:p>639</text:p>
          </table:table-cell>
          <table:table-cell table:style-name="ce67" office:value-type="float" office:value="637.913" calcext:value-type="float">
            <text:p>637,913</text:p>
          </table:table-cell>
          <table:table-cell table:style-name="ce70" office:value-type="float" office:value="7.5377" calcext:value-type="float">
            <text:p>7,5377</text:p>
          </table:table-cell>
          <table:table-cell table:style-name="ce54" table:formula="of:=[.G162]+1" office:value-type="float" office:value="687" calcext:value-type="float">
            <text:p>687</text:p>
          </table:table-cell>
          <table:table-cell table:style-name="ce67" office:value-type="float" office:value="685.913" calcext:value-type="float">
            <text:p>685,913</text:p>
          </table:table-cell>
          <table:table-cell table:style-name="ce70" office:value-type="float" office:value="7.274" calcext:value-type="float">
            <text:p>7,274</text:p>
          </table:table-cell>
          <table:table-cell table:style-name="ce54" table:formula="of:=[.J162]+1" office:value-type="float" office:value="735" calcext:value-type="float">
            <text:p>735</text:p>
          </table:table-cell>
          <table:table-cell table:style-name="ce67" office:value-type="float" office:value="733.913" calcext:value-type="float">
            <text:p>733,913</text:p>
          </table:table-cell>
          <table:table-cell table:style-name="ce70" office:value-type="float" office:value="7.0438" calcext:value-type="float">
            <text:p>7,0438</text:p>
          </table:table-cell>
          <table:table-cell table:number-columns-repeated="1012"/>
        </table:table-row>
        <table:table-row table:style-name="ro1">
          <table:table-cell table:style-name="ce54" table:formula="of:=[.A163]+1" office:value-type="float" office:value="592" calcext:value-type="float">
            <text:p>592</text:p>
          </table:table-cell>
          <table:table-cell table:style-name="ce67" office:value-type="float" office:value="590.913" calcext:value-type="float">
            <text:p>590,913</text:p>
          </table:table-cell>
          <table:table-cell table:style-name="ce70" office:value-type="float" office:value="7.8595" calcext:value-type="float">
            <text:p>7,8595</text:p>
          </table:table-cell>
          <table:table-cell table:style-name="ce54" table:formula="of:=[.D163]+1" office:value-type="float" office:value="640" calcext:value-type="float">
            <text:p>640</text:p>
          </table:table-cell>
          <table:table-cell table:style-name="ce67" office:value-type="float" office:value="638.913" calcext:value-type="float">
            <text:p>638,913</text:p>
          </table:table-cell>
          <table:table-cell table:style-name="ce70" office:value-type="float" office:value="7.5131" calcext:value-type="float">
            <text:p>7,5131</text:p>
          </table:table-cell>
          <table:table-cell table:style-name="ce54" table:formula="of:=[.G163]+1" office:value-type="float" office:value="688" calcext:value-type="float">
            <text:p>688</text:p>
          </table:table-cell>
          <table:table-cell table:style-name="ce67" office:value-type="float" office:value="686.914" calcext:value-type="float">
            <text:p>686,914</text:p>
          </table:table-cell>
          <table:table-cell table:style-name="ce70" office:value-type="float" office:value="7.2486" calcext:value-type="float">
            <text:p>7,2486</text:p>
          </table:table-cell>
          <table:table-cell table:style-name="ce54" table:formula="of:=[.J163]+1" office:value-type="float" office:value="736" calcext:value-type="float">
            <text:p>736</text:p>
          </table:table-cell>
          <table:table-cell table:style-name="ce67" office:value-type="float" office:value="734.913" calcext:value-type="float">
            <text:p>734,913</text:p>
          </table:table-cell>
          <table:table-cell table:style-name="ce70" office:value-type="float" office:value="7.0308" calcext:value-type="float">
            <text:p>7,0308</text:p>
          </table:table-cell>
          <table:table-cell table:number-columns-repeated="1012"/>
        </table:table-row>
        <table:table-row table:style-name="ro1">
          <table:table-cell table:style-name="ce54" table:formula="of:=[.A164]+1" office:value-type="float" office:value="593" calcext:value-type="float">
            <text:p>593</text:p>
          </table:table-cell>
          <table:table-cell table:style-name="ce67" office:value-type="float" office:value="591.913" calcext:value-type="float">
            <text:p>591,913</text:p>
          </table:table-cell>
          <table:table-cell table:style-name="ce70" office:value-type="float" office:value="7.875" calcext:value-type="float">
            <text:p>7,875</text:p>
          </table:table-cell>
          <table:table-cell table:style-name="ce54" table:formula="of:=[.D164]+1" office:value-type="float" office:value="641" calcext:value-type="float">
            <text:p>641</text:p>
          </table:table-cell>
          <table:table-cell table:style-name="ce67" office:value-type="float" office:value="639.914" calcext:value-type="float">
            <text:p>639,914</text:p>
          </table:table-cell>
          <table:table-cell table:style-name="ce70" office:value-type="float" office:value="7.4877" calcext:value-type="float">
            <text:p>7,4877</text:p>
          </table:table-cell>
          <table:table-cell table:style-name="ce54" table:formula="of:=[.G164]+1" office:value-type="float" office:value="689" calcext:value-type="float">
            <text:p>689</text:p>
          </table:table-cell>
          <table:table-cell table:style-name="ce67" office:value-type="float" office:value="687.913" calcext:value-type="float">
            <text:p>687,913</text:p>
          </table:table-cell>
          <table:table-cell table:style-name="ce70" office:value-type="float" office:value="7.2258" calcext:value-type="float">
            <text:p>7,2258</text:p>
          </table:table-cell>
          <table:table-cell table:style-name="ce54" table:formula="of:=[.J164]+1" office:value-type="float" office:value="737" calcext:value-type="float">
            <text:p>737</text:p>
          </table:table-cell>
          <table:table-cell table:style-name="ce67" office:value-type="float" office:value="735.913" calcext:value-type="float">
            <text:p>735,913</text:p>
          </table:table-cell>
          <table:table-cell table:style-name="ce70" office:value-type="float" office:value="7.0063" calcext:value-type="float">
            <text:p>7,0063</text:p>
          </table:table-cell>
          <table:table-cell table:number-columns-repeated="1012"/>
        </table:table-row>
        <table:table-row table:style-name="ro1">
          <table:table-cell table:style-name="ce54" table:formula="of:=[.A165]+1" office:value-type="float" office:value="594" calcext:value-type="float">
            <text:p>594</text:p>
          </table:table-cell>
          <table:table-cell table:style-name="ce67" office:value-type="float" office:value="592.913" calcext:value-type="float">
            <text:p>592,913</text:p>
          </table:table-cell>
          <table:table-cell table:style-name="ce70" office:value-type="float" office:value="7.9443" calcext:value-type="float">
            <text:p>7,9443</text:p>
          </table:table-cell>
          <table:table-cell table:style-name="ce54" table:formula="of:=[.D165]+1" office:value-type="float" office:value="642" calcext:value-type="float">
            <text:p>642</text:p>
          </table:table-cell>
          <table:table-cell table:style-name="ce67" office:value-type="float" office:value="640.913" calcext:value-type="float">
            <text:p>640,913</text:p>
          </table:table-cell>
          <table:table-cell table:style-name="ce70" office:value-type="float" office:value="7.3799" calcext:value-type="float">
            <text:p>7,3799</text:p>
          </table:table-cell>
          <table:table-cell table:style-name="ce54" table:formula="of:=[.G165]+1" office:value-type="float" office:value="690" calcext:value-type="float">
            <text:p>690</text:p>
          </table:table-cell>
          <table:table-cell table:style-name="ce67" office:value-type="float" office:value="688.913" calcext:value-type="float">
            <text:p>688,913</text:p>
          </table:table-cell>
          <table:table-cell table:style-name="ce70" office:value-type="float" office:value="7.2268" calcext:value-type="float">
            <text:p>7,2268</text:p>
          </table:table-cell>
          <table:table-cell table:style-name="ce54" table:formula="of:=[.J165]+1" office:value-type="float" office:value="738" calcext:value-type="float">
            <text:p>738</text:p>
          </table:table-cell>
          <table:table-cell table:style-name="ce67" office:value-type="float" office:value="736.913" calcext:value-type="float">
            <text:p>736,913</text:p>
          </table:table-cell>
          <table:table-cell table:style-name="ce70" office:value-type="float" office:value="6.9917" calcext:value-type="float">
            <text:p>6,9917</text:p>
          </table:table-cell>
          <table:table-cell table:number-columns-repeated="1012"/>
        </table:table-row>
        <table:table-row table:style-name="ro1">
          <table:table-cell table:style-name="ce54" table:formula="of:=[.A166]+1" office:value-type="float" office:value="595" calcext:value-type="float">
            <text:p>595</text:p>
          </table:table-cell>
          <table:table-cell table:style-name="ce67" office:value-type="float" office:value="593.914" calcext:value-type="float">
            <text:p>593,914</text:p>
          </table:table-cell>
          <table:table-cell table:style-name="ce70" office:value-type="float" office:value="7.8737" calcext:value-type="float">
            <text:p>7,8737</text:p>
          </table:table-cell>
          <table:table-cell table:style-name="ce54" table:formula="of:=[.D166]+1" office:value-type="float" office:value="643" calcext:value-type="float">
            <text:p>643</text:p>
          </table:table-cell>
          <table:table-cell table:style-name="ce67" office:value-type="float" office:value="641.913" calcext:value-type="float">
            <text:p>641,913</text:p>
          </table:table-cell>
          <table:table-cell table:style-name="ce70" office:value-type="float" office:value="7.4068" calcext:value-type="float">
            <text:p>7,4068</text:p>
          </table:table-cell>
          <table:table-cell table:style-name="ce54" table:formula="of:=[.G166]+1" office:value-type="float" office:value="691" calcext:value-type="float">
            <text:p>691</text:p>
          </table:table-cell>
          <table:table-cell table:style-name="ce67" office:value-type="float" office:value="689.913" calcext:value-type="float">
            <text:p>689,913</text:p>
          </table:table-cell>
          <table:table-cell table:style-name="ce70" office:value-type="float" office:value="7.2272" calcext:value-type="float">
            <text:p>7,2272</text:p>
          </table:table-cell>
          <table:table-cell table:style-name="ce54" table:formula="of:=[.J166]+1" office:value-type="float" office:value="739" calcext:value-type="float">
            <text:p>739</text:p>
          </table:table-cell>
          <table:table-cell table:style-name="ce67" office:value-type="float" office:value="737.914" calcext:value-type="float">
            <text:p>737,914</text:p>
          </table:table-cell>
          <table:table-cell table:style-name="ce70" office:value-type="float" office:value="6.9872" calcext:value-type="float">
            <text:p>6,9872</text:p>
          </table:table-cell>
          <table:table-cell table:number-columns-repeated="1012"/>
        </table:table-row>
        <table:table-row table:style-name="ro1">
          <table:table-cell table:style-name="ce54" table:formula="of:=[.A167]+1" office:value-type="float" office:value="596" calcext:value-type="float">
            <text:p>596</text:p>
          </table:table-cell>
          <table:table-cell table:style-name="ce67" office:value-type="float" office:value="594.914" calcext:value-type="float">
            <text:p>594,914</text:p>
          </table:table-cell>
          <table:table-cell table:style-name="ce70" office:value-type="float" office:value="7.8517" calcext:value-type="float">
            <text:p>7,8517</text:p>
          </table:table-cell>
          <table:table-cell table:style-name="ce54" table:formula="of:=[.D167]+1" office:value-type="float" office:value="644" calcext:value-type="float">
            <text:p>644</text:p>
          </table:table-cell>
          <table:table-cell table:style-name="ce67" office:value-type="float" office:value="642.913" calcext:value-type="float">
            <text:p>642,913</text:p>
          </table:table-cell>
          <table:table-cell table:style-name="ce70" office:value-type="float" office:value="7.4168" calcext:value-type="float">
            <text:p>7,4168</text:p>
          </table:table-cell>
          <table:table-cell table:style-name="ce54" table:formula="of:=[.G167]+1" office:value-type="float" office:value="692" calcext:value-type="float">
            <text:p>692</text:p>
          </table:table-cell>
          <table:table-cell table:style-name="ce67" office:value-type="float" office:value="690.913" calcext:value-type="float">
            <text:p>690,913</text:p>
          </table:table-cell>
          <table:table-cell table:style-name="ce70" office:value-type="float" office:value="7.2706" calcext:value-type="float">
            <text:p>7,2706</text:p>
          </table:table-cell>
          <table:table-cell table:style-name="ce54" table:formula="of:=[.J167]+1" office:value-type="float" office:value="740" calcext:value-type="float">
            <text:p>740</text:p>
          </table:table-cell>
          <table:table-cell table:style-name="ce67" office:value-type="float" office:value="738.913" calcext:value-type="float">
            <text:p>738,913</text:p>
          </table:table-cell>
          <table:table-cell table:style-name="ce70" office:value-type="float" office:value="6.9759" calcext:value-type="float">
            <text:p>6,9759</text:p>
          </table:table-cell>
          <table:table-cell table:number-columns-repeated="1012"/>
        </table:table-row>
        <table:table-row table:style-name="ro1">
          <table:table-cell table:style-name="ce54" table:formula="of:=[.A168]+1" office:value-type="float" office:value="597" calcext:value-type="float">
            <text:p>597</text:p>
          </table:table-cell>
          <table:table-cell table:style-name="ce67" office:value-type="float" office:value="595.913" calcext:value-type="float">
            <text:p>595,913</text:p>
          </table:table-cell>
          <table:table-cell table:style-name="ce70" office:value-type="float" office:value="7.8669" calcext:value-type="float">
            <text:p>7,8669</text:p>
          </table:table-cell>
          <table:table-cell table:style-name="ce54" table:formula="of:=[.D168]+1" office:value-type="float" office:value="645" calcext:value-type="float">
            <text:p>645</text:p>
          </table:table-cell>
          <table:table-cell table:style-name="ce67" office:value-type="float" office:value="643.913" calcext:value-type="float">
            <text:p>643,913</text:p>
          </table:table-cell>
          <table:table-cell table:style-name="ce70" office:value-type="float" office:value="7.4654" calcext:value-type="float">
            <text:p>7,4654</text:p>
          </table:table-cell>
          <table:table-cell table:style-name="ce54" table:formula="of:=[.G168]+1" office:value-type="float" office:value="693" calcext:value-type="float">
            <text:p>693</text:p>
          </table:table-cell>
          <table:table-cell table:style-name="ce67" office:value-type="float" office:value="691.914" calcext:value-type="float">
            <text:p>691,914</text:p>
          </table:table-cell>
          <table:table-cell table:style-name="ce70" office:value-type="float" office:value="7.2782" calcext:value-type="float">
            <text:p>7,2782</text:p>
          </table:table-cell>
          <table:table-cell table:style-name="ce54" table:formula="of:=[.J168]+1" office:value-type="float" office:value="741" calcext:value-type="float">
            <text:p>741</text:p>
          </table:table-cell>
          <table:table-cell table:style-name="ce67" office:value-type="float" office:value="739.913" calcext:value-type="float">
            <text:p>739,913</text:p>
          </table:table-cell>
          <table:table-cell table:style-name="ce70" office:value-type="float" office:value="6.9385" calcext:value-type="float">
            <text:p>6,9385</text:p>
          </table:table-cell>
          <table:table-cell table:number-columns-repeated="1012"/>
        </table:table-row>
        <table:table-row table:style-name="ro1">
          <table:table-cell table:style-name="ce54" table:formula="of:=[.A169]+1" office:value-type="float" office:value="598" calcext:value-type="float">
            <text:p>598</text:p>
          </table:table-cell>
          <table:table-cell table:style-name="ce67" office:value-type="float" office:value="596.913" calcext:value-type="float">
            <text:p>596,913</text:p>
          </table:table-cell>
          <table:table-cell table:style-name="ce70" office:value-type="float" office:value="7.8647" calcext:value-type="float">
            <text:p>7,8647</text:p>
          </table:table-cell>
          <table:table-cell table:style-name="ce54" table:formula="of:=[.D169]+1" office:value-type="float" office:value="646" calcext:value-type="float">
            <text:p>646</text:p>
          </table:table-cell>
          <table:table-cell table:style-name="ce67" office:value-type="float" office:value="644.913" calcext:value-type="float">
            <text:p>644,913</text:p>
          </table:table-cell>
          <table:table-cell table:style-name="ce70" office:value-type="float" office:value="7.5336" calcext:value-type="float">
            <text:p>7,5336</text:p>
          </table:table-cell>
          <table:table-cell table:style-name="ce54" table:formula="of:=[.G169]+1" office:value-type="float" office:value="694" calcext:value-type="float">
            <text:p>694</text:p>
          </table:table-cell>
          <table:table-cell table:style-name="ce67" office:value-type="float" office:value="692.913" calcext:value-type="float">
            <text:p>692,913</text:p>
          </table:table-cell>
          <table:table-cell table:style-name="ce70" office:value-type="float" office:value="7.2662" calcext:value-type="float">
            <text:p>7,2662</text:p>
          </table:table-cell>
          <table:table-cell table:style-name="ce54" table:formula="of:=[.J169]+1" office:value-type="float" office:value="742" calcext:value-type="float">
            <text:p>742</text:p>
          </table:table-cell>
          <table:table-cell table:style-name="ce67" office:value-type="float" office:value="740.914" calcext:value-type="float">
            <text:p>740,914</text:p>
          </table:table-cell>
          <table:table-cell table:style-name="ce70" office:value-type="float" office:value="6.9163" calcext:value-type="float">
            <text:p>6,9163</text:p>
          </table:table-cell>
          <table:table-cell table:number-columns-repeated="1012"/>
        </table:table-row>
        <table:table-row table:style-name="ro1">
          <table:table-cell table:style-name="ce54" table:formula="of:=[.A170]+1" office:value-type="float" office:value="599" calcext:value-type="float">
            <text:p>599</text:p>
          </table:table-cell>
          <table:table-cell table:style-name="ce67" office:value-type="float" office:value="597.913" calcext:value-type="float">
            <text:p>597,913</text:p>
          </table:table-cell>
          <table:table-cell table:style-name="ce70" office:value-type="float" office:value="7.8357" calcext:value-type="float">
            <text:p>7,8357</text:p>
          </table:table-cell>
          <table:table-cell table:style-name="ce54" table:formula="of:=[.D170]+1" office:value-type="float" office:value="647" calcext:value-type="float">
            <text:p>647</text:p>
          </table:table-cell>
          <table:table-cell table:style-name="ce67" office:value-type="float" office:value="645.913" calcext:value-type="float">
            <text:p>645,913</text:p>
          </table:table-cell>
          <table:table-cell table:style-name="ce70" office:value-type="float" office:value="7.5434" calcext:value-type="float">
            <text:p>7,5434</text:p>
          </table:table-cell>
          <table:table-cell table:style-name="ce54" table:formula="of:=[.G170]+1" office:value-type="float" office:value="695" calcext:value-type="float">
            <text:p>695</text:p>
          </table:table-cell>
          <table:table-cell table:style-name="ce67" office:value-type="float" office:value="693.913" calcext:value-type="float">
            <text:p>693,913</text:p>
          </table:table-cell>
          <table:table-cell table:style-name="ce70" office:value-type="float" office:value="7.2489" calcext:value-type="float">
            <text:p>7,2489</text:p>
          </table:table-cell>
          <table:table-cell table:style-name="ce54" table:formula="of:=[.J170]+1" office:value-type="float" office:value="743" calcext:value-type="float">
            <text:p>743</text:p>
          </table:table-cell>
          <table:table-cell table:style-name="ce67" office:value-type="float" office:value="741.913" calcext:value-type="float">
            <text:p>741,913</text:p>
          </table:table-cell>
          <table:table-cell table:style-name="ce70" office:value-type="float" office:value="6.9796" calcext:value-type="float">
            <text:p>6,9796</text:p>
          </table:table-cell>
          <table:table-cell table:number-columns-repeated="1012"/>
        </table:table-row>
        <table:table-row table:style-name="ro1">
          <table:table-cell table:style-name="ce54" table:formula="of:=[.A171]+1" office:value-type="float" office:value="600" calcext:value-type="float">
            <text:p>600</text:p>
          </table:table-cell>
          <table:table-cell table:style-name="ce67" office:value-type="float" office:value="598.913" calcext:value-type="float">
            <text:p>598,913</text:p>
          </table:table-cell>
          <table:table-cell table:style-name="ce70" office:value-type="float" office:value="7.8281" calcext:value-type="float">
            <text:p>7,8281</text:p>
          </table:table-cell>
          <table:table-cell table:style-name="ce54" table:formula="of:=[.D171]+1" office:value-type="float" office:value="648" calcext:value-type="float">
            <text:p>648</text:p>
          </table:table-cell>
          <table:table-cell table:style-name="ce67" office:value-type="float" office:value="646.913" calcext:value-type="float">
            <text:p>646,913</text:p>
          </table:table-cell>
          <table:table-cell table:style-name="ce70" office:value-type="float" office:value="7.5234" calcext:value-type="float">
            <text:p>7,5234</text:p>
          </table:table-cell>
          <table:table-cell table:style-name="ce54" table:formula="of:=[.G171]+1" office:value-type="float" office:value="696" calcext:value-type="float">
            <text:p>696</text:p>
          </table:table-cell>
          <table:table-cell table:style-name="ce67" office:value-type="float" office:value="694.913" calcext:value-type="float">
            <text:p>694,913</text:p>
          </table:table-cell>
          <table:table-cell table:style-name="ce70" office:value-type="float" office:value="7.2787" calcext:value-type="float">
            <text:p>7,2787</text:p>
          </table:table-cell>
          <table:table-cell table:style-name="ce54" table:formula="of:=[.J171]+1" office:value-type="float" office:value="744" calcext:value-type="float">
            <text:p>744</text:p>
          </table:table-cell>
          <table:table-cell table:style-name="ce67" office:value-type="float" office:value="742.913" calcext:value-type="float">
            <text:p>742,913</text:p>
          </table:table-cell>
          <table:table-cell table:style-name="ce70" office:value-type="float" office:value="6.9581" calcext:value-type="float">
            <text:p>6,9581</text:p>
          </table:table-cell>
          <table:table-cell table:number-columns-repeated="1012"/>
        </table:table-row>
        <table:table-row table:style-name="ro1">
          <table:table-cell table:style-name="ce54" table:formula="of:=[.A172]+1" office:value-type="float" office:value="601" calcext:value-type="float">
            <text:p>601</text:p>
          </table:table-cell>
          <table:table-cell table:style-name="ce67" office:value-type="float" office:value="599.913" calcext:value-type="float">
            <text:p>599,913</text:p>
          </table:table-cell>
          <table:table-cell table:style-name="ce70" office:value-type="float" office:value="7.8114" calcext:value-type="float">
            <text:p>7,8114</text:p>
          </table:table-cell>
          <table:table-cell table:style-name="ce54" table:formula="of:=[.D172]+1" office:value-type="float" office:value="649" calcext:value-type="float">
            <text:p>649</text:p>
          </table:table-cell>
          <table:table-cell table:style-name="ce67" office:value-type="float" office:value="647.914" calcext:value-type="float">
            <text:p>647,914</text:p>
          </table:table-cell>
          <table:table-cell table:style-name="ce70" office:value-type="float" office:value="7.4401" calcext:value-type="float">
            <text:p>7,4401</text:p>
          </table:table-cell>
          <table:table-cell table:style-name="ce54" table:formula="of:=[.G172]+1" office:value-type="float" office:value="697" calcext:value-type="float">
            <text:p>697</text:p>
          </table:table-cell>
          <table:table-cell table:style-name="ce67" office:value-type="float" office:value="695.913" calcext:value-type="float">
            <text:p>695,913</text:p>
          </table:table-cell>
          <table:table-cell table:style-name="ce70" office:value-type="float" office:value="7.3044" calcext:value-type="float">
            <text:p>7,3044</text:p>
          </table:table-cell>
          <table:table-cell table:style-name="ce54" table:formula="of:=[.J172]+1" office:value-type="float" office:value="745" calcext:value-type="float">
            <text:p>745</text:p>
          </table:table-cell>
          <table:table-cell table:style-name="ce67" office:value-type="float" office:value="743.913" calcext:value-type="float">
            <text:p>743,913</text:p>
          </table:table-cell>
          <table:table-cell table:style-name="ce70" office:value-type="float" office:value="6.9665" calcext:value-type="float">
            <text:p>6,9665</text:p>
          </table:table-cell>
          <table:table-cell table:number-columns-repeated="1012"/>
        </table:table-row>
        <table:table-row table:style-name="ro1">
          <table:table-cell table:style-name="ce54" table:formula="of:=[.A173]+1" office:value-type="float" office:value="602" calcext:value-type="float">
            <text:p>602</text:p>
          </table:table-cell>
          <table:table-cell table:style-name="ce67" office:value-type="float" office:value="600.914" calcext:value-type="float">
            <text:p>600,914</text:p>
          </table:table-cell>
          <table:table-cell table:style-name="ce70" office:value-type="float" office:value="7.8065" calcext:value-type="float">
            <text:p>7,8065</text:p>
          </table:table-cell>
          <table:table-cell table:style-name="ce54" table:formula="of:=[.D173]+1" office:value-type="float" office:value="650" calcext:value-type="float">
            <text:p>650</text:p>
          </table:table-cell>
          <table:table-cell table:style-name="ce67" office:value-type="float" office:value="648.913" calcext:value-type="float">
            <text:p>648,913</text:p>
          </table:table-cell>
          <table:table-cell table:style-name="ce70" office:value-type="float" office:value="7.3465" calcext:value-type="float">
            <text:p>7,3465</text:p>
          </table:table-cell>
          <table:table-cell table:style-name="ce54" table:formula="of:=[.G173]+1" office:value-type="float" office:value="698" calcext:value-type="float">
            <text:p>698</text:p>
          </table:table-cell>
          <table:table-cell table:style-name="ce67" office:value-type="float" office:value="696.913" calcext:value-type="float">
            <text:p>696,913</text:p>
          </table:table-cell>
          <table:table-cell table:style-name="ce70" office:value-type="float" office:value="7.2798" calcext:value-type="float">
            <text:p>7,2798</text:p>
          </table:table-cell>
          <table:table-cell table:style-name="ce54" table:formula="of:=[.J173]+1" office:value-type="float" office:value="746" calcext:value-type="float">
            <text:p>746</text:p>
          </table:table-cell>
          <table:table-cell table:style-name="ce67" office:value-type="float" office:value="744.913" calcext:value-type="float">
            <text:p>744,913</text:p>
          </table:table-cell>
          <table:table-cell table:style-name="ce70" office:value-type="float" office:value="6.9976" calcext:value-type="float">
            <text:p>6,9976</text:p>
          </table:table-cell>
          <table:table-cell table:number-columns-repeated="1012"/>
        </table:table-row>
        <table:table-row table:style-name="ro1">
          <table:table-cell table:style-name="ce54" table:formula="of:=[.A174]+1" office:value-type="float" office:value="603" calcext:value-type="float">
            <text:p>603</text:p>
          </table:table-cell>
          <table:table-cell table:style-name="ce67" office:value-type="float" office:value="601.913" calcext:value-type="float">
            <text:p>601,913</text:p>
          </table:table-cell>
          <table:table-cell table:style-name="ce70" office:value-type="float" office:value="7.7859" calcext:value-type="float">
            <text:p>7,7859</text:p>
          </table:table-cell>
          <table:table-cell table:style-name="ce54" table:formula="of:=[.D174]+1" office:value-type="float" office:value="651" calcext:value-type="float">
            <text:p>651</text:p>
          </table:table-cell>
          <table:table-cell table:style-name="ce67" office:value-type="float" office:value="649.913" calcext:value-type="float">
            <text:p>649,913</text:p>
          </table:table-cell>
          <table:table-cell table:style-name="ce70" office:value-type="float" office:value="7.31" calcext:value-type="float">
            <text:p>7,31</text:p>
          </table:table-cell>
          <table:table-cell table:style-name="ce54" table:formula="of:=[.G174]+1" office:value-type="float" office:value="699" calcext:value-type="float">
            <text:p>699</text:p>
          </table:table-cell>
          <table:table-cell table:style-name="ce67" office:value-type="float" office:value="697.913" calcext:value-type="float">
            <text:p>697,913</text:p>
          </table:table-cell>
          <table:table-cell table:style-name="ce70" office:value-type="float" office:value="7.264" calcext:value-type="float">
            <text:p>7,264</text:p>
          </table:table-cell>
          <table:table-cell table:style-name="ce54" table:formula="of:=[.J174]+1" office:value-type="float" office:value="747" calcext:value-type="float">
            <text:p>747</text:p>
          </table:table-cell>
          <table:table-cell table:style-name="ce67" office:value-type="float" office:value="745.913" calcext:value-type="float">
            <text:p>745,913</text:p>
          </table:table-cell>
          <table:table-cell table:style-name="ce70" office:value-type="float" office:value="6.9848" calcext:value-type="float">
            <text:p>6,9848</text:p>
          </table:table-cell>
          <table:table-cell table:number-columns-repeated="1012"/>
        </table:table-row>
        <table:table-row table:style-name="ro1">
          <table:table-cell table:style-name="ce54" table:formula="of:=[.A175]+1" office:value-type="float" office:value="604" calcext:value-type="float">
            <text:p>604</text:p>
          </table:table-cell>
          <table:table-cell table:style-name="ce67" office:value-type="float" office:value="602.913" calcext:value-type="float">
            <text:p>602,913</text:p>
          </table:table-cell>
          <table:table-cell table:style-name="ce70" office:value-type="float" office:value="7.7922" calcext:value-type="float">
            <text:p>7,7922</text:p>
          </table:table-cell>
          <table:table-cell table:style-name="ce54" table:formula="of:=[.D175]+1" office:value-type="float" office:value="652" calcext:value-type="float">
            <text:p>652</text:p>
          </table:table-cell>
          <table:table-cell table:style-name="ce67" office:value-type="float" office:value="650.914" calcext:value-type="float">
            <text:p>650,914</text:p>
          </table:table-cell>
          <table:table-cell table:style-name="ce70" office:value-type="float" office:value="7.31" calcext:value-type="float">
            <text:p>7,31</text:p>
          </table:table-cell>
          <table:table-cell table:style-name="ce54" table:formula="of:=[.G175]+1" office:value-type="float" office:value="700" calcext:value-type="float">
            <text:p>700</text:p>
          </table:table-cell>
          <table:table-cell table:style-name="ce67" office:value-type="float" office:value="698.913" calcext:value-type="float">
            <text:p>698,913</text:p>
          </table:table-cell>
          <table:table-cell table:style-name="ce70" office:value-type="float" office:value="7.274" calcext:value-type="float">
            <text:p>7,274</text:p>
          </table:table-cell>
          <table:table-cell table:style-name="ce54" table:formula="of:=[.J175]+1" office:value-type="float" office:value="748" calcext:value-type="float">
            <text:p>748</text:p>
          </table:table-cell>
          <table:table-cell table:style-name="ce67" office:value-type="float" office:value="746.913" calcext:value-type="float">
            <text:p>746,913</text:p>
          </table:table-cell>
          <table:table-cell table:style-name="ce70" office:value-type="float" office:value="6.9277" calcext:value-type="float">
            <text:p>6,9277</text:p>
          </table:table-cell>
          <table:table-cell table:number-columns-repeated="1012"/>
        </table:table-row>
        <table:table-row table:style-name="ro1">
          <table:table-cell table:style-name="ce54" table:formula="of:=[.A176]+1" office:value-type="float" office:value="605" calcext:value-type="float">
            <text:p>605</text:p>
          </table:table-cell>
          <table:table-cell table:style-name="ce67" office:value-type="float" office:value="603.913" calcext:value-type="float">
            <text:p>603,913</text:p>
          </table:table-cell>
          <table:table-cell table:style-name="ce70" office:value-type="float" office:value="7.8452" calcext:value-type="float">
            <text:p>7,8452</text:p>
          </table:table-cell>
          <table:table-cell table:style-name="ce54" table:formula="of:=[.D176]+1" office:value-type="float" office:value="653" calcext:value-type="float">
            <text:p>653</text:p>
          </table:table-cell>
          <table:table-cell table:style-name="ce67" office:value-type="float" office:value="651.913" calcext:value-type="float">
            <text:p>651,913</text:p>
          </table:table-cell>
          <table:table-cell table:style-name="ce70" office:value-type="float" office:value="7.3055" calcext:value-type="float">
            <text:p>7,3055</text:p>
          </table:table-cell>
          <table:table-cell table:style-name="ce54" table:formula="of:=[.G176]+1" office:value-type="float" office:value="701" calcext:value-type="float">
            <text:p>701</text:p>
          </table:table-cell>
          <table:table-cell table:style-name="ce67" office:value-type="float" office:value="699.913" calcext:value-type="float">
            <text:p>699,913</text:p>
          </table:table-cell>
          <table:table-cell table:style-name="ce70" office:value-type="float" office:value="7.2062" calcext:value-type="float">
            <text:p>7,2062</text:p>
          </table:table-cell>
          <table:table-cell table:style-name="ce54" table:formula="of:=[.J176]+1" office:value-type="float" office:value="749" calcext:value-type="float">
            <text:p>749</text:p>
          </table:table-cell>
          <table:table-cell table:style-name="ce67" office:value-type="float" office:value="747.913" calcext:value-type="float">
            <text:p>747,913</text:p>
          </table:table-cell>
          <table:table-cell table:style-name="ce70" office:value-type="float" office:value="7.0013" calcext:value-type="float">
            <text:p>7,0013</text:p>
          </table:table-cell>
          <table:table-cell table:number-columns-repeated="1012"/>
        </table:table-row>
        <table:table-row table:style-name="ro1">
          <table:table-cell table:style-name="ce54" table:formula="of:=[.A177]+1" office:value-type="float" office:value="606" calcext:value-type="float">
            <text:p>606</text:p>
          </table:table-cell>
          <table:table-cell table:style-name="ce67" office:value-type="float" office:value="604.914" calcext:value-type="float">
            <text:p>604,914</text:p>
          </table:table-cell>
          <table:table-cell table:style-name="ce70" office:value-type="float" office:value="7.8163" calcext:value-type="float">
            <text:p>7,8163</text:p>
          </table:table-cell>
          <table:table-cell table:style-name="ce54" table:formula="of:=[.D177]+1" office:value-type="float" office:value="654" calcext:value-type="float">
            <text:p>654</text:p>
          </table:table-cell>
          <table:table-cell table:style-name="ce67" office:value-type="float" office:value="652.913" calcext:value-type="float">
            <text:p>652,913</text:p>
          </table:table-cell>
          <table:table-cell table:style-name="ce70" office:value-type="float" office:value="7.3595" calcext:value-type="float">
            <text:p>7,3595</text:p>
          </table:table-cell>
          <table:table-cell table:style-name="ce54" table:formula="of:=[.G177]+1" office:value-type="float" office:value="702" calcext:value-type="float">
            <text:p>702</text:p>
          </table:table-cell>
          <table:table-cell table:style-name="ce67" office:value-type="float" office:value="700.913" calcext:value-type="float">
            <text:p>700,913</text:p>
          </table:table-cell>
          <table:table-cell table:style-name="ce70" office:value-type="float" office:value="7.1983" calcext:value-type="float">
            <text:p>7,1983</text:p>
          </table:table-cell>
          <table:table-cell table:style-name="ce54" table:formula="of:=[.J177]+1" office:value-type="float" office:value="750" calcext:value-type="float">
            <text:p>750</text:p>
          </table:table-cell>
          <table:table-cell table:style-name="ce67" office:value-type="float" office:value="748.913" calcext:value-type="float">
            <text:p>748,913</text:p>
          </table:table-cell>
          <table:table-cell table:style-name="ce70" office:value-type="float" office:value="7.0263" calcext:value-type="float">
            <text:p>7,0263</text:p>
          </table:table-cell>
          <table:table-cell table:number-columns-repeated="1012"/>
        </table:table-row>
        <table:table-row table:style-name="ro1">
          <table:table-cell table:style-name="ce54" table:formula="of:=[.A178]+1" office:value-type="float" office:value="607" calcext:value-type="float">
            <text:p>607</text:p>
          </table:table-cell>
          <table:table-cell table:style-name="ce67" office:value-type="float" office:value="605.913" calcext:value-type="float">
            <text:p>605,913</text:p>
          </table:table-cell>
          <table:table-cell table:style-name="ce70" office:value-type="float" office:value="7.8068" calcext:value-type="float">
            <text:p>7,8068</text:p>
          </table:table-cell>
          <table:table-cell table:style-name="ce54" table:formula="of:=[.D178]+1" office:value-type="float" office:value="655" calcext:value-type="float">
            <text:p>655</text:p>
          </table:table-cell>
          <table:table-cell table:style-name="ce67" office:value-type="float" office:value="653.913" calcext:value-type="float">
            <text:p>653,913</text:p>
          </table:table-cell>
          <table:table-cell table:style-name="ce70" office:value-type="float" office:value="7.4193" calcext:value-type="float">
            <text:p>7,4193</text:p>
          </table:table-cell>
          <table:table-cell table:style-name="ce54" table:formula="of:=[.G178]+1" office:value-type="float" office:value="703" calcext:value-type="float">
            <text:p>703</text:p>
          </table:table-cell>
          <table:table-cell table:style-name="ce67" office:value-type="float" office:value="701.913" calcext:value-type="float">
            <text:p>701,913</text:p>
          </table:table-cell>
          <table:table-cell table:style-name="ce70" office:value-type="float" office:value="7.1812" calcext:value-type="float">
            <text:p>7,1812</text:p>
          </table:table-cell>
          <table:table-cell table:style-name="ce54" table:formula="of:=[.J178]+1" office:value-type="float" office:value="751" calcext:value-type="float">
            <text:p>751</text:p>
          </table:table-cell>
          <table:table-cell table:style-name="ce67" office:value-type="float" office:value="749.913" calcext:value-type="float">
            <text:p>749,913</text:p>
          </table:table-cell>
          <table:table-cell table:style-name="ce70" office:value-type="float" office:value="7.0167" calcext:value-type="float">
            <text:p>7,0167</text:p>
          </table:table-cell>
          <table:table-cell table:number-columns-repeated="1012"/>
        </table:table-row>
        <table:table-row table:style-name="ro1">
          <table:table-cell table:style-name="ce54" table:formula="of:=[.A179]+1" office:value-type="float" office:value="608" calcext:value-type="float">
            <text:p>608</text:p>
          </table:table-cell>
          <table:table-cell table:style-name="ce67" office:value-type="float" office:value="606.913" calcext:value-type="float">
            <text:p>606,913</text:p>
          </table:table-cell>
          <table:table-cell table:style-name="ce70" office:value-type="float" office:value="7.8041" calcext:value-type="float">
            <text:p>7,8041</text:p>
          </table:table-cell>
          <table:table-cell table:style-name="ce54" table:formula="of:=[.D179]+1" office:value-type="float" office:value="656" calcext:value-type="float">
            <text:p>656</text:p>
          </table:table-cell>
          <table:table-cell table:style-name="ce67" office:value-type="float" office:value="654.913" calcext:value-type="float">
            <text:p>654,913</text:p>
          </table:table-cell>
          <table:table-cell table:style-name="ce70" office:value-type="float" office:value="7.4062" calcext:value-type="float">
            <text:p>7,4062</text:p>
          </table:table-cell>
          <table:table-cell table:style-name="ce54" table:formula="of:=[.G179]+1" office:value-type="float" office:value="704" calcext:value-type="float">
            <text:p>704</text:p>
          </table:table-cell>
          <table:table-cell table:style-name="ce67" office:value-type="float" office:value="702.914" calcext:value-type="float">
            <text:p>702,914</text:p>
          </table:table-cell>
          <table:table-cell table:style-name="ce70" office:value-type="float" office:value="7.1775" calcext:value-type="float">
            <text:p>7,1775</text:p>
          </table:table-cell>
          <table:table-cell table:style-name="ce54" table:formula="of:=[.J179]+1" office:value-type="float" office:value="752" calcext:value-type="float">
            <text:p>752</text:p>
          </table:table-cell>
          <table:table-cell table:style-name="ce67" office:value-type="float" office:value="750.913" calcext:value-type="float">
            <text:p>750,913</text:p>
          </table:table-cell>
          <table:table-cell table:style-name="ce70" office:value-type="float" office:value="7.0276" calcext:value-type="float">
            <text:p>7,0276</text:p>
          </table:table-cell>
          <table:table-cell table:number-columns-repeated="1012"/>
        </table:table-row>
        <table:table-row table:style-name="ro1">
          <table:table-cell table:style-name="ce54" table:formula="of:=[.A180]+1" office:value-type="float" office:value="609" calcext:value-type="float">
            <text:p>609</text:p>
          </table:table-cell>
          <table:table-cell table:style-name="ce67" office:value-type="float" office:value="607.913" calcext:value-type="float">
            <text:p>607,913</text:p>
          </table:table-cell>
          <table:table-cell table:style-name="ce70" office:value-type="float" office:value="7.7723" calcext:value-type="float">
            <text:p>7,7723</text:p>
          </table:table-cell>
          <table:table-cell table:style-name="ce54" table:formula="of:=[.D180]+1" office:value-type="float" office:value="657" calcext:value-type="float">
            <text:p>657</text:p>
          </table:table-cell>
          <table:table-cell table:style-name="ce67" office:value-type="float" office:value="655.913" calcext:value-type="float">
            <text:p>655,913</text:p>
          </table:table-cell>
          <table:table-cell table:style-name="ce70" office:value-type="float" office:value="7.3978" calcext:value-type="float">
            <text:p>7,3978</text:p>
          </table:table-cell>
          <table:table-cell table:style-name="ce54" table:formula="of:=[.G180]+1" office:value-type="float" office:value="705" calcext:value-type="float">
            <text:p>705</text:p>
          </table:table-cell>
          <table:table-cell table:style-name="ce67" office:value-type="float" office:value="703.913" calcext:value-type="float">
            <text:p>703,913</text:p>
          </table:table-cell>
          <table:table-cell table:style-name="ce70" office:value-type="float" office:value="7.2068" calcext:value-type="float">
            <text:p>7,2068</text:p>
          </table:table-cell>
          <table:table-cell table:style-name="ce54" table:formula="of:=[.J180]+1" office:value-type="float" office:value="753" calcext:value-type="float">
            <text:p>753</text:p>
          </table:table-cell>
          <table:table-cell table:style-name="ce67" office:value-type="float" office:value="751.914" calcext:value-type="float">
            <text:p>751,914</text:p>
          </table:table-cell>
          <table:table-cell table:style-name="ce70" office:value-type="float" office:value="6.9638" calcext:value-type="float">
            <text:p>6,9638</text:p>
          </table:table-cell>
          <table:table-cell table:number-columns-repeated="1012"/>
        </table:table-row>
        <table:table-row table:style-name="ro1">
          <table:table-cell table:style-name="ce54" table:formula="of:=[.A181]+1" office:value-type="float" office:value="610" calcext:value-type="float">
            <text:p>610</text:p>
          </table:table-cell>
          <table:table-cell table:style-name="ce67" office:value-type="float" office:value="608.913" calcext:value-type="float">
            <text:p>608,913</text:p>
          </table:table-cell>
          <table:table-cell table:style-name="ce70" office:value-type="float" office:value="7.7781" calcext:value-type="float">
            <text:p>7,7781</text:p>
          </table:table-cell>
          <table:table-cell table:style-name="ce54" table:formula="of:=[.D181]+1" office:value-type="float" office:value="658" calcext:value-type="float">
            <text:p>658</text:p>
          </table:table-cell>
          <table:table-cell table:style-name="ce67" office:value-type="float" office:value="656.913" calcext:value-type="float">
            <text:p>656,913</text:p>
          </table:table-cell>
          <table:table-cell table:style-name="ce70" office:value-type="float" office:value="7.4172" calcext:value-type="float">
            <text:p>7,4172</text:p>
          </table:table-cell>
          <table:table-cell table:style-name="ce54" table:formula="of:=[.G181]+1" office:value-type="float" office:value="706" calcext:value-type="float">
            <text:p>706</text:p>
          </table:table-cell>
          <table:table-cell table:style-name="ce67" office:value-type="float" office:value="704.913" calcext:value-type="float">
            <text:p>704,913</text:p>
          </table:table-cell>
          <table:table-cell table:style-name="ce70" office:value-type="float" office:value="7.1801" calcext:value-type="float">
            <text:p>7,1801</text:p>
          </table:table-cell>
          <table:table-cell table:style-name="ce54" table:formula="of:=[.J181]+1" office:value-type="float" office:value="754" calcext:value-type="float">
            <text:p>754</text:p>
          </table:table-cell>
          <table:table-cell table:style-name="ce67" office:value-type="float" office:value="752.913" calcext:value-type="float">
            <text:p>752,913</text:p>
          </table:table-cell>
          <table:table-cell table:style-name="ce70" office:value-type="float" office:value="6.9631" calcext:value-type="float">
            <text:p>6,9631</text:p>
          </table:table-cell>
          <table:table-cell table:number-columns-repeated="1012"/>
        </table:table-row>
        <table:table-row table:style-name="ro1">
          <table:table-cell table:style-name="ce54" table:formula="of:=[.A182]+1" office:value-type="float" office:value="611" calcext:value-type="float">
            <text:p>611</text:p>
          </table:table-cell>
          <table:table-cell table:style-name="ce67" office:value-type="float" office:value="609.914" calcext:value-type="float">
            <text:p>609,914</text:p>
          </table:table-cell>
          <table:table-cell table:style-name="ce70" office:value-type="float" office:value="7.7393" calcext:value-type="float">
            <text:p>7,7393</text:p>
          </table:table-cell>
          <table:table-cell table:style-name="ce54" table:formula="of:=[.D182]+1" office:value-type="float" office:value="659" calcext:value-type="float">
            <text:p>659</text:p>
          </table:table-cell>
          <table:table-cell table:style-name="ce67" office:value-type="float" office:value="657.913" calcext:value-type="float">
            <text:p>657,913</text:p>
          </table:table-cell>
          <table:table-cell table:style-name="ce70" office:value-type="float" office:value="7.4712" calcext:value-type="float">
            <text:p>7,4712</text:p>
          </table:table-cell>
          <table:table-cell table:style-name="ce54" table:formula="of:=[.G182]+1" office:value-type="float" office:value="707" calcext:value-type="float">
            <text:p>707</text:p>
          </table:table-cell>
          <table:table-cell table:style-name="ce67" office:value-type="float" office:value="705.913" calcext:value-type="float">
            <text:p>705,913</text:p>
          </table:table-cell>
          <table:table-cell table:style-name="ce70" office:value-type="float" office:value="7.2011" calcext:value-type="float">
            <text:p>7,2011</text:p>
          </table:table-cell>
          <table:table-cell table:style-name="ce54" table:formula="of:=[.J182]+1" office:value-type="float" office:value="755" calcext:value-type="float">
            <text:p>755</text:p>
          </table:table-cell>
          <table:table-cell table:style-name="ce67" office:value-type="float" office:value="753.913" calcext:value-type="float">
            <text:p>753,913</text:p>
          </table:table-cell>
          <table:table-cell table:style-name="ce70" office:value-type="float" office:value="6.9719" calcext:value-type="float">
            <text:p>6,9719</text:p>
          </table:table-cell>
          <table:table-cell table:number-columns-repeated="1012"/>
        </table:table-row>
        <table:table-row table:style-name="ro1">
          <table:table-cell table:style-name="ce54" table:formula="of:=[.A183]+1" office:value-type="float" office:value="612" calcext:value-type="float">
            <text:p>612</text:p>
          </table:table-cell>
          <table:table-cell table:style-name="ce67" office:value-type="float" office:value="610.913" calcext:value-type="float">
            <text:p>610,913</text:p>
          </table:table-cell>
          <table:table-cell table:style-name="ce70" office:value-type="float" office:value="7.8053" calcext:value-type="float">
            <text:p>7,8053</text:p>
          </table:table-cell>
          <table:table-cell table:style-name="ce54" table:formula="of:=[.D183]+1" office:value-type="float" office:value="660" calcext:value-type="float">
            <text:p>660</text:p>
          </table:table-cell>
          <table:table-cell table:style-name="ce67" office:value-type="float" office:value="658.913" calcext:value-type="float">
            <text:p>658,913</text:p>
          </table:table-cell>
          <table:table-cell table:style-name="ce70" office:value-type="float" office:value="7.4751" calcext:value-type="float">
            <text:p>7,4751</text:p>
          </table:table-cell>
          <table:table-cell table:style-name="ce54" table:formula="of:=[.G183]+1" office:value-type="float" office:value="708" calcext:value-type="float">
            <text:p>708</text:p>
          </table:table-cell>
          <table:table-cell table:style-name="ce67" office:value-type="float" office:value="706.913" calcext:value-type="float">
            <text:p>706,913</text:p>
          </table:table-cell>
          <table:table-cell table:style-name="ce70" office:value-type="float" office:value="7.1665" calcext:value-type="float">
            <text:p>7,1665</text:p>
          </table:table-cell>
          <table:table-cell table:style-name="ce54" table:formula="of:=[.J183]+1" office:value-type="float" office:value="756" calcext:value-type="float">
            <text:p>756</text:p>
          </table:table-cell>
          <table:table-cell table:style-name="ce67" office:value-type="float" office:value="754.914" calcext:value-type="float">
            <text:p>754,914</text:p>
          </table:table-cell>
          <table:table-cell table:style-name="ce70" office:value-type="float" office:value="6.986" calcext:value-type="float">
            <text:p>6,986</text:p>
          </table:table-cell>
          <table:table-cell table:number-columns-repeated="1012"/>
        </table:table-row>
        <table:table-row table:style-name="ro1">
          <table:table-cell table:style-name="ce54" table:formula="of:=[.A184]+1" office:value-type="float" office:value="613" calcext:value-type="float">
            <text:p>613</text:p>
          </table:table-cell>
          <table:table-cell table:style-name="ce67" office:value-type="float" office:value="611.913" calcext:value-type="float">
            <text:p>611,913</text:p>
          </table:table-cell>
          <table:table-cell table:style-name="ce70" office:value-type="float" office:value="7.7906" calcext:value-type="float">
            <text:p>7,7906</text:p>
          </table:table-cell>
          <table:table-cell table:style-name="ce54" table:formula="of:=[.D184]+1" office:value-type="float" office:value="661" calcext:value-type="float">
            <text:p>661</text:p>
          </table:table-cell>
          <table:table-cell table:style-name="ce67" office:value-type="float" office:value="659.913" calcext:value-type="float">
            <text:p>659,913</text:p>
          </table:table-cell>
          <table:table-cell table:style-name="ce70" office:value-type="float" office:value="7.4532" calcext:value-type="float">
            <text:p>7,4532</text:p>
          </table:table-cell>
          <table:table-cell table:style-name="ce54" table:formula="of:=[.G184]+1" office:value-type="float" office:value="709" calcext:value-type="float">
            <text:p>709</text:p>
          </table:table-cell>
          <table:table-cell table:style-name="ce67" office:value-type="float" office:value="707.913" calcext:value-type="float">
            <text:p>707,913</text:p>
          </table:table-cell>
          <table:table-cell table:style-name="ce70" office:value-type="float" office:value="7.173" calcext:value-type="float">
            <text:p>7,173</text:p>
          </table:table-cell>
          <table:table-cell table:style-name="ce54" table:formula="of:=[.J184]+1" office:value-type="float" office:value="757" calcext:value-type="float">
            <text:p>757</text:p>
          </table:table-cell>
          <table:table-cell table:style-name="ce67" office:value-type="float" office:value="755.913" calcext:value-type="float">
            <text:p>755,913</text:p>
          </table:table-cell>
          <table:table-cell table:style-name="ce70" office:value-type="float" office:value="6.9698" calcext:value-type="float">
            <text:p>6,9698</text:p>
          </table:table-cell>
          <table:table-cell table:number-columns-repeated="1012"/>
        </table:table-row>
        <table:table-row table:style-name="ro1">
          <table:table-cell table:style-name="ce54" table:formula="of:=[.A185]+1" office:value-type="float" office:value="614" calcext:value-type="float">
            <text:p>614</text:p>
          </table:table-cell>
          <table:table-cell table:style-name="ce67" office:value-type="float" office:value="612.913" calcext:value-type="float">
            <text:p>612,913</text:p>
          </table:table-cell>
          <table:table-cell table:style-name="ce70" office:value-type="float" office:value="7.7452" calcext:value-type="float">
            <text:p>7,7452</text:p>
          </table:table-cell>
          <table:table-cell table:style-name="ce54" table:formula="of:=[.D185]+1" office:value-type="float" office:value="662" calcext:value-type="float">
            <text:p>662</text:p>
          </table:table-cell>
          <table:table-cell table:style-name="ce67" office:value-type="float" office:value="660.914" calcext:value-type="float">
            <text:p>660,914</text:p>
          </table:table-cell>
          <table:table-cell table:style-name="ce70" office:value-type="float" office:value="7.4328" calcext:value-type="float">
            <text:p>7,4328</text:p>
          </table:table-cell>
          <table:table-cell table:style-name="ce54" table:formula="of:=[.G185]+1" office:value-type="float" office:value="710" calcext:value-type="float">
            <text:p>710</text:p>
          </table:table-cell>
          <table:table-cell table:style-name="ce67" office:value-type="float" office:value="708.913" calcext:value-type="float">
            <text:p>708,913</text:p>
          </table:table-cell>
          <table:table-cell table:style-name="ce70" office:value-type="float" office:value="7.1366" calcext:value-type="float">
            <text:p>7,1366</text:p>
          </table:table-cell>
          <table:table-cell table:style-name="ce54" table:formula="of:=[.J185]+1" office:value-type="float" office:value="758" calcext:value-type="float">
            <text:p>758</text:p>
          </table:table-cell>
          <table:table-cell table:style-name="ce67" office:value-type="float" office:value="756.913" calcext:value-type="float">
            <text:p>756,913</text:p>
          </table:table-cell>
          <table:table-cell table:style-name="ce70" office:value-type="float" office:value="6.9784" calcext:value-type="float">
            <text:p>6,9784</text:p>
          </table:table-cell>
          <table:table-cell table:number-columns-repeated="1012"/>
        </table:table-row>
        <table:table-row table:style-name="ro1">
          <table:table-cell table:style-name="ce54" table:formula="of:=[.A186]+1" office:value-type="float" office:value="615" calcext:value-type="float">
            <text:p>615</text:p>
          </table:table-cell>
          <table:table-cell table:style-name="ce67" office:value-type="float" office:value="613.913" calcext:value-type="float">
            <text:p>613,913</text:p>
          </table:table-cell>
          <table:table-cell table:style-name="ce70" office:value-type="float" office:value="7.7371" calcext:value-type="float">
            <text:p>7,7371</text:p>
          </table:table-cell>
          <table:table-cell table:style-name="ce54" table:formula="of:=[.D186]+1" office:value-type="float" office:value="663" calcext:value-type="float">
            <text:p>663</text:p>
          </table:table-cell>
          <table:table-cell table:style-name="ce67" office:value-type="float" office:value="661.913" calcext:value-type="float">
            <text:p>661,913</text:p>
          </table:table-cell>
          <table:table-cell table:style-name="ce70" office:value-type="float" office:value="7.392" calcext:value-type="float">
            <text:p>7,392</text:p>
          </table:table-cell>
          <table:table-cell table:style-name="ce54" table:formula="of:=[.G186]+1" office:value-type="float" office:value="711" calcext:value-type="float">
            <text:p>711</text:p>
          </table:table-cell>
          <table:table-cell table:style-name="ce67" office:value-type="float" office:value="709.914" calcext:value-type="float">
            <text:p>709,914</text:p>
          </table:table-cell>
          <table:table-cell table:style-name="ce70" office:value-type="float" office:value="7.1236" calcext:value-type="float">
            <text:p>7,1236</text:p>
          </table:table-cell>
          <table:table-cell table:style-name="ce54" table:formula="of:=[.J186]+1" office:value-type="float" office:value="759" calcext:value-type="float">
            <text:p>759</text:p>
          </table:table-cell>
          <table:table-cell table:style-name="ce67" office:value-type="float" office:value="757.914" calcext:value-type="float">
            <text:p>757,914</text:p>
          </table:table-cell>
          <table:table-cell table:style-name="ce70" office:value-type="float" office:value="6.9068" calcext:value-type="float">
            <text:p>6,9068</text:p>
          </table:table-cell>
          <table:table-cell table:number-columns-repeated="1012"/>
        </table:table-row>
        <table:table-row table:style-name="ro1">
          <table:table-cell table:style-name="ce54" table:formula="of:=[.A187]+1" office:value-type="float" office:value="616" calcext:value-type="float">
            <text:p>616</text:p>
          </table:table-cell>
          <table:table-cell table:style-name="ce67" office:value-type="float" office:value="614.913" calcext:value-type="float">
            <text:p>614,913</text:p>
          </table:table-cell>
          <table:table-cell table:style-name="ce70" office:value-type="float" office:value="7.7503" calcext:value-type="float">
            <text:p>7,7503</text:p>
          </table:table-cell>
          <table:table-cell table:style-name="ce54" table:formula="of:=[.D187]+1" office:value-type="float" office:value="664" calcext:value-type="float">
            <text:p>664</text:p>
          </table:table-cell>
          <table:table-cell table:style-name="ce67" office:value-type="float" office:value="662.913" calcext:value-type="float">
            <text:p>662,913</text:p>
          </table:table-cell>
          <table:table-cell table:style-name="ce70" office:value-type="float" office:value="7.4054" calcext:value-type="float">
            <text:p>7,4054</text:p>
          </table:table-cell>
          <table:table-cell table:style-name="ce54" table:formula="of:=[.G187]+1" office:value-type="float" office:value="712" calcext:value-type="float">
            <text:p>712</text:p>
          </table:table-cell>
          <table:table-cell table:style-name="ce67" office:value-type="float" office:value="710.913" calcext:value-type="float">
            <text:p>710,913</text:p>
          </table:table-cell>
          <table:table-cell table:style-name="ce70" office:value-type="float" office:value="7.0811" calcext:value-type="float">
            <text:p>7,0811</text:p>
          </table:table-cell>
          <table:table-cell table:style-name="ce54" table:formula="of:=[.J187]+1" office:value-type="float" office:value="760" calcext:value-type="float">
            <text:p>760</text:p>
          </table:table-cell>
          <table:table-cell table:style-name="ce67" office:value-type="float" office:value="758.913" calcext:value-type="float">
            <text:p>758,913</text:p>
          </table:table-cell>
          <table:table-cell table:style-name="ce70" office:value-type="float" office:value="6.8826" calcext:value-type="float">
            <text:p>6,8826</text:p>
          </table:table-cell>
          <table:table-cell table:number-columns-repeated="1012"/>
        </table:table-row>
        <table:table-row table:style-name="ro1">
          <table:table-cell table:style-name="ce54" table:formula="of:=[.A188]+1" office:value-type="float" office:value="617" calcext:value-type="float">
            <text:p>617</text:p>
          </table:table-cell>
          <table:table-cell table:style-name="ce67" office:value-type="float" office:value="615.914" calcext:value-type="float">
            <text:p>615,914</text:p>
          </table:table-cell>
          <table:table-cell table:style-name="ce70" office:value-type="float" office:value="7.8042" calcext:value-type="float">
            <text:p>7,8042</text:p>
          </table:table-cell>
          <table:table-cell table:style-name="ce54" table:formula="of:=[.D188]+1" office:value-type="float" office:value="665" calcext:value-type="float">
            <text:p>665</text:p>
          </table:table-cell>
          <table:table-cell table:style-name="ce67" office:value-type="float" office:value="663.914" calcext:value-type="float">
            <text:p>663,914</text:p>
          </table:table-cell>
          <table:table-cell table:style-name="ce70" office:value-type="float" office:value="7.4131" calcext:value-type="float">
            <text:p>7,4131</text:p>
          </table:table-cell>
          <table:table-cell table:style-name="ce54" table:formula="of:=[.G188]+1" office:value-type="float" office:value="713" calcext:value-type="float">
            <text:p>713</text:p>
          </table:table-cell>
          <table:table-cell table:style-name="ce67" office:value-type="float" office:value="711.914" calcext:value-type="float">
            <text:p>711,914</text:p>
          </table:table-cell>
          <table:table-cell table:style-name="ce70" office:value-type="float" office:value="7.0456" calcext:value-type="float">
            <text:p>7,0456</text:p>
          </table:table-cell>
          <table:table-cell table:style-name="ce54" table:formula="of:=[.J188]+1" office:value-type="float" office:value="761" calcext:value-type="float">
            <text:p>761</text:p>
          </table:table-cell>
          <table:table-cell table:style-name="ce67" office:value-type="float" office:value="759.913" calcext:value-type="float">
            <text:p>759,913</text:p>
          </table:table-cell>
          <table:table-cell table:style-name="ce70" office:value-type="float" office:value="6.9587" calcext:value-type="float">
            <text:p>6,9587</text:p>
          </table:table-cell>
          <table:table-cell table:number-columns-repeated="1012"/>
        </table:table-row>
        <table:table-row table:style-name="ro1">
          <table:table-cell table:style-name="ce54" table:formula="of:=[.A189]+1" office:value-type="float" office:value="618" calcext:value-type="float">
            <text:p>618</text:p>
          </table:table-cell>
          <table:table-cell table:style-name="ce67" office:value-type="float" office:value="616.913" calcext:value-type="float">
            <text:p>616,913</text:p>
          </table:table-cell>
          <table:table-cell table:style-name="ce70" office:value-type="float" office:value="7.7727" calcext:value-type="float">
            <text:p>7,7727</text:p>
          </table:table-cell>
          <table:table-cell table:style-name="ce54" table:formula="of:=[.D189]+1" office:value-type="float" office:value="666" calcext:value-type="float">
            <text:p>666</text:p>
          </table:table-cell>
          <table:table-cell table:style-name="ce67" office:value-type="float" office:value="664.913" calcext:value-type="float">
            <text:p>664,913</text:p>
          </table:table-cell>
          <table:table-cell table:style-name="ce70" office:value-type="float" office:value="7.4114" calcext:value-type="float">
            <text:p>7,4114</text:p>
          </table:table-cell>
          <table:table-cell table:style-name="ce54" table:formula="of:=[.G189]+1" office:value-type="float" office:value="714" calcext:value-type="float">
            <text:p>714</text:p>
          </table:table-cell>
          <table:table-cell table:style-name="ce67" office:value-type="float" office:value="712.913" calcext:value-type="float">
            <text:p>712,913</text:p>
          </table:table-cell>
          <table:table-cell table:style-name="ce70" office:value-type="float" office:value="7.0774" calcext:value-type="float">
            <text:p>7,0774</text:p>
          </table:table-cell>
          <table:table-cell table:style-name="ce54" table:formula="of:=[.J189]+1" office:value-type="float" office:value="762" calcext:value-type="float">
            <text:p>762</text:p>
          </table:table-cell>
          <table:table-cell table:style-name="ce67" office:value-type="float" office:value="760.914" calcext:value-type="float">
            <text:p>760,914</text:p>
          </table:table-cell>
          <table:table-cell table:style-name="ce70" office:value-type="float" office:value="6.9716" calcext:value-type="float">
            <text:p>6,9716</text:p>
          </table:table-cell>
          <table:table-cell table:number-columns-repeated="1012"/>
        </table:table-row>
        <table:table-row table:style-name="ro1">
          <table:table-cell table:style-name="ce54" table:formula="of:=[.A190]+1" office:value-type="float" office:value="619" calcext:value-type="float">
            <text:p>619</text:p>
          </table:table-cell>
          <table:table-cell table:style-name="ce67" office:value-type="float" office:value="617.913" calcext:value-type="float">
            <text:p>617,913</text:p>
          </table:table-cell>
          <table:table-cell table:style-name="ce70" office:value-type="float" office:value="7.7298" calcext:value-type="float">
            <text:p>7,7298</text:p>
          </table:table-cell>
          <table:table-cell table:style-name="ce54" table:formula="of:=[.D190]+1" office:value-type="float" office:value="667" calcext:value-type="float">
            <text:p>667</text:p>
          </table:table-cell>
          <table:table-cell table:style-name="ce67" office:value-type="float" office:value="665.913" calcext:value-type="float">
            <text:p>665,913</text:p>
          </table:table-cell>
          <table:table-cell table:style-name="ce70" office:value-type="float" office:value="7.4568" calcext:value-type="float">
            <text:p>7,4568</text:p>
          </table:table-cell>
          <table:table-cell table:style-name="ce54" table:formula="of:=[.G190]+1" office:value-type="float" office:value="715" calcext:value-type="float">
            <text:p>715</text:p>
          </table:table-cell>
          <table:table-cell table:style-name="ce67" office:value-type="float" office:value="713.914" calcext:value-type="float">
            <text:p>713,914</text:p>
          </table:table-cell>
          <table:table-cell table:style-name="ce70" office:value-type="float" office:value="7.1038" calcext:value-type="float">
            <text:p>7,1038</text:p>
          </table:table-cell>
          <table:table-cell table:style-name="ce54" table:formula="of:=[.J190]+1" office:value-type="float" office:value="763" calcext:value-type="float">
            <text:p>763</text:p>
          </table:table-cell>
          <table:table-cell table:style-name="ce67" office:value-type="float" office:value="761.913" calcext:value-type="float">
            <text:p>761,913</text:p>
          </table:table-cell>
          <table:table-cell table:style-name="ce70" office:value-type="float" office:value="6.9551" calcext:value-type="float">
            <text:p>6,9551</text:p>
          </table:table-cell>
          <table:table-cell table:number-columns-repeated="1012"/>
        </table:table-row>
        <table:table-row table:style-name="ro1">
          <table:table-cell table:style-name="ce54" table:formula="of:=[.A191]+1" office:value-type="float" office:value="620" calcext:value-type="float">
            <text:p>620</text:p>
          </table:table-cell>
          <table:table-cell table:style-name="ce67" office:value-type="float" office:value="618.914" calcext:value-type="float">
            <text:p>618,914</text:p>
          </table:table-cell>
          <table:table-cell table:style-name="ce70" office:value-type="float" office:value="7.7303" calcext:value-type="float">
            <text:p>7,7303</text:p>
          </table:table-cell>
          <table:table-cell table:style-name="ce54" table:formula="of:=[.D191]+1" office:value-type="float" office:value="668" calcext:value-type="float">
            <text:p>668</text:p>
          </table:table-cell>
          <table:table-cell table:style-name="ce67" office:value-type="float" office:value="666.913" calcext:value-type="float">
            <text:p>666,913</text:p>
          </table:table-cell>
          <table:table-cell table:style-name="ce70" office:value-type="float" office:value="7.4008" calcext:value-type="float">
            <text:p>7,4008</text:p>
          </table:table-cell>
          <table:table-cell table:style-name="ce54" table:formula="of:=[.G191]+1" office:value-type="float" office:value="716" calcext:value-type="float">
            <text:p>716</text:p>
          </table:table-cell>
          <table:table-cell table:style-name="ce67" office:value-type="float" office:value="714.913" calcext:value-type="float">
            <text:p>714,913</text:p>
          </table:table-cell>
          <table:table-cell table:style-name="ce70" office:value-type="float" office:value="7.0804" calcext:value-type="float">
            <text:p>7,0804</text:p>
          </table:table-cell>
          <table:table-cell table:style-name="ce54" table:formula="of:=[.J191]+1" office:value-type="float" office:value="764" calcext:value-type="float">
            <text:p>764</text:p>
          </table:table-cell>
          <table:table-cell table:style-name="ce67" office:value-type="float" office:value="762.913" calcext:value-type="float">
            <text:p>762,913</text:p>
          </table:table-cell>
          <table:table-cell table:style-name="ce70" office:value-type="float" office:value="6.8974" calcext:value-type="float">
            <text:p>6,8974</text:p>
          </table:table-cell>
          <table:table-cell table:number-columns-repeated="1012"/>
        </table:table-row>
        <table:table-row table:style-name="ro1">
          <table:table-cell table:style-name="ce54" table:formula="of:=[.A192]+1" office:value-type="float" office:value="621" calcext:value-type="float">
            <text:p>621</text:p>
          </table:table-cell>
          <table:table-cell table:style-name="ce67" office:value-type="float" office:value="619.913" calcext:value-type="float">
            <text:p>619,913</text:p>
          </table:table-cell>
          <table:table-cell table:style-name="ce70" office:value-type="float" office:value="7.6976" calcext:value-type="float">
            <text:p>7,6976</text:p>
          </table:table-cell>
          <table:table-cell table:style-name="ce54" table:formula="of:=[.D192]+1" office:value-type="float" office:value="669" calcext:value-type="float">
            <text:p>669</text:p>
          </table:table-cell>
          <table:table-cell table:style-name="ce67" office:value-type="float" office:value="667.914" calcext:value-type="float">
            <text:p>667,914</text:p>
          </table:table-cell>
          <table:table-cell table:style-name="ce70" office:value-type="float" office:value="7.2964" calcext:value-type="float">
            <text:p>7,2964</text:p>
          </table:table-cell>
          <table:table-cell table:style-name="ce54" table:formula="of:=[.G192]+1" office:value-type="float" office:value="717" calcext:value-type="float">
            <text:p>717</text:p>
          </table:table-cell>
          <table:table-cell table:style-name="ce67" office:value-type="float" office:value="715.913" calcext:value-type="float">
            <text:p>715,913</text:p>
          </table:table-cell>
          <table:table-cell table:style-name="ce70" office:value-type="float" office:value="7.1111" calcext:value-type="float">
            <text:p>7,1111</text:p>
          </table:table-cell>
          <table:table-cell table:style-name="ce54" table:formula="of:=[.J192]+1" office:value-type="float" office:value="765" calcext:value-type="float">
            <text:p>765</text:p>
          </table:table-cell>
          <table:table-cell table:style-name="ce67" office:value-type="float" office:value="763.913" calcext:value-type="float">
            <text:p>763,913</text:p>
          </table:table-cell>
          <table:table-cell table:style-name="ce70" office:value-type="float" office:value="6.8133" calcext:value-type="float">
            <text:p>6,8133</text:p>
          </table:table-cell>
          <table:table-cell table:number-columns-repeated="1012"/>
        </table:table-row>
        <table:table-row table:style-name="ro1">
          <table:table-cell table:style-name="ce54" table:formula="of:=[.A193]+1" office:value-type="float" office:value="622" calcext:value-type="float">
            <text:p>622</text:p>
          </table:table-cell>
          <table:table-cell table:style-name="ce67" office:value-type="float" office:value="620.913" calcext:value-type="float">
            <text:p>620,913</text:p>
          </table:table-cell>
          <table:table-cell table:style-name="ce70" office:value-type="float" office:value="7.6868" calcext:value-type="float">
            <text:p>7,6868</text:p>
          </table:table-cell>
          <table:table-cell table:style-name="ce54" table:formula="of:=[.D193]+1" office:value-type="float" office:value="670" calcext:value-type="float">
            <text:p>670</text:p>
          </table:table-cell>
          <table:table-cell table:style-name="ce67" office:value-type="float" office:value="668.913" calcext:value-type="float">
            <text:p>668,913</text:p>
          </table:table-cell>
          <table:table-cell table:style-name="ce70" office:value-type="float" office:value="7.1711" calcext:value-type="float">
            <text:p>7,1711</text:p>
          </table:table-cell>
          <table:table-cell table:style-name="ce54" table:formula="of:=[.G193]+1" office:value-type="float" office:value="718" calcext:value-type="float">
            <text:p>718</text:p>
          </table:table-cell>
          <table:table-cell table:style-name="ce67" office:value-type="float" office:value="716.913" calcext:value-type="float">
            <text:p>716,913</text:p>
          </table:table-cell>
          <table:table-cell table:style-name="ce70" office:value-type="float" office:value="7.1057" calcext:value-type="float">
            <text:p>7,1057</text:p>
          </table:table-cell>
          <table:table-cell table:style-name="ce54" table:formula="of:=[.J193]+1" office:value-type="float" office:value="766" calcext:value-type="float">
            <text:p>766</text:p>
          </table:table-cell>
          <table:table-cell table:style-name="ce67" office:value-type="float" office:value="764.913" calcext:value-type="float">
            <text:p>764,913</text:p>
          </table:table-cell>
          <table:table-cell table:style-name="ce70" office:value-type="float" office:value="6.7592" calcext:value-type="float">
            <text:p>6,7592</text:p>
          </table:table-cell>
          <table:table-cell table:number-columns-repeated="1012"/>
        </table:table-row>
        <table:table-row table:style-name="ro1">
          <table:table-cell table:style-name="ce54" table:formula="of:=[.A194]+1" office:value-type="float" office:value="623" calcext:value-type="float">
            <text:p>623</text:p>
          </table:table-cell>
          <table:table-cell table:style-name="ce67" office:value-type="float" office:value="621.913" calcext:value-type="float">
            <text:p>621,913</text:p>
          </table:table-cell>
          <table:table-cell table:style-name="ce70" office:value-type="float" office:value="7.6493" calcext:value-type="float">
            <text:p>7,6493</text:p>
          </table:table-cell>
          <table:table-cell table:style-name="ce54" table:formula="of:=[.D194]+1" office:value-type="float" office:value="671" calcext:value-type="float">
            <text:p>671</text:p>
          </table:table-cell>
          <table:table-cell table:style-name="ce67" office:value-type="float" office:value="669.913" calcext:value-type="float">
            <text:p>669,913</text:p>
          </table:table-cell>
          <table:table-cell table:style-name="ce70" office:value-type="float" office:value="7.1964" calcext:value-type="float">
            <text:p>7,1964</text:p>
          </table:table-cell>
          <table:table-cell table:style-name="ce54" table:formula="of:=[.G194]+1" office:value-type="float" office:value="719" calcext:value-type="float">
            <text:p>719</text:p>
          </table:table-cell>
          <table:table-cell table:style-name="ce67" office:value-type="float" office:value="717.913" calcext:value-type="float">
            <text:p>717,913</text:p>
          </table:table-cell>
          <table:table-cell table:style-name="ce70" office:value-type="float" office:value="7.108" calcext:value-type="float">
            <text:p>7,108</text:p>
          </table:table-cell>
          <table:table-cell table:style-name="ce54" table:formula="of:=[.J194]+1" office:value-type="float" office:value="767" calcext:value-type="float">
            <text:p>767</text:p>
          </table:table-cell>
          <table:table-cell table:style-name="ce67" office:value-type="float" office:value="765.914" calcext:value-type="float">
            <text:p>765,914</text:p>
          </table:table-cell>
          <table:table-cell table:style-name="ce70" office:value-type="float" office:value="6.799" calcext:value-type="float">
            <text:p>6,799</text:p>
          </table:table-cell>
          <table:table-cell table:number-columns-repeated="1012"/>
        </table:table-row>
        <table:table-row table:style-name="ro1">
          <table:table-cell table:style-name="ce55" table:formula="of:=[.A195]+1" office:value-type="float" office:value="624" calcext:value-type="float">
            <text:p>624</text:p>
          </table:table-cell>
          <table:table-cell table:style-name="ce68" office:value-type="float" office:value="622.913" calcext:value-type="float">
            <text:p>622,913</text:p>
          </table:table-cell>
          <table:table-cell table:style-name="ce71" office:value-type="float" office:value="7.6465" calcext:value-type="float">
            <text:p>7,6465</text:p>
          </table:table-cell>
          <table:table-cell table:style-name="ce55" table:formula="of:=[.D195]+1" office:value-type="float" office:value="672" calcext:value-type="float">
            <text:p>672</text:p>
          </table:table-cell>
          <table:table-cell table:style-name="ce68" office:value-type="float" office:value="670.913" calcext:value-type="float">
            <text:p>670,913</text:p>
          </table:table-cell>
          <table:table-cell table:style-name="ce71" office:value-type="float" office:value="7.273" calcext:value-type="float">
            <text:p>7,273</text:p>
          </table:table-cell>
          <table:table-cell table:style-name="ce55" table:formula="of:=[.G195]+1" office:value-type="float" office:value="720" calcext:value-type="float">
            <text:p>720</text:p>
          </table:table-cell>
          <table:table-cell table:style-name="ce68" office:value-type="float" office:value="718.913" calcext:value-type="float">
            <text:p>718,913</text:p>
          </table:table-cell>
          <table:table-cell table:style-name="ce71" office:value-type="float" office:value="7.1017" calcext:value-type="float">
            <text:p>7,1017</text:p>
          </table:table-cell>
          <table:table-cell table:style-name="ce55" table:formula="of:=[.J195]+1" office:value-type="float" office:value="768" calcext:value-type="float">
            <text:p>768</text:p>
          </table:table-cell>
          <table:table-cell table:style-name="ce68" office:value-type="float" office:value="766.913" calcext:value-type="float">
            <text:p>766,913</text:p>
          </table:table-cell>
          <table:table-cell table:style-name="ce71" office:value-type="float" office:value="6.8445" calcext:value-type="float">
            <text:p>6,8445</text:p>
          </table:table-cell>
          <table:table-cell table:number-columns-repeated="1012"/>
        </table:table-row>
        <table:table-row table:style-name="ro1"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style-name="ce53" office:value-type="string" calcext:value-type="string">
            <text:p>№</text:p>
          </table:table-cell>
          <table:table-cell table:style-name="ce66" office:value-type="string" calcext:value-type="string">
            <text:p>t (с)</text:p>
          </table:table-cell>
          <table:table-cell table:style-name="ce6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54" table:formula="of:=[.J196]+1" office:value-type="float" office:value="769" calcext:value-type="float">
            <text:p>769</text:p>
          </table:table-cell>
          <table:table-cell table:style-name="ce67" office:value-type="float" office:value="767.913" calcext:value-type="float">
            <text:p>767,913</text:p>
          </table:table-cell>
          <table:table-cell table:style-name="ce70" office:value-type="float" office:value="6.8796" calcext:value-type="float">
            <text:p>6,8796</text:p>
          </table:table-cell>
          <table:table-cell table:style-name="ce54" table:formula="of:=[.A202]+1" office:value-type="float" office:value="774" calcext:value-type="float">
            <text:p>774</text:p>
          </table:table-cell>
          <table:table-cell table:style-name="ce67" office:value-type="float" office:value="772.914" calcext:value-type="float">
            <text:p>772,914</text:p>
          </table:table-cell>
          <table:table-cell table:style-name="ce70" office:value-type="float" office:value="6.8782" calcext:value-type="float">
            <text:p>6,8782</text:p>
          </table:table-cell>
          <table:table-cell table:style-name="ce54" table:formula="of:=[.D202]+1" office:value-type="float" office:value="779" calcext:value-type="float">
            <text:p>779</text:p>
          </table:table-cell>
          <table:table-cell table:style-name="ce67" office:value-type="float" office:value="777.913" calcext:value-type="float">
            <text:p>777,913</text:p>
          </table:table-cell>
          <table:table-cell table:style-name="ce70" office:value-type="float" office:value="6.7535" calcext:value-type="float">
            <text:p>6,7535</text:p>
          </table:table-cell>
          <table:table-cell table:style-name="ce54" table:formula="of:=[.G202]+1" office:value-type="float" office:value="784" calcext:value-type="float">
            <text:p>784</text:p>
          </table:table-cell>
          <table:table-cell table:style-name="ce67" office:value-type="float" office:value="782.913" calcext:value-type="float">
            <text:p>782,913</text:p>
          </table:table-cell>
          <table:table-cell table:style-name="ce70" office:value-type="float" office:value="6.7363" calcext:value-type="float">
            <text:p>6,7363</text:p>
          </table:table-cell>
          <table:table-cell table:number-columns-repeated="1012"/>
        </table:table-row>
        <table:table-row table:style-name="ro1">
          <table:table-cell table:style-name="ce54" table:formula="of:=[.A198]+1" office:value-type="float" office:value="770" calcext:value-type="float">
            <text:p>770</text:p>
          </table:table-cell>
          <table:table-cell table:style-name="ce67" office:value-type="float" office:value="768.913" calcext:value-type="float">
            <text:p>768,913</text:p>
          </table:table-cell>
          <table:table-cell table:style-name="ce70" office:value-type="float" office:value="6.8939" calcext:value-type="float">
            <text:p>6,8939</text:p>
          </table:table-cell>
          <table:table-cell table:style-name="ce54" table:formula="of:=[.D198]+1" office:value-type="float" office:value="775" calcext:value-type="float">
            <text:p>775</text:p>
          </table:table-cell>
          <table:table-cell table:style-name="ce67" office:value-type="float" office:value="773.913" calcext:value-type="float">
            <text:p>773,913</text:p>
          </table:table-cell>
          <table:table-cell table:style-name="ce70" office:value-type="float" office:value="6.8377" calcext:value-type="float">
            <text:p>6,8377</text:p>
          </table:table-cell>
          <table:table-cell table:style-name="ce54" table:formula="of:=[.G198]+1" office:value-type="float" office:value="780" calcext:value-type="float">
            <text:p>780</text:p>
          </table:table-cell>
          <table:table-cell table:style-name="ce67" office:value-type="float" office:value="778.913" calcext:value-type="float">
            <text:p>778,913</text:p>
          </table:table-cell>
          <table:table-cell table:style-name="ce70" office:value-type="float" office:value="6.7994" calcext:value-type="float">
            <text:p>6,7994</text:p>
          </table:table-cell>
          <table:table-cell table:style-name="ce54" table:formula="of:=[.J198]+1" office:value-type="float" office:value="785" calcext:value-type="float">
            <text:p>785</text:p>
          </table:table-cell>
          <table:table-cell table:style-name="ce67" office:value-type="float" office:value="783.913" calcext:value-type="float">
            <text:p>783,913</text:p>
          </table:table-cell>
          <table:table-cell table:style-name="ce70" office:value-type="float" office:value="6.6905" calcext:value-type="float">
            <text:p>6,6905</text:p>
          </table:table-cell>
          <table:table-cell table:number-columns-repeated="1012"/>
        </table:table-row>
        <table:table-row table:style-name="ro1">
          <table:table-cell table:style-name="ce54" table:formula="of:=[.A199]+1" office:value-type="float" office:value="771" calcext:value-type="float">
            <text:p>771</text:p>
          </table:table-cell>
          <table:table-cell table:style-name="ce67" office:value-type="float" office:value="769.914" calcext:value-type="float">
            <text:p>769,914</text:p>
          </table:table-cell>
          <table:table-cell table:style-name="ce70" office:value-type="float" office:value="6.8993" calcext:value-type="float">
            <text:p>6,8993</text:p>
          </table:table-cell>
          <table:table-cell table:style-name="ce54" table:formula="of:=[.D199]+1" office:value-type="float" office:value="776" calcext:value-type="float">
            <text:p>776</text:p>
          </table:table-cell>
          <table:table-cell table:style-name="ce67" office:value-type="float" office:value="774.913" calcext:value-type="float">
            <text:p>774,913</text:p>
          </table:table-cell>
          <table:table-cell table:style-name="ce70" office:value-type="float" office:value="6.8509" calcext:value-type="float">
            <text:p>6,8509</text:p>
          </table:table-cell>
          <table:table-cell table:style-name="ce54" table:formula="of:=[.G199]+1" office:value-type="float" office:value="781" calcext:value-type="float">
            <text:p>781</text:p>
          </table:table-cell>
          <table:table-cell table:style-name="ce67" office:value-type="float" office:value="779.913" calcext:value-type="float">
            <text:p>779,913</text:p>
          </table:table-cell>
          <table:table-cell table:style-name="ce70" office:value-type="float" office:value="6.821" calcext:value-type="float">
            <text:p>6,821</text:p>
          </table:table-cell>
          <table:table-cell table:style-name="ce55" table:formula="of:=[.J199]+1" office:value-type="float" office:value="786" calcext:value-type="float">
            <text:p>786</text:p>
          </table:table-cell>
          <table:table-cell table:style-name="ce68" office:value-type="float" office:value="784.913" calcext:value-type="float">
            <text:p>784,913</text:p>
          </table:table-cell>
          <table:table-cell table:style-name="ce71" office:value-type="float" office:value="6.6805" calcext:value-type="float">
            <text:p>6,6805</text:p>
          </table:table-cell>
          <table:table-cell table:number-columns-repeated="1012"/>
        </table:table-row>
        <table:table-row table:style-name="ro1">
          <table:table-cell table:style-name="ce54" table:formula="of:=[.A200]+1" office:value-type="float" office:value="772" calcext:value-type="float">
            <text:p>772</text:p>
          </table:table-cell>
          <table:table-cell table:style-name="ce67" office:value-type="float" office:value="770.913" calcext:value-type="float">
            <text:p>770,913</text:p>
          </table:table-cell>
          <table:table-cell table:style-name="ce70" office:value-type="float" office:value="6.9041" calcext:value-type="float">
            <text:p>6,9041</text:p>
          </table:table-cell>
          <table:table-cell table:style-name="ce54" table:formula="of:=[.D200]+1" office:value-type="float" office:value="777" calcext:value-type="float">
            <text:p>777</text:p>
          </table:table-cell>
          <table:table-cell table:style-name="ce67" office:value-type="float" office:value="775.913" calcext:value-type="float">
            <text:p>775,913</text:p>
          </table:table-cell>
          <table:table-cell table:style-name="ce70" office:value-type="float" office:value="6.7923" calcext:value-type="float">
            <text:p>6,7923</text:p>
          </table:table-cell>
          <table:table-cell table:style-name="ce54" table:formula="of:=[.G200]+1" office:value-type="float" office:value="782" calcext:value-type="float">
            <text:p>782</text:p>
          </table:table-cell>
          <table:table-cell table:style-name="ce67" office:value-type="float" office:value="780.914" calcext:value-type="float">
            <text:p>780,914</text:p>
          </table:table-cell>
          <table:table-cell table:style-name="ce70" office:value-type="float" office:value="6.821" calcext:value-type="float">
            <text:p>6,821</text:p>
          </table:table-cell>
          <table:table-cell table:number-columns-repeated="1015"/>
        </table:table-row>
        <table:table-row table:style-name="ro1">
          <table:table-cell table:style-name="ce55" table:formula="of:=[.A201]+1" office:value-type="float" office:value="773" calcext:value-type="float">
            <text:p>773</text:p>
          </table:table-cell>
          <table:table-cell table:style-name="ce68" office:value-type="float" office:value="771.913" calcext:value-type="float">
            <text:p>771,913</text:p>
          </table:table-cell>
          <table:table-cell table:style-name="ce71" office:value-type="float" office:value="6.8799" calcext:value-type="float">
            <text:p>6,8799</text:p>
          </table:table-cell>
          <table:table-cell table:style-name="ce55" table:formula="of:=[.D201]+1" office:value-type="float" office:value="778" calcext:value-type="float">
            <text:p>778</text:p>
          </table:table-cell>
          <table:table-cell table:style-name="ce68" office:value-type="float" office:value="776.914" calcext:value-type="float">
            <text:p>776,914</text:p>
          </table:table-cell>
          <table:table-cell table:style-name="ce71" office:value-type="float" office:value="6.7596" calcext:value-type="float">
            <text:p>6,7596</text:p>
          </table:table-cell>
          <table:table-cell table:style-name="ce55" table:formula="of:=[.G201]+1" office:value-type="float" office:value="783" calcext:value-type="float">
            <text:p>783</text:p>
          </table:table-cell>
          <table:table-cell table:style-name="ce68" office:value-type="float" office:value="781.913" calcext:value-type="float">
            <text:p>781,913</text:p>
          </table:table-cell>
          <table:table-cell table:style-name="ce71" office:value-type="float" office:value="6.7585" calcext:value-type="float">
            <text:p>6,7585</text:p>
          </table:table-cell>
          <table:table-cell table:number-columns-repeated="1015"/>
        </table:table-row>
        <table:table-row table:style-name="ro1" table:number-rows-repeated="4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72" table:number-columns-repeated="3"/>
          <table:table-cell table:number-columns-repeated="1015"/>
        </table:table-row>
        <table:table-row table:style-name="ro1" table:number-rows-repeated="445">
          <table:table-cell table:style-name="Default" table:number-columns-repeated="9"/>
          <table:table-cell table:number-columns-repeated="1015"/>
        </table:table-row>
        <table:table-row table:style-name="ro1" table:number-rows-repeated="48">
          <table:table-cell table:style-name="Default" table:number-columns-repeated="6"/>
          <table:table-cell table:number-columns-repeated="1018"/>
        </table:table-row>
        <table:table-row table:style-name="ro1" table:number-rows-repeated="48">
          <table:table-cell table:style-name="Default" table:number-columns-repeated="3"/>
          <table:table-cell table:number-columns-repeated="1021"/>
        </table:table-row>
        <table:table-row table:style-name="ro1" table:number-rows-repeated="10477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 = 164,5" table:style-name="ta1">
        <table:table-column table:style-name="co6" table:default-cell-style-name="ce23"/>
        <table:table-column table:style-name="co7" table:default-cell-style-name="ce27"/>
        <table:table-column table:style-name="co7" table:default-cell-style-name="ce31"/>
        <table:table-column table:style-name="co6" table:default-cell-style-name="ce23"/>
        <table:table-column table:style-name="co7" table:default-cell-style-name="ce27"/>
        <table:table-column table:style-name="co7" table:default-cell-style-name="ce31"/>
        <table:table-column table:style-name="co6" table:default-cell-style-name="ce23"/>
        <table:table-column table:style-name="co7" table:default-cell-style-name="ce27"/>
        <table:table-column table:style-name="co7" table:default-cell-style-name="ce31"/>
        <table:table-column table:style-name="co8" table:default-cell-style-name="ce23"/>
        <table:table-column table:style-name="co7" table:default-cell-style-name="ce27"/>
        <table:table-column table:style-name="co7" table:default-cell-style-name="ce31"/>
        <table:table-row table:style-name="ro1"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9528" calcext:value-type="float">
            <text:p>12,9528</text:p>
          </table:table-cell>
          <table:table-cell table:formula="of:=[.A49]+1" office:value-type="float" office:value="49" calcext:value-type="float">
            <text:p>49</text:p>
          </table:table-cell>
          <table:table-cell office:value-type="float" office:value="47.999" calcext:value-type="float">
            <text:p>47,999</text:p>
          </table:table-cell>
          <table:table-cell office:value-type="float" office:value="12.38" calcext:value-type="float">
            <text:p>12,38</text:p>
          </table:table-cell>
          <table:table-cell table:formula="of:=[.D49]+1" office:value-type="float" office:value="97" calcext:value-type="float">
            <text:p>97</text:p>
          </table:table-cell>
          <table:table-cell office:value-type="float" office:value="95.999" calcext:value-type="float">
            <text:p>95,999</text:p>
          </table:table-cell>
          <table:table-cell office:value-type="float" office:value="11.8848" calcext:value-type="float">
            <text:p>11,8848</text:p>
          </table:table-cell>
          <table:table-cell table:formula="of:=[.G49]+1" office:value-type="float" office:value="145" calcext:value-type="float">
            <text:p>145</text:p>
          </table:table-cell>
          <table:table-cell office:value-type="float" office:value="143.999" calcext:value-type="float">
            <text:p>143,999</text:p>
          </table:table-cell>
          <table:table-cell office:value-type="float" office:value="11.5614" calcext:value-type="float">
            <text:p>11,5614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2.9763" calcext:value-type="float">
            <text:p>12,9763</text:p>
          </table:table-cell>
          <table:table-cell table:formula="of:=[.D2]+1" office:value-type="float" office:value="50" calcext:value-type="float">
            <text:p>50</text:p>
          </table:table-cell>
          <table:table-cell office:value-type="float" office:value="48.999" calcext:value-type="float">
            <text:p>48,999</text:p>
          </table:table-cell>
          <table:table-cell office:value-type="float" office:value="12.4184" calcext:value-type="float">
            <text:p>12,4184</text:p>
          </table:table-cell>
          <table:table-cell table:formula="of:=[.G2]+1" office:value-type="float" office:value="98" calcext:value-type="float">
            <text:p>98</text:p>
          </table:table-cell>
          <table:table-cell office:value-type="float" office:value="96.999" calcext:value-type="float">
            <text:p>96,999</text:p>
          </table:table-cell>
          <table:table-cell office:value-type="float" office:value="11.8495" calcext:value-type="float">
            <text:p>11,8495</text:p>
          </table:table-cell>
          <table:table-cell table:formula="of:=[.J2]+1" office:value-type="float" office:value="146" calcext:value-type="float">
            <text:p>146</text:p>
          </table:table-cell>
          <table:table-cell office:value-type="float" office:value="144.999" calcext:value-type="float">
            <text:p>144,999</text:p>
          </table:table-cell>
          <table:table-cell office:value-type="float" office:value="11.5516" calcext:value-type="float">
            <text:p>11,551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.999" calcext:value-type="float">
            <text:p>1,999</text:p>
          </table:table-cell>
          <table:table-cell office:value-type="float" office:value="12.9731" calcext:value-type="float">
            <text:p>12,9731</text:p>
          </table:table-cell>
          <table:table-cell table:formula="of:=[.D3]+1" office:value-type="float" office:value="51" calcext:value-type="float">
            <text:p>51</text:p>
          </table:table-cell>
          <table:table-cell office:value-type="float" office:value="49.999" calcext:value-type="float">
            <text:p>49,999</text:p>
          </table:table-cell>
          <table:table-cell office:value-type="float" office:value="12.4049" calcext:value-type="float">
            <text:p>12,4049</text:p>
          </table:table-cell>
          <table:table-cell table:formula="of:=[.G3]+1" office:value-type="float" office:value="99" calcext:value-type="float">
            <text:p>99</text:p>
          </table:table-cell>
          <table:table-cell office:value-type="float" office:value="97.999" calcext:value-type="float">
            <text:p>97,999</text:p>
          </table:table-cell>
          <table:table-cell office:value-type="float" office:value="11.8603" calcext:value-type="float">
            <text:p>11,8603</text:p>
          </table:table-cell>
          <table:table-cell table:formula="of:=[.J3]+1"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1.5504" calcext:value-type="float">
            <text:p>11,5504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.999" calcext:value-type="float">
            <text:p>2,999</text:p>
          </table:table-cell>
          <table:table-cell office:value-type="float" office:value="12.9734" calcext:value-type="float">
            <text:p>12,9734</text:p>
          </table:table-cell>
          <table:table-cell table:formula="of:=[.D4]+1" office:value-type="float" office:value="52" calcext:value-type="float">
            <text:p>52</text:p>
          </table:table-cell>
          <table:table-cell office:value-type="float" office:value="50.999" calcext:value-type="float">
            <text:p>50,999</text:p>
          </table:table-cell>
          <table:table-cell office:value-type="float" office:value="12.3881" calcext:value-type="float">
            <text:p>12,3881</text:p>
          </table:table-cell>
          <table:table-cell table:formula="of:=[.G4]+1" office:value-type="float" office:value="100" calcext:value-type="float">
            <text:p>100</text:p>
          </table:table-cell>
          <table:table-cell office:value-type="float" office:value="98.999" calcext:value-type="float">
            <text:p>98,999</text:p>
          </table:table-cell>
          <table:table-cell office:value-type="float" office:value="11.8726" calcext:value-type="float">
            <text:p>11,8726</text:p>
          </table:table-cell>
          <table:table-cell table:formula="of:=[.J4]+1" office:value-type="float" office:value="148" calcext:value-type="float">
            <text:p>148</text:p>
          </table:table-cell>
          <table:table-cell office:value-type="float" office:value="146.999" calcext:value-type="float">
            <text:p>146,999</text:p>
          </table:table-cell>
          <table:table-cell office:value-type="float" office:value="11.5629" calcext:value-type="float">
            <text:p>11,562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3.999" calcext:value-type="float">
            <text:p>3,999</text:p>
          </table:table-cell>
          <table:table-cell office:value-type="float" office:value="12.9419" calcext:value-type="float">
            <text:p>12,9419</text:p>
          </table:table-cell>
          <table:table-cell table:formula="of:=[.D5]+1" office:value-type="float" office:value="53" calcext:value-type="float">
            <text:p>53</text:p>
          </table:table-cell>
          <table:table-cell office:value-type="float" office:value="51.999" calcext:value-type="float">
            <text:p>51,999</text:p>
          </table:table-cell>
          <table:table-cell office:value-type="float" office:value="12.3512" calcext:value-type="float">
            <text:p>12,3512</text:p>
          </table:table-cell>
          <table:table-cell table:formula="of:=[.G5]+1" office:value-type="float" office:value="101" calcext:value-type="float">
            <text:p>101</text:p>
          </table:table-cell>
          <table:table-cell office:value-type="float" office:value="99.999" calcext:value-type="float">
            <text:p>99,999</text:p>
          </table:table-cell>
          <table:table-cell office:value-type="float" office:value="11.8624" calcext:value-type="float">
            <text:p>11,8624</text:p>
          </table:table-cell>
          <table:table-cell table:formula="of:=[.J5]+1"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1.5706" calcext:value-type="float">
            <text:p>11,5706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4.999" calcext:value-type="float">
            <text:p>4,999</text:p>
          </table:table-cell>
          <table:table-cell office:value-type="float" office:value="12.9042" calcext:value-type="float">
            <text:p>12,9042</text:p>
          </table:table-cell>
          <table:table-cell table:formula="of:=[.D6]+1" office:value-type="float" office:value="54" calcext:value-type="float">
            <text:p>54</text:p>
          </table:table-cell>
          <table:table-cell office:value-type="float" office:value="52.999" calcext:value-type="float">
            <text:p>52,999</text:p>
          </table:table-cell>
          <table:table-cell office:value-type="float" office:value="12.3406" calcext:value-type="float">
            <text:p>12,3406</text:p>
          </table:table-cell>
          <table:table-cell table:formula="of:=[.G6]+1" office:value-type="float" office:value="102" calcext:value-type="float">
            <text:p>102</text:p>
          </table:table-cell>
          <table:table-cell office:value-type="float" office:value="100.999" calcext:value-type="float">
            <text:p>100,999</text:p>
          </table:table-cell>
          <table:table-cell office:value-type="float" office:value="11.827" calcext:value-type="float">
            <text:p>11,827</text:p>
          </table:table-cell>
          <table:table-cell table:formula="of:=[.J6]+1" office:value-type="float" office:value="150" calcext:value-type="float">
            <text:p>150</text:p>
          </table:table-cell>
          <table:table-cell office:value-type="float" office:value="148.999" calcext:value-type="float">
            <text:p>148,999</text:p>
          </table:table-cell>
          <table:table-cell office:value-type="float" office:value="11.582" calcext:value-type="float">
            <text:p>11,58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5.999" calcext:value-type="float">
            <text:p>5,999</text:p>
          </table:table-cell>
          <table:table-cell office:value-type="float" office:value="12.914" calcext:value-type="float">
            <text:p>12,914</text:p>
          </table:table-cell>
          <table:table-cell table:formula="of:=[.D7]+1" office:value-type="float" office:value="55" calcext:value-type="float">
            <text:p>55</text:p>
          </table:table-cell>
          <table:table-cell office:value-type="float" office:value="53.999" calcext:value-type="float">
            <text:p>53,999</text:p>
          </table:table-cell>
          <table:table-cell office:value-type="float" office:value="12.3178" calcext:value-type="float">
            <text:p>12,3178</text:p>
          </table:table-cell>
          <table:table-cell table:formula="of:=[.G7]+1"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1.8098" calcext:value-type="float">
            <text:p>11,8098</text:p>
          </table:table-cell>
          <table:table-cell table:formula="of:=[.J7]+1" office:value-type="float" office:value="151" calcext:value-type="float">
            <text:p>151</text:p>
          </table:table-cell>
          <table:table-cell office:value-type="float" office:value="149.999" calcext:value-type="float">
            <text:p>149,999</text:p>
          </table:table-cell>
          <table:table-cell office:value-type="float" office:value="11.5449" calcext:value-type="float">
            <text:p>11,5449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6.999" calcext:value-type="float">
            <text:p>6,999</text:p>
          </table:table-cell>
          <table:table-cell office:value-type="float" office:value="12.9384" calcext:value-type="float">
            <text:p>12,9384</text:p>
          </table:table-cell>
          <table:table-cell table:formula="of:=[.D8]+1" office:value-type="float" office:value="56" calcext:value-type="float">
            <text:p>56</text:p>
          </table:table-cell>
          <table:table-cell office:value-type="float" office:value="54.999" calcext:value-type="float">
            <text:p>54,999</text:p>
          </table:table-cell>
          <table:table-cell office:value-type="float" office:value="12.3065" calcext:value-type="float">
            <text:p>12,3065</text:p>
          </table:table-cell>
          <table:table-cell table:formula="of:=[.G8]+1" office:value-type="float" office:value="104" calcext:value-type="float">
            <text:p>104</text:p>
          </table:table-cell>
          <table:table-cell office:value-type="float" office:value="102.999" calcext:value-type="float">
            <text:p>102,999</text:p>
          </table:table-cell>
          <table:table-cell office:value-type="float" office:value="11.8187" calcext:value-type="float">
            <text:p>11,8187</text:p>
          </table:table-cell>
          <table:table-cell table:formula="of:=[.J8]+1" office:value-type="float" office:value="152" calcext:value-type="float">
            <text:p>152</text:p>
          </table:table-cell>
          <table:table-cell office:value-type="float" office:value="150.999" calcext:value-type="float">
            <text:p>150,999</text:p>
          </table:table-cell>
          <table:table-cell office:value-type="float" office:value="11.5082" calcext:value-type="float">
            <text:p>11,5082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7.999" calcext:value-type="float">
            <text:p>7,999</text:p>
          </table:table-cell>
          <table:table-cell office:value-type="float" office:value="12.873" calcext:value-type="float">
            <text:p>12,873</text:p>
          </table:table-cell>
          <table:table-cell table:formula="of:=[.D9]+1" office:value-type="float" office:value="57" calcext:value-type="float">
            <text:p>57</text:p>
          </table:table-cell>
          <table:table-cell office:value-type="float" office:value="55.999" calcext:value-type="float">
            <text:p>55,999</text:p>
          </table:table-cell>
          <table:table-cell office:value-type="float" office:value="12.2764" calcext:value-type="float">
            <text:p>12,2764</text:p>
          </table:table-cell>
          <table:table-cell table:formula="of:=[.G9]+1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.8228" calcext:value-type="float">
            <text:p>11,8228</text:p>
          </table:table-cell>
          <table:table-cell table:formula="of:=[.J9]+1" office:value-type="float" office:value="153" calcext:value-type="float">
            <text:p>153</text:p>
          </table:table-cell>
          <table:table-cell office:value-type="float" office:value="151.999" calcext:value-type="float">
            <text:p>151,999</text:p>
          </table:table-cell>
          <table:table-cell office:value-type="float" office:value="11.4918" calcext:value-type="float">
            <text:p>11,4918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8.999" calcext:value-type="float">
            <text:p>8,999</text:p>
          </table:table-cell>
          <table:table-cell office:value-type="float" office:value="12.8533" calcext:value-type="float">
            <text:p>12,8533</text:p>
          </table:table-cell>
          <table:table-cell table:formula="of:=[.D10]+1" office:value-type="float" office:value="58" calcext:value-type="float">
            <text:p>58</text:p>
          </table:table-cell>
          <table:table-cell office:value-type="float" office:value="56.999" calcext:value-type="float">
            <text:p>56,999</text:p>
          </table:table-cell>
          <table:table-cell office:value-type="float" office:value="12.2857" calcext:value-type="float">
            <text:p>12,2857</text:p>
          </table:table-cell>
          <table:table-cell table:formula="of:=[.G10]+1" office:value-type="float" office:value="106" calcext:value-type="float">
            <text:p>106</text:p>
          </table:table-cell>
          <table:table-cell office:value-type="float" office:value="104.999" calcext:value-type="float">
            <text:p>104,999</text:p>
          </table:table-cell>
          <table:table-cell office:value-type="float" office:value="11.831" calcext:value-type="float">
            <text:p>11,831</text:p>
          </table:table-cell>
          <table:table-cell table:formula="of:=[.J10]+1" office:value-type="float" office:value="154" calcext:value-type="float">
            <text:p>154</text:p>
          </table:table-cell>
          <table:table-cell office:value-type="float" office:value="152.999" calcext:value-type="float">
            <text:p>152,999</text:p>
          </table:table-cell>
          <table:table-cell office:value-type="float" office:value="11.5314" calcext:value-type="float">
            <text:p>11,5314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9.999" calcext:value-type="float">
            <text:p>9,999</text:p>
          </table:table-cell>
          <table:table-cell office:value-type="float" office:value="12.8549" calcext:value-type="float">
            <text:p>12,8549</text:p>
          </table:table-cell>
          <table:table-cell table:formula="of:=[.D11]+1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2.2739" calcext:value-type="float">
            <text:p>12,2739</text:p>
          </table:table-cell>
          <table:table-cell table:formula="of:=[.G11]+1" office:value-type="float" office:value="107" calcext:value-type="float">
            <text:p>107</text:p>
          </table:table-cell>
          <table:table-cell office:value-type="float" office:value="105.999" calcext:value-type="float">
            <text:p>105,999</text:p>
          </table:table-cell>
          <table:table-cell office:value-type="float" office:value="11.7764" calcext:value-type="float">
            <text:p>11,7764</text:p>
          </table:table-cell>
          <table:table-cell table:formula="of:=[.J11]+1" office:value-type="float" office:value="155" calcext:value-type="float">
            <text:p>155</text:p>
          </table:table-cell>
          <table:table-cell office:value-type="float" office:value="153.999" calcext:value-type="float">
            <text:p>153,999</text:p>
          </table:table-cell>
          <table:table-cell office:value-type="float" office:value="11.5103" calcext:value-type="float">
            <text:p>11,5103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0.999" calcext:value-type="float">
            <text:p>10,999</text:p>
          </table:table-cell>
          <table:table-cell office:value-type="float" office:value="12.8363" calcext:value-type="float">
            <text:p>12,8363</text:p>
          </table:table-cell>
          <table:table-cell table:formula="of:=[.D12]+1" office:value-type="float" office:value="60" calcext:value-type="float">
            <text:p>60</text:p>
          </table:table-cell>
          <table:table-cell office:value-type="float" office:value="58.999" calcext:value-type="float">
            <text:p>58,999</text:p>
          </table:table-cell>
          <table:table-cell office:value-type="float" office:value="12.2973" calcext:value-type="float">
            <text:p>12,2973</text:p>
          </table:table-cell>
          <table:table-cell table:formula="of:=[.G12]+1" office:value-type="float" office:value="108" calcext:value-type="float">
            <text:p>108</text:p>
          </table:table-cell>
          <table:table-cell office:value-type="float" office:value="106.999" calcext:value-type="float">
            <text:p>106,999</text:p>
          </table:table-cell>
          <table:table-cell office:value-type="float" office:value="11.7477" calcext:value-type="float">
            <text:p>11,7477</text:p>
          </table:table-cell>
          <table:table-cell table:formula="of:=[.J12]+1" office:value-type="float" office:value="156" calcext:value-type="float">
            <text:p>156</text:p>
          </table:table-cell>
          <table:table-cell office:value-type="float" office:value="154.999" calcext:value-type="float">
            <text:p>154,999</text:p>
          </table:table-cell>
          <table:table-cell office:value-type="float" office:value="11.5288" calcext:value-type="float">
            <text:p>11,5288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2.7633" calcext:value-type="float">
            <text:p>12,7633</text:p>
          </table:table-cell>
          <table:table-cell table:formula="of:=[.D13]+1" office:value-type="float" office:value="61" calcext:value-type="float">
            <text:p>61</text:p>
          </table:table-cell>
          <table:table-cell office:value-type="float" office:value="59.999" calcext:value-type="float">
            <text:p>59,999</text:p>
          </table:table-cell>
          <table:table-cell office:value-type="float" office:value="12.3141" calcext:value-type="float">
            <text:p>12,3141</text:p>
          </table:table-cell>
          <table:table-cell table:formula="of:=[.G13]+1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.7644" calcext:value-type="float">
            <text:p>11,7644</text:p>
          </table:table-cell>
          <table:table-cell table:formula="of:=[.J13]+1" office:value-type="float" office:value="157" calcext:value-type="float">
            <text:p>157</text:p>
          </table:table-cell>
          <table:table-cell office:value-type="float" office:value="155.999" calcext:value-type="float">
            <text:p>155,999</text:p>
          </table:table-cell>
          <table:table-cell office:value-type="float" office:value="11.503" calcext:value-type="float">
            <text:p>11,503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2.999" calcext:value-type="float">
            <text:p>12,999</text:p>
          </table:table-cell>
          <table:table-cell office:value-type="float" office:value="12.7515" calcext:value-type="float">
            <text:p>12,7515</text:p>
          </table:table-cell>
          <table:table-cell table:formula="of:=[.D14]+1" office:value-type="float" office:value="62" calcext:value-type="float">
            <text:p>62</text:p>
          </table:table-cell>
          <table:table-cell office:value-type="float" office:value="60.999" calcext:value-type="float">
            <text:p>60,999</text:p>
          </table:table-cell>
          <table:table-cell office:value-type="float" office:value="12.2711" calcext:value-type="float">
            <text:p>12,2711</text:p>
          </table:table-cell>
          <table:table-cell table:formula="of:=[.G14]+1" office:value-type="float" office:value="110" calcext:value-type="float">
            <text:p>110</text:p>
          </table:table-cell>
          <table:table-cell office:value-type="float" office:value="108.999" calcext:value-type="float">
            <text:p>108,999</text:p>
          </table:table-cell>
          <table:table-cell office:value-type="float" office:value="11.7544" calcext:value-type="float">
            <text:p>11,7544</text:p>
          </table:table-cell>
          <table:table-cell table:formula="of:=[.J14]+1"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1.5084" calcext:value-type="float">
            <text:p>11,5084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3.999" calcext:value-type="float">
            <text:p>13,999</text:p>
          </table:table-cell>
          <table:table-cell office:value-type="float" office:value="12.7491" calcext:value-type="float">
            <text:p>12,7491</text:p>
          </table:table-cell>
          <table:table-cell table:formula="of:=[.D15]+1" office:value-type="float" office:value="63" calcext:value-type="float">
            <text:p>63</text:p>
          </table:table-cell>
          <table:table-cell office:value-type="float" office:value="61.999" calcext:value-type="float">
            <text:p>61,999</text:p>
          </table:table-cell>
          <table:table-cell office:value-type="float" office:value="12.2493" calcext:value-type="float">
            <text:p>12,2493</text:p>
          </table:table-cell>
          <table:table-cell table:formula="of:=[.G15]+1" office:value-type="float" office:value="111" calcext:value-type="float">
            <text:p>111</text:p>
          </table:table-cell>
          <table:table-cell office:value-type="float" office:value="109.999" calcext:value-type="float">
            <text:p>109,999</text:p>
          </table:table-cell>
          <table:table-cell office:value-type="float" office:value="11.7931" calcext:value-type="float">
            <text:p>11,7931</text:p>
          </table:table-cell>
          <table:table-cell table:formula="of:=[.J15]+1" office:value-type="float" office:value="159" calcext:value-type="float">
            <text:p>159</text:p>
          </table:table-cell>
          <table:table-cell office:value-type="float" office:value="157.999" calcext:value-type="float">
            <text:p>157,999</text:p>
          </table:table-cell>
          <table:table-cell office:value-type="float" office:value="11.5363" calcext:value-type="float">
            <text:p>11,5363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4.999" calcext:value-type="float">
            <text:p>14,999</text:p>
          </table:table-cell>
          <table:table-cell office:value-type="float" office:value="12.7667" calcext:value-type="float">
            <text:p>12,7667</text:p>
          </table:table-cell>
          <table:table-cell table:formula="of:=[.D16]+1" office:value-type="float" office:value="64" calcext:value-type="float">
            <text:p>64</text:p>
          </table:table-cell>
          <table:table-cell office:value-type="float" office:value="62.999" calcext:value-type="float">
            <text:p>62,999</text:p>
          </table:table-cell>
          <table:table-cell office:value-type="float" office:value="12.2695" calcext:value-type="float">
            <text:p>12,2695</text:p>
          </table:table-cell>
          <table:table-cell table:formula="of:=[.G16]+1" office:value-type="float" office:value="112" calcext:value-type="float">
            <text:p>112</text:p>
          </table:table-cell>
          <table:table-cell office:value-type="float" office:value="110.999" calcext:value-type="float">
            <text:p>110,999</text:p>
          </table:table-cell>
          <table:table-cell office:value-type="float" office:value="11.8601" calcext:value-type="float">
            <text:p>11,8601</text:p>
          </table:table-cell>
          <table:table-cell table:formula="of:=[.J16]+1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1.5264" calcext:value-type="float">
            <text:p>11,5264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5.999" calcext:value-type="float">
            <text:p>15,999</text:p>
          </table:table-cell>
          <table:table-cell office:value-type="float" office:value="12.7269" calcext:value-type="float">
            <text:p>12,7269</text:p>
          </table:table-cell>
          <table:table-cell table:formula="of:=[.D17]+1" office:value-type="float" office:value="65" calcext:value-type="float">
            <text:p>65</text:p>
          </table:table-cell>
          <table:table-cell office:value-type="float" office:value="63.999" calcext:value-type="float">
            <text:p>63,999</text:p>
          </table:table-cell>
          <table:table-cell office:value-type="float" office:value="12.2882" calcext:value-type="float">
            <text:p>12,2882</text:p>
          </table:table-cell>
          <table:table-cell table:formula="of:=[.G17]+1" office:value-type="float" office:value="113" calcext:value-type="float">
            <text:p>113</text:p>
          </table:table-cell>
          <table:table-cell office:value-type="float" office:value="111.999" calcext:value-type="float">
            <text:p>111,999</text:p>
          </table:table-cell>
          <table:table-cell office:value-type="float" office:value="11.8628" calcext:value-type="float">
            <text:p>11,8628</text:p>
          </table:table-cell>
          <table:table-cell table:formula="of:=[.J17]+1" office:value-type="float" office:value="161" calcext:value-type="float">
            <text:p>161</text:p>
          </table:table-cell>
          <table:table-cell office:value-type="float" office:value="159.999" calcext:value-type="float">
            <text:p>159,999</text:p>
          </table:table-cell>
          <table:table-cell office:value-type="float" office:value="11.5117" calcext:value-type="float">
            <text:p>11,5117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.7381" calcext:value-type="float">
            <text:p>12,7381</text:p>
          </table:table-cell>
          <table:table-cell table:formula="of:=[.D18]+1" office:value-type="float" office:value="66" calcext:value-type="float">
            <text:p>66</text:p>
          </table:table-cell>
          <table:table-cell office:value-type="float" office:value="64.999" calcext:value-type="float">
            <text:p>64,999</text:p>
          </table:table-cell>
          <table:table-cell office:value-type="float" office:value="12.2457" calcext:value-type="float">
            <text:p>12,2457</text:p>
          </table:table-cell>
          <table:table-cell table:formula="of:=[.G18]+1" office:value-type="float" office:value="114" calcext:value-type="float">
            <text:p>114</text:p>
          </table:table-cell>
          <table:table-cell office:value-type="float" office:value="112.999" calcext:value-type="float">
            <text:p>112,999</text:p>
          </table:table-cell>
          <table:table-cell office:value-type="float" office:value="11.8309" calcext:value-type="float">
            <text:p>11,8309</text:p>
          </table:table-cell>
          <table:table-cell table:formula="of:=[.J18]+1" office:value-type="float" office:value="162" calcext:value-type="float">
            <text:p>162</text:p>
          </table:table-cell>
          <table:table-cell office:value-type="float" office:value="160.999" calcext:value-type="float">
            <text:p>160,999</text:p>
          </table:table-cell>
          <table:table-cell office:value-type="float" office:value="11.5158" calcext:value-type="float">
            <text:p>11,5158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7.999" calcext:value-type="float">
            <text:p>17,999</text:p>
          </table:table-cell>
          <table:table-cell office:value-type="float" office:value="12.6746" calcext:value-type="float">
            <text:p>12,6746</text:p>
          </table:table-cell>
          <table:table-cell table:formula="of:=[.D19]+1" office:value-type="float" office:value="67" calcext:value-type="float">
            <text:p>67</text:p>
          </table:table-cell>
          <table:table-cell office:value-type="float" office:value="65.999" calcext:value-type="float">
            <text:p>65,999</text:p>
          </table:table-cell>
          <table:table-cell office:value-type="float" office:value="12.2147" calcext:value-type="float">
            <text:p>12,2147</text:p>
          </table:table-cell>
          <table:table-cell table:formula="of:=[.G19]+1" office:value-type="float" office:value="115" calcext:value-type="float">
            <text:p>115</text:p>
          </table:table-cell>
          <table:table-cell office:value-type="float" office:value="113.999" calcext:value-type="float">
            <text:p>113,999</text:p>
          </table:table-cell>
          <table:table-cell office:value-type="float" office:value="11.8363" calcext:value-type="float">
            <text:p>11,8363</text:p>
          </table:table-cell>
          <table:table-cell table:formula="of:=[.J19]+1" office:value-type="float" office:value="163" calcext:value-type="float">
            <text:p>163</text:p>
          </table:table-cell>
          <table:table-cell office:value-type="float" office:value="161.999" calcext:value-type="float">
            <text:p>161,999</text:p>
          </table:table-cell>
          <table:table-cell office:value-type="float" office:value="11.4888" calcext:value-type="float">
            <text:p>11,4888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8.999" calcext:value-type="float">
            <text:p>18,999</text:p>
          </table:table-cell>
          <table:table-cell office:value-type="float" office:value="12.6351" calcext:value-type="float">
            <text:p>12,6351</text:p>
          </table:table-cell>
          <table:table-cell table:formula="of:=[.D20]+1" office:value-type="float" office:value="68" calcext:value-type="float">
            <text:p>68</text:p>
          </table:table-cell>
          <table:table-cell office:value-type="float" office:value="66.999" calcext:value-type="float">
            <text:p>66,999</text:p>
          </table:table-cell>
          <table:table-cell office:value-type="float" office:value="12.1961" calcext:value-type="float">
            <text:p>12,1961</text:p>
          </table:table-cell>
          <table:table-cell table:formula="of:=[.G20]+1" office:value-type="float" office:value="116" calcext:value-type="float">
            <text:p>116</text:p>
          </table:table-cell>
          <table:table-cell office:value-type="float" office:value="114.999" calcext:value-type="float">
            <text:p>114,999</text:p>
          </table:table-cell>
          <table:table-cell office:value-type="float" office:value="11.8398" calcext:value-type="float">
            <text:p>11,8398</text:p>
          </table:table-cell>
          <table:table-cell table:formula="of:=[.J20]+1" office:value-type="float" office:value="164" calcext:value-type="float">
            <text:p>164</text:p>
          </table:table-cell>
          <table:table-cell office:value-type="float" office:value="162.999" calcext:value-type="float">
            <text:p>162,999</text:p>
          </table:table-cell>
          <table:table-cell office:value-type="float" office:value="11.4386" calcext:value-type="float">
            <text:p>11,4386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9.999" calcext:value-type="float">
            <text:p>19,999</text:p>
          </table:table-cell>
          <table:table-cell office:value-type="float" office:value="12.5904" calcext:value-type="float">
            <text:p>12,5904</text:p>
          </table:table-cell>
          <table:table-cell table:formula="of:=[.D21]+1" office:value-type="float" office:value="69" calcext:value-type="float">
            <text:p>69</text:p>
          </table:table-cell>
          <table:table-cell office:value-type="float" office:value="67.999" calcext:value-type="float">
            <text:p>67,999</text:p>
          </table:table-cell>
          <table:table-cell office:value-type="float" office:value="12.2156" calcext:value-type="float">
            <text:p>12,2156</text:p>
          </table:table-cell>
          <table:table-cell table:formula="of:=[.G21]+1" office:value-type="float" office:value="117" calcext:value-type="float">
            <text:p>117</text:p>
          </table:table-cell>
          <table:table-cell office:value-type="float" office:value="115.999" calcext:value-type="float">
            <text:p>115,999</text:p>
          </table:table-cell>
          <table:table-cell office:value-type="float" office:value="11.7916" calcext:value-type="float">
            <text:p>11,7916</text:p>
          </table:table-cell>
          <table:table-cell table:formula="of:=[.J21]+1" office:value-type="float" office:value="165" calcext:value-type="float">
            <text:p>165</text:p>
          </table:table-cell>
          <table:table-cell office:value-type="float" office:value="163.999" calcext:value-type="float">
            <text:p>163,999</text:p>
          </table:table-cell>
          <table:table-cell office:value-type="float" office:value="11.4275" calcext:value-type="float">
            <text:p>11,4275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0.999" calcext:value-type="float">
            <text:p>20,999</text:p>
          </table:table-cell>
          <table:table-cell office:value-type="float" office:value="12.5446" calcext:value-type="float">
            <text:p>12,5446</text:p>
          </table:table-cell>
          <table:table-cell table:formula="of:=[.D22]+1" office:value-type="float" office:value="70" calcext:value-type="float">
            <text:p>70</text:p>
          </table:table-cell>
          <table:table-cell office:value-type="float" office:value="68.999" calcext:value-type="float">
            <text:p>68,999</text:p>
          </table:table-cell>
          <table:table-cell office:value-type="float" office:value="12.2439" calcext:value-type="float">
            <text:p>12,2439</text:p>
          </table:table-cell>
          <table:table-cell table:formula="of:=[.G22]+1" office:value-type="float" office:value="118" calcext:value-type="float">
            <text:p>118</text:p>
          </table:table-cell>
          <table:table-cell office:value-type="float" office:value="116.999" calcext:value-type="float">
            <text:p>116,999</text:p>
          </table:table-cell>
          <table:table-cell office:value-type="float" office:value="11.7703" calcext:value-type="float">
            <text:p>11,7703</text:p>
          </table:table-cell>
          <table:table-cell table:formula="of:=[.J22]+1" office:value-type="float" office:value="166" calcext:value-type="float">
            <text:p>166</text:p>
          </table:table-cell>
          <table:table-cell office:value-type="float" office:value="164.999" calcext:value-type="float">
            <text:p>164,999</text:p>
          </table:table-cell>
          <table:table-cell office:value-type="float" office:value="11.3962" calcext:value-type="float">
            <text:p>11,3962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2.577" calcext:value-type="float">
            <text:p>12,577</text:p>
          </table:table-cell>
          <table:table-cell table:formula="of:=[.D23]+1" office:value-type="float" office:value="71" calcext:value-type="float">
            <text:p>71</text:p>
          </table:table-cell>
          <table:table-cell office:value-type="float" office:value="69.999" calcext:value-type="float">
            <text:p>69,999</text:p>
          </table:table-cell>
          <table:table-cell office:value-type="float" office:value="12.2178" calcext:value-type="float">
            <text:p>12,2178</text:p>
          </table:table-cell>
          <table:table-cell table:formula="of:=[.G23]+1" office:value-type="float" office:value="119" calcext:value-type="float">
            <text:p>119</text:p>
          </table:table-cell>
          <table:table-cell office:value-type="float" office:value="117.999" calcext:value-type="float">
            <text:p>117,999</text:p>
          </table:table-cell>
          <table:table-cell office:value-type="float" office:value="11.7722" calcext:value-type="float">
            <text:p>11,7722</text:p>
          </table:table-cell>
          <table:table-cell table:formula="of:=[.J23]+1" office:value-type="float" office:value="167" calcext:value-type="float">
            <text:p>167</text:p>
          </table:table-cell>
          <table:table-cell office:value-type="float" office:value="165.999" calcext:value-type="float">
            <text:p>165,999</text:p>
          </table:table-cell>
          <table:table-cell office:value-type="float" office:value="11.3964" calcext:value-type="float">
            <text:p>11,3964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2.999" calcext:value-type="float">
            <text:p>22,999</text:p>
          </table:table-cell>
          <table:table-cell office:value-type="float" office:value="12.579" calcext:value-type="float">
            <text:p>12,579</text:p>
          </table:table-cell>
          <table:table-cell table:formula="of:=[.D24]+1" office:value-type="float" office:value="72" calcext:value-type="float">
            <text:p>72</text:p>
          </table:table-cell>
          <table:table-cell office:value-type="float" office:value="70.999" calcext:value-type="float">
            <text:p>70,999</text:p>
          </table:table-cell>
          <table:table-cell office:value-type="float" office:value="12.2247" calcext:value-type="float">
            <text:p>12,2247</text:p>
          </table:table-cell>
          <table:table-cell table:formula="of:=[.G24]+1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.813" calcext:value-type="float">
            <text:p>11,813</text:p>
          </table:table-cell>
          <table:table-cell table:formula="of:=[.J24]+1" office:value-type="float" office:value="168" calcext:value-type="float">
            <text:p>168</text:p>
          </table:table-cell>
          <table:table-cell office:value-type="float" office:value="166.999" calcext:value-type="float">
            <text:p>166,999</text:p>
          </table:table-cell>
          <table:table-cell office:value-type="float" office:value="11.3735" calcext:value-type="float">
            <text:p>11,3735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3.999" calcext:value-type="float">
            <text:p>23,999</text:p>
          </table:table-cell>
          <table:table-cell office:value-type="float" office:value="12.6099" calcext:value-type="float">
            <text:p>12,6099</text:p>
          </table:table-cell>
          <table:table-cell table:formula="of:=[.D25]+1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2.2705" calcext:value-type="float">
            <text:p>12,2705</text:p>
          </table:table-cell>
          <table:table-cell table:formula="of:=[.G25]+1" office:value-type="float" office:value="121" calcext:value-type="float">
            <text:p>121</text:p>
          </table:table-cell>
          <table:table-cell office:value-type="float" office:value="119.999" calcext:value-type="float">
            <text:p>119,999</text:p>
          </table:table-cell>
          <table:table-cell office:value-type="float" office:value="11.769" calcext:value-type="float">
            <text:p>11,769</text:p>
          </table:table-cell>
          <table:table-cell table:formula="of:=[.J25]+1" office:value-type="float" office:value="169" calcext:value-type="float">
            <text:p>169</text:p>
          </table:table-cell>
          <table:table-cell office:value-type="float" office:value="167.999" calcext:value-type="float">
            <text:p>167,999</text:p>
          </table:table-cell>
          <table:table-cell office:value-type="float" office:value="11.3855" calcext:value-type="float">
            <text:p>11,3855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2.5977" calcext:value-type="float">
            <text:p>12,5977</text:p>
          </table:table-cell>
          <table:table-cell table:formula="of:=[.D26]+1" office:value-type="float" office:value="74" calcext:value-type="float">
            <text:p>74</text:p>
          </table:table-cell>
          <table:table-cell office:value-type="float" office:value="72.999" calcext:value-type="float">
            <text:p>72,999</text:p>
          </table:table-cell>
          <table:table-cell office:value-type="float" office:value="12.2263" calcext:value-type="float">
            <text:p>12,2263</text:p>
          </table:table-cell>
          <table:table-cell table:formula="of:=[.G26]+1" office:value-type="float" office:value="122" calcext:value-type="float">
            <text:p>122</text:p>
          </table:table-cell>
          <table:table-cell office:value-type="float" office:value="120.999" calcext:value-type="float">
            <text:p>120,999</text:p>
          </table:table-cell>
          <table:table-cell office:value-type="float" office:value="11.7558" calcext:value-type="float">
            <text:p>11,7558</text:p>
          </table:table-cell>
          <table:table-cell table:formula="of:=[.J26]+1" office:value-type="float" office:value="170" calcext:value-type="float">
            <text:p>170</text:p>
          </table:table-cell>
          <table:table-cell office:value-type="float" office:value="168.999" calcext:value-type="float">
            <text:p>168,999</text:p>
          </table:table-cell>
          <table:table-cell office:value-type="float" office:value="11.3835" calcext:value-type="float">
            <text:p>11,3835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5.999" calcext:value-type="float">
            <text:p>25,999</text:p>
          </table:table-cell>
          <table:table-cell office:value-type="float" office:value="12.6495" calcext:value-type="float">
            <text:p>12,6495</text:p>
          </table:table-cell>
          <table:table-cell table:formula="of:=[.D27]+1" office:value-type="float" office:value="75" calcext:value-type="float">
            <text:p>75</text:p>
          </table:table-cell>
          <table:table-cell office:value-type="float" office:value="73.999" calcext:value-type="float">
            <text:p>73,999</text:p>
          </table:table-cell>
          <table:table-cell office:value-type="float" office:value="12.168" calcext:value-type="float">
            <text:p>12,168</text:p>
          </table:table-cell>
          <table:table-cell table:formula="of:=[.G27]+1" office:value-type="float" office:value="123" calcext:value-type="float">
            <text:p>123</text:p>
          </table:table-cell>
          <table:table-cell office:value-type="float" office:value="121.999" calcext:value-type="float">
            <text:p>121,999</text:p>
          </table:table-cell>
          <table:table-cell office:value-type="float" office:value="11.7301" calcext:value-type="float">
            <text:p>11,7301</text:p>
          </table:table-cell>
          <table:table-cell table:formula="of:=[.J27]+1" office:value-type="float" office:value="171" calcext:value-type="float">
            <text:p>171</text:p>
          </table:table-cell>
          <table:table-cell office:value-type="float" office:value="169.999" calcext:value-type="float">
            <text:p>169,999</text:p>
          </table:table-cell>
          <table:table-cell office:value-type="float" office:value="11.391" calcext:value-type="float">
            <text:p>11,391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6.999" calcext:value-type="float">
            <text:p>26,999</text:p>
          </table:table-cell>
          <table:table-cell office:value-type="float" office:value="12.6454" calcext:value-type="float">
            <text:p>12,6454</text:p>
          </table:table-cell>
          <table:table-cell table:formula="of:=[.D28]+1" office:value-type="float" office:value="76" calcext:value-type="float">
            <text:p>76</text:p>
          </table:table-cell>
          <table:table-cell office:value-type="float" office:value="74.999" calcext:value-type="float">
            <text:p>74,999</text:p>
          </table:table-cell>
          <table:table-cell office:value-type="float" office:value="12.1474" calcext:value-type="float">
            <text:p>12,1474</text:p>
          </table:table-cell>
          <table:table-cell table:formula="of:=[.G28]+1" office:value-type="float" office:value="124" calcext:value-type="float">
            <text:p>124</text:p>
          </table:table-cell>
          <table:table-cell office:value-type="float" office:value="122.999" calcext:value-type="float">
            <text:p>122,999</text:p>
          </table:table-cell>
          <table:table-cell office:value-type="float" office:value="11.7348" calcext:value-type="float">
            <text:p>11,7348</text:p>
          </table:table-cell>
          <table:table-cell table:formula="of:=[.J28]+1" office:value-type="float" office:value="172" calcext:value-type="float">
            <text:p>172</text:p>
          </table:table-cell>
          <table:table-cell office:value-type="float" office:value="170.999" calcext:value-type="float">
            <text:p>170,999</text:p>
          </table:table-cell>
          <table:table-cell office:value-type="float" office:value="11.3877" calcext:value-type="float">
            <text:p>11,3877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7.999" calcext:value-type="float">
            <text:p>27,999</text:p>
          </table:table-cell>
          <table:table-cell office:value-type="float" office:value="12.6599" calcext:value-type="float">
            <text:p>12,6599</text:p>
          </table:table-cell>
          <table:table-cell table:formula="of:=[.D29]+1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2.119" calcext:value-type="float">
            <text:p>12,119</text:p>
          </table:table-cell>
          <table:table-cell table:formula="of:=[.G29]+1" office:value-type="float" office:value="125" calcext:value-type="float">
            <text:p>125</text:p>
          </table:table-cell>
          <table:table-cell office:value-type="float" office:value="123.999" calcext:value-type="float">
            <text:p>123,999</text:p>
          </table:table-cell>
          <table:table-cell office:value-type="float" office:value="11.687" calcext:value-type="float">
            <text:p>11,687</text:p>
          </table:table-cell>
          <table:table-cell table:formula="of:=[.J29]+1" office:value-type="float" office:value="173" calcext:value-type="float">
            <text:p>173</text:p>
          </table:table-cell>
          <table:table-cell office:value-type="float" office:value="171.999" calcext:value-type="float">
            <text:p>171,999</text:p>
          </table:table-cell>
          <table:table-cell office:value-type="float" office:value="11.3709" calcext:value-type="float">
            <text:p>11,3709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8.999" calcext:value-type="float">
            <text:p>28,999</text:p>
          </table:table-cell>
          <table:table-cell office:value-type="float" office:value="12.6257" calcext:value-type="float">
            <text:p>12,6257</text:p>
          </table:table-cell>
          <table:table-cell table:formula="of:=[.D30]+1" office:value-type="float" office:value="78" calcext:value-type="float">
            <text:p>78</text:p>
          </table:table-cell>
          <table:table-cell office:value-type="float" office:value="76.999" calcext:value-type="float">
            <text:p>76,999</text:p>
          </table:table-cell>
          <table:table-cell office:value-type="float" office:value="12.108" calcext:value-type="float">
            <text:p>12,108</text:p>
          </table:table-cell>
          <table:table-cell table:formula="of:=[.G30]+1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1.644" calcext:value-type="float">
            <text:p>11,644</text:p>
          </table:table-cell>
          <table:table-cell table:formula="of:=[.J30]+1" office:value-type="float" office:value="174" calcext:value-type="float">
            <text:p>174</text:p>
          </table:table-cell>
          <table:table-cell office:value-type="float" office:value="172.999" calcext:value-type="float">
            <text:p>172,999</text:p>
          </table:table-cell>
          <table:table-cell office:value-type="float" office:value="11.3987" calcext:value-type="float">
            <text:p>11,3987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9.999" calcext:value-type="float">
            <text:p>29,999</text:p>
          </table:table-cell>
          <table:table-cell office:value-type="float" office:value="12.5311" calcext:value-type="float">
            <text:p>12,5311</text:p>
          </table:table-cell>
          <table:table-cell table:formula="of:=[.D31]+1" office:value-type="float" office:value="79" calcext:value-type="float">
            <text:p>79</text:p>
          </table:table-cell>
          <table:table-cell office:value-type="float" office:value="77.999" calcext:value-type="float">
            <text:p>77,999</text:p>
          </table:table-cell>
          <table:table-cell office:value-type="float" office:value="12.1257" calcext:value-type="float">
            <text:p>12,1257</text:p>
          </table:table-cell>
          <table:table-cell table:formula="of:=[.G31]+1" office:value-type="float" office:value="127" calcext:value-type="float">
            <text:p>127</text:p>
          </table:table-cell>
          <table:table-cell office:value-type="float" office:value="125.999" calcext:value-type="float">
            <text:p>125,999</text:p>
          </table:table-cell>
          <table:table-cell office:value-type="float" office:value="11.6097" calcext:value-type="float">
            <text:p>11,6097</text:p>
          </table:table-cell>
          <table:table-cell table:formula="of:=[.J31]+1" office:value-type="float" office:value="175" calcext:value-type="float">
            <text:p>175</text:p>
          </table:table-cell>
          <table:table-cell office:value-type="float" office:value="173.999" calcext:value-type="float">
            <text:p>173,999</text:p>
          </table:table-cell>
          <table:table-cell office:value-type="float" office:value="11.4056" calcext:value-type="float">
            <text:p>11,4056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0.999" calcext:value-type="float">
            <text:p>30,999</text:p>
          </table:table-cell>
          <table:table-cell office:value-type="float" office:value="12.5508" calcext:value-type="float">
            <text:p>12,5508</text:p>
          </table:table-cell>
          <table:table-cell table:formula="of:=[.D32]+1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2.1116" calcext:value-type="float">
            <text:p>12,1116</text:p>
          </table:table-cell>
          <table:table-cell table:formula="of:=[.G32]+1" office:value-type="float" office:value="128" calcext:value-type="float">
            <text:p>128</text:p>
          </table:table-cell>
          <table:table-cell office:value-type="float" office:value="126.999" calcext:value-type="float">
            <text:p>126,999</text:p>
          </table:table-cell>
          <table:table-cell office:value-type="float" office:value="11.6093" calcext:value-type="float">
            <text:p>11,6093</text:p>
          </table:table-cell>
          <table:table-cell table:formula="of:=[.J32]+1" office:value-type="float" office:value="176" calcext:value-type="float">
            <text:p>176</text:p>
          </table:table-cell>
          <table:table-cell office:value-type="float" office:value="174.999" calcext:value-type="float">
            <text:p>174,999</text:p>
          </table:table-cell>
          <table:table-cell office:value-type="float" office:value="11.4039" calcext:value-type="float">
            <text:p>11,4039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31.999" calcext:value-type="float">
            <text:p>31,999</text:p>
          </table:table-cell>
          <table:table-cell office:value-type="float" office:value="12.603" calcext:value-type="float">
            <text:p>12,603</text:p>
          </table:table-cell>
          <table:table-cell table:formula="of:=[.D33]+1" office:value-type="float" office:value="81" calcext:value-type="float">
            <text:p>81</text:p>
          </table:table-cell>
          <table:table-cell office:value-type="float" office:value="79.999" calcext:value-type="float">
            <text:p>79,999</text:p>
          </table:table-cell>
          <table:table-cell office:value-type="float" office:value="12.1282" calcext:value-type="float">
            <text:p>12,1282</text:p>
          </table:table-cell>
          <table:table-cell table:formula="of:=[.G33]+1" office:value-type="float" office:value="129" calcext:value-type="float">
            <text:p>129</text:p>
          </table:table-cell>
          <table:table-cell office:value-type="float" office:value="127.999" calcext:value-type="float">
            <text:p>127,999</text:p>
          </table:table-cell>
          <table:table-cell office:value-type="float" office:value="11.6187" calcext:value-type="float">
            <text:p>11,6187</text:p>
          </table:table-cell>
          <table:table-cell table:formula="of:=[.J33]+1" office:value-type="float" office:value="177" calcext:value-type="float">
            <text:p>177</text:p>
          </table:table-cell>
          <table:table-cell office:value-type="float" office:value="175.999" calcext:value-type="float">
            <text:p>175,999</text:p>
          </table:table-cell>
          <table:table-cell office:value-type="float" office:value="11.3781" calcext:value-type="float">
            <text:p>11,378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32.999" calcext:value-type="float">
            <text:p>32,999</text:p>
          </table:table-cell>
          <table:table-cell office:value-type="float" office:value="12.5862" calcext:value-type="float">
            <text:p>12,5862</text:p>
          </table:table-cell>
          <table:table-cell table:formula="of:=[.D34]+1" office:value-type="float" office:value="82" calcext:value-type="float">
            <text:p>82</text:p>
          </table:table-cell>
          <table:table-cell office:value-type="float" office:value="80.999" calcext:value-type="float">
            <text:p>80,999</text:p>
          </table:table-cell>
          <table:table-cell office:value-type="float" office:value="12.1435" calcext:value-type="float">
            <text:p>12,1435</text:p>
          </table:table-cell>
          <table:table-cell table:formula="of:=[.G34]+1" office:value-type="float" office:value="130" calcext:value-type="float">
            <text:p>130</text:p>
          </table:table-cell>
          <table:table-cell office:value-type="float" office:value="128.999" calcext:value-type="float">
            <text:p>128,999</text:p>
          </table:table-cell>
          <table:table-cell office:value-type="float" office:value="11.6462" calcext:value-type="float">
            <text:p>11,6462</text:p>
          </table:table-cell>
          <table:table-cell table:formula="of:=[.J34]+1" office:value-type="float" office:value="178" calcext:value-type="float">
            <text:p>178</text:p>
          </table:table-cell>
          <table:table-cell office:value-type="float" office:value="176.999" calcext:value-type="float">
            <text:p>176,999</text:p>
          </table:table-cell>
          <table:table-cell office:value-type="float" office:value="11.375" calcext:value-type="float">
            <text:p>11,375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2.5772" calcext:value-type="float">
            <text:p>12,5772</text:p>
          </table:table-cell>
          <table:table-cell table:formula="of:=[.D35]+1" office:value-type="float" office:value="83" calcext:value-type="float">
            <text:p>83</text:p>
          </table:table-cell>
          <table:table-cell office:value-type="float" office:value="81.999" calcext:value-type="float">
            <text:p>81,999</text:p>
          </table:table-cell>
          <table:table-cell office:value-type="float" office:value="12.1242" calcext:value-type="float">
            <text:p>12,1242</text:p>
          </table:table-cell>
          <table:table-cell table:formula="of:=[.G35]+1" office:value-type="float" office:value="131" calcext:value-type="float">
            <text:p>131</text:p>
          </table:table-cell>
          <table:table-cell office:value-type="float" office:value="129.999" calcext:value-type="float">
            <text:p>129,999</text:p>
          </table:table-cell>
          <table:table-cell office:value-type="float" office:value="11.6821" calcext:value-type="float">
            <text:p>11,6821</text:p>
          </table:table-cell>
          <table:table-cell table:formula="of:=[.J35]+1" office:value-type="float" office:value="179" calcext:value-type="float">
            <text:p>179</text:p>
          </table:table-cell>
          <table:table-cell office:value-type="float" office:value="177.999" calcext:value-type="float">
            <text:p>177,999</text:p>
          </table:table-cell>
          <table:table-cell office:value-type="float" office:value="11.3745" calcext:value-type="float">
            <text:p>11,3745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34.999" calcext:value-type="float">
            <text:p>34,999</text:p>
          </table:table-cell>
          <table:table-cell office:value-type="float" office:value="12.5763" calcext:value-type="float">
            <text:p>12,5763</text:p>
          </table:table-cell>
          <table:table-cell table:formula="of:=[.D36]+1" office:value-type="float" office:value="84" calcext:value-type="float">
            <text:p>84</text:p>
          </table:table-cell>
          <table:table-cell office:value-type="float" office:value="82.999" calcext:value-type="float">
            <text:p>82,999</text:p>
          </table:table-cell>
          <table:table-cell office:value-type="float" office:value="12.0662" calcext:value-type="float">
            <text:p>12,0662</text:p>
          </table:table-cell>
          <table:table-cell table:formula="of:=[.G36]+1" office:value-type="float" office:value="132" calcext:value-type="float">
            <text:p>132</text:p>
          </table:table-cell>
          <table:table-cell office:value-type="float" office:value="130.999" calcext:value-type="float">
            <text:p>130,999</text:p>
          </table:table-cell>
          <table:table-cell office:value-type="float" office:value="11.6949" calcext:value-type="float">
            <text:p>11,6949</text:p>
          </table:table-cell>
          <table:table-cell table:formula="of:=[.J36]+1" office:value-type="float" office:value="180" calcext:value-type="float">
            <text:p>180</text:p>
          </table:table-cell>
          <table:table-cell office:value-type="float" office:value="178.999" calcext:value-type="float">
            <text:p>178,999</text:p>
          </table:table-cell>
          <table:table-cell office:value-type="float" office:value="11.3558" calcext:value-type="float">
            <text:p>11,3558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35.999" calcext:value-type="float">
            <text:p>35,999</text:p>
          </table:table-cell>
          <table:table-cell office:value-type="float" office:value="12.5414" calcext:value-type="float">
            <text:p>12,5414</text:p>
          </table:table-cell>
          <table:table-cell table:formula="of:=[.D37]+1" office:value-type="float" office:value="85" calcext:value-type="float">
            <text:p>85</text:p>
          </table:table-cell>
          <table:table-cell office:value-type="float" office:value="83.999" calcext:value-type="float">
            <text:p>83,999</text:p>
          </table:table-cell>
          <table:table-cell office:value-type="float" office:value="12.0829" calcext:value-type="float">
            <text:p>12,0829</text:p>
          </table:table-cell>
          <table:table-cell table:formula="of:=[.G37]+1" office:value-type="float" office:value="133" calcext:value-type="float">
            <text:p>133</text:p>
          </table:table-cell>
          <table:table-cell office:value-type="float" office:value="131.999" calcext:value-type="float">
            <text:p>131,999</text:p>
          </table:table-cell>
          <table:table-cell office:value-type="float" office:value="11.6908" calcext:value-type="float">
            <text:p>11,6908</text:p>
          </table:table-cell>
          <table:table-cell table:formula="of:=[.J37]+1" office:value-type="float" office:value="181" calcext:value-type="float">
            <text:p>181</text:p>
          </table:table-cell>
          <table:table-cell office:value-type="float" office:value="179.999" calcext:value-type="float">
            <text:p>179,999</text:p>
          </table:table-cell>
          <table:table-cell office:value-type="float" office:value="11.3238" calcext:value-type="float">
            <text:p>11,3238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36.999" calcext:value-type="float">
            <text:p>36,999</text:p>
          </table:table-cell>
          <table:table-cell office:value-type="float" office:value="12.5051" calcext:value-type="float">
            <text:p>12,5051</text:p>
          </table:table-cell>
          <table:table-cell table:formula="of:=[.D38]+1" office:value-type="float" office:value="86" calcext:value-type="float">
            <text:p>86</text:p>
          </table:table-cell>
          <table:table-cell office:value-type="float" office:value="84.999" calcext:value-type="float">
            <text:p>84,999</text:p>
          </table:table-cell>
          <table:table-cell office:value-type="float" office:value="12.1006" calcext:value-type="float">
            <text:p>12,1006</text:p>
          </table:table-cell>
          <table:table-cell table:formula="of:=[.G38]+1" office:value-type="float" office:value="134" calcext:value-type="float">
            <text:p>134</text:p>
          </table:table-cell>
          <table:table-cell office:value-type="float" office:value="132.999" calcext:value-type="float">
            <text:p>132,999</text:p>
          </table:table-cell>
          <table:table-cell office:value-type="float" office:value="11.6871" calcext:value-type="float">
            <text:p>11,6871</text:p>
          </table:table-cell>
          <table:table-cell table:formula="of:=[.J38]+1" office:value-type="float" office:value="182" calcext:value-type="float">
            <text:p>182</text:p>
          </table:table-cell>
          <table:table-cell office:value-type="float" office:value="180.999" calcext:value-type="float">
            <text:p>180,999</text:p>
          </table:table-cell>
          <table:table-cell office:value-type="float" office:value="11.3267" calcext:value-type="float">
            <text:p>11,3267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37.999" calcext:value-type="float">
            <text:p>37,999</text:p>
          </table:table-cell>
          <table:table-cell office:value-type="float" office:value="12.5209" calcext:value-type="float">
            <text:p>12,5209</text:p>
          </table:table-cell>
          <table:table-cell table:formula="of:=[.D39]+1" office:value-type="float" office:value="87" calcext:value-type="float">
            <text:p>87</text:p>
          </table:table-cell>
          <table:table-cell office:value-type="float" office:value="85.999" calcext:value-type="float">
            <text:p>85,999</text:p>
          </table:table-cell>
          <table:table-cell office:value-type="float" office:value="12.0859" calcext:value-type="float">
            <text:p>12,0859</text:p>
          </table:table-cell>
          <table:table-cell table:formula="of:=[.G39]+1" office:value-type="float" office:value="135" calcext:value-type="float">
            <text:p>135</text:p>
          </table:table-cell>
          <table:table-cell office:value-type="float" office:value="133.999" calcext:value-type="float">
            <text:p>133,999</text:p>
          </table:table-cell>
          <table:table-cell office:value-type="float" office:value="11.6529" calcext:value-type="float">
            <text:p>11,6529</text:p>
          </table:table-cell>
          <table:table-cell table:formula="of:=[.J39]+1" office:value-type="float" office:value="183" calcext:value-type="float">
            <text:p>183</text:p>
          </table:table-cell>
          <table:table-cell office:value-type="float" office:value="181.999" calcext:value-type="float">
            <text:p>181,999</text:p>
          </table:table-cell>
          <table:table-cell office:value-type="float" office:value="11.3675" calcext:value-type="float">
            <text:p>11,3675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8.999" calcext:value-type="float">
            <text:p>38,999</text:p>
          </table:table-cell>
          <table:table-cell office:value-type="float" office:value="12.5282" calcext:value-type="float">
            <text:p>12,5282</text:p>
          </table:table-cell>
          <table:table-cell table:formula="of:=[.D40]+1" office:value-type="float" office:value="88" calcext:value-type="float">
            <text:p>88</text:p>
          </table:table-cell>
          <table:table-cell office:value-type="float" office:value="86.999" calcext:value-type="float">
            <text:p>86,999</text:p>
          </table:table-cell>
          <table:table-cell office:value-type="float" office:value="12.0914" calcext:value-type="float">
            <text:p>12,0914</text:p>
          </table:table-cell>
          <table:table-cell table:formula="of:=[.G40]+1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1.6424" calcext:value-type="float">
            <text:p>11,6424</text:p>
          </table:table-cell>
          <table:table-cell table:formula="of:=[.J40]+1" office:value-type="float" office:value="184" calcext:value-type="float">
            <text:p>184</text:p>
          </table:table-cell>
          <table:table-cell office:value-type="float" office:value="182.999" calcext:value-type="float">
            <text:p>182,999</text:p>
          </table:table-cell>
          <table:table-cell office:value-type="float" office:value="11.3672" calcext:value-type="float">
            <text:p>11,3672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9.999" calcext:value-type="float">
            <text:p>39,999</text:p>
          </table:table-cell>
          <table:table-cell office:value-type="float" office:value="12.4629" calcext:value-type="float">
            <text:p>12,4629</text:p>
          </table:table-cell>
          <table:table-cell table:formula="of:=[.D41]+1" office:value-type="float" office:value="89" calcext:value-type="float">
            <text:p>89</text:p>
          </table:table-cell>
          <table:table-cell office:value-type="float" office:value="87.999" calcext:value-type="float">
            <text:p>87,999</text:p>
          </table:table-cell>
          <table:table-cell office:value-type="float" office:value="12.1078" calcext:value-type="float">
            <text:p>12,1078</text:p>
          </table:table-cell>
          <table:table-cell table:formula="of:=[.G41]+1" office:value-type="float" office:value="137" calcext:value-type="float">
            <text:p>137</text:p>
          </table:table-cell>
          <table:table-cell office:value-type="float" office:value="135.999" calcext:value-type="float">
            <text:p>135,999</text:p>
          </table:table-cell>
          <table:table-cell office:value-type="float" office:value="11.6551" calcext:value-type="float">
            <text:p>11,6551</text:p>
          </table:table-cell>
          <table:table-cell table:formula="of:=[.J41]+1" office:value-type="float" office:value="185" calcext:value-type="float">
            <text:p>185</text:p>
          </table:table-cell>
          <table:table-cell office:value-type="float" office:value="183.999" calcext:value-type="float">
            <text:p>183,999</text:p>
          </table:table-cell>
          <table:table-cell office:value-type="float" office:value="11.3239" calcext:value-type="float">
            <text:p>11,3239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40.999" calcext:value-type="float">
            <text:p>40,999</text:p>
          </table:table-cell>
          <table:table-cell office:value-type="float" office:value="12.4503" calcext:value-type="float">
            <text:p>12,4503</text:p>
          </table:table-cell>
          <table:table-cell table:formula="of:=[.D42]+1" office:value-type="float" office:value="90" calcext:value-type="float">
            <text:p>90</text:p>
          </table:table-cell>
          <table:table-cell office:value-type="float" office:value="88.999" calcext:value-type="float">
            <text:p>88,999</text:p>
          </table:table-cell>
          <table:table-cell office:value-type="float" office:value="12.064" calcext:value-type="float">
            <text:p>12,064</text:p>
          </table:table-cell>
          <table:table-cell table:formula="of:=[.G42]+1"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.6485" calcext:value-type="float">
            <text:p>11,6485</text:p>
          </table:table-cell>
          <table:table-cell table:formula="of:=[.J42]+1" office:value-type="float" office:value="186" calcext:value-type="float">
            <text:p>186</text:p>
          </table:table-cell>
          <table:table-cell office:value-type="float" office:value="184.999" calcext:value-type="float">
            <text:p>184,999</text:p>
          </table:table-cell>
          <table:table-cell office:value-type="float" office:value="11.3104" calcext:value-type="float">
            <text:p>11,3104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41.999" calcext:value-type="float">
            <text:p>41,999</text:p>
          </table:table-cell>
          <table:table-cell office:value-type="float" office:value="12.4534" calcext:value-type="float">
            <text:p>12,4534</text:p>
          </table:table-cell>
          <table:table-cell table:formula="of:=[.D43]+1" office:value-type="float" office:value="91" calcext:value-type="float">
            <text:p>91</text:p>
          </table:table-cell>
          <table:table-cell office:value-type="float" office:value="89.999" calcext:value-type="float">
            <text:p>89,999</text:p>
          </table:table-cell>
          <table:table-cell office:value-type="float" office:value="12.0094" calcext:value-type="float">
            <text:p>12,0094</text:p>
          </table:table-cell>
          <table:table-cell table:formula="of:=[.G43]+1" office:value-type="float" office:value="139" calcext:value-type="float">
            <text:p>139</text:p>
          </table:table-cell>
          <table:table-cell office:value-type="float" office:value="137.999" calcext:value-type="float">
            <text:p>137,999</text:p>
          </table:table-cell>
          <table:table-cell office:value-type="float" office:value="11.6137" calcext:value-type="float">
            <text:p>11,6137</text:p>
          </table:table-cell>
          <table:table-cell table:formula="of:=[.J43]+1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1.3156" calcext:value-type="float">
            <text:p>11,3156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42.999" calcext:value-type="float">
            <text:p>42,999</text:p>
          </table:table-cell>
          <table:table-cell office:value-type="float" office:value="12.463" calcext:value-type="float">
            <text:p>12,463</text:p>
          </table:table-cell>
          <table:table-cell table:formula="of:=[.D44]+1" office:value-type="float" office:value="92" calcext:value-type="float">
            <text:p>92</text:p>
          </table:table-cell>
          <table:table-cell office:value-type="float" office:value="90.999" calcext:value-type="float">
            <text:p>90,999</text:p>
          </table:table-cell>
          <table:table-cell office:value-type="float" office:value="11.9711" calcext:value-type="float">
            <text:p>11,9711</text:p>
          </table:table-cell>
          <table:table-cell table:formula="of:=[.G44]+1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1.6223" calcext:value-type="float">
            <text:p>11,6223</text:p>
          </table:table-cell>
          <table:table-cell table:formula="of:=[.J44]+1" office:value-type="float" office:value="188" calcext:value-type="float">
            <text:p>188</text:p>
          </table:table-cell>
          <table:table-cell office:value-type="float" office:value="186.999" calcext:value-type="float">
            <text:p>186,999</text:p>
          </table:table-cell>
          <table:table-cell office:value-type="float" office:value="11.369" calcext:value-type="float">
            <text:p>11,369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3.999" calcext:value-type="float">
            <text:p>43,999</text:p>
          </table:table-cell>
          <table:table-cell office:value-type="float" office:value="12.49" calcext:value-type="float">
            <text:p>12,49</text:p>
          </table:table-cell>
          <table:table-cell table:formula="of:=[.D45]+1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1.9898" calcext:value-type="float">
            <text:p>11,9898</text:p>
          </table:table-cell>
          <table:table-cell table:formula="of:=[.G45]+1" office:value-type="float" office:value="141" calcext:value-type="float">
            <text:p>141</text:p>
          </table:table-cell>
          <table:table-cell office:value-type="float" office:value="139.999" calcext:value-type="float">
            <text:p>139,999</text:p>
          </table:table-cell>
          <table:table-cell office:value-type="float" office:value="11.6482" calcext:value-type="float">
            <text:p>11,6482</text:p>
          </table:table-cell>
          <table:table-cell table:formula="of:=[.J45]+1" office:value-type="float" office:value="189" calcext:value-type="float">
            <text:p>189</text:p>
          </table:table-cell>
          <table:table-cell office:value-type="float" office:value="187.999" calcext:value-type="float">
            <text:p>187,999</text:p>
          </table:table-cell>
          <table:table-cell office:value-type="float" office:value="11.3119" calcext:value-type="float">
            <text:p>11,3119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44.999" calcext:value-type="float">
            <text:p>44,999</text:p>
          </table:table-cell>
          <table:table-cell office:value-type="float" office:value="12.4312" calcext:value-type="float">
            <text:p>12,4312</text:p>
          </table:table-cell>
          <table:table-cell table:formula="of:=[.D46]+1" office:value-type="float" office:value="94" calcext:value-type="float">
            <text:p>94</text:p>
          </table:table-cell>
          <table:table-cell office:value-type="float" office:value="92.999" calcext:value-type="float">
            <text:p>92,999</text:p>
          </table:table-cell>
          <table:table-cell office:value-type="float" office:value="11.9645" calcext:value-type="float">
            <text:p>11,9645</text:p>
          </table:table-cell>
          <table:table-cell table:formula="of:=[.G46]+1"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1.6205" calcext:value-type="float">
            <text:p>11,6205</text:p>
          </table:table-cell>
          <table:table-cell table:formula="of:=[.J46]+1" office:value-type="float" office:value="190" calcext:value-type="float">
            <text:p>190</text:p>
          </table:table-cell>
          <table:table-cell office:value-type="float" office:value="188.999" calcext:value-type="float">
            <text:p>188,999</text:p>
          </table:table-cell>
          <table:table-cell office:value-type="float" office:value="11.2641" calcext:value-type="float">
            <text:p>11,264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5.999" calcext:value-type="float">
            <text:p>45,999</text:p>
          </table:table-cell>
          <table:table-cell office:value-type="float" office:value="12.4117" calcext:value-type="float">
            <text:p>12,4117</text:p>
          </table:table-cell>
          <table:table-cell table:formula="of:=[.D47]+1" office:value-type="float" office:value="95" calcext:value-type="float">
            <text:p>95</text:p>
          </table:table-cell>
          <table:table-cell office:value-type="float" office:value="93.999" calcext:value-type="float">
            <text:p>93,999</text:p>
          </table:table-cell>
          <table:table-cell office:value-type="float" office:value="11.9529" calcext:value-type="float">
            <text:p>11,9529</text:p>
          </table:table-cell>
          <table:table-cell table:formula="of:=[.G47]+1" office:value-type="float" office:value="143" calcext:value-type="float">
            <text:p>143</text:p>
          </table:table-cell>
          <table:table-cell office:value-type="float" office:value="141.999" calcext:value-type="float">
            <text:p>141,999</text:p>
          </table:table-cell>
          <table:table-cell office:value-type="float" office:value="11.5933" calcext:value-type="float">
            <text:p>11,5933</text:p>
          </table:table-cell>
          <table:table-cell table:formula="of:=[.J47]+1" office:value-type="float" office:value="191" calcext:value-type="float">
            <text:p>191</text:p>
          </table:table-cell>
          <table:table-cell office:value-type="float" office:value="189.999" calcext:value-type="float">
            <text:p>189,999</text:p>
          </table:table-cell>
          <table:table-cell office:value-type="float" office:value="11.2712" calcext:value-type="float">
            <text:p>11,2712</text:p>
          </table:table-cell>
        </table:table-row>
        <table:table-row table:style-name="ro1">
          <table:table-cell table:style-name="ce24" table:formula="of:=[.A48]+1" office:value-type="float" office:value="48" calcext:value-type="float">
            <text:p>48</text:p>
          </table:table-cell>
          <table:table-cell table:style-name="ce28" office:value-type="float" office:value="46.999" calcext:value-type="float">
            <text:p>46,999</text:p>
          </table:table-cell>
          <table:table-cell table:style-name="ce32" office:value-type="float" office:value="12.4254" calcext:value-type="float">
            <text:p>12,4254</text:p>
          </table:table-cell>
          <table:table-cell table:style-name="ce24" table:formula="of:=[.D48]+1" office:value-type="float" office:value="96" calcext:value-type="float">
            <text:p>96</text:p>
          </table:table-cell>
          <table:table-cell table:style-name="ce28" office:value-type="float" office:value="94.999" calcext:value-type="float">
            <text:p>94,999</text:p>
          </table:table-cell>
          <table:table-cell table:style-name="ce32" office:value-type="float" office:value="11.9215" calcext:value-type="float">
            <text:p>11,9215</text:p>
          </table:table-cell>
          <table:table-cell table:style-name="ce24" table:formula="of:=[.G48]+1" office:value-type="float" office:value="144" calcext:value-type="float">
            <text:p>144</text:p>
          </table:table-cell>
          <table:table-cell table:style-name="ce28" office:value-type="float" office:value="142.999" calcext:value-type="float">
            <text:p>142,999</text:p>
          </table:table-cell>
          <table:table-cell table:style-name="ce32" office:value-type="float" office:value="11.5381" calcext:value-type="float">
            <text:p>11,5381</text:p>
          </table:table-cell>
          <table:table-cell table:style-name="ce24" table:formula="of:=[.J48]+1" office:value-type="float" office:value="192" calcext:value-type="float">
            <text:p>192</text:p>
          </table:table-cell>
          <table:table-cell table:style-name="ce28" office:value-type="float" office:value="190.999" calcext:value-type="float">
            <text:p>190,999</text:p>
          </table:table-cell>
          <table:table-cell table:style-name="ce32" office:value-type="float" office:value="11.2532" calcext:value-type="float">
            <text:p>11,2532</text:p>
          </table:table-cell>
        </table:table-row>
        <table:table-row table:style-name="ro1"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</table:table-row>
        <table:table-row table:style-name="ro1">
          <table:table-cell table:formula="of:=[.J49]+1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1.2322" calcext:value-type="float">
            <text:p>11,2322</text:p>
          </table:table-cell>
          <table:table-cell table:formula="of:=[.A98]+1"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10.8808" calcext:value-type="float">
            <text:p>10,8808</text:p>
          </table:table-cell>
          <table:table-cell table:formula="of:=[.D98]+1" office:value-type="float" office:value="289" calcext:value-type="float">
            <text:p>289</text:p>
          </table:table-cell>
          <table:table-cell office:value-type="float" office:value="287.998" calcext:value-type="float">
            <text:p>287,998</text:p>
          </table:table-cell>
          <table:table-cell office:value-type="float" office:value="10.4722" calcext:value-type="float">
            <text:p>10,4722</text:p>
          </table:table-cell>
          <table:table-cell table:formula="of:=[.G98]+1" office:value-type="float" office:value="337" calcext:value-type="float">
            <text:p>337</text:p>
          </table:table-cell>
          <table:table-cell office:value-type="float" office:value="335.999" calcext:value-type="float">
            <text:p>335,999</text:p>
          </table:table-cell>
          <table:table-cell office:value-type="float" office:value="10.1566" calcext:value-type="float">
            <text:p>10,1566</text:p>
          </table:table-cell>
        </table:table-row>
        <table:table-row table:style-name="ro1">
          <table:table-cell table:formula="of:=[.A51]+1" office:value-type="float" office:value="194" calcext:value-type="float">
            <text:p>194</text:p>
          </table:table-cell>
          <table:table-cell office:value-type="float" office:value="192.999" calcext:value-type="float">
            <text:p>192,999</text:p>
          </table:table-cell>
          <table:table-cell office:value-type="float" office:value="11.2105" calcext:value-type="float">
            <text:p>11,2105</text:p>
          </table:table-cell>
          <table:table-cell table:formula="of:=[.D51]+1" office:value-type="float" office:value="242" calcext:value-type="float">
            <text:p>242</text:p>
          </table:table-cell>
          <table:table-cell office:value-type="float" office:value="240.999" calcext:value-type="float">
            <text:p>240,999</text:p>
          </table:table-cell>
          <table:table-cell office:value-type="float" office:value="10.8945" calcext:value-type="float">
            <text:p>10,8945</text:p>
          </table:table-cell>
          <table:table-cell table:formula="of:=[.G51]+1" office:value-type="float" office:value="290" calcext:value-type="float">
            <text:p>290</text:p>
          </table:table-cell>
          <table:table-cell office:value-type="float" office:value="288.999" calcext:value-type="float">
            <text:p>288,999</text:p>
          </table:table-cell>
          <table:table-cell office:value-type="float" office:value="10.4471" calcext:value-type="float">
            <text:p>10,4471</text:p>
          </table:table-cell>
          <table:table-cell table:formula="of:=[.J51]+1" office:value-type="float" office:value="338" calcext:value-type="float">
            <text:p>338</text:p>
          </table:table-cell>
          <table:table-cell office:value-type="float" office:value="336.998" calcext:value-type="float">
            <text:p>336,998</text:p>
          </table:table-cell>
          <table:table-cell office:value-type="float" office:value="10.1427" calcext:value-type="float">
            <text:p>10,1427</text:p>
          </table:table-cell>
        </table:table-row>
        <table:table-row table:style-name="ro1">
          <table:table-cell table:formula="of:=[.A52]+1" office:value-type="float" office:value="195" calcext:value-type="float">
            <text:p>195</text:p>
          </table:table-cell>
          <table:table-cell office:value-type="float" office:value="193.999" calcext:value-type="float">
            <text:p>193,999</text:p>
          </table:table-cell>
          <table:table-cell office:value-type="float" office:value="11.1508" calcext:value-type="float">
            <text:p>11,1508</text:p>
          </table:table-cell>
          <table:table-cell table:formula="of:=[.D52]+1"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10.8472" calcext:value-type="float">
            <text:p>10,8472</text:p>
          </table:table-cell>
          <table:table-cell table:formula="of:=[.G52]+1" office:value-type="float" office:value="291" calcext:value-type="float">
            <text:p>291</text:p>
          </table:table-cell>
          <table:table-cell office:value-type="float" office:value="289.998" calcext:value-type="float">
            <text:p>289,998</text:p>
          </table:table-cell>
          <table:table-cell office:value-type="float" office:value="10.4068" calcext:value-type="float">
            <text:p>10,4068</text:p>
          </table:table-cell>
          <table:table-cell table:formula="of:=[.J52]+1" office:value-type="float" office:value="339" calcext:value-type="float">
            <text:p>339</text:p>
          </table:table-cell>
          <table:table-cell office:value-type="float" office:value="337.999" calcext:value-type="float">
            <text:p>337,999</text:p>
          </table:table-cell>
          <table:table-cell office:value-type="float" office:value="10.1142" calcext:value-type="float">
            <text:p>10,1142</text:p>
          </table:table-cell>
        </table:table-row>
        <table:table-row table:style-name="ro1">
          <table:table-cell table:formula="of:=[.A53]+1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1.1335" calcext:value-type="float">
            <text:p>11,1335</text:p>
          </table:table-cell>
          <table:table-cell table:formula="of:=[.D53]+1" office:value-type="float" office:value="244" calcext:value-type="float">
            <text:p>244</text:p>
          </table:table-cell>
          <table:table-cell office:value-type="float" office:value="242.999" calcext:value-type="float">
            <text:p>242,999</text:p>
          </table:table-cell>
          <table:table-cell office:value-type="float" office:value="10.8706" calcext:value-type="float">
            <text:p>10,8706</text:p>
          </table:table-cell>
          <table:table-cell table:formula="of:=[.G53]+1" office:value-type="float" office:value="292" calcext:value-type="float">
            <text:p>292</text:p>
          </table:table-cell>
          <table:table-cell office:value-type="float" office:value="290.998" calcext:value-type="float">
            <text:p>290,998</text:p>
          </table:table-cell>
          <table:table-cell office:value-type="float" office:value="10.4071" calcext:value-type="float">
            <text:p>10,4071</text:p>
          </table:table-cell>
          <table:table-cell table:formula="of:=[.J53]+1" office:value-type="float" office:value="340" calcext:value-type="float">
            <text:p>340</text:p>
          </table:table-cell>
          <table:table-cell office:value-type="float" office:value="338.999" calcext:value-type="float">
            <text:p>338,999</text:p>
          </table:table-cell>
          <table:table-cell office:value-type="float" office:value="10.0813" calcext:value-type="float">
            <text:p>10,0813</text:p>
          </table:table-cell>
        </table:table-row>
        <table:table-row table:style-name="ro1">
          <table:table-cell table:formula="of:=[.A54]+1" office:value-type="float" office:value="197" calcext:value-type="float">
            <text:p>197</text:p>
          </table:table-cell>
          <table:table-cell office:value-type="float" office:value="195.999" calcext:value-type="float">
            <text:p>195,999</text:p>
          </table:table-cell>
          <table:table-cell office:value-type="float" office:value="11.0446" calcext:value-type="float">
            <text:p>11,0446</text:p>
          </table:table-cell>
          <table:table-cell table:formula="of:=[.D54]+1" office:value-type="float" office:value="245" calcext:value-type="float">
            <text:p>245</text:p>
          </table:table-cell>
          <table:table-cell office:value-type="float" office:value="243.999" calcext:value-type="float">
            <text:p>243,999</text:p>
          </table:table-cell>
          <table:table-cell office:value-type="float" office:value="10.8656" calcext:value-type="float">
            <text:p>10,8656</text:p>
          </table:table-cell>
          <table:table-cell table:formula="of:=[.G54]+1" office:value-type="float" office:value="293" calcext:value-type="float">
            <text:p>293</text:p>
          </table:table-cell>
          <table:table-cell office:value-type="float" office:value="291.998" calcext:value-type="float">
            <text:p>291,998</text:p>
          </table:table-cell>
          <table:table-cell office:value-type="float" office:value="10.3594" calcext:value-type="float">
            <text:p>10,3594</text:p>
          </table:table-cell>
          <table:table-cell table:formula="of:=[.J54]+1" office:value-type="float" office:value="341" calcext:value-type="float">
            <text:p>341</text:p>
          </table:table-cell>
          <table:table-cell office:value-type="float" office:value="339.998" calcext:value-type="float">
            <text:p>339,998</text:p>
          </table:table-cell>
          <table:table-cell office:value-type="float" office:value="10.0501" calcext:value-type="float">
            <text:p>10,0501</text:p>
          </table:table-cell>
        </table:table-row>
        <table:table-row table:style-name="ro1">
          <table:table-cell table:formula="of:=[.A55]+1" office:value-type="float" office:value="198" calcext:value-type="float">
            <text:p>198</text:p>
          </table:table-cell>
          <table:table-cell office:value-type="float" office:value="196.999" calcext:value-type="float">
            <text:p>196,999</text:p>
          </table:table-cell>
          <table:table-cell office:value-type="float" office:value="11.0445" calcext:value-type="float">
            <text:p>11,0445</text:p>
          </table:table-cell>
          <table:table-cell table:formula="of:=[.D55]+1"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10.8668" calcext:value-type="float">
            <text:p>10,8668</text:p>
          </table:table-cell>
          <table:table-cell table:formula="of:=[.G55]+1" office:value-type="float" office:value="294" calcext:value-type="float">
            <text:p>294</text:p>
          </table:table-cell>
          <table:table-cell office:value-type="float" office:value="292.999" calcext:value-type="float">
            <text:p>292,999</text:p>
          </table:table-cell>
          <table:table-cell office:value-type="float" office:value="10.3452" calcext:value-type="float">
            <text:p>10,3452</text:p>
          </table:table-cell>
          <table:table-cell table:formula="of:=[.J55]+1" office:value-type="float" office:value="342" calcext:value-type="float">
            <text:p>342</text:p>
          </table:table-cell>
          <table:table-cell office:value-type="float" office:value="340.999" calcext:value-type="float">
            <text:p>340,999</text:p>
          </table:table-cell>
          <table:table-cell office:value-type="float" office:value="9.999" calcext:value-type="float">
            <text:p>9,999</text:p>
          </table:table-cell>
        </table:table-row>
        <table:table-row table:style-name="ro1">
          <table:table-cell table:formula="of:=[.A56]+1" office:value-type="float" office:value="199" calcext:value-type="float">
            <text:p>199</text:p>
          </table:table-cell>
          <table:table-cell office:value-type="float" office:value="197.999" calcext:value-type="float">
            <text:p>197,999</text:p>
          </table:table-cell>
          <table:table-cell office:value-type="float" office:value="11.0147" calcext:value-type="float">
            <text:p>11,0147</text:p>
          </table:table-cell>
          <table:table-cell table:formula="of:=[.D56]+1" office:value-type="float" office:value="247" calcext:value-type="float">
            <text:p>247</text:p>
          </table:table-cell>
          <table:table-cell office:value-type="float" office:value="245.999" calcext:value-type="float">
            <text:p>245,999</text:p>
          </table:table-cell>
          <table:table-cell office:value-type="float" office:value="10.8866" calcext:value-type="float">
            <text:p>10,8866</text:p>
          </table:table-cell>
          <table:table-cell table:formula="of:=[.G56]+1" office:value-type="float" office:value="295" calcext:value-type="float">
            <text:p>295</text:p>
          </table:table-cell>
          <table:table-cell office:value-type="float" office:value="293.998" calcext:value-type="float">
            <text:p>293,998</text:p>
          </table:table-cell>
          <table:table-cell office:value-type="float" office:value="10.3237" calcext:value-type="float">
            <text:p>10,3237</text:p>
          </table:table-cell>
          <table:table-cell table:formula="of:=[.J56]+1" office:value-type="float" office:value="343" calcext:value-type="float">
            <text:p>343</text:p>
          </table:table-cell>
          <table:table-cell office:value-type="float" office:value="341.999" calcext:value-type="float">
            <text:p>341,999</text:p>
          </table:table-cell>
          <table:table-cell office:value-type="float" office:value="10.0476" calcext:value-type="float">
            <text:p>10,0476</text:p>
          </table:table-cell>
        </table:table-row>
        <table:table-row table:style-name="ro1">
          <table:table-cell table:formula="of:=[.A57]+1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0.994" calcext:value-type="float">
            <text:p>10,994</text:p>
          </table:table-cell>
          <table:table-cell table:formula="of:=[.D57]+1" office:value-type="float" office:value="248" calcext:value-type="float">
            <text:p>248</text:p>
          </table:table-cell>
          <table:table-cell office:value-type="float" office:value="246.999" calcext:value-type="float">
            <text:p>246,999</text:p>
          </table:table-cell>
          <table:table-cell office:value-type="float" office:value="10.8501" calcext:value-type="float">
            <text:p>10,8501</text:p>
          </table:table-cell>
          <table:table-cell table:formula="of:=[.G57]+1" office:value-type="float" office:value="296" calcext:value-type="float">
            <text:p>296</text:p>
          </table:table-cell>
          <table:table-cell office:value-type="float" office:value="294.998" calcext:value-type="float">
            <text:p>294,998</text:p>
          </table:table-cell>
          <table:table-cell office:value-type="float" office:value="10.3177" calcext:value-type="float">
            <text:p>10,3177</text:p>
          </table:table-cell>
          <table:table-cell table:formula="of:=[.J57]+1" office:value-type="float" office:value="344" calcext:value-type="float">
            <text:p>344</text:p>
          </table:table-cell>
          <table:table-cell office:value-type="float" office:value="342.998" calcext:value-type="float">
            <text:p>342,998</text:p>
          </table:table-cell>
          <table:table-cell office:value-type="float" office:value="10.0677" calcext:value-type="float">
            <text:p>10,0677</text:p>
          </table:table-cell>
        </table:table-row>
        <table:table-row table:style-name="ro1">
          <table:table-cell table:formula="of:=[.A58]+1" office:value-type="float" office:value="201" calcext:value-type="float">
            <text:p>201</text:p>
          </table:table-cell>
          <table:table-cell office:value-type="float" office:value="199.999" calcext:value-type="float">
            <text:p>199,999</text:p>
          </table:table-cell>
          <table:table-cell office:value-type="float" office:value="11.0154" calcext:value-type="float">
            <text:p>11,0154</text:p>
          </table:table-cell>
          <table:table-cell table:formula="of:=[.D58]+1" office:value-type="float" office:value="249" calcext:value-type="float">
            <text:p>249</text:p>
          </table:table-cell>
          <table:table-cell office:value-type="float" office:value="247.999" calcext:value-type="float">
            <text:p>247,999</text:p>
          </table:table-cell>
          <table:table-cell office:value-type="float" office:value="10.8604" calcext:value-type="float">
            <text:p>10,8604</text:p>
          </table:table-cell>
          <table:table-cell table:formula="of:=[.G58]+1" office:value-type="float" office:value="297" calcext:value-type="float">
            <text:p>297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10.327" calcext:value-type="float">
            <text:p>10,327</text:p>
          </table:table-cell>
          <table:table-cell table:formula="of:=[.J58]+1" office:value-type="float" office:value="345" calcext:value-type="float">
            <text:p>345</text:p>
          </table:table-cell>
          <table:table-cell office:value-type="float" office:value="343.998" calcext:value-type="float">
            <text:p>343,998</text:p>
          </table:table-cell>
          <table:table-cell office:value-type="float" office:value="10.0197" calcext:value-type="float">
            <text:p>10,0197</text:p>
          </table:table-cell>
        </table:table-row>
        <table:table-row table:style-name="ro1">
          <table:table-cell table:formula="of:=[.A59]+1"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10.9967" calcext:value-type="float">
            <text:p>10,9967</text:p>
          </table:table-cell>
          <table:table-cell table:formula="of:=[.D59]+1" office:value-type="float" office:value="250" calcext:value-type="float">
            <text:p>250</text:p>
          </table:table-cell>
          <table:table-cell office:value-type="float" office:value="248.999" calcext:value-type="float">
            <text:p>248,999</text:p>
          </table:table-cell>
          <table:table-cell office:value-type="float" office:value="10.8068" calcext:value-type="float">
            <text:p>10,8068</text:p>
          </table:table-cell>
          <table:table-cell table:formula="of:=[.G59]+1" office:value-type="float" office:value="298" calcext:value-type="float">
            <text:p>298</text:p>
          </table:table-cell>
          <table:table-cell office:value-type="float" office:value="296.998" calcext:value-type="float">
            <text:p>296,998</text:p>
          </table:table-cell>
          <table:table-cell office:value-type="float" office:value="10.3658" calcext:value-type="float">
            <text:p>10,3658</text:p>
          </table:table-cell>
          <table:table-cell table:formula="of:=[.J59]+1" office:value-type="float" office:value="346" calcext:value-type="float">
            <text:p>346</text:p>
          </table:table-cell>
          <table:table-cell office:value-type="float" office:value="344.999" calcext:value-type="float">
            <text:p>344,999</text:p>
          </table:table-cell>
          <table:table-cell office:value-type="float" office:value="10.0399" calcext:value-type="float">
            <text:p>10,0399</text:p>
          </table:table-cell>
        </table:table-row>
        <table:table-row table:style-name="ro1">
          <table:table-cell table:formula="of:=[.A60]+1" office:value-type="float" office:value="203" calcext:value-type="float">
            <text:p>203</text:p>
          </table:table-cell>
          <table:table-cell office:value-type="float" office:value="201.999" calcext:value-type="float">
            <text:p>201,999</text:p>
          </table:table-cell>
          <table:table-cell office:value-type="float" office:value="11.0103" calcext:value-type="float">
            <text:p>11,0103</text:p>
          </table:table-cell>
          <table:table-cell table:formula="of:=[.D60]+1" office:value-type="float" office:value="251" calcext:value-type="float">
            <text:p>251</text:p>
          </table:table-cell>
          <table:table-cell office:value-type="float" office:value="249.999" calcext:value-type="float">
            <text:p>249,999</text:p>
          </table:table-cell>
          <table:table-cell office:value-type="float" office:value="10.7719" calcext:value-type="float">
            <text:p>10,7719</text:p>
          </table:table-cell>
          <table:table-cell table:formula="of:=[.G60]+1" office:value-type="float" office:value="299" calcext:value-type="float">
            <text:p>299</text:p>
          </table:table-cell>
          <table:table-cell office:value-type="float" office:value="297.998" calcext:value-type="float">
            <text:p>297,998</text:p>
          </table:table-cell>
          <table:table-cell office:value-type="float" office:value="10.312" calcext:value-type="float">
            <text:p>10,312</text:p>
          </table:table-cell>
          <table:table-cell table:formula="of:=[.J60]+1" office:value-type="float" office:value="347" calcext:value-type="float">
            <text:p>347</text:p>
          </table:table-cell>
          <table:table-cell office:value-type="float" office:value="345.999" calcext:value-type="float">
            <text:p>345,999</text:p>
          </table:table-cell>
          <table:table-cell office:value-type="float" office:value="10.0472" calcext:value-type="float">
            <text:p>10,0472</text:p>
          </table:table-cell>
        </table:table-row>
        <table:table-row table:style-name="ro1">
          <table:table-cell table:formula="of:=[.A61]+1"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1.0727" calcext:value-type="float">
            <text:p>11,0727</text:p>
          </table:table-cell>
          <table:table-cell table:formula="of:=[.D61]+1" office:value-type="float" office:value="252" calcext:value-type="float">
            <text:p>252</text:p>
          </table:table-cell>
          <table:table-cell office:value-type="float" office:value="250.999" calcext:value-type="float">
            <text:p>250,999</text:p>
          </table:table-cell>
          <table:table-cell office:value-type="float" office:value="10.7254" calcext:value-type="float">
            <text:p>10,7254</text:p>
          </table:table-cell>
          <table:table-cell table:formula="of:=[.G61]+1" office:value-type="float" office:value="300" calcext:value-type="float">
            <text:p>300</text:p>
          </table:table-cell>
          <table:table-cell office:value-type="float" office:value="298.998" calcext:value-type="float">
            <text:p>298,998</text:p>
          </table:table-cell>
          <table:table-cell office:value-type="float" office:value="10.3274" calcext:value-type="float">
            <text:p>10,3274</text:p>
          </table:table-cell>
          <table:table-cell table:formula="of:=[.J61]+1" office:value-type="float" office:value="348" calcext:value-type="float">
            <text:p>348</text:p>
          </table:table-cell>
          <table:table-cell office:value-type="float" office:value="346.998" calcext:value-type="float">
            <text:p>346,998</text:p>
          </table:table-cell>
          <table:table-cell office:value-type="float" office:value="10.0865" calcext:value-type="float">
            <text:p>10,0865</text:p>
          </table:table-cell>
        </table:table-row>
        <table:table-row table:style-name="ro1">
          <table:table-cell table:formula="of:=[.A62]+1" office:value-type="float" office:value="205" calcext:value-type="float">
            <text:p>205</text:p>
          </table:table-cell>
          <table:table-cell office:value-type="float" office:value="203.999" calcext:value-type="float">
            <text:p>203,999</text:p>
          </table:table-cell>
          <table:table-cell office:value-type="float" office:value="11.1187" calcext:value-type="float">
            <text:p>11,1187</text:p>
          </table:table-cell>
          <table:table-cell table:formula="of:=[.D62]+1" office:value-type="float" office:value="253" calcext:value-type="float">
            <text:p>253</text:p>
          </table:table-cell>
          <table:table-cell office:value-type="float" office:value="251.999" calcext:value-type="float">
            <text:p>251,999</text:p>
          </table:table-cell>
          <table:table-cell office:value-type="float" office:value="10.7472" calcext:value-type="float">
            <text:p>10,7472</text:p>
          </table:table-cell>
          <table:table-cell table:formula="of:=[.G62]+1" office:value-type="float" office:value="301" calcext:value-type="float">
            <text:p>301</text:p>
          </table:table-cell>
          <table:table-cell office:value-type="float" office:value="299.998" calcext:value-type="float">
            <text:p>299,998</text:p>
          </table:table-cell>
          <table:table-cell office:value-type="float" office:value="10.3497" calcext:value-type="float">
            <text:p>10,3497</text:p>
          </table:table-cell>
          <table:table-cell table:formula="of:=[.J62]+1" office:value-type="float" office:value="349" calcext:value-type="float">
            <text:p>349</text:p>
          </table:table-cell>
          <table:table-cell office:value-type="float" office:value="347.999" calcext:value-type="float">
            <text:p>347,999</text:p>
          </table:table-cell>
          <table:table-cell office:value-type="float" office:value="10.0726" calcext:value-type="float">
            <text:p>10,0726</text:p>
          </table:table-cell>
        </table:table-row>
        <table:table-row table:style-name="ro1">
          <table:table-cell table:formula="of:=[.A63]+1" office:value-type="float" office:value="206" calcext:value-type="float">
            <text:p>206</text:p>
          </table:table-cell>
          <table:table-cell office:value-type="float" office:value="204.999" calcext:value-type="float">
            <text:p>204,999</text:p>
          </table:table-cell>
          <table:table-cell office:value-type="float" office:value="11.0921" calcext:value-type="float">
            <text:p>11,0921</text:p>
          </table:table-cell>
          <table:table-cell table:formula="of:=[.D63]+1"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10.6891" calcext:value-type="float">
            <text:p>10,6891</text:p>
          </table:table-cell>
          <table:table-cell table:formula="of:=[.G63]+1" office:value-type="float" office:value="302" calcext:value-type="float">
            <text:p>302</text:p>
          </table:table-cell>
          <table:table-cell office:value-type="float" office:value="300.999" calcext:value-type="float">
            <text:p>300,999</text:p>
          </table:table-cell>
          <table:table-cell office:value-type="float" office:value="10.3419" calcext:value-type="float">
            <text:p>10,3419</text:p>
          </table:table-cell>
          <table:table-cell table:formula="of:=[.J63]+1" office:value-type="float" office:value="350" calcext:value-type="float">
            <text:p>350</text:p>
          </table:table-cell>
          <table:table-cell office:value-type="float" office:value="348.998" calcext:value-type="float">
            <text:p>348,998</text:p>
          </table:table-cell>
          <table:table-cell office:value-type="float" office:value="10.1281" calcext:value-type="float">
            <text:p>10,1281</text:p>
          </table:table-cell>
        </table:table-row>
        <table:table-row table:style-name="ro1">
          <table:table-cell table:formula="of:=[.A64]+1" office:value-type="float" office:value="207" calcext:value-type="float">
            <text:p>207</text:p>
          </table:table-cell>
          <table:table-cell office:value-type="float" office:value="205.999" calcext:value-type="float">
            <text:p>205,999</text:p>
          </table:table-cell>
          <table:table-cell office:value-type="float" office:value="11.1361" calcext:value-type="float">
            <text:p>11,1361</text:p>
          </table:table-cell>
          <table:table-cell table:formula="of:=[.D64]+1" office:value-type="float" office:value="255" calcext:value-type="float">
            <text:p>255</text:p>
          </table:table-cell>
          <table:table-cell office:value-type="float" office:value="253.999" calcext:value-type="float">
            <text:p>253,999</text:p>
          </table:table-cell>
          <table:table-cell office:value-type="float" office:value="10.6984" calcext:value-type="float">
            <text:p>10,6984</text:p>
          </table:table-cell>
          <table:table-cell table:formula="of:=[.G64]+1" office:value-type="float" office:value="303" calcext:value-type="float">
            <text:p>303</text:p>
          </table:table-cell>
          <table:table-cell office:value-type="float" office:value="301.999" calcext:value-type="float">
            <text:p>301,999</text:p>
          </table:table-cell>
          <table:table-cell office:value-type="float" office:value="10.3814" calcext:value-type="float">
            <text:p>10,3814</text:p>
          </table:table-cell>
          <table:table-cell table:formula="of:=[.J64]+1" office:value-type="float" office:value="351" calcext:value-type="float">
            <text:p>351</text:p>
          </table:table-cell>
          <table:table-cell office:value-type="float" office:value="349.999" calcext:value-type="float">
            <text:p>349,999</text:p>
          </table:table-cell>
          <table:table-cell office:value-type="float" office:value="10.1382" calcext:value-type="float">
            <text:p>10,1382</text:p>
          </table:table-cell>
        </table:table-row>
        <table:table-row table:style-name="ro1">
          <table:table-cell table:formula="of:=[.A65]+1" office:value-type="float" office:value="208" calcext:value-type="float">
            <text:p>208</text:p>
          </table:table-cell>
          <table:table-cell office:value-type="float" office:value="206.999" calcext:value-type="float">
            <text:p>206,999</text:p>
          </table:table-cell>
          <table:table-cell office:value-type="float" office:value="11.1103" calcext:value-type="float">
            <text:p>11,1103</text:p>
          </table:table-cell>
          <table:table-cell table:formula="of:=[.D65]+1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.637" calcext:value-type="float">
            <text:p>10,637</text:p>
          </table:table-cell>
          <table:table-cell table:formula="of:=[.G65]+1" office:value-type="float" office:value="304" calcext:value-type="float">
            <text:p>304</text:p>
          </table:table-cell>
          <table:table-cell office:value-type="float" office:value="302.998" calcext:value-type="float">
            <text:p>302,998</text:p>
          </table:table-cell>
          <table:table-cell office:value-type="float" office:value="10.3595" calcext:value-type="float">
            <text:p>10,3595</text:p>
          </table:table-cell>
          <table:table-cell table:formula="of:=[.J65]+1" office:value-type="float" office:value="352" calcext:value-type="float">
            <text:p>352</text:p>
          </table:table-cell>
          <table:table-cell office:value-type="float" office:value="350.998" calcext:value-type="float">
            <text:p>350,998</text:p>
          </table:table-cell>
          <table:table-cell office:value-type="float" office:value="10.0749" calcext:value-type="float">
            <text:p>10,0749</text:p>
          </table:table-cell>
        </table:table-row>
        <table:table-row table:style-name="ro1">
          <table:table-cell table:formula="of:=[.A66]+1" office:value-type="float" office:value="209" calcext:value-type="float">
            <text:p>209</text:p>
          </table:table-cell>
          <table:table-cell office:value-type="float" office:value="207.999" calcext:value-type="float">
            <text:p>207,999</text:p>
          </table:table-cell>
          <table:table-cell office:value-type="float" office:value="11.1509" calcext:value-type="float">
            <text:p>11,1509</text:p>
          </table:table-cell>
          <table:table-cell table:formula="of:=[.D66]+1" office:value-type="float" office:value="257" calcext:value-type="float">
            <text:p>257</text:p>
          </table:table-cell>
          <table:table-cell office:value-type="float" office:value="255.999" calcext:value-type="float">
            <text:p>255,999</text:p>
          </table:table-cell>
          <table:table-cell office:value-type="float" office:value="10.6397" calcext:value-type="float">
            <text:p>10,6397</text:p>
          </table:table-cell>
          <table:table-cell table:formula="of:=[.G66]+1" office:value-type="float" office:value="305" calcext:value-type="float">
            <text:p>305</text:p>
          </table:table-cell>
          <table:table-cell office:value-type="float" office:value="303.998" calcext:value-type="float">
            <text:p>303,998</text:p>
          </table:table-cell>
          <table:table-cell office:value-type="float" office:value="10.34" calcext:value-type="float">
            <text:p>10,34</text:p>
          </table:table-cell>
          <table:table-cell table:formula="of:=[.J66]+1" office:value-type="float" office:value="353" calcext:value-type="float">
            <text:p>353</text:p>
          </table:table-cell>
          <table:table-cell office:value-type="float" office:value="351.998" calcext:value-type="float">
            <text:p>351,998</text:p>
          </table:table-cell>
          <table:table-cell office:value-type="float" office:value="10.0586" calcext:value-type="float">
            <text:p>10,0586</text:p>
          </table:table-cell>
        </table:table-row>
        <table:table-row table:style-name="ro1">
          <table:table-cell table:formula="of:=[.A67]+1" office:value-type="float" office:value="210" calcext:value-type="float">
            <text:p>210</text:p>
          </table:table-cell>
          <table:table-cell office:value-type="float" office:value="208.999" calcext:value-type="float">
            <text:p>208,999</text:p>
          </table:table-cell>
          <table:table-cell office:value-type="float" office:value="11.1539" calcext:value-type="float">
            <text:p>11,1539</text:p>
          </table:table-cell>
          <table:table-cell table:formula="of:=[.D67]+1" office:value-type="float" office:value="258" calcext:value-type="float">
            <text:p>258</text:p>
          </table:table-cell>
          <table:table-cell office:value-type="float" office:value="256.999" calcext:value-type="float">
            <text:p>256,999</text:p>
          </table:table-cell>
          <table:table-cell office:value-type="float" office:value="10.6238" calcext:value-type="float">
            <text:p>10,6238</text:p>
          </table:table-cell>
          <table:table-cell table:formula="of:=[.G67]+1" office:value-type="float" office:value="306" calcext:value-type="float">
            <text:p>306</text:p>
          </table:table-cell>
          <table:table-cell office:value-type="float" office:value="304.999" calcext:value-type="float">
            <text:p>304,999</text:p>
          </table:table-cell>
          <table:table-cell office:value-type="float" office:value="10.3654" calcext:value-type="float">
            <text:p>10,3654</text:p>
          </table:table-cell>
          <table:table-cell table:formula="of:=[.J67]+1" office:value-type="float" office:value="354" calcext:value-type="float">
            <text:p>354</text:p>
          </table:table-cell>
          <table:table-cell office:value-type="float" office:value="352.999" calcext:value-type="float">
            <text:p>352,999</text:p>
          </table:table-cell>
          <table:table-cell office:value-type="float" office:value="10.0043" calcext:value-type="float">
            <text:p>10,0043</text:p>
          </table:table-cell>
        </table:table-row>
        <table:table-row table:style-name="ro1">
          <table:table-cell table:formula="of:=[.A68]+1" office:value-type="float" office:value="211" calcext:value-type="float">
            <text:p>211</text:p>
          </table:table-cell>
          <table:table-cell office:value-type="float" office:value="209.999" calcext:value-type="float">
            <text:p>209,999</text:p>
          </table:table-cell>
          <table:table-cell office:value-type="float" office:value="11.1663" calcext:value-type="float">
            <text:p>11,1663</text:p>
          </table:table-cell>
          <table:table-cell table:formula="of:=[.D68]+1" office:value-type="float" office:value="259" calcext:value-type="float">
            <text:p>259</text:p>
          </table:table-cell>
          <table:table-cell office:value-type="float" office:value="257.999" calcext:value-type="float">
            <text:p>257,999</text:p>
          </table:table-cell>
          <table:table-cell office:value-type="float" office:value="10.6163" calcext:value-type="float">
            <text:p>10,6163</text:p>
          </table:table-cell>
          <table:table-cell table:formula="of:=[.G68]+1" office:value-type="float" office:value="307" calcext:value-type="float">
            <text:p>307</text:p>
          </table:table-cell>
          <table:table-cell office:value-type="float" office:value="305.998" calcext:value-type="float">
            <text:p>305,998</text:p>
          </table:table-cell>
          <table:table-cell office:value-type="float" office:value="10.3808" calcext:value-type="float">
            <text:p>10,3808</text:p>
          </table:table-cell>
          <table:table-cell table:formula="of:=[.J68]+1" office:value-type="float" office:value="355" calcext:value-type="float">
            <text:p>355</text:p>
          </table:table-cell>
          <table:table-cell office:value-type="float" office:value="353.998" calcext:value-type="float">
            <text:p>353,998</text:p>
          </table:table-cell>
          <table:table-cell office:value-type="float" office:value="10.0119" calcext:value-type="float">
            <text:p>10,0119</text:p>
          </table:table-cell>
        </table:table-row>
        <table:table-row table:style-name="ro1">
          <table:table-cell table:formula="of:=[.A69]+1" office:value-type="float" office:value="212" calcext:value-type="float">
            <text:p>212</text:p>
          </table:table-cell>
          <table:table-cell office:value-type="float" office:value="210.999" calcext:value-type="float">
            <text:p>210,999</text:p>
          </table:table-cell>
          <table:table-cell office:value-type="float" office:value="11.1236" calcext:value-type="float">
            <text:p>11,1236</text:p>
          </table:table-cell>
          <table:table-cell table:formula="of:=[.D69]+1" office:value-type="float" office:value="260" calcext:value-type="float">
            <text:p>260</text:p>
          </table:table-cell>
          <table:table-cell office:value-type="float" office:value="258.999" calcext:value-type="float">
            <text:p>258,999</text:p>
          </table:table-cell>
          <table:table-cell office:value-type="float" office:value="10.6114" calcext:value-type="float">
            <text:p>10,6114</text:p>
          </table:table-cell>
          <table:table-cell table:formula="of:=[.G69]+1" office:value-type="float" office:value="308" calcext:value-type="float">
            <text:p>308</text:p>
          </table:table-cell>
          <table:table-cell office:value-type="float" office:value="306.998" calcext:value-type="float">
            <text:p>306,998</text:p>
          </table:table-cell>
          <table:table-cell office:value-type="float" office:value="10.3522" calcext:value-type="float">
            <text:p>10,3522</text:p>
          </table:table-cell>
          <table:table-cell table:formula="of:=[.J69]+1" office:value-type="float" office:value="356" calcext:value-type="float">
            <text:p>356</text:p>
          </table:table-cell>
          <table:table-cell office:value-type="float" office:value="354.998" calcext:value-type="float">
            <text:p>354,998</text:p>
          </table:table-cell>
          <table:table-cell office:value-type="float" office:value="10.0307" calcext:value-type="float">
            <text:p>10,0307</text:p>
          </table:table-cell>
        </table:table-row>
        <table:table-row table:style-name="ro1">
          <table:table-cell table:formula="of:=[.A70]+1" office:value-type="float" office:value="213" calcext:value-type="float">
            <text:p>213</text:p>
          </table:table-cell>
          <table:table-cell office:value-type="float" office:value="211.999" calcext:value-type="float">
            <text:p>211,999</text:p>
          </table:table-cell>
          <table:table-cell office:value-type="float" office:value="11.0698" calcext:value-type="float">
            <text:p>11,0698</text:p>
          </table:table-cell>
          <table:table-cell table:formula="of:=[.D70]+1" office:value-type="float" office:value="261" calcext:value-type="float">
            <text:p>261</text:p>
          </table:table-cell>
          <table:table-cell office:value-type="float" office:value="259.999" calcext:value-type="float">
            <text:p>259,999</text:p>
          </table:table-cell>
          <table:table-cell office:value-type="float" office:value="10.6299" calcext:value-type="float">
            <text:p>10,6299</text:p>
          </table:table-cell>
          <table:table-cell table:formula="of:=[.G70]+1" office:value-type="float" office:value="309" calcext:value-type="float">
            <text:p>309</text:p>
          </table:table-cell>
          <table:table-cell office:value-type="float" office:value="307.998" calcext:value-type="float">
            <text:p>307,998</text:p>
          </table:table-cell>
          <table:table-cell office:value-type="float" office:value="10.3374" calcext:value-type="float">
            <text:p>10,3374</text:p>
          </table:table-cell>
          <table:table-cell table:formula="of:=[.J70]+1" office:value-type="float" office:value="357" calcext:value-type="float">
            <text:p>357</text:p>
          </table:table-cell>
          <table:table-cell office:value-type="float" office:value="355.998" calcext:value-type="float">
            <text:p>355,998</text:p>
          </table:table-cell>
          <table:table-cell office:value-type="float" office:value="10.068" calcext:value-type="float">
            <text:p>10,068</text:p>
          </table:table-cell>
        </table:table-row>
        <table:table-row table:style-name="ro1">
          <table:table-cell table:formula="of:=[.A71]+1" office:value-type="float" office:value="214" calcext:value-type="float">
            <text:p>214</text:p>
          </table:table-cell>
          <table:table-cell office:value-type="float" office:value="212.999" calcext:value-type="float">
            <text:p>212,999</text:p>
          </table:table-cell>
          <table:table-cell office:value-type="float" office:value="11.048" calcext:value-type="float">
            <text:p>11,048</text:p>
          </table:table-cell>
          <table:table-cell table:formula="of:=[.D71]+1" office:value-type="float" office:value="262" calcext:value-type="float">
            <text:p>262</text:p>
          </table:table-cell>
          <table:table-cell office:value-type="float" office:value="260.999" calcext:value-type="float">
            <text:p>260,999</text:p>
          </table:table-cell>
          <table:table-cell office:value-type="float" office:value="10.6087" calcext:value-type="float">
            <text:p>10,6087</text:p>
          </table:table-cell>
          <table:table-cell table:formula="of:=[.G71]+1" office:value-type="float" office:value="310" calcext:value-type="float">
            <text:p>310</text:p>
          </table:table-cell>
          <table:table-cell office:value-type="float" office:value="308.999" calcext:value-type="float">
            <text:p>308,999</text:p>
          </table:table-cell>
          <table:table-cell office:value-type="float" office:value="10.3398" calcext:value-type="float">
            <text:p>10,3398</text:p>
          </table:table-cell>
          <table:table-cell table:formula="of:=[.J71]+1" office:value-type="float" office:value="358" calcext:value-type="float">
            <text:p>358</text:p>
          </table:table-cell>
          <table:table-cell office:value-type="float" office:value="356.999" calcext:value-type="float">
            <text:p>356,999</text:p>
          </table:table-cell>
          <table:table-cell office:value-type="float" office:value="10.0592" calcext:value-type="float">
            <text:p>10,0592</text:p>
          </table:table-cell>
        </table:table-row>
        <table:table-row table:style-name="ro1">
          <table:table-cell table:formula="of:=[.A72]+1" office:value-type="float" office:value="215" calcext:value-type="float">
            <text:p>215</text:p>
          </table:table-cell>
          <table:table-cell office:value-type="float" office:value="213.999" calcext:value-type="float">
            <text:p>213,999</text:p>
          </table:table-cell>
          <table:table-cell office:value-type="float" office:value="11.0127" calcext:value-type="float">
            <text:p>11,0127</text:p>
          </table:table-cell>
          <table:table-cell table:formula="of:=[.D72]+1" office:value-type="float" office:value="263" calcext:value-type="float">
            <text:p>263</text:p>
          </table:table-cell>
          <table:table-cell office:value-type="float" office:value="261.998" calcext:value-type="float">
            <text:p>261,998</text:p>
          </table:table-cell>
          <table:table-cell office:value-type="float" office:value="10.6021" calcext:value-type="float">
            <text:p>10,6021</text:p>
          </table:table-cell>
          <table:table-cell table:formula="of:=[.G72]+1" office:value-type="float" office:value="311" calcext:value-type="float">
            <text:p>311</text:p>
          </table:table-cell>
          <table:table-cell office:value-type="float" office:value="309.998" calcext:value-type="float">
            <text:p>309,998</text:p>
          </table:table-cell>
          <table:table-cell office:value-type="float" office:value="10.3415" calcext:value-type="float">
            <text:p>10,3415</text:p>
          </table:table-cell>
          <table:table-cell table:formula="of:=[.J72]+1" office:value-type="float" office:value="359" calcext:value-type="float">
            <text:p>359</text:p>
          </table:table-cell>
          <table:table-cell office:value-type="float" office:value="357.999" calcext:value-type="float">
            <text:p>357,999</text:p>
          </table:table-cell>
          <table:table-cell office:value-type="float" office:value="9.9964" calcext:value-type="float">
            <text:p>9,9964</text:p>
          </table:table-cell>
        </table:table-row>
        <table:table-row table:style-name="ro1">
          <table:table-cell table:formula="of:=[.A73]+1" office:value-type="float" office:value="216" calcext:value-type="float">
            <text:p>216</text:p>
          </table:table-cell>
          <table:table-cell office:value-type="float" office:value="214.999" calcext:value-type="float">
            <text:p>214,999</text:p>
          </table:table-cell>
          <table:table-cell office:value-type="float" office:value="11.0353" calcext:value-type="float">
            <text:p>11,0353</text:p>
          </table:table-cell>
          <table:table-cell table:formula="of:=[.D73]+1" office:value-type="float" office:value="264" calcext:value-type="float">
            <text:p>264</text:p>
          </table:table-cell>
          <table:table-cell office:value-type="float" office:value="262.999" calcext:value-type="float">
            <text:p>262,999</text:p>
          </table:table-cell>
          <table:table-cell office:value-type="float" office:value="10.659" calcext:value-type="float">
            <text:p>10,659</text:p>
          </table:table-cell>
          <table:table-cell table:formula="of:=[.G73]+1" office:value-type="float" office:value="312" calcext:value-type="float">
            <text:p>312</text:p>
          </table:table-cell>
          <table:table-cell office:value-type="float" office:value="310.998" calcext:value-type="float">
            <text:p>310,998</text:p>
          </table:table-cell>
          <table:table-cell office:value-type="float" office:value="10.4187" calcext:value-type="float">
            <text:p>10,4187</text:p>
          </table:table-cell>
          <table:table-cell table:formula="of:=[.J73]+1" office:value-type="float" office:value="360" calcext:value-type="float">
            <text:p>360</text:p>
          </table:table-cell>
          <table:table-cell office:value-type="float" office:value="358.999" calcext:value-type="float">
            <text:p>358,999</text:p>
          </table:table-cell>
          <table:table-cell office:value-type="float" office:value="9.998" calcext:value-type="float">
            <text:p>9,998</text:p>
          </table:table-cell>
        </table:table-row>
        <table:table-row table:style-name="ro1">
          <table:table-cell table:formula="of:=[.A74]+1"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11.0803" calcext:value-type="float">
            <text:p>11,0803</text:p>
          </table:table-cell>
          <table:table-cell table:formula="of:=[.D74]+1" office:value-type="float" office:value="265" calcext:value-type="float">
            <text:p>265</text:p>
          </table:table-cell>
          <table:table-cell office:value-type="float" office:value="263.999" calcext:value-type="float">
            <text:p>263,999</text:p>
          </table:table-cell>
          <table:table-cell office:value-type="float" office:value="10.6609" calcext:value-type="float">
            <text:p>10,6609</text:p>
          </table:table-cell>
          <table:table-cell table:formula="of:=[.G74]+1" office:value-type="float" office:value="313" calcext:value-type="float">
            <text:p>313</text:p>
          </table:table-cell>
          <table:table-cell office:value-type="float" office:value="311.998" calcext:value-type="float">
            <text:p>311,998</text:p>
          </table:table-cell>
          <table:table-cell office:value-type="float" office:value="10.3856" calcext:value-type="float">
            <text:p>10,3856</text:p>
          </table:table-cell>
          <table:table-cell table:formula="of:=[.J74]+1" office:value-type="float" office:value="361" calcext:value-type="float">
            <text:p>361</text:p>
          </table:table-cell>
          <table:table-cell office:value-type="float" office:value="359.999" calcext:value-type="float">
            <text:p>359,999</text:p>
          </table:table-cell>
          <table:table-cell office:value-type="float" office:value="10.0036" calcext:value-type="float">
            <text:p>10,0036</text:p>
          </table:table-cell>
        </table:table-row>
        <table:table-row table:style-name="ro1">
          <table:table-cell table:formula="of:=[.A75]+1" office:value-type="float" office:value="218" calcext:value-type="float">
            <text:p>218</text:p>
          </table:table-cell>
          <table:table-cell office:value-type="float" office:value="216.999" calcext:value-type="float">
            <text:p>216,999</text:p>
          </table:table-cell>
          <table:table-cell office:value-type="float" office:value="11.0219" calcext:value-type="float">
            <text:p>11,0219</text:p>
          </table:table-cell>
          <table:table-cell table:formula="of:=[.D75]+1" office:value-type="float" office:value="266" calcext:value-type="float">
            <text:p>266</text:p>
          </table:table-cell>
          <table:table-cell office:value-type="float" office:value="264.999" calcext:value-type="float">
            <text:p>264,999</text:p>
          </table:table-cell>
          <table:table-cell office:value-type="float" office:value="10.6086" calcext:value-type="float">
            <text:p>10,6086</text:p>
          </table:table-cell>
          <table:table-cell table:formula="of:=[.G75]+1" office:value-type="float" office:value="314" calcext:value-type="float">
            <text:p>314</text:p>
          </table:table-cell>
          <table:table-cell office:value-type="float" office:value="312.998" calcext:value-type="float">
            <text:p>312,998</text:p>
          </table:table-cell>
          <table:table-cell office:value-type="float" office:value="10.3952" calcext:value-type="float">
            <text:p>10,3952</text:p>
          </table:table-cell>
          <table:table-cell table:formula="of:=[.J75]+1" office:value-type="float" office:value="362" calcext:value-type="float">
            <text:p>362</text:p>
          </table:table-cell>
          <table:table-cell office:value-type="float" office:value="360.999" calcext:value-type="float">
            <text:p>360,999</text:p>
          </table:table-cell>
          <table:table-cell office:value-type="float" office:value="10.0037" calcext:value-type="float">
            <text:p>10,0037</text:p>
          </table:table-cell>
        </table:table-row>
        <table:table-row table:style-name="ro1">
          <table:table-cell table:formula="of:=[.A76]+1" office:value-type="float" office:value="219" calcext:value-type="float">
            <text:p>219</text:p>
          </table:table-cell>
          <table:table-cell office:value-type="float" office:value="217.999" calcext:value-type="float">
            <text:p>217,999</text:p>
          </table:table-cell>
          <table:table-cell office:value-type="float" office:value="10.9756" calcext:value-type="float">
            <text:p>10,9756</text:p>
          </table:table-cell>
          <table:table-cell table:formula="of:=[.D76]+1" office:value-type="float" office:value="267" calcext:value-type="float">
            <text:p>267</text:p>
          </table:table-cell>
          <table:table-cell office:value-type="float" office:value="265.998" calcext:value-type="float">
            <text:p>265,998</text:p>
          </table:table-cell>
          <table:table-cell office:value-type="float" office:value="10.5832" calcext:value-type="float">
            <text:p>10,5832</text:p>
          </table:table-cell>
          <table:table-cell table:formula="of:=[.G76]+1" office:value-type="float" office:value="315" calcext:value-type="float">
            <text:p>315</text:p>
          </table:table-cell>
          <table:table-cell office:value-type="float" office:value="313.998" calcext:value-type="float">
            <text:p>313,998</text:p>
          </table:table-cell>
          <table:table-cell office:value-type="float" office:value="10.2918" calcext:value-type="float">
            <text:p>10,2918</text:p>
          </table:table-cell>
          <table:table-cell table:formula="of:=[.J76]+1" office:value-type="float" office:value="363" calcext:value-type="float">
            <text:p>363</text:p>
          </table:table-cell>
          <table:table-cell office:value-type="float" office:value="361.999" calcext:value-type="float">
            <text:p>361,999</text:p>
          </table:table-cell>
          <table:table-cell office:value-type="float" office:value="9.999" calcext:value-type="float">
            <text:p>9,999</text:p>
          </table:table-cell>
        </table:table-row>
        <table:table-row table:style-name="ro1">
          <table:table-cell table:formula="of:=[.A77]+1" office:value-type="float" office:value="220" calcext:value-type="float">
            <text:p>220</text:p>
          </table:table-cell>
          <table:table-cell office:value-type="float" office:value="218.999" calcext:value-type="float">
            <text:p>218,999</text:p>
          </table:table-cell>
          <table:table-cell office:value-type="float" office:value="10.9659" calcext:value-type="float">
            <text:p>10,9659</text:p>
          </table:table-cell>
          <table:table-cell table:formula="of:=[.D77]+1" office:value-type="float" office:value="268" calcext:value-type="float">
            <text:p>268</text:p>
          </table:table-cell>
          <table:table-cell office:value-type="float" office:value="266.999" calcext:value-type="float">
            <text:p>266,999</text:p>
          </table:table-cell>
          <table:table-cell office:value-type="float" office:value="10.5842" calcext:value-type="float">
            <text:p>10,5842</text:p>
          </table:table-cell>
          <table:table-cell table:formula="of:=[.G77]+1" office:value-type="float" office:value="316" calcext:value-type="float">
            <text:p>316</text:p>
          </table:table-cell>
          <table:table-cell office:value-type="float" office:value="314.999" calcext:value-type="float">
            <text:p>314,999</text:p>
          </table:table-cell>
          <table:table-cell office:value-type="float" office:value="10.2966" calcext:value-type="float">
            <text:p>10,2966</text:p>
          </table:table-cell>
          <table:table-cell table:formula="of:=[.J77]+1" office:value-type="float" office:value="364" calcext:value-type="float">
            <text:p>364</text:p>
          </table:table-cell>
          <table:table-cell office:value-type="float" office:value="362.999" calcext:value-type="float">
            <text:p>362,999</text:p>
          </table:table-cell>
          <table:table-cell office:value-type="float" office:value="9.9624" calcext:value-type="float">
            <text:p>9,9624</text:p>
          </table:table-cell>
        </table:table-row>
        <table:table-row table:style-name="ro1">
          <table:table-cell table:formula="of:=[.A78]+1" office:value-type="float" office:value="221" calcext:value-type="float">
            <text:p>221</text:p>
          </table:table-cell>
          <table:table-cell office:value-type="float" office:value="219.999" calcext:value-type="float">
            <text:p>219,999</text:p>
          </table:table-cell>
          <table:table-cell office:value-type="float" office:value="10.9489" calcext:value-type="float">
            <text:p>10,9489</text:p>
          </table:table-cell>
          <table:table-cell table:formula="of:=[.D78]+1" office:value-type="float" office:value="269" calcext:value-type="float">
            <text:p>269</text:p>
          </table:table-cell>
          <table:table-cell office:value-type="float" office:value="267.999" calcext:value-type="float">
            <text:p>267,999</text:p>
          </table:table-cell>
          <table:table-cell office:value-type="float" office:value="10.5172" calcext:value-type="float">
            <text:p>10,5172</text:p>
          </table:table-cell>
          <table:table-cell table:formula="of:=[.G78]+1" office:value-type="float" office:value="317" calcext:value-type="float">
            <text:p>317</text:p>
          </table:table-cell>
          <table:table-cell office:value-type="float" office:value="315.998" calcext:value-type="float">
            <text:p>315,998</text:p>
          </table:table-cell>
          <table:table-cell office:value-type="float" office:value="10.3011" calcext:value-type="float">
            <text:p>10,3011</text:p>
          </table:table-cell>
          <table:table-cell table:formula="of:=[.J78]+1"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9.9457" calcext:value-type="float">
            <text:p>9,9457</text:p>
          </table:table-cell>
        </table:table-row>
        <table:table-row table:style-name="ro1">
          <table:table-cell table:formula="of:=[.A79]+1" office:value-type="float" office:value="222" calcext:value-type="float">
            <text:p>222</text:p>
          </table:table-cell>
          <table:table-cell office:value-type="float" office:value="220.999" calcext:value-type="float">
            <text:p>220,999</text:p>
          </table:table-cell>
          <table:table-cell office:value-type="float" office:value="10.9243" calcext:value-type="float">
            <text:p>10,9243</text:p>
          </table:table-cell>
          <table:table-cell table:formula="of:=[.D79]+1" office:value-type="float" office:value="270" calcext:value-type="float">
            <text:p>270</text:p>
          </table:table-cell>
          <table:table-cell office:value-type="float" office:value="268.998" calcext:value-type="float">
            <text:p>268,998</text:p>
          </table:table-cell>
          <table:table-cell office:value-type="float" office:value="10.497" calcext:value-type="float">
            <text:p>10,497</text:p>
          </table:table-cell>
          <table:table-cell table:formula="of:=[.G79]+1" office:value-type="float" office:value="318" calcext:value-type="float">
            <text:p>318</text:p>
          </table:table-cell>
          <table:table-cell office:value-type="float" office:value="316.998" calcext:value-type="float">
            <text:p>316,998</text:p>
          </table:table-cell>
          <table:table-cell office:value-type="float" office:value="10.3038" calcext:value-type="float">
            <text:p>10,3038</text:p>
          </table:table-cell>
          <table:table-cell table:formula="of:=[.J79]+1" office:value-type="float" office:value="366" calcext:value-type="float">
            <text:p>366</text:p>
          </table:table-cell>
          <table:table-cell office:value-type="float" office:value="364.999" calcext:value-type="float">
            <text:p>364,999</text:p>
          </table:table-cell>
          <table:table-cell office:value-type="float" office:value="9.9544" calcext:value-type="float">
            <text:p>9,9544</text:p>
          </table:table-cell>
        </table:table-row>
        <table:table-row table:style-name="ro1">
          <table:table-cell table:formula="of:=[.A80]+1" office:value-type="float" office:value="223" calcext:value-type="float">
            <text:p>223</text:p>
          </table:table-cell>
          <table:table-cell office:value-type="float" office:value="221.999" calcext:value-type="float">
            <text:p>221,999</text:p>
          </table:table-cell>
          <table:table-cell office:value-type="float" office:value="10.9743" calcext:value-type="float">
            <text:p>10,9743</text:p>
          </table:table-cell>
          <table:table-cell table:formula="of:=[.D80]+1" office:value-type="float" office:value="271" calcext:value-type="float">
            <text:p>271</text:p>
          </table:table-cell>
          <table:table-cell office:value-type="float" office:value="269.998" calcext:value-type="float">
            <text:p>269,998</text:p>
          </table:table-cell>
          <table:table-cell office:value-type="float" office:value="10.5087" calcext:value-type="float">
            <text:p>10,5087</text:p>
          </table:table-cell>
          <table:table-cell table:formula="of:=[.G80]+1" office:value-type="float" office:value="319" calcext:value-type="float">
            <text:p>319</text:p>
          </table:table-cell>
          <table:table-cell office:value-type="float" office:value="317.998" calcext:value-type="float">
            <text:p>317,998</text:p>
          </table:table-cell>
          <table:table-cell office:value-type="float" office:value="10.2951" calcext:value-type="float">
            <text:p>10,2951</text:p>
          </table:table-cell>
          <table:table-cell table:formula="of:=[.J80]+1"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9.9815" calcext:value-type="float">
            <text:p>9,9815</text:p>
          </table:table-cell>
        </table:table-row>
        <table:table-row table:style-name="ro1">
          <table:table-cell table:formula="of:=[.A81]+1" office:value-type="float" office:value="224" calcext:value-type="float">
            <text:p>224</text:p>
          </table:table-cell>
          <table:table-cell office:value-type="float" office:value="222.999" calcext:value-type="float">
            <text:p>222,999</text:p>
          </table:table-cell>
          <table:table-cell office:value-type="float" office:value="10.962" calcext:value-type="float">
            <text:p>10,962</text:p>
          </table:table-cell>
          <table:table-cell table:formula="of:=[.D81]+1" office:value-type="float" office:value="272" calcext:value-type="float">
            <text:p>272</text:p>
          </table:table-cell>
          <table:table-cell office:value-type="float" office:value="270.998" calcext:value-type="float">
            <text:p>270,998</text:p>
          </table:table-cell>
          <table:table-cell office:value-type="float" office:value="10.6101" calcext:value-type="float">
            <text:p>10,6101</text:p>
          </table:table-cell>
          <table:table-cell table:formula="of:=[.G81]+1" office:value-type="float" office:value="320" calcext:value-type="float">
            <text:p>320</text:p>
          </table:table-cell>
          <table:table-cell office:value-type="float" office:value="318.998" calcext:value-type="float">
            <text:p>318,998</text:p>
          </table:table-cell>
          <table:table-cell office:value-type="float" office:value="10.308" calcext:value-type="float">
            <text:p>10,308</text:p>
          </table:table-cell>
          <table:table-cell table:formula="of:=[.J81]+1" office:value-type="float" office:value="368" calcext:value-type="float">
            <text:p>368</text:p>
          </table:table-cell>
          <table:table-cell office:value-type="float" office:value="366.998" calcext:value-type="float">
            <text:p>366,998</text:p>
          </table:table-cell>
          <table:table-cell office:value-type="float" office:value="10.0454" calcext:value-type="float">
            <text:p>10,0454</text:p>
          </table:table-cell>
        </table:table-row>
        <table:table-row table:style-name="ro1">
          <table:table-cell table:formula="of:=[.A82]+1"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10.9485" calcext:value-type="float">
            <text:p>10,9485</text:p>
          </table:table-cell>
          <table:table-cell table:formula="of:=[.D82]+1" office:value-type="float" office:value="273" calcext:value-type="float">
            <text:p>273</text:p>
          </table:table-cell>
          <table:table-cell office:value-type="float" office:value="271.999" calcext:value-type="float">
            <text:p>271,999</text:p>
          </table:table-cell>
          <table:table-cell office:value-type="float" office:value="10.641" calcext:value-type="float">
            <text:p>10,641</text:p>
          </table:table-cell>
          <table:table-cell table:formula="of:=[.G82]+1" office:value-type="float" office:value="321" calcext:value-type="float">
            <text:p>321</text:p>
          </table:table-cell>
          <table:table-cell office:value-type="float" office:value="319.998" calcext:value-type="float">
            <text:p>319,998</text:p>
          </table:table-cell>
          <table:table-cell office:value-type="float" office:value="10.2707" calcext:value-type="float">
            <text:p>10,2707</text:p>
          </table:table-cell>
          <table:table-cell table:formula="of:=[.J82]+1" office:value-type="float" office:value="369" calcext:value-type="float">
            <text:p>369</text:p>
          </table:table-cell>
          <table:table-cell office:value-type="float" office:value="367.998" calcext:value-type="float">
            <text:p>367,998</text:p>
          </table:table-cell>
          <table:table-cell office:value-type="float" office:value="10.0346" calcext:value-type="float">
            <text:p>10,0346</text:p>
          </table:table-cell>
        </table:table-row>
        <table:table-row table:style-name="ro1">
          <table:table-cell table:formula="of:=[.A83]+1" office:value-type="float" office:value="226" calcext:value-type="float">
            <text:p>226</text:p>
          </table:table-cell>
          <table:table-cell office:value-type="float" office:value="225.001" calcext:value-type="float">
            <text:p>225,001</text:p>
          </table:table-cell>
          <table:table-cell office:value-type="float" office:value="11.032" calcext:value-type="float">
            <text:p>11,032</text:p>
          </table:table-cell>
          <table:table-cell table:formula="of:=[.D83]+1" office:value-type="float" office:value="274" calcext:value-type="float">
            <text:p>274</text:p>
          </table:table-cell>
          <table:table-cell office:value-type="float" office:value="272.999" calcext:value-type="float">
            <text:p>272,999</text:p>
          </table:table-cell>
          <table:table-cell office:value-type="float" office:value="10.6725" calcext:value-type="float">
            <text:p>10,6725</text:p>
          </table:table-cell>
          <table:table-cell table:formula="of:=[.G83]+1" office:value-type="float" office:value="322" calcext:value-type="float">
            <text:p>322</text:p>
          </table:table-cell>
          <table:table-cell office:value-type="float" office:value="320.998" calcext:value-type="float">
            <text:p>320,998</text:p>
          </table:table-cell>
          <table:table-cell office:value-type="float" office:value="10.2548" calcext:value-type="float">
            <text:p>10,2548</text:p>
          </table:table-cell>
          <table:table-cell table:formula="of:=[.J83]+1" office:value-type="float" office:value="370" calcext:value-type="float">
            <text:p>370</text:p>
          </table:table-cell>
          <table:table-cell office:value-type="float" office:value="368.999" calcext:value-type="float">
            <text:p>368,999</text:p>
          </table:table-cell>
          <table:table-cell office:value-type="float" office:value="10.0079" calcext:value-type="float">
            <text:p>10,0079</text:p>
          </table:table-cell>
        </table:table-row>
        <table:table-row table:style-name="ro1">
          <table:table-cell table:formula="of:=[.A84]+1"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11.0441" calcext:value-type="float">
            <text:p>11,0441</text:p>
          </table:table-cell>
          <table:table-cell table:formula="of:=[.D84]+1" office:value-type="float" office:value="275" calcext:value-type="float">
            <text:p>275</text:p>
          </table:table-cell>
          <table:table-cell office:value-type="float" office:value="273.999" calcext:value-type="float">
            <text:p>273,999</text:p>
          </table:table-cell>
          <table:table-cell office:value-type="float" office:value="10.639" calcext:value-type="float">
            <text:p>10,639</text:p>
          </table:table-cell>
          <table:table-cell table:formula="of:=[.G84]+1" office:value-type="float" office:value="323" calcext:value-type="float">
            <text:p>323</text:p>
          </table:table-cell>
          <table:table-cell office:value-type="float" office:value="321.998" calcext:value-type="float">
            <text:p>321,998</text:p>
          </table:table-cell>
          <table:table-cell office:value-type="float" office:value="10.2575" calcext:value-type="float">
            <text:p>10,2575</text:p>
          </table:table-cell>
          <table:table-cell table:formula="of:=[.J84]+1" office:value-type="float" office:value="371" calcext:value-type="float">
            <text:p>371</text:p>
          </table:table-cell>
          <table:table-cell office:value-type="float" office:value="369.999" calcext:value-type="float">
            <text:p>369,999</text:p>
          </table:table-cell>
          <table:table-cell office:value-type="float" office:value="9.9929" calcext:value-type="float">
            <text:p>9,9929</text:p>
          </table:table-cell>
        </table:table-row>
        <table:table-row table:style-name="ro1">
          <table:table-cell table:formula="of:=[.A85]+1" office:value-type="float" office:value="228" calcext:value-type="float">
            <text:p>228</text:p>
          </table:table-cell>
          <table:table-cell office:value-type="float" office:value="226.999" calcext:value-type="float">
            <text:p>226,999</text:p>
          </table:table-cell>
          <table:table-cell office:value-type="float" office:value="11.03" calcext:value-type="float">
            <text:p>11,03</text:p>
          </table:table-cell>
          <table:table-cell table:formula="of:=[.D85]+1" office:value-type="float" office:value="276" calcext:value-type="float">
            <text:p>276</text:p>
          </table:table-cell>
          <table:table-cell office:value-type="float" office:value="274.998" calcext:value-type="float">
            <text:p>274,998</text:p>
          </table:table-cell>
          <table:table-cell office:value-type="float" office:value="10.5884" calcext:value-type="float">
            <text:p>10,5884</text:p>
          </table:table-cell>
          <table:table-cell table:formula="of:=[.G85]+1" office:value-type="float" office:value="324" calcext:value-type="float">
            <text:p>324</text:p>
          </table:table-cell>
          <table:table-cell office:value-type="float" office:value="322.999" calcext:value-type="float">
            <text:p>322,999</text:p>
          </table:table-cell>
          <table:table-cell office:value-type="float" office:value="10.2501" calcext:value-type="float">
            <text:p>10,2501</text:p>
          </table:table-cell>
          <table:table-cell table:formula="of:=[.J85]+1" office:value-type="float" office:value="372" calcext:value-type="float">
            <text:p>372</text:p>
          </table:table-cell>
          <table:table-cell office:value-type="float" office:value="370.999" calcext:value-type="float">
            <text:p>370,999</text:p>
          </table:table-cell>
          <table:table-cell office:value-type="float" office:value="9.9721" calcext:value-type="float">
            <text:p>9,9721</text:p>
          </table:table-cell>
        </table:table-row>
        <table:table-row table:style-name="ro1">
          <table:table-cell table:formula="of:=[.A86]+1" office:value-type="float" office:value="229" calcext:value-type="float">
            <text:p>229</text:p>
          </table:table-cell>
          <table:table-cell office:value-type="float" office:value="227.999" calcext:value-type="float">
            <text:p>227,999</text:p>
          </table:table-cell>
          <table:table-cell office:value-type="float" office:value="11.0327" calcext:value-type="float">
            <text:p>11,0327</text:p>
          </table:table-cell>
          <table:table-cell table:formula="of:=[.D86]+1" office:value-type="float" office:value="277" calcext:value-type="float">
            <text:p>277</text:p>
          </table:table-cell>
          <table:table-cell office:value-type="float" office:value="275.998" calcext:value-type="float">
            <text:p>275,998</text:p>
          </table:table-cell>
          <table:table-cell office:value-type="float" office:value="10.575" calcext:value-type="float">
            <text:p>10,575</text:p>
          </table:table-cell>
          <table:table-cell table:formula="of:=[.G86]+1" office:value-type="float" office:value="325" calcext:value-type="float">
            <text:p>325</text:p>
          </table:table-cell>
          <table:table-cell office:value-type="float" office:value="323.998" calcext:value-type="float">
            <text:p>323,998</text:p>
          </table:table-cell>
          <table:table-cell office:value-type="float" office:value="10.2885" calcext:value-type="float">
            <text:p>10,2885</text:p>
          </table:table-cell>
          <table:table-cell table:formula="of:=[.J86]+1"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9.9694" calcext:value-type="float">
            <text:p>9,9694</text:p>
          </table:table-cell>
        </table:table-row>
        <table:table-row table:style-name="ro1">
          <table:table-cell table:formula="of:=[.A87]+1" office:value-type="float" office:value="230" calcext:value-type="float">
            <text:p>230</text:p>
          </table:table-cell>
          <table:table-cell office:value-type="float" office:value="228.999" calcext:value-type="float">
            <text:p>228,999</text:p>
          </table:table-cell>
          <table:table-cell office:value-type="float" office:value="11.0933" calcext:value-type="float">
            <text:p>11,0933</text:p>
          </table:table-cell>
          <table:table-cell table:formula="of:=[.D87]+1" office:value-type="float" office:value="278" calcext:value-type="float">
            <text:p>278</text:p>
          </table:table-cell>
          <table:table-cell office:value-type="float" office:value="276.998" calcext:value-type="float">
            <text:p>276,998</text:p>
          </table:table-cell>
          <table:table-cell office:value-type="float" office:value="10.5365" calcext:value-type="float">
            <text:p>10,5365</text:p>
          </table:table-cell>
          <table:table-cell table:formula="of:=[.G87]+1" office:value-type="float" office:value="326" calcext:value-type="float">
            <text:p>326</text:p>
          </table:table-cell>
          <table:table-cell office:value-type="float" office:value="324.998" calcext:value-type="float">
            <text:p>324,998</text:p>
          </table:table-cell>
          <table:table-cell office:value-type="float" office:value="10.2298" calcext:value-type="float">
            <text:p>10,2298</text:p>
          </table:table-cell>
          <table:table-cell table:formula="of:=[.J87]+1" office:value-type="float" office:value="374" calcext:value-type="float">
            <text:p>374</text:p>
          </table:table-cell>
          <table:table-cell office:value-type="float" office:value="372.999" calcext:value-type="float">
            <text:p>372,999</text:p>
          </table:table-cell>
          <table:table-cell office:value-type="float" office:value="9.9361" calcext:value-type="float">
            <text:p>9,9361</text:p>
          </table:table-cell>
        </table:table-row>
        <table:table-row table:style-name="ro1">
          <table:table-cell table:formula="of:=[.A88]+1" office:value-type="float" office:value="231" calcext:value-type="float">
            <text:p>231</text:p>
          </table:table-cell>
          <table:table-cell office:value-type="float" office:value="229.999" calcext:value-type="float">
            <text:p>229,999</text:p>
          </table:table-cell>
          <table:table-cell office:value-type="float" office:value="11.0876" calcext:value-type="float">
            <text:p>11,0876</text:p>
          </table:table-cell>
          <table:table-cell table:formula="of:=[.D88]+1" office:value-type="float" office:value="279" calcext:value-type="float">
            <text:p>279</text:p>
          </table:table-cell>
          <table:table-cell office:value-type="float" office:value="277.999" calcext:value-type="float">
            <text:p>277,999</text:p>
          </table:table-cell>
          <table:table-cell office:value-type="float" office:value="10.5379" calcext:value-type="float">
            <text:p>10,5379</text:p>
          </table:table-cell>
          <table:table-cell table:formula="of:=[.G88]+1" office:value-type="float" office:value="327" calcext:value-type="float">
            <text:p>327</text:p>
          </table:table-cell>
          <table:table-cell office:value-type="float" office:value="325.998" calcext:value-type="float">
            <text:p>325,998</text:p>
          </table:table-cell>
          <table:table-cell office:value-type="float" office:value="10.2409" calcext:value-type="float">
            <text:p>10,2409</text:p>
          </table:table-cell>
          <table:table-cell table:formula="of:=[.J88]+1" office:value-type="float" office:value="375" calcext:value-type="float">
            <text:p>375</text:p>
          </table:table-cell>
          <table:table-cell office:value-type="float" office:value="373.999" calcext:value-type="float">
            <text:p>373,999</text:p>
          </table:table-cell>
          <table:table-cell office:value-type="float" office:value="9.9413" calcext:value-type="float">
            <text:p>9,9413</text:p>
          </table:table-cell>
        </table:table-row>
        <table:table-row table:style-name="ro1">
          <table:table-cell table:formula="of:=[.A89]+1" office:value-type="float" office:value="232" calcext:value-type="float">
            <text:p>232</text:p>
          </table:table-cell>
          <table:table-cell office:value-type="float" office:value="230.999" calcext:value-type="float">
            <text:p>230,999</text:p>
          </table:table-cell>
          <table:table-cell office:value-type="float" office:value="11.0768" calcext:value-type="float">
            <text:p>11,0768</text:p>
          </table:table-cell>
          <table:table-cell table:formula="of:=[.D89]+1" office:value-type="float" office:value="280" calcext:value-type="float">
            <text:p>280</text:p>
          </table:table-cell>
          <table:table-cell office:value-type="float" office:value="278.998" calcext:value-type="float">
            <text:p>278,998</text:p>
          </table:table-cell>
          <table:table-cell office:value-type="float" office:value="10.5519" calcext:value-type="float">
            <text:p>10,5519</text:p>
          </table:table-cell>
          <table:table-cell table:formula="of:=[.G89]+1" office:value-type="float" office:value="328" calcext:value-type="float">
            <text:p>328</text:p>
          </table:table-cell>
          <table:table-cell office:value-type="float" office:value="326.998" calcext:value-type="float">
            <text:p>326,998</text:p>
          </table:table-cell>
          <table:table-cell office:value-type="float" office:value="10.3031" calcext:value-type="float">
            <text:p>10,3031</text:p>
          </table:table-cell>
          <table:table-cell table:formula="of:=[.J89]+1"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office:value-type="float" office:value="9.8893" calcext:value-type="float">
            <text:p>9,8893</text:p>
          </table:table-cell>
        </table:table-row>
        <table:table-row table:style-name="ro1">
          <table:table-cell table:formula="of:=[.A90]+1" office:value-type="float" office:value="233" calcext:value-type="float">
            <text:p>233</text:p>
          </table:table-cell>
          <table:table-cell office:value-type="float" office:value="231.999" calcext:value-type="float">
            <text:p>231,999</text:p>
          </table:table-cell>
          <table:table-cell office:value-type="float" office:value="10.9865" calcext:value-type="float">
            <text:p>10,9865</text:p>
          </table:table-cell>
          <table:table-cell table:formula="of:=[.D90]+1" office:value-type="float" office:value="281" calcext:value-type="float">
            <text:p>281</text:p>
          </table:table-cell>
          <table:table-cell office:value-type="float" office:value="279.998" calcext:value-type="float">
            <text:p>279,998</text:p>
          </table:table-cell>
          <table:table-cell office:value-type="float" office:value="10.52" calcext:value-type="float">
            <text:p>10,52</text:p>
          </table:table-cell>
          <table:table-cell table:formula="of:=[.G90]+1" office:value-type="float" office:value="329" calcext:value-type="float">
            <text:p>329</text:p>
          </table:table-cell>
          <table:table-cell office:value-type="float" office:value="327.999" calcext:value-type="float">
            <text:p>327,999</text:p>
          </table:table-cell>
          <table:table-cell office:value-type="float" office:value="10.297" calcext:value-type="float">
            <text:p>10,297</text:p>
          </table:table-cell>
          <table:table-cell table:formula="of:=[.J90]+1" office:value-type="float" office:value="377" calcext:value-type="float">
            <text:p>377</text:p>
          </table:table-cell>
          <table:table-cell office:value-type="float" office:value="375.999" calcext:value-type="float">
            <text:p>375,999</text:p>
          </table:table-cell>
          <table:table-cell office:value-type="float" office:value="9.8882" calcext:value-type="float">
            <text:p>9,8882</text:p>
          </table:table-cell>
        </table:table-row>
        <table:table-row table:style-name="ro1">
          <table:table-cell table:formula="of:=[.A91]+1" office:value-type="float" office:value="234" calcext:value-type="float">
            <text:p>234</text:p>
          </table:table-cell>
          <table:table-cell office:value-type="float" office:value="232.999" calcext:value-type="float">
            <text:p>232,999</text:p>
          </table:table-cell>
          <table:table-cell office:value-type="float" office:value="10.914" calcext:value-type="float">
            <text:p>10,914</text:p>
          </table:table-cell>
          <table:table-cell table:formula="of:=[.D91]+1" office:value-type="float" office:value="282" calcext:value-type="float">
            <text:p>282</text:p>
          </table:table-cell>
          <table:table-cell office:value-type="float" office:value="280.998" calcext:value-type="float">
            <text:p>280,998</text:p>
          </table:table-cell>
          <table:table-cell office:value-type="float" office:value="10.4978" calcext:value-type="float">
            <text:p>10,4978</text:p>
          </table:table-cell>
          <table:table-cell table:formula="of:=[.G91]+1" office:value-type="float" office:value="330" calcext:value-type="float">
            <text:p>330</text:p>
          </table:table-cell>
          <table:table-cell office:value-type="float" office:value="328.999" calcext:value-type="float">
            <text:p>328,999</text:p>
          </table:table-cell>
          <table:table-cell office:value-type="float" office:value="10.2386" calcext:value-type="float">
            <text:p>10,2386</text:p>
          </table:table-cell>
          <table:table-cell table:formula="of:=[.J91]+1"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9.843" calcext:value-type="float">
            <text:p>9,843</text:p>
          </table:table-cell>
        </table:table-row>
        <table:table-row table:style-name="ro1">
          <table:table-cell table:formula="of:=[.A92]+1"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10.9131" calcext:value-type="float">
            <text:p>10,9131</text:p>
          </table:table-cell>
          <table:table-cell table:formula="of:=[.D92]+1" office:value-type="float" office:value="283" calcext:value-type="float">
            <text:p>283</text:p>
          </table:table-cell>
          <table:table-cell office:value-type="float" office:value="281.999" calcext:value-type="float">
            <text:p>281,999</text:p>
          </table:table-cell>
          <table:table-cell office:value-type="float" office:value="10.4534" calcext:value-type="float">
            <text:p>10,4534</text:p>
          </table:table-cell>
          <table:table-cell table:formula="of:=[.G92]+1" office:value-type="float" office:value="331" calcext:value-type="float">
            <text:p>331</text:p>
          </table:table-cell>
          <table:table-cell office:value-type="float" office:value="329.998" calcext:value-type="float">
            <text:p>329,998</text:p>
          </table:table-cell>
          <table:table-cell office:value-type="float" office:value="10.2153" calcext:value-type="float">
            <text:p>10,2153</text:p>
          </table:table-cell>
          <table:table-cell table:formula="of:=[.J92]+1" office:value-type="float" office:value="379" calcext:value-type="float">
            <text:p>379</text:p>
          </table:table-cell>
          <table:table-cell office:value-type="float" office:value="377.999" calcext:value-type="float">
            <text:p>377,999</text:p>
          </table:table-cell>
          <table:table-cell office:value-type="float" office:value="9.8431" calcext:value-type="float">
            <text:p>9,8431</text:p>
          </table:table-cell>
        </table:table-row>
        <table:table-row table:style-name="ro1">
          <table:table-cell table:formula="of:=[.A93]+1" office:value-type="float" office:value="236" calcext:value-type="float">
            <text:p>236</text:p>
          </table:table-cell>
          <table:table-cell office:value-type="float" office:value="234.999" calcext:value-type="float">
            <text:p>234,999</text:p>
          </table:table-cell>
          <table:table-cell office:value-type="float" office:value="10.9391" calcext:value-type="float">
            <text:p>10,9391</text:p>
          </table:table-cell>
          <table:table-cell table:formula="of:=[.D93]+1" office:value-type="float" office:value="284" calcext:value-type="float">
            <text:p>284</text:p>
          </table:table-cell>
          <table:table-cell office:value-type="float" office:value="282.998" calcext:value-type="float">
            <text:p>282,998</text:p>
          </table:table-cell>
          <table:table-cell office:value-type="float" office:value="10.4067" calcext:value-type="float">
            <text:p>10,4067</text:p>
          </table:table-cell>
          <table:table-cell table:formula="of:=[.G93]+1" office:value-type="float" office:value="332" calcext:value-type="float">
            <text:p>332</text:p>
          </table:table-cell>
          <table:table-cell office:value-type="float" office:value="330.998" calcext:value-type="float">
            <text:p>330,998</text:p>
          </table:table-cell>
          <table:table-cell office:value-type="float" office:value="10.2578" calcext:value-type="float">
            <text:p>10,2578</text:p>
          </table:table-cell>
          <table:table-cell table:formula="of:=[.J93]+1"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9.802" calcext:value-type="float">
            <text:p>9,802</text:p>
          </table:table-cell>
        </table:table-row>
        <table:table-row table:style-name="ro1">
          <table:table-cell table:formula="of:=[.A94]+1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0.9467" calcext:value-type="float">
            <text:p>10,9467</text:p>
          </table:table-cell>
          <table:table-cell table:formula="of:=[.D94]+1" office:value-type="float" office:value="285" calcext:value-type="float">
            <text:p>285</text:p>
          </table:table-cell>
          <table:table-cell office:value-type="float" office:value="283.998" calcext:value-type="float">
            <text:p>283,998</text:p>
          </table:table-cell>
          <table:table-cell office:value-type="float" office:value="10.3943" calcext:value-type="float">
            <text:p>10,3943</text:p>
          </table:table-cell>
          <table:table-cell table:formula="of:=[.G94]+1" office:value-type="float" office:value="333" calcext:value-type="float">
            <text:p>333</text:p>
          </table:table-cell>
          <table:table-cell office:value-type="float" office:value="331.998" calcext:value-type="float">
            <text:p>331,998</text:p>
          </table:table-cell>
          <table:table-cell office:value-type="float" office:value="10.2651" calcext:value-type="float">
            <text:p>10,2651</text:p>
          </table:table-cell>
          <table:table-cell table:formula="of:=[.J94]+1" office:value-type="float" office:value="381" calcext:value-type="float">
            <text:p>381</text:p>
          </table:table-cell>
          <table:table-cell office:value-type="float" office:value="379.999" calcext:value-type="float">
            <text:p>379,999</text:p>
          </table:table-cell>
          <table:table-cell office:value-type="float" office:value="9.8549" calcext:value-type="float">
            <text:p>9,8549</text:p>
          </table:table-cell>
        </table:table-row>
        <table:table-row table:style-name="ro1">
          <table:table-cell table:formula="of:=[.A95]+1" office:value-type="float" office:value="238" calcext:value-type="float">
            <text:p>238</text:p>
          </table:table-cell>
          <table:table-cell office:value-type="float" office:value="236.999" calcext:value-type="float">
            <text:p>236,999</text:p>
          </table:table-cell>
          <table:table-cell office:value-type="float" office:value="10.9458" calcext:value-type="float">
            <text:p>10,9458</text:p>
          </table:table-cell>
          <table:table-cell table:formula="of:=[.D95]+1" office:value-type="float" office:value="286" calcext:value-type="float">
            <text:p>286</text:p>
          </table:table-cell>
          <table:table-cell office:value-type="float" office:value="284.999" calcext:value-type="float">
            <text:p>284,999</text:p>
          </table:table-cell>
          <table:table-cell office:value-type="float" office:value="10.3862" calcext:value-type="float">
            <text:p>10,3862</text:p>
          </table:table-cell>
          <table:table-cell table:formula="of:=[.G95]+1" office:value-type="float" office:value="334" calcext:value-type="float">
            <text:p>334</text:p>
          </table:table-cell>
          <table:table-cell office:value-type="float" office:value="332.999" calcext:value-type="float">
            <text:p>332,999</text:p>
          </table:table-cell>
          <table:table-cell office:value-type="float" office:value="10.2635" calcext:value-type="float">
            <text:p>10,2635</text:p>
          </table:table-cell>
          <table:table-cell table:formula="of:=[.J95]+1"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9.8716" calcext:value-type="float">
            <text:p>9,8716</text:p>
          </table:table-cell>
        </table:table-row>
        <table:table-row table:style-name="ro1">
          <table:table-cell table:formula="of:=[.A96]+1" office:value-type="float" office:value="239" calcext:value-type="float">
            <text:p>239</text:p>
          </table:table-cell>
          <table:table-cell office:value-type="float" office:value="237.999" calcext:value-type="float">
            <text:p>237,999</text:p>
          </table:table-cell>
          <table:table-cell office:value-type="float" office:value="10.944" calcext:value-type="float">
            <text:p>10,944</text:p>
          </table:table-cell>
          <table:table-cell table:formula="of:=[.D96]+1" office:value-type="float" office:value="287" calcext:value-type="float">
            <text:p>287</text:p>
          </table:table-cell>
          <table:table-cell office:value-type="float" office:value="285.998" calcext:value-type="float">
            <text:p>285,998</text:p>
          </table:table-cell>
          <table:table-cell office:value-type="float" office:value="10.4013" calcext:value-type="float">
            <text:p>10,4013</text:p>
          </table:table-cell>
          <table:table-cell table:formula="of:=[.G96]+1" office:value-type="float" office:value="335" calcext:value-type="float">
            <text:p>335</text:p>
          </table:table-cell>
          <table:table-cell office:value-type="float" office:value="333.999" calcext:value-type="float">
            <text:p>333,999</text:p>
          </table:table-cell>
          <table:table-cell office:value-type="float" office:value="10.2246" calcext:value-type="float">
            <text:p>10,2246</text:p>
          </table:table-cell>
          <table:table-cell table:formula="of:=[.J96]+1" office:value-type="float" office:value="383" calcext:value-type="float">
            <text:p>383</text:p>
          </table:table-cell>
          <table:table-cell office:value-type="float" office:value="381.999" calcext:value-type="float">
            <text:p>381,999</text:p>
          </table:table-cell>
          <table:table-cell office:value-type="float" office:value="9.9063" calcext:value-type="float">
            <text:p>9,9063</text:p>
          </table:table-cell>
        </table:table-row>
        <table:table-row table:style-name="ro1">
          <table:table-cell table:style-name="ce24" table:formula="of:=[.A97]+1" office:value-type="float" office:value="240" calcext:value-type="float">
            <text:p>240</text:p>
          </table:table-cell>
          <table:table-cell table:style-name="ce28" office:value-type="float" office:value="238.999" calcext:value-type="float">
            <text:p>238,999</text:p>
          </table:table-cell>
          <table:table-cell table:style-name="ce32" office:value-type="float" office:value="10.951" calcext:value-type="float">
            <text:p>10,951</text:p>
          </table:table-cell>
          <table:table-cell table:style-name="ce24" table:formula="of:=[.D97]+1" office:value-type="float" office:value="288" calcext:value-type="float">
            <text:p>288</text:p>
          </table:table-cell>
          <table:table-cell table:style-name="ce28" office:value-type="float" office:value="286.998" calcext:value-type="float">
            <text:p>286,998</text:p>
          </table:table-cell>
          <table:table-cell table:style-name="ce32" office:value-type="float" office:value="10.4471" calcext:value-type="float">
            <text:p>10,4471</text:p>
          </table:table-cell>
          <table:table-cell table:style-name="ce24" table:formula="of:=[.G97]+1" office:value-type="float" office:value="336" calcext:value-type="float">
            <text:p>336</text:p>
          </table:table-cell>
          <table:table-cell table:style-name="ce28" office:value-type="float" office:value="334.998" calcext:value-type="float">
            <text:p>334,998</text:p>
          </table:table-cell>
          <table:table-cell table:style-name="ce32" office:value-type="float" office:value="10.2094" calcext:value-type="float">
            <text:p>10,2094</text:p>
          </table:table-cell>
          <table:table-cell table:style-name="ce24" table:formula="of:=[.J97]+1" office:value-type="float" office:value="384" calcext:value-type="float">
            <text:p>384</text:p>
          </table:table-cell>
          <table:table-cell table:style-name="ce28" office:value-type="float" office:value="382.999" calcext:value-type="float">
            <text:p>382,999</text:p>
          </table:table-cell>
          <table:table-cell table:style-name="ce32" office:value-type="float" office:value="9.8582" calcext:value-type="float">
            <text:p>9,8582</text:p>
          </table:table-cell>
        </table:table-row>
        <table:table-row table:style-name="ro1"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</table:table-row>
        <table:table-row table:style-name="ro1">
          <table:table-cell table:formula="of:=[.J98]+1" office:value-type="float" office:value="385" calcext:value-type="float">
            <text:p>385</text:p>
          </table:table-cell>
          <table:table-cell office:value-type="float" office:value="383.999" calcext:value-type="float">
            <text:p>383,999</text:p>
          </table:table-cell>
          <table:table-cell office:value-type="float" office:value="9.8061" calcext:value-type="float">
            <text:p>9,8061</text:p>
          </table:table-cell>
          <table:table-cell table:formula="of:=[.A147]+1"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9.5113" calcext:value-type="float">
            <text:p>9,5113</text:p>
          </table:table-cell>
          <table:table-cell table:formula="of:=[.D147]+1" office:value-type="float" office:value="481" calcext:value-type="float">
            <text:p>481</text:p>
          </table:table-cell>
          <table:table-cell office:value-type="float" office:value="479.999" calcext:value-type="float">
            <text:p>479,999</text:p>
          </table:table-cell>
          <table:table-cell office:value-type="float" office:value="9.1291" calcext:value-type="float">
            <text:p>9,1291</text:p>
          </table:table-cell>
          <table:table-cell table:formula="of:=[.G147]+1" office:value-type="float" office:value="529" calcext:value-type="float">
            <text:p>529</text:p>
          </table:table-cell>
          <table:table-cell office:value-type="float" office:value="527.999" calcext:value-type="float">
            <text:p>527,999</text:p>
          </table:table-cell>
          <table:table-cell office:value-type="float" office:value="8.7881" calcext:value-type="float">
            <text:p>8,7881</text:p>
          </table:table-cell>
        </table:table-row>
        <table:table-row table:style-name="ro1">
          <table:table-cell table:formula="of:=[.A100]+1" office:value-type="float" office:value="386" calcext:value-type="float">
            <text:p>386</text:p>
          </table:table-cell>
          <table:table-cell office:value-type="float" office:value="384.999" calcext:value-type="float">
            <text:p>384,999</text:p>
          </table:table-cell>
          <table:table-cell office:value-type="float" office:value="9.8117" calcext:value-type="float">
            <text:p>9,8117</text:p>
          </table:table-cell>
          <table:table-cell table:formula="of:=[.D100]+1" office:value-type="float" office:value="434" calcext:value-type="float">
            <text:p>434</text:p>
          </table:table-cell>
          <table:table-cell office:value-type="float" office:value="432.999" calcext:value-type="float">
            <text:p>432,999</text:p>
          </table:table-cell>
          <table:table-cell office:value-type="float" office:value="9.4761" calcext:value-type="float">
            <text:p>9,4761</text:p>
          </table:table-cell>
          <table:table-cell table:formula="of:=[.G100]+1" office:value-type="float" office:value="482" calcext:value-type="float">
            <text:p>482</text:p>
          </table:table-cell>
          <table:table-cell office:value-type="float" office:value="480.999" calcext:value-type="float">
            <text:p>480,999</text:p>
          </table:table-cell>
          <table:table-cell office:value-type="float" office:value="9.167" calcext:value-type="float">
            <text:p>9,167</text:p>
          </table:table-cell>
          <table:table-cell table:formula="of:=[.J100]+1" office:value-type="float" office:value="530" calcext:value-type="float">
            <text:p>530</text:p>
          </table:table-cell>
          <table:table-cell office:value-type="float" office:value="528.999" calcext:value-type="float">
            <text:p>528,999</text:p>
          </table:table-cell>
          <table:table-cell office:value-type="float" office:value="8.8071" calcext:value-type="float">
            <text:p>8,8071</text:p>
          </table:table-cell>
        </table:table-row>
        <table:table-row table:style-name="ro1">
          <table:table-cell table:formula="of:=[.A101]+1" office:value-type="float" office:value="387" calcext:value-type="float">
            <text:p>387</text:p>
          </table:table-cell>
          <table:table-cell office:value-type="float" office:value="385.999" calcext:value-type="float">
            <text:p>385,999</text:p>
          </table:table-cell>
          <table:table-cell office:value-type="float" office:value="9.776" calcext:value-type="float">
            <text:p>9,776</text:p>
          </table:table-cell>
          <table:table-cell table:formula="of:=[.D101]+1" office:value-type="float" office:value="435" calcext:value-type="float">
            <text:p>435</text:p>
          </table:table-cell>
          <table:table-cell office:value-type="float" office:value="433.999" calcext:value-type="float">
            <text:p>433,999</text:p>
          </table:table-cell>
          <table:table-cell office:value-type="float" office:value="9.4364" calcext:value-type="float">
            <text:p>9,4364</text:p>
          </table:table-cell>
          <table:table-cell table:formula="of:=[.G101]+1" office:value-type="float" office:value="483" calcext:value-type="float">
            <text:p>483</text:p>
          </table:table-cell>
          <table:table-cell office:value-type="float" office:value="481.999" calcext:value-type="float">
            <text:p>481,999</text:p>
          </table:table-cell>
          <table:table-cell office:value-type="float" office:value="9.1499" calcext:value-type="float">
            <text:p>9,1499</text:p>
          </table:table-cell>
          <table:table-cell table:formula="of:=[.J101]+1"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8.7996" calcext:value-type="float">
            <text:p>8,7996</text:p>
          </table:table-cell>
        </table:table-row>
        <table:table-row table:style-name="ro1">
          <table:table-cell table:formula="of:=[.A102]+1" office:value-type="float" office:value="388" calcext:value-type="float">
            <text:p>388</text:p>
          </table:table-cell>
          <table:table-cell office:value-type="float" office:value="386.999" calcext:value-type="float">
            <text:p>386,999</text:p>
          </table:table-cell>
          <table:table-cell office:value-type="float" office:value="9.8416" calcext:value-type="float">
            <text:p>9,8416</text:p>
          </table:table-cell>
          <table:table-cell table:formula="of:=[.D102]+1" office:value-type="float" office:value="436" calcext:value-type="float">
            <text:p>436</text:p>
          </table:table-cell>
          <table:table-cell office:value-type="float" office:value="434.999" calcext:value-type="float">
            <text:p>434,999</text:p>
          </table:table-cell>
          <table:table-cell office:value-type="float" office:value="9.3848" calcext:value-type="float">
            <text:p>9,3848</text:p>
          </table:table-cell>
          <table:table-cell table:formula="of:=[.G102]+1"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9.1287" calcext:value-type="float">
            <text:p>9,1287</text:p>
          </table:table-cell>
          <table:table-cell table:formula="of:=[.J102]+1" office:value-type="float" office:value="532" calcext:value-type="float">
            <text:p>532</text:p>
          </table:table-cell>
          <table:table-cell office:value-type="float" office:value="530.999" calcext:value-type="float">
            <text:p>530,999</text:p>
          </table:table-cell>
          <table:table-cell office:value-type="float" office:value="8.7809" calcext:value-type="float">
            <text:p>8,7809</text:p>
          </table:table-cell>
        </table:table-row>
        <table:table-row table:style-name="ro1">
          <table:table-cell table:formula="of:=[.A103]+1" office:value-type="float" office:value="389" calcext:value-type="float">
            <text:p>389</text:p>
          </table:table-cell>
          <table:table-cell office:value-type="float" office:value="387.999" calcext:value-type="float">
            <text:p>387,999</text:p>
          </table:table-cell>
          <table:table-cell office:value-type="float" office:value="9.892" calcext:value-type="float">
            <text:p>9,892</text:p>
          </table:table-cell>
          <table:table-cell table:formula="of:=[.D103]+1"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9.4091" calcext:value-type="float">
            <text:p>9,4091</text:p>
          </table:table-cell>
          <table:table-cell table:formula="of:=[.G103]+1" office:value-type="float" office:value="485" calcext:value-type="float">
            <text:p>485</text:p>
          </table:table-cell>
          <table:table-cell office:value-type="float" office:value="483.999" calcext:value-type="float">
            <text:p>483,999</text:p>
          </table:table-cell>
          <table:table-cell office:value-type="float" office:value="9.0912" calcext:value-type="float">
            <text:p>9,0912</text:p>
          </table:table-cell>
          <table:table-cell table:formula="of:=[.J103]+1"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office:value-type="float" office:value="8.7197" calcext:value-type="float">
            <text:p>8,7197</text:p>
          </table:table-cell>
        </table:table-row>
        <table:table-row table:style-name="ro1">
          <table:table-cell table:formula="of:=[.A104]+1" office:value-type="float" office:value="390" calcext:value-type="float">
            <text:p>390</text:p>
          </table:table-cell>
          <table:table-cell office:value-type="float" office:value="388.999" calcext:value-type="float">
            <text:p>388,999</text:p>
          </table:table-cell>
          <table:table-cell office:value-type="float" office:value="9.8972" calcext:value-type="float">
            <text:p>9,8972</text:p>
          </table:table-cell>
          <table:table-cell table:formula="of:=[.D104]+1" office:value-type="float" office:value="438" calcext:value-type="float">
            <text:p>438</text:p>
          </table:table-cell>
          <table:table-cell office:value-type="float" office:value="436.999" calcext:value-type="float">
            <text:p>436,999</text:p>
          </table:table-cell>
          <table:table-cell office:value-type="float" office:value="9.4053" calcext:value-type="float">
            <text:p>9,4053</text:p>
          </table:table-cell>
          <table:table-cell table:formula="of:=[.G104]+1" office:value-type="float" office:value="486" calcext:value-type="float">
            <text:p>486</text:p>
          </table:table-cell>
          <table:table-cell office:value-type="float" office:value="484.999" calcext:value-type="float">
            <text:p>484,999</text:p>
          </table:table-cell>
          <table:table-cell office:value-type="float" office:value="9.1117" calcext:value-type="float">
            <text:p>9,1117</text:p>
          </table:table-cell>
          <table:table-cell table:formula="of:=[.J104]+1" office:value-type="float" office:value="534" calcext:value-type="float">
            <text:p>534</text:p>
          </table:table-cell>
          <table:table-cell office:value-type="float" office:value="532.999" calcext:value-type="float">
            <text:p>532,999</text:p>
          </table:table-cell>
          <table:table-cell office:value-type="float" office:value="8.7455" calcext:value-type="float">
            <text:p>8,7455</text:p>
          </table:table-cell>
        </table:table-row>
        <table:table-row table:style-name="ro1">
          <table:table-cell table:formula="of:=[.A105]+1"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9.8217" calcext:value-type="float">
            <text:p>9,8217</text:p>
          </table:table-cell>
          <table:table-cell table:formula="of:=[.D105]+1"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9.4581" calcext:value-type="float">
            <text:p>9,4581</text:p>
          </table:table-cell>
          <table:table-cell table:formula="of:=[.G105]+1" office:value-type="float" office:value="487" calcext:value-type="float">
            <text:p>487</text:p>
          </table:table-cell>
          <table:table-cell office:value-type="float" office:value="485.999" calcext:value-type="float">
            <text:p>485,999</text:p>
          </table:table-cell>
          <table:table-cell office:value-type="float" office:value="9.0977" calcext:value-type="float">
            <text:p>9,0977</text:p>
          </table:table-cell>
          <table:table-cell table:formula="of:=[.J105]+1" office:value-type="float" office:value="535" calcext:value-type="float">
            <text:p>535</text:p>
          </table:table-cell>
          <table:table-cell office:value-type="float" office:value="533.999" calcext:value-type="float">
            <text:p>533,999</text:p>
          </table:table-cell>
          <table:table-cell office:value-type="float" office:value="8.738" calcext:value-type="float">
            <text:p>8,738</text:p>
          </table:table-cell>
        </table:table-row>
        <table:table-row table:style-name="ro1">
          <table:table-cell table:formula="of:=[.A106]+1" office:value-type="float" office:value="392" calcext:value-type="float">
            <text:p>392</text:p>
          </table:table-cell>
          <table:table-cell office:value-type="float" office:value="390.999" calcext:value-type="float">
            <text:p>390,999</text:p>
          </table:table-cell>
          <table:table-cell office:value-type="float" office:value="9.808" calcext:value-type="float">
            <text:p>9,808</text:p>
          </table:table-cell>
          <table:table-cell table:formula="of:=[.D106]+1" office:value-type="float" office:value="440" calcext:value-type="float">
            <text:p>440</text:p>
          </table:table-cell>
          <table:table-cell office:value-type="float" office:value="438.999" calcext:value-type="float">
            <text:p>438,999</text:p>
          </table:table-cell>
          <table:table-cell office:value-type="float" office:value="9.4208" calcext:value-type="float">
            <text:p>9,4208</text:p>
          </table:table-cell>
          <table:table-cell table:formula="of:=[.G106]+1"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9.109" calcext:value-type="float">
            <text:p>9,109</text:p>
          </table:table-cell>
          <table:table-cell table:formula="of:=[.J106]+1"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float" office:value="8.8005" calcext:value-type="float">
            <text:p>8,8005</text:p>
          </table:table-cell>
        </table:table-row>
        <table:table-row table:style-name="ro1">
          <table:table-cell table:formula="of:=[.A107]+1"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9.7578" calcext:value-type="float">
            <text:p>9,7578</text:p>
          </table:table-cell>
          <table:table-cell table:formula="of:=[.D107]+1" office:value-type="float" office:value="441" calcext:value-type="float">
            <text:p>441</text:p>
          </table:table-cell>
          <table:table-cell office:value-type="float" office:value="439.999" calcext:value-type="float">
            <text:p>439,999</text:p>
          </table:table-cell>
          <table:table-cell office:value-type="float" office:value="9.4169" calcext:value-type="float">
            <text:p>9,4169</text:p>
          </table:table-cell>
          <table:table-cell table:formula="of:=[.G107]+1" office:value-type="float" office:value="489" calcext:value-type="float">
            <text:p>489</text:p>
          </table:table-cell>
          <table:table-cell office:value-type="float" office:value="487.999" calcext:value-type="float">
            <text:p>487,999</text:p>
          </table:table-cell>
          <table:table-cell office:value-type="float" office:value="9.0924" calcext:value-type="float">
            <text:p>9,0924</text:p>
          </table:table-cell>
          <table:table-cell table:formula="of:=[.J107]+1" office:value-type="float" office:value="537" calcext:value-type="float">
            <text:p>537</text:p>
          </table:table-cell>
          <table:table-cell office:value-type="float" office:value="535.999" calcext:value-type="float">
            <text:p>535,999</text:p>
          </table:table-cell>
          <table:table-cell office:value-type="float" office:value="8.6903" calcext:value-type="float">
            <text:p>8,6903</text:p>
          </table:table-cell>
        </table:table-row>
        <table:table-row table:style-name="ro1">
          <table:table-cell table:formula="of:=[.A108]+1" office:value-type="float" office:value="394" calcext:value-type="float">
            <text:p>394</text:p>
          </table:table-cell>
          <table:table-cell office:value-type="float" office:value="392.999" calcext:value-type="float">
            <text:p>392,999</text:p>
          </table:table-cell>
          <table:table-cell office:value-type="float" office:value="9.7413" calcext:value-type="float">
            <text:p>9,7413</text:p>
          </table:table-cell>
          <table:table-cell table:formula="of:=[.D108]+1"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9.4386" calcext:value-type="float">
            <text:p>9,4386</text:p>
          </table:table-cell>
          <table:table-cell table:formula="of:=[.G108]+1"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9.1218" calcext:value-type="float">
            <text:p>9,1218</text:p>
          </table:table-cell>
          <table:table-cell table:formula="of:=[.J108]+1" office:value-type="float" office:value="538" calcext:value-type="float">
            <text:p>538</text:p>
          </table:table-cell>
          <table:table-cell office:value-type="float" office:value="536.999" calcext:value-type="float">
            <text:p>536,999</text:p>
          </table:table-cell>
          <table:table-cell office:value-type="float" office:value="8.6708" calcext:value-type="float">
            <text:p>8,6708</text:p>
          </table:table-cell>
        </table:table-row>
        <table:table-row table:style-name="ro1">
          <table:table-cell table:formula="of:=[.A109]+1"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9.7714" calcext:value-type="float">
            <text:p>9,7714</text:p>
          </table:table-cell>
          <table:table-cell table:formula="of:=[.D109]+1" office:value-type="float" office:value="443" calcext:value-type="float">
            <text:p>443</text:p>
          </table:table-cell>
          <table:table-cell office:value-type="float" office:value="441.999" calcext:value-type="float">
            <text:p>441,999</text:p>
          </table:table-cell>
          <table:table-cell office:value-type="float" office:value="9.4087" calcext:value-type="float">
            <text:p>9,4087</text:p>
          </table:table-cell>
          <table:table-cell table:formula="of:=[.G109]+1" office:value-type="float" office:value="491" calcext:value-type="float">
            <text:p>491</text:p>
          </table:table-cell>
          <table:table-cell office:value-type="float" office:value="489.999" calcext:value-type="float">
            <text:p>489,999</text:p>
          </table:table-cell>
          <table:table-cell office:value-type="float" office:value="9.1548" calcext:value-type="float">
            <text:p>9,1548</text:p>
          </table:table-cell>
          <table:table-cell table:formula="of:=[.J109]+1" office:value-type="float" office:value="539" calcext:value-type="float">
            <text:p>539</text:p>
          </table:table-cell>
          <table:table-cell office:value-type="float" office:value="537.999" calcext:value-type="float">
            <text:p>537,999</text:p>
          </table:table-cell>
          <table:table-cell office:value-type="float" office:value="8.7178" calcext:value-type="float">
            <text:p>8,7178</text:p>
          </table:table-cell>
        </table:table-row>
        <table:table-row table:style-name="ro1">
          <table:table-cell table:formula="of:=[.A110]+1" office:value-type="float" office:value="396" calcext:value-type="float">
            <text:p>396</text:p>
          </table:table-cell>
          <table:table-cell office:value-type="float" office:value="394.999" calcext:value-type="float">
            <text:p>394,999</text:p>
          </table:table-cell>
          <table:table-cell office:value-type="float" office:value="9.7527" calcext:value-type="float">
            <text:p>9,7527</text:p>
          </table:table-cell>
          <table:table-cell table:formula="of:=[.D110]+1" office:value-type="float" office:value="444" calcext:value-type="float">
            <text:p>444</text:p>
          </table:table-cell>
          <table:table-cell office:value-type="float" office:value="442.999" calcext:value-type="float">
            <text:p>442,999</text:p>
          </table:table-cell>
          <table:table-cell office:value-type="float" office:value="9.3664" calcext:value-type="float">
            <text:p>9,3664</text:p>
          </table:table-cell>
          <table:table-cell table:formula="of:=[.G110]+1" office:value-type="float" office:value="492" calcext:value-type="float">
            <text:p>492</text:p>
          </table:table-cell>
          <table:table-cell office:value-type="float" office:value="490.999" calcext:value-type="float">
            <text:p>490,999</text:p>
          </table:table-cell>
          <table:table-cell office:value-type="float" office:value="9.1414" calcext:value-type="float">
            <text:p>9,1414</text:p>
          </table:table-cell>
          <table:table-cell table:formula="of:=[.J110]+1" office:value-type="float" office:value="540" calcext:value-type="float">
            <text:p>540</text:p>
          </table:table-cell>
          <table:table-cell office:value-type="float" office:value="538.999" calcext:value-type="float">
            <text:p>538,999</text:p>
          </table:table-cell>
          <table:table-cell office:value-type="float" office:value="8.738" calcext:value-type="float">
            <text:p>8,738</text:p>
          </table:table-cell>
        </table:table-row>
        <table:table-row table:style-name="ro1">
          <table:table-cell table:formula="of:=[.A111]+1"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9.8205" calcext:value-type="float">
            <text:p>9,8205</text:p>
          </table:table-cell>
          <table:table-cell table:formula="of:=[.D111]+1"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9.3526" calcext:value-type="float">
            <text:p>9,3526</text:p>
          </table:table-cell>
          <table:table-cell table:formula="of:=[.G111]+1" office:value-type="float" office:value="493" calcext:value-type="float">
            <text:p>493</text:p>
          </table:table-cell>
          <table:table-cell office:value-type="float" office:value="491.999" calcext:value-type="float">
            <text:p>491,999</text:p>
          </table:table-cell>
          <table:table-cell office:value-type="float" office:value="9.2442" calcext:value-type="float">
            <text:p>9,2442</text:p>
          </table:table-cell>
          <table:table-cell table:formula="of:=[.J111]+1" office:value-type="float" office:value="541" calcext:value-type="float">
            <text:p>541</text:p>
          </table:table-cell>
          <table:table-cell office:value-type="float" office:value="539.999" calcext:value-type="float">
            <text:p>539,999</text:p>
          </table:table-cell>
          <table:table-cell office:value-type="float" office:value="8.6832" calcext:value-type="float">
            <text:p>8,6832</text:p>
          </table:table-cell>
        </table:table-row>
        <table:table-row table:style-name="ro1">
          <table:table-cell table:formula="of:=[.A112]+1" office:value-type="float" office:value="398" calcext:value-type="float">
            <text:p>398</text:p>
          </table:table-cell>
          <table:table-cell office:value-type="float" office:value="396.999" calcext:value-type="float">
            <text:p>396,999</text:p>
          </table:table-cell>
          <table:table-cell office:value-type="float" office:value="9.7606" calcext:value-type="float">
            <text:p>9,7606</text:p>
          </table:table-cell>
          <table:table-cell table:formula="of:=[.D112]+1" office:value-type="float" office:value="446" calcext:value-type="float">
            <text:p>446</text:p>
          </table:table-cell>
          <table:table-cell office:value-type="float" office:value="444.999" calcext:value-type="float">
            <text:p>444,999</text:p>
          </table:table-cell>
          <table:table-cell office:value-type="float" office:value="9.3648" calcext:value-type="float">
            <text:p>9,3648</text:p>
          </table:table-cell>
          <table:table-cell table:formula="of:=[.G112]+1" office:value-type="float" office:value="494" calcext:value-type="float">
            <text:p>494</text:p>
          </table:table-cell>
          <table:table-cell office:value-type="float" office:value="492.999" calcext:value-type="float">
            <text:p>492,999</text:p>
          </table:table-cell>
          <table:table-cell office:value-type="float" office:value="9.2365" calcext:value-type="float">
            <text:p>9,2365</text:p>
          </table:table-cell>
          <table:table-cell table:formula="of:=[.J112]+1" office:value-type="float" office:value="542" calcext:value-type="float">
            <text:p>542</text:p>
          </table:table-cell>
          <table:table-cell office:value-type="float" office:value="540.999" calcext:value-type="float">
            <text:p>540,999</text:p>
          </table:table-cell>
          <table:table-cell office:value-type="float" office:value="8.6855" calcext:value-type="float">
            <text:p>8,6855</text:p>
          </table:table-cell>
        </table:table-row>
        <table:table-row table:style-name="ro1">
          <table:table-cell table:formula="of:=[.A113]+1" office:value-type="float" office:value="399" calcext:value-type="float">
            <text:p>399</text:p>
          </table:table-cell>
          <table:table-cell office:value-type="float" office:value="397.999" calcext:value-type="float">
            <text:p>397,999</text:p>
          </table:table-cell>
          <table:table-cell office:value-type="float" office:value="9.7385" calcext:value-type="float">
            <text:p>9,7385</text:p>
          </table:table-cell>
          <table:table-cell table:formula="of:=[.D113]+1" office:value-type="float" office:value="447" calcext:value-type="float">
            <text:p>447</text:p>
          </table:table-cell>
          <table:table-cell office:value-type="float" office:value="445.999" calcext:value-type="float">
            <text:p>445,999</text:p>
          </table:table-cell>
          <table:table-cell office:value-type="float" office:value="9.4168" calcext:value-type="float">
            <text:p>9,4168</text:p>
          </table:table-cell>
          <table:table-cell table:formula="of:=[.G113]+1" office:value-type="float" office:value="495" calcext:value-type="float">
            <text:p>495</text:p>
          </table:table-cell>
          <table:table-cell office:value-type="float" office:value="493.999" calcext:value-type="float">
            <text:p>493,999</text:p>
          </table:table-cell>
          <table:table-cell office:value-type="float" office:value="9.2291" calcext:value-type="float">
            <text:p>9,2291</text:p>
          </table:table-cell>
          <table:table-cell table:formula="of:=[.J113]+1" office:value-type="float" office:value="543" calcext:value-type="float">
            <text:p>543</text:p>
          </table:table-cell>
          <table:table-cell office:value-type="float" office:value="541.999" calcext:value-type="float">
            <text:p>541,999</text:p>
          </table:table-cell>
          <table:table-cell office:value-type="float" office:value="8.6554" calcext:value-type="float">
            <text:p>8,6554</text:p>
          </table:table-cell>
        </table:table-row>
        <table:table-row table:style-name="ro1">
          <table:table-cell table:formula="of:=[.A114]+1" office:value-type="float" office:value="400" calcext:value-type="float">
            <text:p>400</text:p>
          </table:table-cell>
          <table:table-cell office:value-type="float" office:value="398.999" calcext:value-type="float">
            <text:p>398,999</text:p>
          </table:table-cell>
          <table:table-cell office:value-type="float" office:value="9.6907" calcext:value-type="float">
            <text:p>9,6907</text:p>
          </table:table-cell>
          <table:table-cell table:formula="of:=[.D114]+1" office:value-type="float" office:value="448" calcext:value-type="float">
            <text:p>448</text:p>
          </table:table-cell>
          <table:table-cell office:value-type="float" office:value="446.999" calcext:value-type="float">
            <text:p>446,999</text:p>
          </table:table-cell>
          <table:table-cell office:value-type="float" office:value="9.4334" calcext:value-type="float">
            <text:p>9,4334</text:p>
          </table:table-cell>
          <table:table-cell table:formula="of:=[.G114]+1" office:value-type="float" office:value="496" calcext:value-type="float">
            <text:p>496</text:p>
          </table:table-cell>
          <table:table-cell office:value-type="float" office:value="494.999" calcext:value-type="float">
            <text:p>494,999</text:p>
          </table:table-cell>
          <table:table-cell office:value-type="float" office:value="9.2479" calcext:value-type="float">
            <text:p>9,2479</text:p>
          </table:table-cell>
          <table:table-cell table:formula="of:=[.J114]+1" office:value-type="float" office:value="544" calcext:value-type="float">
            <text:p>544</text:p>
          </table:table-cell>
          <table:table-cell office:value-type="float" office:value="542.999" calcext:value-type="float">
            <text:p>542,999</text:p>
          </table:table-cell>
          <table:table-cell office:value-type="float" office:value="8.673" calcext:value-type="float">
            <text:p>8,673</text:p>
          </table:table-cell>
        </table:table-row>
        <table:table-row table:style-name="ro1">
          <table:table-cell table:formula="of:=[.A115]+1" office:value-type="float" office:value="401" calcext:value-type="float">
            <text:p>401</text:p>
          </table:table-cell>
          <table:table-cell office:value-type="float" office:value="399.999" calcext:value-type="float">
            <text:p>399,999</text:p>
          </table:table-cell>
          <table:table-cell office:value-type="float" office:value="9.6388" calcext:value-type="float">
            <text:p>9,6388</text:p>
          </table:table-cell>
          <table:table-cell table:formula="of:=[.D115]+1" office:value-type="float" office:value="449" calcext:value-type="float">
            <text:p>449</text:p>
          </table:table-cell>
          <table:table-cell office:value-type="float" office:value="447.999" calcext:value-type="float">
            <text:p>447,999</text:p>
          </table:table-cell>
          <table:table-cell office:value-type="float" office:value="9.4139" calcext:value-type="float">
            <text:p>9,4139</text:p>
          </table:table-cell>
          <table:table-cell table:formula="of:=[.G115]+1"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9.1794" calcext:value-type="float">
            <text:p>9,1794</text:p>
          </table:table-cell>
          <table:table-cell table:formula="of:=[.J115]+1" office:value-type="float" office:value="545" calcext:value-type="float">
            <text:p>545</text:p>
          </table:table-cell>
          <table:table-cell office:value-type="float" office:value="543.999" calcext:value-type="float">
            <text:p>543,999</text:p>
          </table:table-cell>
          <table:table-cell office:value-type="float" office:value="8.697" calcext:value-type="float">
            <text:p>8,697</text:p>
          </table:table-cell>
        </table:table-row>
        <table:table-row table:style-name="ro1">
          <table:table-cell table:formula="of:=[.A116]+1" office:value-type="float" office:value="402" calcext:value-type="float">
            <text:p>402</text:p>
          </table:table-cell>
          <table:table-cell office:value-type="float" office:value="400.999" calcext:value-type="float">
            <text:p>400,999</text:p>
          </table:table-cell>
          <table:table-cell office:value-type="float" office:value="9.6105" calcext:value-type="float">
            <text:p>9,6105</text:p>
          </table:table-cell>
          <table:table-cell table:formula="of:=[.D116]+1"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9.4117" calcext:value-type="float">
            <text:p>9,4117</text:p>
          </table:table-cell>
          <table:table-cell table:formula="of:=[.G116]+1" office:value-type="float" office:value="498" calcext:value-type="float">
            <text:p>498</text:p>
          </table:table-cell>
          <table:table-cell office:value-type="float" office:value="496.999" calcext:value-type="float">
            <text:p>496,999</text:p>
          </table:table-cell>
          <table:table-cell office:value-type="float" office:value="9.1574" calcext:value-type="float">
            <text:p>9,1574</text:p>
          </table:table-cell>
          <table:table-cell table:formula="of:=[.J116]+1" office:value-type="float" office:value="546" calcext:value-type="float">
            <text:p>546</text:p>
          </table:table-cell>
          <table:table-cell office:value-type="float" office:value="544.999" calcext:value-type="float">
            <text:p>544,999</text:p>
          </table:table-cell>
          <table:table-cell office:value-type="float" office:value="8.7237" calcext:value-type="float">
            <text:p>8,7237</text:p>
          </table:table-cell>
        </table:table-row>
        <table:table-row table:style-name="ro1">
          <table:table-cell table:formula="of:=[.A117]+1"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9.653" calcext:value-type="float">
            <text:p>9,653</text:p>
          </table:table-cell>
          <table:table-cell table:formula="of:=[.D117]+1" office:value-type="float" office:value="451" calcext:value-type="float">
            <text:p>451</text:p>
          </table:table-cell>
          <table:table-cell office:value-type="float" office:value="449.999" calcext:value-type="float">
            <text:p>449,999</text:p>
          </table:table-cell>
          <table:table-cell office:value-type="float" office:value="9.4483" calcext:value-type="float">
            <text:p>9,4483</text:p>
          </table:table-cell>
          <table:table-cell table:formula="of:=[.G117]+1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9.1076" calcext:value-type="float">
            <text:p>9,1076</text:p>
          </table:table-cell>
          <table:table-cell table:formula="of:=[.J117]+1" office:value-type="float" office:value="547" calcext:value-type="float">
            <text:p>547</text:p>
          </table:table-cell>
          <table:table-cell office:value-type="float" office:value="545.999" calcext:value-type="float">
            <text:p>545,999</text:p>
          </table:table-cell>
          <table:table-cell office:value-type="float" office:value="8.6639" calcext:value-type="float">
            <text:p>8,6639</text:p>
          </table:table-cell>
        </table:table-row>
        <table:table-row table:style-name="ro1">
          <table:table-cell table:formula="of:=[.A118]+1" office:value-type="float" office:value="404" calcext:value-type="float">
            <text:p>404</text:p>
          </table:table-cell>
          <table:table-cell office:value-type="float" office:value="402.999" calcext:value-type="float">
            <text:p>402,999</text:p>
          </table:table-cell>
          <table:table-cell office:value-type="float" office:value="9.6882" calcext:value-type="float">
            <text:p>9,6882</text:p>
          </table:table-cell>
          <table:table-cell table:formula="of:=[.D118]+1"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9.4089" calcext:value-type="float">
            <text:p>9,4089</text:p>
          </table:table-cell>
          <table:table-cell table:formula="of:=[.G118]+1" office:value-type="float" office:value="500" calcext:value-type="float">
            <text:p>500</text:p>
          </table:table-cell>
          <table:table-cell office:value-type="float" office:value="498.999" calcext:value-type="float">
            <text:p>498,999</text:p>
          </table:table-cell>
          <table:table-cell office:value-type="float" office:value="9.0627" calcext:value-type="float">
            <text:p>9,0627</text:p>
          </table:table-cell>
          <table:table-cell table:formula="of:=[.J118]+1"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float" office:value="8.6599" calcext:value-type="float">
            <text:p>8,6599</text:p>
          </table:table-cell>
        </table:table-row>
        <table:table-row table:style-name="ro1">
          <table:table-cell table:formula="of:=[.A119]+1" office:value-type="float" office:value="405" calcext:value-type="float">
            <text:p>405</text:p>
          </table:table-cell>
          <table:table-cell office:value-type="float" office:value="403.999" calcext:value-type="float">
            <text:p>403,999</text:p>
          </table:table-cell>
          <table:table-cell office:value-type="float" office:value="9.727" calcext:value-type="float">
            <text:p>9,727</text:p>
          </table:table-cell>
          <table:table-cell table:formula="of:=[.D119]+1" office:value-type="float" office:value="453" calcext:value-type="float">
            <text:p>453</text:p>
          </table:table-cell>
          <table:table-cell office:value-type="float" office:value="451.999" calcext:value-type="float">
            <text:p>451,999</text:p>
          </table:table-cell>
          <table:table-cell office:value-type="float" office:value="9.3235" calcext:value-type="float">
            <text:p>9,3235</text:p>
          </table:table-cell>
          <table:table-cell table:formula="of:=[.G119]+1" office:value-type="float" office:value="501" calcext:value-type="float">
            <text:p>501</text:p>
          </table:table-cell>
          <table:table-cell office:value-type="float" office:value="499.999" calcext:value-type="float">
            <text:p>499,999</text:p>
          </table:table-cell>
          <table:table-cell office:value-type="float" office:value="9.0205" calcext:value-type="float">
            <text:p>9,0205</text:p>
          </table:table-cell>
          <table:table-cell table:formula="of:=[.J119]+1" office:value-type="float" office:value="549" calcext:value-type="float">
            <text:p>549</text:p>
          </table:table-cell>
          <table:table-cell office:value-type="float" office:value="547.999" calcext:value-type="float">
            <text:p>547,999</text:p>
          </table:table-cell>
          <table:table-cell office:value-type="float" office:value="8.6553" calcext:value-type="float">
            <text:p>8,6553</text:p>
          </table:table-cell>
        </table:table-row>
        <table:table-row table:style-name="ro1">
          <table:table-cell table:formula="of:=[.A120]+1"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9.7292" calcext:value-type="float">
            <text:p>9,7292</text:p>
          </table:table-cell>
          <table:table-cell table:formula="of:=[.D120]+1" office:value-type="float" office:value="454" calcext:value-type="float">
            <text:p>454</text:p>
          </table:table-cell>
          <table:table-cell office:value-type="float" office:value="452.999" calcext:value-type="float">
            <text:p>452,999</text:p>
          </table:table-cell>
          <table:table-cell office:value-type="float" office:value="9.3074" calcext:value-type="float">
            <text:p>9,3074</text:p>
          </table:table-cell>
          <table:table-cell table:formula="of:=[.G120]+1" office:value-type="float" office:value="502" calcext:value-type="float">
            <text:p>502</text:p>
          </table:table-cell>
          <table:table-cell office:value-type="float" office:value="500.999" calcext:value-type="float">
            <text:p>500,999</text:p>
          </table:table-cell>
          <table:table-cell office:value-type="float" office:value="9.0106" calcext:value-type="float">
            <text:p>9,0106</text:p>
          </table:table-cell>
          <table:table-cell table:formula="of:=[.J120]+1" office:value-type="float" office:value="550" calcext:value-type="float">
            <text:p>550</text:p>
          </table:table-cell>
          <table:table-cell office:value-type="float" office:value="548.999" calcext:value-type="float">
            <text:p>548,999</text:p>
          </table:table-cell>
          <table:table-cell office:value-type="float" office:value="8.7092" calcext:value-type="float">
            <text:p>8,7092</text:p>
          </table:table-cell>
        </table:table-row>
        <table:table-row table:style-name="ro1">
          <table:table-cell table:formula="of:=[.A121]+1" office:value-type="float" office:value="407" calcext:value-type="float">
            <text:p>407</text:p>
          </table:table-cell>
          <table:table-cell office:value-type="float" office:value="405.999" calcext:value-type="float">
            <text:p>405,999</text:p>
          </table:table-cell>
          <table:table-cell office:value-type="float" office:value="9.7537" calcext:value-type="float">
            <text:p>9,7537</text:p>
          </table:table-cell>
          <table:table-cell table:formula="of:=[.D121]+1"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9.2996" calcext:value-type="float">
            <text:p>9,2996</text:p>
          </table:table-cell>
          <table:table-cell table:formula="of:=[.G121]+1" office:value-type="float" office:value="503" calcext:value-type="float">
            <text:p>503</text:p>
          </table:table-cell>
          <table:table-cell office:value-type="float" office:value="501.999" calcext:value-type="float">
            <text:p>501,999</text:p>
          </table:table-cell>
          <table:table-cell office:value-type="float" office:value="9.0238" calcext:value-type="float">
            <text:p>9,0238</text:p>
          </table:table-cell>
          <table:table-cell table:formula="of:=[.J121]+1" office:value-type="float" office:value="551" calcext:value-type="float">
            <text:p>551</text:p>
          </table:table-cell>
          <table:table-cell office:value-type="float" office:value="550" calcext:value-type="float">
            <text:p>550</text:p>
          </table:table-cell>
          <table:table-cell office:value-type="float" office:value="8.7205" calcext:value-type="float">
            <text:p>8,7205</text:p>
          </table:table-cell>
        </table:table-row>
        <table:table-row table:style-name="ro1">
          <table:table-cell table:formula="of:=[.A122]+1"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9.7338" calcext:value-type="float">
            <text:p>9,7338</text:p>
          </table:table-cell>
          <table:table-cell table:formula="of:=[.D122]+1" office:value-type="float" office:value="456" calcext:value-type="float">
            <text:p>456</text:p>
          </table:table-cell>
          <table:table-cell office:value-type="float" office:value="454.999" calcext:value-type="float">
            <text:p>454,999</text:p>
          </table:table-cell>
          <table:table-cell office:value-type="float" office:value="9.2836" calcext:value-type="float">
            <text:p>9,2836</text:p>
          </table:table-cell>
          <table:table-cell table:formula="of:=[.G122]+1" office:value-type="float" office:value="504" calcext:value-type="float">
            <text:p>504</text:p>
          </table:table-cell>
          <table:table-cell office:value-type="float" office:value="503" calcext:value-type="float">
            <text:p>503</text:p>
          </table:table-cell>
          <table:table-cell office:value-type="float" office:value="9.0036" calcext:value-type="float">
            <text:p>9,0036</text:p>
          </table:table-cell>
          <table:table-cell table:formula="of:=[.J122]+1" office:value-type="float" office:value="552" calcext:value-type="float">
            <text:p>552</text:p>
          </table:table-cell>
          <table:table-cell office:value-type="float" office:value="550.999" calcext:value-type="float">
            <text:p>550,999</text:p>
          </table:table-cell>
          <table:table-cell office:value-type="float" office:value="8.7076" calcext:value-type="float">
            <text:p>8,7076</text:p>
          </table:table-cell>
        </table:table-row>
        <table:table-row table:style-name="ro1">
          <table:table-cell table:formula="of:=[.A123]+1" office:value-type="float" office:value="409" calcext:value-type="float">
            <text:p>409</text:p>
          </table:table-cell>
          <table:table-cell office:value-type="float" office:value="407.999" calcext:value-type="float">
            <text:p>407,999</text:p>
          </table:table-cell>
          <table:table-cell office:value-type="float" office:value="9.7456" calcext:value-type="float">
            <text:p>9,7456</text:p>
          </table:table-cell>
          <table:table-cell table:formula="of:=[.D123]+1" office:value-type="float" office:value="457" calcext:value-type="float">
            <text:p>457</text:p>
          </table:table-cell>
          <table:table-cell office:value-type="float" office:value="455.999" calcext:value-type="float">
            <text:p>455,999</text:p>
          </table:table-cell>
          <table:table-cell office:value-type="float" office:value="9.269" calcext:value-type="float">
            <text:p>9,269</text:p>
          </table:table-cell>
          <table:table-cell table:formula="of:=[.G123]+1" office:value-type="float" office:value="505" calcext:value-type="float">
            <text:p>505</text:p>
          </table:table-cell>
          <table:table-cell office:value-type="float" office:value="503.999" calcext:value-type="float">
            <text:p>503,999</text:p>
          </table:table-cell>
          <table:table-cell office:value-type="float" office:value="8.9708" calcext:value-type="float">
            <text:p>8,9708</text:p>
          </table:table-cell>
          <table:table-cell table:formula="of:=[.J123]+1" office:value-type="float" office:value="553" calcext:value-type="float">
            <text:p>553</text:p>
          </table:table-cell>
          <table:table-cell office:value-type="float" office:value="551.999" calcext:value-type="float">
            <text:p>551,999</text:p>
          </table:table-cell>
          <table:table-cell office:value-type="float" office:value="8.6537" calcext:value-type="float">
            <text:p>8,6537</text:p>
          </table:table-cell>
        </table:table-row>
        <table:table-row table:style-name="ro1">
          <table:table-cell table:formula="of:=[.A124]+1" office:value-type="float" office:value="410" calcext:value-type="float">
            <text:p>410</text:p>
          </table:table-cell>
          <table:table-cell office:value-type="float" office:value="408.999" calcext:value-type="float">
            <text:p>408,999</text:p>
          </table:table-cell>
          <table:table-cell office:value-type="float" office:value="9.6892" calcext:value-type="float">
            <text:p>9,6892</text:p>
          </table:table-cell>
          <table:table-cell table:formula="of:=[.D124]+1"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9.2401" calcext:value-type="float">
            <text:p>9,2401</text:p>
          </table:table-cell>
          <table:table-cell table:formula="of:=[.G124]+1" office:value-type="float" office:value="506" calcext:value-type="float">
            <text:p>506</text:p>
          </table:table-cell>
          <table:table-cell office:value-type="float" office:value="504.999" calcext:value-type="float">
            <text:p>504,999</text:p>
          </table:table-cell>
          <table:table-cell office:value-type="float" office:value="8.9828" calcext:value-type="float">
            <text:p>8,9828</text:p>
          </table:table-cell>
          <table:table-cell table:formula="of:=[.J124]+1"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office:value-type="float" office:value="8.6524" calcext:value-type="float">
            <text:p>8,6524</text:p>
          </table:table-cell>
        </table:table-row>
        <table:table-row table:style-name="ro1">
          <table:table-cell table:formula="of:=[.A125]+1"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office:value-type="float" office:value="9.6424" calcext:value-type="float">
            <text:p>9,6424</text:p>
          </table:table-cell>
          <table:table-cell table:formula="of:=[.D125]+1" office:value-type="float" office:value="459" calcext:value-type="float">
            <text:p>459</text:p>
          </table:table-cell>
          <table:table-cell office:value-type="float" office:value="457.999" calcext:value-type="float">
            <text:p>457,999</text:p>
          </table:table-cell>
          <table:table-cell office:value-type="float" office:value="9.2167" calcext:value-type="float">
            <text:p>9,2167</text:p>
          </table:table-cell>
          <table:table-cell table:formula="of:=[.G125]+1"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  <table:table-cell office:value-type="float" office:value="8.9427" calcext:value-type="float">
            <text:p>8,9427</text:p>
          </table:table-cell>
          <table:table-cell table:formula="of:=[.J125]+1" office:value-type="float" office:value="555" calcext:value-type="float">
            <text:p>555</text:p>
          </table:table-cell>
          <table:table-cell office:value-type="float" office:value="553.999" calcext:value-type="float">
            <text:p>553,999</text:p>
          </table:table-cell>
          <table:table-cell office:value-type="float" office:value="8.6295" calcext:value-type="float">
            <text:p>8,6295</text:p>
          </table:table-cell>
        </table:table-row>
        <table:table-row table:style-name="ro1">
          <table:table-cell table:formula="of:=[.A126]+1" office:value-type="float" office:value="412" calcext:value-type="float">
            <text:p>412</text:p>
          </table:table-cell>
          <table:table-cell office:value-type="float" office:value="410.999" calcext:value-type="float">
            <text:p>410,999</text:p>
          </table:table-cell>
          <table:table-cell office:value-type="float" office:value="9.641" calcext:value-type="float">
            <text:p>9,641</text:p>
          </table:table-cell>
          <table:table-cell table:formula="of:=[.D126]+1"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9.271" calcext:value-type="float">
            <text:p>9,271</text:p>
          </table:table-cell>
          <table:table-cell table:formula="of:=[.G126]+1" office:value-type="float" office:value="508" calcext:value-type="float">
            <text:p>508</text:p>
          </table:table-cell>
          <table:table-cell office:value-type="float" office:value="506.999" calcext:value-type="float">
            <text:p>506,999</text:p>
          </table:table-cell>
          <table:table-cell office:value-type="float" office:value="8.9418" calcext:value-type="float">
            <text:p>8,9418</text:p>
          </table:table-cell>
          <table:table-cell table:formula="of:=[.J126]+1" office:value-type="float" office:value="556" calcext:value-type="float">
            <text:p>556</text:p>
          </table:table-cell>
          <table:table-cell office:value-type="float" office:value="554.999" calcext:value-type="float">
            <text:p>554,999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table:formula="of:=[.A127]+1"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9.6324" calcext:value-type="float">
            <text:p>9,6324</text:p>
          </table:table-cell>
          <table:table-cell table:formula="of:=[.D127]+1" office:value-type="float" office:value="461" calcext:value-type="float">
            <text:p>461</text:p>
          </table:table-cell>
          <table:table-cell office:value-type="float" office:value="459.999" calcext:value-type="float">
            <text:p>459,999</text:p>
          </table:table-cell>
          <table:table-cell office:value-type="float" office:value="9.2765" calcext:value-type="float">
            <text:p>9,2765</text:p>
          </table:table-cell>
          <table:table-cell table:formula="of:=[.G127]+1" office:value-type="float" office:value="509" calcext:value-type="float">
            <text:p>509</text:p>
          </table:table-cell>
          <table:table-cell office:value-type="float" office:value="507.999" calcext:value-type="float">
            <text:p>507,999</text:p>
          </table:table-cell>
          <table:table-cell office:value-type="float" office:value="8.9887" calcext:value-type="float">
            <text:p>8,9887</text:p>
          </table:table-cell>
          <table:table-cell table:formula="of:=[.J127]+1" office:value-type="float" office:value="557" calcext:value-type="float">
            <text:p>557</text:p>
          </table:table-cell>
          <table:table-cell office:value-type="float" office:value="555.999" calcext:value-type="float">
            <text:p>555,999</text:p>
          </table:table-cell>
          <table:table-cell office:value-type="float" office:value="8.5815" calcext:value-type="float">
            <text:p>8,5815</text:p>
          </table:table-cell>
        </table:table-row>
        <table:table-row table:style-name="ro1">
          <table:table-cell table:formula="of:=[.A128]+1" office:value-type="float" office:value="414" calcext:value-type="float">
            <text:p>414</text:p>
          </table:table-cell>
          <table:table-cell office:value-type="float" office:value="412.999" calcext:value-type="float">
            <text:p>412,999</text:p>
          </table:table-cell>
          <table:table-cell office:value-type="float" office:value="9.6568" calcext:value-type="float">
            <text:p>9,6568</text:p>
          </table:table-cell>
          <table:table-cell table:formula="of:=[.D128]+1"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9.2601" calcext:value-type="float">
            <text:p>9,2601</text:p>
          </table:table-cell>
          <table:table-cell table:formula="of:=[.G128]+1" office:value-type="float" office:value="510" calcext:value-type="float">
            <text:p>510</text:p>
          </table:table-cell>
          <table:table-cell office:value-type="float" office:value="508.999" calcext:value-type="float">
            <text:p>508,999</text:p>
          </table:table-cell>
          <table:table-cell office:value-type="float" office:value="8.9977" calcext:value-type="float">
            <text:p>8,9977</text:p>
          </table:table-cell>
          <table:table-cell table:formula="of:=[.J128]+1" office:value-type="float" office:value="558" calcext:value-type="float">
            <text:p>558</text:p>
          </table:table-cell>
          <table:table-cell office:value-type="float" office:value="556.999" calcext:value-type="float">
            <text:p>556,999</text:p>
          </table:table-cell>
          <table:table-cell office:value-type="float" office:value="8.6176" calcext:value-type="float">
            <text:p>8,6176</text:p>
          </table:table-cell>
        </table:table-row>
        <table:table-row table:style-name="ro1">
          <table:table-cell table:formula="of:=[.A129]+1"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9.6942" calcext:value-type="float">
            <text:p>9,6942</text:p>
          </table:table-cell>
          <table:table-cell table:formula="of:=[.D129]+1" office:value-type="float" office:value="463" calcext:value-type="float">
            <text:p>463</text:p>
          </table:table-cell>
          <table:table-cell office:value-type="float" office:value="461.999" calcext:value-type="float">
            <text:p>461,999</text:p>
          </table:table-cell>
          <table:table-cell office:value-type="float" office:value="9.2456" calcext:value-type="float">
            <text:p>9,2456</text:p>
          </table:table-cell>
          <table:table-cell table:formula="of:=[.G129]+1" office:value-type="float" office:value="511" calcext:value-type="float">
            <text:p>511</text:p>
          </table:table-cell>
          <table:table-cell office:value-type="float" office:value="509.999" calcext:value-type="float">
            <text:p>509,999</text:p>
          </table:table-cell>
          <table:table-cell office:value-type="float" office:value="8.9506" calcext:value-type="float">
            <text:p>8,9506</text:p>
          </table:table-cell>
          <table:table-cell table:formula="of:=[.J129]+1" office:value-type="float" office:value="559" calcext:value-type="float">
            <text:p>559</text:p>
          </table:table-cell>
          <table:table-cell office:value-type="float" office:value="557.999" calcext:value-type="float">
            <text:p>557,999</text:p>
          </table:table-cell>
          <table:table-cell office:value-type="float" office:value="8.5826" calcext:value-type="float">
            <text:p>8,5826</text:p>
          </table:table-cell>
        </table:table-row>
        <table:table-row table:style-name="ro1">
          <table:table-cell table:formula="of:=[.A130]+1" office:value-type="float" office:value="416" calcext:value-type="float">
            <text:p>416</text:p>
          </table:table-cell>
          <table:table-cell office:value-type="float" office:value="414.999" calcext:value-type="float">
            <text:p>414,999</text:p>
          </table:table-cell>
          <table:table-cell office:value-type="float" office:value="9.6937" calcext:value-type="float">
            <text:p>9,6937</text:p>
          </table:table-cell>
          <table:table-cell table:formula="of:=[.D130]+1"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9.2336" calcext:value-type="float">
            <text:p>9,2336</text:p>
          </table:table-cell>
          <table:table-cell table:formula="of:=[.G130]+1"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float" office:value="8.9718" calcext:value-type="float">
            <text:p>8,9718</text:p>
          </table:table-cell>
          <table:table-cell table:formula="of:=[.J130]+1" office:value-type="float" office:value="560" calcext:value-type="float">
            <text:p>560</text:p>
          </table:table-cell>
          <table:table-cell office:value-type="float" office:value="558.999" calcext:value-type="float">
            <text:p>558,999</text:p>
          </table:table-cell>
          <table:table-cell office:value-type="float" office:value="8.4889" calcext:value-type="float">
            <text:p>8,4889</text:p>
          </table:table-cell>
        </table:table-row>
        <table:table-row table:style-name="ro1">
          <table:table-cell table:formula="of:=[.A131]+1"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9.7132" calcext:value-type="float">
            <text:p>9,7132</text:p>
          </table:table-cell>
          <table:table-cell table:formula="of:=[.D131]+1" office:value-type="float" office:value="465" calcext:value-type="float">
            <text:p>465</text:p>
          </table:table-cell>
          <table:table-cell office:value-type="float" office:value="463.999" calcext:value-type="float">
            <text:p>463,999</text:p>
          </table:table-cell>
          <table:table-cell office:value-type="float" office:value="9.2246" calcext:value-type="float">
            <text:p>9,2246</text:p>
          </table:table-cell>
          <table:table-cell table:formula="of:=[.G131]+1" office:value-type="float" office:value="513" calcext:value-type="float">
            <text:p>513</text:p>
          </table:table-cell>
          <table:table-cell office:value-type="float" office:value="511.999" calcext:value-type="float">
            <text:p>511,999</text:p>
          </table:table-cell>
          <table:table-cell office:value-type="float" office:value="8.9518" calcext:value-type="float">
            <text:p>8,9518</text:p>
          </table:table-cell>
          <table:table-cell table:formula="of:=[.J131]+1" office:value-type="float" office:value="561" calcext:value-type="float">
            <text:p>561</text:p>
          </table:table-cell>
          <table:table-cell office:value-type="float" office:value="559.999" calcext:value-type="float">
            <text:p>559,999</text:p>
          </table:table-cell>
          <table:table-cell office:value-type="float" office:value="8.4819" calcext:value-type="float">
            <text:p>8,4819</text:p>
          </table:table-cell>
        </table:table-row>
        <table:table-row table:style-name="ro1">
          <table:table-cell table:formula="of:=[.A132]+1" office:value-type="float" office:value="418" calcext:value-type="float">
            <text:p>418</text:p>
          </table:table-cell>
          <table:table-cell office:value-type="float" office:value="416.999" calcext:value-type="float">
            <text:p>416,999</text:p>
          </table:table-cell>
          <table:table-cell office:value-type="float" office:value="9.7326" calcext:value-type="float">
            <text:p>9,7326</text:p>
          </table:table-cell>
          <table:table-cell table:formula="of:=[.D132]+1" office:value-type="float" office:value="466" calcext:value-type="float">
            <text:p>466</text:p>
          </table:table-cell>
          <table:table-cell office:value-type="float" office:value="464.999" calcext:value-type="float">
            <text:p>464,999</text:p>
          </table:table-cell>
          <table:table-cell office:value-type="float" office:value="9.247" calcext:value-type="float">
            <text:p>9,247</text:p>
          </table:table-cell>
          <table:table-cell table:formula="of:=[.G132]+1" office:value-type="float" office:value="514" calcext:value-type="float">
            <text:p>514</text:p>
          </table:table-cell>
          <table:table-cell office:value-type="float" office:value="512.999" calcext:value-type="float">
            <text:p>512,999</text:p>
          </table:table-cell>
          <table:table-cell office:value-type="float" office:value="8.9726" calcext:value-type="float">
            <text:p>8,9726</text:p>
          </table:table-cell>
          <table:table-cell table:formula="of:=[.J132]+1" office:value-type="float" office:value="562" calcext:value-type="float">
            <text:p>562</text:p>
          </table:table-cell>
          <table:table-cell office:value-type="float" office:value="560.999" calcext:value-type="float">
            <text:p>560,999</text:p>
          </table:table-cell>
          <table:table-cell office:value-type="float" office:value="8.4812" calcext:value-type="float">
            <text:p>8,4812</text:p>
          </table:table-cell>
        </table:table-row>
        <table:table-row table:style-name="ro1">
          <table:table-cell table:formula="of:=[.A133]+1"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9.6844" calcext:value-type="float">
            <text:p>9,6844</text:p>
          </table:table-cell>
          <table:table-cell table:formula="of:=[.D133]+1" office:value-type="float" office:value="467" calcext:value-type="float">
            <text:p>467</text:p>
          </table:table-cell>
          <table:table-cell office:value-type="float" office:value="465.999" calcext:value-type="float">
            <text:p>465,999</text:p>
          </table:table-cell>
          <table:table-cell office:value-type="float" office:value="9.2219" calcext:value-type="float">
            <text:p>9,2219</text:p>
          </table:table-cell>
          <table:table-cell table:formula="of:=[.G133]+1" office:value-type="float" office:value="515" calcext:value-type="float">
            <text:p>515</text:p>
          </table:table-cell>
          <table:table-cell office:value-type="float" office:value="513.999" calcext:value-type="float">
            <text:p>513,999</text:p>
          </table:table-cell>
          <table:table-cell office:value-type="float" office:value="8.9658" calcext:value-type="float">
            <text:p>8,9658</text:p>
          </table:table-cell>
          <table:table-cell table:formula="of:=[.J133]+1" office:value-type="float" office:value="563" calcext:value-type="float">
            <text:p>563</text:p>
          </table:table-cell>
          <table:table-cell office:value-type="float" office:value="561.999" calcext:value-type="float">
            <text:p>561,999</text:p>
          </table:table-cell>
          <table:table-cell office:value-type="float" office:value="8.504" calcext:value-type="float">
            <text:p>8,504</text:p>
          </table:table-cell>
        </table:table-row>
        <table:table-row table:style-name="ro1">
          <table:table-cell table:formula="of:=[.A134]+1" office:value-type="float" office:value="420" calcext:value-type="float">
            <text:p>420</text:p>
          </table:table-cell>
          <table:table-cell office:value-type="float" office:value="418.999" calcext:value-type="float">
            <text:p>418,999</text:p>
          </table:table-cell>
          <table:table-cell office:value-type="float" office:value="9.5656" calcext:value-type="float">
            <text:p>9,5656</text:p>
          </table:table-cell>
          <table:table-cell table:formula="of:=[.D134]+1" office:value-type="float" office:value="468" calcext:value-type="float">
            <text:p>468</text:p>
          </table:table-cell>
          <table:table-cell office:value-type="float" office:value="466.999" calcext:value-type="float">
            <text:p>466,999</text:p>
          </table:table-cell>
          <table:table-cell office:value-type="float" office:value="9.1512" calcext:value-type="float">
            <text:p>9,1512</text:p>
          </table:table-cell>
          <table:table-cell table:formula="of:=[.G134]+1" office:value-type="float" office:value="516" calcext:value-type="float">
            <text:p>516</text:p>
          </table:table-cell>
          <table:table-cell office:value-type="float" office:value="515" calcext:value-type="float">
            <text:p>515</text:p>
          </table:table-cell>
          <table:table-cell office:value-type="float" office:value="8.9172" calcext:value-type="float">
            <text:p>8,9172</text:p>
          </table:table-cell>
          <table:table-cell table:formula="of:=[.J134]+1"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office:value-type="float" office:value="8.536" calcext:value-type="float">
            <text:p>8,536</text:p>
          </table:table-cell>
        </table:table-row>
        <table:table-row table:style-name="ro1">
          <table:table-cell table:formula="of:=[.A135]+1" office:value-type="float" office:value="421" calcext:value-type="float">
            <text:p>421</text:p>
          </table:table-cell>
          <table:table-cell office:value-type="float" office:value="419.999" calcext:value-type="float">
            <text:p>419,999</text:p>
          </table:table-cell>
          <table:table-cell office:value-type="float" office:value="9.5597" calcext:value-type="float">
            <text:p>9,5597</text:p>
          </table:table-cell>
          <table:table-cell table:formula="of:=[.D135]+1" office:value-type="float" office:value="469" calcext:value-type="float">
            <text:p>469</text:p>
          </table:table-cell>
          <table:table-cell office:value-type="float" office:value="467.999" calcext:value-type="float">
            <text:p>467,999</text:p>
          </table:table-cell>
          <table:table-cell office:value-type="float" office:value="9.1366" calcext:value-type="float">
            <text:p>9,1366</text:p>
          </table:table-cell>
          <table:table-cell table:formula="of:=[.G135]+1" office:value-type="float" office:value="517" calcext:value-type="float">
            <text:p>517</text:p>
          </table:table-cell>
          <table:table-cell office:value-type="float" office:value="515.999" calcext:value-type="float">
            <text:p>515,999</text:p>
          </table:table-cell>
          <table:table-cell office:value-type="float" office:value="8.9036" calcext:value-type="float">
            <text:p>8,9036</text:p>
          </table:table-cell>
          <table:table-cell table:formula="of:=[.J135]+1" office:value-type="float" office:value="565" calcext:value-type="float">
            <text:p>565</text:p>
          </table:table-cell>
          <table:table-cell office:value-type="float" office:value="563.999" calcext:value-type="float">
            <text:p>563,999</text:p>
          </table:table-cell>
          <table:table-cell office:value-type="float" office:value="8.5328" calcext:value-type="float">
            <text:p>8,5328</text:p>
          </table:table-cell>
        </table:table-row>
        <table:table-row table:style-name="ro1">
          <table:table-cell table:formula="of:=[.A136]+1"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9.5294" calcext:value-type="float">
            <text:p>9,5294</text:p>
          </table:table-cell>
          <table:table-cell table:formula="of:=[.D136]+1" office:value-type="float" office:value="470" calcext:value-type="float">
            <text:p>470</text:p>
          </table:table-cell>
          <table:table-cell office:value-type="float" office:value="469.001" calcext:value-type="float">
            <text:p>469,001</text:p>
          </table:table-cell>
          <table:table-cell office:value-type="float" office:value="9.1006" calcext:value-type="float">
            <text:p>9,1006</text:p>
          </table:table-cell>
          <table:table-cell table:formula="of:=[.G136]+1" office:value-type="float" office:value="518" calcext:value-type="float">
            <text:p>518</text:p>
          </table:table-cell>
          <table:table-cell office:value-type="float" office:value="517" calcext:value-type="float">
            <text:p>517</text:p>
          </table:table-cell>
          <table:table-cell office:value-type="float" office:value="8.9031" calcext:value-type="float">
            <text:p>8,9031</text:p>
          </table:table-cell>
          <table:table-cell table:formula="of:=[.J136]+1" office:value-type="float" office:value="566" calcext:value-type="float">
            <text:p>566</text:p>
          </table:table-cell>
          <table:table-cell office:value-type="float" office:value="564.999" calcext:value-type="float">
            <text:p>564,999</text:p>
          </table:table-cell>
          <table:table-cell office:value-type="float" office:value="8.4986" calcext:value-type="float">
            <text:p>8,4986</text:p>
          </table:table-cell>
        </table:table-row>
        <table:table-row table:style-name="ro1">
          <table:table-cell table:formula="of:=[.A137]+1" office:value-type="float" office:value="423" calcext:value-type="float">
            <text:p>423</text:p>
          </table:table-cell>
          <table:table-cell office:value-type="float" office:value="421.999" calcext:value-type="float">
            <text:p>421,999</text:p>
          </table:table-cell>
          <table:table-cell office:value-type="float" office:value="9.551" calcext:value-type="float">
            <text:p>9,551</text:p>
          </table:table-cell>
          <table:table-cell table:formula="of:=[.D137]+1" office:value-type="float" office:value="471" calcext:value-type="float">
            <text:p>471</text:p>
          </table:table-cell>
          <table:table-cell office:value-type="float" office:value="469.999" calcext:value-type="float">
            <text:p>469,999</text:p>
          </table:table-cell>
          <table:table-cell office:value-type="float" office:value="9.0695" calcext:value-type="float">
            <text:p>9,0695</text:p>
          </table:table-cell>
          <table:table-cell table:formula="of:=[.G137]+1" office:value-type="float" office:value="519" calcext:value-type="float">
            <text:p>519</text:p>
          </table:table-cell>
          <table:table-cell office:value-type="float" office:value="517.999" calcext:value-type="float">
            <text:p>517,999</text:p>
          </table:table-cell>
          <table:table-cell office:value-type="float" office:value="8.8581" calcext:value-type="float">
            <text:p>8,8581</text:p>
          </table:table-cell>
          <table:table-cell table:formula="of:=[.J137]+1" office:value-type="float" office:value="567" calcext:value-type="float">
            <text:p>567</text:p>
          </table:table-cell>
          <table:table-cell office:value-type="float" office:value="565.999" calcext:value-type="float">
            <text:p>565,999</text:p>
          </table:table-cell>
          <table:table-cell office:value-type="float" office:value="8.5152" calcext:value-type="float">
            <text:p>8,5152</text:p>
          </table:table-cell>
        </table:table-row>
        <table:table-row table:style-name="ro1">
          <table:table-cell table:formula="of:=[.A138]+1" office:value-type="float" office:value="424" calcext:value-type="float">
            <text:p>424</text:p>
          </table:table-cell>
          <table:table-cell office:value-type="float" office:value="422.999" calcext:value-type="float">
            <text:p>422,999</text:p>
          </table:table-cell>
          <table:table-cell office:value-type="float" office:value="9.58" calcext:value-type="float">
            <text:p>9,58</text:p>
          </table:table-cell>
          <table:table-cell table:formula="of:=[.D138]+1" office:value-type="float" office:value="472" calcext:value-type="float">
            <text:p>472</text:p>
          </table:table-cell>
          <table:table-cell office:value-type="float" office:value="470.999" calcext:value-type="float">
            <text:p>470,999</text:p>
          </table:table-cell>
          <table:table-cell office:value-type="float" office:value="9.1721" calcext:value-type="float">
            <text:p>9,1721</text:p>
          </table:table-cell>
          <table:table-cell table:formula="of:=[.G138]+1" office:value-type="float" office:value="520" calcext:value-type="float">
            <text:p>520</text:p>
          </table:table-cell>
          <table:table-cell office:value-type="float" office:value="518.999" calcext:value-type="float">
            <text:p>518,999</text:p>
          </table:table-cell>
          <table:table-cell office:value-type="float" office:value="8.838" calcext:value-type="float">
            <text:p>8,838</text:p>
          </table:table-cell>
          <table:table-cell table:formula="of:=[.J138]+1" office:value-type="float" office:value="568" calcext:value-type="float">
            <text:p>568</text:p>
          </table:table-cell>
          <table:table-cell office:value-type="float" office:value="566.999" calcext:value-type="float">
            <text:p>566,999</text:p>
          </table:table-cell>
          <table:table-cell office:value-type="float" office:value="8.5092" calcext:value-type="float">
            <text:p>8,5092</text:p>
          </table:table-cell>
        </table:table-row>
        <table:table-row table:style-name="ro1">
          <table:table-cell table:formula="of:=[.A139]+1" office:value-type="float" office:value="425" calcext:value-type="float">
            <text:p>425</text:p>
          </table:table-cell>
          <table:table-cell office:value-type="float" office:value="423.999" calcext:value-type="float">
            <text:p>423,999</text:p>
          </table:table-cell>
          <table:table-cell office:value-type="float" office:value="9.5134" calcext:value-type="float">
            <text:p>9,5134</text:p>
          </table:table-cell>
          <table:table-cell table:formula="of:=[.D139]+1" office:value-type="float" office:value="473" calcext:value-type="float">
            <text:p>473</text:p>
          </table:table-cell>
          <table:table-cell office:value-type="float" office:value="471.999" calcext:value-type="float">
            <text:p>471,999</text:p>
          </table:table-cell>
          <table:table-cell office:value-type="float" office:value="9.2013" calcext:value-type="float">
            <text:p>9,2013</text:p>
          </table:table-cell>
          <table:table-cell table:formula="of:=[.G139]+1" office:value-type="float" office:value="521" calcext:value-type="float">
            <text:p>521</text:p>
          </table:table-cell>
          <table:table-cell office:value-type="float" office:value="519.999" calcext:value-type="float">
            <text:p>519,999</text:p>
          </table:table-cell>
          <table:table-cell office:value-type="float" office:value="8.8722" calcext:value-type="float">
            <text:p>8,8722</text:p>
          </table:table-cell>
          <table:table-cell table:formula="of:=[.J139]+1" office:value-type="float" office:value="569" calcext:value-type="float">
            <text:p>569</text:p>
          </table:table-cell>
          <table:table-cell office:value-type="float" office:value="567.999" calcext:value-type="float">
            <text:p>567,999</text:p>
          </table:table-cell>
          <table:table-cell office:value-type="float" office:value="8.5081" calcext:value-type="float">
            <text:p>8,5081</text:p>
          </table:table-cell>
        </table:table-row>
        <table:table-row table:style-name="ro1">
          <table:table-cell table:formula="of:=[.A140]+1"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9.4456" calcext:value-type="float">
            <text:p>9,4456</text:p>
          </table:table-cell>
          <table:table-cell table:formula="of:=[.D140]+1"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9.1769" calcext:value-type="float">
            <text:p>9,1769</text:p>
          </table:table-cell>
          <table:table-cell table:formula="of:=[.G140]+1"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 office:value-type="float" office:value="8.9219" calcext:value-type="float">
            <text:p>8,9219</text:p>
          </table:table-cell>
          <table:table-cell table:formula="of:=[.J140]+1" office:value-type="float" office:value="570" calcext:value-type="float">
            <text:p>570</text:p>
          </table:table-cell>
          <table:table-cell office:value-type="float" office:value="568.999" calcext:value-type="float">
            <text:p>568,999</text:p>
          </table:table-cell>
          <table:table-cell office:value-type="float" office:value="8.5087" calcext:value-type="float">
            <text:p>8,5087</text:p>
          </table:table-cell>
        </table:table-row>
        <table:table-row table:style-name="ro1">
          <table:table-cell table:formula="of:=[.A141]+1" office:value-type="float" office:value="427" calcext:value-type="float">
            <text:p>427</text:p>
          </table:table-cell>
          <table:table-cell office:value-type="float" office:value="425.999" calcext:value-type="float">
            <text:p>425,999</text:p>
          </table:table-cell>
          <table:table-cell office:value-type="float" office:value="9.4946" calcext:value-type="float">
            <text:p>9,4946</text:p>
          </table:table-cell>
          <table:table-cell table:formula="of:=[.D141]+1" office:value-type="float" office:value="475" calcext:value-type="float">
            <text:p>475</text:p>
          </table:table-cell>
          <table:table-cell office:value-type="float" office:value="473.999" calcext:value-type="float">
            <text:p>473,999</text:p>
          </table:table-cell>
          <table:table-cell office:value-type="float" office:value="9.1493" calcext:value-type="float">
            <text:p>9,1493</text:p>
          </table:table-cell>
          <table:table-cell table:formula="of:=[.G141]+1" office:value-type="float" office:value="523" calcext:value-type="float">
            <text:p>523</text:p>
          </table:table-cell>
          <table:table-cell office:value-type="float" office:value="521.999" calcext:value-type="float">
            <text:p>521,999</text:p>
          </table:table-cell>
          <table:table-cell office:value-type="float" office:value="8.919" calcext:value-type="float">
            <text:p>8,919</text:p>
          </table:table-cell>
          <table:table-cell table:formula="of:=[.J141]+1" office:value-type="float" office:value="571" calcext:value-type="float">
            <text:p>571</text:p>
          </table:table-cell>
          <table:table-cell office:value-type="float" office:value="569.999" calcext:value-type="float">
            <text:p>569,999</text:p>
          </table:table-cell>
          <table:table-cell office:value-type="float" office:value="8.5385" calcext:value-type="float">
            <text:p>8,5385</text:p>
          </table:table-cell>
        </table:table-row>
        <table:table-row table:style-name="ro1">
          <table:table-cell table:formula="of:=[.A142]+1" office:value-type="float" office:value="428" calcext:value-type="float">
            <text:p>428</text:p>
          </table:table-cell>
          <table:table-cell office:value-type="float" office:value="426.999" calcext:value-type="float">
            <text:p>426,999</text:p>
          </table:table-cell>
          <table:table-cell office:value-type="float" office:value="9.5055" calcext:value-type="float">
            <text:p>9,5055</text:p>
          </table:table-cell>
          <table:table-cell table:formula="of:=[.D142]+1" office:value-type="float" office:value="476" calcext:value-type="float">
            <text:p>476</text:p>
          </table:table-cell>
          <table:table-cell office:value-type="float" office:value="474.999" calcext:value-type="float">
            <text:p>474,999</text:p>
          </table:table-cell>
          <table:table-cell office:value-type="float" office:value="9.1606" calcext:value-type="float">
            <text:p>9,1606</text:p>
          </table:table-cell>
          <table:table-cell table:formula="of:=[.G142]+1" office:value-type="float" office:value="524" calcext:value-type="float">
            <text:p>524</text:p>
          </table:table-cell>
          <table:table-cell office:value-type="float" office:value="522.999" calcext:value-type="float">
            <text:p>522,999</text:p>
          </table:table-cell>
          <table:table-cell office:value-type="float" office:value="8.9557" calcext:value-type="float">
            <text:p>8,9557</text:p>
          </table:table-cell>
          <table:table-cell table:formula="of:=[.J142]+1" office:value-type="float" office:value="572" calcext:value-type="float">
            <text:p>572</text:p>
          </table:table-cell>
          <table:table-cell office:value-type="float" office:value="570.999" calcext:value-type="float">
            <text:p>570,999</text:p>
          </table:table-cell>
          <table:table-cell office:value-type="float" office:value="8.4969" calcext:value-type="float">
            <text:p>8,4969</text:p>
          </table:table-cell>
        </table:table-row>
        <table:table-row table:style-name="ro1">
          <table:table-cell table:formula="of:=[.A143]+1" office:value-type="float" office:value="429" calcext:value-type="float">
            <text:p>429</text:p>
          </table:table-cell>
          <table:table-cell office:value-type="float" office:value="427.999" calcext:value-type="float">
            <text:p>427,999</text:p>
          </table:table-cell>
          <table:table-cell office:value-type="float" office:value="9.5097" calcext:value-type="float">
            <text:p>9,5097</text:p>
          </table:table-cell>
          <table:table-cell table:formula="of:=[.D143]+1"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9.142" calcext:value-type="float">
            <text:p>9,142</text:p>
          </table:table-cell>
          <table:table-cell table:formula="of:=[.G143]+1" office:value-type="float" office:value="525" calcext:value-type="float">
            <text:p>525</text:p>
          </table:table-cell>
          <table:table-cell office:value-type="float" office:value="523.999" calcext:value-type="float">
            <text:p>523,999</text:p>
          </table:table-cell>
          <table:table-cell office:value-type="float" office:value="8.9506" calcext:value-type="float">
            <text:p>8,9506</text:p>
          </table:table-cell>
          <table:table-cell table:formula="of:=[.J143]+1" office:value-type="float" office:value="573" calcext:value-type="float">
            <text:p>573</text:p>
          </table:table-cell>
          <table:table-cell office:value-type="float" office:value="571.999" calcext:value-type="float">
            <text:p>571,999</text:p>
          </table:table-cell>
          <table:table-cell office:value-type="float" office:value="8.4783" calcext:value-type="float">
            <text:p>8,4783</text:p>
          </table:table-cell>
        </table:table-row>
        <table:table-row table:style-name="ro1">
          <table:table-cell table:formula="of:=[.A144]+1"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9.5132" calcext:value-type="float">
            <text:p>9,5132</text:p>
          </table:table-cell>
          <table:table-cell table:formula="of:=[.D144]+1" office:value-type="float" office:value="478" calcext:value-type="float">
            <text:p>478</text:p>
          </table:table-cell>
          <table:table-cell office:value-type="float" office:value="476.999" calcext:value-type="float">
            <text:p>476,999</text:p>
          </table:table-cell>
          <table:table-cell office:value-type="float" office:value="9.1357" calcext:value-type="float">
            <text:p>9,1357</text:p>
          </table:table-cell>
          <table:table-cell table:formula="of:=[.G144]+1"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8.9014" calcext:value-type="float">
            <text:p>8,9014</text:p>
          </table:table-cell>
          <table:table-cell table:formula="of:=[.J144]+1" office:value-type="float" office:value="574" calcext:value-type="float">
            <text:p>574</text:p>
          </table:table-cell>
          <table:table-cell office:value-type="float" office:value="572.999" calcext:value-type="float">
            <text:p>572,999</text:p>
          </table:table-cell>
          <table:table-cell office:value-type="float" office:value="8.4726" calcext:value-type="float">
            <text:p>8,4726</text:p>
          </table:table-cell>
        </table:table-row>
        <table:table-row table:style-name="ro1">
          <table:table-cell table:formula="of:=[.A145]+1" office:value-type="float" office:value="431" calcext:value-type="float">
            <text:p>431</text:p>
          </table:table-cell>
          <table:table-cell office:value-type="float" office:value="429.999" calcext:value-type="float">
            <text:p>429,999</text:p>
          </table:table-cell>
          <table:table-cell office:value-type="float" office:value="9.5264" calcext:value-type="float">
            <text:p>9,5264</text:p>
          </table:table-cell>
          <table:table-cell table:formula="of:=[.D145]+1" office:value-type="float" office:value="479" calcext:value-type="float">
            <text:p>479</text:p>
          </table:table-cell>
          <table:table-cell office:value-type="float" office:value="477.999" calcext:value-type="float">
            <text:p>477,999</text:p>
          </table:table-cell>
          <table:table-cell office:value-type="float" office:value="9.1582" calcext:value-type="float">
            <text:p>9,1582</text:p>
          </table:table-cell>
          <table:table-cell table:formula="of:=[.G145]+1" office:value-type="float" office:value="527" calcext:value-type="float">
            <text:p>527</text:p>
          </table:table-cell>
          <table:table-cell office:value-type="float" office:value="525.999" calcext:value-type="float">
            <text:p>525,999</text:p>
          </table:table-cell>
          <table:table-cell office:value-type="float" office:value="8.8561" calcext:value-type="float">
            <text:p>8,8561</text:p>
          </table:table-cell>
          <table:table-cell table:formula="of:=[.J145]+1" office:value-type="float" office:value="575" calcext:value-type="float">
            <text:p>575</text:p>
          </table:table-cell>
          <table:table-cell office:value-type="float" office:value="573.999" calcext:value-type="float">
            <text:p>573,999</text:p>
          </table:table-cell>
          <table:table-cell office:value-type="float" office:value="8.4943" calcext:value-type="float">
            <text:p>8,4943</text:p>
          </table:table-cell>
        </table:table-row>
        <table:table-row table:style-name="ro1">
          <table:table-cell table:formula="of:=[.A146]+1"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office:value-type="float" office:value="9.5365" calcext:value-type="float">
            <text:p>9,5365</text:p>
          </table:table-cell>
          <table:table-cell table:formula="of:=[.D146]+1" office:value-type="float" office:value="480" calcext:value-type="float">
            <text:p>480</text:p>
          </table:table-cell>
          <table:table-cell office:value-type="float" office:value="478.999" calcext:value-type="float">
            <text:p>478,999</text:p>
          </table:table-cell>
          <table:table-cell office:value-type="float" office:value="9.1726" calcext:value-type="float">
            <text:p>9,1726</text:p>
          </table:table-cell>
          <table:table-cell table:formula="of:=[.G146]+1" office:value-type="float" office:value="528" calcext:value-type="float">
            <text:p>528</text:p>
          </table:table-cell>
          <table:table-cell office:value-type="float" office:value="526.999" calcext:value-type="float">
            <text:p>526,999</text:p>
          </table:table-cell>
          <table:table-cell office:value-type="float" office:value="8.8111" calcext:value-type="float">
            <text:p>8,8111</text:p>
          </table:table-cell>
          <table:table-cell table:formula="of:=[.J146]+1" office:value-type="float" office:value="576" calcext:value-type="float">
            <text:p>576</text:p>
          </table:table-cell>
          <table:table-cell office:value-type="float" office:value="574.999" calcext:value-type="float">
            <text:p>574,999</text:p>
          </table:table-cell>
          <table:table-cell office:value-type="float" office:value="8.5315" calcext:value-type="float">
            <text:p>8,5315</text:p>
          </table:table-cell>
        </table:table-row>
        <table:table-row table:style-name="ro1"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</table:table-row>
        <table:table-row table:style-name="ro2">
          <table:table-cell table:formula="of:=[.J147]+1" office:value-type="float" office:value="577" calcext:value-type="float">
            <text:p>577</text:p>
          </table:table-cell>
          <table:table-cell office:value-type="float" office:value="575.999" calcext:value-type="float">
            <text:p>575,999</text:p>
          </table:table-cell>
          <table:table-cell office:value-type="float" office:value="8.557" calcext:value-type="float">
            <text:p>8,557</text:p>
          </table:table-cell>
          <table:table-cell table:formula="of:=[.A196]+1" office:value-type="float" office:value="625" calcext:value-type="float">
            <text:p>625</text:p>
          </table:table-cell>
          <table:table-cell office:value-type="float" office:value="623.999" calcext:value-type="float">
            <text:p>623,999</text:p>
          </table:table-cell>
          <table:table-cell office:value-type="float" office:value="8.2598" calcext:value-type="float">
            <text:p>8,2598</text:p>
          </table:table-cell>
          <table:table-cell table:formula="of:=[.D196]+1" office:value-type="float" office:value="673" calcext:value-type="float">
            <text:p>673</text:p>
          </table:table-cell>
          <table:table-cell office:value-type="float" office:value="671.999" calcext:value-type="float">
            <text:p>671,999</text:p>
          </table:table-cell>
          <table:table-cell office:value-type="float" office:value="7.9596" calcext:value-type="float">
            <text:p>7,9596</text:p>
          </table:table-cell>
          <table:table-cell table:formula="of:=[.G196]+1" office:value-type="float" office:value="721" calcext:value-type="float">
            <text:p>721</text:p>
          </table:table-cell>
          <table:table-cell office:value-type="float" office:value="719.999" calcext:value-type="float">
            <text:p>719,999</text:p>
          </table:table-cell>
          <table:table-cell office:value-type="float" office:value="7.5575" calcext:value-type="float">
            <text:p>7,5575</text:p>
          </table:table-cell>
        </table:table-row>
        <table:table-row table:style-name="ro1">
          <table:table-cell table:formula="of:=[.A149]+1" office:value-type="float" office:value="578" calcext:value-type="float">
            <text:p>578</text:p>
          </table:table-cell>
          <table:table-cell office:value-type="float" office:value="576.999" calcext:value-type="float">
            <text:p>576,999</text:p>
          </table:table-cell>
          <table:table-cell office:value-type="float" office:value="8.5281" calcext:value-type="float">
            <text:p>8,5281</text:p>
          </table:table-cell>
          <table:table-cell table:formula="of:=[.D149]+1" office:value-type="float" office:value="626" calcext:value-type="float">
            <text:p>626</text:p>
          </table:table-cell>
          <table:table-cell office:value-type="float" office:value="624.999" calcext:value-type="float">
            <text:p>624,999</text:p>
          </table:table-cell>
          <table:table-cell office:value-type="float" office:value="8.2238" calcext:value-type="float">
            <text:p>8,2238</text:p>
          </table:table-cell>
          <table:table-cell table:formula="of:=[.G149]+1" office:value-type="float" office:value="674" calcext:value-type="float">
            <text:p>674</text:p>
          </table:table-cell>
          <table:table-cell office:value-type="float" office:value="672.999" calcext:value-type="float">
            <text:p>672,999</text:p>
          </table:table-cell>
          <table:table-cell office:value-type="float" office:value="7.9671" calcext:value-type="float">
            <text:p>7,9671</text:p>
          </table:table-cell>
          <table:table-cell table:formula="of:=[.J149]+1" office:value-type="float" office:value="722" calcext:value-type="float">
            <text:p>722</text:p>
          </table:table-cell>
          <table:table-cell office:value-type="float" office:value="720.999" calcext:value-type="float">
            <text:p>720,999</text:p>
          </table:table-cell>
          <table:table-cell office:value-type="float" office:value="7.5667" calcext:value-type="float">
            <text:p>7,5667</text:p>
          </table:table-cell>
        </table:table-row>
        <table:table-row table:style-name="ro1">
          <table:table-cell table:formula="of:=[.A150]+1" office:value-type="float" office:value="579" calcext:value-type="float">
            <text:p>579</text:p>
          </table:table-cell>
          <table:table-cell office:value-type="float" office:value="577.999" calcext:value-type="float">
            <text:p>577,999</text:p>
          </table:table-cell>
          <table:table-cell office:value-type="float" office:value="8.5516" calcext:value-type="float">
            <text:p>8,5516</text:p>
          </table:table-cell>
          <table:table-cell table:formula="of:=[.D150]+1" office:value-type="float" office:value="627" calcext:value-type="float">
            <text:p>627</text:p>
          </table:table-cell>
          <table:table-cell office:value-type="float" office:value="625.999" calcext:value-type="float">
            <text:p>625,999</text:p>
          </table:table-cell>
          <table:table-cell office:value-type="float" office:value="8.1996" calcext:value-type="float">
            <text:p>8,1996</text:p>
          </table:table-cell>
          <table:table-cell table:formula="of:=[.G150]+1" office:value-type="float" office:value="675" calcext:value-type="float">
            <text:p>675</text:p>
          </table:table-cell>
          <table:table-cell office:value-type="float" office:value="673.999" calcext:value-type="float">
            <text:p>673,999</text:p>
          </table:table-cell>
          <table:table-cell office:value-type="float" office:value="7.9515" calcext:value-type="float">
            <text:p>7,9515</text:p>
          </table:table-cell>
          <table:table-cell table:formula="of:=[.J150]+1" office:value-type="float" office:value="723" calcext:value-type="float">
            <text:p>723</text:p>
          </table:table-cell>
          <table:table-cell office:value-type="float" office:value="721.999" calcext:value-type="float">
            <text:p>721,999</text:p>
          </table:table-cell>
          <table:table-cell office:value-type="float" office:value="7.6563" calcext:value-type="float">
            <text:p>7,6563</text:p>
          </table:table-cell>
        </table:table-row>
        <table:table-row table:style-name="ro1">
          <table:table-cell table:formula="of:=[.A151]+1" office:value-type="float" office:value="580" calcext:value-type="float">
            <text:p>580</text:p>
          </table:table-cell>
          <table:table-cell office:value-type="float" office:value="578.999" calcext:value-type="float">
            <text:p>578,999</text:p>
          </table:table-cell>
          <table:table-cell office:value-type="float" office:value="8.5347" calcext:value-type="float">
            <text:p>8,5347</text:p>
          </table:table-cell>
          <table:table-cell table:formula="of:=[.D151]+1" office:value-type="float" office:value="628" calcext:value-type="float">
            <text:p>628</text:p>
          </table:table-cell>
          <table:table-cell office:value-type="float" office:value="626.999" calcext:value-type="float">
            <text:p>626,999</text:p>
          </table:table-cell>
          <table:table-cell office:value-type="float" office:value="8.1141" calcext:value-type="float">
            <text:p>8,1141</text:p>
          </table:table-cell>
          <table:table-cell table:formula="of:=[.G151]+1"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 office:value-type="float" office:value="7.9715" calcext:value-type="float">
            <text:p>7,9715</text:p>
          </table:table-cell>
          <table:table-cell table:formula="of:=[.J151]+1" office:value-type="float" office:value="724" calcext:value-type="float">
            <text:p>724</text:p>
          </table:table-cell>
          <table:table-cell office:value-type="float" office:value="722.999" calcext:value-type="float">
            <text:p>722,999</text:p>
          </table:table-cell>
          <table:table-cell office:value-type="float" office:value="7.5914" calcext:value-type="float">
            <text:p>7,5914</text:p>
          </table:table-cell>
        </table:table-row>
        <table:table-row table:style-name="ro1">
          <table:table-cell table:formula="of:=[.A152]+1" office:value-type="float" office:value="581" calcext:value-type="float">
            <text:p>581</text:p>
          </table:table-cell>
          <table:table-cell office:value-type="float" office:value="579.999" calcext:value-type="float">
            <text:p>579,999</text:p>
          </table:table-cell>
          <table:table-cell office:value-type="float" office:value="8.4878" calcext:value-type="float">
            <text:p>8,4878</text:p>
          </table:table-cell>
          <table:table-cell table:formula="of:=[.D152]+1" office:value-type="float" office:value="629" calcext:value-type="float">
            <text:p>629</text:p>
          </table:table-cell>
          <table:table-cell office:value-type="float" office:value="627.999" calcext:value-type="float">
            <text:p>627,999</text:p>
          </table:table-cell>
          <table:table-cell office:value-type="float" office:value="8.0352" calcext:value-type="float">
            <text:p>8,0352</text:p>
          </table:table-cell>
          <table:table-cell table:formula="of:=[.G152]+1" office:value-type="float" office:value="677" calcext:value-type="float">
            <text:p>677</text:p>
          </table:table-cell>
          <table:table-cell office:value-type="float" office:value="675.999" calcext:value-type="float">
            <text:p>675,999</text:p>
          </table:table-cell>
          <table:table-cell office:value-type="float" office:value="7.9383" calcext:value-type="float">
            <text:p>7,9383</text:p>
          </table:table-cell>
          <table:table-cell table:formula="of:=[.J152]+1" office:value-type="float" office:value="725" calcext:value-type="float">
            <text:p>725</text:p>
          </table:table-cell>
          <table:table-cell office:value-type="float" office:value="723.999" calcext:value-type="float">
            <text:p>723,999</text:p>
          </table:table-cell>
          <table:table-cell office:value-type="float" office:value="7.6011" calcext:value-type="float">
            <text:p>7,6011</text:p>
          </table:table-cell>
        </table:table-row>
        <table:table-row table:style-name="ro1">
          <table:table-cell table:formula="of:=[.A153]+1" office:value-type="float" office:value="582" calcext:value-type="float">
            <text:p>582</text:p>
          </table:table-cell>
          <table:table-cell office:value-type="float" office:value="581" calcext:value-type="float">
            <text:p>581</text:p>
          </table:table-cell>
          <table:table-cell office:value-type="float" office:value="8.4342" calcext:value-type="float">
            <text:p>8,4342</text:p>
          </table:table-cell>
          <table:table-cell table:formula="of:=[.D153]+1" office:value-type="float" office:value="630" calcext:value-type="float">
            <text:p>630</text:p>
          </table:table-cell>
          <table:table-cell office:value-type="float" office:value="628.999" calcext:value-type="float">
            <text:p>628,999</text:p>
          </table:table-cell>
          <table:table-cell office:value-type="float" office:value="8.0643" calcext:value-type="float">
            <text:p>8,0643</text:p>
          </table:table-cell>
          <table:table-cell table:formula="of:=[.G153]+1" office:value-type="float" office:value="678" calcext:value-type="float">
            <text:p>678</text:p>
          </table:table-cell>
          <table:table-cell office:value-type="float" office:value="676.999" calcext:value-type="float">
            <text:p>676,999</text:p>
          </table:table-cell>
          <table:table-cell office:value-type="float" office:value="7.9302" calcext:value-type="float">
            <text:p>7,9302</text:p>
          </table:table-cell>
          <table:table-cell table:formula="of:=[.J153]+1" office:value-type="float" office:value="726" calcext:value-type="float">
            <text:p>726</text:p>
          </table:table-cell>
          <table:table-cell office:value-type="float" office:value="724.999" calcext:value-type="float">
            <text:p>724,999</text:p>
          </table:table-cell>
          <table:table-cell office:value-type="float" office:value="7.5865" calcext:value-type="float">
            <text:p>7,5865</text:p>
          </table:table-cell>
        </table:table-row>
        <table:table-row table:style-name="ro1">
          <table:table-cell table:formula="of:=[.A154]+1" office:value-type="float" office:value="583" calcext:value-type="float">
            <text:p>583</text:p>
          </table:table-cell>
          <table:table-cell office:value-type="float" office:value="581.999" calcext:value-type="float">
            <text:p>581,999</text:p>
          </table:table-cell>
          <table:table-cell office:value-type="float" office:value="8.4421" calcext:value-type="float">
            <text:p>8,4421</text:p>
          </table:table-cell>
          <table:table-cell table:formula="of:=[.D154]+1" office:value-type="float" office:value="631" calcext:value-type="float">
            <text:p>631</text:p>
          </table:table-cell>
          <table:table-cell office:value-type="float" office:value="629.999" calcext:value-type="float">
            <text:p>629,999</text:p>
          </table:table-cell>
          <table:table-cell office:value-type="float" office:value="8.0659" calcext:value-type="float">
            <text:p>8,0659</text:p>
          </table:table-cell>
          <table:table-cell table:formula="of:=[.G154]+1"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office:value-type="float" office:value="7.9269" calcext:value-type="float">
            <text:p>7,9269</text:p>
          </table:table-cell>
          <table:table-cell table:formula="of:=[.J154]+1" office:value-type="float" office:value="727" calcext:value-type="float">
            <text:p>727</text:p>
          </table:table-cell>
          <table:table-cell office:value-type="float" office:value="725.999" calcext:value-type="float">
            <text:p>725,999</text:p>
          </table:table-cell>
          <table:table-cell office:value-type="float" office:value="7.6016" calcext:value-type="float">
            <text:p>7,6016</text:p>
          </table:table-cell>
        </table:table-row>
        <table:table-row table:style-name="ro1">
          <table:table-cell table:formula="of:=[.A155]+1" office:value-type="float" office:value="584" calcext:value-type="float">
            <text:p>584</text:p>
          </table:table-cell>
          <table:table-cell office:value-type="float" office:value="582.999" calcext:value-type="float">
            <text:p>582,999</text:p>
          </table:table-cell>
          <table:table-cell office:value-type="float" office:value="8.4058" calcext:value-type="float">
            <text:p>8,4058</text:p>
          </table:table-cell>
          <table:table-cell table:formula="of:=[.D155]+1" office:value-type="float" office:value="632" calcext:value-type="float">
            <text:p>632</text:p>
          </table:table-cell>
          <table:table-cell office:value-type="float" office:value="630.999" calcext:value-type="float">
            <text:p>630,999</text:p>
          </table:table-cell>
          <table:table-cell office:value-type="float" office:value="8.1168" calcext:value-type="float">
            <text:p>8,1168</text:p>
          </table:table-cell>
          <table:table-cell table:formula="of:=[.G155]+1" office:value-type="float" office:value="680" calcext:value-type="float">
            <text:p>680</text:p>
          </table:table-cell>
          <table:table-cell office:value-type="float" office:value="678.999" calcext:value-type="float">
            <text:p>678,999</text:p>
          </table:table-cell>
          <table:table-cell office:value-type="float" office:value="7.9459" calcext:value-type="float">
            <text:p>7,9459</text:p>
          </table:table-cell>
          <table:table-cell table:formula="of:=[.J155]+1" office:value-type="float" office:value="728" calcext:value-type="float">
            <text:p>728</text:p>
          </table:table-cell>
          <table:table-cell office:value-type="float" office:value="726.999" calcext:value-type="float">
            <text:p>726,999</text:p>
          </table:table-cell>
          <table:table-cell office:value-type="float" office:value="7.5686" calcext:value-type="float">
            <text:p>7,5686</text:p>
          </table:table-cell>
        </table:table-row>
        <table:table-row table:style-name="ro1">
          <table:table-cell table:formula="of:=[.A156]+1" office:value-type="float" office:value="585" calcext:value-type="float">
            <text:p>585</text:p>
          </table:table-cell>
          <table:table-cell office:value-type="float" office:value="583.999" calcext:value-type="float">
            <text:p>583,999</text:p>
          </table:table-cell>
          <table:table-cell office:value-type="float" office:value="8.3947" calcext:value-type="float">
            <text:p>8,3947</text:p>
          </table:table-cell>
          <table:table-cell table:formula="of:=[.D156]+1" office:value-type="float" office:value="633" calcext:value-type="float">
            <text:p>633</text:p>
          </table:table-cell>
          <table:table-cell office:value-type="float" office:value="631.999" calcext:value-type="float">
            <text:p>631,999</text:p>
          </table:table-cell>
          <table:table-cell office:value-type="float" office:value="8.185" calcext:value-type="float">
            <text:p>8,185</text:p>
          </table:table-cell>
          <table:table-cell table:formula="of:=[.G156]+1" office:value-type="float" office:value="681" calcext:value-type="float">
            <text:p>681</text:p>
          </table:table-cell>
          <table:table-cell office:value-type="float" office:value="679.999" calcext:value-type="float">
            <text:p>679,999</text:p>
          </table:table-cell>
          <table:table-cell office:value-type="float" office:value="7.9136" calcext:value-type="float">
            <text:p>7,9136</text:p>
          </table:table-cell>
          <table:table-cell table:formula="of:=[.J156]+1" office:value-type="float" office:value="729" calcext:value-type="float">
            <text:p>729</text:p>
          </table:table-cell>
          <table:table-cell office:value-type="float" office:value="727.999" calcext:value-type="float">
            <text:p>727,999</text:p>
          </table:table-cell>
          <table:table-cell office:value-type="float" office:value="7.6109" calcext:value-type="float">
            <text:p>7,6109</text:p>
          </table:table-cell>
        </table:table-row>
        <table:table-row table:style-name="ro1">
          <table:table-cell table:formula="of:=[.A157]+1" office:value-type="float" office:value="586" calcext:value-type="float">
            <text:p>586</text:p>
          </table:table-cell>
          <table:table-cell office:value-type="float" office:value="585.007" calcext:value-type="float">
            <text:p>585,007</text:p>
          </table:table-cell>
          <table:table-cell office:value-type="float" office:value="8.4364" calcext:value-type="float">
            <text:p>8,4364</text:p>
          </table:table-cell>
          <table:table-cell table:formula="of:=[.D157]+1" office:value-type="float" office:value="634" calcext:value-type="float">
            <text:p>634</text:p>
          </table:table-cell>
          <table:table-cell office:value-type="float" office:value="632.999" calcext:value-type="float">
            <text:p>632,999</text:p>
          </table:table-cell>
          <table:table-cell office:value-type="float" office:value="8.185" calcext:value-type="float">
            <text:p>8,185</text:p>
          </table:table-cell>
          <table:table-cell table:formula="of:=[.G157]+1" office:value-type="float" office:value="682" calcext:value-type="float">
            <text:p>682</text:p>
          </table:table-cell>
          <table:table-cell office:value-type="float" office:value="680.999" calcext:value-type="float">
            <text:p>680,999</text:p>
          </table:table-cell>
          <table:table-cell office:value-type="float" office:value="7.9376" calcext:value-type="float">
            <text:p>7,9376</text:p>
          </table:table-cell>
          <table:table-cell table:formula="of:=[.J157]+1" office:value-type="float" office:value="730" calcext:value-type="float">
            <text:p>730</text:p>
          </table:table-cell>
          <table:table-cell office:value-type="float" office:value="728.999" calcext:value-type="float">
            <text:p>728,999</text:p>
          </table:table-cell>
          <table:table-cell office:value-type="float" office:value="7.582" calcext:value-type="float">
            <text:p>7,582</text:p>
          </table:table-cell>
        </table:table-row>
        <table:table-row table:style-name="ro1">
          <table:table-cell table:formula="of:=[.A158]+1" office:value-type="float" office:value="587" calcext:value-type="float">
            <text:p>587</text:p>
          </table:table-cell>
          <table:table-cell office:value-type="float" office:value="586" calcext:value-type="float">
            <text:p>586</text:p>
          </table:table-cell>
          <table:table-cell office:value-type="float" office:value="8.4236" calcext:value-type="float">
            <text:p>8,4236</text:p>
          </table:table-cell>
          <table:table-cell table:formula="of:=[.D158]+1" office:value-type="float" office:value="635" calcext:value-type="float">
            <text:p>635</text:p>
          </table:table-cell>
          <table:table-cell office:value-type="float" office:value="633.999" calcext:value-type="float">
            <text:p>633,999</text:p>
          </table:table-cell>
          <table:table-cell office:value-type="float" office:value="8.203" calcext:value-type="float">
            <text:p>8,203</text:p>
          </table:table-cell>
          <table:table-cell table:formula="of:=[.G158]+1" office:value-type="float" office:value="683" calcext:value-type="float">
            <text:p>683</text:p>
          </table:table-cell>
          <table:table-cell office:value-type="float" office:value="681.999" calcext:value-type="float">
            <text:p>681,999</text:p>
          </table:table-cell>
          <table:table-cell office:value-type="float" office:value="7.9692" calcext:value-type="float">
            <text:p>7,9692</text:p>
          </table:table-cell>
          <table:table-cell table:formula="of:=[.J158]+1" office:value-type="float" office:value="731" calcext:value-type="float">
            <text:p>731</text:p>
          </table:table-cell>
          <table:table-cell office:value-type="float" office:value="729.999" calcext:value-type="float">
            <text:p>729,999</text:p>
          </table:table-cell>
          <table:table-cell office:value-type="float" office:value="7.5624" calcext:value-type="float">
            <text:p>7,5624</text:p>
          </table:table-cell>
        </table:table-row>
        <table:table-row table:style-name="ro1">
          <table:table-cell table:formula="of:=[.A159]+1" office:value-type="float" office:value="588" calcext:value-type="float">
            <text:p>588</text:p>
          </table:table-cell>
          <table:table-cell office:value-type="float" office:value="586.999" calcext:value-type="float">
            <text:p>586,999</text:p>
          </table:table-cell>
          <table:table-cell office:value-type="float" office:value="8.4139" calcext:value-type="float">
            <text:p>8,4139</text:p>
          </table:table-cell>
          <table:table-cell table:formula="of:=[.D159]+1" office:value-type="float" office:value="636" calcext:value-type="float">
            <text:p>636</text:p>
          </table:table-cell>
          <table:table-cell office:value-type="float" office:value="634.999" calcext:value-type="float">
            <text:p>634,999</text:p>
          </table:table-cell>
          <table:table-cell office:value-type="float" office:value="8.1856" calcext:value-type="float">
            <text:p>8,1856</text:p>
          </table:table-cell>
          <table:table-cell table:formula="of:=[.G159]+1" office:value-type="float" office:value="684" calcext:value-type="float">
            <text:p>684</text:p>
          </table:table-cell>
          <table:table-cell office:value-type="float" office:value="682.999" calcext:value-type="float">
            <text:p>682,999</text:p>
          </table:table-cell>
          <table:table-cell office:value-type="float" office:value="7.9339" calcext:value-type="float">
            <text:p>7,9339</text:p>
          </table:table-cell>
          <table:table-cell table:formula="of:=[.J159]+1" office:value-type="float" office:value="732" calcext:value-type="float">
            <text:p>732</text:p>
          </table:table-cell>
          <table:table-cell office:value-type="float" office:value="730.999" calcext:value-type="float">
            <text:p>730,999</text:p>
          </table:table-cell>
          <table:table-cell office:value-type="float" office:value="7.5555" calcext:value-type="float">
            <text:p>7,5555</text:p>
          </table:table-cell>
        </table:table-row>
        <table:table-row table:style-name="ro1">
          <table:table-cell table:formula="of:=[.A160]+1" office:value-type="float" office:value="589" calcext:value-type="float">
            <text:p>589</text:p>
          </table:table-cell>
          <table:table-cell office:value-type="float" office:value="587.999" calcext:value-type="float">
            <text:p>587,999</text:p>
          </table:table-cell>
          <table:table-cell office:value-type="float" office:value="8.4032" calcext:value-type="float">
            <text:p>8,4032</text:p>
          </table:table-cell>
          <table:table-cell table:formula="of:=[.D160]+1" office:value-type="float" office:value="637" calcext:value-type="float">
            <text:p>637</text:p>
          </table:table-cell>
          <table:table-cell office:value-type="float" office:value="635.999" calcext:value-type="float">
            <text:p>635,999</text:p>
          </table:table-cell>
          <table:table-cell office:value-type="float" office:value="8.2148" calcext:value-type="float">
            <text:p>8,2148</text:p>
          </table:table-cell>
          <table:table-cell table:formula="of:=[.G160]+1" office:value-type="float" office:value="685" calcext:value-type="float">
            <text:p>685</text:p>
          </table:table-cell>
          <table:table-cell office:value-type="float" office:value="683.999" calcext:value-type="float">
            <text:p>683,999</text:p>
          </table:table-cell>
          <table:table-cell office:value-type="float" office:value="7.9325" calcext:value-type="float">
            <text:p>7,9325</text:p>
          </table:table-cell>
          <table:table-cell table:formula="of:=[.J160]+1" office:value-type="float" office:value="733" calcext:value-type="float">
            <text:p>733</text:p>
          </table:table-cell>
          <table:table-cell office:value-type="float" office:value="731.999" calcext:value-type="float">
            <text:p>731,999</text:p>
          </table:table-cell>
          <table:table-cell office:value-type="float" office:value="7.598" calcext:value-type="float">
            <text:p>7,598</text:p>
          </table:table-cell>
        </table:table-row>
        <table:table-row table:style-name="ro1">
          <table:table-cell table:formula="of:=[.A161]+1" office:value-type="float" office:value="590" calcext:value-type="float">
            <text:p>590</text:p>
          </table:table-cell>
          <table:table-cell office:value-type="float" office:value="588.999" calcext:value-type="float">
            <text:p>588,999</text:p>
          </table:table-cell>
          <table:table-cell office:value-type="float" office:value="8.4241" calcext:value-type="float">
            <text:p>8,4241</text:p>
          </table:table-cell>
          <table:table-cell table:formula="of:=[.D161]+1" office:value-type="float" office:value="638" calcext:value-type="float">
            <text:p>638</text:p>
          </table:table-cell>
          <table:table-cell office:value-type="float" office:value="636.999" calcext:value-type="float">
            <text:p>636,999</text:p>
          </table:table-cell>
          <table:table-cell office:value-type="float" office:value="8.2313" calcext:value-type="float">
            <text:p>8,2313</text:p>
          </table:table-cell>
          <table:table-cell table:formula="of:=[.G161]+1" office:value-type="float" office:value="686" calcext:value-type="float">
            <text:p>686</text:p>
          </table:table-cell>
          <table:table-cell office:value-type="float" office:value="684.999" calcext:value-type="float">
            <text:p>684,999</text:p>
          </table:table-cell>
          <table:table-cell office:value-type="float" office:value="7.892" calcext:value-type="float">
            <text:p>7,892</text:p>
          </table:table-cell>
          <table:table-cell table:formula="of:=[.J161]+1" office:value-type="float" office:value="734" calcext:value-type="float">
            <text:p>734</text:p>
          </table:table-cell>
          <table:table-cell office:value-type="float" office:value="732.999" calcext:value-type="float">
            <text:p>732,999</text:p>
          </table:table-cell>
          <table:table-cell office:value-type="float" office:value="7.6485" calcext:value-type="float">
            <text:p>7,6485</text:p>
          </table:table-cell>
        </table:table-row>
        <table:table-row table:style-name="ro1">
          <table:table-cell table:formula="of:=[.A162]+1" office:value-type="float" office:value="591" calcext:value-type="float">
            <text:p>591</text:p>
          </table:table-cell>
          <table:table-cell office:value-type="float" office:value="589.999" calcext:value-type="float">
            <text:p>589,999</text:p>
          </table:table-cell>
          <table:table-cell office:value-type="float" office:value="8.4367" calcext:value-type="float">
            <text:p>8,4367</text:p>
          </table:table-cell>
          <table:table-cell table:formula="of:=[.D162]+1" office:value-type="float" office:value="639" calcext:value-type="float">
            <text:p>639</text:p>
          </table:table-cell>
          <table:table-cell office:value-type="float" office:value="637.999" calcext:value-type="float">
            <text:p>637,999</text:p>
          </table:table-cell>
          <table:table-cell office:value-type="float" office:value="8.2182" calcext:value-type="float">
            <text:p>8,2182</text:p>
          </table:table-cell>
          <table:table-cell table:formula="of:=[.G162]+1" office:value-type="float" office:value="687" calcext:value-type="float">
            <text:p>687</text:p>
          </table:table-cell>
          <table:table-cell office:value-type="float" office:value="685.999" calcext:value-type="float">
            <text:p>685,999</text:p>
          </table:table-cell>
          <table:table-cell office:value-type="float" office:value="7.9055" calcext:value-type="float">
            <text:p>7,9055</text:p>
          </table:table-cell>
          <table:table-cell table:formula="of:=[.J162]+1" office:value-type="float" office:value="735" calcext:value-type="float">
            <text:p>735</text:p>
          </table:table-cell>
          <table:table-cell office:value-type="float" office:value="733.999" calcext:value-type="float">
            <text:p>733,999</text:p>
          </table:table-cell>
          <table:table-cell office:value-type="float" office:value="7.6902" calcext:value-type="float">
            <text:p>7,6902</text:p>
          </table:table-cell>
        </table:table-row>
        <table:table-row table:style-name="ro1">
          <table:table-cell table:formula="of:=[.A163]+1" office:value-type="float" office:value="592" calcext:value-type="float">
            <text:p>592</text:p>
          </table:table-cell>
          <table:table-cell office:value-type="float" office:value="590.999" calcext:value-type="float">
            <text:p>590,999</text:p>
          </table:table-cell>
          <table:table-cell office:value-type="float" office:value="8.44" calcext:value-type="float">
            <text:p>8,44</text:p>
          </table:table-cell>
          <table:table-cell table:formula="of:=[.D163]+1" office:value-type="float" office:value="640" calcext:value-type="float">
            <text:p>640</text:p>
          </table:table-cell>
          <table:table-cell office:value-type="float" office:value="638.999" calcext:value-type="float">
            <text:p>638,999</text:p>
          </table:table-cell>
          <table:table-cell office:value-type="float" office:value="8.1889" calcext:value-type="float">
            <text:p>8,1889</text:p>
          </table:table-cell>
          <table:table-cell table:formula="of:=[.G163]+1" office:value-type="float" office:value="688" calcext:value-type="float">
            <text:p>688</text:p>
          </table:table-cell>
          <table:table-cell office:value-type="float" office:value="686.999" calcext:value-type="float">
            <text:p>686,999</text:p>
          </table:table-cell>
          <table:table-cell office:value-type="float" office:value="7.8681" calcext:value-type="float">
            <text:p>7,8681</text:p>
          </table:table-cell>
          <table:table-cell table:formula="of:=[.J163]+1" office:value-type="float" office:value="736" calcext:value-type="float">
            <text:p>736</text:p>
          </table:table-cell>
          <table:table-cell office:value-type="float" office:value="734.999" calcext:value-type="float">
            <text:p>734,999</text:p>
          </table:table-cell>
          <table:table-cell office:value-type="float" office:value="7.6143" calcext:value-type="float">
            <text:p>7,6143</text:p>
          </table:table-cell>
        </table:table-row>
        <table:table-row table:style-name="ro1">
          <table:table-cell table:formula="of:=[.A164]+1" office:value-type="float" office:value="593" calcext:value-type="float">
            <text:p>593</text:p>
          </table:table-cell>
          <table:table-cell office:value-type="float" office:value="591.999" calcext:value-type="float">
            <text:p>591,999</text:p>
          </table:table-cell>
          <table:table-cell office:value-type="float" office:value="8.4533" calcext:value-type="float">
            <text:p>8,4533</text:p>
          </table:table-cell>
          <table:table-cell table:formula="of:=[.D164]+1" office:value-type="float" office:value="641" calcext:value-type="float">
            <text:p>641</text:p>
          </table:table-cell>
          <table:table-cell office:value-type="float" office:value="639.999" calcext:value-type="float">
            <text:p>639,999</text:p>
          </table:table-cell>
          <table:table-cell office:value-type="float" office:value="8.1851" calcext:value-type="float">
            <text:p>8,1851</text:p>
          </table:table-cell>
          <table:table-cell table:formula="of:=[.G164]+1" office:value-type="float" office:value="689" calcext:value-type="float">
            <text:p>689</text:p>
          </table:table-cell>
          <table:table-cell office:value-type="float" office:value="687.999" calcext:value-type="float">
            <text:p>687,999</text:p>
          </table:table-cell>
          <table:table-cell office:value-type="float" office:value="7.9065" calcext:value-type="float">
            <text:p>7,9065</text:p>
          </table:table-cell>
          <table:table-cell table:formula="of:=[.J164]+1" office:value-type="float" office:value="737" calcext:value-type="float">
            <text:p>737</text:p>
          </table:table-cell>
          <table:table-cell office:value-type="float" office:value="735.999" calcext:value-type="float">
            <text:p>735,999</text:p>
          </table:table-cell>
          <table:table-cell office:value-type="float" office:value="7.6504" calcext:value-type="float">
            <text:p>7,6504</text:p>
          </table:table-cell>
        </table:table-row>
        <table:table-row table:style-name="ro1">
          <table:table-cell table:formula="of:=[.A165]+1" office:value-type="float" office:value="594" calcext:value-type="float">
            <text:p>594</text:p>
          </table:table-cell>
          <table:table-cell office:value-type="float" office:value="592.999" calcext:value-type="float">
            <text:p>592,999</text:p>
          </table:table-cell>
          <table:table-cell office:value-type="float" office:value="8.4497" calcext:value-type="float">
            <text:p>8,4497</text:p>
          </table:table-cell>
          <table:table-cell table:formula="of:=[.D165]+1" office:value-type="float" office:value="642" calcext:value-type="float">
            <text:p>642</text:p>
          </table:table-cell>
          <table:table-cell office:value-type="float" office:value="640.999" calcext:value-type="float">
            <text:p>640,999</text:p>
          </table:table-cell>
          <table:table-cell office:value-type="float" office:value="8.1509" calcext:value-type="float">
            <text:p>8,1509</text:p>
          </table:table-cell>
          <table:table-cell table:formula="of:=[.G165]+1" office:value-type="float" office:value="690" calcext:value-type="float">
            <text:p>690</text:p>
          </table:table-cell>
          <table:table-cell office:value-type="float" office:value="688.999" calcext:value-type="float">
            <text:p>688,999</text:p>
          </table:table-cell>
          <table:table-cell office:value-type="float" office:value="7.95" calcext:value-type="float">
            <text:p>7,95</text:p>
          </table:table-cell>
          <table:table-cell table:formula="of:=[.J165]+1"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office:value-type="float" office:value="7.6599" calcext:value-type="float">
            <text:p>7,6599</text:p>
          </table:table-cell>
        </table:table-row>
        <table:table-row table:style-name="ro1">
          <table:table-cell table:formula="of:=[.A166]+1" office:value-type="float" office:value="595" calcext:value-type="float">
            <text:p>595</text:p>
          </table:table-cell>
          <table:table-cell office:value-type="float" office:value="593.999" calcext:value-type="float">
            <text:p>593,999</text:p>
          </table:table-cell>
          <table:table-cell office:value-type="float" office:value="8.417" calcext:value-type="float">
            <text:p>8,417</text:p>
          </table:table-cell>
          <table:table-cell table:formula="of:=[.D166]+1" office:value-type="float" office:value="643" calcext:value-type="float">
            <text:p>643</text:p>
          </table:table-cell>
          <table:table-cell office:value-type="float" office:value="641.999" calcext:value-type="float">
            <text:p>641,999</text:p>
          </table:table-cell>
          <table:table-cell office:value-type="float" office:value="8.1214" calcext:value-type="float">
            <text:p>8,1214</text:p>
          </table:table-cell>
          <table:table-cell table:formula="of:=[.G166]+1" office:value-type="float" office:value="691" calcext:value-type="float">
            <text:p>691</text:p>
          </table:table-cell>
          <table:table-cell office:value-type="float" office:value="689.999" calcext:value-type="float">
            <text:p>689,999</text:p>
          </table:table-cell>
          <table:table-cell office:value-type="float" office:value="7.9052" calcext:value-type="float">
            <text:p>7,9052</text:p>
          </table:table-cell>
          <table:table-cell table:formula="of:=[.J166]+1" office:value-type="float" office:value="739" calcext:value-type="float">
            <text:p>739</text:p>
          </table:table-cell>
          <table:table-cell office:value-type="float" office:value="737.999" calcext:value-type="float">
            <text:p>737,999</text:p>
          </table:table-cell>
          <table:table-cell office:value-type="float" office:value="7.6754" calcext:value-type="float">
            <text:p>7,6754</text:p>
          </table:table-cell>
        </table:table-row>
        <table:table-row table:style-name="ro1">
          <table:table-cell table:formula="of:=[.A167]+1" office:value-type="float" office:value="596" calcext:value-type="float">
            <text:p>596</text:p>
          </table:table-cell>
          <table:table-cell office:value-type="float" office:value="594.999" calcext:value-type="float">
            <text:p>594,999</text:p>
          </table:table-cell>
          <table:table-cell office:value-type="float" office:value="8.3923" calcext:value-type="float">
            <text:p>8,3923</text:p>
          </table:table-cell>
          <table:table-cell table:formula="of:=[.D167]+1" office:value-type="float" office:value="644" calcext:value-type="float">
            <text:p>644</text:p>
          </table:table-cell>
          <table:table-cell office:value-type="float" office:value="642.999" calcext:value-type="float">
            <text:p>642,999</text:p>
          </table:table-cell>
          <table:table-cell office:value-type="float" office:value="8.1152" calcext:value-type="float">
            <text:p>8,1152</text:p>
          </table:table-cell>
          <table:table-cell table:formula="of:=[.G167]+1" office:value-type="float" office:value="692" calcext:value-type="float">
            <text:p>692</text:p>
          </table:table-cell>
          <table:table-cell office:value-type="float" office:value="690.999" calcext:value-type="float">
            <text:p>690,999</text:p>
          </table:table-cell>
          <table:table-cell office:value-type="float" office:value="7.9076" calcext:value-type="float">
            <text:p>7,9076</text:p>
          </table:table-cell>
          <table:table-cell table:formula="of:=[.J167]+1" office:value-type="float" office:value="740" calcext:value-type="float">
            <text:p>740</text:p>
          </table:table-cell>
          <table:table-cell office:value-type="float" office:value="738.999" calcext:value-type="float">
            <text:p>738,999</text:p>
          </table:table-cell>
          <table:table-cell office:value-type="float" office:value="7.6651" calcext:value-type="float">
            <text:p>7,6651</text:p>
          </table:table-cell>
        </table:table-row>
        <table:table-row table:style-name="ro1">
          <table:table-cell table:formula="of:=[.A168]+1" office:value-type="float" office:value="597" calcext:value-type="float">
            <text:p>597</text:p>
          </table:table-cell>
          <table:table-cell office:value-type="float" office:value="595.999" calcext:value-type="float">
            <text:p>595,999</text:p>
          </table:table-cell>
          <table:table-cell office:value-type="float" office:value="8.3821" calcext:value-type="float">
            <text:p>8,3821</text:p>
          </table:table-cell>
          <table:table-cell table:formula="of:=[.D168]+1" office:value-type="float" office:value="645" calcext:value-type="float">
            <text:p>645</text:p>
          </table:table-cell>
          <table:table-cell office:value-type="float" office:value="643.999" calcext:value-type="float">
            <text:p>643,999</text:p>
          </table:table-cell>
          <table:table-cell office:value-type="float" office:value="8.1089" calcext:value-type="float">
            <text:p>8,1089</text:p>
          </table:table-cell>
          <table:table-cell table:formula="of:=[.G168]+1" office:value-type="float" office:value="693" calcext:value-type="float">
            <text:p>693</text:p>
          </table:table-cell>
          <table:table-cell office:value-type="float" office:value="691.999" calcext:value-type="float">
            <text:p>691,999</text:p>
          </table:table-cell>
          <table:table-cell office:value-type="float" office:value="7.907" calcext:value-type="float">
            <text:p>7,907</text:p>
          </table:table-cell>
          <table:table-cell table:formula="of:=[.J168]+1" office:value-type="float" office:value="741" calcext:value-type="float">
            <text:p>741</text:p>
          </table:table-cell>
          <table:table-cell office:value-type="float" office:value="739.999" calcext:value-type="float">
            <text:p>739,999</text:p>
          </table:table-cell>
          <table:table-cell office:value-type="float" office:value="7.6862" calcext:value-type="float">
            <text:p>7,6862</text:p>
          </table:table-cell>
        </table:table-row>
        <table:table-row table:style-name="ro1">
          <table:table-cell table:formula="of:=[.A169]+1" office:value-type="float" office:value="598" calcext:value-type="float">
            <text:p>598</text:p>
          </table:table-cell>
          <table:table-cell office:value-type="float" office:value="597" calcext:value-type="float">
            <text:p>597</text:p>
          </table:table-cell>
          <table:table-cell office:value-type="float" office:value="8.3523" calcext:value-type="float">
            <text:p>8,3523</text:p>
          </table:table-cell>
          <table:table-cell table:formula="of:=[.D169]+1" office:value-type="float" office:value="646" calcext:value-type="float">
            <text:p>646</text:p>
          </table:table-cell>
          <table:table-cell office:value-type="float" office:value="644.999" calcext:value-type="float">
            <text:p>644,999</text:p>
          </table:table-cell>
          <table:table-cell office:value-type="float" office:value="8.1136" calcext:value-type="float">
            <text:p>8,1136</text:p>
          </table:table-cell>
          <table:table-cell table:formula="of:=[.G169]+1" office:value-type="float" office:value="694" calcext:value-type="float">
            <text:p>694</text:p>
          </table:table-cell>
          <table:table-cell office:value-type="float" office:value="692.999" calcext:value-type="float">
            <text:p>692,999</text:p>
          </table:table-cell>
          <table:table-cell office:value-type="float" office:value="7.8562" calcext:value-type="float">
            <text:p>7,8562</text:p>
          </table:table-cell>
          <table:table-cell table:formula="of:=[.J169]+1" office:value-type="float" office:value="742" calcext:value-type="float">
            <text:p>742</text:p>
          </table:table-cell>
          <table:table-cell office:value-type="float" office:value="740.999" calcext:value-type="float">
            <text:p>740,999</text:p>
          </table:table-cell>
          <table:table-cell office:value-type="float" office:value="7.6415" calcext:value-type="float">
            <text:p>7,6415</text:p>
          </table:table-cell>
        </table:table-row>
        <table:table-row table:style-name="ro1">
          <table:table-cell table:formula="of:=[.A170]+1" office:value-type="float" office:value="599" calcext:value-type="float">
            <text:p>599</text:p>
          </table:table-cell>
          <table:table-cell office:value-type="float" office:value="597.999" calcext:value-type="float">
            <text:p>597,999</text:p>
          </table:table-cell>
          <table:table-cell office:value-type="float" office:value="8.3237" calcext:value-type="float">
            <text:p>8,3237</text:p>
          </table:table-cell>
          <table:table-cell table:formula="of:=[.D170]+1" office:value-type="float" office:value="647" calcext:value-type="float">
            <text:p>647</text:p>
          </table:table-cell>
          <table:table-cell office:value-type="float" office:value="645.999" calcext:value-type="float">
            <text:p>645,999</text:p>
          </table:table-cell>
          <table:table-cell office:value-type="float" office:value="8.0317" calcext:value-type="float">
            <text:p>8,0317</text:p>
          </table:table-cell>
          <table:table-cell table:formula="of:=[.G170]+1" office:value-type="float" office:value="695" calcext:value-type="float">
            <text:p>695</text:p>
          </table:table-cell>
          <table:table-cell office:value-type="float" office:value="693.999" calcext:value-type="float">
            <text:p>693,999</text:p>
          </table:table-cell>
          <table:table-cell office:value-type="float" office:value="7.862" calcext:value-type="float">
            <text:p>7,862</text:p>
          </table:table-cell>
          <table:table-cell table:formula="of:=[.J170]+1" office:value-type="float" office:value="743" calcext:value-type="float">
            <text:p>743</text:p>
          </table:table-cell>
          <table:table-cell office:value-type="float" office:value="741.999" calcext:value-type="float">
            <text:p>741,999</text:p>
          </table:table-cell>
          <table:table-cell office:value-type="float" office:value="7.6612" calcext:value-type="float">
            <text:p>7,6612</text:p>
          </table:table-cell>
        </table:table-row>
        <table:table-row table:style-name="ro1">
          <table:table-cell table:formula="of:=[.A171]+1"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8.3631" calcext:value-type="float">
            <text:p>8,3631</text:p>
          </table:table-cell>
          <table:table-cell table:formula="of:=[.D171]+1" office:value-type="float" office:value="648" calcext:value-type="float">
            <text:p>648</text:p>
          </table:table-cell>
          <table:table-cell office:value-type="float" office:value="646.999" calcext:value-type="float">
            <text:p>646,999</text:p>
          </table:table-cell>
          <table:table-cell office:value-type="float" office:value="8.0605" calcext:value-type="float">
            <text:p>8,0605</text:p>
          </table:table-cell>
          <table:table-cell table:formula="of:=[.G171]+1" office:value-type="float" office:value="696" calcext:value-type="float">
            <text:p>696</text:p>
          </table:table-cell>
          <table:table-cell office:value-type="float" office:value="694.999" calcext:value-type="float">
            <text:p>694,999</text:p>
          </table:table-cell>
          <table:table-cell office:value-type="float" office:value="7.9014" calcext:value-type="float">
            <text:p>7,9014</text:p>
          </table:table-cell>
          <table:table-cell table:formula="of:=[.J171]+1" office:value-type="float" office:value="744" calcext:value-type="float">
            <text:p>744</text:p>
          </table:table-cell>
          <table:table-cell office:value-type="float" office:value="742.999" calcext:value-type="float">
            <text:p>742,999</text:p>
          </table:table-cell>
          <table:table-cell office:value-type="float" office:value="7.674" calcext:value-type="float">
            <text:p>7,674</text:p>
          </table:table-cell>
        </table:table-row>
        <table:table-row table:style-name="ro1">
          <table:table-cell table:formula="of:=[.A172]+1" office:value-type="float" office:value="601" calcext:value-type="float">
            <text:p>601</text:p>
          </table:table-cell>
          <table:table-cell office:value-type="float" office:value="599.999" calcext:value-type="float">
            <text:p>599,999</text:p>
          </table:table-cell>
          <table:table-cell office:value-type="float" office:value="8.3484" calcext:value-type="float">
            <text:p>8,3484</text:p>
          </table:table-cell>
          <table:table-cell table:formula="of:=[.D172]+1" office:value-type="float" office:value="649" calcext:value-type="float">
            <text:p>649</text:p>
          </table:table-cell>
          <table:table-cell office:value-type="float" office:value="647.999" calcext:value-type="float">
            <text:p>647,999</text:p>
          </table:table-cell>
          <table:table-cell office:value-type="float" office:value="8.026" calcext:value-type="float">
            <text:p>8,026</text:p>
          </table:table-cell>
          <table:table-cell table:formula="of:=[.G172]+1" office:value-type="float" office:value="697" calcext:value-type="float">
            <text:p>697</text:p>
          </table:table-cell>
          <table:table-cell office:value-type="float" office:value="695.999" calcext:value-type="float">
            <text:p>695,999</text:p>
          </table:table-cell>
          <table:table-cell office:value-type="float" office:value="7.8953" calcext:value-type="float">
            <text:p>7,8953</text:p>
          </table:table-cell>
          <table:table-cell table:formula="of:=[.J172]+1" office:value-type="float" office:value="745" calcext:value-type="float">
            <text:p>745</text:p>
          </table:table-cell>
          <table:table-cell office:value-type="float" office:value="743.999" calcext:value-type="float">
            <text:p>743,999</text:p>
          </table:table-cell>
          <table:table-cell office:value-type="float" office:value="7.6258" calcext:value-type="float">
            <text:p>7,6258</text:p>
          </table:table-cell>
        </table:table-row>
        <table:table-row table:style-name="ro1">
          <table:table-cell table:formula="of:=[.A173]+1"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float" office:value="8.2907" calcext:value-type="float">
            <text:p>8,2907</text:p>
          </table:table-cell>
          <table:table-cell table:formula="of:=[.D173]+1" office:value-type="float" office:value="650" calcext:value-type="float">
            <text:p>650</text:p>
          </table:table-cell>
          <table:table-cell office:value-type="float" office:value="648.999" calcext:value-type="float">
            <text:p>648,999</text:p>
          </table:table-cell>
          <table:table-cell office:value-type="float" office:value="7.9937" calcext:value-type="float">
            <text:p>7,9937</text:p>
          </table:table-cell>
          <table:table-cell table:formula="of:=[.G173]+1" office:value-type="float" office:value="698" calcext:value-type="float">
            <text:p>698</text:p>
          </table:table-cell>
          <table:table-cell office:value-type="float" office:value="696.999" calcext:value-type="float">
            <text:p>696,999</text:p>
          </table:table-cell>
          <table:table-cell office:value-type="float" office:value="7.9029" calcext:value-type="float">
            <text:p>7,9029</text:p>
          </table:table-cell>
          <table:table-cell table:formula="of:=[.J173]+1" office:value-type="float" office:value="746" calcext:value-type="float">
            <text:p>746</text:p>
          </table:table-cell>
          <table:table-cell office:value-type="float" office:value="745" calcext:value-type="float">
            <text:p>745</text:p>
          </table:table-cell>
          <table:table-cell office:value-type="float" office:value="7.6507" calcext:value-type="float">
            <text:p>7,6507</text:p>
          </table:table-cell>
        </table:table-row>
        <table:table-row table:style-name="ro1">
          <table:table-cell table:formula="of:=[.A174]+1" office:value-type="float" office:value="603" calcext:value-type="float">
            <text:p>603</text:p>
          </table:table-cell>
          <table:table-cell office:value-type="float" office:value="601.999" calcext:value-type="float">
            <text:p>601,999</text:p>
          </table:table-cell>
          <table:table-cell office:value-type="float" office:value="8.314" calcext:value-type="float">
            <text:p>8,314</text:p>
          </table:table-cell>
          <table:table-cell table:formula="of:=[.D174]+1" office:value-type="float" office:value="651" calcext:value-type="float">
            <text:p>651</text:p>
          </table:table-cell>
          <table:table-cell office:value-type="float" office:value="649.999" calcext:value-type="float">
            <text:p>649,999</text:p>
          </table:table-cell>
          <table:table-cell office:value-type="float" office:value="7.9862" calcext:value-type="float">
            <text:p>7,9862</text:p>
          </table:table-cell>
          <table:table-cell table:formula="of:=[.G174]+1" office:value-type="float" office:value="699" calcext:value-type="float">
            <text:p>699</text:p>
          </table:table-cell>
          <table:table-cell office:value-type="float" office:value="697.999" calcext:value-type="float">
            <text:p>697,999</text:p>
          </table:table-cell>
          <table:table-cell office:value-type="float" office:value="7.8901" calcext:value-type="float">
            <text:p>7,8901</text:p>
          </table:table-cell>
          <table:table-cell table:formula="of:=[.J174]+1" office:value-type="float" office:value="747" calcext:value-type="float">
            <text:p>747</text:p>
          </table:table-cell>
          <table:table-cell office:value-type="float" office:value="745.999" calcext:value-type="float">
            <text:p>745,999</text:p>
          </table:table-cell>
          <table:table-cell office:value-type="float" office:value="7.6344" calcext:value-type="float">
            <text:p>7,6344</text:p>
          </table:table-cell>
        </table:table-row>
        <table:table-row table:style-name="ro1">
          <table:table-cell table:formula="of:=[.A175]+1" office:value-type="float" office:value="604" calcext:value-type="float">
            <text:p>604</text:p>
          </table:table-cell>
          <table:table-cell office:value-type="float" office:value="602.999" calcext:value-type="float">
            <text:p>602,999</text:p>
          </table:table-cell>
          <table:table-cell office:value-type="float" office:value="8.3103" calcext:value-type="float">
            <text:p>8,3103</text:p>
          </table:table-cell>
          <table:table-cell table:formula="of:=[.D175]+1" office:value-type="float" office:value="652" calcext:value-type="float">
            <text:p>652</text:p>
          </table:table-cell>
          <table:table-cell office:value-type="float" office:value="650.999" calcext:value-type="float">
            <text:p>650,999</text:p>
          </table:table-cell>
          <table:table-cell office:value-type="float" office:value="8.0126" calcext:value-type="float">
            <text:p>8,0126</text:p>
          </table:table-cell>
          <table:table-cell table:formula="of:=[.G175]+1" office:value-type="float" office:value="700" calcext:value-type="float">
            <text:p>700</text:p>
          </table:table-cell>
          <table:table-cell office:value-type="float" office:value="698.999" calcext:value-type="float">
            <text:p>698,999</text:p>
          </table:table-cell>
          <table:table-cell office:value-type="float" office:value="7.9031" calcext:value-type="float">
            <text:p>7,9031</text:p>
          </table:table-cell>
          <table:table-cell table:formula="of:=[.J175]+1" office:value-type="float" office:value="748" calcext:value-type="float">
            <text:p>748</text:p>
          </table:table-cell>
          <table:table-cell office:value-type="float" office:value="746.999" calcext:value-type="float">
            <text:p>746,999</text:p>
          </table:table-cell>
          <table:table-cell office:value-type="float" office:value="7.653" calcext:value-type="float">
            <text:p>7,653</text:p>
          </table:table-cell>
        </table:table-row>
        <table:table-row table:style-name="ro1">
          <table:table-cell table:formula="of:=[.A176]+1" office:value-type="float" office:value="605" calcext:value-type="float">
            <text:p>605</text:p>
          </table:table-cell>
          <table:table-cell office:value-type="float" office:value="603.999" calcext:value-type="float">
            <text:p>603,999</text:p>
          </table:table-cell>
          <table:table-cell office:value-type="float" office:value="8.271" calcext:value-type="float">
            <text:p>8,271</text:p>
          </table:table-cell>
          <table:table-cell table:formula="of:=[.D176]+1" office:value-type="float" office:value="653" calcext:value-type="float">
            <text:p>653</text:p>
          </table:table-cell>
          <table:table-cell office:value-type="float" office:value="651.999" calcext:value-type="float">
            <text:p>651,999</text:p>
          </table:table-cell>
          <table:table-cell office:value-type="float" office:value="8.0572" calcext:value-type="float">
            <text:p>8,0572</text:p>
          </table:table-cell>
          <table:table-cell table:formula="of:=[.G176]+1" office:value-type="float" office:value="701" calcext:value-type="float">
            <text:p>701</text:p>
          </table:table-cell>
          <table:table-cell office:value-type="float" office:value="699.999" calcext:value-type="float">
            <text:p>699,999</text:p>
          </table:table-cell>
          <table:table-cell office:value-type="float" office:value="7.8597" calcext:value-type="float">
            <text:p>7,8597</text:p>
          </table:table-cell>
          <table:table-cell table:formula="of:=[.J176]+1" office:value-type="float" office:value="749" calcext:value-type="float">
            <text:p>749</text:p>
          </table:table-cell>
          <table:table-cell office:value-type="float" office:value="747.999" calcext:value-type="float">
            <text:p>747,999</text:p>
          </table:table-cell>
          <table:table-cell office:value-type="float" office:value="7.6721" calcext:value-type="float">
            <text:p>7,6721</text:p>
          </table:table-cell>
        </table:table-row>
        <table:table-row table:style-name="ro1">
          <table:table-cell table:formula="of:=[.A177]+1" office:value-type="float" office:value="606" calcext:value-type="float">
            <text:p>606</text:p>
          </table:table-cell>
          <table:table-cell office:value-type="float" office:value="605" calcext:value-type="float">
            <text:p>605</text:p>
          </table:table-cell>
          <table:table-cell office:value-type="float" office:value="8.307" calcext:value-type="float">
            <text:p>8,307</text:p>
          </table:table-cell>
          <table:table-cell table:formula="of:=[.D177]+1" office:value-type="float" office:value="654" calcext:value-type="float">
            <text:p>654</text:p>
          </table:table-cell>
          <table:table-cell office:value-type="float" office:value="652.999" calcext:value-type="float">
            <text:p>652,999</text:p>
          </table:table-cell>
          <table:table-cell office:value-type="float" office:value="8.0674" calcext:value-type="float">
            <text:p>8,0674</text:p>
          </table:table-cell>
          <table:table-cell table:formula="of:=[.G177]+1" office:value-type="float" office:value="702" calcext:value-type="float">
            <text:p>702</text:p>
          </table:table-cell>
          <table:table-cell office:value-type="float" office:value="700.999" calcext:value-type="float">
            <text:p>700,999</text:p>
          </table:table-cell>
          <table:table-cell office:value-type="float" office:value="7.8133" calcext:value-type="float">
            <text:p>7,8133</text:p>
          </table:table-cell>
          <table:table-cell table:formula="of:=[.J177]+1" office:value-type="float" office:value="750" calcext:value-type="float">
            <text:p>750</text:p>
          </table:table-cell>
          <table:table-cell office:value-type="float" office:value="748.999" calcext:value-type="float">
            <text:p>748,999</text:p>
          </table:table-cell>
          <table:table-cell office:value-type="float" office:value="7.6499" calcext:value-type="float">
            <text:p>7,6499</text:p>
          </table:table-cell>
        </table:table-row>
        <table:table-row table:style-name="ro1">
          <table:table-cell table:formula="of:=[.A178]+1" office:value-type="float" office:value="607" calcext:value-type="float">
            <text:p>607</text:p>
          </table:table-cell>
          <table:table-cell office:value-type="float" office:value="605.999" calcext:value-type="float">
            <text:p>605,999</text:p>
          </table:table-cell>
          <table:table-cell office:value-type="float" office:value="8.3271" calcext:value-type="float">
            <text:p>8,3271</text:p>
          </table:table-cell>
          <table:table-cell table:formula="of:=[.D178]+1" office:value-type="float" office:value="655" calcext:value-type="float">
            <text:p>655</text:p>
          </table:table-cell>
          <table:table-cell office:value-type="float" office:value="653.999" calcext:value-type="float">
            <text:p>653,999</text:p>
          </table:table-cell>
          <table:table-cell office:value-type="float" office:value="8.0282" calcext:value-type="float">
            <text:p>8,0282</text:p>
          </table:table-cell>
          <table:table-cell table:formula="of:=[.G178]+1" office:value-type="float" office:value="703" calcext:value-type="float">
            <text:p>703</text:p>
          </table:table-cell>
          <table:table-cell office:value-type="float" office:value="701.999" calcext:value-type="float">
            <text:p>701,999</text:p>
          </table:table-cell>
          <table:table-cell office:value-type="float" office:value="7.7996" calcext:value-type="float">
            <text:p>7,7996</text:p>
          </table:table-cell>
          <table:table-cell table:formula="of:=[.J178]+1" office:value-type="float" office:value="751" calcext:value-type="float">
            <text:p>751</text:p>
          </table:table-cell>
          <table:table-cell office:value-type="float" office:value="749.999" calcext:value-type="float">
            <text:p>749,999</text:p>
          </table:table-cell>
          <table:table-cell office:value-type="float" office:value="7.6786" calcext:value-type="float">
            <text:p>7,6786</text:p>
          </table:table-cell>
        </table:table-row>
        <table:table-row table:style-name="ro1">
          <table:table-cell table:formula="of:=[.A179]+1" office:value-type="float" office:value="608" calcext:value-type="float">
            <text:p>608</text:p>
          </table:table-cell>
          <table:table-cell office:value-type="float" office:value="606.999" calcext:value-type="float">
            <text:p>606,999</text:p>
          </table:table-cell>
          <table:table-cell office:value-type="float" office:value="8.2814" calcext:value-type="float">
            <text:p>8,2814</text:p>
          </table:table-cell>
          <table:table-cell table:formula="of:=[.D179]+1" office:value-type="float" office:value="656" calcext:value-type="float">
            <text:p>656</text:p>
          </table:table-cell>
          <table:table-cell office:value-type="float" office:value="654.999" calcext:value-type="float">
            <text:p>654,999</text:p>
          </table:table-cell>
          <table:table-cell office:value-type="float" office:value="7.9868" calcext:value-type="float">
            <text:p>7,9868</text:p>
          </table:table-cell>
          <table:table-cell table:formula="of:=[.G179]+1" office:value-type="float" office:value="704" calcext:value-type="float">
            <text:p>704</text:p>
          </table:table-cell>
          <table:table-cell office:value-type="float" office:value="702.999" calcext:value-type="float">
            <text:p>702,999</text:p>
          </table:table-cell>
          <table:table-cell office:value-type="float" office:value="7.8057" calcext:value-type="float">
            <text:p>7,8057</text:p>
          </table:table-cell>
          <table:table-cell table:formula="of:=[.J179]+1" office:value-type="float" office:value="752" calcext:value-type="float">
            <text:p>752</text:p>
          </table:table-cell>
          <table:table-cell office:value-type="float" office:value="750.999" calcext:value-type="float">
            <text:p>750,999</text:p>
          </table:table-cell>
          <table:table-cell office:value-type="float" office:value="7.6455" calcext:value-type="float">
            <text:p>7,6455</text:p>
          </table:table-cell>
        </table:table-row>
        <table:table-row table:style-name="ro1">
          <table:table-cell table:formula="of:=[.A180]+1" office:value-type="float" office:value="609" calcext:value-type="float">
            <text:p>609</text:p>
          </table:table-cell>
          <table:table-cell office:value-type="float" office:value="607.999" calcext:value-type="float">
            <text:p>607,999</text:p>
          </table:table-cell>
          <table:table-cell office:value-type="float" office:value="8.3038" calcext:value-type="float">
            <text:p>8,3038</text:p>
          </table:table-cell>
          <table:table-cell table:formula="of:=[.D180]+1" office:value-type="float" office:value="657" calcext:value-type="float">
            <text:p>657</text:p>
          </table:table-cell>
          <table:table-cell office:value-type="float" office:value="655.999" calcext:value-type="float">
            <text:p>655,999</text:p>
          </table:table-cell>
          <table:table-cell office:value-type="float" office:value="7.9199" calcext:value-type="float">
            <text:p>7,9199</text:p>
          </table:table-cell>
          <table:table-cell table:formula="of:=[.G180]+1" office:value-type="float" office:value="705" calcext:value-type="float">
            <text:p>705</text:p>
          </table:table-cell>
          <table:table-cell office:value-type="float" office:value="703.999" calcext:value-type="float">
            <text:p>703,999</text:p>
          </table:table-cell>
          <table:table-cell office:value-type="float" office:value="7.8043" calcext:value-type="float">
            <text:p>7,8043</text:p>
          </table:table-cell>
          <table:table-cell table:formula="of:=[.J180]+1" office:value-type="float" office:value="753" calcext:value-type="float">
            <text:p>753</text:p>
          </table:table-cell>
          <table:table-cell office:value-type="float" office:value="751.999" calcext:value-type="float">
            <text:p>751,999</text:p>
          </table:table-cell>
          <table:table-cell office:value-type="float" office:value="7.6918" calcext:value-type="float">
            <text:p>7,6918</text:p>
          </table:table-cell>
        </table:table-row>
        <table:table-row table:style-name="ro1">
          <table:table-cell table:formula="of:=[.A181]+1" office:value-type="float" office:value="610" calcext:value-type="float">
            <text:p>610</text:p>
          </table:table-cell>
          <table:table-cell office:value-type="float" office:value="608.999" calcext:value-type="float">
            <text:p>608,999</text:p>
          </table:table-cell>
          <table:table-cell office:value-type="float" office:value="8.3144" calcext:value-type="float">
            <text:p>8,3144</text:p>
          </table:table-cell>
          <table:table-cell table:formula="of:=[.D181]+1" office:value-type="float" office:value="658" calcext:value-type="float">
            <text:p>658</text:p>
          </table:table-cell>
          <table:table-cell office:value-type="float" office:value="656.999" calcext:value-type="float">
            <text:p>656,999</text:p>
          </table:table-cell>
          <table:table-cell office:value-type="float" office:value="7.8958" calcext:value-type="float">
            <text:p>7,8958</text:p>
          </table:table-cell>
          <table:table-cell table:formula="of:=[.G181]+1" office:value-type="float" office:value="706" calcext:value-type="float">
            <text:p>706</text:p>
          </table:table-cell>
          <table:table-cell office:value-type="float" office:value="704.999" calcext:value-type="float">
            <text:p>704,999</text:p>
          </table:table-cell>
          <table:table-cell office:value-type="float" office:value="7.7702" calcext:value-type="float">
            <text:p>7,7702</text:p>
          </table:table-cell>
          <table:table-cell table:formula="of:=[.J181]+1" office:value-type="float" office:value="754" calcext:value-type="float">
            <text:p>754</text:p>
          </table:table-cell>
          <table:table-cell office:value-type="float" office:value="752.999" calcext:value-type="float">
            <text:p>752,999</text:p>
          </table:table-cell>
          <table:table-cell office:value-type="float" office:value="7.6573" calcext:value-type="float">
            <text:p>7,6573</text:p>
          </table:table-cell>
        </table:table-row>
        <table:table-row table:style-name="ro1">
          <table:table-cell table:formula="of:=[.A182]+1" office:value-type="float" office:value="611" calcext:value-type="float">
            <text:p>611</text:p>
          </table:table-cell>
          <table:table-cell office:value-type="float" office:value="609.999" calcext:value-type="float">
            <text:p>609,999</text:p>
          </table:table-cell>
          <table:table-cell office:value-type="float" office:value="8.3096" calcext:value-type="float">
            <text:p>8,3096</text:p>
          </table:table-cell>
          <table:table-cell table:formula="of:=[.D182]+1" office:value-type="float" office:value="659" calcext:value-type="float">
            <text:p>659</text:p>
          </table:table-cell>
          <table:table-cell office:value-type="float" office:value="657.999" calcext:value-type="float">
            <text:p>657,999</text:p>
          </table:table-cell>
          <table:table-cell office:value-type="float" office:value="7.9044" calcext:value-type="float">
            <text:p>7,9044</text:p>
          </table:table-cell>
          <table:table-cell table:formula="of:=[.G182]+1" office:value-type="float" office:value="707" calcext:value-type="float">
            <text:p>707</text:p>
          </table:table-cell>
          <table:table-cell office:value-type="float" office:value="705.999" calcext:value-type="float">
            <text:p>705,999</text:p>
          </table:table-cell>
          <table:table-cell office:value-type="float" office:value="7.8327" calcext:value-type="float">
            <text:p>7,8327</text:p>
          </table:table-cell>
          <table:table-cell table:formula="of:=[.J182]+1" office:value-type="float" office:value="755" calcext:value-type="float">
            <text:p>755</text:p>
          </table:table-cell>
          <table:table-cell office:value-type="float" office:value="753.999" calcext:value-type="float">
            <text:p>753,999</text:p>
          </table:table-cell>
          <table:table-cell office:value-type="float" office:value="7.6989" calcext:value-type="float">
            <text:p>7,6989</text:p>
          </table:table-cell>
        </table:table-row>
        <table:table-row table:style-name="ro1">
          <table:table-cell table:formula="of:=[.A183]+1" office:value-type="float" office:value="612" calcext:value-type="float">
            <text:p>612</text:p>
          </table:table-cell>
          <table:table-cell office:value-type="float" office:value="610.999" calcext:value-type="float">
            <text:p>610,999</text:p>
          </table:table-cell>
          <table:table-cell office:value-type="float" office:value="8.3174" calcext:value-type="float">
            <text:p>8,3174</text:p>
          </table:table-cell>
          <table:table-cell table:formula="of:=[.D183]+1" office:value-type="float" office:value="660" calcext:value-type="float">
            <text:p>660</text:p>
          </table:table-cell>
          <table:table-cell office:value-type="float" office:value="658.999" calcext:value-type="float">
            <text:p>658,999</text:p>
          </table:table-cell>
          <table:table-cell office:value-type="float" office:value="7.933" calcext:value-type="float">
            <text:p>7,933</text:p>
          </table:table-cell>
          <table:table-cell table:formula="of:=[.G183]+1" office:value-type="float" office:value="708" calcext:value-type="float">
            <text:p>708</text:p>
          </table:table-cell>
          <table:table-cell office:value-type="float" office:value="706.999" calcext:value-type="float">
            <text:p>706,999</text:p>
          </table:table-cell>
          <table:table-cell office:value-type="float" office:value="7.8298" calcext:value-type="float">
            <text:p>7,8298</text:p>
          </table:table-cell>
          <table:table-cell table:formula="of:=[.J183]+1" office:value-type="float" office:value="756" calcext:value-type="float">
            <text:p>756</text:p>
          </table:table-cell>
          <table:table-cell office:value-type="float" office:value="754.999" calcext:value-type="float">
            <text:p>754,999</text:p>
          </table:table-cell>
          <table:table-cell office:value-type="float" office:value="7.8181" calcext:value-type="float">
            <text:p>7,8181</text:p>
          </table:table-cell>
        </table:table-row>
        <table:table-row table:style-name="ro1">
          <table:table-cell table:formula="of:=[.A184]+1" office:value-type="float" office:value="613" calcext:value-type="float">
            <text:p>613</text:p>
          </table:table-cell>
          <table:table-cell office:value-type="float" office:value="612" calcext:value-type="float">
            <text:p>612</text:p>
          </table:table-cell>
          <table:table-cell office:value-type="float" office:value="8.3445" calcext:value-type="float">
            <text:p>8,3445</text:p>
          </table:table-cell>
          <table:table-cell table:formula="of:=[.D184]+1" office:value-type="float" office:value="661" calcext:value-type="float">
            <text:p>661</text:p>
          </table:table-cell>
          <table:table-cell office:value-type="float" office:value="659.999" calcext:value-type="float">
            <text:p>659,999</text:p>
          </table:table-cell>
          <table:table-cell office:value-type="float" office:value="7.8543" calcext:value-type="float">
            <text:p>7,8543</text:p>
          </table:table-cell>
          <table:table-cell table:formula="of:=[.G184]+1" office:value-type="float" office:value="709" calcext:value-type="float">
            <text:p>709</text:p>
          </table:table-cell>
          <table:table-cell office:value-type="float" office:value="707.999" calcext:value-type="float">
            <text:p>707,999</text:p>
          </table:table-cell>
          <table:table-cell office:value-type="float" office:value="7.8102" calcext:value-type="float">
            <text:p>7,8102</text:p>
          </table:table-cell>
          <table:table-cell table:formula="of:=[.J184]+1" office:value-type="float" office:value="757" calcext:value-type="float">
            <text:p>757</text:p>
          </table:table-cell>
          <table:table-cell office:value-type="float" office:value="755.999" calcext:value-type="float">
            <text:p>755,999</text:p>
          </table:table-cell>
          <table:table-cell office:value-type="float" office:value="7.7729" calcext:value-type="float">
            <text:p>7,7729</text:p>
          </table:table-cell>
        </table:table-row>
        <table:table-row table:style-name="ro1">
          <table:table-cell table:formula="of:=[.A185]+1" office:value-type="float" office:value="614" calcext:value-type="float">
            <text:p>614</text:p>
          </table:table-cell>
          <table:table-cell office:value-type="float" office:value="612.999" calcext:value-type="float">
            <text:p>612,999</text:p>
          </table:table-cell>
          <table:table-cell office:value-type="float" office:value="8.2925" calcext:value-type="float">
            <text:p>8,2925</text:p>
          </table:table-cell>
          <table:table-cell table:formula="of:=[.D185]+1" office:value-type="float" office:value="662" calcext:value-type="float">
            <text:p>662</text:p>
          </table:table-cell>
          <table:table-cell office:value-type="float" office:value="660.999" calcext:value-type="float">
            <text:p>660,999</text:p>
          </table:table-cell>
          <table:table-cell office:value-type="float" office:value="7.8267" calcext:value-type="float">
            <text:p>7,8267</text:p>
          </table:table-cell>
          <table:table-cell table:formula="of:=[.G185]+1" office:value-type="float" office:value="710" calcext:value-type="float">
            <text:p>710</text:p>
          </table:table-cell>
          <table:table-cell office:value-type="float" office:value="708.999" calcext:value-type="float">
            <text:p>708,999</text:p>
          </table:table-cell>
          <table:table-cell office:value-type="float" office:value="7.788" calcext:value-type="float">
            <text:p>7,788</text:p>
          </table:table-cell>
          <table:table-cell table:formula="of:=[.J185]+1" office:value-type="float" office:value="758" calcext:value-type="float">
            <text:p>758</text:p>
          </table:table-cell>
          <table:table-cell office:value-type="float" office:value="756.999" calcext:value-type="float">
            <text:p>756,999</text:p>
          </table:table-cell>
          <table:table-cell office:value-type="float" office:value="7.6816" calcext:value-type="float">
            <text:p>7,6816</text:p>
          </table:table-cell>
        </table:table-row>
        <table:table-row table:style-name="ro1">
          <table:table-cell table:formula="of:=[.A186]+1" office:value-type="float" office:value="615" calcext:value-type="float">
            <text:p>615</text:p>
          </table:table-cell>
          <table:table-cell office:value-type="float" office:value="614" calcext:value-type="float">
            <text:p>614</text:p>
          </table:table-cell>
          <table:table-cell office:value-type="float" office:value="8.2093" calcext:value-type="float">
            <text:p>8,2093</text:p>
          </table:table-cell>
          <table:table-cell table:formula="of:=[.D186]+1" office:value-type="float" office:value="663" calcext:value-type="float">
            <text:p>663</text:p>
          </table:table-cell>
          <table:table-cell office:value-type="float" office:value="662" calcext:value-type="float">
            <text:p>662</text:p>
          </table:table-cell>
          <table:table-cell office:value-type="float" office:value="7.8155" calcext:value-type="float">
            <text:p>7,8155</text:p>
          </table:table-cell>
          <table:table-cell table:formula="of:=[.G186]+1" office:value-type="float" office:value="711" calcext:value-type="float">
            <text:p>711</text:p>
          </table:table-cell>
          <table:table-cell office:value-type="float" office:value="709.999" calcext:value-type="float">
            <text:p>709,999</text:p>
          </table:table-cell>
          <table:table-cell office:value-type="float" office:value="7.7115" calcext:value-type="float">
            <text:p>7,7115</text:p>
          </table:table-cell>
          <table:table-cell table:formula="of:=[.J186]+1" office:value-type="float" office:value="759" calcext:value-type="float">
            <text:p>759</text:p>
          </table:table-cell>
          <table:table-cell office:value-type="float" office:value="757.999" calcext:value-type="float">
            <text:p>757,999</text:p>
          </table:table-cell>
          <table:table-cell office:value-type="float" office:value="7.6288" calcext:value-type="float">
            <text:p>7,6288</text:p>
          </table:table-cell>
        </table:table-row>
        <table:table-row table:style-name="ro1">
          <table:table-cell table:formula="of:=[.A187]+1" office:value-type="float" office:value="616" calcext:value-type="float">
            <text:p>616</text:p>
          </table:table-cell>
          <table:table-cell office:value-type="float" office:value="614.999" calcext:value-type="float">
            <text:p>614,999</text:p>
          </table:table-cell>
          <table:table-cell office:value-type="float" office:value="8.2525" calcext:value-type="float">
            <text:p>8,2525</text:p>
          </table:table-cell>
          <table:table-cell table:formula="of:=[.D187]+1" office:value-type="float" office:value="664" calcext:value-type="float">
            <text:p>664</text:p>
          </table:table-cell>
          <table:table-cell office:value-type="float" office:value="662.999" calcext:value-type="float">
            <text:p>662,999</text:p>
          </table:table-cell>
          <table:table-cell office:value-type="float" office:value="7.8083" calcext:value-type="float">
            <text:p>7,8083</text:p>
          </table:table-cell>
          <table:table-cell table:formula="of:=[.G187]+1" office:value-type="float" office:value="712" calcext:value-type="float">
            <text:p>712</text:p>
          </table:table-cell>
          <table:table-cell office:value-type="float" office:value="710.999" calcext:value-type="float">
            <text:p>710,999</text:p>
          </table:table-cell>
          <table:table-cell office:value-type="float" office:value="7.7199" calcext:value-type="float">
            <text:p>7,7199</text:p>
          </table:table-cell>
          <table:table-cell table:formula="of:=[.J187]+1" office:value-type="float" office:value="760" calcext:value-type="float">
            <text:p>760</text:p>
          </table:table-cell>
          <table:table-cell office:value-type="float" office:value="758.999" calcext:value-type="float">
            <text:p>758,999</text:p>
          </table:table-cell>
          <table:table-cell office:value-type="float" office:value="7.5902" calcext:value-type="float">
            <text:p>7,5902</text:p>
          </table:table-cell>
        </table:table-row>
        <table:table-row table:style-name="ro1">
          <table:table-cell table:formula="of:=[.A188]+1" office:value-type="float" office:value="617" calcext:value-type="float">
            <text:p>617</text:p>
          </table:table-cell>
          <table:table-cell office:value-type="float" office:value="615.999" calcext:value-type="float">
            <text:p>615,999</text:p>
          </table:table-cell>
          <table:table-cell office:value-type="float" office:value="8.2492" calcext:value-type="float">
            <text:p>8,2492</text:p>
          </table:table-cell>
          <table:table-cell table:formula="of:=[.D188]+1" office:value-type="float" office:value="665" calcext:value-type="float">
            <text:p>665</text:p>
          </table:table-cell>
          <table:table-cell office:value-type="float" office:value="663.999" calcext:value-type="float">
            <text:p>663,999</text:p>
          </table:table-cell>
          <table:table-cell office:value-type="float" office:value="7.8792" calcext:value-type="float">
            <text:p>7,8792</text:p>
          </table:table-cell>
          <table:table-cell table:formula="of:=[.G188]+1" office:value-type="float" office:value="713" calcext:value-type="float">
            <text:p>713</text:p>
          </table:table-cell>
          <table:table-cell office:value-type="float" office:value="711.999" calcext:value-type="float">
            <text:p>711,999</text:p>
          </table:table-cell>
          <table:table-cell office:value-type="float" office:value="7.6894" calcext:value-type="float">
            <text:p>7,6894</text:p>
          </table:table-cell>
          <table:table-cell table:formula="of:=[.J188]+1" office:value-type="float" office:value="761" calcext:value-type="float">
            <text:p>761</text:p>
          </table:table-cell>
          <table:table-cell office:value-type="float" office:value="759.999" calcext:value-type="float">
            <text:p>759,999</text:p>
          </table:table-cell>
          <table:table-cell office:value-type="float" office:value="7.5895" calcext:value-type="float">
            <text:p>7,5895</text:p>
          </table:table-cell>
        </table:table-row>
        <table:table-row table:style-name="ro1">
          <table:table-cell table:formula="of:=[.A189]+1" office:value-type="float" office:value="618" calcext:value-type="float">
            <text:p>618</text:p>
          </table:table-cell>
          <table:table-cell office:value-type="float" office:value="616.999" calcext:value-type="float">
            <text:p>616,999</text:p>
          </table:table-cell>
          <table:table-cell office:value-type="float" office:value="8.2569" calcext:value-type="float">
            <text:p>8,2569</text:p>
          </table:table-cell>
          <table:table-cell table:formula="of:=[.D189]+1" office:value-type="float" office:value="666" calcext:value-type="float">
            <text:p>666</text:p>
          </table:table-cell>
          <table:table-cell office:value-type="float" office:value="664.999" calcext:value-type="float">
            <text:p>664,999</text:p>
          </table:table-cell>
          <table:table-cell office:value-type="float" office:value="7.898" calcext:value-type="float">
            <text:p>7,898</text:p>
          </table:table-cell>
          <table:table-cell table:formula="of:=[.G189]+1" office:value-type="float" office:value="714" calcext:value-type="float">
            <text:p>714</text:p>
          </table:table-cell>
          <table:table-cell office:value-type="float" office:value="712.999" calcext:value-type="float">
            <text:p>712,999</text:p>
          </table:table-cell>
          <table:table-cell office:value-type="float" office:value="7.7283" calcext:value-type="float">
            <text:p>7,7283</text:p>
          </table:table-cell>
          <table:table-cell table:formula="of:=[.J189]+1" office:value-type="float" office:value="762" calcext:value-type="float">
            <text:p>762</text:p>
          </table:table-cell>
          <table:table-cell office:value-type="float" office:value="760.999" calcext:value-type="float">
            <text:p>760,999</text:p>
          </table:table-cell>
          <table:table-cell office:value-type="float" office:value="7.5708" calcext:value-type="float">
            <text:p>7,5708</text:p>
          </table:table-cell>
        </table:table-row>
        <table:table-row table:style-name="ro1">
          <table:table-cell table:formula="of:=[.A190]+1" office:value-type="float" office:value="619" calcext:value-type="float">
            <text:p>619</text:p>
          </table:table-cell>
          <table:table-cell office:value-type="float" office:value="617.999" calcext:value-type="float">
            <text:p>617,999</text:p>
          </table:table-cell>
          <table:table-cell office:value-type="float" office:value="8.2649" calcext:value-type="float">
            <text:p>8,2649</text:p>
          </table:table-cell>
          <table:table-cell table:formula="of:=[.D190]+1"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office:value-type="float" office:value="7.9326" calcext:value-type="float">
            <text:p>7,9326</text:p>
          </table:table-cell>
          <table:table-cell table:formula="of:=[.G190]+1" office:value-type="float" office:value="715" calcext:value-type="float">
            <text:p>715</text:p>
          </table:table-cell>
          <table:table-cell office:value-type="float" office:value="713.999" calcext:value-type="float">
            <text:p>713,999</text:p>
          </table:table-cell>
          <table:table-cell office:value-type="float" office:value="7.7076" calcext:value-type="float">
            <text:p>7,7076</text:p>
          </table:table-cell>
          <table:table-cell table:formula="of:=[.J190]+1" office:value-type="float" office:value="763" calcext:value-type="float">
            <text:p>763</text:p>
          </table:table-cell>
          <table:table-cell office:value-type="float" office:value="761.999" calcext:value-type="float">
            <text:p>761,999</text:p>
          </table:table-cell>
          <table:table-cell office:value-type="float" office:value="7.6153" calcext:value-type="float">
            <text:p>7,6153</text:p>
          </table:table-cell>
        </table:table-row>
        <table:table-row table:style-name="ro1">
          <table:table-cell table:formula="of:=[.A191]+1" office:value-type="float" office:value="620" calcext:value-type="float">
            <text:p>620</text:p>
          </table:table-cell>
          <table:table-cell office:value-type="float" office:value="618.999" calcext:value-type="float">
            <text:p>618,999</text:p>
          </table:table-cell>
          <table:table-cell office:value-type="float" office:value="8.3126" calcext:value-type="float">
            <text:p>8,3126</text:p>
          </table:table-cell>
          <table:table-cell table:formula="of:=[.D191]+1" office:value-type="float" office:value="668" calcext:value-type="float">
            <text:p>668</text:p>
          </table:table-cell>
          <table:table-cell office:value-type="float" office:value="666.999" calcext:value-type="float">
            <text:p>666,999</text:p>
          </table:table-cell>
          <table:table-cell office:value-type="float" office:value="7.9034" calcext:value-type="float">
            <text:p>7,9034</text:p>
          </table:table-cell>
          <table:table-cell table:formula="of:=[.G191]+1" office:value-type="float" office:value="716" calcext:value-type="float">
            <text:p>716</text:p>
          </table:table-cell>
          <table:table-cell office:value-type="float" office:value="714.999" calcext:value-type="float">
            <text:p>714,999</text:p>
          </table:table-cell>
          <table:table-cell office:value-type="float" office:value="7.6338" calcext:value-type="float">
            <text:p>7,6338</text:p>
          </table:table-cell>
          <table:table-cell table:formula="of:=[.J191]+1" office:value-type="float" office:value="764" calcext:value-type="float">
            <text:p>764</text:p>
          </table:table-cell>
          <table:table-cell office:value-type="float" office:value="762.999" calcext:value-type="float">
            <text:p>762,999</text:p>
          </table:table-cell>
          <table:table-cell office:value-type="float" office:value="7.6327" calcext:value-type="float">
            <text:p>7,6327</text:p>
          </table:table-cell>
        </table:table-row>
        <table:table-row table:style-name="ro1">
          <table:table-cell table:formula="of:=[.A192]+1" office:value-type="float" office:value="621" calcext:value-type="float">
            <text:p>621</text:p>
          </table:table-cell>
          <table:table-cell office:value-type="float" office:value="619.999" calcext:value-type="float">
            <text:p>619,999</text:p>
          </table:table-cell>
          <table:table-cell office:value-type="float" office:value="8.2275" calcext:value-type="float">
            <text:p>8,2275</text:p>
          </table:table-cell>
          <table:table-cell table:formula="of:=[.D192]+1" office:value-type="float" office:value="669" calcext:value-type="float">
            <text:p>669</text:p>
          </table:table-cell>
          <table:table-cell office:value-type="float" office:value="667.999" calcext:value-type="float">
            <text:p>667,999</text:p>
          </table:table-cell>
          <table:table-cell office:value-type="float" office:value="7.9094" calcext:value-type="float">
            <text:p>7,9094</text:p>
          </table:table-cell>
          <table:table-cell table:formula="of:=[.G192]+1" office:value-type="float" office:value="717" calcext:value-type="float">
            <text:p>717</text:p>
          </table:table-cell>
          <table:table-cell office:value-type="float" office:value="715.999" calcext:value-type="float">
            <text:p>715,999</text:p>
          </table:table-cell>
          <table:table-cell office:value-type="float" office:value="7.5861" calcext:value-type="float">
            <text:p>7,5861</text:p>
          </table:table-cell>
          <table:table-cell table:formula="of:=[.J192]+1" office:value-type="float" office:value="765" calcext:value-type="float">
            <text:p>765</text:p>
          </table:table-cell>
          <table:table-cell office:value-type="float" office:value="763.999" calcext:value-type="float">
            <text:p>763,999</text:p>
          </table:table-cell>
          <table:table-cell office:value-type="float" office:value="7.5591" calcext:value-type="float">
            <text:p>7,5591</text:p>
          </table:table-cell>
        </table:table-row>
        <table:table-row table:style-name="ro1">
          <table:table-cell table:formula="of:=[.A193]+1" office:value-type="float" office:value="622" calcext:value-type="float">
            <text:p>622</text:p>
          </table:table-cell>
          <table:table-cell office:value-type="float" office:value="620.999" calcext:value-type="float">
            <text:p>620,999</text:p>
          </table:table-cell>
          <table:table-cell office:value-type="float" office:value="8.2256" calcext:value-type="float">
            <text:p>8,2256</text:p>
          </table:table-cell>
          <table:table-cell table:formula="of:=[.D193]+1" office:value-type="float" office:value="670" calcext:value-type="float">
            <text:p>670</text:p>
          </table:table-cell>
          <table:table-cell office:value-type="float" office:value="668.999" calcext:value-type="float">
            <text:p>668,999</text:p>
          </table:table-cell>
          <table:table-cell office:value-type="float" office:value="7.9036" calcext:value-type="float">
            <text:p>7,9036</text:p>
          </table:table-cell>
          <table:table-cell table:formula="of:=[.G193]+1" office:value-type="float" office:value="718" calcext:value-type="float">
            <text:p>718</text:p>
          </table:table-cell>
          <table:table-cell office:value-type="float" office:value="716.999" calcext:value-type="float">
            <text:p>716,999</text:p>
          </table:table-cell>
          <table:table-cell office:value-type="float" office:value="7.6465" calcext:value-type="float">
            <text:p>7,6465</text:p>
          </table:table-cell>
          <table:table-cell table:formula="of:=[.J193]+1" office:value-type="float" office:value="766" calcext:value-type="float">
            <text:p>766</text:p>
          </table:table-cell>
          <table:table-cell office:value-type="float" office:value="764.999" calcext:value-type="float">
            <text:p>764,999</text:p>
          </table:table-cell>
          <table:table-cell office:value-type="float" office:value="7.5389" calcext:value-type="float">
            <text:p>7,5389</text:p>
          </table:table-cell>
        </table:table-row>
        <table:table-row table:style-name="ro1">
          <table:table-cell table:formula="of:=[.A194]+1" office:value-type="float" office:value="623" calcext:value-type="float">
            <text:p>623</text:p>
          </table:table-cell>
          <table:table-cell office:value-type="float" office:value="621.999" calcext:value-type="float">
            <text:p>621,999</text:p>
          </table:table-cell>
          <table:table-cell office:value-type="float" office:value="8.2571" calcext:value-type="float">
            <text:p>8,2571</text:p>
          </table:table-cell>
          <table:table-cell table:formula="of:=[.D194]+1" office:value-type="float" office:value="671" calcext:value-type="float">
            <text:p>671</text:p>
          </table:table-cell>
          <table:table-cell office:value-type="float" office:value="669.999" calcext:value-type="float">
            <text:p>669,999</text:p>
          </table:table-cell>
          <table:table-cell office:value-type="float" office:value="7.9269" calcext:value-type="float">
            <text:p>7,9269</text:p>
          </table:table-cell>
          <table:table-cell table:formula="of:=[.G194]+1" office:value-type="float" office:value="719" calcext:value-type="float">
            <text:p>719</text:p>
          </table:table-cell>
          <table:table-cell office:value-type="float" office:value="717.999" calcext:value-type="float">
            <text:p>717,999</text:p>
          </table:table-cell>
          <table:table-cell office:value-type="float" office:value="7.6784" calcext:value-type="float">
            <text:p>7,6784</text:p>
          </table:table-cell>
          <table:table-cell table:formula="of:=[.J194]+1" office:value-type="float" office:value="767" calcext:value-type="float">
            <text:p>767</text:p>
          </table:table-cell>
          <table:table-cell office:value-type="float" office:value="765.999" calcext:value-type="float">
            <text:p>765,999</text:p>
          </table:table-cell>
          <table:table-cell office:value-type="float" office:value="7.5619" calcext:value-type="float">
            <text:p>7,5619</text:p>
          </table:table-cell>
        </table:table-row>
        <table:table-row table:style-name="ro1">
          <table:table-cell table:formula="of:=[.A195]+1" office:value-type="float" office:value="624" calcext:value-type="float">
            <text:p>624</text:p>
          </table:table-cell>
          <table:table-cell office:value-type="float" office:value="622.999" calcext:value-type="float">
            <text:p>622,999</text:p>
          </table:table-cell>
          <table:table-cell office:value-type="float" office:value="8.26" calcext:value-type="float">
            <text:p>8,26</text:p>
          </table:table-cell>
          <table:table-cell table:formula="of:=[.D195]+1" office:value-type="float" office:value="672" calcext:value-type="float">
            <text:p>672</text:p>
          </table:table-cell>
          <table:table-cell office:value-type="float" office:value="671" calcext:value-type="float">
            <text:p>671</text:p>
          </table:table-cell>
          <table:table-cell office:value-type="float" office:value="7.9585" calcext:value-type="float">
            <text:p>7,9585</text:p>
          </table:table-cell>
          <table:table-cell table:formula="of:=[.G195]+1" office:value-type="float" office:value="720" calcext:value-type="float">
            <text:p>720</text:p>
          </table:table-cell>
          <table:table-cell office:value-type="float" office:value="718.999" calcext:value-type="float">
            <text:p>718,999</text:p>
          </table:table-cell>
          <table:table-cell office:value-type="float" office:value="7.6558" calcext:value-type="float">
            <text:p>7,6558</text:p>
          </table:table-cell>
          <table:table-cell table:formula="of:=[.J195]+1" office:value-type="float" office:value="768" calcext:value-type="float">
            <text:p>768</text:p>
          </table:table-cell>
          <table:table-cell office:value-type="float" office:value="766.999" calcext:value-type="float">
            <text:p>766,999</text:p>
          </table:table-cell>
          <table:table-cell office:value-type="float" office:value="7.5819" calcext:value-type="float">
            <text:p>7,5819</text:p>
          </table:table-cell>
        </table:table-row>
        <table:table-row table:style-name="ro1"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</table:table-row>
        <table:table-row table:style-name="ro1">
          <table:table-cell table:formula="of:=[.J196]+1" office:value-type="float" office:value="769" calcext:value-type="float">
            <text:p>769</text:p>
          </table:table-cell>
          <table:table-cell office:value-type="float" office:value="767.999" calcext:value-type="float">
            <text:p>767,999</text:p>
          </table:table-cell>
          <table:table-cell office:value-type="float" office:value="7.5335" calcext:value-type="float">
            <text:p>7,5335</text:p>
          </table:table-cell>
          <table:table-cell table:formula="of:=[.A245]+1" office:value-type="float" office:value="817" calcext:value-type="float">
            <text:p>817</text:p>
          </table:table-cell>
          <table:table-cell office:value-type="float" office:value="815.999" calcext:value-type="float">
            <text:p>815,999</text:p>
          </table:table-cell>
          <table:table-cell office:value-type="float" office:value="7.2883" calcext:value-type="float">
            <text:p>7,2883</text:p>
          </table:table-cell>
          <table:table-cell table:formula="of:=[.D245]+1" office:value-type="float" office:value="865" calcext:value-type="float">
            <text:p>865</text:p>
          </table:table-cell>
          <table:table-cell office:value-type="float" office:value="863.999" calcext:value-type="float">
            <text:p>863,999</text:p>
          </table:table-cell>
          <table:table-cell office:value-type="float" office:value="7.0676" calcext:value-type="float">
            <text:p>7,0676</text:p>
          </table:table-cell>
          <table:table-cell table:formula="of:=[.G245]+1" office:value-type="float" office:value="913" calcext:value-type="float">
            <text:p>913</text:p>
          </table:table-cell>
          <table:table-cell office:value-type="float" office:value="911.999" calcext:value-type="float">
            <text:p>911,999</text:p>
          </table:table-cell>
          <table:table-cell office:value-type="float" office:value="6.9001" calcext:value-type="float">
            <text:p>6,9001</text:p>
          </table:table-cell>
        </table:table-row>
        <table:table-row table:style-name="ro1">
          <table:table-cell table:formula="of:=[.A198]+1" office:value-type="float" office:value="770" calcext:value-type="float">
            <text:p>770</text:p>
          </table:table-cell>
          <table:table-cell office:value-type="float" office:value="768.999" calcext:value-type="float">
            <text:p>768,999</text:p>
          </table:table-cell>
          <table:table-cell office:value-type="float" office:value="7.5108" calcext:value-type="float">
            <text:p>7,5108</text:p>
          </table:table-cell>
          <table:table-cell table:formula="of:=[.D198]+1" office:value-type="float" office:value="818" calcext:value-type="float">
            <text:p>818</text:p>
          </table:table-cell>
          <table:table-cell office:value-type="float" office:value="816.999" calcext:value-type="float">
            <text:p>816,999</text:p>
          </table:table-cell>
          <table:table-cell office:value-type="float" office:value="7.2482" calcext:value-type="float">
            <text:p>7,2482</text:p>
          </table:table-cell>
          <table:table-cell table:formula="of:=[.G198]+1" office:value-type="float" office:value="866" calcext:value-type="float">
            <text:p>866</text:p>
          </table:table-cell>
          <table:table-cell office:value-type="float" office:value="864.999" calcext:value-type="float">
            <text:p>864,999</text:p>
          </table:table-cell>
          <table:table-cell office:value-type="float" office:value="7.0182" calcext:value-type="float">
            <text:p>7,0182</text:p>
          </table:table-cell>
          <table:table-cell table:formula="of:=[.J198]+1" office:value-type="float" office:value="914" calcext:value-type="float">
            <text:p>914</text:p>
          </table:table-cell>
          <table:table-cell office:value-type="float" office:value="912.999" calcext:value-type="float">
            <text:p>912,999</text:p>
          </table:table-cell>
          <table:table-cell office:value-type="float" office:value="6.8319" calcext:value-type="float">
            <text:p>6,8319</text:p>
          </table:table-cell>
        </table:table-row>
        <table:table-row table:style-name="ro1">
          <table:table-cell table:formula="of:=[.A199]+1" office:value-type="float" office:value="771" calcext:value-type="float">
            <text:p>771</text:p>
          </table:table-cell>
          <table:table-cell office:value-type="float" office:value="769.999" calcext:value-type="float">
            <text:p>769,999</text:p>
          </table:table-cell>
          <table:table-cell office:value-type="float" office:value="7.568" calcext:value-type="float">
            <text:p>7,568</text:p>
          </table:table-cell>
          <table:table-cell table:formula="of:=[.D199]+1" office:value-type="float" office:value="819" calcext:value-type="float">
            <text:p>819</text:p>
          </table:table-cell>
          <table:table-cell office:value-type="float" office:value="817.999" calcext:value-type="float">
            <text:p>817,999</text:p>
          </table:table-cell>
          <table:table-cell office:value-type="float" office:value="7.2564" calcext:value-type="float">
            <text:p>7,2564</text:p>
          </table:table-cell>
          <table:table-cell table:formula="of:=[.G199]+1" office:value-type="float" office:value="867" calcext:value-type="float">
            <text:p>867</text:p>
          </table:table-cell>
          <table:table-cell office:value-type="float" office:value="865.999" calcext:value-type="float">
            <text:p>865,999</text:p>
          </table:table-cell>
          <table:table-cell office:value-type="float" office:value="7.0264" calcext:value-type="float">
            <text:p>7,0264</text:p>
          </table:table-cell>
          <table:table-cell table:formula="of:=[.J199]+1" office:value-type="float" office:value="915" calcext:value-type="float">
            <text:p>915</text:p>
          </table:table-cell>
          <table:table-cell office:value-type="float" office:value="913.999" calcext:value-type="float">
            <text:p>913,999</text:p>
          </table:table-cell>
          <table:table-cell office:value-type="float" office:value="6.8191" calcext:value-type="float">
            <text:p>6,8191</text:p>
          </table:table-cell>
        </table:table-row>
        <table:table-row table:style-name="ro1">
          <table:table-cell table:formula="of:=[.A200]+1" office:value-type="float" office:value="772" calcext:value-type="float">
            <text:p>772</text:p>
          </table:table-cell>
          <table:table-cell office:value-type="float" office:value="770.999" calcext:value-type="float">
            <text:p>770,999</text:p>
          </table:table-cell>
          <table:table-cell office:value-type="float" office:value="7.5543" calcext:value-type="float">
            <text:p>7,5543</text:p>
          </table:table-cell>
          <table:table-cell table:formula="of:=[.D200]+1" office:value-type="float" office:value="820" calcext:value-type="float">
            <text:p>820</text:p>
          </table:table-cell>
          <table:table-cell office:value-type="float" office:value="818.999" calcext:value-type="float">
            <text:p>818,999</text:p>
          </table:table-cell>
          <table:table-cell office:value-type="float" office:value="7.301" calcext:value-type="float">
            <text:p>7,301</text:p>
          </table:table-cell>
          <table:table-cell table:formula="of:=[.G200]+1" office:value-type="float" office:value="868" calcext:value-type="float">
            <text:p>868</text:p>
          </table:table-cell>
          <table:table-cell office:value-type="float" office:value="866.999" calcext:value-type="float">
            <text:p>866,999</text:p>
          </table:table-cell>
          <table:table-cell office:value-type="float" office:value="7.0028" calcext:value-type="float">
            <text:p>7,0028</text:p>
          </table:table-cell>
          <table:table-cell table:formula="of:=[.J200]+1" office:value-type="float" office:value="916" calcext:value-type="float">
            <text:p>916</text:p>
          </table:table-cell>
          <table:table-cell office:value-type="float" office:value="914.999" calcext:value-type="float">
            <text:p>914,999</text:p>
          </table:table-cell>
          <table:table-cell office:value-type="float" office:value="6.825" calcext:value-type="float">
            <text:p>6,825</text:p>
          </table:table-cell>
        </table:table-row>
        <table:table-row table:style-name="ro1">
          <table:table-cell table:formula="of:=[.A201]+1" office:value-type="float" office:value="773" calcext:value-type="float">
            <text:p>773</text:p>
          </table:table-cell>
          <table:table-cell office:value-type="float" office:value="771.999" calcext:value-type="float">
            <text:p>771,999</text:p>
          </table:table-cell>
          <table:table-cell office:value-type="float" office:value="7.5095" calcext:value-type="float">
            <text:p>7,5095</text:p>
          </table:table-cell>
          <table:table-cell table:formula="of:=[.D201]+1" office:value-type="float" office:value="821" calcext:value-type="float">
            <text:p>821</text:p>
          </table:table-cell>
          <table:table-cell office:value-type="float" office:value="819.999" calcext:value-type="float">
            <text:p>819,999</text:p>
          </table:table-cell>
          <table:table-cell office:value-type="float" office:value="7.2903" calcext:value-type="float">
            <text:p>7,2903</text:p>
          </table:table-cell>
          <table:table-cell table:formula="of:=[.G201]+1" office:value-type="float" office:value="869" calcext:value-type="float">
            <text:p>869</text:p>
          </table:table-cell>
          <table:table-cell office:value-type="float" office:value="867.999" calcext:value-type="float">
            <text:p>867,999</text:p>
          </table:table-cell>
          <table:table-cell office:value-type="float" office:value="7.0159" calcext:value-type="float">
            <text:p>7,0159</text:p>
          </table:table-cell>
          <table:table-cell table:formula="of:=[.J201]+1" office:value-type="float" office:value="917" calcext:value-type="float">
            <text:p>917</text:p>
          </table:table-cell>
          <table:table-cell office:value-type="float" office:value="915.999" calcext:value-type="float">
            <text:p>915,999</text:p>
          </table:table-cell>
          <table:table-cell office:value-type="float" office:value="6.8151" calcext:value-type="float">
            <text:p>6,8151</text:p>
          </table:table-cell>
        </table:table-row>
        <table:table-row table:style-name="ro1">
          <table:table-cell table:formula="of:=[.A202]+1" office:value-type="float" office:value="774" calcext:value-type="float">
            <text:p>774</text:p>
          </table:table-cell>
          <table:table-cell office:value-type="float" office:value="772.999" calcext:value-type="float">
            <text:p>772,999</text:p>
          </table:table-cell>
          <table:table-cell office:value-type="float" office:value="7.4444" calcext:value-type="float">
            <text:p>7,4444</text:p>
          </table:table-cell>
          <table:table-cell table:formula="of:=[.D202]+1" office:value-type="float" office:value="822" calcext:value-type="float">
            <text:p>822</text:p>
          </table:table-cell>
          <table:table-cell office:value-type="float" office:value="820.999" calcext:value-type="float">
            <text:p>820,999</text:p>
          </table:table-cell>
          <table:table-cell office:value-type="float" office:value="7.2257" calcext:value-type="float">
            <text:p>7,2257</text:p>
          </table:table-cell>
          <table:table-cell table:formula="of:=[.G202]+1" office:value-type="float" office:value="870" calcext:value-type="float">
            <text:p>870</text:p>
          </table:table-cell>
          <table:table-cell office:value-type="float" office:value="868.999" calcext:value-type="float">
            <text:p>868,999</text:p>
          </table:table-cell>
          <table:table-cell office:value-type="float" office:value="6.9846" calcext:value-type="float">
            <text:p>6,9846</text:p>
          </table:table-cell>
          <table:table-cell table:formula="of:=[.J202]+1" office:value-type="float" office:value="918" calcext:value-type="float">
            <text:p>918</text:p>
          </table:table-cell>
          <table:table-cell office:value-type="float" office:value="916.999" calcext:value-type="float">
            <text:p>916,999</text:p>
          </table:table-cell>
          <table:table-cell office:value-type="float" office:value="6.8337" calcext:value-type="float">
            <text:p>6,8337</text:p>
          </table:table-cell>
        </table:table-row>
        <table:table-row table:style-name="ro1">
          <table:table-cell table:formula="of:=[.A203]+1" office:value-type="float" office:value="775" calcext:value-type="float">
            <text:p>775</text:p>
          </table:table-cell>
          <table:table-cell office:value-type="float" office:value="774.001" calcext:value-type="float">
            <text:p>774,001</text:p>
          </table:table-cell>
          <table:table-cell office:value-type="float" office:value="7.4267" calcext:value-type="float">
            <text:p>7,4267</text:p>
          </table:table-cell>
          <table:table-cell table:formula="of:=[.D203]+1" office:value-type="float" office:value="823" calcext:value-type="float">
            <text:p>823</text:p>
          </table:table-cell>
          <table:table-cell office:value-type="float" office:value="821.999" calcext:value-type="float">
            <text:p>821,999</text:p>
          </table:table-cell>
          <table:table-cell office:value-type="float" office:value="7.1634" calcext:value-type="float">
            <text:p>7,1634</text:p>
          </table:table-cell>
          <table:table-cell table:formula="of:=[.G203]+1" office:value-type="float" office:value="871" calcext:value-type="float">
            <text:p>871</text:p>
          </table:table-cell>
          <table:table-cell office:value-type="float" office:value="869.999" calcext:value-type="float">
            <text:p>869,999</text:p>
          </table:table-cell>
          <table:table-cell office:value-type="float" office:value="7.0159" calcext:value-type="float">
            <text:p>7,0159</text:p>
          </table:table-cell>
          <table:table-cell table:formula="of:=[.J203]+1" office:value-type="float" office:value="919" calcext:value-type="float">
            <text:p>919</text:p>
          </table:table-cell>
          <table:table-cell office:value-type="float" office:value="917.999" calcext:value-type="float">
            <text:p>917,999</text:p>
          </table:table-cell>
          <table:table-cell office:value-type="float" office:value="6.8222" calcext:value-type="float">
            <text:p>6,8222</text:p>
          </table:table-cell>
        </table:table-row>
        <table:table-row table:style-name="ro1">
          <table:table-cell table:formula="of:=[.A204]+1" office:value-type="float" office:value="776" calcext:value-type="float">
            <text:p>776</text:p>
          </table:table-cell>
          <table:table-cell office:value-type="float" office:value="774.999" calcext:value-type="float">
            <text:p>774,999</text:p>
          </table:table-cell>
          <table:table-cell office:value-type="float" office:value="7.433" calcext:value-type="float">
            <text:p>7,433</text:p>
          </table:table-cell>
          <table:table-cell table:formula="of:=[.D204]+1" office:value-type="float" office:value="824" calcext:value-type="float">
            <text:p>824</text:p>
          </table:table-cell>
          <table:table-cell office:value-type="float" office:value="822.999" calcext:value-type="float">
            <text:p>822,999</text:p>
          </table:table-cell>
          <table:table-cell office:value-type="float" office:value="7.1324" calcext:value-type="float">
            <text:p>7,1324</text:p>
          </table:table-cell>
          <table:table-cell table:formula="of:=[.G204]+1" office:value-type="float" office:value="872" calcext:value-type="float">
            <text:p>872</text:p>
          </table:table-cell>
          <table:table-cell office:value-type="float" office:value="870.999" calcext:value-type="float">
            <text:p>870,999</text:p>
          </table:table-cell>
          <table:table-cell office:value-type="float" office:value="7.0199" calcext:value-type="float">
            <text:p>7,0199</text:p>
          </table:table-cell>
          <table:table-cell table:formula="of:=[.J204]+1" office:value-type="float" office:value="920" calcext:value-type="float">
            <text:p>920</text:p>
          </table:table-cell>
          <table:table-cell office:value-type="float" office:value="918.999" calcext:value-type="float">
            <text:p>918,999</text:p>
          </table:table-cell>
          <table:table-cell office:value-type="float" office:value="6.7866" calcext:value-type="float">
            <text:p>6,7866</text:p>
          </table:table-cell>
        </table:table-row>
        <table:table-row table:style-name="ro1">
          <table:table-cell table:formula="of:=[.A205]+1" office:value-type="float" office:value="777" calcext:value-type="float">
            <text:p>777</text:p>
          </table:table-cell>
          <table:table-cell office:value-type="float" office:value="775.999" calcext:value-type="float">
            <text:p>775,999</text:p>
          </table:table-cell>
          <table:table-cell office:value-type="float" office:value="7.4713" calcext:value-type="float">
            <text:p>7,4713</text:p>
          </table:table-cell>
          <table:table-cell table:formula="of:=[.D205]+1" office:value-type="float" office:value="825" calcext:value-type="float">
            <text:p>825</text:p>
          </table:table-cell>
          <table:table-cell office:value-type="float" office:value="823.999" calcext:value-type="float">
            <text:p>823,999</text:p>
          </table:table-cell>
          <table:table-cell office:value-type="float" office:value="7.1165" calcext:value-type="float">
            <text:p>7,1165</text:p>
          </table:table-cell>
          <table:table-cell table:formula="of:=[.G205]+1" office:value-type="float" office:value="873" calcext:value-type="float">
            <text:p>873</text:p>
          </table:table-cell>
          <table:table-cell office:value-type="float" office:value="871.999" calcext:value-type="float">
            <text:p>871,999</text:p>
          </table:table-cell>
          <table:table-cell office:value-type="float" office:value="6.9794" calcext:value-type="float">
            <text:p>6,9794</text:p>
          </table:table-cell>
          <table:table-cell table:formula="of:=[.J205]+1" office:value-type="float" office:value="921" calcext:value-type="float">
            <text:p>921</text:p>
          </table:table-cell>
          <table:table-cell office:value-type="float" office:value="919.999" calcext:value-type="float">
            <text:p>919,999</text:p>
          </table:table-cell>
          <table:table-cell office:value-type="float" office:value="6.7837" calcext:value-type="float">
            <text:p>6,7837</text:p>
          </table:table-cell>
        </table:table-row>
        <table:table-row table:style-name="ro1">
          <table:table-cell table:formula="of:=[.A206]+1" office:value-type="float" office:value="778" calcext:value-type="float">
            <text:p>778</text:p>
          </table:table-cell>
          <table:table-cell office:value-type="float" office:value="776.999" calcext:value-type="float">
            <text:p>776,999</text:p>
          </table:table-cell>
          <table:table-cell office:value-type="float" office:value="7.5015" calcext:value-type="float">
            <text:p>7,5015</text:p>
          </table:table-cell>
          <table:table-cell table:formula="of:=[.D206]+1" office:value-type="float" office:value="826" calcext:value-type="float">
            <text:p>826</text:p>
          </table:table-cell>
          <table:table-cell office:value-type="float" office:value="824.999" calcext:value-type="float">
            <text:p>824,999</text:p>
          </table:table-cell>
          <table:table-cell office:value-type="float" office:value="7.1398" calcext:value-type="float">
            <text:p>7,1398</text:p>
          </table:table-cell>
          <table:table-cell table:formula="of:=[.G206]+1" office:value-type="float" office:value="874" calcext:value-type="float">
            <text:p>874</text:p>
          </table:table-cell>
          <table:table-cell office:value-type="float" office:value="872.999" calcext:value-type="float">
            <text:p>872,999</text:p>
          </table:table-cell>
          <table:table-cell office:value-type="float" office:value="7.0816" calcext:value-type="float">
            <text:p>7,0816</text:p>
          </table:table-cell>
          <table:table-cell table:formula="of:=[.J206]+1" office:value-type="float" office:value="922" calcext:value-type="float">
            <text:p>922</text:p>
          </table:table-cell>
          <table:table-cell office:value-type="float" office:value="920.999" calcext:value-type="float">
            <text:p>920,999</text:p>
          </table:table-cell>
          <table:table-cell office:value-type="float" office:value="6.8234" calcext:value-type="float">
            <text:p>6,8234</text:p>
          </table:table-cell>
        </table:table-row>
        <table:table-row table:style-name="ro1">
          <table:table-cell table:formula="of:=[.A207]+1" office:value-type="float" office:value="779" calcext:value-type="float">
            <text:p>779</text:p>
          </table:table-cell>
          <table:table-cell office:value-type="float" office:value="777.999" calcext:value-type="float">
            <text:p>777,999</text:p>
          </table:table-cell>
          <table:table-cell office:value-type="float" office:value="7.5144" calcext:value-type="float">
            <text:p>7,5144</text:p>
          </table:table-cell>
          <table:table-cell table:formula="of:=[.D207]+1" office:value-type="float" office:value="827" calcext:value-type="float">
            <text:p>827</text:p>
          </table:table-cell>
          <table:table-cell office:value-type="float" office:value="825.999" calcext:value-type="float">
            <text:p>825,999</text:p>
          </table:table-cell>
          <table:table-cell office:value-type="float" office:value="7.1267" calcext:value-type="float">
            <text:p>7,1267</text:p>
          </table:table-cell>
          <table:table-cell table:formula="of:=[.G207]+1" office:value-type="float" office:value="875" calcext:value-type="float">
            <text:p>875</text:p>
          </table:table-cell>
          <table:table-cell office:value-type="float" office:value="873.999" calcext:value-type="float">
            <text:p>873,999</text:p>
          </table:table-cell>
          <table:table-cell office:value-type="float" office:value="7.1015" calcext:value-type="float">
            <text:p>7,1015</text:p>
          </table:table-cell>
          <table:table-cell table:formula="of:=[.J207]+1" office:value-type="float" office:value="923" calcext:value-type="float">
            <text:p>923</text:p>
          </table:table-cell>
          <table:table-cell office:value-type="float" office:value="921.999" calcext:value-type="float">
            <text:p>921,999</text:p>
          </table:table-cell>
          <table:table-cell office:value-type="float" office:value="6.7918" calcext:value-type="float">
            <text:p>6,7918</text:p>
          </table:table-cell>
        </table:table-row>
        <table:table-row table:style-name="ro1">
          <table:table-cell table:formula="of:=[.A208]+1" office:value-type="float" office:value="780" calcext:value-type="float">
            <text:p>780</text:p>
          </table:table-cell>
          <table:table-cell office:value-type="float" office:value="778.999" calcext:value-type="float">
            <text:p>778,999</text:p>
          </table:table-cell>
          <table:table-cell office:value-type="float" office:value="7.4865" calcext:value-type="float">
            <text:p>7,4865</text:p>
          </table:table-cell>
          <table:table-cell table:formula="of:=[.D208]+1" office:value-type="float" office:value="828" calcext:value-type="float">
            <text:p>828</text:p>
          </table:table-cell>
          <table:table-cell office:value-type="float" office:value="826.999" calcext:value-type="float">
            <text:p>826,999</text:p>
          </table:table-cell>
          <table:table-cell office:value-type="float" office:value="7.1511" calcext:value-type="float">
            <text:p>7,1511</text:p>
          </table:table-cell>
          <table:table-cell table:formula="of:=[.G208]+1" office:value-type="float" office:value="876" calcext:value-type="float">
            <text:p>876</text:p>
          </table:table-cell>
          <table:table-cell office:value-type="float" office:value="874.999" calcext:value-type="float">
            <text:p>874,999</text:p>
          </table:table-cell>
          <table:table-cell office:value-type="float" office:value="7.0377" calcext:value-type="float">
            <text:p>7,0377</text:p>
          </table:table-cell>
          <table:table-cell table:formula="of:=[.J208]+1" office:value-type="float" office:value="924" calcext:value-type="float">
            <text:p>924</text:p>
          </table:table-cell>
          <table:table-cell office:value-type="float" office:value="922.999" calcext:value-type="float">
            <text:p>922,999</text:p>
          </table:table-cell>
          <table:table-cell office:value-type="float" office:value="6.7678" calcext:value-type="float">
            <text:p>6,7678</text:p>
          </table:table-cell>
        </table:table-row>
        <table:table-row table:style-name="ro1">
          <table:table-cell table:formula="of:=[.A209]+1" office:value-type="float" office:value="781" calcext:value-type="float">
            <text:p>781</text:p>
          </table:table-cell>
          <table:table-cell office:value-type="float" office:value="779.999" calcext:value-type="float">
            <text:p>779,999</text:p>
          </table:table-cell>
          <table:table-cell office:value-type="float" office:value="7.4698" calcext:value-type="float">
            <text:p>7,4698</text:p>
          </table:table-cell>
          <table:table-cell table:formula="of:=[.D209]+1" office:value-type="float" office:value="829" calcext:value-type="float">
            <text:p>829</text:p>
          </table:table-cell>
          <table:table-cell office:value-type="float" office:value="827.999" calcext:value-type="float">
            <text:p>827,999</text:p>
          </table:table-cell>
          <table:table-cell office:value-type="float" office:value="7.1236" calcext:value-type="float">
            <text:p>7,1236</text:p>
          </table:table-cell>
          <table:table-cell table:formula="of:=[.G209]+1" office:value-type="float" office:value="877" calcext:value-type="float">
            <text:p>877</text:p>
          </table:table-cell>
          <table:table-cell office:value-type="float" office:value="875.999" calcext:value-type="float">
            <text:p>875,999</text:p>
          </table:table-cell>
          <table:table-cell office:value-type="float" office:value="7.0121" calcext:value-type="float">
            <text:p>7,0121</text:p>
          </table:table-cell>
          <table:table-cell table:formula="of:=[.J209]+1" office:value-type="float" office:value="925" calcext:value-type="float">
            <text:p>925</text:p>
          </table:table-cell>
          <table:table-cell office:value-type="float" office:value="923.999" calcext:value-type="float">
            <text:p>923,999</text:p>
          </table:table-cell>
          <table:table-cell office:value-type="float" office:value="6.8013" calcext:value-type="float">
            <text:p>6,8013</text:p>
          </table:table-cell>
        </table:table-row>
        <table:table-row table:style-name="ro1">
          <table:table-cell table:formula="of:=[.A210]+1" office:value-type="float" office:value="782" calcext:value-type="float">
            <text:p>782</text:p>
          </table:table-cell>
          <table:table-cell office:value-type="float" office:value="780.999" calcext:value-type="float">
            <text:p>780,999</text:p>
          </table:table-cell>
          <table:table-cell office:value-type="float" office:value="7.4405" calcext:value-type="float">
            <text:p>7,4405</text:p>
          </table:table-cell>
          <table:table-cell table:formula="of:=[.D210]+1" office:value-type="float" office:value="830" calcext:value-type="float">
            <text:p>830</text:p>
          </table:table-cell>
          <table:table-cell office:value-type="float" office:value="828.999" calcext:value-type="float">
            <text:p>828,999</text:p>
          </table:table-cell>
          <table:table-cell office:value-type="float" office:value="7.0843" calcext:value-type="float">
            <text:p>7,0843</text:p>
          </table:table-cell>
          <table:table-cell table:formula="of:=[.G210]+1" office:value-type="float" office:value="878" calcext:value-type="float">
            <text:p>878</text:p>
          </table:table-cell>
          <table:table-cell office:value-type="float" office:value="876.999" calcext:value-type="float">
            <text:p>876,999</text:p>
          </table:table-cell>
          <table:table-cell office:value-type="float" office:value="7.0218" calcext:value-type="float">
            <text:p>7,0218</text:p>
          </table:table-cell>
          <table:table-cell table:formula="of:=[.J210]+1" office:value-type="float" office:value="926" calcext:value-type="float">
            <text:p>926</text:p>
          </table:table-cell>
          <table:table-cell office:value-type="float" office:value="924.999" calcext:value-type="float">
            <text:p>924,999</text:p>
          </table:table-cell>
          <table:table-cell office:value-type="float" office:value="6.7281" calcext:value-type="float">
            <text:p>6,7281</text:p>
          </table:table-cell>
        </table:table-row>
        <table:table-row table:style-name="ro1">
          <table:table-cell table:formula="of:=[.A211]+1" office:value-type="float" office:value="783" calcext:value-type="float">
            <text:p>783</text:p>
          </table:table-cell>
          <table:table-cell office:value-type="float" office:value="781.999" calcext:value-type="float">
            <text:p>781,999</text:p>
          </table:table-cell>
          <table:table-cell office:value-type="float" office:value="7.4499" calcext:value-type="float">
            <text:p>7,4499</text:p>
          </table:table-cell>
          <table:table-cell table:formula="of:=[.D211]+1" office:value-type="float" office:value="831" calcext:value-type="float">
            <text:p>831</text:p>
          </table:table-cell>
          <table:table-cell office:value-type="float" office:value="829.999" calcext:value-type="float">
            <text:p>829,999</text:p>
          </table:table-cell>
          <table:table-cell office:value-type="float" office:value="7.0782" calcext:value-type="float">
            <text:p>7,0782</text:p>
          </table:table-cell>
          <table:table-cell table:formula="of:=[.G211]+1" office:value-type="float" office:value="879" calcext:value-type="float">
            <text:p>879</text:p>
          </table:table-cell>
          <table:table-cell office:value-type="float" office:value="877.999" calcext:value-type="float">
            <text:p>877,999</text:p>
          </table:table-cell>
          <table:table-cell office:value-type="float" office:value="7.0159" calcext:value-type="float">
            <text:p>7,0159</text:p>
          </table:table-cell>
          <table:table-cell table:formula="of:=[.J211]+1" office:value-type="float" office:value="927" calcext:value-type="float">
            <text:p>927</text:p>
          </table:table-cell>
          <table:table-cell office:value-type="float" office:value="925.999" calcext:value-type="float">
            <text:p>925,999</text:p>
          </table:table-cell>
          <table:table-cell office:value-type="float" office:value="6.6919" calcext:value-type="float">
            <text:p>6,6919</text:p>
          </table:table-cell>
        </table:table-row>
        <table:table-row table:style-name="ro1">
          <table:table-cell table:formula="of:=[.A212]+1" office:value-type="float" office:value="784" calcext:value-type="float">
            <text:p>784</text:p>
          </table:table-cell>
          <table:table-cell office:value-type="float" office:value="782.999" calcext:value-type="float">
            <text:p>782,999</text:p>
          </table:table-cell>
          <table:table-cell office:value-type="float" office:value="7.4187" calcext:value-type="float">
            <text:p>7,4187</text:p>
          </table:table-cell>
          <table:table-cell table:formula="of:=[.D212]+1" office:value-type="float" office:value="832" calcext:value-type="float">
            <text:p>832</text:p>
          </table:table-cell>
          <table:table-cell office:value-type="float" office:value="830.999" calcext:value-type="float">
            <text:p>830,999</text:p>
          </table:table-cell>
          <table:table-cell office:value-type="float" office:value="7.084" calcext:value-type="float">
            <text:p>7,084</text:p>
          </table:table-cell>
          <table:table-cell table:formula="of:=[.G212]+1" office:value-type="float" office:value="880" calcext:value-type="float">
            <text:p>880</text:p>
          </table:table-cell>
          <table:table-cell office:value-type="float" office:value="878.999" calcext:value-type="float">
            <text:p>878,999</text:p>
          </table:table-cell>
          <table:table-cell office:value-type="float" office:value="6.989" calcext:value-type="float">
            <text:p>6,989</text:p>
          </table:table-cell>
          <table:table-cell table:formula="of:=[.J212]+1" office:value-type="float" office:value="928" calcext:value-type="float">
            <text:p>928</text:p>
          </table:table-cell>
          <table:table-cell office:value-type="float" office:value="926.999" calcext:value-type="float">
            <text:p>926,999</text:p>
          </table:table-cell>
          <table:table-cell office:value-type="float" office:value="6.7067" calcext:value-type="float">
            <text:p>6,7067</text:p>
          </table:table-cell>
        </table:table-row>
        <table:table-row table:style-name="ro1">
          <table:table-cell table:formula="of:=[.A213]+1" office:value-type="float" office:value="785" calcext:value-type="float">
            <text:p>785</text:p>
          </table:table-cell>
          <table:table-cell office:value-type="float" office:value="783.999" calcext:value-type="float">
            <text:p>783,999</text:p>
          </table:table-cell>
          <table:table-cell office:value-type="float" office:value="7.3658" calcext:value-type="float">
            <text:p>7,3658</text:p>
          </table:table-cell>
          <table:table-cell table:formula="of:=[.D213]+1" office:value-type="float" office:value="833" calcext:value-type="float">
            <text:p>833</text:p>
          </table:table-cell>
          <table:table-cell office:value-type="float" office:value="831.999" calcext:value-type="float">
            <text:p>831,999</text:p>
          </table:table-cell>
          <table:table-cell office:value-type="float" office:value="7.1122" calcext:value-type="float">
            <text:p>7,1122</text:p>
          </table:table-cell>
          <table:table-cell table:formula="of:=[.G213]+1" office:value-type="float" office:value="881" calcext:value-type="float">
            <text:p>881</text:p>
          </table:table-cell>
          <table:table-cell office:value-type="float" office:value="879.999" calcext:value-type="float">
            <text:p>879,999</text:p>
          </table:table-cell>
          <table:table-cell office:value-type="float" office:value="6.9644" calcext:value-type="float">
            <text:p>6,9644</text:p>
          </table:table-cell>
          <table:table-cell table:formula="of:=[.J213]+1" office:value-type="float" office:value="929" calcext:value-type="float">
            <text:p>929</text:p>
          </table:table-cell>
          <table:table-cell office:value-type="float" office:value="927.999" calcext:value-type="float">
            <text:p>927,999</text:p>
          </table:table-cell>
          <table:table-cell office:value-type="float" office:value="6.7275" calcext:value-type="float">
            <text:p>6,7275</text:p>
          </table:table-cell>
        </table:table-row>
        <table:table-row table:style-name="ro1">
          <table:table-cell table:formula="of:=[.A214]+1" office:value-type="float" office:value="786" calcext:value-type="float">
            <text:p>786</text:p>
          </table:table-cell>
          <table:table-cell office:value-type="float" office:value="784.999" calcext:value-type="float">
            <text:p>784,999</text:p>
          </table:table-cell>
          <table:table-cell office:value-type="float" office:value="7.3663" calcext:value-type="float">
            <text:p>7,3663</text:p>
          </table:table-cell>
          <table:table-cell table:formula="of:=[.D214]+1" office:value-type="float" office:value="834" calcext:value-type="float">
            <text:p>834</text:p>
          </table:table-cell>
          <table:table-cell office:value-type="float" office:value="832.999" calcext:value-type="float">
            <text:p>832,999</text:p>
          </table:table-cell>
          <table:table-cell office:value-type="float" office:value="7.1065" calcext:value-type="float">
            <text:p>7,1065</text:p>
          </table:table-cell>
          <table:table-cell table:formula="of:=[.G214]+1" office:value-type="float" office:value="882" calcext:value-type="float">
            <text:p>882</text:p>
          </table:table-cell>
          <table:table-cell office:value-type="float" office:value="880.999" calcext:value-type="float">
            <text:p>880,999</text:p>
          </table:table-cell>
          <table:table-cell office:value-type="float" office:value="6.9271" calcext:value-type="float">
            <text:p>6,9271</text:p>
          </table:table-cell>
          <table:table-cell table:formula="of:=[.J214]+1" office:value-type="float" office:value="930" calcext:value-type="float">
            <text:p>930</text:p>
          </table:table-cell>
          <table:table-cell office:value-type="float" office:value="928.999" calcext:value-type="float">
            <text:p>928,999</text:p>
          </table:table-cell>
          <table:table-cell office:value-type="float" office:value="6.7535" calcext:value-type="float">
            <text:p>6,7535</text:p>
          </table:table-cell>
        </table:table-row>
        <table:table-row table:style-name="ro1">
          <table:table-cell table:formula="of:=[.A215]+1" office:value-type="float" office:value="787" calcext:value-type="float">
            <text:p>787</text:p>
          </table:table-cell>
          <table:table-cell office:value-type="float" office:value="785.999" calcext:value-type="float">
            <text:p>785,999</text:p>
          </table:table-cell>
          <table:table-cell office:value-type="float" office:value="7.3616" calcext:value-type="float">
            <text:p>7,3616</text:p>
          </table:table-cell>
          <table:table-cell table:formula="of:=[.D215]+1" office:value-type="float" office:value="835" calcext:value-type="float">
            <text:p>835</text:p>
          </table:table-cell>
          <table:table-cell office:value-type="float" office:value="833.999" calcext:value-type="float">
            <text:p>833,999</text:p>
          </table:table-cell>
          <table:table-cell office:value-type="float" office:value="7.215" calcext:value-type="float">
            <text:p>7,215</text:p>
          </table:table-cell>
          <table:table-cell table:formula="of:=[.G215]+1" office:value-type="float" office:value="883" calcext:value-type="float">
            <text:p>883</text:p>
          </table:table-cell>
          <table:table-cell office:value-type="float" office:value="881.999" calcext:value-type="float">
            <text:p>881,999</text:p>
          </table:table-cell>
          <table:table-cell office:value-type="float" office:value="6.9381" calcext:value-type="float">
            <text:p>6,9381</text:p>
          </table:table-cell>
          <table:table-cell table:formula="of:=[.J215]+1" office:value-type="float" office:value="931" calcext:value-type="float">
            <text:p>931</text:p>
          </table:table-cell>
          <table:table-cell office:value-type="float" office:value="929.999" calcext:value-type="float">
            <text:p>929,999</text:p>
          </table:table-cell>
          <table:table-cell office:value-type="float" office:value="6.77" calcext:value-type="float">
            <text:p>6,77</text:p>
          </table:table-cell>
        </table:table-row>
        <table:table-row table:style-name="ro1">
          <table:table-cell table:formula="of:=[.A216]+1" office:value-type="float" office:value="788" calcext:value-type="float">
            <text:p>788</text:p>
          </table:table-cell>
          <table:table-cell office:value-type="float" office:value="786.999" calcext:value-type="float">
            <text:p>786,999</text:p>
          </table:table-cell>
          <table:table-cell office:value-type="float" office:value="7.3349" calcext:value-type="float">
            <text:p>7,3349</text:p>
          </table:table-cell>
          <table:table-cell table:formula="of:=[.D216]+1" office:value-type="float" office:value="836" calcext:value-type="float">
            <text:p>836</text:p>
          </table:table-cell>
          <table:table-cell office:value-type="float" office:value="834.999" calcext:value-type="float">
            <text:p>834,999</text:p>
          </table:table-cell>
          <table:table-cell office:value-type="float" office:value="7.2002" calcext:value-type="float">
            <text:p>7,2002</text:p>
          </table:table-cell>
          <table:table-cell table:formula="of:=[.G216]+1" office:value-type="float" office:value="884" calcext:value-type="float">
            <text:p>884</text:p>
          </table:table-cell>
          <table:table-cell office:value-type="float" office:value="882.999" calcext:value-type="float">
            <text:p>882,999</text:p>
          </table:table-cell>
          <table:table-cell office:value-type="float" office:value="6.9292" calcext:value-type="float">
            <text:p>6,9292</text:p>
          </table:table-cell>
          <table:table-cell table:formula="of:=[.J216]+1" office:value-type="float" office:value="932" calcext:value-type="float">
            <text:p>932</text:p>
          </table:table-cell>
          <table:table-cell office:value-type="float" office:value="930.999" calcext:value-type="float">
            <text:p>930,999</text:p>
          </table:table-cell>
          <table:table-cell office:value-type="float" office:value="6.7144" calcext:value-type="float">
            <text:p>6,7144</text:p>
          </table:table-cell>
        </table:table-row>
        <table:table-row table:style-name="ro1">
          <table:table-cell table:formula="of:=[.A217]+1" office:value-type="float" office:value="789" calcext:value-type="float">
            <text:p>789</text:p>
          </table:table-cell>
          <table:table-cell office:value-type="float" office:value="787.999" calcext:value-type="float">
            <text:p>787,999</text:p>
          </table:table-cell>
          <table:table-cell office:value-type="float" office:value="7.2806" calcext:value-type="float">
            <text:p>7,2806</text:p>
          </table:table-cell>
          <table:table-cell table:formula="of:=[.D217]+1" office:value-type="float" office:value="837" calcext:value-type="float">
            <text:p>837</text:p>
          </table:table-cell>
          <table:table-cell office:value-type="float" office:value="835.999" calcext:value-type="float">
            <text:p>835,999</text:p>
          </table:table-cell>
          <table:table-cell office:value-type="float" office:value="7.1506" calcext:value-type="float">
            <text:p>7,1506</text:p>
          </table:table-cell>
          <table:table-cell table:formula="of:=[.G217]+1" office:value-type="float" office:value="885" calcext:value-type="float">
            <text:p>885</text:p>
          </table:table-cell>
          <table:table-cell office:value-type="float" office:value="883.999" calcext:value-type="float">
            <text:p>883,999</text:p>
          </table:table-cell>
          <table:table-cell office:value-type="float" office:value="6.9054" calcext:value-type="float">
            <text:p>6,9054</text:p>
          </table:table-cell>
          <table:table-cell table:formula="of:=[.J217]+1" office:value-type="float" office:value="933" calcext:value-type="float">
            <text:p>933</text:p>
          </table:table-cell>
          <table:table-cell office:value-type="float" office:value="931.999" calcext:value-type="float">
            <text:p>931,999</text:p>
          </table:table-cell>
          <table:table-cell office:value-type="float" office:value="6.6838" calcext:value-type="float">
            <text:p>6,6838</text:p>
          </table:table-cell>
        </table:table-row>
        <table:table-row table:style-name="ro1">
          <table:table-cell table:formula="of:=[.A218]+1" office:value-type="float" office:value="790" calcext:value-type="float">
            <text:p>790</text:p>
          </table:table-cell>
          <table:table-cell office:value-type="float" office:value="788.999" calcext:value-type="float">
            <text:p>788,999</text:p>
          </table:table-cell>
          <table:table-cell office:value-type="float" office:value="7.28" calcext:value-type="float">
            <text:p>7,28</text:p>
          </table:table-cell>
          <table:table-cell table:formula="of:=[.D218]+1" office:value-type="float" office:value="838" calcext:value-type="float">
            <text:p>838</text:p>
          </table:table-cell>
          <table:table-cell office:value-type="float" office:value="836.999" calcext:value-type="float">
            <text:p>836,999</text:p>
          </table:table-cell>
          <table:table-cell office:value-type="float" office:value="7.124" calcext:value-type="float">
            <text:p>7,124</text:p>
          </table:table-cell>
          <table:table-cell table:formula="of:=[.G218]+1" office:value-type="float" office:value="886" calcext:value-type="float">
            <text:p>886</text:p>
          </table:table-cell>
          <table:table-cell office:value-type="float" office:value="884.999" calcext:value-type="float">
            <text:p>884,999</text:p>
          </table:table-cell>
          <table:table-cell office:value-type="float" office:value="6.9567" calcext:value-type="float">
            <text:p>6,9567</text:p>
          </table:table-cell>
          <table:table-cell table:formula="of:=[.J218]+1" office:value-type="float" office:value="934" calcext:value-type="float">
            <text:p>934</text:p>
          </table:table-cell>
          <table:table-cell office:value-type="float" office:value="932.999" calcext:value-type="float">
            <text:p>932,999</text:p>
          </table:table-cell>
          <table:table-cell office:value-type="float" office:value="6.7153" calcext:value-type="float">
            <text:p>6,7153</text:p>
          </table:table-cell>
        </table:table-row>
        <table:table-row table:style-name="ro1">
          <table:table-cell table:formula="of:=[.A219]+1" office:value-type="float" office:value="791" calcext:value-type="float">
            <text:p>791</text:p>
          </table:table-cell>
          <table:table-cell office:value-type="float" office:value="789.999" calcext:value-type="float">
            <text:p>789,999</text:p>
          </table:table-cell>
          <table:table-cell office:value-type="float" office:value="7.2725" calcext:value-type="float">
            <text:p>7,2725</text:p>
          </table:table-cell>
          <table:table-cell table:formula="of:=[.D219]+1" office:value-type="float" office:value="839" calcext:value-type="float">
            <text:p>839</text:p>
          </table:table-cell>
          <table:table-cell office:value-type="float" office:value="837.999" calcext:value-type="float">
            <text:p>837,999</text:p>
          </table:table-cell>
          <table:table-cell office:value-type="float" office:value="7.1071" calcext:value-type="float">
            <text:p>7,1071</text:p>
          </table:table-cell>
          <table:table-cell table:formula="of:=[.G219]+1" office:value-type="float" office:value="887" calcext:value-type="float">
            <text:p>887</text:p>
          </table:table-cell>
          <table:table-cell office:value-type="float" office:value="885.999" calcext:value-type="float">
            <text:p>885,999</text:p>
          </table:table-cell>
          <table:table-cell office:value-type="float" office:value="6.9929" calcext:value-type="float">
            <text:p>6,9929</text:p>
          </table:table-cell>
          <table:table-cell table:formula="of:=[.J219]+1" office:value-type="float" office:value="935" calcext:value-type="float">
            <text:p>935</text:p>
          </table:table-cell>
          <table:table-cell office:value-type="float" office:value="933.999" calcext:value-type="float">
            <text:p>933,999</text:p>
          </table:table-cell>
          <table:table-cell office:value-type="float" office:value="6.6627" calcext:value-type="float">
            <text:p>6,6627</text:p>
          </table:table-cell>
        </table:table-row>
        <table:table-row table:style-name="ro1">
          <table:table-cell table:formula="of:=[.A220]+1" office:value-type="float" office:value="792" calcext:value-type="float">
            <text:p>792</text:p>
          </table:table-cell>
          <table:table-cell office:value-type="float" office:value="790.999" calcext:value-type="float">
            <text:p>790,999</text:p>
          </table:table-cell>
          <table:table-cell office:value-type="float" office:value="7.2867" calcext:value-type="float">
            <text:p>7,2867</text:p>
          </table:table-cell>
          <table:table-cell table:formula="of:=[.D220]+1" office:value-type="float" office:value="840" calcext:value-type="float">
            <text:p>840</text:p>
          </table:table-cell>
          <table:table-cell office:value-type="float" office:value="838.999" calcext:value-type="float">
            <text:p>838,999</text:p>
          </table:table-cell>
          <table:table-cell office:value-type="float" office:value="7.109" calcext:value-type="float">
            <text:p>7,109</text:p>
          </table:table-cell>
          <table:table-cell table:formula="of:=[.G220]+1" office:value-type="float" office:value="888" calcext:value-type="float">
            <text:p>888</text:p>
          </table:table-cell>
          <table:table-cell office:value-type="float" office:value="886.999" calcext:value-type="float">
            <text:p>886,999</text:p>
          </table:table-cell>
          <table:table-cell office:value-type="float" office:value="6.9958" calcext:value-type="float">
            <text:p>6,9958</text:p>
          </table:table-cell>
          <table:table-cell table:formula="of:=[.J220]+1" office:value-type="float" office:value="936" calcext:value-type="float">
            <text:p>936</text:p>
          </table:table-cell>
          <table:table-cell office:value-type="float" office:value="934.999" calcext:value-type="float">
            <text:p>934,999</text:p>
          </table:table-cell>
          <table:table-cell office:value-type="float" office:value="6.6134" calcext:value-type="float">
            <text:p>6,6134</text:p>
          </table:table-cell>
        </table:table-row>
        <table:table-row table:style-name="ro1">
          <table:table-cell table:formula="of:=[.A221]+1" office:value-type="float" office:value="793" calcext:value-type="float">
            <text:p>793</text:p>
          </table:table-cell>
          <table:table-cell office:value-type="float" office:value="791.999" calcext:value-type="float">
            <text:p>791,999</text:p>
          </table:table-cell>
          <table:table-cell office:value-type="float" office:value="7.32" calcext:value-type="float">
            <text:p>7,32</text:p>
          </table:table-cell>
          <table:table-cell table:formula="of:=[.D221]+1" office:value-type="float" office:value="841" calcext:value-type="float">
            <text:p>841</text:p>
          </table:table-cell>
          <table:table-cell office:value-type="float" office:value="839.999" calcext:value-type="float">
            <text:p>839,999</text:p>
          </table:table-cell>
          <table:table-cell office:value-type="float" office:value="7.1412" calcext:value-type="float">
            <text:p>7,1412</text:p>
          </table:table-cell>
          <table:table-cell table:formula="of:=[.G221]+1" office:value-type="float" office:value="889" calcext:value-type="float">
            <text:p>889</text:p>
          </table:table-cell>
          <table:table-cell office:value-type="float" office:value="887.999" calcext:value-type="float">
            <text:p>887,999</text:p>
          </table:table-cell>
          <table:table-cell office:value-type="float" office:value="7.0175" calcext:value-type="float">
            <text:p>7,0175</text:p>
          </table:table-cell>
          <table:table-cell table:formula="of:=[.J221]+1" office:value-type="float" office:value="937" calcext:value-type="float">
            <text:p>937</text:p>
          </table:table-cell>
          <table:table-cell office:value-type="float" office:value="935.999" calcext:value-type="float">
            <text:p>935,999</text:p>
          </table:table-cell>
          <table:table-cell office:value-type="float" office:value="6.6375" calcext:value-type="float">
            <text:p>6,6375</text:p>
          </table:table-cell>
        </table:table-row>
        <table:table-row table:style-name="ro1">
          <table:table-cell table:formula="of:=[.A222]+1" office:value-type="float" office:value="794" calcext:value-type="float">
            <text:p>794</text:p>
          </table:table-cell>
          <table:table-cell office:value-type="float" office:value="792.999" calcext:value-type="float">
            <text:p>792,999</text:p>
          </table:table-cell>
          <table:table-cell office:value-type="float" office:value="7.3582" calcext:value-type="float">
            <text:p>7,3582</text:p>
          </table:table-cell>
          <table:table-cell table:formula="of:=[.D222]+1" office:value-type="float" office:value="842" calcext:value-type="float">
            <text:p>842</text:p>
          </table:table-cell>
          <table:table-cell office:value-type="float" office:value="840.999" calcext:value-type="float">
            <text:p>840,999</text:p>
          </table:table-cell>
          <table:table-cell office:value-type="float" office:value="7.1446" calcext:value-type="float">
            <text:p>7,1446</text:p>
          </table:table-cell>
          <table:table-cell table:formula="of:=[.G222]+1" office:value-type="float" office:value="890" calcext:value-type="float">
            <text:p>890</text:p>
          </table:table-cell>
          <table:table-cell office:value-type="float" office:value="888.999" calcext:value-type="float">
            <text:p>888,999</text:p>
          </table:table-cell>
          <table:table-cell office:value-type="float" office:value="7.1001" calcext:value-type="float">
            <text:p>7,1001</text:p>
          </table:table-cell>
          <table:table-cell table:formula="of:=[.J222]+1" office:value-type="float" office:value="938" calcext:value-type="float">
            <text:p>938</text:p>
          </table:table-cell>
          <table:table-cell office:value-type="float" office:value="936.999" calcext:value-type="float">
            <text:p>936,999</text:p>
          </table:table-cell>
          <table:table-cell office:value-type="float" office:value="6.6529" calcext:value-type="float">
            <text:p>6,6529</text:p>
          </table:table-cell>
        </table:table-row>
        <table:table-row table:style-name="ro1">
          <table:table-cell table:formula="of:=[.A223]+1" office:value-type="float" office:value="795" calcext:value-type="float">
            <text:p>795</text:p>
          </table:table-cell>
          <table:table-cell office:value-type="float" office:value="793.999" calcext:value-type="float">
            <text:p>793,999</text:p>
          </table:table-cell>
          <table:table-cell office:value-type="float" office:value="7.3302" calcext:value-type="float">
            <text:p>7,3302</text:p>
          </table:table-cell>
          <table:table-cell table:formula="of:=[.D223]+1" office:value-type="float" office:value="843" calcext:value-type="float">
            <text:p>843</text:p>
          </table:table-cell>
          <table:table-cell office:value-type="float" office:value="841.999" calcext:value-type="float">
            <text:p>841,999</text:p>
          </table:table-cell>
          <table:table-cell office:value-type="float" office:value="7.1575" calcext:value-type="float">
            <text:p>7,1575</text:p>
          </table:table-cell>
          <table:table-cell table:formula="of:=[.G223]+1" office:value-type="float" office:value="891" calcext:value-type="float">
            <text:p>891</text:p>
          </table:table-cell>
          <table:table-cell office:value-type="float" office:value="889.999" calcext:value-type="float">
            <text:p>889,999</text:p>
          </table:table-cell>
          <table:table-cell office:value-type="float" office:value="7.0444" calcext:value-type="float">
            <text:p>7,0444</text:p>
          </table:table-cell>
          <table:table-cell table:formula="of:=[.J223]+1" office:value-type="float" office:value="939" calcext:value-type="float">
            <text:p>939</text:p>
          </table:table-cell>
          <table:table-cell office:value-type="float" office:value="937.999" calcext:value-type="float">
            <text:p>937,999</text:p>
          </table:table-cell>
          <table:table-cell office:value-type="float" office:value="6.6577" calcext:value-type="float">
            <text:p>6,6577</text:p>
          </table:table-cell>
        </table:table-row>
        <table:table-row table:style-name="ro1">
          <table:table-cell table:formula="of:=[.A224]+1" office:value-type="float" office:value="796" calcext:value-type="float">
            <text:p>796</text:p>
          </table:table-cell>
          <table:table-cell office:value-type="float" office:value="794.999" calcext:value-type="float">
            <text:p>794,999</text:p>
          </table:table-cell>
          <table:table-cell office:value-type="float" office:value="7.3513" calcext:value-type="float">
            <text:p>7,3513</text:p>
          </table:table-cell>
          <table:table-cell table:formula="of:=[.D224]+1" office:value-type="float" office:value="844" calcext:value-type="float">
            <text:p>844</text:p>
          </table:table-cell>
          <table:table-cell office:value-type="float" office:value="842.999" calcext:value-type="float">
            <text:p>842,999</text:p>
          </table:table-cell>
          <table:table-cell office:value-type="float" office:value="7.1722" calcext:value-type="float">
            <text:p>7,1722</text:p>
          </table:table-cell>
          <table:table-cell table:formula="of:=[.G224]+1" office:value-type="float" office:value="892" calcext:value-type="float">
            <text:p>892</text:p>
          </table:table-cell>
          <table:table-cell office:value-type="float" office:value="890.999" calcext:value-type="float">
            <text:p>890,999</text:p>
          </table:table-cell>
          <table:table-cell office:value-type="float" office:value="7.0205" calcext:value-type="float">
            <text:p>7,0205</text:p>
          </table:table-cell>
          <table:table-cell table:formula="of:=[.J224]+1" office:value-type="float" office:value="940" calcext:value-type="float">
            <text:p>940</text:p>
          </table:table-cell>
          <table:table-cell office:value-type="float" office:value="938.999" calcext:value-type="float">
            <text:p>938,999</text:p>
          </table:table-cell>
          <table:table-cell office:value-type="float" office:value="6.639" calcext:value-type="float">
            <text:p>6,639</text:p>
          </table:table-cell>
        </table:table-row>
        <table:table-row table:style-name="ro1">
          <table:table-cell table:formula="of:=[.A225]+1" office:value-type="float" office:value="797" calcext:value-type="float">
            <text:p>797</text:p>
          </table:table-cell>
          <table:table-cell office:value-type="float" office:value="796" calcext:value-type="float">
            <text:p>796</text:p>
          </table:table-cell>
          <table:table-cell office:value-type="float" office:value="7.4357" calcext:value-type="float">
            <text:p>7,4357</text:p>
          </table:table-cell>
          <table:table-cell table:formula="of:=[.D225]+1" office:value-type="float" office:value="845" calcext:value-type="float">
            <text:p>845</text:p>
          </table:table-cell>
          <table:table-cell office:value-type="float" office:value="843.999" calcext:value-type="float">
            <text:p>843,999</text:p>
          </table:table-cell>
          <table:table-cell office:value-type="float" office:value="7.1718" calcext:value-type="float">
            <text:p>7,1718</text:p>
          </table:table-cell>
          <table:table-cell table:formula="of:=[.G225]+1" office:value-type="float" office:value="893" calcext:value-type="float">
            <text:p>893</text:p>
          </table:table-cell>
          <table:table-cell office:value-type="float" office:value="891.999" calcext:value-type="float">
            <text:p>891,999</text:p>
          </table:table-cell>
          <table:table-cell office:value-type="float" office:value="7.0636" calcext:value-type="float">
            <text:p>7,0636</text:p>
          </table:table-cell>
          <table:table-cell table:formula="of:=[.J225]+1" office:value-type="float" office:value="941" calcext:value-type="float">
            <text:p>941</text:p>
          </table:table-cell>
          <table:table-cell office:value-type="float" office:value="940" calcext:value-type="float">
            <text:p>940</text:p>
          </table:table-cell>
          <table:table-cell office:value-type="float" office:value="6.6716" calcext:value-type="float">
            <text:p>6,6716</text:p>
          </table:table-cell>
        </table:table-row>
        <table:table-row table:style-name="ro1">
          <table:table-cell table:formula="of:=[.A226]+1" office:value-type="float" office:value="798" calcext:value-type="float">
            <text:p>798</text:p>
          </table:table-cell>
          <table:table-cell office:value-type="float" office:value="796.999" calcext:value-type="float">
            <text:p>796,999</text:p>
          </table:table-cell>
          <table:table-cell office:value-type="float" office:value="7.4264" calcext:value-type="float">
            <text:p>7,4264</text:p>
          </table:table-cell>
          <table:table-cell table:formula="of:=[.D226]+1" office:value-type="float" office:value="846" calcext:value-type="float">
            <text:p>846</text:p>
          </table:table-cell>
          <table:table-cell office:value-type="float" office:value="844.999" calcext:value-type="float">
            <text:p>844,999</text:p>
          </table:table-cell>
          <table:table-cell office:value-type="float" office:value="7.1756" calcext:value-type="float">
            <text:p>7,1756</text:p>
          </table:table-cell>
          <table:table-cell table:formula="of:=[.G226]+1" office:value-type="float" office:value="894" calcext:value-type="float">
            <text:p>894</text:p>
          </table:table-cell>
          <table:table-cell office:value-type="float" office:value="892.999" calcext:value-type="float">
            <text:p>892,999</text:p>
          </table:table-cell>
          <table:table-cell office:value-type="float" office:value="7.061" calcext:value-type="float">
            <text:p>7,061</text:p>
          </table:table-cell>
          <table:table-cell table:formula="of:=[.J226]+1" office:value-type="float" office:value="942" calcext:value-type="float">
            <text:p>942</text:p>
          </table:table-cell>
          <table:table-cell office:value-type="float" office:value="940.999" calcext:value-type="float">
            <text:p>940,999</text:p>
          </table:table-cell>
          <table:table-cell office:value-type="float" office:value="6.6503" calcext:value-type="float">
            <text:p>6,6503</text:p>
          </table:table-cell>
        </table:table-row>
        <table:table-row table:style-name="ro1">
          <table:table-cell table:formula="of:=[.A227]+1" office:value-type="float" office:value="799" calcext:value-type="float">
            <text:p>799</text:p>
          </table:table-cell>
          <table:table-cell office:value-type="float" office:value="797.999" calcext:value-type="float">
            <text:p>797,999</text:p>
          </table:table-cell>
          <table:table-cell office:value-type="float" office:value="7.4073" calcext:value-type="float">
            <text:p>7,4073</text:p>
          </table:table-cell>
          <table:table-cell table:formula="of:=[.D227]+1" office:value-type="float" office:value="847" calcext:value-type="float">
            <text:p>847</text:p>
          </table:table-cell>
          <table:table-cell office:value-type="float" office:value="845.999" calcext:value-type="float">
            <text:p>845,999</text:p>
          </table:table-cell>
          <table:table-cell office:value-type="float" office:value="7.226" calcext:value-type="float">
            <text:p>7,226</text:p>
          </table:table-cell>
          <table:table-cell table:formula="of:=[.G227]+1" office:value-type="float" office:value="895" calcext:value-type="float">
            <text:p>895</text:p>
          </table:table-cell>
          <table:table-cell office:value-type="float" office:value="893.999" calcext:value-type="float">
            <text:p>893,999</text:p>
          </table:table-cell>
          <table:table-cell office:value-type="float" office:value="7.0547" calcext:value-type="float">
            <text:p>7,0547</text:p>
          </table:table-cell>
          <table:table-cell table:formula="of:=[.J227]+1" office:value-type="float" office:value="943" calcext:value-type="float">
            <text:p>943</text:p>
          </table:table-cell>
          <table:table-cell office:value-type="float" office:value="941.999" calcext:value-type="float">
            <text:p>941,999</text:p>
          </table:table-cell>
          <table:table-cell office:value-type="float" office:value="6.6285" calcext:value-type="float">
            <text:p>6,6285</text:p>
          </table:table-cell>
        </table:table-row>
        <table:table-row table:style-name="ro1">
          <table:table-cell table:formula="of:=[.A228]+1" office:value-type="float" office:value="800" calcext:value-type="float">
            <text:p>800</text:p>
          </table:table-cell>
          <table:table-cell office:value-type="float" office:value="798.999" calcext:value-type="float">
            <text:p>798,999</text:p>
          </table:table-cell>
          <table:table-cell office:value-type="float" office:value="7.3965" calcext:value-type="float">
            <text:p>7,3965</text:p>
          </table:table-cell>
          <table:table-cell table:formula="of:=[.D228]+1" office:value-type="float" office:value="848" calcext:value-type="float">
            <text:p>848</text:p>
          </table:table-cell>
          <table:table-cell office:value-type="float" office:value="846.999" calcext:value-type="float">
            <text:p>846,999</text:p>
          </table:table-cell>
          <table:table-cell office:value-type="float" office:value="7.1205" calcext:value-type="float">
            <text:p>7,1205</text:p>
          </table:table-cell>
          <table:table-cell table:formula="of:=[.G228]+1" office:value-type="float" office:value="896" calcext:value-type="float">
            <text:p>896</text:p>
          </table:table-cell>
          <table:table-cell office:value-type="float" office:value="894.999" calcext:value-type="float">
            <text:p>894,999</text:p>
          </table:table-cell>
          <table:table-cell office:value-type="float" office:value="7.0649" calcext:value-type="float">
            <text:p>7,0649</text:p>
          </table:table-cell>
          <table:table-cell table:formula="of:=[.J228]+1" office:value-type="float" office:value="944" calcext:value-type="float">
            <text:p>944</text:p>
          </table:table-cell>
          <table:table-cell office:value-type="float" office:value="942.999" calcext:value-type="float">
            <text:p>942,999</text:p>
          </table:table-cell>
          <table:table-cell office:value-type="float" office:value="6.6302" calcext:value-type="float">
            <text:p>6,6302</text:p>
          </table:table-cell>
        </table:table-row>
        <table:table-row table:style-name="ro1">
          <table:table-cell table:formula="of:=[.A229]+1" office:value-type="float" office:value="801" calcext:value-type="float">
            <text:p>801</text:p>
          </table:table-cell>
          <table:table-cell office:value-type="float" office:value="799.999" calcext:value-type="float">
            <text:p>799,999</text:p>
          </table:table-cell>
          <table:table-cell office:value-type="float" office:value="7.3675" calcext:value-type="float">
            <text:p>7,3675</text:p>
          </table:table-cell>
          <table:table-cell table:formula="of:=[.D229]+1" office:value-type="float" office:value="849" calcext:value-type="float">
            <text:p>849</text:p>
          </table:table-cell>
          <table:table-cell office:value-type="float" office:value="847.999" calcext:value-type="float">
            <text:p>847,999</text:p>
          </table:table-cell>
          <table:table-cell office:value-type="float" office:value="7.053" calcext:value-type="float">
            <text:p>7,053</text:p>
          </table:table-cell>
          <table:table-cell table:formula="of:=[.G229]+1" office:value-type="float" office:value="897" calcext:value-type="float">
            <text:p>897</text:p>
          </table:table-cell>
          <table:table-cell office:value-type="float" office:value="895.999" calcext:value-type="float">
            <text:p>895,999</text:p>
          </table:table-cell>
          <table:table-cell office:value-type="float" office:value="6.9868" calcext:value-type="float">
            <text:p>6,9868</text:p>
          </table:table-cell>
          <table:table-cell table:formula="of:=[.J229]+1" office:value-type="float" office:value="945" calcext:value-type="float">
            <text:p>945</text:p>
          </table:table-cell>
          <table:table-cell office:value-type="float" office:value="943.999" calcext:value-type="float">
            <text:p>943,999</text:p>
          </table:table-cell>
          <table:table-cell office:value-type="float" office:value="6.6304" calcext:value-type="float">
            <text:p>6,6304</text:p>
          </table:table-cell>
        </table:table-row>
        <table:table-row table:style-name="ro1">
          <table:table-cell table:formula="of:=[.A230]+1" office:value-type="float" office:value="802" calcext:value-type="float">
            <text:p>802</text:p>
          </table:table-cell>
          <table:table-cell office:value-type="float" office:value="800.999" calcext:value-type="float">
            <text:p>800,999</text:p>
          </table:table-cell>
          <table:table-cell office:value-type="float" office:value="7.3858" calcext:value-type="float">
            <text:p>7,3858</text:p>
          </table:table-cell>
          <table:table-cell table:formula="of:=[.D230]+1" office:value-type="float" office:value="850" calcext:value-type="float">
            <text:p>850</text:p>
          </table:table-cell>
          <table:table-cell office:value-type="float" office:value="848.999" calcext:value-type="float">
            <text:p>848,999</text:p>
          </table:table-cell>
          <table:table-cell office:value-type="float" office:value="7.1244" calcext:value-type="float">
            <text:p>7,1244</text:p>
          </table:table-cell>
          <table:table-cell table:formula="of:=[.G230]+1" office:value-type="float" office:value="898" calcext:value-type="float">
            <text:p>898</text:p>
          </table:table-cell>
          <table:table-cell office:value-type="float" office:value="896.999" calcext:value-type="float">
            <text:p>896,999</text:p>
          </table:table-cell>
          <table:table-cell office:value-type="float" office:value="6.9234" calcext:value-type="float">
            <text:p>6,9234</text:p>
          </table:table-cell>
          <table:table-cell table:formula="of:=[.J230]+1" office:value-type="float" office:value="946" calcext:value-type="float">
            <text:p>946</text:p>
          </table:table-cell>
          <table:table-cell office:value-type="float" office:value="944.999" calcext:value-type="float">
            <text:p>944,999</text:p>
          </table:table-cell>
          <table:table-cell office:value-type="float" office:value="6.6218" calcext:value-type="float">
            <text:p>6,6218</text:p>
          </table:table-cell>
        </table:table-row>
        <table:table-row table:style-name="ro1">
          <table:table-cell table:formula="of:=[.A231]+1" office:value-type="float" office:value="803" calcext:value-type="float">
            <text:p>803</text:p>
          </table:table-cell>
          <table:table-cell office:value-type="float" office:value="801.999" calcext:value-type="float">
            <text:p>801,999</text:p>
          </table:table-cell>
          <table:table-cell office:value-type="float" office:value="7.3756" calcext:value-type="float">
            <text:p>7,3756</text:p>
          </table:table-cell>
          <table:table-cell table:formula="of:=[.D231]+1" office:value-type="float" office:value="851" calcext:value-type="float">
            <text:p>851</text:p>
          </table:table-cell>
          <table:table-cell office:value-type="float" office:value="849.999" calcext:value-type="float">
            <text:p>849,999</text:p>
          </table:table-cell>
          <table:table-cell office:value-type="float" office:value="7.0939" calcext:value-type="float">
            <text:p>7,0939</text:p>
          </table:table-cell>
          <table:table-cell table:formula="of:=[.G231]+1" office:value-type="float" office:value="899" calcext:value-type="float">
            <text:p>899</text:p>
          </table:table-cell>
          <table:table-cell office:value-type="float" office:value="897.999" calcext:value-type="float">
            <text:p>897,999</text:p>
          </table:table-cell>
          <table:table-cell office:value-type="float" office:value="6.9092" calcext:value-type="float">
            <text:p>6,9092</text:p>
          </table:table-cell>
          <table:table-cell table:formula="of:=[.J231]+1" office:value-type="float" office:value="947" calcext:value-type="float">
            <text:p>947</text:p>
          </table:table-cell>
          <table:table-cell office:value-type="float" office:value="945.999" calcext:value-type="float">
            <text:p>945,999</text:p>
          </table:table-cell>
          <table:table-cell office:value-type="float" office:value="6.6412" calcext:value-type="float">
            <text:p>6,6412</text:p>
          </table:table-cell>
        </table:table-row>
        <table:table-row table:style-name="ro1">
          <table:table-cell table:formula="of:=[.A232]+1" office:value-type="float" office:value="804" calcext:value-type="float">
            <text:p>804</text:p>
          </table:table-cell>
          <table:table-cell office:value-type="float" office:value="802.999" calcext:value-type="float">
            <text:p>802,999</text:p>
          </table:table-cell>
          <table:table-cell office:value-type="float" office:value="7.3778" calcext:value-type="float">
            <text:p>7,3778</text:p>
          </table:table-cell>
          <table:table-cell table:formula="of:=[.D232]+1" office:value-type="float" office:value="852" calcext:value-type="float">
            <text:p>852</text:p>
          </table:table-cell>
          <table:table-cell office:value-type="float" office:value="850.999" calcext:value-type="float">
            <text:p>850,999</text:p>
          </table:table-cell>
          <table:table-cell office:value-type="float" office:value="7.0862" calcext:value-type="float">
            <text:p>7,0862</text:p>
          </table:table-cell>
          <table:table-cell table:formula="of:=[.G232]+1" office:value-type="float" office:value="900" calcext:value-type="float">
            <text:p>900</text:p>
          </table:table-cell>
          <table:table-cell office:value-type="float" office:value="898.999" calcext:value-type="float">
            <text:p>898,999</text:p>
          </table:table-cell>
          <table:table-cell office:value-type="float" office:value="6.9755" calcext:value-type="float">
            <text:p>6,9755</text:p>
          </table:table-cell>
          <table:table-cell table:formula="of:=[.J232]+1" office:value-type="float" office:value="948" calcext:value-type="float">
            <text:p>948</text:p>
          </table:table-cell>
          <table:table-cell office:value-type="float" office:value="947" calcext:value-type="float">
            <text:p>947</text:p>
          </table:table-cell>
          <table:table-cell office:value-type="float" office:value="6.6642" calcext:value-type="float">
            <text:p>6,6642</text:p>
          </table:table-cell>
        </table:table-row>
        <table:table-row table:style-name="ro1">
          <table:table-cell table:formula="of:=[.A233]+1" office:value-type="float" office:value="805" calcext:value-type="float">
            <text:p>805</text:p>
          </table:table-cell>
          <table:table-cell office:value-type="float" office:value="803.999" calcext:value-type="float">
            <text:p>803,999</text:p>
          </table:table-cell>
          <table:table-cell office:value-type="float" office:value="7.36" calcext:value-type="float">
            <text:p>7,36</text:p>
          </table:table-cell>
          <table:table-cell table:formula="of:=[.D233]+1" office:value-type="float" office:value="853" calcext:value-type="float">
            <text:p>853</text:p>
          </table:table-cell>
          <table:table-cell office:value-type="float" office:value="851.999" calcext:value-type="float">
            <text:p>851,999</text:p>
          </table:table-cell>
          <table:table-cell office:value-type="float" office:value="7.0874" calcext:value-type="float">
            <text:p>7,0874</text:p>
          </table:table-cell>
          <table:table-cell table:formula="of:=[.G233]+1" office:value-type="float" office:value="901" calcext:value-type="float">
            <text:p>901</text:p>
          </table:table-cell>
          <table:table-cell office:value-type="float" office:value="899.999" calcext:value-type="float">
            <text:p>899,999</text:p>
          </table:table-cell>
          <table:table-cell office:value-type="float" office:value="6.9365" calcext:value-type="float">
            <text:p>6,9365</text:p>
          </table:table-cell>
          <table:table-cell table:formula="of:=[.J233]+1" office:value-type="float" office:value="949" calcext:value-type="float">
            <text:p>949</text:p>
          </table:table-cell>
          <table:table-cell office:value-type="float" office:value="947.999" calcext:value-type="float">
            <text:p>947,999</text:p>
          </table:table-cell>
          <table:table-cell office:value-type="float" office:value="6.6324" calcext:value-type="float">
            <text:p>6,6324</text:p>
          </table:table-cell>
        </table:table-row>
        <table:table-row table:style-name="ro1">
          <table:table-cell table:formula="of:=[.A234]+1" office:value-type="float" office:value="806" calcext:value-type="float">
            <text:p>806</text:p>
          </table:table-cell>
          <table:table-cell office:value-type="float" office:value="804.999" calcext:value-type="float">
            <text:p>804,999</text:p>
          </table:table-cell>
          <table:table-cell office:value-type="float" office:value="7.3232" calcext:value-type="float">
            <text:p>7,3232</text:p>
          </table:table-cell>
          <table:table-cell table:formula="of:=[.D234]+1" office:value-type="float" office:value="854" calcext:value-type="float">
            <text:p>854</text:p>
          </table:table-cell>
          <table:table-cell office:value-type="float" office:value="852.999" calcext:value-type="float">
            <text:p>852,999</text:p>
          </table:table-cell>
          <table:table-cell office:value-type="float" office:value="7.076" calcext:value-type="float">
            <text:p>7,076</text:p>
          </table:table-cell>
          <table:table-cell table:formula="of:=[.G234]+1" office:value-type="float" office:value="902" calcext:value-type="float">
            <text:p>902</text:p>
          </table:table-cell>
          <table:table-cell office:value-type="float" office:value="900.999" calcext:value-type="float">
            <text:p>900,999</text:p>
          </table:table-cell>
          <table:table-cell office:value-type="float" office:value="6.8699" calcext:value-type="float">
            <text:p>6,8699</text:p>
          </table:table-cell>
          <table:table-cell table:formula="of:=[.J234]+1" office:value-type="float" office:value="950" calcext:value-type="float">
            <text:p>950</text:p>
          </table:table-cell>
          <table:table-cell office:value-type="float" office:value="948.999" calcext:value-type="float">
            <text:p>948,999</text:p>
          </table:table-cell>
          <table:table-cell office:value-type="float" office:value="6.6261" calcext:value-type="float">
            <text:p>6,6261</text:p>
          </table:table-cell>
        </table:table-row>
        <table:table-row table:style-name="ro1">
          <table:table-cell table:formula="of:=[.A235]+1" office:value-type="float" office:value="807" calcext:value-type="float">
            <text:p>807</text:p>
          </table:table-cell>
          <table:table-cell office:value-type="float" office:value="805.999" calcext:value-type="float">
            <text:p>805,999</text:p>
          </table:table-cell>
          <table:table-cell office:value-type="float" office:value="7.3476" calcext:value-type="float">
            <text:p>7,3476</text:p>
          </table:table-cell>
          <table:table-cell table:formula="of:=[.D235]+1" office:value-type="float" office:value="855" calcext:value-type="float">
            <text:p>855</text:p>
          </table:table-cell>
          <table:table-cell office:value-type="float" office:value="853.999" calcext:value-type="float">
            <text:p>853,999</text:p>
          </table:table-cell>
          <table:table-cell office:value-type="float" office:value="7.038" calcext:value-type="float">
            <text:p>7,038</text:p>
          </table:table-cell>
          <table:table-cell table:formula="of:=[.G235]+1" office:value-type="float" office:value="903" calcext:value-type="float">
            <text:p>903</text:p>
          </table:table-cell>
          <table:table-cell office:value-type="float" office:value="901.999" calcext:value-type="float">
            <text:p>901,999</text:p>
          </table:table-cell>
          <table:table-cell office:value-type="float" office:value="6.8173" calcext:value-type="float">
            <text:p>6,8173</text:p>
          </table:table-cell>
          <table:table-cell table:formula="of:=[.J235]+1" office:value-type="float" office:value="951" calcext:value-type="float">
            <text:p>951</text:p>
          </table:table-cell>
          <table:table-cell office:value-type="float" office:value="949.999" calcext:value-type="float">
            <text:p>949,999</text:p>
          </table:table-cell>
          <table:table-cell office:value-type="float" office:value="6.6191" calcext:value-type="float">
            <text:p>6,6191</text:p>
          </table:table-cell>
        </table:table-row>
        <table:table-row table:style-name="ro1">
          <table:table-cell table:formula="of:=[.A236]+1" office:value-type="float" office:value="808" calcext:value-type="float">
            <text:p>808</text:p>
          </table:table-cell>
          <table:table-cell office:value-type="float" office:value="806.999" calcext:value-type="float">
            <text:p>806,999</text:p>
          </table:table-cell>
          <table:table-cell office:value-type="float" office:value="7.3248" calcext:value-type="float">
            <text:p>7,3248</text:p>
          </table:table-cell>
          <table:table-cell table:formula="of:=[.D236]+1" office:value-type="float" office:value="856" calcext:value-type="float">
            <text:p>856</text:p>
          </table:table-cell>
          <table:table-cell office:value-type="float" office:value="854.999" calcext:value-type="float">
            <text:p>854,999</text:p>
          </table:table-cell>
          <table:table-cell office:value-type="float" office:value="7.0774" calcext:value-type="float">
            <text:p>7,0774</text:p>
          </table:table-cell>
          <table:table-cell table:formula="of:=[.G236]+1" office:value-type="float" office:value="904" calcext:value-type="float">
            <text:p>904</text:p>
          </table:table-cell>
          <table:table-cell office:value-type="float" office:value="902.999" calcext:value-type="float">
            <text:p>902,999</text:p>
          </table:table-cell>
          <table:table-cell office:value-type="float" office:value="6.7998" calcext:value-type="float">
            <text:p>6,7998</text:p>
          </table:table-cell>
          <table:table-cell table:formula="of:=[.J236]+1" office:value-type="float" office:value="952" calcext:value-type="float">
            <text:p>952</text:p>
          </table:table-cell>
          <table:table-cell office:value-type="float" office:value="950.999" calcext:value-type="float">
            <text:p>950,999</text:p>
          </table:table-cell>
          <table:table-cell office:value-type="float" office:value="6.638" calcext:value-type="float">
            <text:p>6,638</text:p>
          </table:table-cell>
        </table:table-row>
        <table:table-row table:style-name="ro1">
          <table:table-cell table:formula="of:=[.A237]+1" office:value-type="float" office:value="809" calcext:value-type="float">
            <text:p>809</text:p>
          </table:table-cell>
          <table:table-cell office:value-type="float" office:value="807.999" calcext:value-type="float">
            <text:p>807,999</text:p>
          </table:table-cell>
          <table:table-cell office:value-type="float" office:value="7.2334" calcext:value-type="float">
            <text:p>7,2334</text:p>
          </table:table-cell>
          <table:table-cell table:formula="of:=[.D237]+1" office:value-type="float" office:value="857" calcext:value-type="float">
            <text:p>857</text:p>
          </table:table-cell>
          <table:table-cell office:value-type="float" office:value="855.999" calcext:value-type="float">
            <text:p>855,999</text:p>
          </table:table-cell>
          <table:table-cell office:value-type="float" office:value="7.0415" calcext:value-type="float">
            <text:p>7,0415</text:p>
          </table:table-cell>
          <table:table-cell table:formula="of:=[.G237]+1" office:value-type="float" office:value="905" calcext:value-type="float">
            <text:p>905</text:p>
          </table:table-cell>
          <table:table-cell office:value-type="float" office:value="903.999" calcext:value-type="float">
            <text:p>903,999</text:p>
          </table:table-cell>
          <table:table-cell office:value-type="float" office:value="6.8432" calcext:value-type="float">
            <text:p>6,8432</text:p>
          </table:table-cell>
          <table:table-cell table:formula="of:=[.J237]+1" office:value-type="float" office:value="953" calcext:value-type="float">
            <text:p>953</text:p>
          </table:table-cell>
          <table:table-cell office:value-type="float" office:value="952" calcext:value-type="float">
            <text:p>952</text:p>
          </table:table-cell>
          <table:table-cell office:value-type="float" office:value="6.5954" calcext:value-type="float">
            <text:p>6,5954</text:p>
          </table:table-cell>
        </table:table-row>
        <table:table-row table:style-name="ro1">
          <table:table-cell table:formula="of:=[.A238]+1" office:value-type="float" office:value="810" calcext:value-type="float">
            <text:p>810</text:p>
          </table:table-cell>
          <table:table-cell office:value-type="float" office:value="808.999" calcext:value-type="float">
            <text:p>808,999</text:p>
          </table:table-cell>
          <table:table-cell office:value-type="float" office:value="7.2668" calcext:value-type="float">
            <text:p>7,2668</text:p>
          </table:table-cell>
          <table:table-cell table:formula="of:=[.D238]+1" office:value-type="float" office:value="858" calcext:value-type="float">
            <text:p>858</text:p>
          </table:table-cell>
          <table:table-cell office:value-type="float" office:value="856.999" calcext:value-type="float">
            <text:p>856,999</text:p>
          </table:table-cell>
          <table:table-cell office:value-type="float" office:value="7.0412" calcext:value-type="float">
            <text:p>7,0412</text:p>
          </table:table-cell>
          <table:table-cell table:formula="of:=[.G238]+1" office:value-type="float" office:value="906" calcext:value-type="float">
            <text:p>906</text:p>
          </table:table-cell>
          <table:table-cell office:value-type="float" office:value="904.999" calcext:value-type="float">
            <text:p>904,999</text:p>
          </table:table-cell>
          <table:table-cell office:value-type="float" office:value="6.9061" calcext:value-type="float">
            <text:p>6,9061</text:p>
          </table:table-cell>
          <table:table-cell table:formula="of:=[.J238]+1" office:value-type="float" office:value="954" calcext:value-type="float">
            <text:p>954</text:p>
          </table:table-cell>
          <table:table-cell office:value-type="float" office:value="952.999" calcext:value-type="float">
            <text:p>952,999</text:p>
          </table:table-cell>
          <table:table-cell office:value-type="float" office:value="6.589" calcext:value-type="float">
            <text:p>6,589</text:p>
          </table:table-cell>
        </table:table-row>
        <table:table-row table:style-name="ro1">
          <table:table-cell table:formula="of:=[.A239]+1" office:value-type="float" office:value="811" calcext:value-type="float">
            <text:p>811</text:p>
          </table:table-cell>
          <table:table-cell office:value-type="float" office:value="809.999" calcext:value-type="float">
            <text:p>809,999</text:p>
          </table:table-cell>
          <table:table-cell office:value-type="float" office:value="7.3584" calcext:value-type="float">
            <text:p>7,3584</text:p>
          </table:table-cell>
          <table:table-cell table:formula="of:=[.D239]+1" office:value-type="float" office:value="859" calcext:value-type="float">
            <text:p>859</text:p>
          </table:table-cell>
          <table:table-cell office:value-type="float" office:value="857.999" calcext:value-type="float">
            <text:p>857,999</text:p>
          </table:table-cell>
          <table:table-cell office:value-type="float" office:value="7.0269" calcext:value-type="float">
            <text:p>7,0269</text:p>
          </table:table-cell>
          <table:table-cell table:formula="of:=[.G239]+1" office:value-type="float" office:value="907" calcext:value-type="float">
            <text:p>907</text:p>
          </table:table-cell>
          <table:table-cell office:value-type="float" office:value="905.999" calcext:value-type="float">
            <text:p>905,999</text:p>
          </table:table-cell>
          <table:table-cell office:value-type="float" office:value="6.919" calcext:value-type="float">
            <text:p>6,919</text:p>
          </table:table-cell>
          <table:table-cell table:formula="of:=[.J239]+1" office:value-type="float" office:value="955" calcext:value-type="float">
            <text:p>955</text:p>
          </table:table-cell>
          <table:table-cell office:value-type="float" office:value="953.999" calcext:value-type="float">
            <text:p>953,999</text:p>
          </table:table-cell>
          <table:table-cell office:value-type="float" office:value="6.5794" calcext:value-type="float">
            <text:p>6,5794</text:p>
          </table:table-cell>
        </table:table-row>
        <table:table-row table:style-name="ro1">
          <table:table-cell table:formula="of:=[.A240]+1" office:value-type="float" office:value="812" calcext:value-type="float">
            <text:p>812</text:p>
          </table:table-cell>
          <table:table-cell office:value-type="float" office:value="810.999" calcext:value-type="float">
            <text:p>810,999</text:p>
          </table:table-cell>
          <table:table-cell office:value-type="float" office:value="7.3308" calcext:value-type="float">
            <text:p>7,3308</text:p>
          </table:table-cell>
          <table:table-cell table:formula="of:=[.D240]+1" office:value-type="float" office:value="860" calcext:value-type="float">
            <text:p>860</text:p>
          </table:table-cell>
          <table:table-cell office:value-type="float" office:value="858.999" calcext:value-type="float">
            <text:p>858,999</text:p>
          </table:table-cell>
          <table:table-cell office:value-type="float" office:value="7.0498" calcext:value-type="float">
            <text:p>7,0498</text:p>
          </table:table-cell>
          <table:table-cell table:formula="of:=[.G240]+1" office:value-type="float" office:value="908" calcext:value-type="float">
            <text:p>908</text:p>
          </table:table-cell>
          <table:table-cell office:value-type="float" office:value="906.999" calcext:value-type="float">
            <text:p>906,999</text:p>
          </table:table-cell>
          <table:table-cell office:value-type="float" office:value="6.9158" calcext:value-type="float">
            <text:p>6,9158</text:p>
          </table:table-cell>
          <table:table-cell table:formula="of:=[.J240]+1" office:value-type="float" office:value="956" calcext:value-type="float">
            <text:p>956</text:p>
          </table:table-cell>
          <table:table-cell office:value-type="float" office:value="954.999" calcext:value-type="float">
            <text:p>954,999</text:p>
          </table:table-cell>
          <table:table-cell office:value-type="float" office:value="6.5405" calcext:value-type="float">
            <text:p>6,5405</text:p>
          </table:table-cell>
        </table:table-row>
        <table:table-row table:style-name="ro1">
          <table:table-cell table:formula="of:=[.A241]+1" office:value-type="float" office:value="813" calcext:value-type="float">
            <text:p>813</text:p>
          </table:table-cell>
          <table:table-cell office:value-type="float" office:value="811.999" calcext:value-type="float">
            <text:p>811,999</text:p>
          </table:table-cell>
          <table:table-cell office:value-type="float" office:value="7.351" calcext:value-type="float">
            <text:p>7,351</text:p>
          </table:table-cell>
          <table:table-cell table:formula="of:=[.D241]+1" office:value-type="float" office:value="861" calcext:value-type="float">
            <text:p>861</text:p>
          </table:table-cell>
          <table:table-cell office:value-type="float" office:value="859.999" calcext:value-type="float">
            <text:p>859,999</text:p>
          </table:table-cell>
          <table:table-cell office:value-type="float" office:value="7.0626" calcext:value-type="float">
            <text:p>7,0626</text:p>
          </table:table-cell>
          <table:table-cell table:formula="of:=[.G241]+1" office:value-type="float" office:value="909" calcext:value-type="float">
            <text:p>909</text:p>
          </table:table-cell>
          <table:table-cell office:value-type="float" office:value="907.999" calcext:value-type="float">
            <text:p>907,999</text:p>
          </table:table-cell>
          <table:table-cell office:value-type="float" office:value="6.9804" calcext:value-type="float">
            <text:p>6,9804</text:p>
          </table:table-cell>
          <table:table-cell table:formula="of:=[.J241]+1" office:value-type="float" office:value="957" calcext:value-type="float">
            <text:p>957</text:p>
          </table:table-cell>
          <table:table-cell office:value-type="float" office:value="955.999" calcext:value-type="float">
            <text:p>955,999</text:p>
          </table:table-cell>
          <table:table-cell office:value-type="float" office:value="6.5089" calcext:value-type="float">
            <text:p>6,5089</text:p>
          </table:table-cell>
        </table:table-row>
        <table:table-row table:style-name="ro1">
          <table:table-cell table:formula="of:=[.A242]+1" office:value-type="float" office:value="814" calcext:value-type="float">
            <text:p>814</text:p>
          </table:table-cell>
          <table:table-cell office:value-type="float" office:value="812.999" calcext:value-type="float">
            <text:p>812,999</text:p>
          </table:table-cell>
          <table:table-cell office:value-type="float" office:value="7.31" calcext:value-type="float">
            <text:p>7,31</text:p>
          </table:table-cell>
          <table:table-cell table:formula="of:=[.D242]+1" office:value-type="float" office:value="862" calcext:value-type="float">
            <text:p>862</text:p>
          </table:table-cell>
          <table:table-cell office:value-type="float" office:value="860.999" calcext:value-type="float">
            <text:p>860,999</text:p>
          </table:table-cell>
          <table:table-cell office:value-type="float" office:value="7.0689" calcext:value-type="float">
            <text:p>7,0689</text:p>
          </table:table-cell>
          <table:table-cell table:formula="of:=[.G242]+1" office:value-type="float" office:value="910" calcext:value-type="float">
            <text:p>910</text:p>
          </table:table-cell>
          <table:table-cell office:value-type="float" office:value="908.999" calcext:value-type="float">
            <text:p>908,999</text:p>
          </table:table-cell>
          <table:table-cell office:value-type="float" office:value="6.9983" calcext:value-type="float">
            <text:p>6,9983</text:p>
          </table:table-cell>
          <table:table-cell table:formula="of:=[.J242]+1" office:value-type="float" office:value="958" calcext:value-type="float">
            <text:p>958</text:p>
          </table:table-cell>
          <table:table-cell office:value-type="float" office:value="956.999" calcext:value-type="float">
            <text:p>956,999</text:p>
          </table:table-cell>
          <table:table-cell office:value-type="float" office:value="6.5631" calcext:value-type="float">
            <text:p>6,5631</text:p>
          </table:table-cell>
        </table:table-row>
        <table:table-row table:style-name="ro1">
          <table:table-cell table:formula="of:=[.A243]+1" office:value-type="float" office:value="815" calcext:value-type="float">
            <text:p>815</text:p>
          </table:table-cell>
          <table:table-cell office:value-type="float" office:value="813.999" calcext:value-type="float">
            <text:p>813,999</text:p>
          </table:table-cell>
          <table:table-cell office:value-type="float" office:value="7.311" calcext:value-type="float">
            <text:p>7,311</text:p>
          </table:table-cell>
          <table:table-cell table:formula="of:=[.D243]+1" office:value-type="float" office:value="863" calcext:value-type="float">
            <text:p>863</text:p>
          </table:table-cell>
          <table:table-cell office:value-type="float" office:value="861.999" calcext:value-type="float">
            <text:p>861,999</text:p>
          </table:table-cell>
          <table:table-cell office:value-type="float" office:value="7.0751" calcext:value-type="float">
            <text:p>7,0751</text:p>
          </table:table-cell>
          <table:table-cell table:formula="of:=[.G243]+1" office:value-type="float" office:value="911" calcext:value-type="float">
            <text:p>911</text:p>
          </table:table-cell>
          <table:table-cell office:value-type="float" office:value="909.999" calcext:value-type="float">
            <text:p>909,999</text:p>
          </table:table-cell>
          <table:table-cell office:value-type="float" office:value="6.9833" calcext:value-type="float">
            <text:p>6,9833</text:p>
          </table:table-cell>
          <table:table-cell table:formula="of:=[.J243]+1" office:value-type="float" office:value="959" calcext:value-type="float">
            <text:p>959</text:p>
          </table:table-cell>
          <table:table-cell office:value-type="float" office:value="957.999" calcext:value-type="float">
            <text:p>957,999</text:p>
          </table:table-cell>
          <table:table-cell office:value-type="float" office:value="6.5846" calcext:value-type="float">
            <text:p>6,5846</text:p>
          </table:table-cell>
        </table:table-row>
        <table:table-row table:style-name="ro1">
          <table:table-cell table:style-name="ce24" table:formula="of:=[.A244]+1" office:value-type="float" office:value="816" calcext:value-type="float">
            <text:p>816</text:p>
          </table:table-cell>
          <table:table-cell table:style-name="ce28" office:value-type="float" office:value="814.999" calcext:value-type="float">
            <text:p>814,999</text:p>
          </table:table-cell>
          <table:table-cell table:style-name="ce32" office:value-type="float" office:value="7.3057" calcext:value-type="float">
            <text:p>7,3057</text:p>
          </table:table-cell>
          <table:table-cell table:style-name="ce24" table:formula="of:=[.D244]+1" office:value-type="float" office:value="864" calcext:value-type="float">
            <text:p>864</text:p>
          </table:table-cell>
          <table:table-cell table:style-name="ce28" office:value-type="float" office:value="862.999" calcext:value-type="float">
            <text:p>862,999</text:p>
          </table:table-cell>
          <table:table-cell table:style-name="ce32" office:value-type="float" office:value="7.0872" calcext:value-type="float">
            <text:p>7,0872</text:p>
          </table:table-cell>
          <table:table-cell table:style-name="ce24" table:formula="of:=[.G244]+1" office:value-type="float" office:value="912" calcext:value-type="float">
            <text:p>912</text:p>
          </table:table-cell>
          <table:table-cell table:style-name="ce28" office:value-type="float" office:value="910.999" calcext:value-type="float">
            <text:p>910,999</text:p>
          </table:table-cell>
          <table:table-cell table:style-name="ce32" office:value-type="float" office:value="6.9596" calcext:value-type="float">
            <text:p>6,9596</text:p>
          </table:table-cell>
          <table:table-cell table:style-name="ce24" table:formula="of:=[.J244]+1" office:value-type="float" office:value="960" calcext:value-type="float">
            <text:p>960</text:p>
          </table:table-cell>
          <table:table-cell table:style-name="ce28" office:value-type="float" office:value="958.999" calcext:value-type="float">
            <text:p>958,999</text:p>
          </table:table-cell>
          <table:table-cell table:style-name="ce32" office:value-type="float" office:value="6.6163" calcext:value-type="float">
            <text:p>6,6163</text:p>
          </table:table-cell>
        </table:table-row>
        <table:table-row table:style-name="ro1">
          <table:table-cell table:style-name="ce25" office:value-type="string" calcext:value-type="string">
            <text:p>№</text:p>
          </table:table-cell>
          <table:table-cell table:style-name="ce29" office:value-type="string" calcext:value-type="string">
            <text:p>t (с)</text:p>
          </table:table-cell>
          <table:table-cell table:style-name="ce33" office:value-type="string" calcext:value-type="string">
            <text:p>V (мВ)</text:p>
          </table:table-cell>
          <table:table-cell table:style-name="ce25" office:value-type="string" calcext:value-type="string">
            <text:p>№</text:p>
          </table:table-cell>
          <table:table-cell table:style-name="ce29" office:value-type="string" calcext:value-type="string">
            <text:p>t (с)</text:p>
          </table:table-cell>
          <table:table-cell table:style-name="ce33" office:value-type="string" calcext:value-type="string">
            <text:p>V (мВ)</text:p>
          </table:table-cell>
          <table:table-cell table:style-name="ce25" office:value-type="string" calcext:value-type="string">
            <text:p>№</text:p>
          </table:table-cell>
          <table:table-cell table:style-name="ce29" office:value-type="string" calcext:value-type="string">
            <text:p>t (с)</text:p>
          </table:table-cell>
          <table:table-cell table:style-name="ce33" office:value-type="string" calcext:value-type="string">
            <text:p>V (мВ)</text:p>
          </table:table-cell>
          <table:table-cell table:style-name="ce25" office:value-type="string" calcext:value-type="string">
            <text:p>№</text:p>
          </table:table-cell>
          <table:table-cell table:style-name="ce29" office:value-type="string" calcext:value-type="string">
            <text:p>t (с)</text:p>
          </table:table-cell>
          <table:table-cell table:style-name="ce33" office:value-type="string" calcext:value-type="string">
            <text:p>V (мВ)</text:p>
          </table:table-cell>
        </table:table-row>
        <table:table-row table:style-name="ro1">
          <table:table-cell table:formula="of:=[.J245]+1" office:value-type="float" office:value="961" calcext:value-type="float">
            <text:p>961</text:p>
          </table:table-cell>
          <table:table-cell office:value-type="float" office:value="959.999" calcext:value-type="float">
            <text:p>959,999</text:p>
          </table:table-cell>
          <table:table-cell office:value-type="float" office:value="6.5874" calcext:value-type="float">
            <text:p>6,5874</text:p>
          </table:table-cell>
          <table:table-cell table:formula="of:=[.A256]+1" office:value-type="float" office:value="971" calcext:value-type="float">
            <text:p>971</text:p>
          </table:table-cell>
          <table:table-cell office:value-type="float" office:value="969.999" calcext:value-type="float">
            <text:p>969,999</text:p>
          </table:table-cell>
          <table:table-cell office:value-type="float" office:value="6.5735" calcext:value-type="float">
            <text:p>6,5735</text:p>
          </table:table-cell>
          <table:table-cell table:formula="of:=[.D256]+1" office:value-type="float" office:value="981" calcext:value-type="float">
            <text:p>981</text:p>
          </table:table-cell>
          <table:table-cell office:value-type="float" office:value="979.999" calcext:value-type="float">
            <text:p>979,999</text:p>
          </table:table-cell>
          <table:table-cell office:value-type="float" office:value="6.5372" calcext:value-type="float">
            <text:p>6,5372</text:p>
          </table:table-cell>
          <table:table-cell table:formula="of:=[.G256]+1" office:value-type="float" office:value="991" calcext:value-type="float">
            <text:p>991</text:p>
          </table:table-cell>
          <table:table-cell office:value-type="float" office:value="989.999" calcext:value-type="float">
            <text:p>989,999</text:p>
          </table:table-cell>
          <table:table-cell office:value-type="float" office:value="6.541" calcext:value-type="float">
            <text:p>6,541</text:p>
          </table:table-cell>
        </table:table-row>
        <table:table-row table:style-name="ro1">
          <table:table-cell table:formula="of:=[.A247]+1" office:value-type="float" office:value="962" calcext:value-type="float">
            <text:p>962</text:p>
          </table:table-cell>
          <table:table-cell office:value-type="float" office:value="960.999" calcext:value-type="float">
            <text:p>960,999</text:p>
          </table:table-cell>
          <table:table-cell office:value-type="float" office:value="6.5937" calcext:value-type="float">
            <text:p>6,5937</text:p>
          </table:table-cell>
          <table:table-cell table:formula="of:=[.D247]+1" office:value-type="float" office:value="972" calcext:value-type="float">
            <text:p>972</text:p>
          </table:table-cell>
          <table:table-cell office:value-type="float" office:value="970.999" calcext:value-type="float">
            <text:p>970,999</text:p>
          </table:table-cell>
          <table:table-cell office:value-type="float" office:value="6.5728" calcext:value-type="float">
            <text:p>6,5728</text:p>
          </table:table-cell>
          <table:table-cell table:formula="of:=[.G247]+1" office:value-type="float" office:value="982" calcext:value-type="float">
            <text:p>982</text:p>
          </table:table-cell>
          <table:table-cell office:value-type="float" office:value="980.999" calcext:value-type="float">
            <text:p>980,999</text:p>
          </table:table-cell>
          <table:table-cell office:value-type="float" office:value="6.6171" calcext:value-type="float">
            <text:p>6,6171</text:p>
          </table:table-cell>
          <table:table-cell table:formula="of:=[.J247]+1" office:value-type="float" office:value="992" calcext:value-type="float">
            <text:p>992</text:p>
          </table:table-cell>
          <table:table-cell office:value-type="float" office:value="990.999" calcext:value-type="float">
            <text:p>990,999</text:p>
          </table:table-cell>
          <table:table-cell office:value-type="float" office:value="6.504" calcext:value-type="float">
            <text:p>6,504</text:p>
          </table:table-cell>
        </table:table-row>
        <table:table-row table:style-name="ro1">
          <table:table-cell table:formula="of:=[.A248]+1" office:value-type="float" office:value="963" calcext:value-type="float">
            <text:p>963</text:p>
          </table:table-cell>
          <table:table-cell office:value-type="float" office:value="961.999" calcext:value-type="float">
            <text:p>961,999</text:p>
          </table:table-cell>
          <table:table-cell office:value-type="float" office:value="6.624" calcext:value-type="float">
            <text:p>6,624</text:p>
          </table:table-cell>
          <table:table-cell table:formula="of:=[.D248]+1" office:value-type="float" office:value="973" calcext:value-type="float">
            <text:p>973</text:p>
          </table:table-cell>
          <table:table-cell office:value-type="float" office:value="971.999" calcext:value-type="float">
            <text:p>971,999</text:p>
          </table:table-cell>
          <table:table-cell office:value-type="float" office:value="6.5743" calcext:value-type="float">
            <text:p>6,5743</text:p>
          </table:table-cell>
          <table:table-cell table:formula="of:=[.G248]+1" office:value-type="float" office:value="983" calcext:value-type="float">
            <text:p>983</text:p>
          </table:table-cell>
          <table:table-cell office:value-type="float" office:value="981.999" calcext:value-type="float">
            <text:p>981,999</text:p>
          </table:table-cell>
          <table:table-cell office:value-type="float" office:value="6.6761" calcext:value-type="float">
            <text:p>6,6761</text:p>
          </table:table-cell>
          <table:table-cell table:formula="of:=[.J248]+1" office:value-type="float" office:value="993" calcext:value-type="float">
            <text:p>993</text:p>
          </table:table-cell>
          <table:table-cell office:value-type="float" office:value="991.999" calcext:value-type="float">
            <text:p>991,999</text:p>
          </table:table-cell>
          <table:table-cell office:value-type="float" office:value="6.4562" calcext:value-type="float">
            <text:p>6,4562</text:p>
          </table:table-cell>
        </table:table-row>
        <table:table-row table:style-name="ro1">
          <table:table-cell table:formula="of:=[.A249]+1" office:value-type="float" office:value="964" calcext:value-type="float">
            <text:p>964</text:p>
          </table:table-cell>
          <table:table-cell office:value-type="float" office:value="962.999" calcext:value-type="float">
            <text:p>962,999</text:p>
          </table:table-cell>
          <table:table-cell office:value-type="float" office:value="6.5838" calcext:value-type="float">
            <text:p>6,5838</text:p>
          </table:table-cell>
          <table:table-cell table:formula="of:=[.D249]+1" office:value-type="float" office:value="974" calcext:value-type="float">
            <text:p>974</text:p>
          </table:table-cell>
          <table:table-cell office:value-type="float" office:value="972.999" calcext:value-type="float">
            <text:p>972,999</text:p>
          </table:table-cell>
          <table:table-cell office:value-type="float" office:value="6.5397" calcext:value-type="float">
            <text:p>6,5397</text:p>
          </table:table-cell>
          <table:table-cell table:formula="of:=[.G249]+1" office:value-type="float" office:value="984" calcext:value-type="float">
            <text:p>984</text:p>
          </table:table-cell>
          <table:table-cell office:value-type="float" office:value="982.999" calcext:value-type="float">
            <text:p>982,999</text:p>
          </table:table-cell>
          <table:table-cell office:value-type="float" office:value="6.664" calcext:value-type="float">
            <text:p>6,664</text:p>
          </table:table-cell>
          <table:table-cell table:formula="of:=[.J249]+1" office:value-type="float" office:value="994" calcext:value-type="float">
            <text:p>994</text:p>
          </table:table-cell>
          <table:table-cell office:value-type="float" office:value="992.999" calcext:value-type="float">
            <text:p>992,999</text:p>
          </table:table-cell>
          <table:table-cell office:value-type="float" office:value="6.4552" calcext:value-type="float">
            <text:p>6,4552</text:p>
          </table:table-cell>
        </table:table-row>
        <table:table-row table:style-name="ro1">
          <table:table-cell table:formula="of:=[.A250]+1" office:value-type="float" office:value="965" calcext:value-type="float">
            <text:p>965</text:p>
          </table:table-cell>
          <table:table-cell office:value-type="float" office:value="963.999" calcext:value-type="float">
            <text:p>963,999</text:p>
          </table:table-cell>
          <table:table-cell office:value-type="float" office:value="6.6356" calcext:value-type="float">
            <text:p>6,6356</text:p>
          </table:table-cell>
          <table:table-cell table:formula="of:=[.D250]+1" office:value-type="float" office:value="975" calcext:value-type="float">
            <text:p>975</text:p>
          </table:table-cell>
          <table:table-cell office:value-type="float" office:value="973.999" calcext:value-type="float">
            <text:p>973,999</text:p>
          </table:table-cell>
          <table:table-cell office:value-type="float" office:value="6.5852" calcext:value-type="float">
            <text:p>6,5852</text:p>
          </table:table-cell>
          <table:table-cell table:formula="of:=[.G250]+1" office:value-type="float" office:value="985" calcext:value-type="float">
            <text:p>985</text:p>
          </table:table-cell>
          <table:table-cell office:value-type="float" office:value="983.999" calcext:value-type="float">
            <text:p>983,999</text:p>
          </table:table-cell>
          <table:table-cell office:value-type="float" office:value="6.6621" calcext:value-type="float">
            <text:p>6,6621</text:p>
          </table:table-cell>
          <table:table-cell table:formula="of:=[.J250]+1" office:value-type="float" office:value="995" calcext:value-type="float">
            <text:p>995</text:p>
          </table:table-cell>
          <table:table-cell office:value-type="float" office:value="994" calcext:value-type="float">
            <text:p>994</text:p>
          </table:table-cell>
          <table:table-cell office:value-type="float" office:value="6.4918" calcext:value-type="float">
            <text:p>6,4918</text:p>
          </table:table-cell>
        </table:table-row>
        <table:table-row table:style-name="ro1">
          <table:table-cell table:formula="of:=[.A251]+1" office:value-type="float" office:value="966" calcext:value-type="float">
            <text:p>966</text:p>
          </table:table-cell>
          <table:table-cell office:value-type="float" office:value="964.999" calcext:value-type="float">
            <text:p>964,999</text:p>
          </table:table-cell>
          <table:table-cell office:value-type="float" office:value="6.6234" calcext:value-type="float">
            <text:p>6,6234</text:p>
          </table:table-cell>
          <table:table-cell table:formula="of:=[.D251]+1" office:value-type="float" office:value="976" calcext:value-type="float">
            <text:p>976</text:p>
          </table:table-cell>
          <table:table-cell office:value-type="float" office:value="974.999" calcext:value-type="float">
            <text:p>974,999</text:p>
          </table:table-cell>
          <table:table-cell office:value-type="float" office:value="6.58" calcext:value-type="float">
            <text:p>6,58</text:p>
          </table:table-cell>
          <table:table-cell table:formula="of:=[.G251]+1" office:value-type="float" office:value="986" calcext:value-type="float">
            <text:p>986</text:p>
          </table:table-cell>
          <table:table-cell office:value-type="float" office:value="984.999" calcext:value-type="float">
            <text:p>984,999</text:p>
          </table:table-cell>
          <table:table-cell office:value-type="float" office:value="6.6423" calcext:value-type="float">
            <text:p>6,6423</text:p>
          </table:table-cell>
          <table:table-cell table:formula="of:=[.J251]+1" office:value-type="float" office:value="996" calcext:value-type="float">
            <text:p>996</text:p>
          </table:table-cell>
          <table:table-cell office:value-type="float" office:value="994.999" calcext:value-type="float">
            <text:p>994,999</text:p>
          </table:table-cell>
          <table:table-cell office:value-type="float" office:value="6.5107" calcext:value-type="float">
            <text:p>6,5107</text:p>
          </table:table-cell>
        </table:table-row>
        <table:table-row table:style-name="ro1">
          <table:table-cell table:formula="of:=[.A252]+1" office:value-type="float" office:value="967" calcext:value-type="float">
            <text:p>967</text:p>
          </table:table-cell>
          <table:table-cell office:value-type="float" office:value="965.999" calcext:value-type="float">
            <text:p>965,999</text:p>
          </table:table-cell>
          <table:table-cell office:value-type="float" office:value="6.626" calcext:value-type="float">
            <text:p>6,626</text:p>
          </table:table-cell>
          <table:table-cell table:formula="of:=[.D252]+1" office:value-type="float" office:value="977" calcext:value-type="float">
            <text:p>977</text:p>
          </table:table-cell>
          <table:table-cell office:value-type="float" office:value="975.999" calcext:value-type="float">
            <text:p>975,999</text:p>
          </table:table-cell>
          <table:table-cell office:value-type="float" office:value="6.5358" calcext:value-type="float">
            <text:p>6,5358</text:p>
          </table:table-cell>
          <table:table-cell table:formula="of:=[.G252]+1" office:value-type="float" office:value="987" calcext:value-type="float">
            <text:p>987</text:p>
          </table:table-cell>
          <table:table-cell office:value-type="float" office:value="985.999" calcext:value-type="float">
            <text:p>985,999</text:p>
          </table:table-cell>
          <table:table-cell office:value-type="float" office:value="6.627" calcext:value-type="float">
            <text:p>6,627</text:p>
          </table:table-cell>
          <table:table-cell table:formula="of:=[.J252]+1" office:value-type="float" office:value="997" calcext:value-type="float">
            <text:p>997</text:p>
          </table:table-cell>
          <table:table-cell office:value-type="float" office:value="995.999" calcext:value-type="float">
            <text:p>995,999</text:p>
          </table:table-cell>
          <table:table-cell office:value-type="float" office:value="6.4713" calcext:value-type="float">
            <text:p>6,4713</text:p>
          </table:table-cell>
        </table:table-row>
        <table:table-row table:style-name="ro1">
          <table:table-cell table:formula="of:=[.A253]+1" office:value-type="float" office:value="968" calcext:value-type="float">
            <text:p>968</text:p>
          </table:table-cell>
          <table:table-cell office:value-type="float" office:value="966.999" calcext:value-type="float">
            <text:p>966,999</text:p>
          </table:table-cell>
          <table:table-cell office:value-type="float" office:value="6.6626" calcext:value-type="float">
            <text:p>6,6626</text:p>
          </table:table-cell>
          <table:table-cell table:formula="of:=[.D253]+1" office:value-type="float" office:value="978" calcext:value-type="float">
            <text:p>978</text:p>
          </table:table-cell>
          <table:table-cell office:value-type="float" office:value="976.999" calcext:value-type="float">
            <text:p>976,999</text:p>
          </table:table-cell>
          <table:table-cell office:value-type="float" office:value="6.5311" calcext:value-type="float">
            <text:p>6,5311</text:p>
          </table:table-cell>
          <table:table-cell table:formula="of:=[.G253]+1" office:value-type="float" office:value="988" calcext:value-type="float">
            <text:p>988</text:p>
          </table:table-cell>
          <table:table-cell office:value-type="float" office:value="986.999" calcext:value-type="float">
            <text:p>986,999</text:p>
          </table:table-cell>
          <table:table-cell office:value-type="float" office:value="6.6154" calcext:value-type="float">
            <text:p>6,6154</text:p>
          </table:table-cell>
          <table:table-cell table:formula="of:=[.J253]+1" office:value-type="float" office:value="998" calcext:value-type="float">
            <text:p>998</text:p>
          </table:table-cell>
          <table:table-cell office:value-type="float" office:value="996.999" calcext:value-type="float">
            <text:p>996,999</text:p>
          </table:table-cell>
          <table:table-cell office:value-type="float" office:value="6.4559" calcext:value-type="float">
            <text:p>6,4559</text:p>
          </table:table-cell>
        </table:table-row>
        <table:table-row table:style-name="ro1">
          <table:table-cell table:formula="of:=[.A254]+1" office:value-type="float" office:value="969" calcext:value-type="float">
            <text:p>969</text:p>
          </table:table-cell>
          <table:table-cell office:value-type="float" office:value="967.999" calcext:value-type="float">
            <text:p>967,999</text:p>
          </table:table-cell>
          <table:table-cell office:value-type="float" office:value="6.5942" calcext:value-type="float">
            <text:p>6,5942</text:p>
          </table:table-cell>
          <table:table-cell table:formula="of:=[.D254]+1" office:value-type="float" office:value="979" calcext:value-type="float">
            <text:p>979</text:p>
          </table:table-cell>
          <table:table-cell office:value-type="float" office:value="977.999" calcext:value-type="float">
            <text:p>977,999</text:p>
          </table:table-cell>
          <table:table-cell office:value-type="float" office:value="6.5051" calcext:value-type="float">
            <text:p>6,5051</text:p>
          </table:table-cell>
          <table:table-cell table:formula="of:=[.G254]+1" office:value-type="float" office:value="989" calcext:value-type="float">
            <text:p>989</text:p>
          </table:table-cell>
          <table:table-cell office:value-type="float" office:value="987.999" calcext:value-type="float">
            <text:p>987,999</text:p>
          </table:table-cell>
          <table:table-cell office:value-type="float" office:value="6.6189" calcext:value-type="float">
            <text:p>6,6189</text:p>
          </table:table-cell>
          <table:table-cell table:formula="of:=[.J254]+1" office:value-type="float" office:value="999" calcext:value-type="float">
            <text:p>999</text:p>
          </table:table-cell>
          <table:table-cell office:value-type="float" office:value="997.999" calcext:value-type="float">
            <text:p>997,999</text:p>
          </table:table-cell>
          <table:table-cell office:value-type="float" office:value="6.4104" calcext:value-type="float">
            <text:p>6,4104</text:p>
          </table:table-cell>
        </table:table-row>
        <table:table-row table:style-name="ro1">
          <table:table-cell table:style-name="ce24" table:formula="of:=[.A255]+1" office:value-type="float" office:value="970" calcext:value-type="float">
            <text:p>970</text:p>
          </table:table-cell>
          <table:table-cell table:style-name="ce28" office:value-type="float" office:value="968.999" calcext:value-type="float">
            <text:p>968,999</text:p>
          </table:table-cell>
          <table:table-cell table:style-name="ce32" office:value-type="float" office:value="6.5707" calcext:value-type="float">
            <text:p>6,5707</text:p>
          </table:table-cell>
          <table:table-cell table:style-name="ce24" table:formula="of:=[.D255]+1" office:value-type="float" office:value="980" calcext:value-type="float">
            <text:p>980</text:p>
          </table:table-cell>
          <table:table-cell table:style-name="ce28" office:value-type="float" office:value="978.999" calcext:value-type="float">
            <text:p>978,999</text:p>
          </table:table-cell>
          <table:table-cell table:style-name="ce32" office:value-type="float" office:value="6.5023" calcext:value-type="float">
            <text:p>6,5023</text:p>
          </table:table-cell>
          <table:table-cell table:style-name="ce24" table:formula="of:=[.G255]+1" office:value-type="float" office:value="990" calcext:value-type="float">
            <text:p>990</text:p>
          </table:table-cell>
          <table:table-cell table:style-name="ce28" office:value-type="float" office:value="988.999" calcext:value-type="float">
            <text:p>988,999</text:p>
          </table:table-cell>
          <table:table-cell table:style-name="ce32" office:value-type="float" office:value="6.5934" calcext:value-type="float">
            <text:p>6,5934</text:p>
          </table:table-cell>
          <table:table-cell table:style-name="ce24" table:formula="of:=[.J255]+1" office:value-type="float" office:value="1000" calcext:value-type="float">
            <text:p>1000</text:p>
          </table:table-cell>
          <table:table-cell table:style-name="ce28" office:value-type="float" office:value="998.999" calcext:value-type="float">
            <text:p>998,999</text:p>
          </table:table-cell>
          <table:table-cell table:style-name="ce32" office:value-type="float" office:value="6.3923" calcext:value-type="float">
            <text:p>6,3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23:29:54.05331810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5-10T23:30:05.551865594</dc:date>
    <meta:editing-duration>P1DT20H3M28S</meta:editing-duration>
    <meta:editing-cycles>56</meta:editing-cycles>
    <meta:document-statistic meta:table-count="4" meta:cell-count="7923" meta:object-count="0"/>
  </office:meta>
</office:document-meta>
</file>